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output_5f_200_5f_2">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utput_200_2"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itzungsnr.</text:p>
          </table:table-cell>
          <table:table-cell table:style-name="ce1" office:value-type="string" calcext:value-type="string">
            <text:p>Datum</text:p>
          </table:table-cell>
          <table:table-cell table:style-name="ce1" office:value-type="string" calcext:value-type="string">
            <text:p>Rede ID</text:p>
          </table:table-cell>
          <table:table-cell table:style-name="ce1" office:value-type="string" calcext:value-type="string">
            <text:p>Redner</text:p>
          </table:table-cell>
          <table:table-cell table:style-name="ce1" office:value-type="string" calcext:value-type="string">
            <text:p>Redebeitrag</text:p>
          </table:table-cell>
          <table:table-cell/>
          <table:table-cell table:style-name="ce1" office:value-type="string" calcext:value-type="string">
            <text:p>Regex</text:p>
          </table:table-cell>
          <table:table-cell table:style-name="ce1" office:value-type="string" calcext:value-type="string">
            <text:p>Manuell</text:p>
          </table:table-cell>
          <table:table-cell/>
          <table:table-cell table:style-name="ce3" office:value-type="string" calcext:value-type="string">
            <text:p>TP (G &amp; H): 11</text:p>
          </table:table-cell>
          <table:table-cell/>
          <table:table-cell table:style-name="ce2"/>
          <table:table-cell table:number-columns-repeated="1012"/>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02700</text:p>
          </table:table-cell>
          <table:table-cell table:style-name="ce2" office:value-type="string" calcext:value-type="string">
            <text:p>Dr. Thorsten Lieb (FDP)</text:p>
          </table:table-cell>
          <table:table-cell table:style-name="ce2" office:value-type="string" calcext:value-type="string">
            <text:p>Sehr geehrte Frau Präsidentin! Liebe Kolleginnen und Kollegen! Ja, es ist zentral und wichtig, über Bürokratieabbau zu sprechen. Aber viel wichtiger ist es, zu handeln und hier nicht Floskeln auszutauschen. <text:s/>Und handeln ist genau das, was diese Regierung tut – mit der erstmaligen Verbändeabfrage und den daraus resultierenden Eckpunkten, also im Dialog mit der Praxis. <text:s/>Und das ist entscheidend für wirksamen Bürokratieabbau. <text:s/>Ja, es ist richtig, Frau Kollegin Klöckner, zu sagen: Gute Gesetze brauchen Zeit. In der Tat, wenn ich zurückblicke, stelle ich fest: Es hat in der letzten Wahlperiode über zwei Jahre gedauert, bis das BEG III kam. Ich glaube, da sind wir mit dem BEG IV ganz gut unterwegs. <text:s/>Also warten Sie mal ab, was konkret kommt. <text:s/>Natürlich freuen wir uns, über Ihren Antrag, der hier heute vorliegt, zu diskutieren. Das zeigt, dass wir alle miteinander dieses Thema ernst nehmen. Dann ist entscheidend, dass wir uns konstruktiv auf den Weg machen hin zu echten Lösungen. Aber was ich in Ihrem Antrag nicht finde, sind ganz konkrete Vorschläge für Bürokratieabbau. Was ich finde, sind Absichtserklärungen, sind Strukturvorschläge, die Bürokratie eher aufbauen als abbauen. <text:s/>Machen Sie doch konkrete Vorschläge im Rahmen der Gesetze, und dann diskutieren wir darüber, liebe Kolleginnen und Kollegen. <text:s/>Viele Punkte sind ja richtig. Die Eins-zu-eins-Umsetzung europäischer Regeln finde ich zum Beispiel eine ganz herausragende Idee. <text:s/>Wenn ich in die Vergangenheit schaue, stelle ich fest, dass das auch nicht immer gelungen ist. Da gibt es natürlich dringenden Handlungsbedarf. Ich mache mal ein Beispiel: Die Regelungen zur Sicherheitsüberprüfung von Luftfracht im Luftfrachtverkehr sind europarechtlich so weit einheitlich, nur die Umsetzung auf nationaler Ebene ist unterschiedlich. So kommt es, dass Speditionen aus Deutschland ihre Sachen nach Frankreich fahren, sie dort verplomben und versiegeln lassen und sie dann von Frankreich aus wieder zurück nach Deutschland fahren. Ich glaube, das können wir besser. <text:s/>Das ist weder nachhaltig noch gut. Also ändern wir das, liebe Kolleginnen und Kollegen! <text:s/>Zum Thema Normenkontrollrat, das schon angesprochen worden ist. Ich weiß nicht, ob die Verlagerung von staatlichen Organisationen von einem Haus in ein anderes wirklich ein Beitrag zum Bürokratieabbau ist. Ich glaube, er ist gut dort aufgehoben, wo er ist. Gestern haben wir im Haushaltsausschuss noch die Mittel gestärkt. Das ist eine gute Nachricht, und wir freuen uns auf die weitere Unterstützung durch den Normenkontrollrat. Von Verbannung kann man da weiß Gott nicht reden, liebe Kolleginnen und Kollegen. <text:s/>Einen zusätzlichen Ausschuss für Bürokratieabbau schlagen Sie vor. Das fand ich ganz spannend. Schaffen wir es nicht – das ist doch unsere Kernaufgabe als Abgeordnete –, <text:s/>in unseren jeweiligen Fachbereichen dafür zu sorgen, dass Bürokratie gar nicht erst entsteht? Wozu brauchen wir einen eigenen Ausschuss? Auch das ist zusätzliche Bürokratie, liebe Kolleginnen und Kollegen. Die brauchen wir nicht. <text:s/>Um eins noch mal auf den Punkt zu bringen: Die vorgelegten Eckpunkte und das Wachstumschancengesetz zusammen liefern einen Beitrag zum Bürokratieabbau im Wert von über 2,3 Milliarden Euro – so viel wie noch nie. Das ist eine wichtige Botschaft: Wir handeln, statt Floskeln zu transportieren. <text:s/>Über 2 Milliarden Euro Entlastung! Das setzen wir auch konsequent um, liebe Kolleginnen und Kollegen. Und nein, wir bleiben dabei natürlich nicht stehen. Der Prozess geht weiter, wir kommen ins parlamentarische Verfahren. <text:s/>Wir müssen, glaube ich, an einer Stelle beim Thema Bürokratie einen Paradigmenwechsel hinbekommen. Wir müssen zu dem zurück, was Max Weber einmal formuliert hat: Bürokratie ist etwas Rationales. Sie soll Bürgerinnen und Bürger unterstützen und entlasten, statt zu belasten. – Das ist eine wichtige Aufgabe, und das packen wir gemeinsam an, liebe Kolleginnen und Kollegen. <text:s/>Noch ein Beispiel aus der Praxis, an dem man, glaube ich, deutlich merkt, wie viel Handlungsbedarf wir haben. Mir hat neulich ein Unternehmen berichtet, dass sich allein in den letzten gut zehn Jahren die Kopfzahl in der Rechtsabteilung verneunfacht hat. Verneunfacht! Jetzt können wir überlegen, wer alles regiert hat in den vergangenen zehn Jahren. Datenschutzrecht ist natürlich ein wichtiges Thema; darüber haben wir gesprochen. Aber diesen Trend – und das ist die zentrale Aufgabe, liebe Kolleginnen und Kollegen – müssen wir ändern. Weg von zu viel Bürokratie hin zu konkreter Bürokratieentlastung für die Unternehmerinnen und Unternehmer und für die Menschen in diesem Land. Dann wird das auch was. <text:s/>Vielen Dank. <text:s/>Für die CDU/CSU-Fraktion hat nun Dr. Martin Plum das Wort.</text:p>
          </table:table-cell>
          <table:table-cell table:style-name="ce2" office:value-type="string" calcext:value-type="string">
            <text:p>-</text:p>
          </table:table-cell>
          <table:table-cell table:number-columns-repeated="3"/>
          <table:table-cell table:style-name="ce3" office:value-type="string" calcext:value-type="string">
            <text:p>FP (G-only): 20</text:p>
          </table:table-cell>
          <table:table-cell table:number-columns-repeated="1014"/>
        </table:table-row>
        <table:table-row table:style-name="ro1">
          <table:table-cell table:style-name="ce2" office:value-type="string" calcext:value-type="string">
            <text:p>104</text:p>
          </table:table-cell>
          <table:table-cell table:style-name="ce2" office:value-type="string" calcext:value-type="string">
            <text:p>12.05.2023</text:p>
          </table:table-cell>
          <table:table-cell table:style-name="ce2" office:value-type="string" calcext:value-type="string">
            <text:p>ID2010406000</text:p>
          </table:table-cell>
          <table:table-cell table:style-name="ce2" office:value-type="string" calcext:value-type="string">
            <text:p>Emmi Zeulner (CDU/CSU)</text:p>
          </table:table-cell>
          <table:table-cell table:style-name="ce2" office:value-type="string" calcext:value-type="string">
            <text:p>Sehr geehrte Frau Präsidentin! Liebe Kolleginnen und Kollegen! Die Städtebauförderung – es wurde angesprochen – ist eine Erfolgsgeschichte. <text:s/>Lebensoasen entstehen in Kommunen, in Städten, in Märkten und Gemeinden, und die Städtebauförderung ist dabei einfach nicht wegzudenken – vor allem, <text:s/>wenn man sich die Finanzierung anschaut. Wenn sich private Investitionen nicht lohnen, wenn es ohne eine Unterstützung nicht funktioniert, markante Gebäude zu <text:s/>verändern oder umzunutzen, dann kann die Städtebauförderung helfen und dafür sorgen, dass sich Strukturen nachhaltig verändern und zukunftsfest werden. <text:s/>In meiner Heimat zum Beispiel begehen wir morgen den Tag der Städtebauförderung im Landkreis Bamberg in Melkendorf. In dem kleinen Ort wird eine alte <text:s/>Brauerei reaktiviert, <text:s/>dort entstehen Fremdenzimmer für den Tourismus. Es ist ein Fest für die Dorfgemeinschaft, die morgen dort zusammenkommt. Das wäre ohne die <text:s/>Städtebauförderung nicht denkbar. <text:s/>Ein anderes Beispiel ist Mainleus im Landkreis Kulmbach. Mainleus steht vor einer schwierigen Aufgabe: 12 Hektar müssen dort revitalisiert werden. Es <text:s/>handelt sich um eine alte Spinnerei, die einfach brach lag. Auch dort entstehen Lebensoasen. Es wird renaturiert, es entsteht Natur, es entstehen Wohnungen, es <text:s/>entstehen Orte der Begegnung. Die Revitalisierung von 12 Hektar ist für eine so kleine Kommune ganz schön sportlich, und sie wäre ohne die Städtebauförderung <text:s/>nicht vorstellbar. <text:s/>Wir haben in der letzten Legislatur zusammen mit den Kollegen der SPD – manche erinnern sich noch daran – aus der Vielzahl der Programme drei <text:s/>Programme herausgegriffen. Wir haben dadurch die Städtebauförderung bürokratieärmer gemacht. In die Verwaltungsvereinbarung zur Städtebauförderung haben wir <text:s/>ganz explizit auch Experimentierklauseln aufgenommen, um beispielsweise Naturprojekte in Städten zu ermöglichen, damit klimaresiliente Orte entstehen. Deswegen <text:s/>gilt es, diese Experimentierklauseln, von denen auch Schulen oder Rathäuser profitieren, für die Zukunft zu erhalten. <text:s/>Wir haben auch erreicht, dass zukünftig bis zu 80 Prozent an Fördermitteln von Bund und Ländern zur Verfügung gestellt werden, wie wir es <text:s/>beispielsweise in Bayern praktizieren, weil wir in der Verwaltungsvereinbarung festgelegt haben: Es können bis zu 60 Prozent der Mittel vom Bund gestellt und <text:s/>mit Geldern der Länder aufgestockt werden. Das ist gerade für Kommunen wichtig, die nicht so finanzkräftig sind. <text:s/>Es wurde schon angesprochen: Städtebauförderung ist auch Wirtschaftsförderung. 1 Euro an investierter Städtebauförderung löst 7 bis 9 Euro an privaten <text:s/>Investitionen aus. <text:s/>Es ist so, dass die Mittel auch von Firmen aus der Region abgerufen werden können. Klar gibt es die eine oder andere europaweite Ausschreibung; das <text:s/>stimmt. Aber wir erleben in der Realität, dass davon häufig Unternehmen vor Ort, in den Regionen profitieren. Das ist etwas Wunderbares. Das heißt, die <text:s/>Teilhabe, die Wertschätzung, die Wertschöpfung bleibt vor Ort. <text:s/>Wir stellen natürlich auch Forderungen an die Ampel. Die Bitte ist, dass die Mittel für das Bundesprogramm „Nationale Projekte des Städtebaus“ <text:s/>aufgestockt werden. Es kann ja nicht sein, dass die Ampelregierung und die Fraktionen, die sich Transparenz, Teilhabe und alles Mögliche auf die Fahne <text:s/>schreiben, genau das Städtebauprogramm einstampfen, an dem alle Fraktionen in diesem Hause teilhaben können. Es ist nämlich so, dass beim Bundesprogramm <text:s/>„Nationale Projekte des Städtebaus“ von einer Jury entschieden wird, wer zum Zug kommt. Darin sitzen neben Fachexperten eben auch Vertreter aller Fraktionen. Es <text:s/>ist dringend notwendig – daran werden wir Sie auch messen –, dass Sie sich jetzt in den Haushaltsverhandlungen dafür einsetzen, dass dieses wichtige Projekt <text:s/>wieder zum Laufen kommt. <text:s/>Mit diesem Programm werden gerade Projekte im ländlichen Raum, aber auch in Städten gefördert, und zwar konkret vor allem Maßnahmen, die sich meist in <text:s/>einem Rahmen von 5 oder 6 Millionen Euro bewegen. Das ist natürlich nicht einfach mal so zu stemmen. Deswegen ist das Charmante an diesem Programm gerade, dass <text:s/>es eine bis zu 90-prozentige Förderung geben kann. <text:s/>Wir unterstützen Sie auch bei Ihrer Forderung, Förderinstrumente zu kombinieren. Also, Städtebau- und Wohnungsbauförderung müssen einfach Hand in Hand <text:s/>gehen; denn wir wollen nicht einfach nur für 20 Jahre bauen, und dann werden die Gebäude weggerissen und vielleicht neu gebaut, sondern es ist gerade die Idee <text:s/>der Kombination von Förderinstrumenten, dass wir sagen: Es soll auch schön und nicht nur praktikabel gebaut werden. <text:s/>Wir freuen uns, dass Sie heute mit dem Antrag an die Städtebauförderung erinnern und auch an den Tag morgen, den wir miteinander vor Ort organisieren. <text:s/>Wir bleiben an dem Thema dran; denn Städtebauförderung investiert nicht nur in Beton, sondern sie investiert auch in den Zusammenhalt, in die Gesellschaft und <text:s/>in die Herzen der Menschen vor Ort. <text:s/>Kommen Sie bitte zum Schluss. <text:s/>Die Heimat tragen wir doch alle im Herzen. <text:s/>Vielen Dank. <text:s/>Als Nächste erhält das Wort Anja Liebert für die Fraktion Bündnis 90/Die Grünen.</text:p>
          </table:table-cell>
          <table:table-cell table:style-name="ce2" office:value-type="string" calcext:value-type="string">
            <text:p>-</text:p>
          </table:table-cell>
          <table:table-cell table:number-columns-repeated="3"/>
          <table:table-cell table:style-name="ce3" office:value-type="string" calcext:value-type="string">
            <text:p>TN (none): 169</text:p>
          </table:table-cell>
          <table:table-cell table:number-columns-repeated="1014"/>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1700</text:p>
          </table:table-cell>
          <table:table-cell table:style-name="ce2" office:value-type="string" calcext:value-type="string">
            <text:p>Andrea Lindholz (CDU/CSU)</text:p>
          </table:table-cell>
          <table:table-cell table:style-name="ce2" office:value-type="string" calcext:value-type="string">
            <text:p>Sehr geehrte Frau Präsidentin! Meine sehr geehrten Damen und Herren! Liebe Kolleginnen und Kollegen! 2 000 Kilometer von hier hat der Kriegsverbrecher Putin in Europa die größte Flüchtlingskrise seit dem Zweiten Weltkrieg ausgelöst. Erst in dieser Woche konnten wir wieder Raketenangriffe auf die Ukraine erleben, die insbesondere auch die Zivilbevölkerung – Frauen, Kinder und Männer – trifft. Aus der Ukraine sind daher in der Zwischenzeit rund 1 Million Menschen nach Deutschland gekommen, und auch in Polen, Tschechien und Moldau haben viele Schutz gefunden. Europa steht geschlossen an der Seite des ukrainischen Volkes, und darauf können wir als Europäer stolz sein. <text:s/>Seit Wochen steigt allerdings im Zuge der Krisen die irreguläre Asylmigration stetig an. 154 000 Asylanträge wurden dieses Jahr schon in Deutschland gestellt, und unsere Länder und Kommunen warnen seit Monaten vor der Überlastung. <text:s/>Sie verkünden Aufnahmestopps, und sie rufen den Bund um Hilfe. Aber die Bundesregierung zögert und zaudert. Acht Monate nach Kriegsbeginn verkündet Frau Faeser, die Innenministerin, in dieser Woche als großes Ergebnis ihres Gespräches mit den Kommunen unter anderem, dass der Bund 4 000 Wohnplätze zusätzlich bereitstellen will. <text:s/>Das reicht nicht aus; bei der aktuellen Zahl der Einreisen sind diese Plätze in einer Woche belegt. <text:s/>Aber die Versorgung der über 1,1 Millionen Menschen erfordert viel mehr als nur Wohnungen. Sie erfordert, dass die Kommunen Personal bereitstellen, Kitaplätze, Sprachkurse und vieles mehr. Diese Ressourcen sind – darauf haben die Städte und Gemeinden hingewiesen – endlich. Die Ampel verschleppt an dieser Stelle seit Monaten – seit Januar! – die Entscheidung über die Aufteilung der Flüchtlingskosten. <text:s/>Selbst zugesagte Gelder sind in den Ländern bis heute nicht angekommen. <text:s/>Darüber hinaus streicht die Ampel aktuell die Mittel für die Sprach-Kitas. Sie spart bei den Integrationskursen über 70 Millionen Euro ein. Das ist insgesamt ein falsches Signal auch an diejenigen, die vor Ort arbeiten. Das zerstört gezielt gute Projekte vor Ort. <text:s/>Nicht nachvollziehbar ist, warum der Kanzler bisher so tut, als ginge ihn das alles gar nichts an. Wir fordern ihn zum wiederholten Male auf, das Thema Migration endlich zur Chefsache zu machen. <text:s/>Und wenn er schon im Kanzleramt keinen Flüchtlingskoordinator einstellt, dann sollte es zumindest zügig einen ressortübergreifenden Flüchtlingsgipfel geben, der auch etwas zu entscheiden hat. Frau Faeser, die Innenministerin, hat diese Woche getwittert, sie wolle die irreguläre Migration, um die es in unserem Antrag geht, begrenzen. <text:s/>Dafür muss sie aber auch etwas tun; Ankündigungen alleine reichen nicht. <text:s/>Liebe Kolleginnen und Kollegen der Ampel, stufen Sie doch endlich die Maghreb-Staaten und Georgien als sichere Herkunftsländer ein. Das hatten wir, die SPD, die FDP und die Union, 2019 im Bundestag beschlossen. Wer das blockiert, das sind die Grünen im Bundesrat. <text:s/>Die Innenministerin verlängert zu Recht die stationären Grenzkontrollen an der bayerisch-österreichischen Grenze. Aber es macht keinen Sinn, dass sie Kontrollen an der deutsch-tschechischen Grenze ausschließt. <text:s/>Denn über diesen Weg finden aktuell die meisten illegalen Einreisen statt. <text:s/>Liebe Kolleginnen und Kollegen der Ampel, Grenzkontrollen sind auch ein Stoppsignal an Schlepper und Schleuser, und das Schlepper- und Schleuserwesen ist das, was in den letzten Monaten wieder gravierend zugenommen hat. <text:s/>Liebe Kolleginnen und Kollegen von der Ampel, Erdogan hat angedroht, er wolle 1 Million Menschen – 1 Million syrische Flüchtlinge, 4 Millionen sind noch in der Türkei – abschieben. Seit Monaten weisen wir darauf hin, dass durch die Bundesregierung endlich sichergestellt werden muss, dass die EU-Türkei-Erklärung gilt. Handeln Sie hier endlich! Hören Sie auf, falsche Signale in die Welt zu senden! Wir wollen helfen. Wir helfen, aber auch unsere Mittel in Deutschland sind nicht unendlich. Was wir brauchen, ist eine Politik mit Herz, Verstand und Ordnung. <text:s/>Und dazu gehört, dass Sie endlich handeln! <text:s/>Vielen Dank. <text:s/>Nächster Redner: für die SPD-Fraktion Hakan Demir.</text:p>
          </table:table-cell>
          <table:table-cell table:style-name="ce2" office:value-type="string" calcext:value-type="string">
            <text:p>-</text:p>
          </table:table-cell>
          <table:table-cell table:number-columns-repeated="2" table:style-name="ce2" office:value-type="string" calcext:value-type="string">
            <text:p>x</text:p>
          </table:table-cell>
          <table:table-cell/>
          <table:table-cell table:style-name="ce3" office:value-type="string" calcext:value-type="string">
            <text:p>FN (H-only): 0</text:p>
          </table:table-cell>
          <table:table-cell table:number-columns-repeated="1014"/>
        </table:table-row>
        <table:table-row table:style-name="ro1">
          <table:table-cell table:style-name="ce2" office:value-type="string" calcext:value-type="string">
            <text:p>105</text:p>
          </table:table-cell>
          <table:table-cell table:style-name="ce2" office:value-type="string" calcext:value-type="string">
            <text:p>24.05.2023</text:p>
          </table:table-cell>
          <table:table-cell table:style-name="ce2" office:value-type="string" calcext:value-type="string">
            <text:p>ID2010509900</text:p>
          </table:table-cell>
          <table:table-cell table:style-name="ce2" office:value-type="string" calcext:value-type="string">
            <text:p>Dr. Karl Lauterbach, Bundesminister für Gesundheit</text:p>
          </table:table-cell>
          <table:table-cell table:style-name="ce2" office:value-type="string" calcext:value-type="string">
            <text:p>Sehr geehrte Frau Präsidentin! Sehr geehrter Herr Abgeordneter, die Abstimmung – zweite und dritte Lesung – ist am Freitag. Sie werden bis dahin <text:s/>noch die Gelegenheit haben, sich mit dem Gesetz auseinanderzusetzen. Wenn Sie sich einlesen, dann sehen Sie, dass die Beteiligung des Parlamentes vorgesehen <text:s/>ist, anders als im ursprünglichen Entwurf. Dann rechne ich auch mit Ihrer Zustimmung, weil genau diese Beteiligung des Parlamentes jetzt auch erfolgt. <text:s/>Ich lasse jetzt noch zwei Nachfragen zu dieser Frage zu. Die erste stellt die Kollegin Kappert-Gonther.</text:p>
          </table:table-cell>
          <table:table-cell table:style-name="ce2" office:value-type="string" calcext:value-type="string">
            <text:p>-</text:p>
          </table:table-cell>
          <table:table-cell table:number-columns-repeated="3"/>
          <table:table-cell table:style-name="ce2"/>
          <table:table-cell table:number-columns-repeated="1014"/>
        </table:table-row>
        <table:table-row table:style-name="ro1">
          <table:table-cell table:style-name="ce2" office:value-type="string" calcext:value-type="string">
            <text:p>23</text:p>
          </table:table-cell>
          <table:table-cell table:style-name="ce2" office:value-type="string" calcext:value-type="string">
            <text:p>22.03.2022</text:p>
          </table:table-cell>
          <table:table-cell table:style-name="ce2" office:value-type="string" calcext:value-type="string">
            <text:p>ID202304600</text:p>
          </table:table-cell>
          <table:table-cell table:style-name="ce2" office:value-type="string" calcext:value-type="string">
            <text:p>Dr. Rainer Kraft (AfD)</text:p>
          </table:table-cell>
          <table:table-cell table:style-name="ce2" office:value-type="string" calcext:value-type="string">
            <text:p>Werte Präsidentin! Frau Ministerin! Verehrte Kollegen! Noch niemals ist eine Regierung nach einem Frontalzusammenstoß mit der Realität so schnell und so hart auf dem Boden der Realität angekommen wie diese. <text:s/>Neben vielen anderen Punkten betrifft das vornehmlich natürlich Ihre Energiepolitik und damit die Frage nach der Kernkraft und nach den nuklearen Reststoffen. <text:s/>Die EU gibt in der Taxonomie den Weg vor. Ein Land nach dem anderen macht sich auf den Weg in die nukleare Zukunft, aber diese Regierung stellt sich blind und taub. Diversifizierung der Energiewirtschaft wäre das Gebot der Stunde, aber diese Regierung setzt weiter immer nur auf Erneuerbare und Gas, Gas, Gas, <text:s/>wie ein Süchtiger auf der Suche nach dem nächsten Schuss und dem nächsten Dealer. Um der einen Abhängigkeit zu entfliehen, buckelt man sich dabei in die nächste. <text:s/>Dieses Verhalten wird selbstverständlich international wahrgenommen, auch von den Gaslieferanten; denn jedes Kernkraftwerk in Europa bedeutet weniger verkauftes Gas. Bei einem Kernkraftwerk, wie wir es in Deutschland haben, kann man circa 1 Milliarde Kubikmeter Gas pro Jahr gegenrechnen. <text:s/>Es ist daher kein Wunder, dass die europäischen Absichten, sich mit Kernkraft vom Gas unabhängiger zu machen, von den Gaslieferanten torpediert werden, zum Beispiel durch die Finanzierung von Antiatomkraftbewegungen, von Umwelt- und Klimaverbänden oder auch durch inszenierte Kämpfe auf dem Gelände von ukrainischen Kernkraftwerken. <text:s/>Aber bleiben wir bei den Reststoffen aus der zivilen Nutzung. Während Recycling und Wiederverwendung ansonsten höchste Priorität genießen – auch jenseits der Wirtschaftlichkeit dieser Projekte –, hält man bei den nuklearen Reststoffen daran fest, dass man sich des Problems mittels eines tiefen Lochs entledigt. Ein verantwortlicher Umgang, meine Damen und Herren, ist das nicht. <text:s/>Es gibt zahlreiche Beispiele aus der Vergangenheit. Zum Beispiel – es wurde heute angesprochen – hat man nach den Weltkriegen viel Munition einfach in Nord- und Ostsee, ins Meer geworfen. Heute sucht uns dieses unverantwortliche Handeln heim, und wir müssen die Munition wegräumen. <text:s/>Das Gleiche geschieht bei der Deponierung von toxischen Giftstoffen: Über 2,5 Millionen Tonnen von Arsen, Quecksilber und dioxinhaltigen Abfällen schlummern in deutschen Deponien, oftmals oberflächennah, ohne Halbwertszeit und oftmals sogar aus dem Ausland nach Deutschland importiert. Aber das interessiert niemanden. Es wird weiter unheimlich viel Steuerzahlergeld verbrannt, um sich an den nur 15 000 Tonnen nukleare Reststoffe abzuarbeiten. <text:s/>An dieser Schwerpunktsetzung erkennt man die Widersprüchlichkeit des Handelns dieser Regierung: Ein kleineres Problem wird massiv hochstilisiert, <text:s/>mit Steuerzahlergeld wird die Endlagerung vergoldet, und andere, größere Probleme der Deponierung werden weitestgehend ignoriert. <text:s/>Das heißt, liebes Ministerium: Sie handeln aus ideologischen Gründen und messen mit zweierlei Maß. <text:s/>Es ist daher nötig, mit den Hinterlassenschaften, auch mit den nuklearen Reststoffen, verantwortlich umzugehen, <text:s/>sie aufzutrennen, alles, was verwertet werden kann, einer Verwertung zuzuführen und nur den unverwertbaren Rest einzulagern. Schützen Sie daher endlich die Umwelt, statt Ihre alten Ideale aus dem letzten Jahrhundert hochzuhalten! <text:s/>Herr Kollege, kommen Sie zum Ende, bitte. <text:s/>Stärken Sie die Energiediversifizierung, und helfen Sie mit, unsere Nation aus den Fängen der Autokraten in Ost und Nahost zu befreien! <text:s/>Herr Kollege. <text:s/>Beginnen Sie mit dem Entzug! <text:s/>Judith Skudelny hat jetzt das Wort für die FDP-Fraktion.</text:p>
          </table:table-cell>
          <table:table-cell table:style-name="ce2" office:value-type="string" calcext:value-type="string">
            <text:p>-</text:p>
          </table:table-cell>
          <table:table-cell table:number-columns-repeated="3"/>
          <table:table-cell table:style-name="ce3" office:value-type="string" calcext:value-type="string">
            <text:p>Precision: 11 / 11+20 = 11 / 31 = 0.3548 bzw. ca. 35,48%</text:p>
          </table:table-cell>
          <table:table-cell table:number-columns-repeated="1014"/>
        </table:table-row>
        <table:table-row table:style-name="ro1">
          <table:table-cell table:style-name="ce2" office:value-type="string" calcext:value-type="string">
            <text:p>177</text:p>
          </table:table-cell>
          <table:table-cell table:style-name="ce2" office:value-type="string" calcext:value-type="string">
            <text:p>26.06.2024</text:p>
          </table:table-cell>
          <table:table-cell table:style-name="ce2" office:value-type="string" calcext:value-type="string">
            <text:p>ID2017716700</text:p>
          </table:table-cell>
          <table:table-cell table:style-name="ce2" office:value-type="string" calcext:value-type="string">
            <text:p>Steffen Janich (AfD)</text:p>
          </table:table-cell>
          <table:table-cell table:style-name="ce2" office:value-type="string" calcext:value-type="string">
            <text:p>Frau Präsidentin! Meine Damen und Herren! Im April des vergangenen Jahres habe ich etwas getan, das gezwungenermaßen Seltenheitswert hat: Ich habe bei der Beratung zu dem früheren Tätigkeitsbericht für den Datenschutz und die Informationsfreiheit einen Mann mit einem Parteibuch der SPD gelobt. Ich spreche hier von Herrn Professor Kelber, dem Bundesbeauftragten für dieses Ressort. <text:s/>Im Namen der AfD-Fraktion hatte ich auch zugesichert, dass wir den Bericht als Ansporn für unsere politische und parlamentarische Arbeit in Betrachtung ziehen. Heute beraten wir ein Jahr später den aktuellen Bericht des BfDI. Und wenn man diesen aktuellen Bericht liest, dann wünscht man sich, dass die Sozialdemokraten innerhalb der Bundesregierung den Worten ihres Parteifreundes Kelber dieselbe Bedeutung beigemessen hätten wie wir als Alternative für Deutschland. <text:s/>Mehrfach kritisiert Herr Kelber, dass ihm Gesetzgebungsakte entweder gar nicht oder viel zu spät zur Kenntnis gegeben werden. Die Bearbeitungszeiträume, die die Bundesregierung dem BfDI einräumt, sind unzureichend, um sich ausgiebig mit den Gesetzen auseinandersetzen zu können. Der Bundesbeauftragte bemängelt darüber hinaus, dass gerade im Hinblick auf den Datenschutz im Bundesverfassungsschutzgesetz seine Stellungnahme nicht einmal gelesen wird. Frau Faeser, wo immer Sie gerade sind, könnten Sie vielleicht Ihrem Parteikollegen zukünftig etwas besser zuhören? <text:s/>Auch viele der Missstände, die der Bundesbeauftragte damals aufgezeigt hatte, bestehen nach einem Jahr unverändert fort. Das Bundespresseamt ist der Weisung von Herrn Kelber, die Facebook-Fanseite der Bundesregierung wegen Verstößen im Datenschutzrecht einzustellen, nicht nachgekommen, sondern führt ein Verwaltungsverfahren gegen diese Weisung. Das Bundespresseamt kann seine datenschutzrechtliche Rechenschaftspflicht nicht genügend nachweisen. Besucherdaten wurden und werden vom BPA weiterhin ohne Rechtsgrundlage verarbeitet. Auch der Empfehlung, den Einsatz von künstlicher Intelligenz im Bereich von Strafverfolgung und Gefahrenabwehr rechtlich abzusichern und deren Bestand zu überprüfen, ist die Ampelkoalition nicht gefolgt. <text:s/>Es ist ebenso selbstredend, dass die deutsche Sozialdemokratie sich nicht im Mindesten für die datenschutzrechtlichen Einwände im Hinblick auf die Rechtsextremismusdatei interessiert. <text:s/>Geht es in irgendeiner Form gegen rechts, sind den Altparteien die Grundrechte deutscher Bürger vollkommen egal. Eine Änderung durch die Genossen ist auch hier nicht in Sicht. <text:s/>Ein weiteres Thema ist die Verordnung zur künstlichen Intelligenz in der EU. Der Bundesbeauftragte weist zu Recht darauf hin, dass der Einsatz einer KI zur automatischen Erkennung personenbezogener Merkmale im öffentlichen Raum verboten gehört. Wir stimmen mit Herrn Kelber auch darin überein, dass die KI niemals im Rahmen eines Social Scorings zur Bewertung sozialen Verhaltens missbraucht werden darf. <text:s/>Und: Wir sagen auch Ja zur Beibehaltung einer sicheren End-zu-End-Verschlüsselung, und wir sagen auch Nein zur anlasslosen flächendeckenden Überwachung privater Kommunikationsdaten. <text:s/>Die AfD bedankt sich dafür, dass der Bundesbeauftragte einem weiteren Überwachungsstaat hier ein klares Veto entgegengesetzt hat, und wir hoffen, dass seine Nachfolgerin damit irgendwann einmal bis zur Bundesregierung durchdringen wird. <text:s/>Vielen Dank. <text:s/>Ich freue mich, Sie alle zu sehen. Guten Abend! <text:s/>Herr Höferlin, ich gebe Ihnen das Wort für die FDP-Fraktion.</text:p>
          </table:table-cell>
          <table:table-cell table:style-name="ce2" office:value-type="string" calcext:value-type="string">
            <text:p>-</text:p>
          </table:table-cell>
          <table:table-cell table:number-columns-repeated="3"/>
          <table:table-cell table:style-name="ce3" office:value-type="string" calcext:value-type="string">
            <text:p>Recall: 11/ 11/0 = 1</text:p>
          </table:table-cell>
          <table:table-cell table:number-columns-repeated="1014"/>
        </table:table-row>
        <table:table-row table:style-name="ro1">
          <table:table-cell table:style-name="ce2" office:value-type="string" calcext:value-type="string">
            <text:p>70</text:p>
          </table:table-cell>
          <table:table-cell table:style-name="ce2" office:value-type="string" calcext:value-type="string">
            <text:p>24.11.2022</text:p>
          </table:table-cell>
          <table:table-cell table:style-name="ce2" office:value-type="string" calcext:value-type="string">
            <text:p>ID207010800</text:p>
          </table:table-cell>
          <table:table-cell table:style-name="ce2" office:value-type="string" calcext:value-type="string">
            <text:p>Matthias Helferich (fraktionslos)</text:p>
          </table:table-cell>
          <table:table-cell table:style-name="ce2" office:value-type="string" calcext:value-type="string">
            <text:p>Herr Präsident! Meine Damen und Herren! Es ist Dienstagmittag, der 18. Oktober 2022: Ein Mann rastet aus, er greift zu einem langen Messer, tötet <text:s/>zwei Unschuldige, verletzt eine weitere Person. Einem Opfer hackt er den Unterarm ab. Die Todesursachen laut Obduktion: Stiche in Hals, Lunge und Brustkorb, <text:s/>inneres und äußeres Verbluten. – Der Täter soll laut Zeugenaussagen „Allahu akbar!“ gerufen haben. Er ist 25, Somalier, kam 2015 nach Deutschland. <text:s/>– Wie man sich angesichts solcher Gräueltaten noch kaputtlachen kann, kann ich nicht nachvollziehen, Frau Kaddor. <text:s/>Während Politiker und die sogenannte Zivilgesellschaft nach der Bluttat von Ludwigshafen erneut schwiegen oder aber Mahnwachen gegen rechts abhielten, <text:s/>Entsetzen und Verzweiflung bei den Angehörigen und Nachbarn. Ein Vater musste seinen niedergestochenen Sohn auf der Straße sterben sehen. <text:s/>Die anhaltende Massenzuwanderung ist die Conditio sine qua non, die Bedingung, die nicht hinweggedacht werden kann, ohne dass diese grausamen <text:s/>Bluttaten entfielen. Politische Lerneffekte: Keine. Sie setzen Ihre migrationspolitische Agenda fort, Stichwort „Chancen-Aufenthaltsrecht“. Hierdurch wird der <text:s/>hohe Bedarf an Migrationsberatung – so heißt es in Ihrem Einzelplan – noch weiter erhöht. Weitere Millionen an Steuervermögen werden in Ihrem Einzelplan für <text:s/>solche Leistungen veranschlagt. <text:s/>Es ist inzwischen ein Hohn, dass Ihr Ministerium, Frau Ministerin Faeser, den Begriff „Heimat“ im Namen trägt. Heimweh-Ministerium wäre wohl <text:s/>ehrlicher. Heimweh in den eigenen Städten – das ist das Gefühl, das immer mehr Menschen in westdeutschen Ballungsgebieten bewegt. In meiner Heimatstadt Dortmund <text:s/>vergeht keine Woche ohne Messerstechereien, Schießereien, Vergewaltigungen. Hier hilft es auch nicht, wenn die Polizei anlasslose Kontrollen durchführt, Kameras <text:s/>aufstellt oder Dauerpräsenz zeigt. Migranten, die mit Messern, gar Macheten bewaffnet sind, sind in meiner Heimatstadt Alltag. Allein 7 371 Messerstraftaten hat <text:s/>die Polizei in NRW zwischen Januar 2021 und Juni 2022 registriert. Immer häufiger kommen die Opfer zu Tode. 41,7 Prozent der Tatverdächtigen haben keinen <text:s/>deutschen Pass. <text:s/>Das einst sichere Deutschland verblasst. Es bleiben fragmentierte Parallel- und Gegengesellschaften, die an französische Banlieues oder schwedische <text:s/>Stadtteile erinnern. Längst sehnen sich auch all jene Einwanderer nach dem alten Deutschland zurück, was sie als neue Heimat kennenlernen durften. <text:s/>Es steht hier alles auf dem Spiel. Wollen wir noch irgendetwas von Deutschland in die Zukunft hinüberretten, dann müssen nicht unerhebliche Teile der <text:s/>892 Millionen Euro, <text:s/>die für „Integration und Migration“ veranschlagt sind, für Abschiebebusse, Abschiebeschiffe und Abschiebeflugzeuge verausgabt werden. Für all die <text:s/>Säbel-Selcuks und Macheten-Mutombos gibt es nur einen Weg: Polizei, Richter, Knast, Ticket in die Heimat. <text:s/>Vielen Dank. <text:s/>Nächste Rednerin ist die Kollegin Sandra Bubendorfer-Licht, FDP-Fraktion.</text:p>
          </table:table-cell>
          <table:table-cell table:style-name="ce2" office:value-type="string" calcext:value-type="string">
            <text:p>-</text:p>
          </table:table-cell>
          <table:table-cell table:number-columns-repeated="2" table:style-name="ce2" office:value-type="string" calcext:value-type="string">
            <text:p>x</text:p>
          </table:table-cell>
          <table:table-cell/>
          <table:table-cell table:style-name="ce3" office:value-type="string" calcext:value-type="string">
            <text:p>F-Score: (0.3548 x 1 / 0.3548 + 1) x 2 = 0.5237</text:p>
          </table:table-cell>
          <table:table-cell table:number-columns-repeated="1014"/>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10700</text:p>
          </table:table-cell>
          <table:table-cell table:style-name="ce2" office:value-type="string" calcext:value-type="string">
            <text:p>Susanne Mittag (SPD)</text:p>
          </table:table-cell>
          <table:table-cell table:style-name="ce2" office:value-type="string" calcext:value-type="string">
            <text:p>Sehr geehrte Frau Präsidentin! Liebe Kolleginnen und Kollegen! Liebe Zuschauer! Endlich! Seit 22 Jahren ist Tierschutz Staatsziel im Grundgesetz. Und jetzt haben wir endlich die erste Lesung zum Tierschutzgesetz. Darauf haben wir so lange gewartet, <text:s/>sogar schon in der letzten Legislatur. Wir haben uns seitdem in vielen gesellschaftlichen Zielen und Notwendigkeiten weiterentwickelt und müssen uns noch weiter entwickeln. Im sozialen Bereich sind wir doch auch vorangekommen. Umwelt, Energie, Verteidigung, Sicherheit – überall geht es voran. <text:s/>Warum nicht im Tierschutz? Heute also auch im Tierschutz! <text:s/>– Einfach mal die Nerven bewahren! <text:s/>Es gibt in diesem Bereich nach wie vor Defizite, die wir dringend angehen müssen, Rechts- und Vollzugslücken – obwohl die überwiegende Anzahl der Landwirte und der Halter von Haustieren sich absolut regelgerecht verhält und ihre Tiere artgerecht hält. <text:s/>Trotzdem gibt es Lücken. Es gibt Entwicklungen in den Vorstellungen, wie Tiere artgerecht gehalten werden sollten, die Notwendigkeit der Anpassung von Zuchtzielen – nicht weil wir das schön finden und gerne hätten, sondern weil es für ein langes und gesundes Leben der Tiere wichtig ist. <text:s/>Es geht um Verbesserungen für die Tiere und nicht zwingend um Erleichterungen für Menschen oder das Schönheitsempfinden von Menschen. <text:s/>Es ist eine Frage der Haltung, im wahrsten Sinne: die Haltung des Menschen gegenüber den Tieren und die Haltung des Menschen von Tieren. Es geht um den Grad von Verstümmelungen, um Onlinehandel und dessen Auswüchse. Das ist Organisierte Kriminalität. Da wird der Ball immer gerne flach gehalten. <text:s/>Bei der tiergerechten Schlachtung und der Zirkushaltung sind viele EU-Länder schon sehr viel weiter als wir hier in Deutschland. Und ja, es geht auch um Erhöhungen von Strafen in Straf- und Bußgeldverfahren. Das findet im Verkehrsrecht andauernd statt; dort werden die Verstöße auch von Menschen verursacht. Warum gibt es also keine entsprechenden Anpassungen im Tierschutzrecht? <text:s/>Vorgesehen sind aber auch Ausnahmen und Übergangsfristen. Wir befinden uns hier in der ersten Lesung, sozusagen in der Veröffentlichung des aktuellen Entwurfs; es kursierten ja vorher schon einige andere. Viele Verbände haben sich bei uns schon gemeldet – und sehr viele werden sich noch melden – und sehr viele Forderungen angemeldet; vorhin haben wir erst welche entgegengenommen. <text:s/>– Hör doch mal zu! <text:s/>Den einen ist es zu viel – „Das geht gar nicht“ –, den anderen ist es viel zu wenig. Alle Argumente sind wichtig, und alle Argumente werden einbezogen. Alle Argumente! <text:s/>Und das ist nicht ganz einfach. Das verhandeln wir jetzt zusammen mit unseren Koalitionspartnern und mit den Verbänden. Wir stellen uns auch allen Anliegen; die Debatten führen wir. Aber es kann nicht sein, dass die Notwendigkeit des Tierschutzes wie in den vergangenen Jahren erst höchstrichterlich festgestellt werden muss, damit es gesetzlich umgesetzt wird. <text:s/>Ich erinnere an Ferkelkastration, an Kastenstand und an Kükentöten. Das musste erst höchstrichterlich entschieden werden. Und dann hat sich auch unser damaliger Koalitionspartner bewegt. <text:s/>Daher erwarten wir auch von allen Beteiligten Kompromissfähigkeit. Verhinderung ist kein Erfolgsmodell. Dies würde zu einer Stagnation führen und wäre somit automatisch ein Rückschritt, weil sich alles andere ja vorwärts bewegt. Ziel ist ein tragbares Ergebnis für alle. Das ist unsere Verpflichtung gegenüber den Tieren hier bei uns im Land, und das sollte eigentlich für alle eine Selbstverständlichkeit sein. <text:s/>Herzlichen Dank. <text:s/>Das Wort hat der Abgeordnete Stephan Protschka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7800</text:p>
          </table:table-cell>
          <table:table-cell table:style-name="ce2" office:value-type="string" calcext:value-type="string">
            <text:p>Stephan Stracke (CDU/CSU)</text:p>
          </table:table-cell>
          <table:table-cell table:style-name="ce2" office:value-type="string" calcext:value-type="string">
            <text:p>Frau Präsidentin! Meine sehr verehrten Damen und Herren! Heute sind es 179 000 mehr Arbeitslose als noch vor einem Jahr. <text:s/>Heute sind es 82 000 mehr Bürgergeldbezieher als noch vor einem Jahr. <text:s/>Das ist ein Offenbarungseid für Ihre Ampelpolitik. Sie sind gescheitert mit Ihrer Arbeitsmarkts- und Sozialpolitik. <text:s/>Was haben Sie hier bei der Einführung des Bürgergeldes nicht alles vollmundig versprochen? Mehr Leistung, mehr Respekt, mehr Integration in Arbeit. „Pustekuchen“, kann man da nur sagen. Jetzt fordert selbst Bundesfinanzminister Lindner ein Fairness-Update für das Bürgergeld. Ja, das Bürgergeld hat ein Fairness-Problem. <text:s/>Die bittere Wahrheit ist doch: Die Zahl der Langzeitarbeitslosen hat sich in Ihrer Regierungszeit massiv erhöht. Und schlimmer noch: Die Langzeitarbeitslosigkeit hat sich verfestigt. Das bedeutet, dass mehr Menschen in Arbeitslosigkeit festsitzen und weniger Chancen auf Arbeit haben, um damit selbstbestimmt auf eigenen Beinen zu stehen. Das ist das Ergebnis Ihrer Politik. Ihre Politik nutzt nicht den Menschen, sie schadet den Menschen, sie frustriert, sie deprimiert die Menschen. <text:s/>Wir haben in unserer Regierungszeit gezeigt, wie man es besser machen kann. Wir haben die Zahl der Langzeitarbeitslosen mehr als halbiert. Das war das Ergebnis kluger Arbeitsmarktpolitik, weil wir Hilfe in Not mit dem Prinzip „Fördern und Fordern“ verknüpft haben und vor allem auf „Vermitteln, vermitteln, vermitteln“ gesetzt haben. <text:s/>Wir haben unsere Jobcenter starkgemacht, und das Gegenteil davon tun Sie. Deshalb muss dieses Bürgergeld weg und durch unsere neue Grundsicherung ersetzt werden – für mehr Chancen, für mehr Respekt, für mehr Arbeit und Ausbildung. Dafür steht die neue Grundsicherung, die wir vorschlagen. <text:s/>Wir wissen: Je länger die Menschen in Arbeitslosigkeit sind, desto schwerer haben sie es, aus dieser Situation wieder herauszukommen. <text:s/>Bestes Beispiel hierfür ist der Jobturbo. Sie als Ampel haben dafür gesorgt, dass den Flüchtlingen aus der Ukraine vom ersten Tag an der Arbeitsmarktzugang ermöglicht wurde. <text:s/>Aber was haben Sie dann getan? Statt sich vom ersten Tag, von Anfang an, um diese Menschen zu kümmern, haben Sie sie einfach im Bürgergeldbezug geparkt. <text:s/>Sie haben sich nicht um die Menschen gekümmert. Und jetzt wundern Sie sich, dass die Menschen nicht in Arbeit gekommen sind, sondern in Arbeitslosigkeit verharren. Das war ein schwerer Fehler. <text:s/>Wir brauchen finanzielle Sicherheit für unsere Jobcenter. Genau das Gegenteil tun Sie. Wir haben zu unserer Zeit die Ausstattung für Personal, für Vermittlung bei den Jobcentern um 30 Prozent erhöht. Diese Erhöhung haben Sie innerhalb von zwei Jahren um die Hälfte zurückgenommen. So schaut die Realität Ihrer Arbeitsmarktpolitik aus. <text:s/>– Nein. – Wir haben dafür gesorgt, dass die Jobcenter entsprechend vermitteln können, weil wir sie effektiv entlastet haben. <text:s/>Arbeit und Mehrarbeit müssen sich in diesem Land wieder lohnen. <text:s/>„Mehr Netto vom Brutto“ muss das Prinzip sein. <text:s/>Die Hinzuverdienstgrenzen müssen sich verändern. Das Zusammenspiel der sozialen Sicherungssysteme muss besser aufeinander abgestimmt sein, damit sich Arbeit tatsächlich mehr lohnt, damit sich vor allem Mehrarbeit lohnt. <text:s/>Die Grundmelodie, die dieses Bürgergeld durchwebt, müssen wir verändern. Hilfe in Not ist richtig und wichtig. Aber in diesem Bürgergeld steckt viel zu viel bedingungsloses Grundeinkommen. <text:s/>Ich will ihnen ein Beispiel dafür nennen. Schauen Sie mal auf die Homepage der Bundesagentur für Arbeit, und rufen Sie da mal „Bürgergeld“ auf! Dann finden Sie: „Finanziell absichern mit Bürgergeld“. So steht es da. „Informieren Sie sich, wie Sie Ihren Lebensunterhalt mit Bürgergeld sichern.“ Das ist die Grundmelodie Ihrer Ampel. <text:s/>Wir wollen, dass sich der Lebensunterhalt nicht durch soziale Sicherung abbildet. Der Lebensunterhalt soll durch Arbeit gesichert sein; darum geht es. <text:s/>Wir wollen nicht den alimentierenden Staat, sondern den aktivierenden Staat. Dafür steht die neue Grundsicherung. <text:s/>Für die Gruppe BSW hat das Wort Alexander Ulrich.</text:p>
          </table:table-cell>
          <table:table-cell table:style-name="ce2" office:value-type="string" calcext:value-type="string">
            <text:p>-</text:p>
          </table:table-cell>
          <table:table-cell table:style-name="ce2" office:value-type="string" calcext:value-type="string">
            <text:p>x</text:p>
          </table:table-cell>
          <table:table-cell table:number-columns-repeated="2"/>
          <table:table-cell table:style-name="ce3" office:value-type="string" calcext:value-type="string">
            <text:p>Insg. 31 von Regex</text:p>
          </table:table-cell>
          <table:table-cell table:number-columns-repeated="1014"/>
        </table:table-row>
        <table:table-row table:style-name="ro1">
          <table:table-cell table:style-name="ce2" office:value-type="string" calcext:value-type="string">
            <text:p>52</text:p>
          </table:table-cell>
          <table:table-cell table:style-name="ce2" office:value-type="string" calcext:value-type="string">
            <text:p>09.09.2022</text:p>
          </table:table-cell>
          <table:table-cell table:style-name="ce2" office:value-type="string" calcext:value-type="string">
            <text:p>ID205202200</text:p>
          </table:table-cell>
          <table:table-cell table:style-name="ce2" office:value-type="string" calcext:value-type="string">
            <text:p>Peggy Schierenbeck (SPD)</text:p>
          </table:table-cell>
          <table:table-cell table:style-name="ce2" office:value-type="string" calcext:value-type="string">
            <text:p>Sehr geehrte Frau Präsidentin! Sehr geehrte Frau Ministerin Nancy Faeser! Sehr geehrte Damen und Herren! Dieser Haushalt, dieser Einzelplan 06, ist richtig und wichtig. Er ist das richtige Mittel, um eine moderne und fortschrittsgewandte Innenpolitik zu betreiben. Wir stärken die Bundespolizei mit 1 000 neuen Stellen. <text:s/>Wir stärken das BKA mit 180 neuen Stellen. Wir investieren in die Sicherheit aller Menschen in unserem Land. Wir investieren auch in die Cybersicherheit. Dieser Bereich ist in den vergangenen Wochen und Monaten so wichtig geworden wie nie zuvor. Im digitalen Raum bestmöglich geschützt zu sein, ist so wichtig geworden wie nie zuvor. <text:s/>Ministerin Faeser hat es bereits betont: Wir fördern unseren Bevölkerungs- und Katastrophenschutz. Aus Katastrophen zu lernen, ist essenziell. Jede Flut, jeder Brand, jede Dürre sollte uns Anlass geben, mehr in uns schützende Kräfte zu investieren, <text:s/>besser noch, es gar nicht erst so weit kommen zu lassen. <text:s/>Wir investieren auch mehr in Prävention. Es sollte uns allen klar sein, aber ich sage es gerne noch einmal: Prävention verhindert mehr Kosten, als sie verursacht. <text:s/>Die politische Bildung ist Schlüsselmaßnahme im Kampf gegen rechts. Die Statistiken zeigen es uns: Das ist momentan die größte innergesellschaftliche Bedrohung, gegen die wir mit allen Mitteln vorgehen müssen. <text:s/>Lassen Sie uns auch weiterhin in Prävention, in kluge und langfristige Maßnahmen investieren. <text:s/>Mit diesem Haushaltsentwurf zeigen wir, wie viel Fortschritt in der Sicherheits- und Migrationspolitik möglich ist. Wir machen einen großen Schritt in Richtung Zukunft. Wir machen Deutschland zu einer modernen Gesellschaft. Mit diesem Haushaltsentwurf beweisen wir, was alles möglich ist und in welchem Land wir leben wollen. Wir beweisen, dass wir zusammen stark sind. <text:s/>Meine Damen und Herren! Der Haushaltsplan für das Bundesministerium des Innern und für Heimat zeigt uns auf, dass eine wirksame Innenpolitik auch funktionieren kann, wenn Konjunkturmittel auslaufen und die Schuldenbremse wieder greift. – Danke, lieber Martin. – Wir sprechen hier von Sicherheit für alle: Cybersicherheit, Katastrophenschutz, politische Bildung, behördenunabhängige Asylverfahrensberatung, Sportförderung, Präventionsarbeit. <text:s/>Wir geben Sicherheit. Wir halten die Gesellschaft zusammen. Wir schützen unsere Freiheit und unsere Demokratie. <text:s/>Vielen Dank.</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21</text:p>
          </table:table-cell>
          <table:table-cell table:style-name="ce2" office:value-type="string" calcext:value-type="string">
            <text:p>20.09.2023</text:p>
          </table:table-cell>
          <table:table-cell table:style-name="ce2" office:value-type="string" calcext:value-type="string">
            <text:p>ID2012104900</text:p>
          </table:table-cell>
          <table:table-cell table:style-name="ce2" office:value-type="string" calcext:value-type="string">
            <text:p>Lamya Kaddor (BÜNDNIS 90/DIE GRÜNEN)</text:p>
          </table:table-cell>
          <table:table-cell table:style-name="ce2" office:value-type="string" calcext:value-type="string">
            <text:p>Vielen Dank, Frau Präsidentin. – Meine Frage geht an Sie, Frau Bundesinnenministerin Faeser. Ich möchte ein anderes Thema anschneiden. Wir haben heute im Innenausschuss über die Gefahr für unsere Demokratie durch Cyberangriffe gesprochen, in dem Fall beispielsweise aus Russland oder auch aus dem Iran. In diese Richtung will ich ein wenig gehen: Es geht um den Iran bzw. um seine Spionagetätigkeiten gegen Deutsch-Iraner hier in unserem Land, die zum großen Teil deutsche Staatsbürgerinnen und Staatsbürger sind. Was tun wir innenpolitisch, um beispielsweise diese Personengruppe zu schützen? Wir hatten schon mal den Abschiebestopp im Gespräch. Wir hatten aber auch die Schließung des IZH als Außenposten des iranisch-islamistischen Regimes im Gespräch. Wie sehen diese Vorkehrungen weiter aus? Ist da was geplant? Können Sie was dazu sag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1</text:p>
          </table:table-cell>
          <table:table-cell table:style-name="ce2" office:value-type="string" calcext:value-type="string">
            <text:p>21.06.2023</text:p>
          </table:table-cell>
          <table:table-cell table:style-name="ce2" office:value-type="string" calcext:value-type="string">
            <text:p>ID2011101700</text:p>
          </table:table-cell>
          <table:table-cell table:style-name="ce2" office:value-type="string" calcext:value-type="string">
            <text:p>Franziska Mascheck (SPD)</text:p>
          </table:table-cell>
          <table:table-cell table:style-name="ce2" office:value-type="string" calcext:value-type="string">
            <text:p>Vielen Dank. Ich habe eine Nachfrage. – Sie haben jetzt schon eine Sondermaßnahme genannt. Es gibt zwei Sondermaßnahmen, mit denen der Bund Impulse für bestimmte Zielgruppen geben will, nämlich, wie Sie es gerade erwähnt haben, die Genossenschaftsförderung und die Förderung des jungen Wohnens. Werden diese Impulse angenommen, und sind die Länder bereit, die Förderung des jungen Wohnens zu unterstütz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09800</text:p>
          </table:table-cell>
          <table:table-cell table:style-name="ce2" office:value-type="string" calcext:value-type="string">
            <text:p>Christian Lindner, Bundesminister der Finanzen</text:p>
          </table:table-cell>
          <table:table-cell table:style-name="ce2" office:value-type="string" calcext:value-type="string">
            <text:p>Frau Weisgerber, das ergibt sich schon aus den historischen Quellen; denn gegen die Flottengrenzwerte und das Verbrennerverbot war ich schon zu einer Zeit, als eine CDU-geführte Bundesregierung dem in Brüssel zugestimmt hat. <text:s/>Vielen Dank. – Letzter Nachfrager zu diesem Themenbereich ist der Kollege Dr. Wiener,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5</text:p>
          </table:table-cell>
          <table:table-cell table:style-name="ce2" office:value-type="string" calcext:value-type="string">
            <text:p>24.05.2023</text:p>
          </table:table-cell>
          <table:table-cell table:style-name="ce2" office:value-type="string" calcext:value-type="string">
            <text:p>ID2010508400</text:p>
          </table:table-cell>
          <table:table-cell table:style-name="ce2" office:value-type="string" calcext:value-type="string">
            <text:p>Johannes Wagner (BÜNDNIS 90/DIE GRÜNEN)</text:p>
          </table:table-cell>
          <table:table-cell table:style-name="ce2" office:value-type="string" calcext:value-type="string">
            <text:p>Vielen Dank, Frau Präsidentin. – Sehr geehrter Herr Minister, auch bei den Studienplätzen für Mediziner/-innen gibt es gerade Überarbeitungsbedarf. <text:s/>Meine Frage zielt ab auf die Approbationsordnung für Ärztinnen und Ärzte. Zurzeit verhandelt der Bund mit den Ländern darüber, wie die Nachbesserung konkret <text:s/>ausgestaltet werden muss. Welche Verbesserungsnotwendigkeit sehen Sie da im Vergleich zu bisherigen Legislaturperiod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3</text:p>
          </table:table-cell>
          <table:table-cell table:style-name="ce2" office:value-type="string" calcext:value-type="string">
            <text:p>16.10.2024</text:p>
          </table:table-cell>
          <table:table-cell table:style-name="ce2" office:value-type="string" calcext:value-type="string">
            <text:p>ID2019312500</text:p>
          </table:table-cell>
          <table:table-cell table:style-name="ce2" office:value-type="string" calcext:value-type="string">
            <text:p>Joachim Wundrak (AfD)</text:p>
          </table:table-cell>
          <table:table-cell table:style-name="ce2" office:value-type="string" calcext:value-type="string">
            <text:p>Frau Präsidentin! Meine Damen und Herren! Die von Konrad Adenauer und Ben-Gurion begründete deutsch-israelische Freundschaft ist tief verankert, und sie hat sich bisher in vielen Krisenzeiten bewährt. Insbesondere waren und sind Informationen aus israelischen Quellen für die Sicherheit Westeuropas und insbesondere Deutschlands unverzichtbar. <text:s/>Es ist leider bezeichnend für diese Bundesregierung, dass sie auch beim Umgang mit Israel keine klare und überzeugende Linie findet. Insbesondere das Haus von Wirtschaftsminister Habeck scheint das Recht Israels zur Selbstverteidigung nicht sonderlich ernst zu nehmen. Denn wie ist es anders zu erklären, dass eine Anfrage seitens der israelischen Polizei an die Bundespolizei nach dem 7. Oktober 2023 vom Wirtschaftsministerium abgelehnt wurde? Worum ging es? Die israelische Polizei erbat zusätzliche Schutzwesten und gepanzerte Polizeiautos für einen besseren Schutz gegen die Hamas. Das Habeck-Ministerium hat die Bitte abgewiesen mit der Begründung, dass es sich hierbei um Kriegsgerät handele. Dankenswerterweise hat sich der Präsident der Bundespolizei darüber hinweggesetzt und die Schutzausrüstung für die israelischen Kollegen geliefert. <text:s/>So sieht es also aus, wenn grüne Strategen das Existenzrecht Israels verteidigen. Daher ist es auch nicht verwunderlich, dass die grünen Minister Habeck und Baerbock in diesem Jahr offensichtlich Waffenlieferungen an Israel über Monate blockiert haben, bis der Bundeskanzler von dieser Stelle hier vor einer Woche mit einem Machtwort bekräftigte, doch weiter Waffen an Israel liefern zu wollen. <text:s/>Die gesichtswahrende Lösung der Regierung soll nun in der Forderung an Israel bestehen, schriftlich zu versichern, diese Waffen nur nach den völkerrechtlichen Bestimmungen, also nach dem humanitären Völkerrecht, einzusetzen. Hintergrund dieser Absicherungsmaßnahme soll wohl eine Klage Nicaraguas gegen Deutschland wegen Unterstützung des angeblichen Völkermords in Gaza sein. <text:s/>Israel war vom Tag seiner Gründung an in seiner Existenz bedroht und mehrfach das Angriffsziel konzertierter Angriffe seiner arabischen Nachbarn. Nach Israels erstem erfolgreichen Abwehrkampf seit seiner Staatsgründung hat sich die heutige geopolitische Situation nach mehreren weiteren Kriegen in der Region ergeben. Israel hat sich dabei wiederholt militärisch gegen eine Übermacht arabischer Staaten durchgesetzt. <text:s/>Die aktuelle Situation mit einem Zweifrontenkrieg in Gaza und im Norden gegen die vom Libanon aus operierende Hisbollah hatte einen Auslöser. Der brutale Überfall der Hamas am 7. Oktober vergangenen Jahres auf Israel aus Gaza heraus und das bestialische Massaker an nahezu 1 200 Israelis haben die Welt schockiert. Die Geiselnahme von mehr als 250 israelischen und anderen Staatsbürgern hält an. Es befinden sich heute immer noch etwa 100 Geiseln in Gaza in der Gewalt von Hamas und anderen Terrororganisationen. Dass die militärische Antwort Israels nach dem Massaker vom 7. Oktober 2023 und den Raketenangriffen der Hisbollah aus dem Libanon durch das Recht auf Selbstverteidigung gedeckt ist, steht außer Frage. <text:s/>Der Wissenschaftliche Dienst des Deutschen Bundetages hat zum Gazakonflikt schon im Mai 2021 ein völkerrechtliches Gutachten erstellt. Dessen Kernaussagen lassen sich ohne Weiteres auf die aktuelle Lage übertragen. Dort heißt es – ich zitiere –: <text:s/>„Wird ein ziviles Objekt (z. B. ein Wohn- oder Bürohaus oder ein Krankenhaus) von einer Konfliktpartei auch militärisch genutzt (z. B. zur Lagerung von Waffen oder als Kommandozentrale), so kann es seinen zivilen Charakter verlieren.“ <text:s/>Zitat Ende. <text:s/>Es ist keine neue Erkenntnis, dass sich sowohl die Hamas wie auch die Hisbollah in und unter zivilen Einrichtungen wie Kindergärten und Krankenhäusern verschanzen. Sie missbrauchen gezielt und geplant die zivile Bevölkerung als Schutzschilde, um die Opferzahl nach oben zu treiben. Der perfide Plan der Hamas, durch dieses Massaker die israelische Armee zu hartem Vorgehen auch gegen die Bevölkerung von Gaza zu provozieren und damit eine solidarische Reaktion der arabischen und muslimischen Welt gegen Israel auszulösen, ist bisher zum Teil aufgegangen. Inzwischen ist auch der Iran in den militärischen Konflikt eingetreten und hat Israel angegriffen. Eine weitere Eskalation muss befürchtet werden. <text:s/>Ich fasse zusammen: Wir als AfD erkennen das Existenzrecht Israels uneingeschränkt an. Wir erkennen auch das Selbstverteidigungsrecht Israels gegen die erfolgten Angriffe an. Wir befürworten Deutschlands Waffenlieferungen an Israel zur Ausübung seines Selbstverteidigungsrechtes. <text:s/>Wir erwarten dabei von Israel die Beachtung des humanitären Kriegsvölkerrechtes und damit die Verhältnismäßigkeit seiner militärischen Aktionen. <text:s/>Ich danke für Ihre Aufmerksamkeit. <text:s/>Das Wort erhält Deborah Düring für die Fraktion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4</text:p>
          </table:table-cell>
          <table:table-cell table:style-name="ce2" office:value-type="string" calcext:value-type="string">
            <text:p>14.12.2023</text:p>
          </table:table-cell>
          <table:table-cell table:style-name="ce2" office:value-type="string" calcext:value-type="string">
            <text:p>ID2014407000</text:p>
          </table:table-cell>
          <table:table-cell table:style-name="ce2" office:value-type="string" calcext:value-type="string">
            <text:p>Simona Koß (SPD)</text:p>
          </table:table-cell>
          <table:table-cell table:style-name="ce2" office:value-type="string" calcext:value-type="string">
            <text:p>Sehr geehrter Herr Präsident! Sehr geehrter Herr Christian Pfeil! Sehr geehrter Herr Rose! Sehr geehrte Frau Laubinger! Sehr geehrter Herr Strauß! Sehr geehrte Frau Rosenberg! Liebe Gäste aus den verschiedenen Organisationen, die sich für die Rechte der Sinti und Roma einsetzen! Meine sehr verehrten Damen und Herren! Herzlich willkommen im Deutschen Bundestag! Ich freue mich, dass Sie hier sind, um unsere Debatte von der Besuchertribüne aus zu verfolgen. Ich freue mich ganz besonders, dass mit Herrn Pfeil heute ein Überlebender des Porajmos unter unseren Gästen ist; denn wir dürfen nicht vergessen: Vor 81 Jahren erließ Heinrich Himmler den Befehl zur Deportation aller Sinti und Roma. Vielen Dank, Herr Pfeil, dass Sie den Weg zu uns auf sich genommen haben. <text:s/>Wir sprechen heute über die Bekämpfung von Antiziganismus und über die Förderung des Lebens der Sinti und Roma in Deutschland. Ausgangspunkt unseres Antrags ist der Bericht der Unabhängigen Kommission Antiziganismus, der eine ganze Bandbreite von Themenfeldern untersucht und Empfehlungen formuliert hat. Einige davon haben wir bereits umgesetzt. <text:s/>Ich möchte kurz die historische Bedeutung dieser Entschließung hervorheben. Erstmals fasst der Deutsche Bundestag heute einen so umfangreichen gemeinsamen Beschluss zum Leben von Sinti und Roma in Deutschland. Ich bin sehr froh, dass wir uns auf diese Entschließung interfraktionell verständigen konnten. Das ist ein Meilenstein in der Aufarbeitung und Bekämpfung des Antiziganismus. <text:s/>Und, meine Damen und Herren, es ist ein sehr wichtiges Signal an alle Sinti und Roma in Deutschland. Wir haben die Entschließung gemeinsam erarbeitet mit der Unabhängigen Kommission Antiziganismus, dem Zentralrat der Deutschen Sinti und Roma und den Bundesbeauftragten Herrn Dr. Daimagüler sowie Frau Pawlik. Vielen Dank für Ihre Unterstützung. <text:s/>Lassen Sie mich nun auf einige wichtige Punkte in unserer Entschließung eingehen. Der Deutsche Bundestag erkennt das Unrecht an, das Sinti und Roma in der NS-Zeit und in beiden deutschen Staaten nach 1945 angetan wurde. Durch Verfolgung und Pogrome bis hin zur Massenvernichtung der Sinti und Roma in der NS-Zeit wurden bis zu einer halben Million Menschen umgebracht. Wir wollen das Gedenken an die Verfolgten und Ermordeten wachhalten und die Gedenk-, Erinnerungs- und Bildungsarbeit fördern; denn die Aufarbeitung verläuft schleppend. Vieles ist unbekannt und unerforscht. <text:s/>In meinem Wahlkreis, in Bernau, hat Dr. Dieter Korczak die Entrechtung, Enteignung und Ermordung der Sinti und Roma erforscht. Die Stadt richtet ein jährliches Gedenken aus. Ich würde mir wünschen, dass sich noch viele weitere Orte mit diesem Kapitel ihrer Geschichte auseinandersetzen. <text:s/>Es reicht nicht, meine Damen und Herren, das Buch „Ede und Unku“ gelesen zu haben; man muss sich mit der wahren Geschichte der Unku und der heute in Deutschland lebenden Sinti und Roma beschäftigen. <text:s/>Ein sehr bewegendes Beispiel für eine gelungene Aufarbeitung sind das Dokumentationszentrum und die Ausstellung in Heidelberg. Ich bin sehr beeindruckt von der intensiven jahrzehntelangen Arbeit, die durch den Zentralrat Deutscher Sinti und Roma in dieser Frage geleistet wurde. Haben Sie ganz herzlichen Dank, Herr Rose! <text:s/>Meine Damen und Herren, heute gibt es eine breite Zivilgesellschaft, die die Interessen der Sinti und Roma in Deutschland vertritt; einige Vertreter sind heute hier. Diese Vielfalt ist ein hoffnungsvolles Zeichen. Wir können sehr froh sein über dieses breite Engagement. <text:s/>Aber die Organisationen der Sinti und Roma berichten uns alle von Stigmatisierung, von Diskriminierung, von Ausgrenzung und teilweise auch von Übergriffen. Das Ausmaß ist alarmierend, besonders vor dem Hintergrund unserer historischen Verantwortung. Laut der Antirassismusbeauftragten der Bundesregierung haben ein Drittel der Deutschen Vorbehalte gegenüber Roma und Sinti. Sie sind die Bevölkerungsgruppe, die am stärksten abgelehnt wird. Die Melde- und Informationsstelle Antiziganismus hat für das letzte Jahr insgesamt 621 Vorfälle gemeldet, darunter Diskriminierung, Bedrohung und Gewalt. <text:s/>Roma und Sinti sind eine anerkannte Minderheit in Deutschland. Trotzdem herrschen Vorurteile, und es gibt große Wissenslücken in der Bevölkerung. Wir bauen sie ab und erhöhen die Teilhabe- und Partizipationsmöglichkeiten. Selbst dort, wo öffentlich keine Sinti und Roma sichtbar sind, sind ausgegrenzte und diskriminierende Denkweisen weit verbreitet. Stigmatisierung passiert, wenn abwertend über Großfamilien gesprochen wird oder wenn Bildungsrückstände und Armutsbetroffenheit auf die Herkunft zurückgeführt werden <text:s/>oder wenn ukrainische Roma Nachteile auf der Flucht erfahren. <text:s/>Aber wir sprechen hier nicht allein über eine Minderheit; wir verhandeln hier kein Randthema. <text:s/>Nein, meine Damen und Herren, es geht um das gesellschaftliche Klima, um unsere Grundrechte; – <text:s/>Frau Kollegin, kommen Sie zum Schluss, bitte. <text:s/>– es geht um unsere Demokratie und den gesellschaftlichen Zusammenhalt. Lassen Sie uns gemeinsam diesen Weg gehen! <text:s/>Frau Kollegin, bitte kommen Sie zum Schluss. <text:s/>Wir dulden keine Ausgrenzung. <text:s/>Vielen Dank für Ihre Aufmerksamkeit. <text:s/>Vielen Dank, Frau Kollegin Koß. – Nächster Redner ist der Kollege Christoph de Vries,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07900</text:p>
          </table:table-cell>
          <table:table-cell table:style-name="ce2" office:value-type="string" calcext:value-type="string">
            <text:p>Emmi Zeulner (CDU/CSU)</text:p>
          </table:table-cell>
          <table:table-cell table:style-name="ce2" office:value-type="string" calcext:value-type="string">
            <text:p>Sehr geehrte Frau Präsidentin! Liebe Kolleginnen und Kollegen! Als Erstes möchte ich mich ganz herzlich bei Gerald Ullrich, dem Kollegen von der <text:s/>FDP, bedanken; denn er hat heute mal die Wahrheit ausgesprochen. Er hat nämlich formuliert, dass ihm Minister Lindner gesagt hat, Kürzungen stünden im Raum. <text:s/>Deswegen bin ich ihm grundsätzlich für das Erkennen der Realität und das Aussprechen der Wahrheit sehr dankbar. Da haben Sie den Kollegen von der SPD einiges <text:s/>voraus. <text:s/>Ich bin auch der Kollegin Julia Klöckner, unserer wirtschaftspolitischen Sprecherin, sehr dankbar <text:s/>– ich kann das sehr gut verstehen –, weil sie unterstützt hat, dieses wichtige Thema, nämlich die Förderung der ländlichen Räume, auf die heutige <text:s/>Tagesordnung zu setzen. <text:s/>Deshalb sollten auch Sie, die Kollegen der Ampel, ihr herzlich dafür danken. <text:s/>Jetzt kann man das natürlich belächeln und sagen: „Mensch, die ländlichen Räume“, aber wir fordern von Ihnen ein, dass Sie sich dieser Debatte <text:s/>stellen. Sie fordern jetzt, dass wir uns anschauen müssen, wo Gegenfinanzierungen möglich sind. <text:s/>Da muss man ganz klar sagen: Sie haben zu Beginn dieser Legislatur ein neues Ministerium geschaffen, nämlich ein Bauministerium. <text:s/>Wenn Sie Gelder ausgeben und Tausende von Mitarbeitern einstellen, dann muss dieses Ministerium auch liefern. <text:s/>Jetzt, nach zwei Jahren, sehen wir, wenn wir mal Bilanz ziehen, dass die ganzen Projekte, zum Beispiel im Wohnungsbau und bei der Strukturentwicklung, <text:s/>nicht umgesetzt wurden. Deswegen sage ich Ihnen ganz klar: Wenn mich daheim jemand fragt, warum wir mit vielen Millionen dieses Ministerium aufrechterhalten, <text:s/>dann kann ich dazu im Moment nichts sagen. <text:s/>Denn Sie liefern nicht; das Bauministerium liefert nicht. <text:s/>Es wurde vorhin gesagt, dass in der Vergangenheit angeblich nichts gekürzt wurde. Wir sagen dazu ganz klar: Sie haben die Mittel schon gekürzt. So <text:s/>haben Sie das Programm „Nationale Projekte des Städtebaus“, obwohl wir noch vor zwei Wochen darüber gesprochen haben, wie wertvoll dieses Instrument ist, <text:s/>einfach hinten runterfallen lassen. Deswegen passen wir jetzt gut auf, dass Sie das nicht wieder tun, bei der Wirtschaftsförderung der ländlichen Räume oder <text:s/>auch bei der Städtebauförderung. <text:s/>1 Euro in die Städtebauförderung investiert, löst 7 bis 9 Euro – je nach Region – an privaten Investitionen aus. Es ist eben nicht so, wie manchmal <text:s/>gesagt wird, dass aufgrund der europäischen Ausschreibungen Unternehmen vor Ort gar nicht zum Zuge kommen. Ich möchte den FDPler sehen, der in meiner Heimat <text:s/>investiert; ich möchte ihn sehen. Es sind keine großen Investoren, die kommen, um in meiner Heimat zu investieren. Es sind Unternehmen vor Ort, die in die <text:s/>ländlichen Räume gehen, auch wenn die Rendite da nicht so groß ist wie in den Großstädten. <text:s/>Das ist etwas, was wir weiter unterstützen wollen, und das ist möglich, wenn wir gerade hier nicht kürzen. <text:s/>Für uns geht es auch darum, dass wir Verlässlichkeit brauchen. Die Städtebauförderung und die Investitionen in die ländlichen Räume – das nennt sich <text:s/>„integrierte Konzepte“ – sind auf 8 bis 15 Jahre angelegt. <text:s/>Sie aber fangen jetzt an, bereits zugesagte Mittel, von denen auch kleine Unternehmen profitieren, wegzukürzen. Das lassen wir Ihnen nicht durchgehen. <text:s/>Deswegen kämpfen wir entsprechend weiter. <text:s/>Wo sind denn Ihre Antworten, zum Beispiel wenn es um die Revitalisierung von Flächen geht? Wo ist denn der Einstieg in eine <text:s/>Flächenkreislaufwirtschaft, die natürlich nur mit Förderung möglich ist? Wo sind denn da Ihre Ansätze? <text:s/>Die einzigen Ansätze, die da sind, um zum Beispiel in der Landwirtschaft die Produktion auf der Fläche zu halten, sind im Bereich der <text:s/>Städtebauförderung angesiedelt, und genau da wollen Sie jetzt ran. Deswegen sage ich: Sie sind wirklich konzeptlos. Sie haben auch keine guten Ideen, wie Sie da <text:s/>weiterkommen wollen. <text:s/>Der Landesminister von Sachsen hat hier wichtige Dinge angesprochen; das haben viele Kollegen schon gesagt. Es geht um gleichwertige <text:s/>Lebensverhältnisse, nicht um gleichartige. <text:s/>Den Vorwurf müssen Sie sich einfach gefallen lassen, und das ist heute wieder beispielgebend dafür. Die Kollegin hat die wichtigsten Punkte <text:s/>angesprochen: Abbau der Produktionsflächen in der Landwirtschaft, das 49-Euro-Ticket, was zwar gut ist, von dem aber natürlich vor allem die Städter <text:s/>profitieren, die Infrastruktur für Krankenhäuser. Überall da gehen Sie ran, da kürzen Sie weg. Wie wollen Sie denn die ländlichen Räume zukunftsfest machen? Sie <text:s/>haben keine Antworten für die Städte. Sie kürzen in den ländlichen Räumen und feiern sich auch noch dafür, anstatt sich dieser Aufgabe als sehr wichtige <text:s/>Aufgabe, die sie eben ist, anzunehmen. <text:s/>Deswegen: Füllen Sie das Bauministerium mit Leben! Lassen Sie endlich zu, dass da was bewegt wird! Bis jetzt ist das noch nicht der Fall. Und fangen <text:s/>Sie an, die Realität anzuerkennen, wie der Kollege von der FDP! Dahinter stehen nämlich Kürzungen und sonst nichts. Das werden wir im Sinne der Menschen in den <text:s/>ländlichen Räumen nicht zulass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04500</text:p>
          </table:table-cell>
          <table:table-cell table:style-name="ce2" office:value-type="string" calcext:value-type="string">
            <text:p>Martin Reichardt (AfD)</text:p>
          </table:table-cell>
          <table:table-cell table:style-name="ce2" office:value-type="string" calcext:value-type="string">
            <text:p>Frau Ministerin, es ist ja sehr interessant, dass Sie Ihre Taskforce hier nun als ein ganz großes Werk preisen. Tatsächlich haben Sie den Expertenkreis Islamismus, der von der Vorgängerregierung ja bereits eingesetzt wurde, außer Kraft gesetzt <text:s/>oder auslaufen lassen. Erst nachdem der Islamismus auf unseren Straßen fröhliche Urständ gefeiert hat, haben Sie diese Gefahr offensichtlich – vielleicht aus populistischen Gründen – wiedererkannt und werden jetzt hier tätig. Ich würde Sie mal bitten, zu erläutern, warum das alles so kurzfristig passie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1</text:p>
          </table:table-cell>
          <table:table-cell table:style-name="ce2" office:value-type="string" calcext:value-type="string">
            <text:p>01.02.2024</text:p>
          </table:table-cell>
          <table:table-cell table:style-name="ce2" office:value-type="string" calcext:value-type="string">
            <text:p>ID2015110200</text:p>
          </table:table-cell>
          <table:table-cell table:style-name="ce2" office:value-type="string" calcext:value-type="string">
            <text:p>Dr. Paula Piechotta (BÜNDNIS 90/DIE GRÜNEN)</text:p>
          </table:table-cell>
          <table:table-cell table:style-name="ce2" office:value-type="string" calcext:value-type="string">
            <text:p>Sehr geehrte Frau Präsidentin! Liebe Kolleginnen und Kollegen! Herr Wiehle, wir wollen, dass das Geld im Gesundheitsetat genauso wie im GKV-System bei den Menschen ankommt. Aber auf Ihre Zustimmung können wir verzichten; vielen herzlichen Dank. <text:s/>Ich wollte an allererster Stelle – der erste Redner in dieser Debatte war ja Helge Braun; und die Beratungen zum Gesundheitsetat sind ja traditionell von einer großen Kollegialität geprägt – sagen: Vielen herzlichen Dank für die Zusammenarbeit an Svenja Stadler, an Karsten Klein, aber auch an Helge Braun! Ich kann Ihnen sogar in fast allen Punkten von vorhin zustimmen. <text:s/>Ich kann jetzt aus diversen Gründen nicht sagen, in welchen einzelnen Punkten vielleicht nicht. <text:s/>Aber das, was ich ein bisschen vermisst habe, sind die Lösungsansätze. Ich glaube, wenn wir alle ehrlich miteinander sind, wenn wir uns anschauen, vor welch großen Aufgaben die Sozialversicherungen in Deutschland in diesem Land stehen, das nicht nur älter wird, sondern auch immer mehr Einwohner hat, und insbesondere sehen, vor welchen enormen Herausforderungen die GKV und die Pflegeversicherung stehen, die all die Leistungen, die wir für die Versicherten heute bereitstellen, weiter absichern müssen, dann haben wir als demokratische Parteien, glaube ich, beim Schreiben unserer Wahlprogramme für die nächste Bundestagswahl alle noch große Hausaufgaben vor uns. <text:s/>Lieber Helge Braun, Sie sind ja nicht nur Mitberichterstatter für den Gesundheitsetat, sondern auch der Vorsitzende unseres Haushaltsausschusses. Und Sie mussten auch wegen uns und unserer Fehler besonders lange, noch bis in dieses Jahr, unseren Sitzungen vorsitzen. Das haben Sie wirklich mit einer großen Kollegialität gemacht, aber auch mit einer großen zeitlichen Effizienz. Dafür auch von dieser Stelle noch einmal vielen herzlichen und großen Dank! <text:s/>Was ich spannend finde: Der Gesundheitshaushalt, wie er jetzt für 2024 vor uns liegt, wird – auch geändert durch die parlamentarischen Beratungen – bei 16,7 Milliarden Euro liegen. Aber selbst diese 16,7 Milliarden Euro sind weniger Geld, als wir in den letzten drei Jahren insgesamt allein für Coronatests ausgegeben haben. Das waren nämlich 17,8 Milliarden Euro nach aktuellem Stand. <text:s/>Das Bundeskriminalamt geht inzwischen davon aus, dass wahrscheinlich über 1,2 Milliarden Euro davon allein in die Hände von Betrügerinnen und Betrügern gefallen sind. Sie kennen alle die besonders eklatanten Beispiele zu den Coronatestzentren wie in Köln, wo Betrüger 1,8 Millionen Tests abgerechnet haben, dafür 20 Millionen Euro kassiert haben. Und es gab nicht mal das Testzentrum, in dem diese nicht vorhandenen Tests hätten stattfinden sollen. <text:s/>In den letzten Wochen haben wir leider das nächste von vielen Beispielen mit Paxlovid erlebt, diesem Anticoronamedikament, das wir als Bund teuer beschafft haben. Eine einzelne Packung kostet einen dreistelligen Eurobetrag. Wir haben das Medikament kostenlos an die Apothekerinnen und Apotheker in diesem Land abgegeben, damit die es an Patientinnen und Patienten geben. Und wir haben jetzt bei über 20 Staatsanwaltschaften Ermittlungen und teilweise schon Anklagen laufen, da Apothekerinnen und Apotheker diese Medikamente schwarz an Dritte weiterverkauft haben. <text:s/>Auch hier wieder ein besonders eklatantes Beispiel, diesmal von der Staatsanwaltschaft Baden-Baden: eine Apothekerin, die 1 393 Packungen Paxlovid weiterverkauft hat. Wir gehen von einem Schaden von 900 000 Euro allein in diesem Fall aus. <text:s/>Meine Damen und Herren, ja, man muss die Coronajahre aufarbeiten. Aber vielleicht gehört zur Aufarbeitung aus der Perspektive des Einzelplans 15 dann auch dazu, dass uns so was haushalterisch in einer Krise definitiv nicht noch mal passieren darf. <text:s/>Denn allein diese 1,2 Milliarden Euro, bei denen wir jetzt davon ausgehen, dass sie im Zuge der Coronatests an Betrügerinnen und Betrüger geflossen sind, würden in diesem Haushalt als Zuschuss an die gesetzliche Kranken- oder Pflegeversicherung einen riesengroßen Unterschied für Versicherte und Patientinnen und Patienten in diesem Land machen. <text:s/>Ich habe es vorhin schon mal gesagt: Der Haushalt für 2024 im Bereich des BMG hat sich verändert. Der Regierungsentwurf sah 16,2 Milliarden Euro vor, jetzt sind wir bei 16,7 Milliarden Euro. Das liegt nicht daran, dass wir dem Gesundheitsetat noch mal besonders viel Geld zuführen konnten. Es liegt vor allen Dingen daran, dass viele Verbindlichkeiten der Bundesregierung im Entwurf noch nicht berücksichtigt waren, wenn es um die Beschaffung von Impfstoffen geht, wenn es darum geht, abzubilden, welche gerichtlichen Verfahrenskosten absehbar sind, insbesondere durch die Verfahren zu den Maskenbeschaffungen, die wir von der Vorgängerregierung geerbt haben. <text:s/>Wir haben im parlamentarischen Verfahren nicht nur kritisiert, dass der Regierungsentwurf diese Lücken lässt, sondern wir haben saniert und haben damit die Haushaltsklarheit und -wahrheit wiederhergestellt. Ich hoffe, dass wir das im nächsten Regierungsentwurf nicht wieder machen müssen, sondern dass das von Anfang an von der Regierungsseite so passiert. <text:s/>Selbst mir fällt es schwer, die ganzen Erhöhungen, die wir als Berichterstatter im Einzelplan vorgenommen haben, zu benennen. Diese waren ja vor allen Dingen möglich, weil ein Teil der Pandemiebereitschaftsverträge weggefallen ist und uns dadurch sehr viel Umschichtungspotenzial zur Verfügung stand. Und weil das schon eine ganze Weile her ist, möchte ich Ihnen das noch mal nennen – Svenja Stadler hat das ja teilweise schon angerissen –: Wir als Parlamentarierinnen und Parlamentarier im Haushaltsausschuss haben unter anderen im Bereich des Nationalen Präventionsplans, im Bereich der Aufklärung zur Organspende und im Bereich der Drogenprävention insgesamt fast 10 Millionen Euro aufgestockt. <text:s/>Wir haben die Deutsche Aidshilfe besser ausgestattet. Wir haben auch dafür gesorgt, dass Projekte zur Entwicklung modellhafter digitaler Maßnahmen zur Sprachmittlung, insbesondere auch mit ausländischen Patienten, deutlich besser gefördert werden. <text:s/>Wir haben zum ersten Mal Aufklärungsmaßnahmen im Bereich Sepsis finanziert. Wir stärken das Kinderformularium. Wir stärken auch die wirklich eng mit finanziellen Mitteln ausgestatteten Institute Paul-Ehrlich-Institut, Robert-Koch-Institut und Bundesinstitut für Arzneimittel und Medizinprodukte. Auch das sind parlamentarische Initiativen, wo wir den Regierungsentwurf deutlich verbessert haben. <text:s/>Wir stärken die Long-Covid-Forschung – auch an dieser Stelle noch mal herzlichen Dank, Svenja Stadler – und, wie Helge Braun es gerade angesprochen hat, neben dem World Health Summit auch den Global Health Hub, bei denen wir die Kürzungen im Regierungsentwurf fast vollständig zurücknehmen konnten, und noch vieles anderes mehr. <text:s/>Vielen herzlichen Dank für diese guten Beratungen! Ich hoffe, dass wir gute, über die Regierungsfraktionen hinausgehende gemeinsame und tragfähige Lösungen für die zukünftige Finanzierung der Sozialversicherung finden. Denn das werden wir nicht allein aus dem Einzelplan 15 lösen können. <text:s/>Vielen herzlichen Dank. <text:s/>Karsten Klein hat das Wort für die FDP.</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08800</text:p>
          </table:table-cell>
          <table:table-cell table:style-name="ce2" office:value-type="string" calcext:value-type="string">
            <text:p>Monika Grütters (CDU/CSU)</text:p>
          </table:table-cell>
          <table:table-cell table:style-name="ce2" office:value-type="string" calcext:value-type="string">
            <text:p>Frau Präsidentin! Verehrte Kolleginnen und Kollegen! Wissenschaft ohne Kommunikation ist wie eine Lampe ohne Strom: Es leuchtet, aber niemand kann es sehen. Diese Bemerkung wird dem US-amerikanischen Wissenschaftskorrespondenten Joe Palca zugeschrieben. Recht hatte er. <text:s/>Wir haben nun schon eine Menge Argumente für eine Stärkung der Wissenschaftskommunikation gehört und ein paar gute Beispiele, auch aus den öffentlich-rechtlichen Medien. Aus eigener Erfahrung kann ich nur bestätigen, wie notwendig, aber auch wie schwierig es zuweilen ist, wissenschaftliche Erkenntnisse unters Volk zu bringen, sie populär – nennen wir es ruhig so – zu vermarkten. <text:s/>Das habe ich erlebt, als ich in der ersten Legislaturperiode nach der Wende hier in Berlin Pressesprecherin beim Wissenschaftssenator war. Nur mit Medizinthemen war es überhaupt denkbar, auf die allgemeinen Politikseiten einschlägiger Medien zu kommen. Die eigene Betroffenheit potenzieller Leserinnen und Leser war ausschlaggebend dafür, sich für neue Erkenntnisse aus der Welt der Forschung zu interessieren. Und dann brachten es eben auch die Medien. Wie gesagt, nur bei Medizinthemen. <text:s/>Bei all den anderen, teilweise ja hochspannenden und aufregenden Themen waren wir letztlich angewiesen auf Medien, die sich eigene Seiten für die Wissenschaft gönnen – einmal in der Woche zum Beispiel –, oder auf Fachpublikationen. Dabei hätte es oft sogar einen großen Unterhaltungswert gehabt. Dabei wären diese Erkenntnisse für viele Menschen von Belang und Interesse gewesen. Dabei hätten sogar die infrage kommenden Medien selbst damit glänzen können. <text:s/>Vor allem: Dabei täten wir alle unserer Gesellschaft und, ja, auch unserer Demokratie einen großen Gefallen; <text:s/>denn es sind die Vordenker, die Intellektuellen, die Geistesgrößen einer Gesellschaft, die unser aller Fortschritt sichern. Sie sind es, die mit ihrem Mut zum Experiment, das immer auch das Risiko des Scheiterns in sich trägt, neue Erkenntnisse gewinnen. <text:s/>Damit sie dies unabhängig und frei tun können, muss der Staat ihre Freiheiten durch großzügige Rahmenbedingungen schützen und mit Respekt vor der Autonomie der Institutionen, Frau Ministerin, und vor der Freiheit der Wissenschaft agieren. Nur so entsteht Fortschritt, wird Avantgarde möglich. Eine blühende Wissenschaft ist nicht das Ergebnis unseres Wirtschaftswachstums, sondern sie ist dessen Voraussetzung. Sie geht der Wirklichkeit voraus. <text:s/>Tue Gutes und rede darüber: Diese Maxime gilt allemal auch für das Wissenschaftssystem. Und ja, wir müssen die Forschenden ertüchtigen. Wenn sie ihr eigenes Marketing nicht so beherrschen, dann müssen wir die Echokammer für das sein, was sie uns zu sagen haben. Dann sollten auch die Medien die Verantwortung für die Übersetzung wissenschaftlicher Leistung in populäre Sprache übernehmen. <text:s/>Und ja, dann müssen wir alle immer wieder bereit sein, Zumutungen auszuhalten, die mit der Verbreitung manch unbequemer Erkenntnisse einhergehen. Und ja, dann müssen wir alle die Überbringer dieser Nachrichten auch beschützen, wenn sie Anfeindungen, zum Beispiel von rechts außen, ausgesetzt sind. <text:s/>Vor allem aber sollten wir bereit sein, dies alles nicht allein den Wissenschaftlern zu überlassen, – <text:s/>Ich bitte Sie, zum Schluss zu kommen. <text:s/>– sondern unseren eigenen Beitrag zu einem offenen und kommunikativen System leisten. Also, die Wissenschaft nicht unter den Scheffel stellen, sondern unter Strom, damit die Leuchte auch wirklich wirkt. <text:s/>Vielen Dank. <text:s/>Der letzte Redner ist für die SPD-Fraktion Ruppert Stüw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0</text:p>
          </table:table-cell>
          <table:table-cell table:style-name="ce2" office:value-type="string" calcext:value-type="string">
            <text:p>13.10.2022</text:p>
          </table:table-cell>
          <table:table-cell table:style-name="ce2" office:value-type="string" calcext:value-type="string">
            <text:p>ID206002500</text:p>
          </table:table-cell>
          <table:table-cell table:style-name="ce2" office:value-type="string" calcext:value-type="string">
            <text:p>Josef Oster (CDU/CSU)</text:p>
          </table:table-cell>
          <table:table-cell table:style-name="ce2" office:value-type="string" calcext:value-type="string">
            <text:p>Sehr geehrte Frau Präsidentin! Verehrte Kolleginnen und Kollegen! Frau Yüksel, zu Ihrer Rede gerade: Es ist immer problematisch, wenn man dieselbe Rede zu verschiedenen Tagesordnungspunkten hält. <text:s/>Ich empfehle Ihnen, unseren Antrag noch mal genau durchzulesen. <text:s/>Liebe Kolleginnen und Kollegen, Deutschland leistet Großartiges. Rund 1,2 Millionen Menschen haben in den vergangen acht Monaten bei uns Schutz und Zuflucht gefunden. Das ist eine großartige Leistung gegenüber der Ukraine, aber auch gegenüber vielen Menschen, die aus anderen Ländern zu uns gekommen sind. Im Durchschnitt haben wir rund 5 000 Menschen jeden Tag in Deutschland aufgenommen. Eine Leistung – das will ich hier betonen –, auf die unser Land stolz sein darf, meine sehr geehrten Damen und Herren. <text:s/>Aber es ist eine Leistung, die vor allen Dingen von unseren Städten und Gemeinden und von zahllosen Ehrenamtlichen geschultert wird und wohlgemerkt nicht von unserer Bundesregierung. <text:s/>Ihr Beitrag ist dabei höchst überschaubar: kaum Steuerung, kaum finanzielle Hilfe. Die Bundesregierung scheint die Realität nicht wahrnehmen zu wollen – weder in Bezug auf die Situation in unserem Land noch in Bezug auf die Situation in Europa. <text:s/>Meine lieben Kolleginnen und Kollegen, unsere Kommunen sind an der Belastungsgrenze. Ich nehme die Warnungen, insbesondere die unserer kommunalen Spitzenverbände, ausgesprochen ernst. Das Ergebnis des Gipfels vorgestern bei der Innenministerin ist vor diesem Hintergrund ausgesprochen mager. Das Ergebnis, dass rund 4 000 zusätzliche Unterbringungsmöglichkeiten angeboten werden sollen, entspricht ungefähr dem Tagesbedarf im Durchschnitt der letzten Monate. Wäre ich heute noch Bürgermeister, käme ich mir veralbert vor. <text:s/>Und wenn ich hier aus den Regierungsfraktionen so manche Äußerung höre, dann frage ich mich: Wann waren die Kolleginnen und Kollegen aus den Regierungsfraktionen zuletzt in ihren Wahlkreisen unterwegs <text:s/>und haben mal mit einem Bürgermeister oder mit einem Landrat gesprochen? <text:s/>Oder fahren Sie da gar nicht mehr hin, weil Sie Angst haben, Ihr ideologisches Weltbild könnte ins Wanken geraten? <text:s/>Blenden Sie Ihre Ideologie aus, und öffnen Sie die Augen für die Realität, liebe Kolleginnen und Kollegen. <text:s/>Auch die Stimmung in der Bevölkerung ist heute eine andere, eine kritischere. Wenn es allen gut geht, so wie das in den vergangenen Jahren der Fall war, dann schauen die Menschen über vieles hinweg. In schlechten Zeiten wie momentan gilt das eben nicht. Die Menschen fragen sich schon: Was macht der Staat eigentlich mit meinen Steuergeldern? Deshalb müssen wir darauf achten, dass die hohe gesellschaftliche Akzeptanz, Menschen, die wirklich in Not sind, zu helfen, nicht in Gefahr gerät. Deshalb müssen wir darauf achten, uns darauf konzentrieren, die illegale Migration viel konsequenter zu bekämpfen, als das bislang der Fall gewesen ist. Das hat ja sogar die Innenministerin mittlerweile erkannt. Dafür wird sie von den Jusos heftig kritisiert. Einen schöneren Beleg dafür, dass sie auf dem richtigen Weg ist, kann es gar nicht geben, meine lieben Kolleginnen und Kollegen. <text:s/>Herr Abgeordneter, Sie haben Ihre Redezeit schon weit überschritten. <text:s/>Ich komme zum Ende. – Frau Ministerin, liebe Bundesregierung, beenden Sie den deutschen Sonderweg, und verwenden Sie alle Kraft darauf, einen gemeinsamen europäischen Weg in der Migrationspolitik zu finden. <text:s/>Vielen Dank. <text:s/>Als nächste Rednerin erhält das Wort Katrin Göring-Eckardt für Bündnis 90/Die Grüne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13100</text:p>
          </table:table-cell>
          <table:table-cell table:style-name="ce2" office:value-type="string" calcext:value-type="string">
            <text:p>Michael Kruse (FDP)</text:p>
          </table:table-cell>
          <table:table-cell table:style-name="ce2" office:value-type="string" calcext:value-type="string">
            <text:p>Herzlichen Dank. – Sehr geehrte Frau Präsidentin! Geschätzte Kolleginnen und Kollegen! Also, wir haben ja schon gehört, dass der Drucker von Herrn Hümpfer nicht die beste Performance abgegeben hat, oder war es der Antrag der Union? Man weiß es nicht genau. <text:s/>In jedem Fall sind wir, glaube ich, alle froh, dass wir nach mehreren Jahrzehnten endlich die Faxgeräte im Deutschen Bundestag abschaffen konnten; denn das zeigt ja, dass das Deutschlandtempo jetzt auch hier in diesen Räumen Gestalt annimmt. <text:s/>Ich habe mich über beide Anträge, muss ich sagen, sehr gefreut. Die haben auch inhaltliche Komponenten, über die man sprechen kann. Ich würde gerne bei der Kollegin Ingrid Nestle anschließen; denn in der Tat ist das Thema Netzausbau und die Frage, wie schnell und damit auch wie teuer wir Netze in diesem Land ausbauen, eine ganz entscheidende. <text:s/>Sie rufen in Ihrem Antrag, liebe Union, das Thema „überirdisch, wo möglich, unterirdisch, wo nötig“ auf. Fast habe ich gedacht, das könnte man ja auch ketzerisch auf Ihre Oppositionsarbeit beziehen. <text:s/>Aber ich will Sie mal beim Wort nehmen. Wenn wir von den 35 Milliarden Euro, die man beim Netzausbau in Deutschland sparen kann, noch etwas realisieren wollen und dieses Interesse jetzt nicht nur von den Regierungsfraktionen wie unserer kommt, sondern auch von den Ländern, dann ist es eben auch ein Arbeitsauftrag an uns alle. <text:s/>Aus meiner Sicht wäre der Auftrag an Sie, dann nach Bayern zu fahren und mit Herrn Söder zu sprechen. <text:s/>Herr Spahn, ich kann es Ihnen nicht ersparen: Ich habe für Sie schon mal nachgeschaut, falls Sie das jetzt machen wollen. Ich würde jetzt eine gewisse Hektik bei Ihnen vermuten; denn um 20.04 Uhr fährt der ICE 1119 von Berlin nach München. Gute Nachricht: Die App sagt, er ist sogar pünktlich. Ich habe Ihnen schon einen Sitzplatz reserviert. Ich kann Ihnen nur empfehlen, wenn Sie es ernst meinen mit dem Geldeinsparen hier, wenn Sie es ernst meinen mit den Freileitungen, dann jetzt zum Hauptbahnhof und nach München zu fahren. Ansonsten ist diese Forderung aus der Opposition wenig glaubwürdig. <text:s/>Sie fordern in Ihrem Speicherantrag, dass Speicher eine regulatorisch eigenständige Säule des Energiesystems werden sollen. Tatsächlich haben wir zu Beginn dieser Legislaturperiode eine Situation vorgefunden, in der das EnWG, also das ganz maßgebliche Gesetz, überhaupt nur Produzenten und Verbraucher kannte. Da ist uns aufgefallen: Mensch, da fehlt doch etwas! Ganz genau, eine eigenständige rechtliche Definition für Speicher. Deswegen haben wir mit der Novelle des EnWG 1.0, die schon eine ganze Zeit in dieser Legislaturperiode zurückliegt, dafür gesorgt, dass wir genau diese eigenständige Definition im Recht haben, damit wir all das nachholen können, was jetzt notwendig ist, also nicht nur Produktionsanlagen verstärkt ausbauen, sondern die Erneuerbaren auch nützlich einsetzen und zwischenspeichern, wenn es erforderlich ist, um sie zu anderen Zeiten verfügbar zu machen. Da sollten Sie an Ihrem Antrag also noch einmal arbeiten. <text:s/>Herzlichen Dank für die Aufmerksamkeit. <text:s/>Die nächste Rednerin ist Maria-Lena Weiss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6</text:p>
          </table:table-cell>
          <table:table-cell table:style-name="ce2" office:value-type="string" calcext:value-type="string">
            <text:p>29.09.2023</text:p>
          </table:table-cell>
          <table:table-cell table:style-name="ce2" office:value-type="string" calcext:value-type="string">
            <text:p>ID2012600500</text:p>
          </table:table-cell>
          <table:table-cell table:style-name="ce2" office:value-type="string" calcext:value-type="string">
            <text:p>Bettina Stark-Watzinger, Bundesministerin für Bildung und Forschung</text:p>
          </table:table-cell>
          <table:table-cell table:style-name="ce2" office:value-type="string" calcext:value-type="string">
            <text:p>Sehr geehrte Frau Präsidentin! Liebe Kolleginnen und Kollegen! An dem Redebeitrag eben hat man gemerkt, dass die AfD sich anscheinend noch nie mit Sozialunternehmen und sozialen Innovatoren unterhalten hat. <text:s/>Dass das Vertrauen in die Kraft, Lösungen für unsere Gesellschaft zu finden, bei den Einzelnen und auch in der Zivilgesellschaft liegt, also dass privat hier vor Staat geht, das haben Sie noch nicht verstanden. Gut, dass die anderen Parteien dafür kämpfen. <text:s/>Im Sommer habe ich eine junge Unternehmerin kennengelernt. Sie hat eine tolle Idee in die Tat umgesetzt: für Paare, die ungewollt kinderlos bleiben. Sie nutzt künstliche Intelligenz für eine individuellere Therapie, für mehr Erfolg. Deswegen zahlen die Paare, die Eltern, auch erst, wenn das Baby da ist. <text:s/>Warum erzähle ich das? Weil es ein klasse Beispiel dafür ist, wie soziale Innovation mit technologischer Innovation Hand in Hand geht – mit einem Riesenmehrwert für die Paare, aber auch für eine Gesellschaft wie unsere, die immer älter wird. <text:s/>Die Gründerin hat Glück gehabt. Sie hat Unterstützung gebraucht, gesucht und gefunden. Aber das ist eben nicht an der Tagesordnung. Wie viele großartige Ideen bleiben bei uns auf der Strecke, weil finanzielle Hürden zu hoch sind, weil Förderaufrufe soziale Innovationen noch zu wenig berücksichtigen, weil der Rahmen nicht passt? Das wird sich jetzt ändern. <text:s/>Erstmals haben wir eine Nationale Strategie für Soziale Innovationen und Gemeinwohlorientierte Unternehmen. Erstmals fördern wir gezielt die Kraft innovativer Unternehmen, Antworten auf bestehende soziale Herausforderungen zu finden; denn zu einem modernen, zukunftsfähigen Land gehören sie dazu, meine Damen und Herren. <text:s/>Was machen wir? Wir schaffen Zugang, wo vorher keiner war. Wir öffnen unsere Förderprogramme für soziale Innovationen. Allein die BMBF-Fördervorhaben, die exemplarisch in der Strategie aufgeführt sind, summieren sich auf 1 Milliarde Euro. In knapp zwei Wochen geht es los mit der bundesweiten Plattform für Soziale Innovationen. Und bereits gestartet ist unser Wettbewerb „Gesellschaft der Innovationen“ an den Hochschulen und Gründerzentren. Im November kommt unsere Impact Challenge dazu: 12 Millionen Euro für frische Ideen von Studierenden, aber auch Doktoranden und Postdocs. <text:s/>Wir wollen insgesamt mehr Start-ups, insbesondere mehr Social-Start-ups. Wir denken überall die sozialen Innovationen mit: in der Zukunftsstrategie Forschung und Innovation, auch bei der DATI. Beim DATIpiloten funktioniert das nämlich schon. <text:s/>Soziale Innovationen erhalten den Stellenwert, den sie verdienen: in unserer Innovationspolitik und auch in unseren Debatten. Sie sind kein Randthema. So ein Kleinreden sozialer Innovationen muss aufhören. Wir brauchen sie genauso wie technologische Innovationen. <text:s/>Entscheidend ist, dass technologischer Fortschritt und gesellschaftlicher Fortschritt zusammengedacht werden. Deswegen ist es gut, dass wir endlich die SIGU-Strategie haben. Ich danke der Beauftragten für Soziale Innovationen bei uns im Ministerium, Zarah Bruhn. Sie hat es nämlich selbst schon mal gemacht; sie weiß, worüber sie spricht. Darauf können wir aufbauen. <text:s/>Ich danke auch allen anderen, die mitziehen, auch hier im Haus. Die SIGU-Strategie ist ein Schrittmacher, sie ist ein Fortschrittmacher, meine Damen und Herren. <text:s/>Nächste Rednerin: für die Fraktion Die Linke Dr. Petra Sitt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5300</text:p>
          </table:table-cell>
          <table:table-cell table:style-name="ce2" office:value-type="string" calcext:value-type="string">
            <text:p>Susanne Hierl (CDU/CSU)</text:p>
          </table:table-cell>
          <table:table-cell table:style-name="ce2" office:value-type="string" calcext:value-type="string">
            <text:p>Sehr geehrte Frau Präsidentin! Liebe Kolleginnen und Kollegen! Eine kleine Kommune bei mir im Wahlkreis wurde im diesjährigen Schwarzbuch des Bunds der Steuerzahler mit einem angeblich überteuerten Projekt erwähnt. Es ging um ein neu errichtetes Mehrzweckgebäude mit Toiletten, Lagerraum und einer Küche. Nach Abschluss der Arbeiten hat man festgestellt: Jetzt kostet es knappe 600 000 Euro; mehr als ursprünglich vorgesehen. Die Errichtung fiel in die Zeit von Corona, und es gab große Kostensteigerungen am Bau. Eine Aufhebung der Ausschreibung wegen Unwirtschaftlichkeit war nicht möglich. <text:s/>Was hat jetzt dieser Fall mit dem vorliegenden Gesetzentwurf zu tun? Sie, die Kollegen von der AfD, wollen in der neuen Vorschrift bereits Fehlentscheidungen unter Strafe stellen, wenn zwischen dem Einsatz der öffentlichen Mittel und dem mit dem Haushaltsansatz verfolgten Nutzen ein auffälliges Missverhältnis besteht. Ein Vermögensschaden muss nach Ihrer Auffassung nicht eintreten. Die Vorschrift soll nun auch für Mitglieder kommunaler Vertretungsorgane gelten, die haushaltswirksame Entscheidungen treffen. Das sind genau die ehrenamtlichen Stadt- und Gemeinderäte, von denen wir heute schon gesprochen haben. <text:s/>Wozu führt das jetzt dann aber in dem von mir geschilderten Fall? <text:s/>Um es mit den Worten des betroffenen Bürgermeisters zu sagen: Dann ist Schluss mit Entscheiden. Der Gesetzentwurf führt zum einen zu einer hohen Rechtsunsicherheit im täglichen Geschäft. Die Verfahren werden noch langsamer, noch teurer und noch komplizierter. Außerdem stellen Sie die Bürgermeister und ehrenamtlichen Gemeinde- und Stadträte unter Generalverdacht. In letzter Konsequenz wird sich so niemand mehr finden, der noch ehrenamtlich als Gemeinde- oder Stadtrat tätig sein will. <text:s/>Nach Ihren Vorstellungen soll die Strafbarkeit dann entfallen, wenn der Verantwortliche die Maßnahmen vorab prüfen lässt, also eine Art Unbedenklichkeitsbescheinigung einholt. Ich glaube, Sie merken selber, wie absurd das ist, was Sie da vorschlagen. Wir sprechen die ganze Zeit davon, dass Verfahren zu lange dauern, dass die Bürokratie uns lähmt, und Sie wollen ein vorgelagertes Prüfverfahren einführen. Wie soll denn das aussehen bei der Kommune in meinem Wahlkreis? Wird dann da auch etwas Unvorhergesehenes eingepreist? Wer soll denn die Unbedenklichkeit bescheinigen, und innerhalb welcher Zeit? Der Bundesrechnungshof? Ich glaube, das ist die falsche Stelle. <text:s/>Die Kommunen müssen handlungsfähig bleiben, flexibel entscheiden können; dabei ist die Regulierung über das Strafrecht genau der falsche Weg. Sie hätten die letzten fünf Jahre dazu nutzen können, einen praxistauglichen Antrag zu erarbeiten; der Kollege Dr. Maier damals in der letzten Wahlperiode hätte da schon Ideen gehabt. Stattdessen präsentieren Sie uns einen schlechten Entwurf erneut. Das ist einfach einfallslos. <text:s/>Wir lehnen den Gesetzentwurf ab.</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5</text:p>
          </table:table-cell>
          <table:table-cell table:style-name="ce2" office:value-type="string" calcext:value-type="string">
            <text:p>31.03.2023</text:p>
          </table:table-cell>
          <table:table-cell table:style-name="ce2" office:value-type="string" calcext:value-type="string">
            <text:p>ID209503400</text:p>
          </table:table-cell>
          <table:table-cell table:style-name="ce2" office:value-type="string" calcext:value-type="string">
            <text:p>Jürgen Hardt (CDU/CSU)</text:p>
          </table:table-cell>
          <table:table-cell table:style-name="ce2" office:value-type="string" calcext:value-type="string">
            <text:p>Frau Präsidentin! Liebe Kolleginnen und Kollegen! Es ist gut, dass in dieser Debatte der Inhaber des schönsten Ehrenamtes der Bundesregierung, der Koordinator für die transatlantische Zusammenarbeit, Michael Link, spricht, aber auch seine beiden Vorgänger in dem Amt, Peter Beyer und ich. Und ich freue mich, dass auf der Tribüne der Chair des German Marshall Fund, J. Robinson West, mit dem deutsch-europäischen Team des German Marshall Fund Platz genommen hat. Das ist heute ein schöner und wichtiger Tag für uns alle. <text:s/>Ich freue mich bibelgetreu über den einen Sünder, der Buße tut, mehr als über tausend Gerechte. Jürgen Trittin hat heute eine Rede gehalten, die pro NATO, pro amerikanisch, pro Marktwirtschaft war; das habe ich so nicht erwartet. <text:s/>Ich brauchte den Umweg über die Hofgartenwiese in Bonn in den 1980er-Jahren nicht. <text:s/>Ich war immer dieser Meinung; aber es ist ja gut, dass wir uns hier unter den demokratischen Kräften so einig sind. <text:s/>Ich will an dieser Stelle aber noch einige Aspekte ansprechen, die in dieser Debatte noch nicht so genannt worden sind. Ich finde, das ist eine beachtliche Leistung der politischen Führung in Amerika: Nach 1,1 Millionen gefallenen und verwundeten amerikanischen Soldaten legt ein US-Präsident ein Marshallplan-Programm auf, das eben auch dem Verantwortlichen für den Zweiten Weltkrieg, Deutschland, diese finanziellen Möglichkeiten eröffnet. Das ist ein Beispiel dafür, was man in einer Demokratie erreichen kann, wenn man bereit ist, Führung zu zeigen. <text:s/>Ich möchte an dieser Stelle auch daran erinnern, dass bis zum heutigen Tag viele private Haushalte in Deutschland von diesem Marshallplan ganz konkret profitieren. Denn wenn wir unsere Gebäudesanierung mit günstigen Krediten von der KfW finanzieren, tun wir das letztlich mit dem Geld, das vom Marshallplan-Programm übrig geblieben ist, also die Rückläufe und die Zinsen. Immer wenn die KfW einen Kredit vergibt, könnte sie eigentlich einen kleinen Stempel draufdrücken: Danke, Amerika! Danke, Marshallplan! <text:s/>Ich finde an diesem Programm auch so bemerkenswert, dass es so stark auf marktwirtschaftliche Instrumente setzt und diese Win-win-Situation erzeugt hat. Die Möglichkeit, dass die Deutschen nach dem Krieg mit diesem Programm die Kapitalbasis fanden, um ihre Fähigkeiten in ein Wirtschaftswunder umzusetzen, hat darüber hinaus in der europäischen Nachbarschaft und dann auch in Amerika positive wirtschaftliche Effekte gehabt, und zwar viel mehr, als wenn man das mit Subventionspolitik, mit Dirigismus oder anderen entsprechenden Regeln gemacht hätte. Die Kräfte der Marktwirtschaft sind durch dieses Marshallplan-Programm ganz klar in den Mittelpunkt gestellt worden. Das ist etwas, was uns auch für die Zukunft helfen sollte. <text:s/>Ich komme jetzt zu der Frage, warum wir einen eigenen Antrag geschrieben haben. Erstens steht in unserem Antrag die, wie ich finde, richtige solidarische Leistung unsererseits, nämlich die Erhöhung unserer Verteidigungsausgaben mit Blick auf das 2-Prozent-Ziel der NATO. Zweitens steht in dem Antrag, dass wir uns mit Blick auf die Zukunft der Ukraine an dem Marshallplan ein Beispiel nehmen sollten – an der Großzügigkeit, aber eben auch an den marktwirtschaftlichen Instrumenten. <text:s/>Es wäre schön gewesen, wenn der Marshallplan auch im Osten unseres Landes zur Wirkung gekommen wäre. Das Angebot lag auf dem Tisch. Es wurde nicht angenommen, auch von Polen, Ungarn und Bulgarien nicht. Trotzdem möchte ich den Bürgerinnen und Bürgern im Osten Deutschlands, von denen sich der eine oder andere in der Diskussion gegenwärtig vielleicht in der alten Sowjetromantik befindet, sagen: Wenn es in der DDR so etwas wie einen Marshallplan gegeben hätte, dann hätten wir viele ökonomische Probleme, die bis heute nachwirken, in unserem Lande nicht. Das ist auch eine Lehre aus dem Jubiläum, das wir heute feiern. <text:s/>Herzlichen Dank. <text:s/>Als Nächstes spricht Michelle Müntefering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0</text:p>
          </table:table-cell>
          <table:table-cell table:style-name="ce2" office:value-type="string" calcext:value-type="string">
            <text:p>15.03.2023</text:p>
          </table:table-cell>
          <table:table-cell table:style-name="ce2" office:value-type="string" calcext:value-type="string">
            <text:p>ID209002000</text:p>
          </table:table-cell>
          <table:table-cell table:style-name="ce2" office:value-type="string" calcext:value-type="string">
            <text:p>Nancy Faeser, Bundesministerin des Innern und für Heimat</text:p>
          </table:table-cell>
          <table:table-cell table:style-name="ce2" office:value-type="string" calcext:value-type="string">
            <text:p>Vielen Dank, Frau Abgeordnete Wissler. – Ich teile Ihre Einschätzung, was die Bediensteten des öffentlichen Dienstes betrifft. Sie leisten <text:s/>großartige Arbeit. Sie sind die Stütze unserer Gesellschaft und verdienen deshalb auch Respekt. Was Sie in Ihrer Aufzählung im Hinblick auf das Angebot der <text:s/>Arbeitgeber vergessen haben: Ich führe die Verhandlungen ja nicht alleine. Für den weit größeren Teil der Beschäftigten führen ja die kommunalen Arbeitgeber die <text:s/>Verhandlungen mit mir gemeinsam. Wir haben ja auch hohe Einmalzahlungen vorgesehen, um genau einen Inflationsausgleich, von dem Sie gerade gesprochen haben, zu <text:s/>berücksichtigen. Wir wollen insgesamt 2 500 Euro steuerfrei als Inflationsausgleich zahlen. Das ist sehr viel Geld und macht sich auch im Geldbeutel bemerkbar. <text:s/>Bei einer Reinigungskraft zum Beispiel bedeutet das allein eine Lohnsteigerung von 6 Prozent. Wenn man die lineare Tariferhöhung in Höhe von 5 Prozent <text:s/>hinzurechnet, stellt man fest, dass die Steigerung 11 Prozentpunkte beträgt. <text:s/>Das ist noch nicht das Ende der Verhandlungen; wir sind ja auch noch mittendrin. Ich glaube, dass die Tarifparteien am Ende zu einem tragfähigen <text:s/>Ergebnis kommen werden. <text:s/>Sie dürfen eine Nachfrage stellen. Aber bitte auf die Zeit acht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4200</text:p>
          </table:table-cell>
          <table:table-cell table:style-name="ce2" office:value-type="string" calcext:value-type="string">
            <text:p>Andreas Jung (CDU/CSU)</text:p>
          </table:table-cell>
          <table:table-cell table:style-name="ce2" office:value-type="string" calcext:value-type="string">
            <text:p>Frau Präsidentin! Liebe Kolleginnen und Kollegen! Der Klimawandel ist eine herausragende globale Bedrohung, und es braucht darauf eine entschiedene globale Antwort. Deshalb ist auch diese Klimakonferenz von besonderer Bedeutung, <text:s/>und Deutschland hat dabei eine besondere Verantwortung. <text:s/>Wir haben bei 1 Prozent der Weltbevölkerung doppelt so viel CO2-Ausstoß, nämlich 2 Prozent. Aber unser Anspruch muss sein, 20 Prozent der Lösung zu sein – mit Technologien für die Welt, mit Innovationen, die wir hier entwickeln, mit Technologiepartnerschaften, mit Transfer, den wir ermöglichen, mit Technologien, die anderswo genauso gut oder oft besser genutzt werden können als hier bei uns. Innovationen, Technologien für die Welt, das muss unser Anspruch sein. <text:s/>Deshalb, Frau Ministerin, haben Sie unsere Unterstützung dafür, Technologien voranzubringen, auch auf dieser Klimakonferenz. Das gilt natürlich für die Ziele bei den Erneuerbaren; das gilt natürlich für das Ziel bei der Energieeffizienz. Es ist auch notwendig, international CO2-Abscheidung voranzubringen, nicht als Ersatz für den Rückgang der Fossilen – auch da unterstützen wir die Ziele –, aber als notwendige Ergänzung. Wir brauchen das. <text:s/>Wir brauchen es übrigens auch für blauen Wasserstoff. Wasserstoff wird insgesamt eine entscheidende Bedeutung haben in Deutschland, in Europa und global. Da dürfen wir nicht eng nur auf grünen Wasserstoff setzen, sondern es muss das Ziel sein, emissionsarm Energie zu produzieren. Wir brauchen auch blauen Wasserstoff hier in Deutschland. Schaffen Sie den Rahmen dafür. Gehen Sie über das hinaus, was Sie als Grüne in Karlsruhe beschlossen haben. Da sagen Sie: CO2-Abscheidungen wollen wir fördern, aber eben gerade nicht bei blauem Wasserstoff. – Damit werden Sie in Dubai nicht weit kommen. <text:s/>Klimaschutz muss zum wirtschaftlichen Erfolgsmodell werden. Dann erreichen wir globale Verständigungen, und dann erreichen wir eine nachhaltige Entwicklung weltweit. Das muss im Mittelpunkt stehen. Dafür ist elementar, dass die CO2-Preise und der Emissionshandel, von Europa und anderen Teilen der Welt ausgehend, immer weiter ausgedehnt werden. Er muss ein wichtiger Bestandteil unserer Klimaaußenpolitik werden. Zu Recht leisten wir einen wichtigen Beitrag zur Klimafinanzierung. Unterstützung mit Klimafinanzen muss münden in Zusammenarbeit. Und gerade bei dieser Zusammenarbeit muss ein schrittweises Ausweiten des Emissionshandels gemeinsam mit unseren Partnern ein elementarer Bestandteil sein. Bringen Sie solche Initiativen auf den Weg. Dafür haben Sie unsere Unterstützung. <text:s/>Im Mittelpunkt der Konferenz steht die Bestandsaufnahme: Was ist erreicht worden seit Paris? Sie haben gesagt: Es ist vieles erreicht worden. – Global ist vieles erreicht worden, aber wir haben hier im Land in den letzten beiden Jahren das Klimaziel verfehlt. Norbert Röttgen hat es angesprochen: Es gibt eine Gerichtsentscheidung, <text:s/>mit der festgestellt wird: Diese Regierung verstößt gegen das Klimaschutzgesetz. – Und als Reaktion planen Sie weiterhin kein Sofortprogramm, um diese Lücke zu schließen. Sie planen weiterhin die Entkernung des Klimaschutzgesetzes, das Ihnen, als Sie in der Opposition waren, nicht hart genug sein konnte. <text:s/>Sie haben diese Reform nicht auf die Tagesordnung der nächsten Sitzungswoche gesetzt; das heißt, sie wird im nächsten Jahr kommen. Ihre Regierung hat aber auf eine Anfrage des Abgeordneten Thomas Gebhart geantwortet. Daraus ergibt sich: Wenn diese Reform erst im nächsten Jahr beschlossen wird, dann greift die Pflicht zum Nachsteuern erstmals Ende des Jahres 2025, wenn diese Regierung nicht mehr im Amt ist. <text:s/>Dadurch würde Klimaschutz in die Zukunft verschoben. Das darf nicht sein. Diese Entkernung darf es nicht geben. <text:s/>Deshalb erwarten wir, dass Sie auf dieser Konferenz in Dubai und am besten auch hier klarstellen: Diese Verschiebung von Klimaschutz wird es nicht geben. Matthias Miersch hat ja auch immer dafür gekämpft. Du hast in der Debatte zur ersten Lesung angekündigt: <text:s/>Wir wollen es eigentlich verschärfen, gar nicht aufweichen. – Das, was auf dem Tisch liegt, darf es nicht geben. Wenn es im nächsten Jahr beschlossen wird, wird Klimaschutz in die Zukunft verschoben. Das wäre ein verheerendes Signal, gerade jetzt für die Konferenz in Dubai. <text:s/>Da kommt es auf Glaubwürdigkeit an. Deshalb müssen diese Pläne vom Tisch. <text:s/>Herzlichen Dank. <text:s/>Tina Rudolph für die SPD-Fraktion hat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6</text:p>
          </table:table-cell>
          <table:table-cell table:style-name="ce2" office:value-type="string" calcext:value-type="string">
            <text:p>10.11.2022</text:p>
          </table:table-cell>
          <table:table-cell table:style-name="ce2" office:value-type="string" calcext:value-type="string">
            <text:p>ID206616000</text:p>
          </table:table-cell>
          <table:table-cell table:style-name="ce2" office:value-type="string" calcext:value-type="string">
            <text:p>Stephan Protschka (AfD)</text:p>
          </table:table-cell>
          <table:table-cell table:style-name="ce2" office:value-type="string" calcext:value-type="string">
            <text:p>Frau Präsidentin! Meine Damen und Herren! Gott zum Gruße! Ja, die deutsche Schweinehaltung befindet sich in ihrer schwersten Krise. Wir haben es mit einem brutalen Strukturbruch zu tun. Eigentlich sollten bei allen die Alarmglocken schrillen. Innerhalb von nur einem Jahr ist die Zahl der gehaltenen Schweine in Deutschland um fast 10 Prozent oder, besser gesagt, 2,5 Millionen Schweine gesunken. Das ist der niedrigste Schweinebestand seit der Wiedervereinigung, meine Damen Herren. Im gleichen Zeitraum mussten 2 000 Betriebe die Schweinehaltung für immer aufgeben. Das sind Arbeitsplätze, das sind selbstständige Leute, das sind Menschen, die ihren Beruf mit Liebe ausgeführt haben. <text:s/>Die wirtschaftliche Lage der Schweinehalter bleibt aufgrund der massiv gestiegenen Kosten für Energie, Düngemittel, Futter usw. usf. leider katastrophal. Für die Branche ist es nicht fünf vor zwölf, meine Damen und Herren, für die Branche ist es mittlerweile fünf nach zwölf. Die Schweinehalter benötigen jetzt unsere Unterstützung und unsere Hilfe. <text:s/>Aber von den Grünen ist ja leider nichts zu erwarten; das haben wir in der ersten Rede zu diesem Tagesordnungspunkt gehört. <text:s/>Sie haben aus Ihrem Hass gegenüber der Tierhaltung in Deutschland noch nie ein Geheimnis bzw. einen Hehl gemacht. Selbst im grün geführten Landwirtschaftsministerium werden die Forderungen nach der Halbierung der Tierbestände immer lauter. Und wenn Sie die heimischen Betriebe endgültig plattgemacht haben, dann – dafür ist ja schon vorgesorgt, nicht wahr, Herr Özdemir? die Handelsabkommen mit Südamerika werden ja gerade ausgehandelt – importieren wir unser Fleisch aus Südamerika, aus Gebieten mit abgeholzten Regenwäldern, der Lunge der Welt. <text:s/>Das ist einfach nur Wahnsinn. Das ist Irrsinn. Das ist Zerstörung der Natur und der Umwelt, und das aus grüner Hand, meine Damen und Herren. <text:s/>Es besteht dringender politischer Handlungsbedarf, um sowohl die Existenz der systemrelevanten Bauernfamilien als auch die Versorgung mit hochwertigsten tierischen Lebensmitteln aus Deutschland zu sichern. Die Tierhaltung ist wichtig für die Kreislaufwirtschaft, und gerade angesichts der Mineraldüngerknappheit brauchen wir den tierischen Dünger dringender denn je. <text:s/>Die deutschen Schweinehalter benötigen verlässliche und planungssichere Rahmenbedingungen, damit sie markt- und tiergerecht produzieren können. Dazu gehören auch Mindeststandards für Importe und ein Herkunftskennzeichen. Meine Damen und Herren, wir können und dürfen uns eine Verlegung der Tierhaltung ins Ausland nicht leisten. Das alles fordert die AfD seit Monaten, ja, seit Jahren. <text:s/>Liebe Kollegen der CDU/CSU, stimmt doch einfach in Zukunft unseren Anträgen zu – der unsere ist schon älter –, dann braucht ihr sie nicht immer abzuschreiben; beim Abschreiben macht ihr auch noch Fehler. <text:s/>Danke für die Aufmerksamkeit. Schönen Abend! <text:s/>Für die FDP-Fraktion folgt Ingo Bodt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7</text:p>
          </table:table-cell>
          <table:table-cell table:style-name="ce2" office:value-type="string" calcext:value-type="string">
            <text:p>26.04.2024</text:p>
          </table:table-cell>
          <table:table-cell table:style-name="ce2" office:value-type="string" calcext:value-type="string">
            <text:p>ID2016706800</text:p>
          </table:table-cell>
          <table:table-cell table:style-name="ce2" office:value-type="string" calcext:value-type="string">
            <text:p>Katja Adler (FDP)</text:p>
          </table:table-cell>
          <table:table-cell table:style-name="ce2" office:value-type="string" calcext:value-type="string">
            <text:p>Sehr geehrte Frau Präsidentin! Werte Kolleginnen und Kollegen! Liebe Gäste! Liebe Zuschauer an den Bildschirmen! Menschen mit Handicap durchs Leben begleiten, Seniorinnen und Senioren unterstützen oder einfach mal nur aus der Zeitung vorlesen, Kindern beim Lernen helfen oder Besuchergruppen durchs Museum führen, dies alles ist freiwillig möglich. Diese Freiwilligkeit ist wesentlicher Grundpfeiler unserer Gesellschaft; denn eine vielfältige Kulturszene, die Integration von Geflüchteten, die Inklusion von Menschen mit Handicap und, ja, auch Demokratiebildung in den vielen kleinen und großen Vereinen und Verbänden sind allesamt nur möglich, weil es ebendiese Menschen mit Herz, Energie und Leidenschaft gibt, die freiwillig ihre Zeit für den Zusammenhalt unserer Gesellschaft aufbringen – aus eigenem Antrieb. <text:s/>Mit der Anpassung der Freiwilligenteilzeitmöglichkeiten sprechen wir heute daher über ein Gesetz, das unsere Gesellschaft maßgeblich beeinflusst. War es jungen Menschen bisher nur möglich, sich freiwillig in Vollzeit einzubringen, soll mit dieser Anpassung die Offenlegung eines berechtigten Teilzeitinteresses entfallen. Nicht nur, dass wir damit den Interessen der jungen Menschen nachkommen, auch mal nur einen Teil ihrer Zeit freiwillig der Gesellschaft zu widmen. Wir passen die Möglichkeiten auch den Gegebenheiten der Einsatzstellen an, <text:s/>die eben nicht immer gleich Unterstützung für den ganzen, wohl aber unbedingt für einen halben Tag benötigen. Mit den nun bald geltenden Teilzeitmöglichkeiten werden also auch kleinere Sportvereine, kleinere Bildungseinrichtungen und andere gemeinnützige Organisationen Unterstützung bekommen können, die bisher aufgrund ihrer finanziellen, insbesondere aber auch ihrer personellen und infrastrukturellen Aspekte vor Ort verzichten mussten. <text:s/>Dieses Gesetz ist damit mehr als nur eine rechtliche Regelung; es ist ein Signal an die Gesellschaft, die Bedeutung der Freiwilligendienste anzuerkennen und zu würdigen. <text:s/>Abschließend ein direktes Wort an alle aktuell 100 000 Freiwilligen im Land – <text:s/>Bitte kurz. <text:s/>– in den sozialen Projekten und Bildungsprogrammen und Umweltschutzinitiativen: Wir sehen euch, wir unterstützen euch, und wir danken euch für euer Engagement und eure Initiative! <text:s/>Herzlichen Dank. <text:s/>Das Wort hat Anne Janssen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5</text:p>
          </table:table-cell>
          <table:table-cell table:style-name="ce2" office:value-type="string" calcext:value-type="string">
            <text:p>24.06.2022</text:p>
          </table:table-cell>
          <table:table-cell table:style-name="ce2" office:value-type="string" calcext:value-type="string">
            <text:p>ID204502300</text:p>
          </table:table-cell>
          <table:table-cell table:style-name="ce2" office:value-type="string" calcext:value-type="string">
            <text:p>Marcel Emmerich (BÜNDNIS 90/DIE GRÜNEN)</text:p>
          </table:table-cell>
          <table:table-cell table:style-name="ce2" office:value-type="string" calcext:value-type="string">
            <text:p>Sehr geehrte Frau Präsidentin! Liebe Kolleginnen und Kollegen! Sexueller Missbrauch, sexuelle Ausbeutung und ihre Darstellung und Verbreitung müssen entschieden bekämpft werden – gerade auch dann, wenn es online geschieht. Daran gibt es überhaupt gar keinen Zweifel. Aber ich muss sagen: Ich finde es respektlos und infam, dass die Union mit ihrem Antragstext unterstellt, wir in den Koalitionsfraktionen würden den Kinderschutz auf die leichte Schulter nehmen. <text:s/>Ich bin seit einem halben Jahr Vater. Ich finde, es ist nicht in Ordnung, wie Sie hier argumentieren. <text:s/>Jeder einzelne Fall steht für ein zerstörtes Kinderleben. Daran gibt es nichts zu rütteln. Abscheulichen Verbrechen gegen Kinder müssen wir mit aller rechtsstaatlichen Entschlossenheit entgegentreten. <text:s/>Dafür braucht es mehr und besser vernetzte Prävention, Kooperation zwischen den Jugendämtern, eine schnellere Löschung, eine bessere Ausstattung für die Ermittler/-innen und vor allem verfassungsrechtlich tragbare Lösungen für unsere Strafverfolgungsbehörden. <text:s/>Aber all das spiegelt dieser Antrag nicht wider. <text:s/>Immer wieder bringen Sie hier Beiträge ein, die eine unverhältnismäßige Überwachung der Bürgerinnen und Bürger legitimieren sollen. <text:s/>Meine Damen und Herren von der Union, seien Sie doch mal ehrlich und benennen es mit dem Begriff, den Sie im Kern fordern, sich aber offensichtlich nicht trauen zu schreiben oder hier offen zu sagen. Sie fordern die anlasslose Vorratsdatenspeicherung, die Vorratsdatenspeicherung, mit der Sie während Ihrer 16-jährigen Regierungszeit zu Recht immer und immer wieder vor Gerichten gescheitert sind. <text:s/>Wenn so Ihre Antwort auf schlimmste Verbrechen aussieht, erweisen Sie den Opfern einen Bärendienst. Das ist keine kluge Politik. Das ist eine Politik, die Rechtssicherheit und Rechtsstaatlichkeit nicht so genau nimmt. <text:s/>Ihre Forderung ist die Fortsetzung der Politik der Scherbenhaufen – Scherbenhaufen, die wir als Koalitionsfraktionen jetzt zusammenkehren müssen, und das machen wir nach und nach. Und wissen Sie, was wir am Ende haben? Dann haben wir eine vorausschauende und faktenorientierte Sicherheitspolitik, <text:s/>die auf bestehende sicherheitspolitische Gefahren zielgerichtet antwortet. Mit dieser rechtssicheren Politik und Gesetzgebungspraxis leisten wir einen Beitrag für die Demokratie und bringen obendrein noch ein Entlastungsprogramm für das Bundesverfassungsgericht in Karlsruhe auf den Weg, weil es weniger mit uns zu tun haben wird. <text:s/>Man kann sich schon sehr wundern. Nachdem Sie jahrelang in Regierungsverantwortung gesagt haben, Sie könnten nicht an einer neuen Regelung arbeiten, weil Sie auf das EuGH-Urteil warteten, präsentieren Sie jetzt, kurz vor dem zu erwartenden EuGH-Urteil zur verkorksten deutschen Regelung, diesen halbgaren Antrag. Dabei sind schon die Strafverfolgungsbehörden viel kreativer als die Union. Schauen Sie dafür zum Beispiel mal nach Schleswig-Holstein! Da gibt es ein Positionspapier der GdP mit vier wichtigen Stichpunkten: Personalbedarf, Sachausstattung, Gesundheitsprävention, Wertschätzung. Das sind Dinge, auf die es ankommt. <text:s/>Wir haben mit dem Quick-Freeze-Verfahren einen vernünftigen, einen adäquaten Vorschlag auf dem Tisch. Mit unserem Koalitionsvertrag – seit Neuestem übrigens auch dem Koalitionsvertrag in Schleswig-Holstein von Schwarz-Grün; <text:s/>das haben Sie vielleicht schon gehört – schaffen wir es, mit dem Erfordernis des Anfangsverdachts und einer richterlichen Anordnung rechtsstaatliche Leitplanken einzuziehen. Der Weg ist also geebnet. Wir bringen wirksame Strafverfolgung und Grundrechtssicherung in Einklang. Lassen Sie uns vernünftig darüber reden und endlich die Erkenntnis gewinnen, die anlasslose Vorratsdatenspeicherung in Deutschland zu den Akten zu legen! <text:s/>Vielen Dank. <text:s/>Vielen Dank, Herr Kollege Emmerich. – Wir haben zwischenzeitlich den Vorsitz getauscht. Die Präsidentin hat sich nicht geschlechtlich verwandelt, sondern ich bin der Nachfolger. <text:s/>Nächste Rednerin ist die Kollegin Anke Domscheit-Berg, Fraktion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1</text:p>
          </table:table-cell>
          <table:table-cell table:style-name="ce2" office:value-type="string" calcext:value-type="string">
            <text:p>21.06.2023</text:p>
          </table:table-cell>
          <table:table-cell table:style-name="ce2" office:value-type="string" calcext:value-type="string">
            <text:p>ID2011106800</text:p>
          </table:table-cell>
          <table:table-cell table:style-name="ce2" office:value-type="string" calcext:value-type="string">
            <text:p>Dr. Robert Habeck, Bundesminister für Wirtschaft und Klimaschutz</text:p>
          </table:table-cell>
          <table:table-cell table:style-name="ce2" office:value-type="string" calcext:value-type="string">
            <text:p>Herr Präsident! Sehr geehrter Herr Abgeordneter, bevor wir das LNG-Gesetz in die Ressortabstimmung gegeben haben, gab es umfängliche Gespräche mit der Landesregierung und vor Ort. Ich selbst war noch einmal da und habe dort mit den Beteiligten, den Verbänden, den Bürgermeistern und Landräten gesprochen, und anschließend gab es eine Pressekonferenz der beiden zuständigen Fachminister, Minister Meyer und Minister Backhaus. Danach hat die Bundesregierung den Eindruck gewonnen, dass die Landesregierung Mecklenburg-Vorpommern dieses Projekt mitträgt und entsprechend die vorliegenden Anträge auch abarbeitet und dann zur Genehmigung führt. <text:s/>Zu den Geldforderungen kann ich nichts sagen. Dafür sind meiner Kenntnis nach keine Rückstellungen im Haushalt getroffen worden. <text:s/>Jetzt erteile ich dem Kollegen Hilse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03200</text:p>
          </table:table-cell>
          <table:table-cell table:style-name="ce2" office:value-type="string" calcext:value-type="string">
            <text:p>Carsten Schneider, Staatsminister beim Bundeskanzler</text:p>
          </table:table-cell>
          <table:table-cell table:style-name="ce2" office:value-type="string" calcext:value-type="string">
            <text:p>Frau Präsidentin! Liebe Kolleginnen und Kollegen! Kommen wir zu etwas Positivem: zum Stand der deutschen Einheit. <text:s/>Dem Auftrag des Bundestages, einmal in der Legislatur einen Bericht zum Stand der Deutschen Einheit, zur Lage des Landes vorzulegen, komme ich mit diesem Bericht nach. Wenn ich einen Strich darunterziehe und Bilanz ziehe, dann sage ich: Diese Bilanz ist positiv. <text:s/>Deutschland ist seit 33 Jahren vereinigt. In dieser Zeit haben wir unglaublich viel erreicht. Es gab gemeinsame Kraftanstrengungen von vielen Menschen in unserem Land, Ost wie West, den demokratischen Parteien, der Zivilgesellschaft. <text:s/>Wir sind ein stabiles, ein friedliches Land mitten in Europa – in einem Europa, das so wie Ost und West neu vereinigt wurde. Ich sage das vor allen Dingen vor dem Hintergrund der polnischen Wahl am Sonntag und der hohen Wahlbeteiligung. Dass die Polen ihr Schicksal in die Hand genommen und eine proeuropäische Regierung gewählt haben, das ist auch ein Auftrag an uns als Deutsche. <text:s/>Ost- und Westdeutsche sollten Brücken bauen, die offene Hand reichen und dabei auch die besondere Situation, die wir in unserem Land vorfinden, in unsere Erfahrung mit einfließen lassen. <text:s/>Wir haben im Jahr 2023 etwas geschafft, was sehr lange bei vielen, insbesondere in Ostdeutschland, gegärt hat, nämlich die Rentenangleichung. Die Rente ist jetzt, im Jahr 2023, gleich. <text:s/>Wir sind ein sozialer Bundesstaat. Es gelten überall die gleichen sozialen Rechte. <text:s/>In 2023 geschah auch etwas Phänomenales: Wir waren das erste Mal – zwar bei einer insgesamt schwachen konjunkturellen Lage – in Ostdeutschland vorn. Das gesamtdeutsche Wachstum war geringer als das in Ostdeutschland. Es gibt einen Sondereffekt wegen der Tesla-Fabrik in Brandenburg, ja. Aber es zeigt, dass insbesondere Ostdeutschland ein Platz für große Investitionen, für Vertrauen in die Zukunft und auch für Innovationen ist. <text:s/>Wir sind da ganz vorn, wenn es um erneuerbare Energien geht. Robert Habeck wird gleich auch noch sprechen. Ich bin sehr froh darüber, dass diese Debatte hier nicht nur eine rein ostdeutsche, sondern eine gesamtdeutsche ist. <text:s/>Ostdeutschland war immer Energieland. Wir haben auf der einen Seite noch die Braunkohle und die Transformation – insbesondere in der Lausitz und im Mitteldeutschen Revier – hin zu den Erneuerbaren. Die Unternehmen sind da auf dem Weg. Sie haben die volle Unterstützung der Bundesregierung, insbesondere Ostdeutschland zur Erneuerbaren-Region schlechthin zu machen. Wir sind das in weiten Teilen schon in Brandenburg, in Sachsen-Anhalt, in Mecklenburg-Vorpommern: ein Energieproduzent. Und dort, wo Energie produziert wird, da ist auch Industrie, da sind auch Arbeitsplätze. Und genau das zeichnet sich jetzt ab. <text:s/>Ich darf Sie herzlich grüßen von den Ministerpräsidenten der ostdeutschen Bundesländer. Es gab eine MPK-Ost gemeinsam mit der Ministerin Stark-Watzinger zum Thema Forschungsförderung. Wir waren in Berlin-Adlershof. Berlin ist natürlich eine wahnsinnig spannende Stadt, aber auch mit Strukturveränderungen. Dort war der ehemalige Forschungsbereich, in dem Angela Merkel und Herr Haseloff promoviert haben. <text:s/>– Dietmar, ja, ich weiß, du hast woanders promoviert. <text:s/>– Ja, Moskau. Er hat seinen Doktortitel noch, die anderen beiden auch. <text:s/>Wo jetzt in Adlershof 8 000 Beschäftigte tätig sind, wo es Helmholtz-Zentren gibt, wo Forschung für die Energie der Zukunft stattfindet – das ist Ostdeutschland, das ist Deutschland. Das ist das, was wir einbringen können in unser Land. <text:s/>Die Bundesregierung wird dies auch weiter unterstützen: die großen Investitionen in der Chipindustrie in Sachsen-Anhalt, aber auch im Bereich der Halbleiter in Dresden. Es waren kluge landespolitische Entscheidungen, in diese Zukunftsprojekte zu investieren. Dort, in Ostdeutschland, werden wir die größten Investitionen haben, die es jemals in Deutschland von ausländischen Firmen gegeben hat. Das ist ein großer Vertrauensvorschuss, das sind große Zukunftsaussichten. Aber das ist auch eine große Leistung, die wir letztendlich auch als Bundesregierung bringen; denn wir finanzieren dies natürlich auch mit. Wir sehen also: An dieser Stelle ist viel Wasser im Glas. Mein Glas ist nicht nur halbvoll, sondern richtig voll. <text:s/>Jetzt komme ich ein bisschen zu den Gefühlspunkten. Die sind ambivalenter. Bei vielen Ostdeutschen haben die 33 Jahre auch Wunden hinterlassen. Über diese Wunden hielt Bundeskanzlerin Angela Merkel am 3. Oktober 2021 in Halle eine bemerkenswerte Rede zum Abschluss ihrer Kanzlerschaft, in die insbesondere auch persönliche Erfahrungen eingeflossen sind. Zum Beispiel hatte ein Journalist sie, die damalige Bundeskanzlerin, in einem Text als „angelernte Bundesdeutsche und Europäerin“ bezeichnet, als gäbe es zwei Kategorien: hier die Autochthonen und dort die Angelernten, die ihre Zugehörigkeit erst noch beweisen müssen. Angela Merkel war zu Recht empört. <text:s/>Auch im Jahr 2023 existieren zwischen Ost- und Westdeutschen noch eine Menge Vorurteile und Missverständnisse. Hinzu kommen strukturelle Ungleichheiten. Noch immer gibt es zu wenige Ostdeutsche in Führungspositionen. Man muss in diesem Land, wenn man teilhaben will – auch an der Macht –,mit Blick auf Repräsentation die gleichen Chancen haben. Wir als Bundesregierung gehen dort jetzt voran. Aber es ist insbesondere auch für die Kultur und die Wirtschaft eine Aufgabe, Ostdeutschen, aber auch Menschen mit Migrationshintergrund die gleichen Rechte zu geben. <text:s/>Wir haben immer noch zu geringe Einkommen. Es war richtig und wichtig, dass wir den gleichen Mindestlohn deutschlandweit eingeführt und ihn erhöht haben. Aber der Mindestlohn ist nur das Mindeste: Wir brauchen Tariflöhne. Wir brauchen stärkere Gewerkschaften und auch Menschen, die sich engagieren, und letztendlich brauchen wir auch höhere Einkommen. <text:s/>Und wir haben eine extreme Vermögensungleichheit. In Ostdeutschland wird nicht geerbt. Das bedeutet auch Unsicherheit. Denken Sie an die Demonstrationen im letzten Jahr, als es um die Energieversorgungssicherheit ging und um die Frage: Wie hoch sind die Gaspreise? Wie hoch sind die Strompreise? Wenn Sie vielleicht 30 000 oder 40 000 Euro im Rücken haben, sehen Sie das ein bisschen entspannter, als wenn Sie am 25. des Monats kein Geld mehr auf dem Konto haben. <text:s/>Nach Erkenntnissen des Ostdeutschen Sparkassenverbands hat die Hälfte der Ostdeutschen zum Monatsende auf dem Girokonto und auch sonst auf der Habenseite null. Das heißt: Diese Unsicherheit führt natürlich auch zu Angst und zu gesellschaftlicher Friktion. Deswegen ist die Adressierung der Vermögensgleichheit und des Aufbaus von Vermögen für mich eine zentrale Aufgabe. Dazu werde ich auch weiterhin Vorschläge machen. <text:s/>Kurzum: Wir können stolz sein auf dieses Land. Wir können stolz sein auf das, was wir geschafft haben. Ich wünsche mir nur, dass wir noch mehr Dialog und mehr Streit untereinander haben und dass wir darauf stolz sind, dass wir als Bundesrepublik Deutschland mitten in Europa ein stabiler Faktor für eine starke Europäische Union sind. Wer hätte das gedacht! <text:s/>Das Wort hat der Kollege Sepp Müller für die CDU/CSU-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08</text:p>
          </table:table-cell>
          <table:table-cell table:style-name="ce2" office:value-type="string" calcext:value-type="string">
            <text:p>14.06.2023</text:p>
          </table:table-cell>
          <table:table-cell table:style-name="ce2" office:value-type="string" calcext:value-type="string">
            <text:p>ID2010803600</text:p>
          </table:table-cell>
          <table:table-cell table:style-name="ce2" office:value-type="string" calcext:value-type="string">
            <text:p>Cem Özdemir, Bundesminister für Ernährung und Landwirtschaft</text:p>
          </table:table-cell>
          <table:table-cell table:style-name="ce2" office:value-type="string" calcext:value-type="string">
            <text:p>Danke sehr. – Ich nutze vielleicht die Gelegenheit Ihrer Frage, um das auch für Außenstehende kurz zu erklären: Beim Wolf handelt es sich nach europäischem und nationalem Naturschutzrecht um eine streng geschützte Art; das muss man wissen. Das leitet sich auch unmittelbar aus europäischem Recht ab. Sie haben den Erhaltungszustand angesprochen. Er wird alle sechs Jahre bewertet. Zuletzt ist es 2019 für den Zeitraum bis 2018 erfolgt. Er bemisst sich nach europaweit einheitlichen Kriterien. Das heißt: Ich kann da nicht national ausscheren. Deshalb führt zum Beispiel auch das – falls die Nachfrage kommen sollte –, was Schweden macht, dazu, dass es jetzt ein Vertragsverletzungsverfahren gibt. Das ist die rechtliche Grundlage. Ich bewege mich auf der rechtlichen Grundlage. <text:s/>Ich habe eine weitere Nachfrage: aus der CDU/CSU-Fraktion Herr Thies.</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5</text:p>
          </table:table-cell>
          <table:table-cell table:style-name="ce2" office:value-type="string" calcext:value-type="string">
            <text:p>13.05.2022</text:p>
          </table:table-cell>
          <table:table-cell table:style-name="ce2" office:value-type="string" calcext:value-type="string">
            <text:p>ID203506900</text:p>
          </table:table-cell>
          <table:table-cell table:style-name="ce2" office:value-type="string" calcext:value-type="string">
            <text:p>Dr. Markus Reichel (CDU/CSU)</text:p>
          </table:table-cell>
          <table:table-cell table:style-name="ce2" office:value-type="string" calcext:value-type="string">
            <text:p>Sehr geehrte Frau Präsidentin! Liebe Kolleginnen und Kollegen! Als letzter Redner in der Debatte hat man ja das Privileg, schon vorher viele Beiträge gehört zu haben. Ich muss sagen: Es hat mich schon fasziniert, dass hier bei einem noch überschaubaren Gesetzentwurf so völlig unterschiedliche Sichtweisen auf ebendiesen Gesetzentwurf deutlich wurden. Wenn das schon bei diesem Gesetz so ist, dann bin ich gespannt, was uns beim Bürgergeld noch erwartet. <text:s/>Hinter dem Ganzen, was wir hier besprechen, steckt eigentlich eine Diskussion über Solidarität in unserer Gesellschaft. Das Thema Solidarität kommt in Ihren Wahlprogrammen – ich habe sie mir einmal angeschaut – sehr oft vor in Form der Worte „Solidarität“ bzw. „solidarisch“. Sie reden viel über Solidarität. Aber was heute hier vorgelegt wurde, ist vollkommen unsolidarisch. <text:s/>Solidarität liegt doch vor, wenn jeder den Beitrag leistet, den er leisten kann. Solidarität bedeutet natürlich in unserem Land, dass der Staat jedem Hilfsbedürftigen hilft. Aber es gehört eben auch dazu, dass jeder Hilfsbedürftige auch seinen Beitrag leistet zur Überwindung einer Notsituation, seiner Notsituation. Zumutbare Arbeit anzunehmen, sein Einkommen korrekt anzugeben usw., das sind hier nur Beispiele. Das zu tun, ist doch Solidarität mit dem hart arbeitenden Arbeiter, mit der Friseurin, mit der Gebäudereinigerin, dem Handwerker, die genau das jeden Tag tun müssen und die so die Steuergelder erwirtschaften, die am Ende die Grundsicherung finanzieren. <text:s/>Ich frage Sie: Bieten Sie diesen Menschen im Gegenzug für das Sanktionsmoratorium auf der anderen Seite ein Belastungsmoratorium an? Nein, das tun Sie natürlich nicht, und das ist schlecht. <text:s/>Viele Studien, zum Beispiel des IAB, bestätigen doch, was einem schon der gesunde Menschenverstand sagt und was Ihnen jeder Leiter eines Jobcenter bestätigen wird. Da bin ich nicht bei Herrn Kurth. Nur ein geringer Teil der Leistungsempfänger muss zwar mit Sanktionen belegt werden, aber diese brauchen wir doch auch. Wir als Union stehen zu genau dieser Leistungsgerechtigkeit <text:s/>und lehnen deswegen auch ein Sanktionsmoratorium und damit quasi den Einstieg in ein bedingungsloses Grundeinkommen ab. <text:s/>Anstelle dessen schlage ich Ihnen drei Handlungsfelder vor, auf denen wir mit Sicherheit tätig werden sollten. <text:s/>Erstens. Lassen Sie uns eine angemessene Obergrenze für Strafen festlegen, so wie es das Verfassungsgerichtsurteil vorschlägt. <text:s/>Zweitens. Vereinfachen Sie den Leistungsbezug: Bürokratieentlastung, Pauschalierung – das schafft Freiraum für die Leistungsempfänger und die Behörden. <text:s/>Drittens. Investieren wir gezielt in Weiterbildung für Geringqualifizierte! Die von Ihnen geplante Erhöhung des Mindestlohns wird zu erheblichen Steuermehreinnahmen führen. Hierfür können sie genutzt werden. <text:s/>Zusammenfassend: Die Grundsicherung ist ein hohes Gut. Sie muss die Würde der Menschen wahren, aber sie muss auch fair, nachvollziehbar und solidarisch für alle Steuerzahler sein. Ihr geplanter Verzicht auf Sanktionen ist genau das Gegenteil.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15100</text:p>
          </table:table-cell>
          <table:table-cell table:style-name="ce2" office:value-type="string" calcext:value-type="string">
            <text:p>Maximilian Funke-Kaiser (FDP)</text:p>
          </table:table-cell>
          <table:table-cell table:style-name="ce2" office:value-type="string" calcext:value-type="string">
            <text:p>Sehr geehrte Frau Präsidentin! Liebe Kolleginnen und Kollegen! Infrastruktur wurde viele Jahrzehnte überwiegend in Straßen, Schienen, Wasserstraßen gedacht, die zweifelsohne die Lebensader unserer Gesellschaft waren und auch heute noch sind. Sie verbinden Menschen, sie sind die Basis unserer Wirtschaft. Wenn wir das ins 21. Jahrhundert überführen, ist ganz klar: Ohne digitale Infrastruktur ist eine moderne Gesellschaft und eine moderne Welt nicht mehr möglich. Ein Zugang zum Internet ist wesentlich und eine Voraussetzung für gesellschaftliche Teilhabe im 21. Jahrhundert. Sonst droht soziale Abgrenzung, und bestehende Ungleichheiten werden bestärkt. <text:s/>Das Ganze wird angereichert durch eine zunehmende Technologisierung, insbesondere durch künstliche Intelligenz, die eine leistungsfähige digitale Infrastruktur nur noch notwendiger macht; denn am Ende reden wir über unfassbar viele Daten; und die Datenmenge steigt nicht linear, sondern exponentiell. Die Datenverfügbarkeit wird am Ende wesentlich dafür sein, ob wir die Wirtschaftsfähigkeit, die Zukunftsfähigkeit dieses Staates werden sicherstellen können. <text:s/>Das funktioniert nur mit Glasfaser und mit 5 G. <text:s/>Deswegen hat die Bundesregierung in weiser Voraussicht im Jahre 2022 die Gigabitstrategie beschlossen. Liebe Kolleginnen und Kollegen, wir können zwei Jahre später sagen: Diese Gigabitstrategie ist ein wahrer Erfolg! <text:s/>Gigabitanschlüsse sind für 75 Prozent der Haushalte verfügbar. Glasfaseranschlüsse sind mittlerweile bei jedem dritten Haushalt verfügbar. Diese Quote ist allein im letzten Jahr um 10 Prozentpunkte gestiegen, <text:s/>und zwar wegen des eigenwirtschaftlichen Ausbaus, sei an dieser Stelle gesagt. <text:s/>Wenn wir vom Festnetz weggehen und auf den Mobilfunk schauen, dann können wir konstatieren: 91 Prozent der Fläche ist mit 5-G-Abdeckung versorgt. Das ist weit mehr als im europäischen Durchschnitt, der bei 81 Prozent liegt. Da sind wir in Deutschland richtig gut. <text:s/>Wir werden jetzt – das hat die Kollegin gerade angesprochen – Frequenzvergaben haben mit sehr ambitionierten Flächenvorgaben: fast 100 Prozent, nämlich 99,5 Prozent. Wir sind also auf einem sehr guten Weg. So konnten wir in den letzten Jahren mitunter zur Spitze in Europa aufschließen. Andere haben uns sogar schon gefragt: Wie habt ihr das geschafft? Wenn wir diesen Weg fortsetzen, werden wir 2030 sagen können: Wir haben eines der besten, wenn nicht sogar das beste Mobilfunknetz in Europa und auf der Welt. – Das ist der Erfolg der Bundesregierung, liebe Kolleginnen und Kollegen. <text:s/>Warum sage ich das? Ja, natürlich: Es gibt Haushalte, die diese Geschwindigkeiten nicht haben. Die haben keine 100 Mbit, die haben keine 50 Mbit, die haben auch keine 20 Mbit, die haben weniger. Genau für diese Haushalte hat die Bundesregierung ein digitales Sicherheitsnetz eingeführt: das Recht auf Versorgung mit TK-Dienstleistungen, damit die digitale Teilhabe für jeden in diesem Land sichergestellt ist. Das sichern wir zu. <text:s/>Die Tatsache, dass wenige Haushalte das in Anspruch genommen haben, ist ein klares Indiz dafür, dass wir mit dem Ausbau der Gigabitversorgung extrem gut vorankommen. Das heißt, die Bundesregierung schafft zweierlei: Sie schafft ein Gigabitdeutschland von morgen und sichert die digitale Teilhabe. Das haben wir in den letzten Jahren gemacht, das werden wir auch in den nächsten Jahren tun, und darauf sind wir sehr stolz. <text:s/>Herzlichen Dank. <text:s/>Vielen Dank. – Jetzt erhält das Wort Anke Domscheit-Berg für die Gruppe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6</text:p>
          </table:table-cell>
          <table:table-cell table:style-name="ce2" office:value-type="string" calcext:value-type="string">
            <text:p>10.11.2022</text:p>
          </table:table-cell>
          <table:table-cell table:style-name="ce2" office:value-type="string" calcext:value-type="string">
            <text:p>ID206612200</text:p>
          </table:table-cell>
          <table:table-cell table:style-name="ce2" office:value-type="string" calcext:value-type="string">
            <text:p>Andreas Mehltretter (SPD)</text:p>
          </table:table-cell>
          <table:table-cell table:style-name="ce2" office:value-type="string" calcext:value-type="string">
            <text:p>Sehr geehrte Frau Präsidentin! Meine Damen und Herren! Die Ampel hat in den vergangenen Wochen und Monaten viel Geld in die Hand genommen. <text:s/>Wir unterstützen Bürgerinnen und Bürger und Betriebe schnell und vor allem spürbar. Wir wollen, dass weder die Heizungen noch die Lichter ausgehen. Und wir wollen, dass alle ihre Rechnungen dafür bezahlen können. <text:s/>Mit drei Paketen haben wir dafür schon Entlastungen in Höhe von über 60 Milliarden Euro umgesetzt. Das sind echte Maßnahmen, Herr Helfrich, die wir jetzt schon umgesetzt haben. Daher müssen wir nicht warten, bis Sie tatsächlich mal irgendwann mit Vorschlägen um die Ecke kommen, die wir jetzt in Ihrer Rede leider vermisst haben. <text:s/>Bei all den Maßnahmen war uns aber immer wichtig: Sie müssen schnell wirken, und sie müssen alle erreichen, die auf die Entlastungen angewiesen sind. Nach dieser Prämisse handeln wir jetzt auch, um den extrem gestiegenen Gaspreisen entgegenzutreten. 200 Milliarden Euro stellen wir für den umfassenden Abwehrschirm zur Verfügung. Geld, mit dem wir die Preisbremsen für Strom, Gas und Wärme finanzieren, <text:s/>Geld, mit dem der Bund die Abschlagszahlung für Gas und Fernwärme im Dezember übernehmen wird. <text:s/>Die große Preisbremse für leitungsgebundenes Erdgas und Wärme kommt im März. Schneller bekommen die Versorger das leider, aber doch nachvollziehbar nicht umgesetzt. Aber wie bei allen anderen Entlastungen gilt: Wir lassen niemanden allein. <text:s/>Wir sorgen dafür, dass alle gut durch den Winter kommen. <text:s/>Deswegen beschließen wir heute das, was schnell umgesetzt werden kann, nämlich die Übernahme des Dezemberabschlags. Damit das schnell funktioniert, können wir nicht vorher prüfen, ob jemand das Geld wirklich braucht. Das empfinden manche als ungerecht; das wissen wir. Bedürftigkeitsprüfungen würden die Auszahlung aber endlos in die Länge ziehen. Das wollen wir nicht. Wir wollen jetzt helfen, nicht irgendwann im nächsten Sommer. <text:s/>Trotzdem schaffen wir es mit diesem Gesetz, ein sozial gerechtes Paket vorzulegen. Damit vor allem kleine und mittlere Einkommen profitieren, wird die Soforthilfe bei besonders hohem Einkommen versteuert. Das heißt, alle, die auf das Geld angewiesen sind, bekommen die volle Entlastung, indem sie den Dezemberabschlag nicht bezahlen müssen. Aber alle, die diese Entlastung nicht zwingend brauchen, weil sie sehr viel Geld verdienen, müssen über die Einkommensteuer einen angemessenen Teil wieder abgeben. Das ist gerecht und finanzpolitisch verantwortungsvoll. <text:s/>Gerecht ist auch, dass wir im Gesetz festgelegt haben, dass Mieterinnen und Mieter, deren Abschlag bereits erhöht wurde, über die Entlastung informiert werden müssen und sie die Vorauszahlung entsprechend kürzen dürfen. Sie müssen also nicht auf die Betriebskostenabrechnung irgendwann im nächsten Jahr warten; auch bei ihnen kommt die Hilfe jetzt an. Falls bei der Kürzung aus Versehen was schiefgeht und zu wenig Vorauszahlung an den Vermieter geleistet wird, ist das kein Kündigungsgrund. Auch das haben wir im Gesetz festgehalten. <text:s/>Das zeigt: Wir entlasten schnell, und wir entlasten sozial gerecht. <text:s/>Wir schaffen es tatsächlich, bei allen wichtigen Checkboxen einen Haken zu setzen. Wir sorgen mit der Dezembersoforthilfe auch für einen wichtigen Sparanreiz. Der Staat übernimmt nämlich nicht die Dezemberrechnung. Er übernimmt die Abschlagszahlung. Das ist ein extrem wichtiger Unterschied, weil die Verbraucherinnen und Verbraucher das Geld komplett behalten dürfen. Aber jede Kilowattstunde, die sie im Dezember verbrauchen, müssen sie voll bezahlen. Das heißt, Sparen rentiert sich. <text:s/>Meine Damen und Herren, der nächste Schritt werden die Preisbremsen sein. Auch die müssen schnell kommen, damit wir auch den großen Industriebetrieben helfen können. Wichtig ist uns auch, dass Hilfen für Härtefälle eingeführt werden. Und wir brauchen eine gerechte Lösung für diejenigen, die mit anderen Brennstoffen wie Gas aus Tanks oder Holzpellets heizen. Daran arbeiten wir mit Hochdruck. <text:s/>Bis dahin ist die Übernahme der Abschlagszahlung eine gut tragende Brüc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01400</text:p>
          </table:table-cell>
          <table:table-cell table:style-name="ce2" office:value-type="string" calcext:value-type="string">
            <text:p>Robert Farle (fraktionslos)</text:p>
          </table:table-cell>
          <table:table-cell table:style-name="ce2" office:value-type="string" calcext:value-type="string">
            <text:p>Sehr geehrter Herr Präsident! Sehr geehrte Damen und Herren! Mittlerweile hat die US-Regierung ihre Kriegsziele in ihrem Stellvertreterkrieg in der <text:s/>Ukraine im Wesentlichen erreicht. Sie hat mit der Zerstörung der Nord-Stream-Pipelines erreicht, dass unsere energetische Basis in Deutschland weitgehend <text:s/>ruiniert ist und wir Wettbewerbsnachteile gegenüber den USA haben, sodass die USA jetzt Teile unserer Wirtschaft mit der Verlockung von preiswerter Energie in <text:s/>den USA abwerben kann. Sie haben ihr Ziel erreicht, dass die US-Rüstungsindustrie nunmehr für viele Jahre boomen wird. BlackRock ist bereits in das Geschäft mit <text:s/>dem Wiederaufbau der Ukraine eingestiegen; wobei dafür die 300 Milliarden Dollar gestohlener Devisenreserven aus Russland eingesetzt werden sollen. Den Zugriff <text:s/>auf die wichtigsten Agrarflächen und Rohstoffvorkommen haben sich US-Investoren bereits gesichert. <text:s/>Es gab schon im April einen Vorschlag für einen Waffenstillstand. Dann hätte es diesen ganzen Krieg nie gegeben. <text:s/>Diesen Waffenstillstand und ein entsprechendes Abkommen hat Johnson im Auftrag der NATO verhindert. Darum gibt es diesen Krieg! <text:s/>Jetzt ist die USA aber zu einem Friedensvorschlag bereit. Der Vorschlag ist von der Rand Corporation gekommen. Der Inhalt lautet: Die russischen <text:s/>Sicherheitsinteressen sollen jetzt berücksichtigt werden. Die Ukraine soll aufgeteilt werden und circa 20 Prozent ihres ehemaligen Staatsgebiets gegen <text:s/>Sicherheitsgarantieren aufgeben, die man vereinbaren soll. Eine NATO-Mitgliedschaft soll es nicht geben. <text:s/>Und was tut Selenskyj jetzt? Er lehnt weiter Verhandlungen ab. Er fordert Atomwaffen für die Ukraine als Sicherheit für sich. Er will nach wie vor die <text:s/>Krim erobern, und er will den Donbass erobern. Alle Militärspezialisten wissen, dass das gegen eine Atommacht unmöglich ist. <text:s/>Wenn wir alle nicht wollen, dass wir in einen nuklearen Untergang reingezogen werden, dann muss Selenskyj gestoppt werden. Ich fordere: Kein Geld für <text:s/>die Ukraine, solange die Ukraine keine Friedensverhandlungen durchführt! Keine Waffenlieferungen in die Ukraine, solange es keine Waffenstillstandsverhandlungen <text:s/>und Friedensverhandlungen gibt. <text:s/>Kommen Sie bitte zum Schluss. <text:s/>Lula ist viel schlauer als viele in diesem Haus. Der weiß, dass ein Friedensklub etwas bringt; das andere bringt nichts. <text:s/>Vielen Dank. <text:s/>Nächster Redner: für die SPD-Fraktion Fabian Fu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16900</text:p>
          </table:table-cell>
          <table:table-cell table:style-name="ce2" office:value-type="string" calcext:value-type="string">
            <text:p>Ansgar Heveling (CDU/CSU)</text:p>
          </table:table-cell>
          <table:table-cell table:style-name="ce2" office:value-type="string" calcext:value-type="string">
            <text:p>Frau Präsidentin! Liebe Kolleginnen und Kollegen! Es mag sich so manch einer fragen, ob das, was wir hier heute zu später Stunde beraten, nicht eigentlich obsolet sein könnte, sieht doch die Rechtsprechung des Bundesverfassungsgerichts spätestens seit dem Jahr 2008 die Pflicht zur Verfassungstreue von ehrenamtlichen Richterinnen und Richtern als zwingende Voraussetzung für die Ausübung des Amtes an. <text:s/>Doch mit großer Sorge beobachte nicht nur ich seit Jahren das intensive Werben extremistischer Organisationen um eine Schöffenkandidatur möglichst vieler ihrer Anhänger. Wir als Unionsfraktion begrüßen deshalb ausdrücklich das Signal, das von der gesetzgeberischen Klarstellung ausgeht. <text:s/>Bei aller Unterstützung möchte ich aber anmerken, dass wir uns diese Initiative weit früher gewünscht hätten; denn für die Auswahl der ehrenamtlichen Richterinnen und Richter der kommenden Amtsperiode, 2024 bis 2028, kommt sie schlichtweg zu spät. Wären Sie, liebe Vertreterinnen und Vertreter der Ampelfraktionen, über ihren Schatten gesprungen und hätten unseren Antrag „Schöffenrecht reformieren – Richterliches Ehrenamt stärken“ aus dem vergangenen Jahr unterstützt, dann könnte unser Rechtsstaat bereits heute von einer entsprechenden Neuregelung profitieren. <text:s/>Trotz aller Unterstützung im Grundsatz müssen wir uns auch über die Konsequenzen einer neuen Mussvorschrift im Klaren sein; denn damit wird ein absoluter Revisionsgrund geschaffen. <text:s/>Auch die praktische Umsetzung dürfte nicht ohne Fallstricke sein. Denn es ist die Frage, ob wir es wirklich den Kommunen aufbürden können, die Bewerber für das Schöffenamt auf ihre Verfassungstreue zu überprüfen. Damit konfrontieren wir die Rathäuser vor Ort mit einer schier unlösbaren Aufgabe. <text:s/>Darüber hinaus hätten wir uns auch insgesamt noch etwas mehr gewünscht. Denn wie schon im Antrag meiner Fraktion zur Modernisierung des Schöffenamtes gefordert, halten wir es für allerhöchste Zeit, dass wir uns von der starren Altersgrenze von 70 Jahren verabschieden. Ein modernes Schöffenrecht muss die aktuelle Lebenswirklichkeit widerspiegeln und berücksichtigen, dass heutzutage deutlich mehr Menschen auch im hohen Alter noch körperlich und geistig fit sind. Gerade diese Menschen in unserer Gesellschaft, mit größerer Lebenserfahrung, bringen oftmals die für dieses Amt erforderliche Weisheit mit. Ich würde mich daher freuen, wenn wir auch über diesen Punkt in der weiteren Beratung noch diskutieren könnten. <text:s/>Vielen herzlichen Dank. <text:s/>Der Kollege Dr. Till Steffen hat das Wort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5</text:p>
          </table:table-cell>
          <table:table-cell table:style-name="ce2" office:value-type="string" calcext:value-type="string">
            <text:p>14.12.2022</text:p>
          </table:table-cell>
          <table:table-cell table:style-name="ce2" office:value-type="string" calcext:value-type="string">
            <text:p>ID207512600</text:p>
          </table:table-cell>
          <table:table-cell table:style-name="ce2" office:value-type="string" calcext:value-type="string">
            <text:p>Lisa Paus, Bundesministerin für Familie, Senioren, Frauen und Jugend</text:p>
          </table:table-cell>
          <table:table-cell table:style-name="ce2" office:value-type="string" calcext:value-type="string">
            <text:p>Frau Präsidentin! Werte Kolleginnen und Kollegen! Werte Zuschauende und Zuhörende! Es sind Soldaten, Polizisten, eine Ärztin, eine Richterin und sogar eine ehemalige Abgeordnete des Deutschen Bundestages, die die Sicherheitsbehörden vor einer Woche bei der Razzia gegen Reichsbürger/-innen festgenommen haben. Es sind Menschen, die Verantwortung in unserem Rechtsstaat tragen. Dennoch haben sie sich zu Staatsfeinden erklärt und greifen die Grundfesten unserer Demokratie an, und das ist schlichtweg schockierend. <text:s/>Es ist gut, dass unser Rechtsstaat darauf eine klare Antwort gibt. Denn sogenannte Reichsbürger sind eben nicht nur irgendwelche Spinner. Sie haben gute Verbindungen in unsere Institutionen. Sie können durch Insiderwissen Behörden potenziell sogar lahmlegen. Sie haben konkrete Umsturzpläne, die auch über eine Stürmung dieses Hauses verwirklicht werden sollten. Die sogenannten Reichsbürger sind Menschen, die unseren Staat und unsere Demokratie zerstören wollen, <text:s/>die auch bereit sind, zu töten. Herr Buschmann hat noch mal sehr klar dargelegt, wie das 2016 in Georgensgmünd gewesen ist. Dort haben sie es bewiesen. Ein Polizist ist im Einsatz gegen einen Reichsbürger getötet worden. <text:s/>Deshalb ist es so wichtig, dass unsere Sicherheitsbehörden, dass die Generalbundesanwaltschaft, dass die Polizei aus Bund und Ländern wachsam waren und dass sie so konsequent gehandelt haben. <text:s/>Eine wehrhafte Demokratie braucht wachsame und kompetente Sicherheitsbehörden – wachsam nach außen, aber auch nach innen. Eine wehrhafte Demokratie braucht engagierte Polizistinnen und Polizisten wie die 3 000, die letzte Woche die Razzia in elf Bundesländern durchgeführt und zum Erfolg geführt haben. Für ihren Einsatz möchte auch ich mich ausdrücklich und in aller Form bedanken. <text:s/>Eine wehrhafte Demokratie braucht aber auch eine starke Zivilgesellschaft, eine Zivilgesellschaft, die die Werte der Demokratie, der Vielfalt und des Miteinanders lebt, die trotz aller unterschiedlichen Meinungen Kompromisse findet, die gemeinsame Projekte auf die Beine stellt. Dafür stellt mein Ministerium über das Bundesprogramm „Demokratie leben!“ allein für das kommende Jahr 182 Millionen Euro zur Verfügung – 182 Millionen Euro für die Förderung unserer Demokratie und die Gestaltung von Vielfalt, <text:s/>für die Prävention gegen Rechtsextremismus, Rassismus und Antisemitismus. Diese Arbeit fördern wir auf kommunaler, auf Landes- und auf Bundesebene; denn Demokratieförderung ist dann besonders erfolgreich, wenn verschiedene Institutionen und Organisationen sich daran beteiligen, wenn eben nicht nur die Bürgermeister/-innen und Gemeinderäte, sondern auch die Sportvereine mitmachen, wenn die Kirche genauso wie die Polizei, wenn Unternehmen genauso wie der Jugendklub dabei sind. <text:s/>Die weit mehr als 600 Initiativen, die wir über das Bundesprogramm „Demokratie leben!“ fördern, gehen deshalb gezielt an die unterschiedlichen Lebensorte. Auch die Prävention in Haftanstalten und im Internet sind wichtige Bereiche des Bundesprogramms. Denn Demokratie kann nicht von oben verordnet werden. Demokratie braucht Menschen, die sie in den Institutionen der repräsentativen Demokratie vertreten. Demokratie braucht Menschen, die sich in Initiativen und Organisationen für ein gemeinsames Miteinander einsetzen. Diesen Menschen, die unsere Demokratie täglich mit Leben erfüllen, haupt- oder ehrenamtlich, gilt ebenfalls mein Dank. <text:s/>Wir wollen und werden diese engagierten Menschen jetzt noch besser fördern. Denn heute hat die Bundesregierung das Demokratiefördergesetz im Kabinett verabschiedet. Noch mal ganz herzlichen Dank auch an meine Kollegin Nancy Faeser! <text:s/>Dieses Gesetz bringt uns wirklich einen sehr großen Schritt voran; denn damit haben wir zum ersten Mal den gesetzlichen Auftrag für den Bund geschaffen, zivilgesellschaftliches Engagement für Demokratie, gegen Extremismus, für Vielfaltgestaltung und für politische Bildung in seiner Qualität zu sichern und zu stärken. Ein solches Gesetz hat es bislang in Deutschland nicht gegeben, meine Damen und Herren. <text:s/>Damit machen wir klar: Demokratieförderung ist eine dauerhafte staatliche Aufgabe. Wir stellen diese Förderung auf eine gesetzliche und damit stabilere Grundlage. Damit schaffen wir endlich Planungssicherheit für die Initiativen. Das Demokratiefördergesetz legt das Fundament für eine längerfristige, für eine bedarfsorientierte und für eine altersunabhängige Förderung von zivilgesellschaftlichen Projekten. Denn die Aufdeckung des Terrornetzwerks zeigt: Beim Reichsbürgermilieu handelt es sich mitnichten nur um junge Erwachsene, die vielleicht auf Abwege geraten sind, sondern es handelt sich um Menschen, die voll im Leben stehen und die vorsätzlich unsere Demokratie zerstören wollen, die wissen, dass ihr Gerede von der angeblichen Diktatur, in der wir alle leben sollen, bei einigen Menschen tatsächlich seine toxische Wirkung zeigt. Daher gilt es, den Blick in der Präventionsarbeit noch stärker zu weiten und alle Altersgruppen zu erreichen. <text:s/>Was ändert sich durch das Demokratiefördergesetz konkret? Beispielsweise können wir jetzt das Beratungsnetz für Opfer von rechtsextremer oder rassistischer Gewalt stärker ausbauen. Hier ist eine längerfristige Förderung besonders wichtig, da die Begleitung gerade von traumatisierten Opfern oft mehrere Jahre dauert. Auch die Arbeit der mobilen Beratungen können wir durch das Demokratiefördergesetz weiterentwickeln. Beispielsweise wurden im Land Brandenburg 2 000 Bedienstete in früheren Jahren im Umgang mit Reichsbürgern geschult, und das erste Handbuch dazu ist auch von einem entsprechenden Projekt herausgegeben worden. Aus diesem Fachwissen können wir jetzt ein längerfristiges und breites Unterstützungsangebot machen – so wichtig in dieser Zeit! <text:s/>Sie sehen also: Die Bundesregierung ist entschlossen, die Bundesregierung handelt gegen die Demokratiefeinde, aber eben auch für diejenigen, die die Demokratie mit ihrem Engagement und ihrem Mut schützen und sich für sie einsetzen. Und das ist die übergroße Mehrheit in unserem Land. Deshalb werden die Feinde der Demokratie auch niemals Erfolg haben. <text:s/>Herzlichen Dank. <text:s/>Katrin Helling-Plahr hat jetzt das Wort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7</text:p>
          </table:table-cell>
          <table:table-cell table:style-name="ce2" office:value-type="string" calcext:value-type="string">
            <text:p>26.05.2023</text:p>
          </table:table-cell>
          <table:table-cell table:style-name="ce2" office:value-type="string" calcext:value-type="string">
            <text:p>ID2010707200</text:p>
          </table:table-cell>
          <table:table-cell table:style-name="ce2" office:value-type="string" calcext:value-type="string">
            <text:p>Dr. Volker Ullrich (CDU/CSU)</text:p>
          </table:table-cell>
          <table:table-cell table:style-name="ce2" office:value-type="string" calcext:value-type="string">
            <text:p>Frau Präsidentin! Meine sehr verehrten Damen und Herren! Am 4. April dieses Jahres hat in Den Haag vor dem Kosovo-Sondertribunal das Strafverfahren gegen den ehemaligen Staatspräsidenten Thaci und drei weitere ehemalige UCK-Führer begonnen. Der Umstand, dass beinahe 25 Jahre nach Massakern, nach Erschießungen, nach ethnischen Säuberungen diese Verbrechen aufgeklärt und vor einem kosovarischen Gericht angeklagt werden, ist ein Zeichen für den Fortschritt und für die Integration Kosovos in die westliche Wertegemeinschaft. Das können wir nicht hoch genug einschätzen. <text:s/>Dass es so weit kommen konnte, ist das Ergebnis eines langen Stabilisierungsprozesses. Dieser war nur möglich, weil die westliche Gemeinschaft, weil die NATO mit ihrer Präsenz dafür Sorge getragen hat, dass die Schatten der Vergangenheit nicht mehr lebendig werden können, dass ethnische Säuberungen, Spaltungen, Nationalismus im Westbalkan und im Kosovo zurückgedrängt werden und einer langfristigen Friedensordnung Platz machen. <text:s/>So, wie sich der Kosovo den Weg in Richtung Europa bereitet hat, müssen wir auch dafür Sorge tragen, dass dieser Weg weiter beschritten werden kann. Die Visaliberalisierung zum 1. Januar 2024 ist richtig, und ich sage: Sie kommt endlich. <text:s/>Das Ministerkomitee des Europarates hat den Weg für Kosovo zur Vollmitgliedschaft im Europarat geebnet. Ich erwarte jetzt, dass die Parlamentarische Versammlung des Europarates den Weg für den Kosovo frei macht und – ich will das ganz klar hinzufügen – dass auch diejenigen europäischen Staaten, die die Unabhängigkeit Kosovos noch nicht anerkannt haben, diese Anerkennung vornehmen, weil das ein wichtiges Zeichen ist; denn durch die Anerkennung wird die Eigenstaatlichkeit Kosovos und seine Entwicklung wertgeschätzt. <text:s/>Aber wir müssen achtsam sein, achtsam im Hinblick auf all die Kräfte – aus Belgrad und auch aus Moskau gesteuert –, die den Westbalkan destabilisieren wollen, die das Rad der Zeit zurückdrehen wollen. Darauf braucht es eine klare internationale und europäische Antwort, gestützt auf unsere Werte und untermauert durch konkrete stabilisierende Aktionen. Der Einsatz im Rahmen des KFOR-Mandats ist ein Baustein. Ich bitte Sie um Zustimmung zur Verlängerung, verbunden mit dem Dank an alle unsere Soldatinnen und Soldat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3</text:p>
          </table:table-cell>
          <table:table-cell table:style-name="ce2" office:value-type="string" calcext:value-type="string">
            <text:p>21.02.2024</text:p>
          </table:table-cell>
          <table:table-cell table:style-name="ce2" office:value-type="string" calcext:value-type="string">
            <text:p>ID2015304300</text:p>
          </table:table-cell>
          <table:table-cell table:style-name="ce2" office:value-type="string" calcext:value-type="string">
            <text:p>Ria Schröder (FDP)</text:p>
          </table:table-cell>
          <table:table-cell table:style-name="ce2" office:value-type="string" calcext:value-type="string">
            <text:p>Danke, Frau Präsidentin. – Sehr geehrte Frau Ministerin, ich möchte auch zum Startchancen-Programm fragen; denn es ist ja ein Stück weit die Antwort auf die Bildungsstudien, die wir gerade im letzten Jahr gesehen haben. Sie haben es eben angesprochen: Es ist einerseits wichtig für die individuellen Chancen der Kinder und Jugendlichen, aber es ist eben auch eine wirtschaftliche Frage, dass wir diese Herausforderungen angehen. <text:s/>Ich möchte noch mal zur Säule II kommen. Sie haben gerade das Chancenbudget angesprochen. Was ist das, und warum ist das wichtig in diesem Programm? Was bringt das den Schul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7</text:p>
          </table:table-cell>
          <table:table-cell table:style-name="ce2" office:value-type="string" calcext:value-type="string">
            <text:p>26.05.2023</text:p>
          </table:table-cell>
          <table:table-cell table:style-name="ce2" office:value-type="string" calcext:value-type="string">
            <text:p>ID2010708500</text:p>
          </table:table-cell>
          <table:table-cell table:style-name="ce2" office:value-type="string" calcext:value-type="string">
            <text:p>Dr. Robert Habeck, Bundesminister für Wirtschaft und Klimaschutz</text:p>
          </table:table-cell>
          <table:table-cell table:style-name="ce2" office:value-type="string" calcext:value-type="string">
            <text:p>Herr Präsident! Sehr geehrte Damen und Herren! Das GWB, das Gesetz gegen Wettbewerbsbeschränkungen, ist so etwas wie das Grundgesetz der sozialen Marktwirtschaft. Es ist quasi die Software unserer wirtschaftlichen Ordnung. Diese Software bekommt jetzt ein kräftiges Update, wahrscheinlich das größte Update seit vielen, vielen Jahren. Deswegen ist das für mich persönlich der Höhepunkt dieser Plenardebatte. <text:s/>Sehr geehrte Damen und Herren, dieses Update hat zwei Gründungsväter – das kann ich in diesem Fall nicht gendern –: Das ist einmal Rainer Brüderle, der einen ähnlichen Anlauf schon vor ein paar Jahren unternommen hat und sich damals nicht durchsetzen konnte. Aber interessant ist das Credo, das hinter dem Versuch von Rainer Brüderle stand, diese elfte GWB-Novelle durchzusetzen. Es lautete nämlich: Wettbewerbsfähigkeit einer Volkswirtschaft erwächst aus Wettbewerb. – Genau dafür sorgt diese elfte GWB-Novelle: den Wettbewerb in Deutschland noch einmal zu stärken. <text:s/>Der zweite Pate – das sage ich, liebe Frau Klöckner, auch mit einer Reminiszenz an die Tagung des CDU-Wirtschaftsrates – ist Ludwig Erhard. Er hat das GWB mal durchgesetzt gegen den entschiedenen Widerstand des BDI. Die Begründung der sozialen Marktwirtschaft bedeutet eben, Regeln für fairen Wettbewerb einzuführen. <text:s/>Das tun wir durch diese elfte GWB-Novelle. Ein Update ist erforderlich, weil sich natürlich die Bedingungen verändert haben. Das Ziel dieser elften GWB-Novelle ist, den KMUs, dem Mittelstand, den Start-up-Unternehmen, den Verbraucherinnen und den Verbrauchern mehr Möglichkeiten zu geben, ihre Optionen zu erweitern und damit die Innovationskraft in Deutschland zu erhöhen. Das tun wir mit dieser elften GWB-Novelle, indem die Sektorenuntersuchungen gestärkt werden, indem die Marktzugänge für sonst benachteiligte, eben kleinere und mittelständische junge Unternehmen erleichtert werden, indem es gegebenenfalls auch die Pflicht gibt, im digitalen Sektor Daten zu teilen. Sollte es schuldhafte Verstöße – ich betone: schuldhafte – geben, dann kann das Kartellamt auch die Vorteile, die aus diesen schuldhaften Verstößen herrühren, abschöpfen. <text:s/>Was wir also tun, ist, dem Bundeskartellamt, dem Hüter der Wettbewerbsordnung, hier noch einmal Zähne und Klauen zu geben, um Innovationskraft und Wettbewerb in Deutschland zu stärken. Umgekehrt schaffen wir mit dieser GWB-Novelle Rechtssicherheit und Rechtsschutz für alle Unternehmen, sodass Markt eben beides ist: Innovationskraft und Freiheit für die, die sich darauf betätigen wollen, und natürlich Rechtssicherheit für diejenigen, die Investitionen tätigen. <text:s/>Das Gesetz ist von meinem Haus vorgelegt worden; aber es ist in intensiver Zusammenarbeit mit dem BMJ entstanden. Ich möchte Marco Buschmann danken, stellvertretend für die Kollegen im BMJ, die daran mitgearbeitet haben. Ich glaube, es ist ein gutes, ein wichtiges Gesetz. Es war lang überfällig. Ich erinnere noch mal an Rainer Brüderle. Machen Sie es besser! <text:s/>Danke. <text:s/>Vielen Dank, Herr Minister. – Als nächster Redner erhält das Wort Hansjörg Durz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5</text:p>
          </table:table-cell>
          <table:table-cell table:style-name="ce2" office:value-type="string" calcext:value-type="string">
            <text:p>12.09.2024</text:p>
          </table:table-cell>
          <table:table-cell table:style-name="ce2" office:value-type="string" calcext:value-type="string">
            <text:p>ID2018512800</text:p>
          </table:table-cell>
          <table:table-cell table:style-name="ce2" office:value-type="string" calcext:value-type="string">
            <text:p>Dunja Kreiser (SPD)</text:p>
          </table:table-cell>
          <table:table-cell table:style-name="ce2" office:value-type="string" calcext:value-type="string">
            <text:p>Sehr geehrte Frau Präsidentin! Sehr geehrte Kolleginnen und Kollegen! Sehr geehrte Damen und Herren! Als Berichterstatterin meiner Fraktion zum Thema Wasser fand ich eine Aussage in den letzten Gesprächen und Veranstaltungen besonders einprägsam: Wasser ist das neue Gold. – In den kommenden 25 Jahren werden wir mit weniger Niederschlag und mit einem Rückgang unserer Grundwasserneubildung rechnen müssen; darum müssen wir handeln. Das ist gerade in Brandenburg und hier in Berlin sehr auffällig. Darum hat die Bundesregierung die Nationale Wasserstrategie beschlossen. <text:s/>Es ist unsere Aufgabe, unser Wasser zu schützen, es im Boden zu halten, es zu reinigen und es in ausreichender Menge, in guter Qualität und zu bezahlbaren Preisen zur Verfügung zu stellen. Wir müssen uns aber mit Fragen wie der um Nutzungskonkurrenzen auseinandersetzen und Leitlinien entwickeln, und wir diskutieren gerade darüber, die Rahmenbedingungen für die Wasserwiederverwertung neu und sicher zu regeln – für die Landwirtschaft und für die urbanen Räume. <text:s/>Ich bin froh, dass im Haushaltsentwurf des Umweltministeriums hierfür mehr Mittel zur Verfügung gestellt werden. Beispielsweise werden für „REFOPLAN 2025“ 180 Millionen Euro für vier Jahre eingeplant, <text:s/>gut für Leitlinien, gut für die Datenanalyse von Stoffströmen und Behandlungsmöglichkeiten von Spurenstoffen im Abwasser, sogar im gereinigten Abwasser. Auch die Novellierung der EU-Kommunalabwasserrichtlinie, sympathisch „KARL“ genannt, wird demnächst umgesetzt. <text:s/>Mit dem Zuwachs beim Programm zur Überwachung deutscher und grenzübergreifender Fluss- und Küstengewässer stärkt der Entwurf die Überwachung der EU-Wasserrahmenrichtlinie und der EU-Hochwasserrisikorichtlinie. Das müssen wir umsetzen, wenn wir gegen das Fischsterben agieren wollen. Wir können uns noch daran erinnern, was in der Oder in diesem Jahr wiederholt geschehen ist; das ist uns sicherlich sehr prägend im Gedächtnis geblieben. Das ist natürlich auch ein mögliches Szenario für unsere anderen heimischen Flüsse wie Rhein, Mosel, Saar, Elbe und Donau, wenn die Wasserstände sinken, die Hitze zu groß wird und das Algenwachstum voranschreitet; damit müssen wir uns befassen. Lassen Sie mich dabei ergänzend auch noch an die Oker und an die Innerste erinnern. Beste Grüße an meinen Wahlkreis! <text:s/>Auch der geplante Zuwachs der Mittel für die Auenrenaturierung entlang der Wasserstraßen – das Blaue Band – ist mir wichtig. Wir haben sehr viele Auenwälder im Bereich um Magdeburg bereits verloren. Nicht zuletzt sind lebendige Auen das Zuhause für zahlreiche Fischarten, und während wir vor 15 Jahren noch 22 heimische Fischarten auf der Roten Liste hatten, sind es mittlerweile leider 38. <text:s/>Sehr geehrte Damen und Herren, lassen Sie mich als Vorsitzende der Parlamentariergruppe „Frei fließende Flüsse“ ergänzend auch noch auf die Dringlichkeit beim Erhalt der Auen hinweisen. Ein Termin im Sommer führte mich an die Elbe in Höhe von Hitzacker und hat mir deutlich gemacht, dass wir uns noch intensiver mit diesen Auenwäldern beschäftigen müssen. Den Erhalt der einzigartigen Natur und eine behutsame wirtschaftliche Nutzung, natürlich auch unter Betrachtung von Hochwasserschutz, müssen wir ermöglichen. Wie immer ist die Frage „Wie?“, und ich freue mich auf die Debatte darüber im Ausschuss. <text:s/>Vielen Dank für Ihre Aufmerksamkeit. <text:s/>Für die CDU/CSU-Fraktion erhält nun der Kollege Uwe Feiler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08800</text:p>
          </table:table-cell>
          <table:table-cell table:style-name="ce2" office:value-type="string" calcext:value-type="string">
            <text:p>Max Lucks (BÜNDNIS 90/DIE GRÜNEN)</text:p>
          </table:table-cell>
          <table:table-cell table:style-name="ce2" office:value-type="string" calcext:value-type="string">
            <text:p>Danke schön. – Frau Präsidentin! Sehr geehrte Damen und Herren! Lieber Herr Hahn, bis zu Ihren einleitenden Worten hatten wir keine parteipolitische Debatte in diesem Haus, und das fand ich ausdrücklich gut. In aller Radikalität das Existenzrecht Israels zu verteidigen und gleichzeitig in aller Radikalität die humanitäre Situation der Palästinenser zu verbessern, schließt sich nicht aus, sondern bedingt sich. <text:s/>Diese Radikalität heißt Menschlichkeit, und ich bin der Außenministerin für ihren Einsatz dafür überaus dankbar. <text:s/>Wenn Sie, liebe Kolleginnen und Kollegen, heute in der Kantine waren, sind Sie vielleicht an einem Becher vorbeigekommen, an einem Becher, der das Grauen gesehen hat, an einem Becher, der hier ausgestellt ist als Relikt vom Massaker des 7. Oktobers auf dem Supernova-Musikfestival. Für einen Augenblick ruft uns das ins Gedächtnis, was Überlebende des 7. Oktobers ein ganzes Leben lang im Gedächtnis haben werden. Mir ruft dieser Becher ins Gedächtnis, was ich am 23. Oktober 2023 im Kibbuz Be’eri im Süden Israels gesehen habe: zerstörte Häuser, Leichengeruch auf den Straßen, Kindergärten mit Blutspuren. <text:s/>Das Wissen, dass Holocaustüberlebende und Neugeborene unter den Opfern sind, das Wissen, dass Israel angegriffen wurde, weil es eine sichere Heimat für Juden ist, das darf uns nicht müde werden lassen, Teilen der Welt, die dieses Leid ignorieren, die es absprechen, zu widersprechen und darauf hinzuweisen. Deshalb erneut: Vergewaltigungen, Hinrichtungen und Entführungen unschuldiger Zivilisten sind niemals ein Freiheitskampf. Wer sich mit der Hamas solidarisiert, solidarisiert sich nicht mit einem Kampf für Freiheit, sondern mit einem Kampf gegen Menschlichkeit, mit Terrorismus, mit IS-Methoden. <text:s/>Deshalb werden wir selbstverständlich nicht müde werden, die Freilassung aller Geiseln zu fordern. Wir machen auch als Deutscher Bundestag klar: Ob Hamas, Huthis oder jetzt im Norden von Israel die Hisbollah, egal wer das Existenzrecht des jüdischen Staates angreift, wir werden uns als Deutscher Bundestag immer zum Existenzrecht Israels bekennen und es verteidigen. <text:s/>Aber vielleicht geht es Ihnen auch so: Wenn man über das Leid in Israel spricht, stellt man sich selbst auch manchmal die Frage: Was ist eigentlich mit dem Leid der Palästinenser? Ich will so ehrlich sein: Ich stelle mir diese Frage oft; denn diese Frage ist wichtig. Sie ist legitim. Sie ist sogar notwendig für uns als Verantwortungsträgerinnen und Verantwortungsträger; denn als diejenigen, die Verantwortung haben, müssen wir jedes Leid sehen und auch auf jedes Leid Antworten finden. <text:s/>Das Leid der Palästinenser sehen wir, und unsere Außenministerin handelt. Denn es ist kein Zustand, dass 1 Million Palästinenser in Gaza akut von Hunger bedroht sind und wir über 30 000 zivile Opfer beklagen müssen. <text:s/>Im Schnitt passieren 114 Lkws pro Tag die Grenze nach Gaza. Notwendig wären 500. Laut UN wird nur die Hälfte der Hilfe reingelassen. Der Luftweg, für den wir alle unseren Soldaten dankbar sind, ist nur ein Tropfen auf den heißen Stein. Ein Flugzeug kann nur 6 Paletten transportieren, ein Lkw 22. Der Seeweg nach Gaza wird noch zu lange versperrt sein. Der Plan der Hamas, die Zivilbevölkerung von Gaza und ihr Leid zu instrumentalisieren, darf nicht aufgehen. Wir brauchen mehr humanitäre Hilfe über den Landweg und auch im Besonderen über Grenzübergänge im Norden von Gaza jetzt! <text:s/>Selbstverständlich gilt unser erster Appell der Hamas, die Geiseln freizulassen, dadurch diesen Krieg zu beenden und humanitäre Hilfe zu ermöglichen. Aber unser Appell gilt auch dem israelischen Premier Netanjahu: Stellen Sie endlich die nötigen Bedingungen her, damit ausreichend humanitäre Hilfe nach Gaza gelangen kann und dort auch verteilt werden kann! <text:s/>Meine Damen und Herren, eine Region, in der alle palästinensischen Kinder in Frieden den Ramadan verbringen können, in der alle jüdischen Kinder ohne Terror Simchat Tora feiern, in der – das sei am heutigen Tag besonders gesagt – alle iranischen, afghanischen, kurdischen, syrischen Kinder ohne Islamisten und Despoten das Nouruz-Fest feiern können, nichts weniger als das ist Anspruch unserer Außenministerin, und das ist auch gut so. <text:s/>Danke schön. <text:s/>Das Wort hat die Kollegin Amira Mohamed Ali für die Gruppe BSW.</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9</text:p>
          </table:table-cell>
          <table:table-cell table:style-name="ce2" office:value-type="string" calcext:value-type="string">
            <text:p>12.10.2022</text:p>
          </table:table-cell>
          <table:table-cell table:style-name="ce2" office:value-type="string" calcext:value-type="string">
            <text:p>ID205909600</text:p>
          </table:table-cell>
          <table:table-cell table:style-name="ce2" office:value-type="string" calcext:value-type="string">
            <text:p>Nicole Westig (FDP)</text:p>
          </table:table-cell>
          <table:table-cell table:style-name="ce2" office:value-type="string" calcext:value-type="string">
            <text:p>Aber könnte man nicht jetzt, nach der Veröffentlichung des Gutachtens, diese Expertenkommission direkt einsetz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7</text:p>
          </table:table-cell>
          <table:table-cell table:style-name="ce2" office:value-type="string" calcext:value-type="string">
            <text:p>11.11.2022</text:p>
          </table:table-cell>
          <table:table-cell table:style-name="ce2" office:value-type="string" calcext:value-type="string">
            <text:p>ID206704500</text:p>
          </table:table-cell>
          <table:table-cell table:style-name="ce2" office:value-type="string" calcext:value-type="string">
            <text:p>Martin Erwin Renner (AfD)</text:p>
          </table:table-cell>
          <table:table-cell table:style-name="ce2" office:value-type="string" calcext:value-type="string">
            <text:p>Hochverehrtes Präsidium! Sehr verehrte Damen! Sehr geehrte Herren! Wir reden hier und jetzt über den Zustand und die Zukunft der Medienordnung und des öffentlich-rechtlichen Rundfunks in Deutschland. Unsere Medienordnung entstammt der analogen Steinzeit. Der öffentlich-rechtliche Rundfunk entstammt dem medialen Mittelalter. Doch die digitale Revolution der Neuzeit zwingt alle Medien ins Internet, und das schafft einen Haufen Probleme: juristische, politische, kulturelle und auch gesellschaftliche. <text:s/>Der Medien- und Kommunikationsbericht der Bundesregierung hat das schon im Jahr 2018 sehr deutlich aufgezeigt. Dort steht: Erstens. Das Internet ist global angelegt, doch der demokratische Diskurs findet nach wie vor auf nationaler Ebene statt. Zweitens. Die Medien, auch als vierte Gewalt bezeichnet, haben einen unverzichtbaren demokratischen Auftrag zu erfüllen. Das stimmt alles. Ich sage: Die Medien sollen die Kontrolleure der politischen Macht sein und nicht die Herolde der politisch Mächtigen. <text:s/>Nur der Transport aller Informationen durch die Medien ermöglicht die öffentliche, freie Meinungsbildung, und das ist die Voraussetzung zur demokratischen Teilhabe des Bürgers. Nur ist der Transport in der Medienpolitik dann auch gleichzeitig Gesellschaftspolitik. Der Deutsche Bundestag, die Legislative, hat sich deshalb zu solchen fundamentalen Fragestellungen in unserer Demokratie eine zeitgemäße Meinung zu bilden und hat Regelungen zu beschließen. <text:s/>Wenn wir über die Medien sprechen, dann natürlich auch über den öffentlich-rechtlichen Rundfunk. Dessen Anstalten sind die mit Zwangsgebühren vollbetankten Schlachtschiffe unserer Medien, bemannt mit haltungsstarken Journalistenmatrosen. Das weiß sogar Tom Buhrow, wenn er zwar nicht als Intendant des WDR, sondern als Privatmann auftritt und eine Rede zum Zustand unseres Rundfunks hält. An dieser Stelle ein ganz ausdrücklicher Dank für seine wichtige und zukunftsweisende Rede <text:s/>jüngst in Hamburg. Er fordert eine Reform des öffentlich-rechtlichen Rundfunks, und zwar jetzt und nicht erst in zehn Jahren. <text:s/>Die übergroße Mehrheit der Bürger möchte den öffentlich-rechtlichen Rundfunk in dieser Ausgestaltung nicht mehr, <text:s/>schon gar nicht mit Zwangsgebühren ausgestattet und finanziert. Wir wissen, woher dieser Unmut der Bürger kommt. Werden heutzutage alle verfügbaren Informationen transportiert? Nein. Werden heute alle politisch und gesellschaftlich relevanten Gruppen abgebildet, objektiv und neutral? Nein. Erleben wir in den Medien tatsächlich diese hochgepriesene Meinungsvielfalt? Nein. Wird die Gesellschaft durch die Medien in gute Menschen und böse Menschen gespalten? Ja. <text:s/>Auf der rauen See der wahren Meinungsvielfalt, der echten Ausgewogenheit, der kontroversen Debatten und der wirklichen Objektivität in der Informationsvermittlung haben gerade die öffentlich-rechtlichen Schlachtschiffe massive Risse im Rumpf und bereits besorgniserregende Schlagseite. Die Haltungsjournalisten auf diesen Schlachtschiffen haben mitnichten die Aufgabe, die Meinung der politisch Herrschenden zur herrschenden Meinung in der Gesellschaft zu machen, sondern vielmehr haben sie die Aufgabe, zu prüfen und gegebenenfalls infrage zu stellen. <text:s/>Ja, die digitale Transformation bedeutet jetzt die große Fahrt auf die Weltmeere im Internet. Die letzten kleinen Schiffchen der einst wirkmächtigen, vielfältigen und meinungsbildenden Printmedien treffen jetzt im Netz auf die global agierenden Oligopole, auf die Betreiber von Big-Data-, Big-Money- und Big-Business-Plattformen. Noch dazu werden die darbenden Printmedien durch die Öffentlich-Rechtlichen gleichzeitig immer weiter abgedrängt und vielleicht letztlich versenkt. <text:s/>Im jüngsten Medien- und Kommunikationsbericht der Bundesregierung 2021 sinniert man bereits über die Umsetzung und Machbarkeit von kooperativen Medienplattformen im Netz. Es dürfen also manche Printmedien als Begleitboote mitschippern an der Seite der öffentlich-rechtlichen Schlachtschiffe, die über einen mit 8,4 Milliarden Euro prall gefüllten Zwangsgebührentank verfügen. Doch nach welchen Kriterien soll die Auswahl dieser Begleitboote dann getroffen werden? Spielt das Parteieigentum an den Medienverlagen hier eine Rolle, oder eher doch ideologische Kameraderie? <text:s/>Demnächst also: öffentlich-rechtliches Internet, also eine noch stärkere Verbrüderung von Politik und Medien zur wirksamen Bevormundung und Erziehung der Bürger. Das, meine Damen und Herren, wäre das Ende – <text:s/>Herr Abgeordneter, achten Sie bitte auf die Zeit. <text:s/>– der notwendigen Meinungsvielfalt, ein Waterloo für die Demokratie. <text:s/>Deshalb fordern wir eine solche Enquete-Kommission, die all diese juristischen, – <text:s/>Kommen Sie bitte zum Schluss. <text:s/>– kulturellen Dinge aufarbeitet und dem Parlament zur Verfügung stellt, um ordentliche Entscheidungen zu treffen. <text:s/>Danke schön. <text:s/>Nach unseren Regeln bin ich durchaus befugt, Ihnen nach der dritten Aufforderung sofort das Wort zu entziehen. Ich will das an dieser Stelle nur anmerken. <text:s/>– Auch das steht Ihnen nicht zu: die amtierende Präsidentin hier zu rügen. Wenn es etwas zu rügen gibt, ist der Ort der Ältestenrat. Eine weitere solche Auffälligkeit, und dann gibt es einen Ordnungsruf. <text:s/>Der nächste Redner ist der Abgeordnete Helge Lindh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6</text:p>
          </table:table-cell>
          <table:table-cell table:style-name="ce2" office:value-type="string" calcext:value-type="string">
            <text:p>10.02.2023</text:p>
          </table:table-cell>
          <table:table-cell table:style-name="ce2" office:value-type="string" calcext:value-type="string">
            <text:p>ID208600800</text:p>
          </table:table-cell>
          <table:table-cell table:style-name="ce2" office:value-type="string" calcext:value-type="string">
            <text:p>Philipp Amthor (CDU/CSU)</text:p>
          </table:table-cell>
          <table:table-cell table:style-name="ce2" office:value-type="string" calcext:value-type="string">
            <text:p>Frau Präsidentin! Liebe Kolleginnen und Kollegen! Ich will das bestimmende Narrativ der Rede gleich voranstellen. Für alle ist doch hoffentlich <text:s/>klar: Katastrophen abzuwenden und das Schlimmste aus einem Gesetz zu streichen, das macht ein schlechtes Gesetz noch lange nicht zu einem guten Gesetz. <text:s/>So ist es auch bei Ihrem Vorschlag zur Beschleunigung verwaltungsgerichtlicher Verfahren. Sie haben das Schlimmste abgewendet. Dadurch ist das <text:s/>schlechte Gesetz aber nicht zu einem guten Gesetz geworden. <text:s/>Ich muss sagen: Ich bin von der Debatte ziemlich beeindruckt. Wie Sie sich hier trotzdem abfeiern können, dafür Chapeau! <text:s/>Sie reden hier vom Deutschlandtempo. Wenn man in der Anhörung war, musste man aber zu der Erkenntnis kommen, dass statt Deutschlandtempo eher ein <text:s/>Tempolimit vorgeschlagen war, liebe Kolleginnen und Kollegen. <text:s/>Besonders schön fand ich das Bild der FDP: Der Turbo wurde gezündet für die Beschleunigung von Verwaltungsverfahren. <text:s/>Ich würde eher sagen: Sie haben versucht, das Aus für den Verbrennungsmotor vorzuziehen. Das ist nämlich die Realität, liebe Kolleginnen und <text:s/>Kollegen. <text:s/>Wir haben hier in der ersten Lesung substanzielle Kritik an Ihren Vorschlägen geübt, zum Beispiel an der Klageerwiderungsfrist, die Sie für Ihre <text:s/>Umweltverbände einbauen wollten. Man muss sagen: Es ist gut, dass Sie das gestrichen haben. Trotz der Kritik, die wir geübt haben, war selbst für uns die <text:s/>Expertenanhörung überraschend; denn nicht nur die Sachverständigen, die die Opposition benannt hat, sondern auch Ihre eigenen Sachverständigen haben Ihren <text:s/>Gesetzentwurf substanziell als praxisfremd, als keinen echten Beitrag zu einer Beschleunigung verwaltungsgerichtlicher Verfahren kritisiert. <text:s/>Ich will Ihnen mal eine Kostprobe Ihrer eigenen Sachverständigen geben. <text:s/>Ich zitiere: „Die geplanten Regelungen sind … nicht nur nicht hilfreich, sondern … schädlich.“ Liebe Kolleginnen und Kollegen, das ist das Ergebnis <text:s/>gewesen, die Bewertung Ihres Gesetzentwurfs. Das sollten Sie etwas selbstkritisch zur Kenntnis nehmen. <text:s/>Jetzt kann man sagen: Wenn die eigenen Sachverständigen einen Gesetzentwurf so kritisieren, dann ist das ein Zeichen dafür, dass man seine <text:s/>Sachverständigen besonders objektiv ausgewählt hat. <text:s/>Dann kann man sagen: Das ist ein Zeichen dafür, dass die eigenen Sachverständigen besonders unvoreingenommen sind. <text:s/>Ich sage Ihnen: Realistisch gesehen ist das ist ein Zeichen dafür, dass Ihr Gesetzentwurf besonders schlecht war, liebe Kolleginnen und Kollegen. Das <text:s/>ist die Realität. <text:s/>Immerhin muss man anerkennen: Sie sind lernfähig. Mit Ihrem Änderungsantrag im Rechtsausschuss haben Sie unsere Kritik beherzigt. Aber ich will es <text:s/>noch mal sagen: Dadurch, dass man eine Katastrophe abwendet, wird ein schlechtes Gesetz nicht zu einem guten Gesetz. Sie haben die schweren Mängel Ihres <text:s/>ursprünglichen Entwurfes abgeräumt, die, wie die Sachverständigen festgestellt haben, sogar zu Verfahrensverzögerungen geführt hätten; das haben Sie repariert. <text:s/>Aber Sie haben trotzdem keine bedeutsame Beschleunigung auf den Weg gebracht. Vorschläge für eine systematische Verkürzung des Instanzenzugs im <text:s/>verwaltungsgerichtlichen Verfahren? Impulse für einen Pakt für Planungsbeschleunigung mit den Ländern? Bei all dem Fehlanzeige! Das Etikett einer <text:s/>Planungsbeschleunigung hat dieses Minireförmchen nicht verdient, liebe Kolleginnen und Kollegen. <text:s/>Der große Wurf bleibt aus – das haben wir deutlich gemacht –; aber das ist auch nicht überraschend, weil das Beschleunigungspotenzial gar nicht im <text:s/>Bereich der verwaltungsgerichtlichen Verfahren liegt, sondern, wie es Stephan Mayer und andere richtig ausgeführt haben, vor allem in den <text:s/>verwaltungsbehördlichen Verfahren. Die Hauptprobleme liegen nicht beim Verwaltungsprozessrecht, sondern beim Verwaltungsverfahrensrecht und beim materiellen <text:s/>Umweltrecht. <text:s/>Das Europarecht hätten Sie angehen müssen. Das Verhältnis von verwaltungsgerichtlichen Verfahren und verwaltungsbehördlichen Verfahren beträgt 2 : 8. <text:s/>Die echten Probleme gehen Sie nicht an. Und um es auf ein griffiges Bild zu bringen: Statt den Stall voller Probleme im Planungsverfahren auszumisten, suchen <text:s/>Sie die feine goldene Nadel im Heuhaufen. Das ist zu wenig, auch für Ihren Anspruch, liebe Kolleginnen und Kollegen. Minimalkonsense statt echter <text:s/>Durchbrüche! <text:s/>Ich will das in einen größeren Kontext einordnen. Wir sind hier am Freitagvormittag in der parlamentarischen Primetime. Was Sie uns servieren, ist ein <text:s/>Minireförmchen der VwGO. Das freut natürlich jeden Freund des Verwaltungsprozessrechts – ich zähle mich ausdrücklich dazu –; aber für den Anspruch einer <text:s/>Fortschrittskoalition ist das vielleicht doch ein bisschen wenig. <text:s/>Liebe Kolleginnen und Kollegen, eine Fortschrittskoalition zeichnet sich nicht durch bunte Ankündigungen auf Social-Media-Kacheln, durch warme Worte <text:s/>hier im Parlament aus; eine Fortschrittskoalition muss sich auch im Bundesgesetzblatt ablesen lassen. <text:s/>Aber dazu liefern Sie gar nichts, liebe Kolleginnen und Kollegen. <text:s/>Das ist von der Arbeitsfähigkeit dieser Koalition zu wenig. Sie sagen dann: Ja, das kommt alles noch. – Sie legen eine Entschließung vor und sagen: <text:s/>Ja, wir machen die große Reform noch. – Das ist ein immer wiederkehrendes Muster. Das können Sie vielleicht noch ein paar Monate durchhalten; aber diese <text:s/>Fortschrittskoalition wird zunehmend zu einer Ankündigungskoalition. <text:s/>Das trifft auf unsere Kritik, das ist nicht im Interesse Deutschlands. Ihren Gesetzentwurf lehnen wir ab. <text:s/>Herzlichen Dank. <text:s/>Nächster Redner: für die SPD-Fraktion Dirk Wies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9</text:p>
          </table:table-cell>
          <table:table-cell table:style-name="ce2" office:value-type="string" calcext:value-type="string">
            <text:p>13.10.2023</text:p>
          </table:table-cell>
          <table:table-cell table:style-name="ce2" office:value-type="string" calcext:value-type="string">
            <text:p>ID2012906700</text:p>
          </table:table-cell>
          <table:table-cell table:style-name="ce2" office:value-type="string" calcext:value-type="string">
            <text:p>Petra Nicolaisen (CDU/CSU)</text:p>
          </table:table-cell>
          <table:table-cell table:style-name="ce2" office:value-type="string" calcext:value-type="string">
            <text:p>Sehr geehrte Frau Präsidentin! Liebe Kolleginnen und Kollegen! Selbstverständlich ist die Wärmeplanung grundsätzlich ein sinnvoller Ansatz, um die Wärmeversorgung nachhaltig auszurichten. Und natürlich ist es zielführend, wenn diese von den Ländern auf die Kommunen übertragen wird, da es unterschiedlichste Ansätze und Ausgangssituationen in den Kommunen gibt. Bund und Ländern wäre es kaum möglich, diese verschiedenen Potenziale zusammenzuführen und passgenaue Lösungen zu entwickeln. Aber, liebe Kolleginnen und Kollegen, wichtig ist doch, dass der Bund einfach nur einen Rahmen vorgibt, der den Kommunen möglichst viel Flexibilität und Gestaltungsspielraum bei der Erstellung und Durchführung der Wärmeplanung gibt. Dazu gehört selbstverständlich auch, lieber Kollege Föst, die Technologieoffenheit. <text:s/>Im Hinblick auf den aktuellen Gesetzentwurf sind mir vor allem zwei Punkte wichtig: der vorgesehene Zeitplan und die Finanzierung. <text:s/>Erstens. Der vorgesehene Zeitplan für die Erstellung der Wärmepläne durch die Kommunen ist mehr als ambitioniert. So frage ich mich etwa, mit welchem Personal die Kommunen diese zusätzliche Aufgabe der Wärmeplanung in der vorgegebenen Zeit eigentlich erfüllen sollen? <text:s/>Daran vermag auch ein vereinfachtes Verfahren für kleinere Kommunen und die Möglichkeit der Vorlage einer gemeinsamen Planung durch mehrere Gemeinden nichts zu ändern. <text:s/>Zweitens. Kosten bzw. Finanzierung: Die Kosten der verpflichtenden Wärmeplanung sind den Kommunen im Rahmen der Konnexität aufgabenangemessen und auskömmlich zu erstatten. Im Gesetzentwurf – Achtung! – nicht konkret vorgesehen ist eine Kompensation der Mehrausgaben, die aber letztendlich bei den Kommunen anfallen werden. <text:s/>Der Grundsatz. „Wer bestellt, der bezahlt“ gilt offensichtlich hier nicht. Wenn auf Länderebene die Konnexität nicht eingehalten wird und bei der Übertragung der Aufgabe an die Kommunen diesen nicht auch die dadurch anfallenden Kosten erstattet werden, wird diese vom Bund vorgegebene Wärmeplanung zu einer Verschärfung der ohnehin schon angespannten kommunalen Finanzsituation führen. Somit könnten Bürgerinnen und Bürger die Zeche für die Wärmewende zahlen, wenn die Kommunen diese Aufgaben etwa durch steigende Hebesätze bei den kommunalen Realsteuern auffangen müssten. <text:s/>Liebe Kolleginnen und Kollegen, gut gemeint ist nicht unbedingt gut gemacht. Denn wer eine sinnvolle und zielführende kommunale Wärmeplanung fordert, muss die Kommunen dabei auch finanziell unterstützen. Ich bin gespannt auf die Beratungen. <text:s/>Herzlichen Dank für die Aufmerksamkeit. <text:s/>Das Wort hat Bernhard Herrmann für die Fraktion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6</text:p>
          </table:table-cell>
          <table:table-cell table:style-name="ce2" office:value-type="string" calcext:value-type="string">
            <text:p>29.09.2023</text:p>
          </table:table-cell>
          <table:table-cell table:style-name="ce2" office:value-type="string" calcext:value-type="string">
            <text:p>ID2012602100</text:p>
          </table:table-cell>
          <table:table-cell table:style-name="ce2" office:value-type="string" calcext:value-type="string">
            <text:p>Manuel Höferlin (FDP)</text:p>
          </table:table-cell>
          <table:table-cell table:style-name="ce2" office:value-type="string" calcext:value-type="string">
            <text:p>Sehr geehrte Frau Präsidentin! Meine Damen und Herren! „Deutschland ist immer noch eines der sichersten Länder weltweit.“ <text:s/>Das sind nicht meine Worte; so beginnt Ihr Antrag. Deswegen sollte man das vielleicht auch vorwegstellen. Ich habe das in Ihren Beiträgen – zumindest im Duktus – vermisst. <text:s/>Trotzdem hat Deutschland an vielen Orten ein Problem mit Clankriminalität. Dieser Tatsache muss man ins Auge schauen. Deswegen haben wir es uns zur Aufgabe gemacht, dieses Problem zu lösen und die Fehler der Vorgängerregierung nicht zu wiederholen. Dafür haben wir uns bereits im Koalitionsvertrag auf eine härtere Gangart gegen kriminelle Clans verständigt. In den Koalitionsverträgen der Vorgängerregierungen – in Ihren Verträgen, liebe Unionsfreunde – war zu diesem Sachverhalt nichts zu finden. Wir hingegen machen Clankriminalität und Organisierte Kriminalität zu einem Schwerpunkt für Politik und Sicherheitsbehörden, und das ist auch gut so. <text:s/>Beispielsweise hat sich Bundesfinanzminister Lindner den Kampf gegen Organisierte Kriminalität schon länger zur Aufgabe gemacht. Durch die bessere Nachverfolgung von Geldströmen trifft er nämlich Kriminelle dort, wo es besonders wehtut: beim Geld. An der besseren Nachverfolgung arbeitet sein Ministerium beständig, um anhand des Vermögens von Kriminellen der Organisierten Kriminalität besser auf die Spur zu kommen. <text:s/>Und auch in der Innenpolitik sind erste Schritte getan, zum Beispiel beim Bund-Länder-Treffen, das von der Bundesinnenministerin initiiert wurde. <text:s/>Ziel des Treffens war es, dass der Bund die Länder besser unterstützt und eine Allianz aus Bund und Ländern gegen Organisierte Kriminalität zu bilden. Deshalb – sehen Sie es mir nach, liebe Kollegen der Union – halte ich Sie bei diesem Thema für keinen guten Ratgeber; denn Ihr Kollege aus Nordrhein-Westfalen war es, der mit großem Getöse genau diesem Treffen der Innenminister fernblieb und es boykottierte. <text:s/>Das ist scheinheilig, meine Damen und Herren. <text:s/>Wir werden das Problem jedenfalls weiter seriös im Sinne der Menschen angehen. Dazu befinden wir uns in gutem Austausch; denn die Entwicklung zeigt deutlich: Die Politik der 1 000 Nadelstiche ist gescheitert. Der Rechtsstaat muss entschlossener auftreten und manchmal vielleicht auch mit unkonventionellen Mitteln vorgehen, zum Beispiel dem Einzug von Statussymbolen nach Straftaten, wie es Bundesjustizminister Buschmann vorgeschlagen hat. <text:s/>Dabei geht es aber nicht um Wildwestmanier, um Law and Order, wie Ihre Anträge meist den Eindruck erwecken, sondern es geht um verschiedene Punkte. Zum Beispiel geht es darum, Strukturermittlungen zu verbessern, also Ermittlungen gegen den gesamten Aufbau verdächtiger Strukturen zu stärken. Es geht darum, Schwerpunktstaatsanwaltschaften in den besonders betroffenen Bundesländern zu etablieren. Damit würden wir Verfahren beschleunigen, <text:s/>die Effizienz steigern und Sachverstand bündeln. Eine Aufgabe der Länder. Da können Sie auch liefern, liebe Freunde der Union. Da sind Sie oft in Verantwortung. <text:s/>Es geht um die konsequente Rückführung von Asylbewerbern, gerade wenn sie im Kontext Organisierter Kriminalität – aber nicht nur dort – straffällig geworden sind. Es geht um ein verbessertes Monitoring, um frühzeitig eine Unterwanderung von Sicherheitsbehörden zu erfassen und zu verhindern. Und – vorhin ist es schon gesagt worden – das Lagebild kommt von den Ländern; also liefern Sie dort die Ergebnisse. <text:s/>Es geht darum, dass die nachhaltige Bekämpfung von Organisierter Kriminalität nur durch das konsequente Auflösen von Parallelstrukturen in Brennpunktgebieten möglich ist. Und da wird es interessant, liebe Union; denn diese Parallelgesellschaften haben wir vor allen Dingen schlechter Integration zu verdanken. Ich habe schon mit einem kleinen Schmunzeln auf Seite 3 Ihres Antrags gelesen, dass Sie selbst schreiben – ich zitiere –: „Nicht zuletzt ist das Ausmaß der heutigen Clankriminalität auch eine Folge misslungener Integration.“ <text:s/>Ihre Worte! Da frage ich mich: Ist das Ausmaß in den letzten zwei Jahren entstanden? Wohl kaum. Vielmehr ist das Ihr Selbsteingeständnis für Ihre misslungene Integrationspolitik der letzten Jahre. <text:s/>Sie schreiben es selbst in Ihrem Antrag, und das gehen wir an, meine Damen und Herren. <text:s/>Daher werden wir dem nicht nur mit besonderen Aussteigerprogrammen begegnen, insbesondere für Frauen und Kinder, die sich dem Einfluss krimineller Familienstrukturen entziehen wollen, sondern auch mit einer besseren Integrationspolitik <text:s/>und damit auf einen langfristig besseren Kurs setzen. Damit gehen wir das Problem der Organisierten Kriminalität nachhaltiger an als bisher – auch als Sie das getan haben –, wir gehen es wirksamer an als bisher, und wir gehen es seriöser an, als es in Ihrem vorliegenden Antrag gefordert wird. <text:s/>Herzlichen Dank. <text:s/>Nächster Redner: für die CDU/CSU-Fraktion Moritz Oppelt.</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57</text:p>
          </table:table-cell>
          <table:table-cell table:style-name="ce2" office:value-type="string" calcext:value-type="string">
            <text:p>29.09.2022</text:p>
          </table:table-cell>
          <table:table-cell table:style-name="ce2" office:value-type="string" calcext:value-type="string">
            <text:p>ID205709900</text:p>
          </table:table-cell>
          <table:table-cell table:style-name="ce2" office:value-type="string" calcext:value-type="string">
            <text:p>Klaus Mack (CDU/CSU)</text:p>
          </table:table-cell>
          <table:table-cell table:style-name="ce2" office:value-type="string" calcext:value-type="string">
            <text:p>Frau Präsidentin! Meine sehr verehrten Damen und Herren! Ein Bürgermeister aus Sachsen berichtet von einem Wolfsrudel, das tagsüber durchs Dorf schleicht; Kinder gehen dort aus Angst nicht mehr zu Fuß zur Schule. <text:s/>Vorletzte Woche haben Wölfe eine ganze Alpakaherde ausgelöscht; die Zäune wurden untergraben. Inzwischen müssen in Niedersachsen und in Brandenburg selbst grüne und rote Umweltminister den Abschuss von Wölfen erleichtern. <text:s/>Meine Damen und Herren, ich habe die zuständige Staatssekretärin mit diesen Fragen hier im Plenum konfrontiert. Sie meinte, das Märchen von Rotkäppchen und dem bösen Wolf sei auserzählt. Das Märchen ist aber nicht auserzählt – ganz im Gegenteil: Wir schlagen gerade ein neues Kapitel auf, und wenn wir jetzt nicht handeln, dann wird es auch kein Happy End geben. <text:s/>Seit dem Jahr 2000 breitet sich der Wolf exponentiell aus. Die Bestände wachsen jährlich um rund 30 Prozent. In Deutschland gibt es mehr als 2 000 Wölfe. Rechnen Sie das mal auf die nächsten zehn Jahre hoch. Dabei ist jetzt schon klar, dass wir beim Wolf von einem günstigen Erhaltungszustand ausgehen können. Natürlich ist das ein Erfolg für den Artenschutz. Es geht ja auch nicht darum, den Wolf wieder auszurotten. Es geht darum, den Bestand zu regeln, so wie bei jeder anderen Wildtierart auch. Sonst werden wir die Folgen nicht in den Griff bekommen. Erkennen Sie endlich an, dass der Wolf in manchen Gegenden Deutschlands schon jetzt zum echten Problem geworden ist. <text:s/>Wir haben zunehmend Schäden durch Angriffe auf Weide- und Haustiere. 2020 wurden allein rund 4 000 Weidetiere getötet. Jetzt hat es sogar das Pony unserer EU‑Kommissionspräsidentin erwischt. Aber das ist ja nur die prominente Spitze eines Eisberges. Es geht um die vielen Weidetierhalter. Präventionsmaßnahmen sind eben nicht immer wirksam. Schwere Wolfszäune lassen sich eben nicht immer die steilen Hänge hinauftragen. Die Weidetierhaltung ist vielerorts ernsthaft bedroht. Aber so weit darf es nicht kommen. Mit ihren grün-roten Träumereien und einer völlig falschen Romantisierung des Wolfes setzen Sie den Erhalt unserer Kulturlandschaft aufs Spiel. <text:s/>Wissen Sie, ich habe als Bürgermeister im Schwarzwald erlebt, wie es ist, wenn ein Wolf in einer Nacht im Blutrausch 20 Schafe tötet und die von hinten angefressenen Körper morgens noch lebend auf der Weide liegen. Offensichtlich wird hier wieder einmal von Berliner Schreibtischen aus über Probleme sinniert, ohne mit den Menschen vor Ort zu sprechen. Das ist ungefähr so, wie wenn zwei Wölfe und ein Schaf darüber abstimmen, was es zum Abendessen gibt. <text:s/>Den Menschen vor Ort im ländlichen Raum hilft das aber nicht. Es wird hier nur an den Folgen herumgedoktert. <text:s/>Das Bundesumweltministerium weigert sich, das Problem grundlegend anzugehen. <text:s/>Wir fordern ein aktives Wolfsbestandsmanagement. Setzen Sie sich bei der EU‑Kommission dafür ein, dass der Wolf von Anhang IV in Anhang V der FFH-Richtlinie eingestuft wird. Lassen Sie uns das Bundesjagdgesetz ändern, und legen Sie wolfsfreie Gebiete fest. <text:s/>Denn wo stehen wir heute? Die Grünen würden am liebsten mit dem Wolf tanzen und alles laufen lassen. <text:s/>Hätte es die SPD bei den Gebrüdern Grimm schon gegeben, würde Rotkäppchen wahrscheinlich hinter einem Schutzzaun sitzen. <text:s/>Wollen Sie denn am Ende ganz Deutschland einzäunen? Einzig die FDP weiß eigentlich, was zu tun wäre. Sie von der FDP haben einen entsprechenden Antrag schon 2018 gestellt. Sie müssen heute aber natürlich wieder gegen ihre eigene Überzeugung stimmen. Dazu sage ich nur, liebe Kollegen von der FDP: Wer sich selbst zum Schaf macht, den fressen am Ende die Wölfe. <text:s/>Haben Sie den Mut, unseren Antrag zu unterstützen – im Sinne unserer Landschaftspfleger, im Sinne der Menschen vor Ort. Helfen Sie mit, unsere schöne Kulturlandschaft in Deutschland zu erhalten. <text:s/>Ich danke Ihnen. <text:s/>Wir alle haben jetzt diverse Bilder im Kopf. Ich bin gespannt, wie es weitergeht. <text:s/>Dr. Lina Seitzl für die SPD-Fraktion erhält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5</text:p>
          </table:table-cell>
          <table:table-cell table:style-name="ce2" office:value-type="string" calcext:value-type="string">
            <text:p>28.09.2023</text:p>
          </table:table-cell>
          <table:table-cell table:style-name="ce2" office:value-type="string" calcext:value-type="string">
            <text:p>ID2012514300</text:p>
          </table:table-cell>
          <table:table-cell table:style-name="ce2" office:value-type="string" calcext:value-type="string">
            <text:p>Mechthilde Wittmann (CDU/CSU)</text:p>
          </table:table-cell>
          <table:table-cell table:style-name="ce2" office:value-type="string" calcext:value-type="string">
            <text:p>Frau Präsidentin! Kolleginnen und Kollegen! In der Tat beraten wir heute einen Gesetzentwurf, den die AfD nahezu wortgleich 2019 schon einmal eingebracht hat. <text:s/>Den hat sie in mehreren Landtagsparlamenten eingebracht, <text:s/>wie zum Beispiel 2019 in Nordrhein-Westfalen. Immer heißt das Gesetz „Medientransparenzgesetz“. <text:s/>Warum wird der Entwurf wohl abgelehnt? Die ständige Wiederholung auf allen Ebenen macht es nicht besser. Sie insinuieren, dass Parteien oder auch Politiker – hier nennen Sie immer die SPD –, die eine Beteiligung an einem Medienverlag hätten, entsprechenden Einfluss auf den redaktionellen Teil nehmen würden, angeblich um eine AfD-feindliche Berichterstattung zu erreichen. <text:s/>Meine Damen und Herren, vielleicht sollten Sie sich eher mal damit beschäftigen, dass Ihre demokratiefeindliche Politik Anlass dazu gibt, entsprechend zu berichten. <text:s/>Wenn Sie dann das Ganze mit „Lügenpresse“ etikettieren, dann ist es genauso armselig, wie Sie hier daherkommen. <text:s/>Deswegen, meine Damen und Herren: Wenn Sie jetzt das Parteiengesetz ändern wollen, um den Rechenschaftsbericht auszuweiten, und sich das Gesetz gegen unlauteren Wettbewerb vornehmen, um hier Medienunternehmen zu vermeintlicher Transparenz zu verpflichten, dann müssen wir uns schon einmal jemanden anschauen, den Herr Kollege Lindh – ich beziehe mich ungern auf Sie, aber in dem Fall muss ich es tun – schon angesprochen hat. <text:s/>Das Interessanteste dabei ist aber, dass ein Ausdruck darin überhaupt nicht vorkommt, im ganzen Gesetzentwurf nicht. Ich habe mir extra auch die anderen Entwürfe einmal angeschaut, die Sie alle schon gepinselt haben. Da findet sich das Wort „Pressefreiheit“ kein einziges Mal; auch das Wort „Grundrecht“ taucht kein einziges Mal auf. <text:s/>Aber jede Regulierung im Bereich der Medien kann eine Einschränkung der Meinungs- und Pressefreiheit sein. Diese, meine Damen und Herren, muss sich immer an Artikel 5 des Grundgesetzes orientieren. Pressefreiheit ist eben nicht, wie Sie das wohl verstehen, ausschließlich das Berichten und Propagieren Ihrer Positionen. <text:s/>Herr Kollege Heveling hat schon in ganz hervorragender Art und Weise berichtet, <text:s/>wie manipulativ Sie über die sozialen Medien versuchen, bestimmte Algorithmen zu schaffen. Sie versuchen, Meinungen zu manipulieren und Leute in die Irre zu führen, die sich in Wirklichkeit nur informieren wollen. <text:s/>Jetzt sage ich Ihnen mal eines – der Kollege hat es bereits gesagt –: Sie selbst betreiben das Organ „Deutschland-Kurier“. Sie haben es zuerst versteckt <text:s/>hinter dem AfD-nahen Verein zur Erhaltung der Rechtsstaatlichkeit und bürgerlichen Freiheiten. Nunmehr firmiert das Ganze unter Conservare Communication GmbH, in die alles ausgelagert wurde: der Vereinsvorsitz sowie der geschäftsführende Alleininhaber, ein Herr, der die AfD nachweislich über Wahlanzeigen und Ähnliches finanziert. Aber nirgendwo taucht das Wort „AfD“ auf, nirgends wird es so versteckt wie dort. <text:s/>Deswegen, meine Damen und Herren, glaube ich, Sie sind eher der richtige Erfinder, wenn es darum geht, wie man den finanziellen und redaktionellen Wechsel nutzen und am besten ausschlachten kann. <text:s/>Dann lese ich Ihnen mal die schillernden Namen Ihrer Redakteure vor: <text:s/>Petr Bystron, Martin Hess, Katrin Ebner-Steiner, Martin Renner, Martin Böhm, Stephan Protschka, Kay Gottschalk. <text:s/>Leider endet allmählich meine Redezeit. Ich sage Ihnen an dieser Stelle nur eines: Die vorhandenen Vorschriften im Parteiengesetz und in den Pressegesetzen der Bundesländer schaffen ausreichend transparente Regelungen. Der vorgelegte Gesetzentwurf ist nichts weiter als die Verschriftlichung der Scheinheiligkeit dieser Partei.</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5</text:p>
          </table:table-cell>
          <table:table-cell table:style-name="ce2" office:value-type="string" calcext:value-type="string">
            <text:p>31.03.2023</text:p>
          </table:table-cell>
          <table:table-cell table:style-name="ce2" office:value-type="string" calcext:value-type="string">
            <text:p>ID209504100</text:p>
          </table:table-cell>
          <table:table-cell table:style-name="ce2" office:value-type="string" calcext:value-type="string">
            <text:p>Michael Roth (Heringen) (SPD)</text:p>
          </table:table-cell>
          <table:table-cell table:style-name="ce2" office:value-type="string" calcext:value-type="string">
            <text:p>Frau Präsidentin! Liebe Kolleginnen und Kollegen! Meine Damen! Meine Herren! Liebe Freundinnen und Freunde des German Marshall Fund! Es dürfte niemanden in unserem Land geben, den die Beziehungen zu den USA kaltlassen; auch mich nicht. Mit dem ersten Geld, das ich nach meinem Abitur als Zivildienstleistender verdiente, reiste ich in die USA, um meine Freundin Manuela zu besuchen, die in San Diego als Au-pair arbeitete. <text:s/>Ich wuchs in einem nordhessischen Städtchen als Sohn einer Bergarbeiterfamilie auf, unmittelbar an der Grenze zur ehemaligen DDR. Urlaubsreisen in ferne Länder gab es für meine Familie nicht, erst recht keine Flugreise. Das war das erste Mal in meinem Leben, dass ich eine solche Reise antrat. Was für ein Abenteuer! <text:s/>Für mich waren und bleiben die USA immer ein Sehnsuchtsort: manchmal durchaus fremd, aber immer frei, bunt und spannend. Manche in unserem Land – auch leider hier im Plenum – hegen schlimme Vorurteile und Klischees gegenüber unseren US-amerikanischen Freundinnen und Freunden. Manche betrachten die USA als imperialistische Macht, die weltweit Kriege anzettelt. Manche empfinden die amerikanische Militärpräsenz – wir haben es gerade wieder gehört – in Deutschland und Europa als Besatzung. Manche – das zeigt die jüngste Allensbach-Umfrage – sehen die USA als Hauptschuldige für den russischen Überfall auf die Ukraine. Eine für uns alle bittere Bilanz, liebe Kolleginnen und Kollegen! Antiamerikanische Ressentiments sind in unserem Land verbreitet. Häufig sind diejenigen, die die USA am aggressivsten und lautesten kritisieren, auch diejenigen, die Putin am besten verstehen und Nachsicht mit den Diktatoren in dieser Welt üben, meine lieben Kolleginnen und Kollegen. <text:s/>Selbstverständlich ist nicht jede Kritik der US-amerikanischen Politik gleich Antiamerikanismus. Es gab und gibt ja genügend Meinungsverschiedenheiten und Streitpunkte: angefangen mit der Invasion des Irak, über den NSA-Skandal und zuletzt die schrecklichen Trump-Jahre. Für mich gehört aber zu einer guten Freundschaft, dass man kritische Debatten führt und andere Meinungen zulässt und erträgt. <text:s/>Vor allem müssen sich gute Freundinnen und Freunde aufeinander verlassen können, wenn es wirklich hart auf hart kommt. Wir konnten und können uns auf die USA verlassen, und das seit über 75 Jahren. Die USA sind und waren unsere Lebensversicherung. <text:s/>Auch heute stehen die USA abermals für die Sicherheit und Freiheit Europas ein. Ohne die amerikanische Militärhilfe hätte die Ukraine diesen Krieg und ihre Freiheit vermutlich schon längst verloren. Ohne die von den USA garantierte nukleare Teilhabe und ohne die NATO stünde die russische Armee womöglich schon im Baltikum. Für diesen amerikanischen Mut, für diese entschlossene Solidarität sind wir dankbar. <text:s/>Wir wissen aber auch: Der weitreichende Schutz unserer nationalen und europäischen Sicherheit durch die USA wird in Zukunft alles andere als eine Selbstverständlichkeit sein. Deshalb liegt es nun an uns, Schritt für Schritt deutlich mehr Verantwortung für unsere eigene Sicherheit zu übernehmen. <text:s/>Lassen Sie uns überzeugte Transatlantikerinnen und Transatlantiker bleiben. Aber wir können nicht auf ewig von den USA erwarten, maßgeblich die Sicherheit und Freiheit Europas zu garantieren. Wir dürfen uns also nicht von den USA emanzipieren und abkoppeln. Wir müssen aber im Team, EU und NATO, mehr in strategische, politische, diplomatische, humanitäre und militärische Fähigkeiten investieren, um den Frieden und die Sicherheit in ganz Europa zu schützen. <text:s/>Und die Zeit drängt, liebe Kolleginnen und Kollegen. <text:s/>Erstens. Wir müssen alles dafür tun, damit die Ukraine als demokratisches und souveränes Land bestehen bleibt. Dafür muss die Ukraine den Krieg gewinnen. Dafür müssen wir jetzt schon einen neuen Marshallplan für die Ukraine vorbereiten. Dafür braucht die Ukraine nach dem Krieg auch verlässliche Sicherheitsgarantien und möglicherweise auch eine NATO-Mitgliedschaft. <text:s/>Zweitens. Wir müssen Europa endlich in die Lage versetzen, sich konventionell besser verteidigen zu können, und zwar im engen Zusammenspiel zwischen EU und NATO. Dazu gehören die Erfüllung des 2-Prozent-Ziels, die Stärkung der europäischen Säule der NATO und der Ausbau der EU-NATO-Kooperation. <text:s/>Und schlussendlich: Wir müssen gemeinsam die internationale Völkerrechtsordnung gegen autoritäre und revisionistische Länder wie Russland, aber auch China verteidigen und stärken. <text:s/>Herr Kollege, das war ein schöner Schlusssatz. <text:s/>Das Jahr 2022 war ein furchtbares Jahr. <text:s/>Aber Putin hat sich geirrt: Er hat die Ukraine unterschätzt. <text:s/>Herr Kollege. <text:s/>Er hat die transatlantische Bündnisfähigkeit unterschätzt. <text:s/>Herr Kollege. <text:s/>Lassen wir uns von dieser Stärke inspirieren. Happy Birthday, deutsch-amerikanische Freundschaft! <text:s/>Peter Beyer hat das Wort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1</text:p>
          </table:table-cell>
          <table:table-cell table:style-name="ce2" office:value-type="string" calcext:value-type="string">
            <text:p>05.06.2024</text:p>
          </table:table-cell>
          <table:table-cell table:style-name="ce2" office:value-type="string" calcext:value-type="string">
            <text:p>ID2017110800</text:p>
          </table:table-cell>
          <table:table-cell table:style-name="ce2" office:value-type="string" calcext:value-type="string">
            <text:p>Kerstin Vieregge (CDU/CSU)</text:p>
          </table:table-cell>
          <table:table-cell table:style-name="ce2" office:value-type="string" calcext:value-type="string">
            <text:p>Ich habe noch eine Frage, aber diesmal an den Herrn Kanzleramtsminister Schmidt, und zwar: Der Bundeskanzler äußerte, dass die Personalprobleme der Bundeswehr überschaubar seien, und er sprach von jungen Leuten, die gerne den Dienst bei der Bundeswehr täten. Jetzt haben wir gerade die Ausführungen Ihres Kollegen Pistorius gehört. Wie kommen Sie im Bundeskanzleramt zu diesen letztendlich abweichenden Bewertung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text:p>
          </table:table-cell>
          <table:table-cell table:style-name="ce2" office:value-type="string" calcext:value-type="string">
            <text:p>18.02.2022</text:p>
          </table:table-cell>
          <table:table-cell table:style-name="ce2" office:value-type="string" calcext:value-type="string">
            <text:p>ID201803300</text:p>
          </table:table-cell>
          <table:table-cell table:style-name="ce2" office:value-type="string" calcext:value-type="string">
            <text:p>Dr. Volker Ullrich (CDU/CSU)</text:p>
          </table:table-cell>
          <table:table-cell table:style-name="ce2" office:value-type="string" calcext:value-type="string">
            <text:p>Frau Präsidentin! Meine sehr verehrten Damen und Herren! Die Menschen erwarten ganz konkrete und schnell wirksame Lösungen in Bezug auf die steigenden Gas- und Energiepreise. Nicht wenige fragen sich: Was ist bezahlbar, die warme Wohnung oder der Sportunterricht für die Kinder? Eine Steigerung von 40 Prozent bei den Energiepreisen bedeutet eine neue soziale Frage. Aber auch für Unternehmen in der Glas-, Keramik- und Druckindustrie ist die Wettbewerbsfähigkeit längst gefährdet, ja mehr, es stehen Arbeitsplätze ganz konkret auf dem Spiel. Wer jetzt bei den hohen Energiepreisen nicht sofort handelt, muss sich vorwerfen lassen, die Menschen im Stich zu lassen und die Arbeitsplätze zu gefährden. Wir brauchen schnell wirksame Lösungen. <text:s/>Die Bundesregierung ist nicht ursächlich für die hohen Energiepreise, aber wenn sie jetzt nicht handelt, wird sie verantwortlich werden. Wenn Sie jetzt nicht alles in die Wege leiten, um die Preise zu senken, dann ist der Einkommensverlust der Mittelschicht Ausdruck Ihrer sozialen Kälte in diesem Land. <text:s/>Die Vorschläge, die Sie auf den Tisch gelegt haben, reichen nicht aus. Der Heizkostenzuschuss ist zu niedrig und in der Ausgestaltung zu ungenau. Das Klimageld, das eines Tages kommen soll, ist überhaupt nicht administrierbar, weil man nicht weiß, wie man das Geld den Menschen zurückgeben kann. Entscheidend ist, dass wir mit Maßnahmen dort ansetzen, wo sie sofort wirksam sind. Die Menschen müssen sofort etwas davon haben und spüren, dass der Staat sie bei den steigenden Energiekosten entlastet. Das ist der Kern unseres Antrags. <text:s/>Was wollen wir? Wir wollen die Stromsteuer auf das europäische Minimum senken. Wir wollen die Umsatzsteuer für Energieleistungen von 19 auf 7 Prozent absenken. Wir wollen die Abschaffung der EEG-Umlage vorziehen. Wir wollen aber auch regulatorisch sicherstellen, dass die Energieversorgungsunternehmen diese Absenkungen an ihre Kunden weitergeben. Das ist regulatorisch möglich. Das wird ganz klar eine erhebliche Entlastung bedeuten. <text:s/>Herr Kollege, es gibt den Wunsch nach einer Zwischenfrage aus der AfD-Fraktion. Möchten Sie sie zulassen? <text:s/>Nein. – Es geht aber auch um die konkreten Vertragsbeziehungen von Verbrauchern zu ihren Energielieferanten. Wir haben in den letzten Monaten festgestellt, dass viele Billigstromanbieter und viele Billiggasanbieter von heute auf morgen gekündigt haben. Dadurch war oftmals Post des Grundversorgers im Briefkasten, und damit stand eine bis zu 200-prozentige Erhöhung im Raum. Es muss durch Regulierung sichergestellt werden, dass Stromanbieter nicht von heute auf morgen kündigen können, dass es eine Kündigungsfrist gibt und dass Stromanbieter – gerade im Niedrigpreissegment – solide und seriös sind, dass ihr Geschäftsmodell trägt und dass jemand, der auf eine Lieferung vertraut, diese Lieferung auch erhält. Das muss diese Bundesregierung durch Regulierung sicherstellen. <text:s/>Bei aller Wertschätzung auch für die Lokalstromversorger: Wir müssen noch mal im Kartellrecht an die Frage herangehen, inwieweit eine zu große Spreizung zwischen Grundtarif und Normaltarif tatsächlich angebracht ist. Die Menschen müssen drauf vertrauen können, dass die Senkungen im Bereich der Energiepreise sofort ankommen. Das entbindet uns nicht von der langfristigen Pflicht, die erneuerbaren Energien auszubauen. Aber jetzt geht es um ganz konkrete Entlastungen, weil die Menschen angesichts steigender Energiepreise ganz konkrete Befürchtungen haben. Diese Probleme müssen wir jetzt lösen. <text:s/>Bitte stimmen Sie unserem Antrag zu. <text:s/>Der Kollege Andreas Mehltretter für die SPD-Fraktion kommt heute hier zu seiner ersten Rede zu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9</text:p>
          </table:table-cell>
          <table:table-cell table:style-name="ce2" office:value-type="string" calcext:value-type="string">
            <text:p>20.03.2024</text:p>
          </table:table-cell>
          <table:table-cell table:style-name="ce2" office:value-type="string" calcext:value-type="string">
            <text:p>ID2015901700</text:p>
          </table:table-cell>
          <table:table-cell table:style-name="ce2" office:value-type="string" calcext:value-type="string">
            <text:p>Dr. Sahra Wagenknecht (BSW)</text:p>
          </table:table-cell>
          <table:table-cell table:style-name="ce2" office:value-type="string" calcext:value-type="string">
            <text:p>Frau Präsidentin! Sehr geehrte Kolleginnen und Kollegen! Herr Bundeskanzler, Ihre Weigerung, Taurus-Marschflugkörper an die Ukraine zu schicken, ist eine verantwortungsvolle Entscheidung. Ich hoffe nur, es bleibt dabei; <text:s/>denn die Drohnenangriffe vom Wochenende zeigen, dass Selenskyj die Taurus-Raketen selbstverständlich auch auf Moskau richten würde. Herr Kiesewetter hat ihn ja sogar ausdrücklich dazu ermuntert. Doch man muss auch sagen: Vernünftiger als Herr Kiesewetter oder auch Herr Merz zu sein, macht Sie, Herr Scholz, noch lange nicht zum Friedenskanzler. <text:s/>Während selbst in den USA die Rufe nach Verhandlungen immer lauter werden, während Washington offensichtlich nicht mehr bereit ist, amerikanisches Steuergeld in diesem sinnlosen Krieg zu verbrennen, unterschreibt Herr Pistorius den nächsten großen Waffenscheck. Ganz Europa diskutiert nur noch darüber, noch mehr Waffen zu liefern und diese zu finanzieren. Selbst das letzte Tabu, die Entsendung von Bodentruppen, beginnt zu bröckeln. Die EU, die mal ein Friedensprojekt sein sollte, schlafwandelt Schritt für Schritt in Richtung Krieg. <text:s/>Und wenn Herr Rolf Mützenich mahnt, wie übrigens seit Langem die Länder des Südens oder auch der Papst, dass man vielleicht nicht nur darüber nachdenken sollte, wie man Kriege führt, sondern auch, wie man sie beendet, muss er sich dafür von Vertretern eines Landes, das die Bundesregierung in den letzten zwei Jahren mit deutschem Steuergeld in Höhe von 53 Milliarden Euro beschenkt hat, als „widerlichster deutscher Politiker“ beschimpfen lassen, und Sie, Herr Bundeskanzler, schweigen dazu. <text:s/>Die Kriegsbegeisterung der Bundesregierung geht inzwischen so weit, dass sie jetzt schon Kinder in der Schule kriegstüchtig machen möchte. Ich finde, Sie sollten besser mal überlegen, wie Sie unsere Kinder in der Schule wieder lese-, rechen- und schreibtüchtig machen. <text:s/>Deshalb: Kehren Sie um! Bemühen Sie sich mit Ihren europäischen Kollegen um Waffenstillstand und Friedensverhandlungen, damit das Sterben in der Ukraine endlich ein Ende hat und Europa nicht in einen dritten Weltkrieg – <text:s/>Frau Wagenknecht! <text:s/>– hineintaumelt. <text:s/>Der nächste Redner für die SPD-Fraktion ist der Kollege Adis Ahmetovic.</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4</text:p>
          </table:table-cell>
          <table:table-cell table:style-name="ce2" office:value-type="string" calcext:value-type="string">
            <text:p>09.11.2023</text:p>
          </table:table-cell>
          <table:table-cell table:style-name="ce2" office:value-type="string" calcext:value-type="string">
            <text:p>ID2013401200</text:p>
          </table:table-cell>
          <table:table-cell table:style-name="ce2" office:value-type="string" calcext:value-type="string">
            <text:p>Dorothee Bär (CDU/CSU)</text:p>
          </table:table-cell>
          <table:table-cell table:style-name="ce2" office:value-type="string" calcext:value-type="string">
            <text:p>Herr Präsident! Liebe Kolleginnen und Kollegen! Liebe Margot Friedländer! Welch große Freude und Ehre, Sie heute hier bei uns haben zu dürfen! Lieber Josef Schuster! Lieber Ron Prosor! Vielen herzlichen Dank, dass Sie auch heute wieder da sind! Ein Monat Gewalt, ein Monat Verzweiflung, aber auch ein Monat Schweigen vor allem in der Kunst- und in der Kulturszene oder – wie es Josef Schuster diese Woche in einem Gespräch mit mir genannt hat – das laute, dröhnende Schweigen. <text:s/>Dabei hat der Verein WerteInitiative längst vor dem 7. Oktober 2023, nämlich schon für das Jahr 2022, erschreckende Zahlen veröffentlicht: 170 antisemitische Vorfälle im Kultur- und Bildungsbereich, in Kultur- und Bildungseinrichtungen allein im gesamten Jahr 2022. Dass wir hier nicht mehr von Einzelfällen sprechen, die sich halt irgendwie summiert haben, sondern von einem strukturellen Problem, war bereits zur Zeit der letzten Documenta klar. Ich bin der Kollegin Linda Teuteberg sehr dankbar, dass sie als bislang einzige Vertreterin der Ampel auf die Documenta hingewiesen hat. Ich möchte das nämlich auch noch mal besonders tun. <text:s/>Wir müssen uns schon damit auseinandersetzen. Ob es um die Transparenz bei der Besetzung von Jurys geht, von Posten in Findungskommissionen, Intendanzen, um Förderauflagen, Berichtspflichten oder um die Justiz in der Strafverfolgung: Antisemitismus tritt leider viel zu oft zutage, verdeckt oder offen sichtbar. Und es waren auch die zur Schau gestellten Objekte bei der Documenta nur ein Symptom, nur die Spitze des Eisbergs. <text:s/>Cem Özdemir hat vorhin sehr staatstragend gesagt: Wir müssen parteiübergreifend zusammenarbeiten. – Ja, müssen wir. Aber das heißt doch nicht, dass wir wegschauen dürfen und nicht den Finger in die Wunde legen müssen, wenn gezielt auch durch unsere Politik oder, jetzt in dem Fall, durch die Politik der Bundesregierung dazu beigetragen wird, dass bestimmte Skandale bis heute nicht aufgearbeitet werden, Herr Kollege. <text:s/>Wenn es nach uns gegangen wäre, hätten wir schon viel früher und entschiedener gehandelt. Wir haben gefordert, dass die Documenta vorzeitig geschlossen wird, dass die von der Kulturstiftung des Bundes als Mittelgeber geflossenen Steuermillionen zurückgezahlt werden müssen. Wir haben einen 15-Punkte-Antrag hierzu eingebracht. Die Regierung hat unter die Documenta einen Schlussstrich gezogen und gesagt: Na ja, waren halt mal nur ein, zwei Kuratoren; deswegen wird es natürlich auch nicht mehr passieren. – Wenn wir jetzt nicht handeln, ist es doch mit Ansage, dass es beim nächsten Mal genauso laufen wird. <text:s/>Wir haben im Juli 2022 die Bundesregierung aufgefordert, der BDS-Bewegung entschlossen entgegenzutreten, um Antisemitismus zu bekämpfen. Es hätte längst sichergestellt werden müssen, dass keine weiteren Projekte mit Bundesmitteln mehr gefördert werden, die die BDS-Bewegung aktiv unterstützen oder zum Boykott Israels aufrufen oder Antisemitismus verbreiten. <text:s/>Das ist doch alles schon längst vor dem 7. Oktober 2023 bekannt gewesen. Deswegen sind die Punkte im Entschließungsantrag der Ampel, speziell im Kulturbereich, auch gut und unterstützenswert. Es sind nämlich genau die gleichen Punkte, die Sie von uns, aus unserem Entschließungsantrag, übernommen haben. <text:s/>Wir sagen noch mal ganz deutlich: Die Documenta gehört insbesondere im Lichte der Sympathiebekundungen für den Hamasterror durch zwei der Kuratoren aufgearbeitet. Die Förderrichtlinien müssen angepasst werden. Und es muss dem Bundestag berichtet werden, welche Maßnahmen eigentlich die Beauftragte der Bundesregierung für Kultur und Medien ergreift, um Kultureinrichtungen mit jüdischem Bezug und die dort Beschäftigten zu schützen. Das erwarten wir von Ihnen an dieser Stelle. <text:s/>Abschließend möchte ich noch ganz kurz drei Positivbeispiele erwähnen. Wir waren mit der Kulturtour der CDU/CSU-Bundestagsfraktion diese Woche im Friedrichstadt-Palast. Ein herzlicher Dank an Dr. Berndt Schmidt, der sich mit seinem Palast entschieden an die Seite Israels stellt! Ich bedanke mich ganz herzlich auch bei Igor Levit für das Solidaritätskonzert, das demnächst stattfindet. Und das dritte positive Beispiel: Gestern war die Premiere – <text:s/>Frau Kollegin. <text:s/>– der Serie „Deutsches Haus“, wo es um die Aufarbeitung der Auschwitz-Prozesse geht. Ich kann sie nur jedem empfehlen. Ich hoffe, dass es auch ein Pflichtanschauen für alle Schulklassen in diesem Land geben wird. In diesem Sinne hat auch die Kultur viel Verantwortung. Nehmen wir sie gemeinsam wahr! <text:s/>Ganz herzlichen Dank. <text:s/>Vielen Dank, Frau Kollegin Bär. – Nächster Redner ist der Kollege Dirk Wies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8</text:p>
          </table:table-cell>
          <table:table-cell table:style-name="ce2" office:value-type="string" calcext:value-type="string">
            <text:p>17.11.2023</text:p>
          </table:table-cell>
          <table:table-cell table:style-name="ce2" office:value-type="string" calcext:value-type="string">
            <text:p>ID2013800100</text:p>
          </table:table-cell>
          <table:table-cell table:style-name="ce2" office:value-type="string" calcext:value-type="string">
            <text:p>Markus Herbrand (FDP)</text:p>
          </table:table-cell>
          <table:table-cell table:style-name="ce2" office:value-type="string" calcext:value-type="string">
            <text:p>Sehr geehrte Frau Präsidentin! Liebe Kolleginnen und Kollegen! Deutschlands Wirtschaft schwächelt. Das hat konjunkturelle Ursachen, aber vor allem auch strukturelle Ursachen. Das von der Bundesregierung eingebrachte Wachstumschancengesetz ist ein gutes Gesetz, diese Strukturschwächen aufzubrechen. Ich bedanke mich ausdrücklich bei Bundesminister Christian Lindner, dass er dieses Gesetz eingebracht hat. <text:s/>Es ist ein Gesetz, das in schwierigen Zeiten auf viele der bestehenden Herausforderungen Antworten gibt. Wir wissen: Mehr geht immer. Aber die finanzpolitischen Realitäten geben uns den Rahmen vor, und das gilt nicht nur für die Regierung, sondern auch für die Opposition. <text:s/>Fünf Minuten Redezeit sind sicher zu kurz, dieses sehr umfangreiche Gesetz sachgerecht zu besprechen. Ich gehe daher auf wenige Dinge besonders ein. <text:s/>Der erste Strang dieses Gesetzes ist das Ermöglichen von Wachstumschancen. Das ist der Kern des Gesetzes, wie der Name auch verrät. Es kommt zu wesentlichen Verbesserungen und Erweiterungen der steuerlichen Forschungsförderung. Bestehende Regelungen werden praxistauglicher ausgestaltet. Zusätzlich wird der Mittelstand besser als bisher adressiert. Hier wurden wertvolle Informationen aus der Praxis verwertet. Es ist gut, wenn Politik auf Praxis hört. <text:s/>Darüber hinaus werden verbesserte Abschreibungsbedingungen sowie deutlich verbesserte Verlustverrechnungsmöglichkeiten die Liquiditätssituation von Unternehmen verbessern. Dieses Geld wird dann für Investitionen an anderer Stelle zur Verfügung stehen. Besondere Aufmerksamkeit diesbezüglich verdient die Erhöhung der Sonderabschreibung für kleine Unternehmen von 20 auf 50 Prozent sowie die Implementierung einer degressiven Gebäudeabschreibung, die unter bestimmten Bedingungen zusätzlich zu der bereits bestehenden Sonderabschreibung genutzt werden kann. Das ist ein sehr starkes Signal des Gesetzgebers an die Bauwirtschaft, die besonders unter der Inflation und den Folgen geldpolitischer Notwendigkeiten leidet. <text:s/>Außerdem verbessern wir die praktischen Möglichkeiten, einbehaltene Gewinne begünstigt zu besteuern. Diese Regelung wird ebenfalls praxistauglicher ausgestaltet. <text:s/>Der zweite Strang dieses Gesetzes sind Vereinfachungen im Steuerrecht. Das sind viele kleine Regelungen. <text:s/>An vielen Stellen hebt das Gesetz Schwellen- und Grenzwerte an, die zum Teil seit Jahren nicht mehr angepasst worden sind. Dies wird vor allen Dingen vielen Kleinstunternehmern Vereinfachungen bei der Umsatzsteuer und anderswo bringen sowie Abgabe- und Buchführungspflichten ersparen. Auch Grenzen für die steuerliche Absetzbarkeit von Geschenken und Betriebsfeiern werden endlich noch mal angehoben. <text:s/>Sicherlich keinen Beitrag zur Entbürokratisierung – das ist kein Geheimnis – leistet die Anzeigepflicht für innerstaatliche Steuergestaltung. Das ist aus meiner Sicht ein Bürokratiemonster ohne erkennbaren Mehrwert und rechtsstaatlich fragwürdig. Wir haben uns aber entschlossen – und das ist wichtig –, den Aufwand an entscheidender Stelle möglichst gering zu halten, indem wir bekannte Fälle in einer sogenannten Whitelist aufführen werden, <text:s/>die dann eine Anzeigepflicht entbehrlich macht. <text:s/>Der dritte Strang dieses Gesetzes ist die Implementierung von noch mehr Steuerfairness. Bestehende Gesetze wollen wir umsetzen; das haben wir uns im Koalitionsvertrag vorgenommen. Einen ersten Schritt werden wir in Richtung der E-Rechnung gehen. Wir müssen jetzt aber auch darauf achten, dass wir kleine und kleinste Unternehmen auf dem Weg in diese digitale, papierlose Zukunft begleiten. Das wird am Ende – da sind wir uns alle sicher – eine deutliche Verfahrenserleichterung für alle darstellen. <text:s/>Wir senden hier aber auch ein Signal dahin gehend, dass wir Steuerbetrug effektiver bekämpfen wollen; denn leider ist insbesondere im Bereich der Umsatzsteuer das Betrugsbekämpfungspotenzial immer noch besonders hoch. <text:s/>Nicht zu vergessen ist die Bekämpfung der Doppelbesteuerung bei Renten. Hierzu geht die Koalition jetzt den zweiten Schritt und damit zwei Schritte mehr als alle Regierungen zuvor. Wir werden die Versteuerung von Renten zeitlich weiter strecken und deshalb einen Riesenschritt gegen die Doppelbesteuerung schon mit diesem Gesetz unternehmen. <text:s/>Sehr geehrte Damen und Herren, ich freue mich sehr, dass es uns im parlamentarischen Verfahren gelungen ist, das Gesetz an entscheidenden Stellen noch zu verbessern. Die ursprünglich darin angelegte Antifragmentierungsregelung – ein etwas sperriger Begriff – bei der Zinsschranke wird entfallen ebenso wie die Zinshöhenschranke. Diese wird ersetzt durch eine OECD-konforme Verrechnungspreisregel, wie international üblich. Beide Änderungen verhindern Wettbewerbsnachteile unseres Standorts im Steuerrecht. Das ist ein gutes Signal. <text:s/>Ich bedanke mich bei allen Berichterstatterinnen und Berichterstattern – ein großes Gesetz; viele Berichterstatter waren daran tätig – und insbesondere selbstverständlich bei meinen Kollegen Katharina Beck und Michael Schrodi für die guten Beratungen zu diesem Gesetz. <text:s/>Herzlichen Dank. <text:s/>Als Nächster hat das Wort für die CDU/CSU-Fraktion Dr. Mathias Middelber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4</text:p>
          </table:table-cell>
          <table:table-cell table:style-name="ce2" office:value-type="string" calcext:value-type="string">
            <text:p>12.05.2022</text:p>
          </table:table-cell>
          <table:table-cell table:style-name="ce2" office:value-type="string" calcext:value-type="string">
            <text:p>ID203407600</text:p>
          </table:table-cell>
          <table:table-cell table:style-name="ce2" office:value-type="string" calcext:value-type="string">
            <text:p>Michael Kießling (CDU/CSU)</text:p>
          </table:table-cell>
          <table:table-cell table:style-name="ce2" office:value-type="string" calcext:value-type="string">
            <text:p>Sehr geehrte Frau Präsidentin! Meine sehr geehrten Kolleginnen und Kollegen! Wir stehen hier, weil Krieg in Europa ist. Wir müssen Sorge dafür tragen, dass die Friedensgespräche aufgenommen werden können. Deshalb reden wir heute auch über das Ölembargo. <text:s/>Es darf keiner davon ausgehen, dass, wenn Krieg in Europa ist, das ohne Folgen bleibt, auch nicht für uns in Deutschland. Wir müssen daher darüber reden, welche Auswirkungen er hat und wie diese Auswirkungen von der Regierung gemildert, abgedämpft werden können. Da fehlt mir einfach das, was auch mein Kollege Spahn vorhin angesprochen hat: die Konsequenz, der Plan und die Umsetzung. Darüber, was wir brauchen, sind wir uns ja einig: höhere energiepolitische Unabhängigkeit und mehr außenpolitische Souveränität. Wir müssen aber aufpassen, dass uns das Ölembargo nicht stärker schwächt als Russland. Deshalb müssen wir zwei Konsequenzen ernst nehmen: <text:s/>Die erste Konsequenz sind die Versorgungsengpässe in Ostdeutschland. Uns muss klar sein: Energie ist die Achillesferse unserer Wirtschaft in Deutschland, aber auch in Europa. Daher brauchen wir dringend einen Plan, wie es weitergehen soll, wie man das gestalten will, und zwar über den Winter hinaus. Es ist zwar schön, dass wir jetzt Reserven haben, aber was kommt danach? Wie will ich die Arbeitsplätze sichern? Wie will ich die Energieversorgung sicherstellen? Dafür brauchen wir ein Gesamtkonzept, und das fehlt mir. Klar gehören die regenerativen Energien mit dazu; aber damit meine ich alle. Wasserkraft gehört genauso mit dazu, auch die regionale Wasserkraft. <text:s/>Solarenergie gehört dazu. Windenergie gehört dazu. Dazu gehört aber auch die Überlegung, wie wir weiter mit der Kernenergie umgehen. Macht es nicht vielleicht Sinn, die Kernkraftwerke weiterlaufen zu lassen, um in dieser Zeit der Energieknappheit für Energie zu sorgen? Dazu gehört auch, zu überlegen: Ist 2038 wirklich der richtige Zeitpunkt für den Kohleausstieg? Oder müssen wir schauen, dass wir den Energieengpass mit den Energiequellen, die uns zur Verfügung stehen, beseitigen? <text:s/>Richtig ist auch, dass die Handlungsfähigkeit in Krisenzeiten sichergestellt werden muss – sprich: Energiesicherungsgesetz –, dass wir eventuell die Treuhand einsetzen können, als Ultima Ratio eine Enteignung möglich ist. Aber, meine Damen und Herren, das sind so starke Eingriffe, dass das Parlament beteiligt werden muss. Schon vor der Umsetzung, schon vor der Planung sollte man, glaube ich, darüber diskutieren, wie Sie das alles sicherstellen wollen. <text:s/>Zweitens – darüber hatten wir heute früh auch schon beim Thema Inflation diskutiert –: Wie gehen wir mit den steigenden Energiepreisen um? Haben wir die Einbrüche in der Industrie im Blick? Wie schaffen wir es, die Wettbewerbsfähigkeit unseres Landes und der Regionen aufrechtzuerhalten? Hier liefert meines Erachtens die Ampel viel zu wenig. Wir haben Ihnen Entlastungsvorschläge gemacht: Energiesteuer runter, Pendlerpauschale rauf, auch Rentner und Studenten berücksichtigen. <text:s/>Meine Damen und Herren, was für die Opposition gilt, kritisch und konstruktiv zu agieren, das gilt auch für die Ampel. Darum bitte ich Sie: Schauen Sie sich unsere Anträge noch mal an. Das eine oder andere können Sie gerne umsetzen, um die Folgen zu mildern. Unsere Vorschläge sind umfassender, sie sind spürbar und wirkungsvoll für die Menschen vor Ort. Das ist wichtig. Wir haben eine staatspolitische Verantwortung, und die nehmen wir auch wahr. Wir tragen den Kurs mit – Jens Spahn hat es im Vorfeld auch gesagt –, bei den Waffenlieferungen haben wir zugestimmt; aber Sie müssen sich auch bewegen, damit unser Land trotz der Krisensituation weiter vorankommt und wir die sozialen Härten, die es durch die Embargos infolge des Kriegs gibt, abfangen. <text:s/>Für die SPD-Fraktion und zu seiner ersten Rede gebe ich das Wort unserem Kollegen Jan Dier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6</text:p>
          </table:table-cell>
          <table:table-cell table:style-name="ce2" office:value-type="string" calcext:value-type="string">
            <text:p>15.11.2023</text:p>
          </table:table-cell>
          <table:table-cell table:style-name="ce2" office:value-type="string" calcext:value-type="string">
            <text:p>ID2013607600</text:p>
          </table:table-cell>
          <table:table-cell table:style-name="ce2" office:value-type="string" calcext:value-type="string">
            <text:p>Bernd Riexinger (DIE LINKE)</text:p>
          </table:table-cell>
          <table:table-cell table:style-name="ce2" office:value-type="string" calcext:value-type="string">
            <text:p>Sehr geehrte Frau Präsidentin! Sehr geehrte Damen und Herren! Was bei den Verhandlungen zum 49-Euro-Ticket zwischen Bund und Ländern rausgekommen ist, hat mich wirklich aufgeregt. Da schafft diese Bundesregierung einmal eine gute Maßnahme wie das 9-Euro-Ticket und führt es wenigstens als 49-Euro-Ticket weiter, und dann ist sie nicht in der Lage, die zusätzliche Finanzierung abzusichern. Was wäre denn dabei, wenn der Verkehrsminister sagen würde: „Länder und Kommunen können sich sicher sein, dass der Bund seinen Anteil am 49-Euro-Ticket finanziert“? <text:s/>– Macht er doch nicht! <text:s/>Sie schaffen jedoch Verunsicherung. <text:s/>Natürlich überlegen sich viele, die auf öffentliche Verkehrsmittel umsteigen wollen, ob sie bereit sind, auch 59 Euro oder gar 69 Euro zu zahlen. Ich befürchte, deutlich weniger Menschen würden umsteigen. Das wäre katastrophal. Wir brauchen eine nachhaltige Mobilitätswende, und zwar schnell. <text:s/>Statt Verschlechterungen in Kauf zu nehmen, müsste das Angebot verbessert werden, beispielsweise durch ein 29-Euro-Ticket für einkommensarme oder ein kostenfreies Ticket für einkommenslose Gruppen. <text:s/>Dass die SPD nicht mehr darum gekämpft hat, ein deutschlandweites Sozialticket durchzusetzen, ist nicht nur ein kleiner Geburtsfehler. Und würde es nicht eine ganze Generation an den ÖPNV und die Bahn heranführen, wenn man einen Nulltarif für Schüler, Azubis und Studierende zusätzlich einführen würde? Die Kosten wären nichts gegen das, was wir bezahlen müssen, wenn wir die Klimaziele nicht realisieren. <text:s/>Es ist ein Trauerspiel, dass es immer noch keine Lösung gibt, wie ein bundesweites Semesterticket in das System des 49-Euro-Tickets integriert werden kann. Das stellt das Semesterticket infrage und damit eine wichtige Säule der studentischen sozialen Sicherung. Ich habe die Bundesregierung bzw. das Verkehrsministerium gefragt, ob sie mit Studierendenvertretungen einmal darüber gesprochen hat. Nach meiner Information ist das nicht geschehen. Es wäre doch das Mindeste, wenn Herr Wissing die Vertreterinnen und Vertreter der Studierendenschaft zum Gespräch einladen würde. <text:s/>Ich erinnere Sie gern noch einmal daran: Trotz deutlichen Rückgangs des Energieverbrauches hat Deutschland auch 2022 seine selbstgesteckten Klimaziele deutlich verfehlt. Ursachen sind die Reaktivierung von Kohlekraftwerken, die Bereiche Gebäude und Verkehr. Laut dem Expertenrat wird Deutschland auch seine Klimaziele bis 2030 nicht erreichen. UN-Generalsekretär Guterres richtet sich mit alarmierenden Worten an die Weltgemeinschaft. Die aktuellen Klimaschutzpläne seien nicht geeignet, das 1,5-Grad-Ziel zu erreichen. Er fordert eine „Supernova an Klimaanstrengungen“. UN-Vertreter sprechen von „Babyschritten“, die gegangen werden. <text:s/>Da wäre es doch naheliegend, dass die Ampel Tempo bei der dringend notwendigen Mobilitätswende macht. Aber nein, das FDP-geführte Verkehrsministerium blockiert die eigenen Klimaziele. Wer bei der Finanzierung des ÖPNV und des Regionalverkehrs weiter kleckert, statt zu klotzen, versagt jämmerlich bei der Aufgabe einer nachhaltigen Mobilitätswende. <text:s/>Und wäre es nicht höchste Zeit, dass wir endlich von den Grünen hören, dass mit ihnen eine Verteuerung des 49-Euro-Tickets nicht zu machen ist? <text:s/>Um das Ziel einer Verdoppelung der Zahl der zu befördernden Personen im ÖPNV bis 2030 zu realisieren, werden jährlich 16 Milliarden Euro mehr gebraucht, rechnet das Bündnis „Wir fahren zusammen“ von Verdi und Fridays for Future vor. <text:s/>Sie tun mit Ihren zu kleinen Schritten bei der Finanzierung gerade so, als hätten wir alle Zeit der Welt. Die haben wir aber nicht. Wir müssen jetzt die Mobilitätswende auf den Weg bringen, bevor es zu spät ist. <text:s/>Das Geld dafür ist da. Warum wird eigentlich an den klimaschädlichen Subventionen festgehalten, am Dienstwagenprivileg oder an der Steuerbefreiung für Flugkerosin? Dort, wo es einflussreichen Gruppen der Gesellschaft wehtut, trauen sie sich nicht ran. <text:s/>Machen Sie endlich Ernst mit einer nachhaltigen Mobilitätswende, mit einer Mobilitätsgarantie, ohne ein Auto besitzen zu müssen. Machen Sie Ernst mit einer ausreichenden und nachhaltigen Finanzierung. Wir haben die politische Verantwortung für die Zukunft der jungen Generation, für die Zukunft unserer Kinder und Enkel. Und ich habe nicht den Eindruck, dass die Regierung – <text:s/>Herr Kollege. <text:s/>– dieser Verantwortung gerecht wird. <text:s/>Die nächste Rednerin ist Isabel Cademartori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07000</text:p>
          </table:table-cell>
          <table:table-cell table:style-name="ce2" office:value-type="string" calcext:value-type="string">
            <text:p>Dr. Marco Buschmann, Bundesminister der Justiz</text:p>
          </table:table-cell>
          <table:table-cell table:style-name="ce2" office:value-type="string" calcext:value-type="string">
            <text:p>Wir werten alle seriösen Erkenntnisquellen aus, die es dazu gibt. Und das fließt auch alles in unsere Beurteilung ein. <text:s/>Vielen Dank. – Eine weitere Nachfrage hat Herr Kollege Dr. Krings,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8</text:p>
          </table:table-cell>
          <table:table-cell table:style-name="ce2" office:value-type="string" calcext:value-type="string">
            <text:p>14.06.2023</text:p>
          </table:table-cell>
          <table:table-cell table:style-name="ce2" office:value-type="string" calcext:value-type="string">
            <text:p>ID2010804100</text:p>
          </table:table-cell>
          <table:table-cell table:style-name="ce2" office:value-type="string" calcext:value-type="string">
            <text:p>Dr.-Ing. Zoe Mayer (BÜNDNIS 90/DIE GRÜNEN)</text:p>
          </table:table-cell>
          <table:table-cell table:style-name="ce2" office:value-type="string" calcext:value-type="string">
            <text:p>Frau Präsidentin! Herr Bundesminister Özdemir, ich würde gerne noch mal auf den Aspekt des Tierschutzes eingehen. Wir haben den Tierschutz in Deutschland ja als Staatsziel im Grundgesetz verankert. Demnach ist es unsere Aufgabe, Tiere zu schützen. Jetzt haben wir die neue Tierschutzbeauftragte; sie wurde vorhin von der Kollegin der Union angesprochen. Ich sehe in diesem Amt ganz große Chancen, da wir aktuell keine Repräsentation des Tierschutzes und der Individualrechte der Tiere in Deutschland haben. <text:s/>Mich würde jetzt natürlich interessieren: Was sind die Aufgaben der neuen Tierschutzbeauftragten und des neugeschaffenen Amtes, und wo sehen Sie die größten Chancen, um den Tierschutz in Deutschland durch unsere Bundespolitik zu stärken? – Danke seh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19100</text:p>
          </table:table-cell>
          <table:table-cell table:style-name="ce2" office:value-type="string" calcext:value-type="string">
            <text:p>Tobias Matthias Peterka (AfD)</text:p>
          </table:table-cell>
          <table:table-cell table:style-name="ce2" office:value-type="string" calcext:value-type="string">
            <text:p>Frau Präsidentin! Sehr geehrte Kollegen! Den Gerichtsvollzieher zu Gast hat niemand gern, sei es wegen des sprichwörtlichen Offenbarungseids, auch vor den Nachbarn, oder des unerwarteten Verlusts von Geldwerten. So ein staatlicher Eingriff in gleich mehrere Grundrechte muss gut begründet und nachgewiesen sein. <text:s/>Bisher bestand ein für unsere vermurkste Digitalisierung typischer Zustand: Vollstreckungsaufträge an Gerichtsvollzieher und Anträge an Vollstreckungsgerichte sind bitte digital zu stellen, während die vollstreckbare Ausfertigung dann jeweils würdevoll in Papierform durch die Weltgeschichte zu tragen ist – Umschreibung: Hybridform; Ergebnis: Peinlichkeit par excellence. Und für private Antragsteller soll es ja sogar noch mal anders laufen. <text:s/>Jedenfalls: Die oben genannte Schutzfunktion ist doch nur vordergründig. Natürlich mag es je nach Generationenzugehörigkeit sein, dass einem Schriftstück mehr getraut wird als einem Bildschirm. Aber mal ganz ehrlich: Die Echtheit oder Schlüssigkeit kann der Betroffene ohnehin nicht ohne Beistand überprüfen. <text:s/>Was soll also nun getan werden? Lässt man mal die sich verzögernde Datenmigration beim Grundbuch weg, soll dem Gerichtsvollzieher in größerem Umfang erlaubt werden, dass er sich mit seinem Tablet autorisiert anstatt mit einem analogen Schriftstück. Dazu kommen weitere Übermittlungserleichterungen, aber, wie gesagt, inkonsequent, da privatwirtschaftliche Inkassounternehmen weiter analog einreichen dürfen. <text:s/>Bezeichnend sind die Mutmaßungen des Bundesrats, ob ein Digitalisierungsrabatt in Form des Wegfalls von Vorschussgebühren noch nötig ist oder nicht. Zum einen ist es rechtlich überholt, zum anderen ein Ausdruck, dass es mit der Akzeptanz der Digitalisierung auch bei berufsmäßiger Befassung weiterhin hapert. Das zumindest finde ich schade. <text:s/>Was ich jedoch voll verstehen kann, ist die zugrundeliegende Skepsis beim Bürger. Fühlt man sich seit Jahrzehnten vom Staat bestenfalls bemuttert, schlimmstenfalls ausgenommen oder sogar ausgespäht, dann ist es nur logisch, dass man dies nicht noch quasi automatisiert oder erleichtert sehen möchte. <text:s/>Diesen verfahrenen Zustand haben Sie in der Ampel sowie in den Merkel-Regierungen aber sich selbst zuzuschreiben. Denn Grund des von Ihnen zugegebenen alarmierend steilen Anstiegs der Zahl der Zwangsvollstreckungen sind Coronasabotage der Wirtschaft sowie Massenimport von finanziell Bedürftigen. Davon kann jeder aufrechte Gerichtsvollzieher ein Lied singen – natürlich nur im Geheimen, ohne die Vorgesetzten. <text:s/>Vielen Dank.</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92</text:p>
          </table:table-cell>
          <table:table-cell table:style-name="ce2" office:value-type="string" calcext:value-type="string">
            <text:p>17.03.2023</text:p>
          </table:table-cell>
          <table:table-cell table:style-name="ce2" office:value-type="string" calcext:value-type="string">
            <text:p>ID209204100</text:p>
          </table:table-cell>
          <table:table-cell table:style-name="ce2" office:value-type="string" calcext:value-type="string">
            <text:p>Lisa Paus, Bundesministerin für Familie, Senioren, Frauen und Jugend</text:p>
          </table:table-cell>
          <table:table-cell table:style-name="ce2" office:value-type="string" calcext:value-type="string">
            <text:p>Sehr geehrte Präsidentin! Liebe Kolleginnen und Kollegen! Werte Zuschauende! In der vergangenen Woche war ich zum Weltfrauentag in New York bei der 67. Sitzung der Frauenrechtskommission der Vereinten Nationen. Das Thema dort war „Gleichstellung im digitalen Zeitalter“. Das ist ein hochvirulentes Thema im Rahmen der Gleichstellung. Denn Algorithmen und künstliche Intelligenz beeinflussen schon jetzt unsere Entwicklung und prägen die nächste Generation. Und sie tun das keinesfalls neutral. Algorithmen geben die Wirklichkeiten wieder, mit denen sie gefüttert werden. Aber wenn die Daten, mit denen sie gefüttert werden, die Vergangenheit abbilden, dann können Algorithmen keinen Fortschritt, zum Beispiel bei der Gleichstellung, befördern, sondern dann verfestigen sie die Stereotype und die Ungleichheiten, die da sind. Wenn Digitalisierung aber die Ungleichheiten der Welt immer weiter dupliziert, dann nehmen diese Ungleichheiten sogar zu und nicht ab. <text:s/>Dabei leben wir bereits in einer hochgradig ungleichen Welt. Rund um den Globus ist Armut überwiegend weiblich, Vermögen dagegen überwiegend männlich. Allein in Deutschland gibt es laut Statista 156 Milliardäre, aber nur 18 Milliardärinnen. Auf der anderen Seite sind 40 Prozent der alleinerziehenden Mütter auf Bürgergeld angewiesen, weil ihr Einkommen nicht reicht. <text:s/>Aber Kinder zu haben, das darf kein Armutsrisiko sein, meine Damen und Herren. <text:s/>Das ist ein Armutszeugnis für unser Land, und das müssen wir beenden. Deshalb ist es so wichtig, dass diese Regierung endlich die Kindergrundsicherung einführen wird. <text:s/>Deshalb sage ich auch: Solange Vermögen und Möglichkeiten zwischen den Geschlechtern so ungleich verteilt sind, so lange ist das Patriarchat nicht beendet. Es braucht für die echte Gleichstellung von Frauen <text:s/>die drei R, das heißt gleiche Rechte, <text:s/>Ressourcen und Repräsentanz. <text:s/>Nur eine Gesellschaft, in der sich alle frei entfalten können, ist eine freie Gesellschaft. Wir brauchen nämlich alle Talente. <text:s/>Und wir brauchen sie auch in der Wirtschaft. Selbstverständlich soll jeder Mensch frei entscheiden, ob er, wie er in Teilzeit oder Vollzeit arbeiten möchte. Aber Fakt ist: Viele Frauen wollen mehr arbeiten oder wollen sich aus finanziellen Gründen dafür entscheiden können. Wenn alle Frauen mit Kindern unter sechs Jahren so viel arbeiten könnten, wie sie wollen, dann hätten wir auf einen Schlag 840 000 Arbeitskräfte mehr. <text:s/>Derzeit ist das aber eben schwierig. Deswegen investieren wir als Ampel kontinuierlich – Sie können auch einfach zuhören! – in die Betreuungsinfrastruktur, in die Kitaqualität, in den Ausbau der Ganztagsschulen. Wir ermutigen mit einer Elternstartzeit, also mit der Einführung der Partnerfreistellung nach der Geburt, Paare, die Sorgearbeit gleichberechtigt zu teilen. Und: Wir werden die Steuerklasse V abschaffen, weil dadurch das Einkommen von Frauen überproportional hoch besteuert wird. <text:s/>Wir werden auch das Entgelttransparenzgesetz verbessern, damit Frauen nicht länger für dieselbe Arbeit 7 Prozent weniger Lohn bekommen; insgesamt sind es bei gleichwertiger Arbeit ja sogar 18 Prozent. Und: Wir fördern Gründerinnen durch besseren Zugang zu Wagniskapital. Denn je besser die ökonomische Gleichstellung gelingt, desto besser ist das natürlich für die Frauen, aber auch für die Wirtschaft und die Gesellschaft, für uns alle. <text:s/>Und weil das für alle Politikbereiche gilt, haben wir als Ampel einen Gleichstellungscheck für alle Gesetze vereinbart. Wir brauchen Gleichstellung nämlich in allen Ressorts. <text:s/>In einem für Frauen zentralen Bereich, der Selbstbestimmung über den Körper, hat die Ampelkoalition bereits gehandelt. Wir haben den aus der Zeit gefallenen § 219a endlich abgeschafft. <text:s/>Jetzt können Ärztinnen und Ärzte wieder über den Schwangerschaftsabbruch informieren, ohne gegen ein vermeintliches Werbeverbot zu verstoßen. <text:s/>Und Ende dieses Monats werden wir die Sachverständigenkommission einsetzen, die unabhängig prüfen wird, ob wir den Schwangerschaftsabbruch in Deutschland noch außerhalb des Strafrechts regeln können und, wenn, dann auch wie. Ich freue mich auf die Arbeit mit der Kommission. <text:s/>Sie sehen also: Als Fortschrittskoalition ist es unser Ziel, dass die Gleichstellung aller Geschlechter endlich Wirklichkeit wird; denn erst dann ist jede und jeder frei, sich zu entfalten. <text:s/>Herzlichen Dank. <text:s/>Das Wort erhält Dorothee Bär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11900</text:p>
          </table:table-cell>
          <table:table-cell table:style-name="ce2" office:value-type="string" calcext:value-type="string">
            <text:p>Renate Künast (BÜNDNIS 90/DIE GRÜNEN)</text:p>
          </table:table-cell>
          <table:table-cell table:style-name="ce2" office:value-type="string" calcext:value-type="string">
            <text:p>Frau Präsidentin! Meine Damen und Herren! Wir setzen heute eine EU-Richtlinie in nationales Recht um – Eins-zu-eins-Umsetzung –: Da geht es um <text:s/>erhitzte Tabakerzeugnisse und die sogenannten charakteristischen Aromen, die wir hier nach EU-Recht abschaffen. Die sind bei Zigaretten und bei Tabak schon <text:s/>abgeschafft. Insofern ist es nur logisch, das jetzt auf erhitzte Tabakerzeugnisse auszudehnen. <text:s/>Warum brauchen wir solche Regeln, meine Damen und Herren? Weil im Jahr 130 000 Menschen in Deutschland an den Folgen von Tabak- und Nikotinsucht <text:s/>sterben. 130 000 Menschen! Der Tabakkonsum stellt, wie wir daran unschwer merken, das größte vermeidbare Gesundheitsrisiko dar. Der Tabakkonsum ist übrigens <text:s/>gerade bei Jugendlichen während der Pandemie stark angestiegen. Wenn man sich die Zahlen anguckt: Im Jahr 2021 haben im Alter von 14 bis 17 Jahren 8,7 Prozent <text:s/>der Jugendlichen geraucht, im Jahr 2022 waren es schon doppelt so viele: 18 Prozent. <text:s/>Dahinter stecken logischerweise auch Strategien der Tabakindustrie, meine Damen und Herren. Die Tabakindustrie hat ja eine große Entwicklung gemacht. <text:s/>Früher hat sie sich mit der Frage auseinandergesetzt, ob Tabak und Nikotin Krebs erzeugen. Dann haben sie gesagt: Das individuelle Verhalten zählt. Rauchen Sie <text:s/>doch einfach weniger! – Und mittlerweile gibt es Harm Reduction als neues Geschäftsmodell. Sie setzen verstärkt auf Tabakerhitzer, E-Zigaretten. Sie werben mit <text:s/>dem Hinweis, dass die Gesundheitsgefährdung dadurch geringer sei. Das ist nicht ganz falsch, meine Damen und Herren. Ich finde aber, es ist trotzdem unseriös. <text:s/>Warum? Weil zwar das Krebsrisiko durch den Tabak nicht da ist, aber Nikotin macht auch da süchtig, verengt die Gefäße, und, wie zum Beispiel das <text:s/>Krebsforschungszentrum in Heidelberg sagt, es erhöht massiv das Risiko für Schlaganfälle und Herzinfarkte. Und das alles noch verbunden mit Aromen wie <text:s/>Apfel-Minze oder Pomelo Grape. Das sind keine Eissorten, sondern das beschreibt die Regelungslücke bei Aromen auch bei Nikotinerzeugnissen. <text:s/>Wir müssen meines Erachtens eines tun: Wir müssen den Einstieg in den Ausstieg ermöglichen oder – besser – bei Jugendlichen dafür Sorge tragen, dass <text:s/>sie gar nicht anfangen, meine Damen und Herren. <text:s/>– Danke. – Deshalb setzen wir heute europäisches Recht um. Aber Bündnis 90/Die Grünen will noch mehr. Wir wollen reden – das haben wir übrigens auch <text:s/>im Koalitionsvertrag vereinbart – über Werbung für Tabakerzeugnisse beim Point of Sale, wir wollen reden über die charakteristischen Aromen in E-Zigaretten und <text:s/>über Sponsoring-Regeln. <text:s/>Meine Damen und Herren, ich will Ihnen eins sagen: Die Regelungen sollen sich immer an wissenschaftlichen Erkenntnissen messen, an den Erkenntnissen <text:s/>des Gemeinsamen Bundesausschusses ausrichten. Und was wir sicher tun werden, ist, die Strategie „Harm Reduction“ kritisch zu hinterfragen, meine Damen und <text:s/>Herren; denn weniger rauchen oder nur Nikotin zu sich nehmen ist auch nicht harmlos, sondern bleibt gesundheitsgefährdend. Und der Gesundheitsschutz steht auf <text:s/>unser aller Agenda. <text:s/>Für die Unionsfraktion hat das Wort Hans-Jürgen Thies.</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9</text:p>
          </table:table-cell>
          <table:table-cell table:style-name="ce2" office:value-type="string" calcext:value-type="string">
            <text:p>31.05.2022</text:p>
          </table:table-cell>
          <table:table-cell table:style-name="ce2" office:value-type="string" calcext:value-type="string">
            <text:p>ID203901800</text:p>
          </table:table-cell>
          <table:table-cell table:style-name="ce2" office:value-type="string" calcext:value-type="string">
            <text:p>Frauke Heiligenstadt (SPD)</text:p>
          </table:table-cell>
          <table:table-cell table:style-name="ce2" office:value-type="string" calcext:value-type="string">
            <text:p>Frau Präsidentin! Meine sehr verehrten Kolleginnen und Kollegen! Sehr geehrte Damen und Herren! Der Bundeshaushalt 2022, der diese Woche verabschiedet wird – mein Kollege Michael Schrodi hat das schon ausgeführt –, hat einen Dreiklang aus verschiedenen Schwerpunkten: einmal die Krisenbewältigung, einmal die Zukunftsinvestitionen und einmal die Förderung des gesellschaftlichen Zusammenhalts. Dieser Dreiklang macht das Besondere des Haushaltes der Ampelregierung aus. <text:s/>Ich komme gleich noch auf die einzelnen Punkte zu sprechen. Ich möchte allerdings zunächst – weil in den letzten Debattenbeiträgen ja immer darauf eingegangen wurde, was wir ausgeben – die Einnahmeseite beleuchten. Zu den Haupteinnahmequellen in einem Staat gehören nun mal die Steuern. Ich denke, dass man gerade als letzte Rednerin in dieser Debatte einmal allen Arbeitenden in den Finanzverwaltungen und in den Finanzämtern der Länder ganz herzlich danken sollte; denn diese müssen jeden Tag Steuern einziehen, und sie müssen unsere politischen Vorgaben umsetzen. <text:s/>Ich danke natürlich auch den steuerzahlenden Bürgerinnen und Bürgern; denn sie sind es, die dafür sorgen, dass wir gemeinsam unsere wichtigen staatlichen Aufgaben hier erledigen können, und die sich nicht darum herumdrücken und versuchen, Steuern zu hinterziehen. Das heißt also: Steuerehrlichkeit ist sehr wichtig für unseren Staat. Dafür gilt es auch einmal Danke zu sagen. <text:s/>Deshalb ist es gut, dass wir die Voraussetzungen dafür schaffen, der Steuergerechtigkeit noch besser zum Durchbruch zu verhelfen, indem wir zum Beispiel – es ist hier schon paarmal erwähnt worden – 1 400 neue Stellen für die Zollverwaltung aufgelegt haben. Das ist ein Kampf für mehr Steuergerechtigkeit, gegen Geldwäsche, gegen Zollkriminalität, gegen Terrorismusfinanzierung. Und – es sei mir gestattet, das aus der Perspektive der sozialdemokratischen Fraktion in diesem Haus deutlich zu machen –: Die Finanzkontrolle Schwarzarbeit der Zollverwaltung ist auch dafür zuständig, die Durchsetzung des Mindestlohns auf den Baustellen und in den Betrieben zu kontrollieren. <text:s/>Auch das ist wichtig. Dieser wird im Übrigen ab Oktober 12 Euro betragen, und das ist gut so, meine sehr verehrten Damen und Herren. <text:s/>Der Bund wird in 2022 345 Milliarden Euro Steuern einnehmen; das sind immerhin knapp 17 Milliarden Euro mehr als noch vor einem halben Jahr geschätzt. Und die Nettokreditaufnahme wird knapp 140 Milliarden Euro betragen. All das sind immerhin deutlich bessere Zahlen, als wir sie noch vor einem halben Jahr erwarten konnten. Das zeigt, dass wir in der Pandemie viele wichtige Maßnahmen umgesetzt haben, die richtig waren, zum Beispiel das Kurzarbeitergeld, damit Menschen gar nicht erst in die entsprechenden Hilfesysteme hineingerutscht sind. Das war wichtig. Es stand den Betrieben nach der Zäsur in der Pandemie sofort zur Verfügung. Wir konnten damit viele Entlassungen vermeiden. Die Zahlen zeigen auch, dass wir mit den Unternehmensbeihilfen richtig gelegen haben; denn auch die schnelle wirtschaftliche Erholung hat dazu beigetragen, dass die Steuereinnahmen deutlich gestiegen sind. <text:s/>Dass wir Steuermehreinnahmen haben und damit die Aufgaben des Staates schultern können, ist natürlich grundsätzlich positiv. Andererseits bereitet uns die steigende Inflation sehr große Sorgen. Die Preise für Lebensmittel und Energie sind besonders für Familien und Menschen mit geringem Einkommen so exorbitant gestiegen, dass sie teilweise nicht mehr wissen, wie sie am Ende des Monats mit dem Einkommen klarkommen können. Deshalb haben wir zwei Entlastungspakete auf den Weg gebracht. Meine sehr verehrten Kolleginnen und Kollegen der Union, das ist nicht nichts. Das sind 30 Milliarden Euro Entlastung oder direkte Zuschüsse für Menschen mit kleinen und mittleren Einkommen. Das ist richtig so. <text:s/>Die Menschen profitieren von der Senkung der Strompreise durch den Wegfall der EEG-Umlage. Sie profitieren von dem Tankrabatt. Sie profitieren von dem 9‑Euro-Ticket. Ich weiß, ehrlich gesagt, gar nicht, was die CDU/CSU alles mit den Kosten für das 9‑Euro-Ticket finanzieren will. In jedem Fall weiß ich aber, dass Millionen von Bestellerinnen und Bestellern das 9‑Euro-Ticket schon gelöst haben. Diese sagen: Wir nehmen dieses 9‑Euro-Ticket an. – Das ist auch richtig so. <text:s/>Wir werden die Lage weiterhin aufmerksam beobachten. Ich bin dem Bundesarbeitsminister Hubertus Heil sehr dankbar, dass er am Wochenende Vorschläge zu dem Thema eines sozialen Klimageldes gemacht hat. Auch das wird etwas sein, was in den kommenden Monaten, wenn es notwendig ist, möglicherweise zur Entlastung beitragen kann. Meine sehr verehrten Damen und Herren, wir behalten eins im Blick: Die Menschen mit mittleren und kleinen Einkommen, die sind bei der Betrachtung der Steuerpolitik extrem wichtig. <text:s/>Vielen Dank für die Aufmerksamkei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06300</text:p>
          </table:table-cell>
          <table:table-cell table:style-name="ce2" office:value-type="string" calcext:value-type="string">
            <text:p>Thomas Ehrhorn (AfD)</text:p>
          </table:table-cell>
          <table:table-cell table:style-name="ce2" office:value-type="string" calcext:value-type="string">
            <text:p>Frau Präsidentin! Meine Damen und Herren! Geschätztes Publikum! Der Gleichstellungsbericht der Bundesregierung umfasst 276 Seiten – 276 Seiten Geschwurbel, möchte man sagen, 276 Seiten, auf denen man das immer gleiche Märchen erzählt von der diskriminierten Frau, <text:s/>die in der heutigen Gesellschaft nicht aus eigener Kraft in der Lage ist, in Chefetagen vorzudringen, die nicht aus eigener Kraft in der Lage ist, mit Digitalisierung fertigzuwerden, und die selbstverständlich auch bei gleicher Arbeit nicht den gleichen Lohn erhält. Die Frage, die sich auftut, ist die nach der Intention dahinter. Die Frage lautet: Cui bono? Wem nützt das? – Darauf werde ich noch kommen. <text:s/>Selbstverständlich gibt es Unterschiede zwischen Männern und Frauen, und diese Unterschiede sind beweisbar. Sie zeigen sich zum Beispiel an den völlig verschiedenen Präferenzen, die Männer und Frauen zum Beispiel bei der Berufswahl haben, <text:s/>oder an unterschiedlichen Präferenzen bei den angestrebten Studiengängen. Und ja, es scheint auch heute noch so zu sein, dass es bei Frauen eine andere Bereitschaft gibt, zum Beispiel nach der Geburt des zweiten oder dritten Kindes nur noch in Teilzeit zu arbeiten. Das sind aber eben die Ergebnisse freier, eigener Entscheidungen. Diese Entscheidungen haben dann natürlich auch Auswirkungen auf die eigene Karriere und die Bezahlung, die zu erwarten ist. Genauso sieht es auch die kanadische Entwicklungspsychologin Susan Pinker, die in ihren Studien nachweist, dass gerade in besonders freien, gerade in wohlhabenden Gesellschaften die Unterschiede zwischen Männern und Frauen, die unterschiedlich gesetzten Prioritäten besonders stark hervortreten. <text:s/>Sie allerdings scheinen all das, was im Leben passiert, nur mit den von Ihnen selbst herbeifantasierten Benachteiligungen erklären zu wollen. <text:s/>Der letzte Schrei dabei ist scheinbar das sogenannte Gender-Care-Gap, welches Sie gerade erfunden haben. Da möchte ich Sie doch mal fragen – definieren Sie das doch mal –: Was ist eigentlich „häusliche Care-Arbeit“? Der Reifen- und Ölwechsel am Familienauto, ist das nicht vielleicht auch Care-Arbeit? <text:s/>Wie sieht es denn aus, wenn am Rasenmäher das Messer stumpf ist und ausgebaut und gewechselt werden muss? Ist das nicht vielleicht auch Care-Arbeit? Und wer macht das denn? Wie sieht es denn aus, wenn nach einem Sturmschaden mit der Kettensäge in der Hand auf dem eigenen Grundstück der Sturmschaden beseitigt wird? <text:s/>Ist das nicht vielleicht auch Care-Arbeit? <text:s/>Und wer macht das? Und erzählen Sie mir bitte nicht, dass diese Art von Arbeit durch Frauen erledigt wird. <text:s/>Aber es spielt auch gar keine Rolle, wer es am Ende macht, weil Familien, weil Paare sehr wohl in der Lage sind, untereinander festzulegen, wer was besser kann, wer etwas lieber macht, und dementsprechend die Care-Arbeit im eigenen Haushalt am besten aufzuteilen, und zwar ohne Ihre einmischende Belehrung. <text:s/>Nein, meine Damen und Herren, was Sie hier eigentlich vorhaben, ist etwas ganz anderes: Sie versuchen, immer größeren Teilen der Bevölkerung einzureden, dass sie auf irgendeine Weise benachteiligt und diskriminiert werden. Sie versuchen, den Chor der Blöden immer größer werden zu lassen, <text:s/>der das Lied von der eigenen Benachteiligung immer lauter singt. <text:s/>Das ist genau der Grund, warum Sie in diesem Hause seit vielen Jahren einen Minderheitenhype betreiben, der für die Mehrheitsgesellschaft eigentlich unerträglich ist. <text:s/>Nein, Sie versuchen, Ihr Narrenschiff zu füllen mit den Menschen, die Sie auf diese Weise manipulieren. Wenn Sie das dann erreicht haben, soll dieses Narrenschiff genau dorthin fahren, wo Rot-Grün es immer hinsteuern wollte, nämlich direkt in den Sozialismus, meine Damen und Herren. <text:s/>Bedauerlich ist nur, dass viele erst dann merken werden, was Sie hier getan haben, wenn der Job und die Ersparnisse weg sind, die Steuerlast bei 70 Prozent liegt, die Wohnung kalt ist und die Regale im Supermarkt leergeräumt sind. <text:s/>Kommen Sie bitte zum Schluss, Herr Kollege? <text:s/>Vielen Dank. <text:s/>Können Sie bitte in der AfD-Fraktion noch mal überprüfen, dass die Masken auch wirklich über Mund und Nase sind! Das wäre sehr nett. <text:s/>Als Nächstes erhält das Wort Nicole Bauer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4</text:p>
          </table:table-cell>
          <table:table-cell table:style-name="ce2" office:value-type="string" calcext:value-type="string">
            <text:p>27.09.2023</text:p>
          </table:table-cell>
          <table:table-cell table:style-name="ce2" office:value-type="string" calcext:value-type="string">
            <text:p>ID2012403900</text:p>
          </table:table-cell>
          <table:table-cell table:style-name="ce2" office:value-type="string" calcext:value-type="string">
            <text:p>Susanne Menge (BÜNDNIS 90/DIE GRÜNEN)</text:p>
          </table:table-cell>
          <table:table-cell table:style-name="ce2" office:value-type="string" calcext:value-type="string">
            <text:p>Sehr geehrte Frau Ministerin Schulze, wir haben zahlreiche zivilgesellschaftliche Organisationen, die sich im entwicklungspolitischen Bildungsbereich in Deutschland engagieren. Die dort geleistete wichtige Arbeit, die wir gar nicht genug wertschätzen können, ist ein Standbein für unsere solidarische Gesellschaft und auch für unsere demokratische Ordnung. Das „Promotor/-innen-Programm“ möchte ich an dieser Stelle besonders hervorheben. Dem schließe ich meine Frage an: Wie planen Sie diese Organisation und ihr Engagement für die Agenda 2030 zu stärken, bzw. wie werden Sie verhindern, dass es zu eklatanten Kürzungen und Personalstreichungen komm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5</text:p>
          </table:table-cell>
          <table:table-cell table:style-name="ce2" office:value-type="string" calcext:value-type="string">
            <text:p>09.02.2023</text:p>
          </table:table-cell>
          <table:table-cell table:style-name="ce2" office:value-type="string" calcext:value-type="string">
            <text:p>ID208503300</text:p>
          </table:table-cell>
          <table:table-cell table:style-name="ce2" office:value-type="string" calcext:value-type="string">
            <text:p>Florian Müller (CDU/CSU)</text:p>
          </table:table-cell>
          <table:table-cell table:style-name="ce2" office:value-type="string" calcext:value-type="string">
            <text:p>Frau Präsidentin! Liebe Kolleginnen und Kollegen! Das ist ja eigentlich schon fast ein bekannter Stil der Ampelkoalition, den wir hier heute <text:s/>erleben. Wir erleben es in vielen fachpolitischen Bereichen, aber insbesondere in der Verkehrspolitik. Die Union macht kluge und durchdachte Vorschläge. <text:s/>Die Ampel blockiert sie, vor allem im Ausschuss, sie inszeniert einen Streit, blinkt links, blinkt rechts, Hauptsache, es geht nicht nach vorne. <text:s/>Und am Ende – wenn Sie sich denn mal einigen – schreiben Sie die Ideen – zumindest inhaltlich – der Union ab. Das ist Ihr Arbeitskonzept in der <text:s/>Verkehrspolitik. <text:s/>So werden wir es auch in diesem Fall erleben. Sie haben diesen Streit zur eigenen Profilierung im Wahlkampf für das Berliner Abgeordnetenhaus <text:s/>organisiert. <text:s/>Jetzt haben Sie schon den Koalitionsausschuss terminiert, damit Sie sich ganz schnell einigen können. Am Ende werden Sie dann abschreiben, was wir <text:s/>Ihnen vor Monaten schon als Gesetzentwurf vorgelegt haben. <text:s/>Damit verunsichern Sie letztendlich nicht nur die Berlinerinnen und Berliner, die dringend auf den Weiterbau der A 100 warten. Am Ende stiften Sie <text:s/>damit Unruhe in weiten Teilen dieses Landes. <text:s/>Denn es ist doch so, dass nicht nur Millionen Pendler darauf warten, dass ihre Autobahn endlich gut ausgebaut wird und sie pünktlich zur Arbeit <text:s/>kommen. Es geht auch um den ländlichen Raum. Der ländliche Raum ist auf eine funktionierende Straße angewiesen. Wenn keine Bahn fährt, weil kein Gleis liegt, <text:s/>dann braucht es Busse, und dann braucht es Autos. Und diese brauchen eine funktionierende Straße. <text:s/>Das ist immer ganz interessant: Teile Ihrer Koalition leugnen ja die Bedeutung und die Notwendigkeit der Straße generell. Ich bin mal gespannt, wo wir <text:s/>in ein paar Jahren wirtschaftspolitisch stehen werden, wenn wir nicht mehr auf die Straßeninfrastruktur setzen können. Sowohl die Städte als auch der ländliche <text:s/>Raum fühlen sich von dieser Koalition verkehrspolitisch alleingelassen. <text:s/>Und richtig bitter wird es ja, wenn wir lesen müssen, was im letzten Koalitionsausschuss beschlossen – – Entschuldigung, ich meine: beraten wurde, <text:s/>beschlossen haben Sie ja nichts. Statt den Straßenbau zu beschleunigen, soll dann noch über das Tempolimit gesprochen worden sein, unterlegt natürlich mit einer <text:s/>Studie des Umweltbundesamtes, die passend zur Berlinwahl veröffentlicht wurde und die von immer mehr Vertretern der Wissenschaft in ihrer Seriosität <text:s/>angezweifelt wird. Wer statt auf die Beschleunigung des Straßenbaus auf das Tempolimit setzt, der ist keine Fortschrittskoalition, der ist eine Koalition der <text:s/>Vorschriften, meine Damen und Herren. <text:s/>Sie hätten alle Möglichkeiten, anhand unseres Antrags eine Klimaautobahn zu bauen. Sie hätten die Möglichkeit, neue Standards zu setzen. <text:s/>Sie könnten durch kluge und durchdachte smarte neue Infrastruktur für ein neues Miteinander im Straßenverkehr sorgen. Stattdessen machen Sie eins: Sie <text:s/>spielen die unterschiedlichen Verkehrsträger gegeneinander aus. Sie werden am Sonntag sehen, wie das die Wählerinnen und Wähler in Berlin quittieren werden. <text:s/>Deswegen richten wir heute einen klaren Appell an Sie: Gehen Sie an unserer Seite, wenn es um klimafreundliche Mobilität geht. <text:s/>Gehen Sie an unserer Seite, wenn es um die klimafreundliche Schiene, aber insbesondere um die klimafreundliche Straße geht. Hören Sie auf mit den <text:s/>Konfrontationen, sondern sorgen Sie dafür, dass dieses Haus endlich gute Beschlüsse in der Verkehrspolitik trifft! <text:s/>Vielen Dank. <text:s/>Als Nächstes erhält Ruppert Stüwe für die SPD-Fraktion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9</text:p>
          </table:table-cell>
          <table:table-cell table:style-name="ce2" office:value-type="string" calcext:value-type="string">
            <text:p>12.10.2022</text:p>
          </table:table-cell>
          <table:table-cell table:style-name="ce2" office:value-type="string" calcext:value-type="string">
            <text:p>ID205905000</text:p>
          </table:table-cell>
          <table:table-cell table:style-name="ce2" office:value-type="string" calcext:value-type="string">
            <text:p>Beatrix von Storch (AfD)</text:p>
          </table:table-cell>
          <table:table-cell table:style-name="ce2" office:value-type="string" calcext:value-type="string">
            <text:p>Sie haben gerade gesagt, Herr Professor Dr. Karl Lauterbach, dass dieser Impfstoff an Milliarden Menschen verimpft worden ist, <text:s/>weswegen die Erkenntnisse darüber jetzt so groß sind, aber vorher nicht waren. <text:s/>Genau das haben Sie gerade gesagt. <text:s/>Wir werden das sicherlich gut zusammenschneiden können. Aber vielleicht können Sie das noch mal klarifizieren, damit die Menschen draußen im Land <text:s/>erfahren, dass sie möglicherweise an einem großen Versuch beteiligt war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5</text:p>
          </table:table-cell>
          <table:table-cell table:style-name="ce2" office:value-type="string" calcext:value-type="string">
            <text:p>31.03.2023</text:p>
          </table:table-cell>
          <table:table-cell table:style-name="ce2" office:value-type="string" calcext:value-type="string">
            <text:p>ID209501800</text:p>
          </table:table-cell>
          <table:table-cell table:style-name="ce2" office:value-type="string" calcext:value-type="string">
            <text:p>Andrea Lindholz (CDU/CSU)</text:p>
          </table:table-cell>
          <table:table-cell table:style-name="ce2" office:value-type="string" calcext:value-type="string">
            <text:p>Sehr geehrte Frau Präsidentin! Meine sehr geehrten Damen und Herren! Liebe Kolleginnen und Kollegen! Deutschland ist der einzige G-7-Industriestaat, der noch keine umfassende Sicherheitsstrategie hat. Das, liebe Kolleginnen und Kollegen, muss sich ändern; denn Cyberangriffe, zu große Abhängigkeiten von autoritären Staaten wie China oder die hybride Kriegsführung, aber auch der Angriffskrieg Russlands, sie erfordern eine ressortübergreifende Antwort und eine strategische Vorausplanung. Deshalb braucht Deutschland endlich eine Nationale Sicherheitsstrategie. <text:s/>Die unionsgeführte Bundesregierung hat 2016 mit dem „Weißbuch zur Sicherheitspolitik“ und der „Konzeption Zivile Verteidigung“ wegweisende strategische Grundlagen geschaffen, unter anderem auch als Reaktion auf die Annexion der Krim. Laut einer aktuellen Antwort der Bundesregierung vom Dezember haben wir mit der „Konzeption Zivile Verteidigung“ die richtigen Schwerpunkte gesetzt; denn die Ampel arbeitet daran weiter, und das ist erfreulich. Beides kann gleichzeitig als Grundlage für eine Nationale Sicherheitsstrategie gesehen werden. <text:s/>In den letzten Jahren hat sich die Sicherheitslage aber nochmals dramatisch verändert: die Coronapandemie, die Starkregenflut, der chaotische Abzug aus Afghanistan, vor allem aber der brutale Angriffskrieg Russlands gegen die Ukraine, sie haben die Sicherheitslage fundamental verändert. Aus diesen Krisen müssen wir die richtigen Lehren ziehen, um auf kommende Krisen noch besser vorbereitet zu sein. <text:s/>Die Nationale Sicherheitsstrategie muss drei strukturelle Schwächen der deutschen Sicherheitspolitik beseitigen: Erstens fehlt es an einer kontinuierlichen strategischen Vorausschau. Zweitens ist die Krisenreaktion – wir haben es gesehen – bei unerwarteten Großlagen teilweise zu schwach. Drittens – auch das haben wir gesehen – funktioniert die Koordinierung zwischen den Ressorts oft nicht so, wie wir uns das wünschen. <text:s/>Genau deshalb, lieber Herr Kollege Lambsdorff, stand die Nationale Sicherheitsstrategie auch im Wahlprogramm der Union. Wir begrüßen ausdrücklich, dass die Ampel sich dies zu eigen gemacht hat und im Koalitionsvertrag schon beschlossen hat, dass diese, weil sie ja so dringlich ist, schon im ersten Jahr hier im Bundestag beschlossen werden soll. <text:s/>Im ersten Jahr haben Sie gar nichts vorgelegt. Stattdessen liefern Sie als Ampel Streit statt Strategie. <text:s/>Sie haben es aber auch nach eineinhalb Jahren nicht irgendwie geschafft, hier einen großen Wurf oder einen „Doppel-Wumms“ vorzulegen. Stattdessen haben Sie gerade mal einen abgespeckten Entwurf in die Ressortabstimmung gegeben. <text:s/>Den Nationalen Sicherheitsrat haben Sie gleich mal ganz gestrichen. Aber dieser Nationale Sicherheitsrat wäre das institutionelle Herzstück der Nationalen Sicherheitsstrategie. Ein Nationaler Sicherheitsrat wäre der Ort, an dem eine Nationale Sicherheitsstrategie weiterentwickelt und operativ umgesetzt wird. Statt einer Koordinierung der Ressorts erleben wir auch in diesem Bereich wieder nur eines: Kompetenzgezänk zwischen Kanzler und Außenministerin. <text:s/>Ganz wichtig bei Ihnen ist natürlich immer auch die große PR-Tour. Die Außenministerin war mit ihrer Strategie bereits in ganz Deutschland unterwegs, hat dabei aber leider vergessen, die Landesinnenminister einzubinden; diese sind aber gerade für die Gefahrenabwehr im Inland zuständig. Ich frage mich an dieser Stelle: Wie kann man so kurzsichtig vorgehen? Zunächst der Totalausfall der zurückgetretenen Verteidigungsministerin, dann die Nichteinbeziehung der Länder: So dilettantisch, liebe Kolleginnen und Kollegen der Ampel, dürfen Sie mit der nationalen Sicherheit unseres Landes nicht umgehen. <text:s/>Beenden Sie also endlich Ihren Streit und beschließen endlich die angekündigte Sicherheitsstrategie; denn nicht nur Deutschland, auch unsere Partner in der EU und in der NATO warten auf die Umsetzung Ihrer groß angekündigten „Zeitenwende“. Die Nationale Sicherheitsstrategie kann und muss dafür ein modernes Fundament legen. <text:s/>Richten Sie auch diesen Nationalen Sicherheitsrat ein. Ohne ein ständiges Gremium droht jede Strategie ins Leere zu laufen. Es braucht einen Ort, an dem Strategie gelebt, umgesetzt und weiterentwickelt werden kann. Dabei müssen Sie auch die Länder endlich mit einbinden. Die Ignoranz, die Sie, liebe Kolleginnen und Kollegen der Ampel, den Ländern nicht nur in der Migrationskrise, sondern auch bei diesem Thema entgegenbringen, schafft nicht ein Mehr an Sicherheit, sondern zerstört das Vertrauen, und auf diesem Vertrauen und auf dem Willen zur Kooperation basiert unsere gesamte föderale Sicherheitsarchitektur. <text:s/>Am Beispiel Bevölkerungsschutz zeigen Sie, dass der Bund die Länder braucht – und umgekehrt ebenso. Wir müssen also die militärische und die zivile Verteidigung endlich gemeinsam denken, und wir müssen das NATO-2-Prozent-Ziel einhalten, damit die Bundeswehr ihren Kernauftrag erfüllen kann. <text:s/>Sehr geehrter Herr Kollege Trittin, es ist ja schön, dass bei Ihnen die Zeitenwende in der Weise angekommen ist, dass Sie sich endlich auch hinter die Bundeswehr und hinter die Ziele für die Bundeswehr stellen. Ich kann mich aber nicht erinnern, dass die Grünen hier in diesem Parlament in der Vergangenheit die Unterstützer der Bundeswehr oder gar eines NATO-2-Prozent-Ziels gewesen wären. <text:s/>Auch in der zivilen Verteidigung braucht es eine Zeitenwende mit einem Pakt für den Bevölkerungsschutz. <text:s/>Die Forderungen der Länder liegen auf dem Tisch. Daran beteiligt war auch noch der ehemalige Landesinnenminister und heutige Verteidigungsminister Boris Pistorius. In den nächsten Jahren sollte der Bund 10 Milliarden Euro in den Zivil- und Katastrophenschutz investieren. <text:s/>Die Forderungen der Länder und unser Antrag liegen auf dem Tisch, und von Ihnen kommt bis heute zu diesem Thema gar nichts. Das ist wirklich ein Skandal. <text:s/>Handeln Sie also endlich im Interesse unseres Landes, im Interesse Europas und unserer NATO-Partner! Stimmen Sie daher unserem Antrag endlich zu! <text:s/>Vielen Dank. <text:s/>Das Wort hat für die SPD-Fraktion der Kollege Johannes Arlt.</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45</text:p>
          </table:table-cell>
          <table:table-cell table:style-name="ce2" office:value-type="string" calcext:value-type="string">
            <text:p>24.06.2022</text:p>
          </table:table-cell>
          <table:table-cell table:style-name="ce2" office:value-type="string" calcext:value-type="string">
            <text:p>ID204507500</text:p>
          </table:table-cell>
          <table:table-cell table:style-name="ce2" office:value-type="string" calcext:value-type="string">
            <text:p>Karsten Hilse (AfD)</text:p>
          </table:table-cell>
          <table:table-cell table:style-name="ce2" office:value-type="string" calcext:value-type="string">
            <text:p>Frau Präsidentin! Meine Damen und Herren! Die Regierung begibt sich mit ihrem Gesetz – Windkraft an Land – in eine unselige Tradition. In den 1930ern wollte das damalige Terrorregime die sogenannten Reichskrafttürme errichten, um fossile Energieträger nicht mehr zur Stromproduktion nutzen zu müssen und sich unabhängig von Rohstoffimporten zu machen. Der Plan scheiterte, da die dafür notwendigen Werkstoffe nicht vorhanden waren. Damals sollten die Reichskrafttürme direkt in die Städte gestellt werden. Heute zerstören deren Nachfolger unsere Kulturlandschaften und töten Hunderttausende Vögel und Fledermäuse. <text:s/>Wenn es allerdings nach der grünen Bundesregierung ginge, würden diese Killermaschinen mitten in den Vorgärten der ländlichen Bevölkerung stehen. Den grünen Kommunisten, die faktisch die Regierungspolitik bestimmen, trotten die jämmerlichen Reste von Sozis und ehemals Liberalen nur noch hinterher. Zwar mimt Herr Lindner Herrn Kubicki, der sich während der letzten zwei Jahre immer wieder einmal gegen den Rest der Magentasozialisten stellte, wenn es um Grundgesetz und Impfpflicht ging; aber seine Worte fliegen dahin wie ein gelbes, verwelktes Blatt im Wind. <text:s/>Wenn Herr Lindner zu Recht fordert, ergebnisoffen den Weiterbetrieb von Kernkraftwerken zu diskutieren und ein Verbot von Verbrennungsmotoren auszuschließen, dann schert das die „Die Partei, die Partei, die hat immer recht“ vor sich hin summenden grünen Kommunisten herzlich wenig. Sie gehen ihren Weg der Deutschlandzerstörung und Kriegstreiberei konsequent weiter. <text:s/>Ob sie ihre Weisungen direkt von „Sleepy Joe“ bekommen, ob sie Überzeugungstäter oder einfach nur willenlose und für die Globalisten nützliche Idioten sind, spielt kaum eine Rolle. Das Wirken gegen die Interessen des deutschen Volkes ist nur verachtenswürdig. <text:s/>An der Spitze dieser eiskalten Deutschlandvernichter steht das Duo Infernale, eine Außenministerin, die geschichtsvergessen dem deutschen Volk nach zwei verlorenen Weltkriegen Kriegsmüdigkeit vorwirft, und ein Wirtschaftsminister, der knallhart amerikanische, aber nicht deutsche Interessen vertritt. <text:s/>Schon vor drei Jahren warnte ich hier, an dieser Stelle, dass die Klimareligion, die ja die Begründung für die heute eingebrachten Gesetze ist, nur als Vehikel dient, um sozialistische Verhältnisse einzuführen: Planwirtschaft, Mangelwirtschaft, Verelendung des Volkes, <text:s/>Zerstörung der Natur und die Umerziehung der Menschen zu willenlosen, die Freiheit verachtenden Sklaven. So wie die Partei in George Orwells „1984“ erkannte, dass das Volk im permanenten Ausnahmezustand gehalten werden muss, damit es nicht auf die Idee kommt, den Weg der Regierung zu hinterfragen, so haben das auch die Kommunisten von heute erkannt. Die sinnlosesten und zerstörerischsten Gesetze, wie zum Beispiel das Windkraft-an-Land-Gesetz, können durchgesetzt werden, wenn das Volk nur ständig in Angst gehalten wird: Angst vor Covid, Angst vor Klimainferno, Angst vor Russland. Dann, so die Hoffnung der grünen Kommunisten, fällt den Menschen auch nicht auf, dass die nach außen propagierten Ziele aus den Gründungszeiten, Frieden und Umweltschutz, schon immer nur die Feigenblätter von Menschen waren, die letztendlich ganz andere Ziele hatten: Legalisierung der Pädophilie, Kampf gegen die Bourgeoisie, <text:s/>Zerstörung menschlicher Bindungen, Einführung sozialistischer Verhältnisse. Von der Legalisierung der Pädophilie hat man sich gottlob, bis auf wenige Ausnahmen, verabschiedet. Die anderen Ziele werden heute mehr oder weniger offen verfolgt. <text:s/>In der Zwischenzeit hat man sich potente Unterstützer gesucht und sie auch gefunden: weltweit agierende NGOs wie die Open Society Foundations von George Soros, verschiedene Stiftungen des World Economic Forum und natürlich die Wind- und die Rüstungslobby in Deutschland. <text:s/>Jeder, der sich mit den grünen Kommunisten ins parlamentarische Bettchen legt, versündigt sich an unserem Vaterland. Jeder, der die Altparteien wählt, macht sich mitschuldig an der Zerstörung unserer Umwelt und unserer Lebensgrundlagen. <text:s/>Ich bedanke mich. <text:s/>Dem Kollegen Dr. Lukas Köhler gebe ich jetzt das Wort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3</text:p>
          </table:table-cell>
          <table:table-cell table:style-name="ce2" office:value-type="string" calcext:value-type="string">
            <text:p>13.12.2023</text:p>
          </table:table-cell>
          <table:table-cell table:style-name="ce2" office:value-type="string" calcext:value-type="string">
            <text:p>ID2014311500</text:p>
          </table:table-cell>
          <table:table-cell table:style-name="ce2" office:value-type="string" calcext:value-type="string">
            <text:p>Stephan Brandner (AfD)</text:p>
          </table:table-cell>
          <table:table-cell table:style-name="ce2" office:value-type="string" calcext:value-type="string">
            <text:p>Gerne, danke. – Aber das Bundeskanzleramt ist auch nicht abschließend. Es gibt zwar nicht unzählige Anmietungen drumherum, aber sehr viele. Also: Da ändert sich eigentlich nichts, wenn Sie die Anmietungen dazurechnen. <text:s/>Die Verschwendungssucht der Bundesregierung zeigt sich meines Erachtens auch im Auswärtigen Amt. Der Bundesrechnungshof hat herausgefunden, dass das Auswärtige Amt für fast 8 Millionen Euro ein – ich zitiere – „parkähnliches Residenzgrundstück mit aufwendiger Ausstattung in Brüssel“ gekauft hat, „ohne den Bedarf nachzuweisen und die Grundsätze der Wirtschaftlichkeit und Sparsamkeit zu beachten“. 15 000 Quadratmeter mit Schwimmhalle und Tennisplatz; aber was anderes darf man gar nicht bauen, weil das Ganze als Gartenland ausgewiesen ist. Außerdem soll es schon drei deutsche Residenzen in Brüssel geben. <text:s/>Meine Frage: Was ist da passiert? Wollen Sie vielleicht da mal eingreifen und Frau Baerbock sagen, dass das so nicht geh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0</text:p>
          </table:table-cell>
          <table:table-cell table:style-name="ce2" office:value-type="string" calcext:value-type="string">
            <text:p>27.04.2022</text:p>
          </table:table-cell>
          <table:table-cell table:style-name="ce2" office:value-type="string" calcext:value-type="string">
            <text:p>ID203002200</text:p>
          </table:table-cell>
          <table:table-cell table:style-name="ce2" office:value-type="string" calcext:value-type="string">
            <text:p>Annalena Baerbock, Bundesministerin des Auswärtigen</text:p>
          </table:table-cell>
          <table:table-cell table:style-name="ce2" office:value-type="string" calcext:value-type="string">
            <text:p>Danke auch für Ihre Frage und vor allen Dingen für das Betonen des Dilemmas; denn genau das habe ich eingangs deutlich zu machen versucht. Man kann in solchen Situationen zwischen Schwarz und Weiß wählen und sagen: Mali ist uns komplett egal; das haben sie jetzt davon, dass sie eine Regierung haben, die durch einen Putsch an die Macht gekommen ist und mit russischen Akteuren kooperiert. – Uns beiden, uns allen, der ganzen Reisedelegation wurde ja deutlich gemacht, dass man als Übergangsregierung nicht im Sinn hat, darüber Auskunft zu geben, was man mit russischen Akteuren eigentlich zusammen macht. Also könnten wir sagen, wenn man nur in Schwarz-Weiß und einfachen Antworten denkt: Gut, dann gehen wir komplett raus. – Oder man könnte sagen: Wir ignorieren einfach, dass das eine Regierung ist, die mit unserem Demokratieverständnis bricht; wir bleiben drin. – Ich glaube, dass der abwägende Weg der richtige ist, nämlich deutlich zu machen: Wer so mit unseren Werten bricht, den können wir nicht bedingungslos unterstützen. <text:s/>Deswegen werden wir EUTM – das haben wir auf europäischer Ebene bereits deutlich gemacht – so nicht fortführen. Auf der anderen Seite können wir uns nicht komplett aus Mali zurückziehen, weil wir dann die Zivilbevölkerung, die wir ja alle getroffen haben, komplett im Stich lassen. Das ist aus meiner Sicht verantwortungslos. Deswegen werden wir jetzt vorbereiten und überlegen, wie wir unser MINUSMA-Engagement so ausweiten können, dass wir in dieser Mission bleiben können – mit allen Rahmenbedingungen, die es dafür braucht. <text:s/>Eine Nachfrage, Herr Erndl?</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7</text:p>
          </table:table-cell>
          <table:table-cell table:style-name="ce2" office:value-type="string" calcext:value-type="string">
            <text:p>26.04.2024</text:p>
          </table:table-cell>
          <table:table-cell table:style-name="ce2" office:value-type="string" calcext:value-type="string">
            <text:p>ID2016702400</text:p>
          </table:table-cell>
          <table:table-cell table:style-name="ce2" office:value-type="string" calcext:value-type="string">
            <text:p>Felix Banaszak (BÜNDNIS 90/DIE GRÜNEN)</text:p>
          </table:table-cell>
          <table:table-cell table:style-name="ce2" office:value-type="string" calcext:value-type="string">
            <text:p>Frau Präsidentin! Liebe Kolleginnen und Kollegen! Vielleicht eines vorab: Mit Ihnen muss sich niemand hier in diesem Haus befassen. Mit Ihnen beschäftigen sich gerade die Gerichte. Das ist der Ausgangspunkt. <text:s/>– Und der Verfassungsschutz. Genau, richtig. <text:s/>Meine Damen und Herren, weil einige auf den Zuschauertribünen sitzen oder sich die Debatte im Livestream angucken, will ich ein bisschen einordnen, was hier gerade passiert. Am Wochenende hat die FDP ihren Bundesparteitag. Das passiert bei demokratischen Parteien regelmäßig. <text:s/>In guten Zeiten hat man die Kraft, auf diesen Parteitagen die Gemeinsamkeiten zu betonen. Es gibt andere Zeiten, in denen man das Eigene stärker nach vorne bringen muss. Ich kenne das. Dann ist das Grün pur, SPD pur, was auch immer. Das ist eine ganz normale Situation. Damit kann eine Koalition sehr gut umgehen. <text:s/>Natürlich formuliert die FDP dort ihre Vorstellungen. Was soll sie denn sonst tun? Das ist doch normal bei dieser Perspektive in diesem Land. <text:s/>Gleichermaßen wenig überraschend ist, was die Union macht. Es ist ein normales Ritual, dass eine Oppositionspartei in einer solchen Situation Vorschläge einbringt, die einer Partei nahestehen. Auch Die Linke spricht hier regelmäßig beispielsweise über die Schuldenbremse oder ähnliche Dinge und empört sich dann hinterher, warum SPD und Grüne nicht zugestimmt haben, obwohl das auch in deren eigenen Programmen steht. Das Gleiche passiert auch hier. Ich finde, dieses Spiel kann man regelmäßig spielen. <text:s/>Herr Linnemann, Sie haben ganz viel <text:s/>Pathos hier reingebracht. Mein Gefühl ist, Pathos und Substanz müssen in ein besseres Verhältnis zueinander gebracht werden. <text:s/>Wenn Sie sagen: „Die Lage ist so ernst“, dann sollten Sie selbst dieser Lage auch mit mehr Ernsthaftigkeit begegnen. Das wäre doch mal ein Beitrag zur Lösung der Probleme. <text:s/>Es ist ja nicht so, als hätte die FDP nicht viele gute Ideen. Die setzt sie ja dann mit der Koalition auch um. Warum wollen Sie die nicht unterstützen? Das wäre doch mal ein Beitrag. Mein Gefühl ist: Der vorgezogene Bundestagswahlkampf um schwarz-gelbe Wechselwähler ist ein spannendes Unterfangen; aber wir haben noch andere Dinge miteinander zu klären. <text:s/>Weil Sie hier nur Wahlkampf geführt haben und auf ihre eigenen Vorschläge gar nicht eingegangen sind, will ich das machen. Und zwar will ich auf das eingehen, was Sie schreiben, und vor allem auf das, was Sie nicht schreiben, was fehlt. <text:s/>Ich möchte etwas zu der Debatte über Überstunden und die steuerliche Begünstigung von Überstunden sagen. Ja, es wäre gut, wenn mehr Menschen mehr arbeiten würden, um bestimmten Situationen in unserem marktwirtschaftlichen Geschehen besser begegnen zu können. Aber warum konzentrieren Sie sich insbesondere auf diejenigen, die schon jetzt 40 Stunden und mehr arbeiten, <text:s/>anstatt beispielsweise anzugehen, dass noch immer viele Frauen in diesem Land gegen ihren Willen in Teilzeit arbeiten? <text:s/>50 Prozent der Frauen und 13 Prozent der Männer arbeiten in Teilzeit, weil die Betreuungsinfrastruktur nicht ausreicht. <text:s/>Eine wirtschaftspolitische Debatte ohne dieses Fach- und Arbeitskräftepotenzial zu adressieren, ist eine unvollständige wirtschaftspolitische Debatte. <text:s/>Ich habe während meines Zivildienstes in der Altenpflege gearbeitet. Glauben Sie mir, mir sind nicht allzu viele Menschen begegnet, die im Sterbebett gesagt haben: Ach Mensch, hätte ich doch mal mehr Überstunden in meinem Leben gemacht. Ach, hätte ich doch mal am Donnerstagabend länger im Büro gesessen, statt meine Kinder ins Bett zu bringen. – Das Gegenteil ist doch der Fall. Adressieren Sie die wahren Probleme und nicht die fiktiven! Das wäre ein Beitrag zur Debatte. <text:s/>Vor fünf Jahren haben Sie in wirtschaftspolitischen Debatten immerhin noch alibimäßig Wörter wie „Klima“ und „Energiewende“ eingebracht. Nicht mal mehr das machen Sie noch. Dazu passt, dass Ihre EU-Kommissionspräsidentin und Spitzenkandidatin für die Europawahl am 9. Juni jetzt mit dem Programm antritt, die Erfolge der letzten fünf Jahre mit dem Green Deal rückabzuwickeln. <text:s/>Erzählen Sie mir nichts mehr von Planungssicherheit! <text:s/>Als Nächster hat das Wort für die FDP-Fraktion Manfred Todtenhaus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6</text:p>
          </table:table-cell>
          <table:table-cell table:style-name="ce2" office:value-type="string" calcext:value-type="string">
            <text:p>25.04.2024</text:p>
          </table:table-cell>
          <table:table-cell table:style-name="ce2" office:value-type="string" calcext:value-type="string">
            <text:p>ID2016604500</text:p>
          </table:table-cell>
          <table:table-cell table:style-name="ce2" office:value-type="string" calcext:value-type="string">
            <text:p>Dr. Marlon Bröhr (CDU/CSU)</text:p>
          </table:table-cell>
          <table:table-cell table:style-name="ce2" office:value-type="string" calcext:value-type="string">
            <text:p>Sehr geehrte Frau Präsidentin! Sehr geehrte Frau Wehrbeauftragte! Werte Kolleginnen und Kollegen! Liebe Soldatinnen und Soldaten! Amerikaner feiern schon lange ihren Veterans Day, Engländer den Remembrance Day und die Franzosen den Jour du Souvenir. Und wir Deutsche werden zukünftig am 15. Juni eines jeden Jahres unseren Veteranentag feiern. Das ist, meine sehr verehrten Damen und Herren, ein Grund zur großen Freude, <text:s/>nicht nur für die vielen Veteranenverbände und den BundeswehrVerband, die sich für diesen Tag seit Jahren eingesetzt haben, sondern insbesondere auch für die vielen Soldatinnen und Soldaten, die diese Form der öffentlichen Anerkennung genauso verdienen wie ihre amerikanischen, ihre englischen und französischen Kollegen. <text:s/>Der Soldatenberuf ist kein Beruf wie jeder andere. Er geht mit großen persönlichen Entbehrungen und Anstrengungen einher. Soldaten verteidigen unsere Heimat, unsere Freiheit und unsere Werte – und das schlimmstenfalls sogar unter Einsatz ihres eigenen Lebens. So erleben wir ein gelungenes Stück Zeitenwende, wenn wir heute mit großer Mehrheit diesen Veteranentag beschließen und damit eine besondere Möglichkeit schaffen, den Soldatinnen und Soldaten für ihren Dienst an der Gesellschaft zu danken. <text:s/>Respekt und Wertschöpfung dürfen sich aber nicht in Symbolen erschöpfen. Vielmehr müssen sie durch fortwährende und verlässliche Taten zum Ausdruck kommen. Das heißt für mich: Die Soldaten müssen sich darauf verlassen können, dass sie für ihre wichtige Aufgabe bestens ausgestattet sind. <text:s/>Dass sie das in den vergangenen Jahren nicht mehr waren und auch heute noch nicht sind, hat viele Gründe. Deshalb müssen wir aus den Fehlern der Vergangenheit lernen und der Sicherheits- und Verteidigungspolitik endlich den Stellenwert geben, den sie verdient. <text:s/>In diesem Sinne verstehe ich auch die Zeitenwende-Rede des Bundeskanzlers. Es geht eben nicht nur um kleinere Kurskorrekturen, sondern um eine grundsätzliche politische Neuausrichtung vor dem Hintergrund eines in Europa Krieg führenden, neoimperialistischen Russland. Deshalb ist es für mich völlig unverständlich, warum wir heute, über zwei Jahre nach dem russischen Angriff auf die Ukraine, überhaupt noch keinen Schimmer davon haben, aus welchen Teilen des Haushalts das fehlende Geld für den Verteidigungsetat eigentlich kommen soll. <text:s/>Ab 2027, wenn das Sondervermögen aufgebraucht ist, fehlen uns im Einzelplan 14 jährlich schätzungsweise 30 bis 40 Milliarden Euro. Wir laufen also sehenden Auges in ein finanzielles Fiasko. Das scheint aber erstaunlicherweise bei der Ampel niemanden zu beunruhigen. <text:s/>Deshalb frage ich die Bundesregierung als Ganzes: Wie erklären Sie sich eigentlich, dass Länder wie Estland, Lettland und Litauen mit jeweils deutlich kleineren Volkswirtschaften ohne irgendwelche Sondervermögen in der Lage sind, ihren Verpflichtungen gegenüber der NATO nachzukommen, und das, obwohl sie gemessen am BIP eine deutlich niedrigere Staatsverschuldung haben als wir? Sie können die Sache nicht einfach immer weiterlaufen lassen. Die Milliarden werden schließlich nicht vom Himmel fallen. Sie müssen jetzt handeln. Landesverteidigung muss Priorität haben und darf nie wieder zum haushalterischen Steinbruch anderer Ressorts werden. <text:s/>Der zweite Punkt, den ich ansprechen möchte, ist der Tatsache geschuldet, dass wir im zweiten Jahr der Zeitenwende noch immer nicht in der Lage sind, das nötige Personal dafür zu finden. Anstatt die Lücken zu schließen, verliert unsere Truppe im Vergleich zum Vorjahr 2 000 Stellen. Ganze 20 Prozent unserer militärischen Dienstposten sind unbesetzt. <text:s/>Und da haben wir über die Defizite bei der Reserve noch gar nicht gesprochen. Wer heute noch glaubt, dass wir eine funktionierende Landesverteidigung ohne eine wie auch immer geartete Wehr- oder Dienstpflicht zum Erfolg führen können, macht sich etwas vor. <text:s/>Und auch hier reicht es einfach nicht, wenn der Verteidigungsminister ankündigt, irgendwann einmal einen Vorschlag zu machen. <text:s/>Die Zeitenwende wird nicht gelingen, wenn wir uns nicht auch den unangenehmen Debatten endlich stellen. Der Respekt für unsere Soldatinnen und Soldaten erfordert – und das gerade an einem Tag wie heute –, dass wir uns diesen Debatten stellen und sie führen. Leicht wird das auch der Union nicht fallen. Das entbindet die Regierung aber nicht von der Pflicht, heute schon eigene Vorschläge zu machen, wie die finanziellen und personellen Herausforderungen der Bundeswehr bewältigt werden sollen. <text:s/>Meine Damen und Herren, diese Überlegungen werden und sollen aber die Freude des heutigen Tages keinesfalls schmälern. <text:s/>Die Einführung eines Veteranentages in Deutschland ist ein sehr großer Schritt nach vorne, Herr Hellmich. <text:s/>Das kann ich ganz deutlich so sagen, und ich freue mich auch riesig darüber. <text:s/>Kommen Sie bitte zum Schluss. <text:s/>Ich freue mich bereits darauf, den ersten Ehrentag dieser Art mit Ihnen allen zu feiern, und möchte abschließend noch mal meinen tiefempfundenen Respekt für alle Soldatinnen und Soldaten, für die ehemaligen Soldatinnen und Soldaten sowie ihre Familien und Angehörigen zum Ausdruck bringen. Danke auch an die Vermittler der Fraktionen. <text:s/>Vielen Dank für Ihre Aufmerksamkeit. <text:s/>Zum Abschluss der Debatte erhält Wolfgang Hellmich für die SPD-Fraktion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8000</text:p>
          </table:table-cell>
          <table:table-cell table:style-name="ce2" office:value-type="string" calcext:value-type="string">
            <text:p>Kathrin Vogler (DIE LINKE)</text:p>
          </table:table-cell>
          <table:table-cell table:style-name="ce2" office:value-type="string" calcext:value-type="string">
            <text:p>Verehrte Frau Präsidentin! Liebe Kolleginnen und Kollegen! Meine Damen und Herren! Verzweifelte Eltern suchen für ihre kranken Kinder in Apotheken im grenznahen Ausland nach Fiebersäften oder schnitzen Fieberzäpfchen auf die richtige Größe zurecht. Krebskranke Frauen müssen befürchten, dass ihr lebensrettendes Medikament nicht mehr verfügbar ist. Chronisch Kranke fangen an, Medikamente zu horten, einfach aus Angst, dass ihre Blutdruckarznei oder ihr Insulin irgendwann nicht mehr zu kriegen ist. Ende 2022 gab es einen Engpass bei 311 Medikamenten, aktuell sind 474 betroffen. Das sind unhaltbare Zustände, bei denen nicht länger tatenlos zugesehen werden darf. <text:s/>Gestern waren ja die Apothekerinnen und Apotheker bundesweit im Streik und auch hier in Berlin zu Tausenden auf der Straße. Wenn selbst die Apothekerschaft aufsteht und vor Minister Lauterbachs Ministerium „Patientenversorgung ohne Lieferengpässe!“ fordert, dann reicht es ganz bestimmt nicht aus, davon ein Foto zu twittern, wie der Herr Minister das gemacht hat. Hier muss endlich gehandelt werden. <text:s/>Aber wenn die Union sich hier so wortstark hinstellt, muss ich schon sagen: Es hat so ein bisschen was von „Haltet den Dieb! Er hat mein Messer im Rücken!“; denn die Regierungen die letzten 25 Jahre haben unsere Gesundheitsversorgung mehr und mehr den Prinzipien von Markt und Wettbewerb unterworfen. Da waren Sie auch dabei. Und nun stellen Sie überrascht fest, dass diese Prinzipien auf globalisierten Märkten zwar die Profite der Hersteller sichern, aber mitnichten die Versorgung der Bevölkerung. Überraschung! Das hätte doch niemand ahnen können, dass Rabattverträge, die lebensrettende und bewährte Medikamente beim Preis in eine gnadenlose Abwärtsspirale schicken, dazu führen könnten, dass Produktionsstätten in Niedriglohnländer verlagert werden und dass die Lieferketten immer anfälliger werden. Wer hätte das gedacht? <text:s/>Deutschland, meine Damen und Herren, ist nicht nur Europas größter Abnehmer für Arzneimittel, sondern auch ein großer Produzent. Allerdings gibt es bei den Pharmafirmen genau wie im richtigen Leben eine deutliche Zweiklassengesellschaft. <text:s/>Da ist die Oberklasse der neuen, patentgeschützten Medikamente, für die noch immer in den ersten sechs Monaten nach der Zulassung Fantasiepreise zulasten der Krankenkassen abgerechnet werden können. Sie sichern die enormen Profite der Konzerne. <text:s/>Und da ist die Arbeiterklasse unter den Medikamenten, die Generika. Das sind wirksame und bewährte Mittel, deren Patentschutz abgelaufen ist und die den Hauptteil bei der Medikamentenversorgung sichern. Diese Generika sind es, die von den Engpässen betroffen sind. Das ist dramatisch, weil viele von ihnen essenzielle Mittel für chronisch Kranke sind. Sie stellen drei Viertel der verschriebenen Medikamente. Ihr Anteil an den Ausgaben der Krankenkassen liegt allerdings nicht mal bei 10 Prozent. Während die Ausgaben für Arzneimittel insgesamt von Jahr zu Jahr ansteigen, bleiben sie für Generika stabil oder sinken sogar, trotz steigender Produktionskosten. Sie haben also keinen Anteil an den Finanznöten der Krankenkassen, aber sie stellen fast 100 Prozent der von Lieferengpässen betroffenen Medikamente. Ein Apotheker hat mir das so geschildert: Medikamente, die 1 000 Euro pro Packung kosten, kriege ich immer. <text:s/>Nun weiß auch Die Linke, dass man Fehlentwicklungen, die durch jahrzehntelange politische Fehlentscheidungen verursacht worden sind, nicht mit einem Federstrich beseitigen kann. Aber das von der Regierung vorgelegte Arzneimittel-Lieferengpassbekämpfungsgesetz ist nun wirklich ein erneutes Politikversagen mit Ansage. <text:s/>In der Anhörung im Ausschuss am Montag hat der Vertreter der generikaproduzierenden Unternehmen ganz klar gesagt, dass dieses Gesetz nicht dazu führen wird, dass es in fünf Jahren wieder mehr Generika in der Europäischen Union gibt. Viele Sachverständige haben deutlich gemacht, dass nicht allein Kinderarzneimittel oder Antibiotika von den gravierenden Nebenwirkungen der Rabattverträge betroffen sind, sondern eine ganz breite Palette von unterschiedlichen lebenswichtigen Medikamenten. Aber Herr Lauterbach hält eisern an diesen Rabattverträgen fest und weigert sich damit, die wichtigste Ursache der Engpässe anzugehen. <text:s/>Die Apothekerinnen und Apotheker, die hier am Mittwoch auf der Straße waren, empfinden übrigens die 50 Cent, die sie künftig für die Beschaffung von alternativen Medikamenten für nicht lieferbare bekommen sollen, als zynisches Almosen, das ihren Arbeitsaufwand nicht ansatzweise abdeckt. <text:s/>Die Verpflichtung der Pharmaunternehmen nach § 52b des Arzneimittelgesetzes, eine angemessene und kontinuierliche Bereitstellung sicherzustellen, steht bisher nur auf dem Papier. Und da helfen auch keine neuen Berichtspflichten, meine Damen und Herren, sondern nur eine Vorratspflicht für fünf Monate, wie sie Die Linke fordert. <text:s/>Kommen Sie bitte zum Schluss. <text:s/>Ich komme zum Schluss. – Die krisenfeste und verlässliche Versorgung der Bevölkerung mit notwendigen Medikamenten ist Teil der staatlichen Daseinsfürsorge. Nehmen Sie diese Verantwortung wahr und die Industrie in die Pflicht! <text:s/>Für die FDP-Fraktion hat das Wort Lars Lindeman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1</text:p>
          </table:table-cell>
          <table:table-cell table:style-name="ce2" office:value-type="string" calcext:value-type="string">
            <text:p>14.10.2022</text:p>
          </table:table-cell>
          <table:table-cell table:style-name="ce2" office:value-type="string" calcext:value-type="string">
            <text:p>ID206104500</text:p>
          </table:table-cell>
          <table:table-cell table:style-name="ce2" office:value-type="string" calcext:value-type="string">
            <text:p>Dieter Stier (CDU/CSU)</text:p>
          </table:table-cell>
          <table:table-cell table:style-name="ce2" office:value-type="string" calcext:value-type="string">
            <text:p>Sehr geehrte Frau Präsidentin! Liebe Kolleginnen und Kollegen! Im ganz neuen Gewand präsentiert sich der Einheitsbericht in seiner aktuellen Ausgabe. Die bunte Aufmachung soll mit der überlieferten Routine brechen. Zumindest das, Herr Staatsminister Schneider, ist Ihnen gelungen. Doch wir alle wissen: Ein neues Outfit löst noch lange nicht die alten Probleme. <text:s/>Eines dieser Probleme, das in Ihrem Bericht nicht einmal vorkommt, aber auf das Engste mit der Deutschen Einheit verbunden ist, ist immer noch ungelöst. Ich spreche von der aktuellen Flächenvergabe durch die bundeseigene BVVG, die Bodenverwertungs- und ‑verwaltungs GmbH, einst errichtet auf der Grundlage des Treuhandgesetzes mit eindeutigem Auftrag. Im Einheitsbericht habe ich auf 152 Seiten dazu kein einziges Wort gefunden, und das, obwohl das Thema „Landwirtschaft in Ostdeutschland“ unter den Nägeln brennt. <text:s/>Mehr als drei Jahrzehnte nach der Wiedervereinigung ist die Privatisierung der volkseigenen Flächen zugunsten unserer Landwirte immer noch nicht abgeschlossen. Wer blockiert? Die Bundesregierung. Warum? Weil die Grünen die ökologische Landwirtschaft einseitig bevorzugen und die konventionellen Landwirte benachteiligen wollen. <text:s/>Der gegenwärtige Verkaufs- und Verpachtungsstopp für landwirtschaftliche Flächen wirkt dabei wie ein riesiger Bremsklotz auf einer Zielgeraden, die wir schon lange eingeschlagen hatten. Dieser Bremsklotz wird uns durch das ideologiegetriebene Agieren jetzt wieder um Jahre zurückwerfen. <text:s/>Mit dieser gezielten Bevorzugung verstoßen Sie meines Erachtens klar gegen geltendes Recht, vor allem gegen die Privatisierungsgrundsätze, die zwischen dem Bund und den ostdeutschen Ländern vereinbart sind. Weil der Bundesfinanzminister richtigerweise gegen diese Ideologisierung Widerstand leistet, streiten Sie sich, und es passiert ein Jahr nichts. Die Ampel steht hier seit einem Jahr auf Rot, <text:s/>es herrscht Stillstand. Eine Lösung ist trotz Ankündigung nicht in Sicht. Das ist aus meiner Sicht für den ländlichen Raum unverantwortlich. <text:s/>Ich fordere Sie auf: Sperren Sie sich nicht weiter gegen eine ausgewogene Lösung. Geben Sie die Flächen frei. Tragen Sie dazu bei, dass die BVVG ihren gesetzlichen Auftrag ungehindert erfüllen kann. <text:s/>Kommen Sie bitte zum Schluss. <text:s/>Das mache ich, Frau Präsidentin. – Es liegt jetzt alleine an Ihnen, dass wir dieses Kapitel im Buch der Deutschen Einheit erfolgreich abschließen können. Dass die Redezeit für dieses wichtige Thema heute so knapp ist, ist dem Parteitag der Grünen geschuldet. Ich hoffe daher, dass Sie dort zumindest kluge Beschlüsse zur Energiepolitik treffen. <text:s/>Vielen Dank. <text:s/>Zumindest muss ich feststellen, dass Sie insgesamt die Debatte verlängert haben, was dem Thema ja auch angemessen ist. Deswegen waren wir jetzt durchaus großzügig. <text:s/>Letzte Rednerin in dieser Debatte ist Katrin Budde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2</text:p>
          </table:table-cell>
          <table:table-cell table:style-name="ce2" office:value-type="string" calcext:value-type="string">
            <text:p>11.10.2024</text:p>
          </table:table-cell>
          <table:table-cell table:style-name="ce2" office:value-type="string" calcext:value-type="string">
            <text:p>ID2019206200</text:p>
          </table:table-cell>
          <table:table-cell table:style-name="ce2" office:value-type="string" calcext:value-type="string">
            <text:p>Dr. Hendrik Hoppenstedt (CDU/CSU)</text:p>
          </table:table-cell>
          <table:table-cell table:style-name="ce2" office:value-type="string" calcext:value-type="string">
            <text:p>Sehr geehrter Herr Präsident! Meine sehr geehrten Damen und Herren! Frau Kollegin Höchst, ich habe mich, als ich mich auf diese Rede vorbereitete, natürlich gefragt: Was ist eigentlich die politische Botschaft, die die AfD hier jetzt an uns aussenden möchte? Ich will sagen, ich habe nicht viel erwartet, aber Sie haben es doch erfolgreich geschafft, die intellektuelle Mindestflughöhe, <text:s/>die hier eigentlich gewöhnlicher Standard ist, noch mal deutlich zu unterbieten. <text:s/>Und dass Sie am Ende Ihrer Rede auch noch gesagt haben, eigentlich hätten Sie gar nichts gegen Ausländer, war ja wohl bestenfalls ein Feigenblatt für Ihre ganze Rede. Denn das war für mich jedenfalls eine einzige ausländerfeindliche Rede. <text:s/>Meine Damen und Herren, auch wenn es im Grunde genommen total klar ist, vielleicht noch mal zur Einordnung: Es gibt mehrere Möglichkeiten, als Ausländer nach Deutschland zu kommen. <text:s/>Eine Möglichkeit ist die der legalen Erwerbsmigration. Da sind wir besser geworden, aber noch lange nicht da, wo wir sein müssten. Denn wenn Sie zum Beispiel einmal schauen, wie lange es dauert, im deutschen Konsulat oder wo auch immer einen Termin zu bekommen, damit die legale Erwerbsmigration erfolgreich ist, dann müssen Sie feststellen, dass man teilweise ewig wartet. Da ist noch viel zu tun. <text:s/>Dann haben wir die zweite Säule, und das ist das Asylrecht. <text:s/>Über das Asylrecht kommen viel zu viele Menschen nach Deutschland. Ungefähr die Hälfte derjenigen, die kommen, kann nämlich keinen Schutzanspruch für sich formulieren. Deswegen sind wir auch da zu schlecht, weil wir viel deutlicher noch das Signal aussenden müssen, dass diejenigen, die keinen Schutzanspruch haben, auch nicht nach Deutschland kommen dürfen und sollen. <text:s/>Und die, die da sind, müssen eben viel schneller ausgewiesen werden. <text:s/>Deswegen haben wir diese Bundesregierung auch immer wieder dafür kritisiert, dass sie nach unserer Auffassung zu wenig macht, um dieses Problems Herr zu werden. <text:s/>Ich will mal an einen Punkt erinnern, der die Migration in den letzten Jahren so drastisch reduziert hat wie kein anderer. Das war das Abkommen der EU mit der Türkei, das maßgeblich Angela Merkel ausgearbeitet hat und das wie kein zweiter Effekt dafür gesorgt hat, dass illegale Migration reduziert wurde. Was macht eigentlich dieser Bundeskanzler Vergleichbares, um sich um die illegale Migration auf so effektive Art und Weise zu kümmern? Bis auf Sprüche kann ich da nicht viel wahrnehmen, meine Damen und Herren. <text:s/>Das betrifft aber auch Abkommen mit Drittstaaten, durch die dann Asylverfahren außerhalb der Europäischen Union durchgeführt werden sollten. Da gibt es jetzt eine halbherzige Prüfzusage der Bundesregierung; passieren tut aber auch da nicht viel. Meine Damen und Herren, deswegen glaube ich, dass wir da noch viel machen müssen, um illegaler Migration Herr zu werden. <text:s/>Aber lassen Sie mich eines auch klar sagen: Wir als Union stehen ohne Wenn und Aber zum Asylrecht für diejenigen Menschen, die einen wirklichen Schutzanspruch für sich reklamieren können. <text:s/>Und da ist es völlig egal, ob diese Menschen schreiben und lesen können oder auch nicht. <text:s/>Das sind Menschen, die unsere Unterstützung benötigen, und die werden sie auch bekommen. <text:s/>Nun geht es in der Großen Anfrage der AfD darum, was denn eigentlich der Staat tut, um diese Menschen zu integrieren. Da ist Ihr Angang, zu sagen – so habe ich Sie jedenfalls verstanden –, das sei alles viel zu teuer. <text:s/>Ich will die Probleme ja gar nicht wegreden. Denn tatsächlich ist es so, dass wir eine ausgesprochen hohe SGB-II-Quote bei diesen Menschen haben, über 45 Prozent, dass wir also insgesamt über 580 000 Menschen haben, die im Leistungsbezug sind, und dass 87 Prozent all derjenigen Menschen auch tatsächlich keinen Berufsabschluss haben. Das sind in der Tat riesige Herausforderungen, vor denen wir stehen. <text:s/>Die Kollegin Warken hat das auch genau so formuliert. <text:s/>Aber jetzt ist ja, wenn ich das richtig verstanden habe, Ihre Antwort darauf, dass man die Integrationsmittel reduzieren sollte, weil das irgendwie alles verschwendetes Geld wäre. Und wenn ich Sie von der Ampel richtig verstehe und Ihre Haushaltspläne richtig interpretiere, dann sieht ja wohl der Haushalt für 2025 vor, 500 Millionen Euro an Integrationsleistungen und -mitteln zu reduzieren. <text:s/>Wie das dann bei den Zuzugszahlen und bei den großen Plänen, die Herr Heil mit dem Jobturbo hat, noch funktionieren soll, will jedenfalls in meinen bescheidenen Kopf nicht rein. <text:s/>Deswegen ist es ein großer, großer Fehler, dass Sie diese Mittel reduzieren; denn das Gegenteil wäre richtig. <text:s/>Wir brauchen aber auch, damit das Ganze gelingt, Menschen, die mitmachen. <text:s/>Deswegen finden wir, dass es jenseits der staatlichen Angebote zur Integration notwendig ist, dass diese Menschen für den Fall, dass der erste Arbeitsmarkt noch nicht offensteht, auch verpflichtet werden können, gemeinnützige Arbeit zu leisten. <text:s/>Deshalb wollen wir, dass die Kommunen die Möglichkeit erhalten – aber auch möglicherweise Altenpflegeheime und andere gemeinnützige Institutionen –, dass diese Menschen dort gemeinnützige Arbeit leisten, bis sie für den ersten Arbeitsmarkt fertig sind; dafür treten wir ein. <text:s/>Wir glauben ehrlicherweise, dass dieser Antrag <text:s/>nichts weiter als ein Showantrag ist, den wir ablehnen. <text:s/>Vielen Dank, Herr Kollege Hoppenstedt. – Nächster Redner ist der Kollege Martin Rabanus, SPD-Fraktio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75</text:p>
          </table:table-cell>
          <table:table-cell table:style-name="ce2" office:value-type="string" calcext:value-type="string">
            <text:p>14.12.2022</text:p>
          </table:table-cell>
          <table:table-cell table:style-name="ce2" office:value-type="string" calcext:value-type="string">
            <text:p>ID207515400</text:p>
          </table:table-cell>
          <table:table-cell table:style-name="ce2" office:value-type="string" calcext:value-type="string">
            <text:p>Ye-One Rhie (SPD)</text:p>
          </table:table-cell>
          <table:table-cell table:style-name="ce2" office:value-type="string" calcext:value-type="string">
            <text:p>Sehr geehrter Herr Präsident! Sehr geehrte Frau Ministerin! Liebe Kolleginnen und Kollegen! Liebe Unionsfraktion, ja, Deutschland hat eines der leistungsstärksten Wissenschaftssysteme der Welt. Ja, die hohen Energiepreise stellen viele Wissenschaftseinrichtungen vor große Herausforderungen, und ja, steigende Betriebskosten dürfen nicht zum Stillstand von Bildung, Forschung und Innovation führen. – Vielleicht kommt Ihnen das jetzt genauso bekannt vor wie mir – meine Mitarbeiter/-innen haben mir nämlich einfach die Rede vom letzten Mal ausgedruckt. <text:s/>Ich verstehe das. Warum sollte sich mein Team Mühe geben, wenn Sie das nicht tun? <text:s/>Diesen Antrag haben wir, etwas anders, vor zwei Monaten schon einmal diskutiert. Liebe Kolleginnen und Kollegen der Union, es gibt zwei Arten der Opposition: Es gibt die einen, die kritisch hinterfragen und wichtige Impulse liefern und im Sinne des Landes denken, und es gibt diejenigen, die einfach aus Prinzip immer wieder denselben Antrag stellen, immer nur meckern und das fordern, was sie in Regierungsverantwortung abgelehnt hätten und abgelehnt haben. <text:s/>Sie können jetzt wirklich mal darüber nachdenken, in welche Kategorie Sie fallen. <text:s/>Sie fordern, wir sollen den akademischen Nachwuchs schützen. Ich sage Ihnen: Das machen wir, und zwar seit Monaten. Wir haben – gegen Ihren Widerstand – ein höheres BAföG durchgesetzt, <text:s/>Wir haben – wieder gegen Ihren Widerstand – das BAföG in Krisensituationen geöffnet. Wir überarbeiten das Wissenschaftszeitvertragsgesetz. Wir wollen Studierenden 200 Euro Energiepreispauschale auszahlen. <text:s/>Ihre Unionskolleginnen und Unionskollegen in den Ländern drohen mit Blockade. <text:s/>Wir haben übrigens auch eine Härtefallregelung für energieintensive Forschung eingeführt. Damit decken wir bis zu 90 Prozent der Mehrkosten, sichern das nationale Hoch- und Höchstleistungsrechnen, schützen Forschungsschiffe und internationale Forschungsinfrastruktur. Wir stehen zu unseren Verpflichtungen auf der ganzen Welt. Das ist verantwortungsbewusste Ampelpolitik. <text:s/>Außerdem ist der Strombedarf aller Hochschulen für angewandte Wissenschaften durch unsere Preisbremsen geschützt. Jetzt kommt wahrscheinlich der Einwand: Aber was ist denn mit den großen Universitäten? – Sie vergessen dabei, wie immer, dass wir dafür gar nicht zuständig sind. Rufen Sie doch mal Ministerpräsident Hendrik Wüst an. Wenn die CDU-geführte Regierung in NRW endlich mal in die Gänge kommen würde, wäre schon ein Viertel aller Hochschulen in Deutschland abgedeckt. Oder Sie wenden sich direkt an das Wahlkampfteam von Markus Söder. Egal wie, lenken Sie nicht mit Ihren immer gleichen Anträgen ständig von Ihrem eigenen Nichtstun ab! <text:s/>Ganz zum Schluss wünsche ich uns allen eine besinnliche Weihnachtszeit. Vielleicht kommen wir ja im nächsten Jahr zusammen und bearbeiten gemeinsam die Herausforderungen, vor denen unser Land steht, konstruktiv, demokratisch – und ab und zu vielleicht auch mal mit einem wirklich neuen Antrag.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9</text:p>
          </table:table-cell>
          <table:table-cell table:style-name="ce2" office:value-type="string" calcext:value-type="string">
            <text:p>16.05.2024</text:p>
          </table:table-cell>
          <table:table-cell table:style-name="ce2" office:value-type="string" calcext:value-type="string">
            <text:p>ID2016915900</text:p>
          </table:table-cell>
          <table:table-cell table:style-name="ce2" office:value-type="string" calcext:value-type="string">
            <text:p>Dr. Stefan Nacke (CDU/CSU)</text:p>
          </table:table-cell>
          <table:table-cell table:style-name="ce2" office:value-type="string" calcext:value-type="string">
            <text:p>Sehr geehrte Frau Präsidentin! Liebe Kolleginnen und Kollegen! Es wird wieder mal gestritten. Immer wieder montags beschließt die FDP neue Antiampelpapiere und nennt die Rente mit 63 und das von ihr selbst beschlossene Bürgergeld Fehlanreize. <text:s/>Die Grünen schaffen keine Verbesserungen für Kinder, sondern sichern Arbeitsplätze für Erwachsene im öffentlichen Dienst: 5 000 neue Stellen für die Kindergrundsicherung. <text:s/>Und aller guten Dinge sind drei: „Der Spiegel“ betitelt diese Woche Hubertus Heil als „Arbeitsbehinderungs-Minister“. <text:s/>Dabei bräuchten wir doch einen Arbeitsbeschleunigungsminister oder, viel besser noch, einen Arbeitseffektivitätsminister. <text:s/>Neben der Haushaltslage und den multiplen Krisen dieser Welt beklagen wir, dass an allen Ecken und Enden Fach- und Arbeitskräfte fehlen. Knapp ein Viertel der aktuell sozialversicherungspflichtig Beschäftigten ist 55 Jahre und älter. Fast 13 Millionen erwerbstätige Boomer gehen bis 2036 in Rente. Aufgrund des demografischen Wandels müssen wir in den nächsten Jahren das Erwerbspersonenpotenzial effektiver ausschöpfen und vor allem fitte Menschen im Arbeitsleben halten. <text:s/>Unser Sozialstaat braucht einen Neustart. <text:s/>Was verstehe ich darunter? Zum einen die passgenaue Abstimmung aller sozialstaatlichen Leistungen, vor allem an den Schnittstellen der verschiedenen Sozialversicherungszweige, zum anderen die Einführung von Lotsen und weiteren Hilfestellungen, die die Bürger sicher durch die Untiefen des deutschen Sozialversicherungssystems leiten. <text:s/>Das nenne ich smarten Sozialstaat, der vom Menschen her denkt und ihn dorthin führt, wo er passgenaue Unterstützung findet. <text:s/>Diese Idee ist mit der Erfindung dieses kleinen Gerätes, des Handys vergleichbar. Die wichtigsten Kommunikationsmittel – Telefon, Mails, Internet – in einem Gerät gebündelt, das Ganze verbunden mit einer einfachen, benutzerfreundlichen Bedienung – das war wirklich ein smart Phone, Steve Jobs. Wenn es nach mir geht, muss unser Sozialstaat genauso smart werden. <text:s/>Mit dem Lotsen-Antrag, den wir heute beraten, fangen wir bei denjenigen an, die aufgrund von Krankheit vorzeitig aus dem Erwerbsleben ausscheiden. Jedes Jahr erhalten rund 160 000 Personen eine Erwerbsminderungsrente. Von Erwerbsminderung sind damit rund 15 Prozent der Versicherten betroffen, die jährlich neu Rente beziehen. <text:s/>In Ihrer Fachkräftestrategie, die nur vom Namen her gut klingt, finde ich keine Ideen, wie wir zumindest einen Teil dieser Menschen wieder zurück ins Arbeitsleben führen und Erwerbsminderung verhindern können. <text:s/>Dass ausgerechnet ein SPD-Arbeitsminister derart viele Menschen von der gesellschaftlichen Teilhabe durch Arbeit ausschließt, irritiert. Gerade die ehemalige Arbeiterpartei SPD sollte sich erinnern, was Arbeit wirklich für die Menschen bedeutet: finanzielle Sicherheit, Teilhabe, Sinnstiftung, Ansehen und das Gefühl, dazuzugehören. <text:s/>Ich kann mich nicht damit abfinden, dass wir jährlich 160 000 Menschen, immerhin die Hälfte der Einwohnerzahl meiner Heimatstadt Münster, aufgrund von Krankheit aufgeben. <text:s/>In unserem Antrag schlagen wir die Schaffung eines individuellen Fallmanagements vor als Versorgung wie aus einer Hand, um Erkrankte mit komplexen Versorgungssituationen zu unterstützen. <text:s/>Die Lotsen koordinieren versicherungsübergreifend zwischen allen Beteiligten, <text:s/>sie unterstützen Patienten und Angehörige persönlich durch Information, Beratung und Anleitung, sie unterstützen die stufenweise Wiedereingliederung, und sie tun dies im Auftrag der Rentenversicherung, der Beihilfe und der Versorgungswerke. <text:s/>Wir wissen aus Studien, wie hilfreich diese Lotsen sind. Es ist wichtig, dass man im Reha- und Integrationsprozess zeitliche Verzögerungen vermeidet, damit es nicht zu Rückfällen kommt. Vielfach wäre eine Reintegration wirksamer, wenn die Menschen im Dickicht verschiedenster Maßnahmen und unterschiedlichster Akteure persönlich begleitet würden. <text:s/>Unser Antrag, der Antrag der Union, nimmt den vielzitierten Satz „Prävention vor Reha vor Rente“ ernst, will Befähigung von Erwerbsfähigen, und das aufkommensneutral. Wenn wir diese Lotsen nämlich flächendeckend implementieren, <text:s/>schaffen wir positive Effekte – für die Betroffenen selbst, für die Sozialversicherung und schließlich auch für die ganze Volkswirtschaft. <text:s/>Die Präventionspotenziale sind nämlich beträchtlich. Die Bundesanstalt für Arbeitsschutz und Arbeitsmedizin schätzt die jährlichen volkswirtschaftlichen Produktionsausfälle immerhin auf 89 Milliarden Euro, den Ausfall an Bruttowertschöpfung sogar auf ganze 153 Milliarden Euro. <text:s/>Also beenden Sie Ihr Ampelgehampel! <text:s/>Machen Sie den Sozialstaat mit uns smart, damit er auch bei knappen Haushaltslagen in Zukunft stark bleibt. <text:s/>Vielen Dank für die Aufmerksamkeit. <text:s/>Vielen Dank, Herr Kollege. – Als Nächste hat das Wort Angelika Glöckner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3</text:p>
          </table:table-cell>
          <table:table-cell table:style-name="ce2" office:value-type="string" calcext:value-type="string">
            <text:p>11.04.2024</text:p>
          </table:table-cell>
          <table:table-cell table:style-name="ce2" office:value-type="string" calcext:value-type="string">
            <text:p>ID2016308100</text:p>
          </table:table-cell>
          <table:table-cell table:style-name="ce2" office:value-type="string" calcext:value-type="string">
            <text:p>Martina Renner (Die Linke)</text:p>
          </table:table-cell>
          <table:table-cell table:style-name="ce2" office:value-type="string" calcext:value-type="string">
            <text:p>Sehr geehrte Frau Präsidentin! Sehr geehrte Damen und Herren! Vorweg erst mal, um was es in der Causa „Voice of Europe“ nicht geht: Es geht nicht um Abgeordnete, die russlandfreundliche Politik betreiben. Die gibt es nämlich nicht nur in einer Partei, und damit müssen wir uns inhaltlich auseinandersetzen. Und es ist nicht allein die Fortsetzung dessen, was Geheimdienste nun mal machen. Ja, Geheimdienste versuchen, Agenten in Regierungen und auch Parlamenten zu platzieren. <text:s/>Bei diesem Skandal geht es um etwas anderes. Es begann nicht erst mit „Voice of Europe“, es begann nicht erst in Prag. Die AfD ist Teil dieses Problems, und dieses Problem ist umschrieben mit dem Aufstieg der extremen Rechten in Europa. In vielen Ländern ist zu beobachten, dass Rechtskonservative bis hin zu Faschisten eine Liebesheirat mit Moskau eingehen. Dabei geht es nicht um Infiltration oder unwissentlich betriebene Kampagnen. Es geht darum, dass Abgeordnete mit Überzeugung sich in die Hände von Einflussagenten begeben und möglicherweise sogar in deren Auftrag parlamentarische Initiativen entfalten. Noch mehr – dieser Skandal liegt schon ein paar Wochen zurück –: Sie stellen sogar, wie der Fall Wladimir Sergijenko beweist, russische Agenten in der AfD-Bundestagsfraktion als Mitarbeiter ein. Sie treffen sich mit Geheimdienstlern im Wissen, dass es Geheimdienstler sind, weil Sie nämlich gerne das Geschäft Russlands betreiben. Und wenn dabei Geld abfällt, dann ist es gut, dann wird das auch noch mitgenommen. <text:s/>Russland und die extreme Rechte in Europa haben eine strategische Partnerschaft. Das müssen wir verstehen. Gemeinsame Werte und Ziele machen die russische Staatsführung und die AfD zu engen Verbündeten: aggressiver Nationalismus, Rassismus, Homophobie und die Verachtung liberaler Bürgerrechte und Demokratie, dazu diese Vorstellung, der Westen sei verlottert, zum Sterben geweiht und man müsse ihm nur noch den Todesstoß versetzen. <text:s/>Und es geht weit über Deutschland hinaus. Die Internationale des populären Autoritarismus reicht von Le Pen in Frankreich bis zu Bolsonaro in Brasilien und nicht zuletzt zu Trump in den USA. All diese rechten Antidemokraten haben hier eine treue Fanbase im Deutschen Bundestag, und die sitzt hier rechts außen. <text:s/>Was ist zu tun? Wir müssen hier im Bundestag darüber reden, warum es so lange dauert, Einflussagenten den Zugang zu diesem Haus, den Zugang zu geheimen Dokumenten zu verweigern. Vielleicht müssen wir auch die Vorschriften der Abgeordnetenbestechung präzisieren. Wir können nicht auf die Ermittlungsbehörden warten und sollten uns auch nicht auf die Geheimdienste verlassen. Das sage ich mit dem Hinweis auf die Causa Maaßen und die russischen Maulwürfe im BND. Wir müssen als Bundestag selbstbewusst handeln und für Aufklärung sorgen. <text:s/>Vielen Dank. <text:s/>Die nächste Rednerin ist für die FDP-Fraktion Renata Al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13600</text:p>
          </table:table-cell>
          <table:table-cell table:style-name="ce2" office:value-type="string" calcext:value-type="string">
            <text:p>Dr. Sandra Detzer (BÜNDNIS 90/DIE GRÜNEN)</text:p>
          </table:table-cell>
          <table:table-cell table:style-name="ce2" office:value-type="string" calcext:value-type="string">
            <text:p>Sehr verehrte Frau Präsidentin! Liebe Kolleginnen und Kollegen! Es gibt sehr viele Gründe, auf dieses Land und diesen Wirtschaftsstandort stolz zu sein. Letzte Woche erst hat der oberschwäbische Maschinenbauer Liebherr den größten Auftrag seiner Firmengeschichte bekommen – 470 große Baumaschinen sind bestellt worden: Muldenkipper, Planierraupen, Bagger, alle vollelektrisch, alle voll im Megatrend der Dekarbonisierung –, ein Umfang von 2,5 Milliarden Euro insgesamt. Das sind die Aufträge, die wir sehen wollen; das ist der Weg, den Unternehmen gehen wollen; denn diese Zukunftsmärkte sind es, die für Deutschland entscheidend sind. Digitalisierung und Dekarbonisierung, das ist die Zukunft. <text:s/>Ja, dieses Land ist in einer Rezession, und die wirtschaftlichen Daten stellen uns nicht zufrieden. Das heißt aber umgekehrt auch, dass wir mittendrin sind in diesem Wandel, und das ist hart, weil sich viel von dem, was wir bislang kannten, verändert hat. China ist eben nicht mehr die Cashcow für unsere Autobauer, und das billige russische Gas kommt auch nicht wieder. <text:s/>Aber wir können diese Durststrecke durchstehen, wenn wir uns nicht mit Vergangenheitsliebe beschäftigen, sondern mit Ausdauer, Mut und Zuversicht vorangehen. Genau das tun die innovativen Unternehmen in diesem Land. Und sie verdienen Planungssicherheit; dafür machen wir grüne Wirtschaftspolitik. Das ist auch der Weg, den wir weitergehen wollen. <text:s/>Was soll es bringen, wenn man die Ampel basht und Schwarzmalerei betreibt, <text:s/>wenn man dem Verbrenner-Aus hinterherweint und dessen Rückkehr herbeisehnt, wenn man Atomkraft anhimmelt und Migration verteufelt? Das bringt verlorene Jahre, nicht mehr und nicht weniger, und es bringt nichts für die Erneuerung unseres Wohlstands. Genau das müssen Sie sich ankreiden lassen, Frau Klöckner. Das ist genau das, was Sie in Ihrer Regierungszeit versäumt haben. <text:s/>Ich will es zusammenfassen: Allein in der Zeit – Frau Klöckner, diese Zahl können Sie sich aufschreiben; dann brauchen Sie das Argument an der Stelle nicht mehr zu benutzen – zwischen 2010 und 2020 sind 400 Milliarden Euro an Zinsverbilligungen nicht genutzt worden, um in die Zukunft dieses Landes zu investieren. <text:s/>Herr Linnemann, wo waren die Investitionen in Bahn und Brücken? Wo waren die Investitionen in Zukunftstechnologien und Bildung? Wo waren die Investitionen in Fachkräfte und Integration? Nichts ist passiert, nada! Daher rühren die Standortprobleme, die wir gerade haben. Diese Ampel packt sie an. Wir räumen auf, was Sie hinterlassen haben. Das ist der Unterschied zwischen Ihnen und uns. <text:s/>Das Gerede von „Müssen wir nicht doch was mit dem Verbrenner machen?“, „Müssen wir die Energiewende nicht doch zurückdrehen?“ verunsichert Unternehmen und Verbraucher. Unterlassen Sie das! Geben Sie mit uns klare Richtlinien! Dieses Land braucht Rahmenbedingungen in Richtung Dekarbonisierung, in Richtung Zukunft. <text:s/>Diese Koalition, dieser Wirtschaftsminister hat genau das getan. <text:s/>Wir haben in extrem schwierigem geopolitischem Umfeld dieses Land von russischem Gas unabhängig gemacht. Die Energiepreise sind stabil und so niedrig wie vor der Krise. Die Inflation ist niedrig wie seit Jahren nicht mehr. <text:s/>Tausende von Migrantinnen und Migranten sind in Arbeit; denn wir wollen Chancen eröffnen und eben nicht Wege in Arbeit versperren. Das ist der Unterschied zwischen uns und Ihnen, und da sind Sie bis heute nicht in der Realität angekommen. <text:s/>Die Wachstumsinitiative – die Kollegen haben es beschrieben – wird weitere Investitionsanreize setzen und den Unternehmen Planungssicherheit geben. Sorgen Sie mit uns dafür, dass sie umgesetzt wird und dass sie im Bundesrat durch die unionsgeführten Länder nicht wieder kleiner gemacht wird, als wir sie planen. Das ist die Aufgabe, die Sie jetzt haben. Da sind wir auf Ihre Unterstützung gespannt. <text:s/>Auch das Paket zur Unterstützung der Automobilindustrie ist angesprochen worden. Es ist in der Mache, und selbstverständlich – das ist die gute Nachricht – sind alle Hersteller und Zulieferer schon längst auf dem Weg in die Antriebswende. Es ist überhaupt völlig klar, dass die Individualverkehre von morgen durch den Elektroantrieb geprägt sein werden. Deswegen: Geben Sie endlich Ihren Widerstand gegen das E-Auto auf! Geben Sie den Unternehmen Planungssicherheit! Wir haben den europäischen Rahmen dafür, wir haben den nationalen Rahmen dafür, und bei dem müssen wir bleiben, damit es Investitionssicherheit für Unternehmen gibt. <text:s/>Ich will einen Punkt ansprechen, den wir als Grüne intensiv diskutieren – wir haben uns auch auf unserem Zukunftskongress damit beschäftigt – und der ein wichtiger ist. Dieses Land ist jahrzehntelang auf Verschleiß gefahren. Gerade beim öffentlichen Vermögen ist zu viel kaputtgegangen, zu viel nicht instand gesetzt worden. Es kann nicht sein, dass wir ein innovativer Wirtschaftsstandort sein wollen, wenn in diesem Land Brücken einbrechen und die Bahn nicht fährt. <text:s/>Das wird nicht funktionieren. Deswegen: Lassen Sie uns gemeinsam die Schuldenbremse reformieren! Ihre Ministerpräsidenten sind schon dafür. <text:s/>Hören Sie auf die Leute in Verantwortung! Dann kommen wir da weiter. <text:s/>Ich komme zum Ende. <text:s/>Nein, Sie müssen bitte jetzt den Punkt setzen. <text:s/>Dieses Land braucht eine positive Zukunftsvision. Wir haben sie. Machen Sie mit! <text:s/>Herzlichen Dank. <text:s/>Das Wort hat der Kollege Jörg Cezanne für die Gruppe Die Linke.</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25</text:p>
          </table:table-cell>
          <table:table-cell table:style-name="ce2" office:value-type="string" calcext:value-type="string">
            <text:p>24.03.2022</text:p>
          </table:table-cell>
          <table:table-cell table:style-name="ce2" office:value-type="string" calcext:value-type="string">
            <text:p>ID202510600</text:p>
          </table:table-cell>
          <table:table-cell table:style-name="ce2" office:value-type="string" calcext:value-type="string">
            <text:p>Nicole Höchst (AfD)</text:p>
          </table:table-cell>
          <table:table-cell table:style-name="ce2" office:value-type="string" calcext:value-type="string">
            <text:p>Herr Präsident! Frau Bundesministerin! Werte Kollegen! Meine sehr verehrten Damen und Herren! Die erste Haushaltsdebatte dient einmal mehr dazu, die Bildungslage oder besser: Bildungsnotlage der Nation ganz grundsätzlich zu betrachten. <text:s/>Frau Stark-Watzinger, Sie haben ein schweres Erbe angetreten. Sie übernahmen die Verantwortung für ein ideologisch sturmreif geschossenes Bildungssystem, in welchem immer mehr Schüler Einser-Abiture ablegen und gleichzeitig das Bildungsniveau immer weiter verfällt. <text:s/>Schüler haben immer mehr Kompetenzen, können aber immer weniger. Das ist traurige Realität. <text:s/>Trösten Sie sich bei aller Kritik ein Stück weit: Selbst ein Wunder wäre überfordert damit, aus einer solch verfahrenen Ausgangslage ein Bildungshochleistungsdeutschland zu erschaffen. <text:s/>Die jüngste Kritik der Generalkonsulin der Ukraine erteilte dem deutschen Schulsystem eine denkwürdige Klatsche. Sie bat darum, die ukrainischen Kinder nach ukrainischem Schulsystem zu beschulen, nach ukrainischen Lehrplänen mit ukrainischen Lehrern. Ansonsten drohe der Ukraine eine verlorene Generation. Der Unterricht in der Ukraine sei intensiver, vollziehe sich in kürzerer Zeit als in Deutschland und habe ebenso höhere Anforderungen. Die kriegsgebeutelte Ukraine hält Deutschland den Spiegel vor. Es gefällt nicht, was wir darin sehen, nämlich die traurigen Augen einer verlorenen Bildungsgeneration Deutschlands. <text:s/>Sie selbst sagten ja völlig zu Recht, dass es nicht hinnehmbar sei, dass ein Fünftel der Schüler die Schulen verlässt, ohne richtig lesen zu können. Doch wo sind Ihre Lösungen? Dabei wissen wir seit Jahrzehnten: Die Schulinfrastruktur, die Lehreraus‑, ‑weiter‑ und ‑fortbildung benötigen dringend eine große nationale Kraftanstrengung. <text:s/>Leider, Frau Ministerin, setzt Ihr Bildungshaushalt das lange bange Warten auf den großen Wurf in der Bildungspolitik nahtlos fort. Bildung ist ganz offensichtlich das ungeliebte Stiefkind der bunten Republik Deutschlands. Das drückt sich auch in nackten Zahlen, nämlich dem Rückgang des Bildungsetats um 2,5 Prozent aus. Sie halten Kurs? Ja, auf den Eisberg. Vor der Flüchtlingskrise bis zur intellektuellen Kernschmelze kaputtreformiert, weiterhin überfrachtet mit unhaltbaren, bunten, nachhaltigen und Hauptsache ideologiebeseelten Heilsversprechen, sinkt das Bildungsniveau stetig weiter. <text:s/>Das coronabedingt Versäumte kann nicht nachgeholt werden. Mangelnde Digitalisierung, babylonisches Sprachenwirrwarr in den Klassensälen, erschreckend viele Kinder mit Todeswunsch und Lehrermangel überall. <text:s/>Liebe Bildungsnotstandsleugner hier im Saal und an der Regierung, Deutschland erwartet von Ihnen den Blick auf die Schulen dieses Landes. Nehmen Sie Ihre Kollegen von der Ampel ins strenge Gebet, und holen Sie alle Fraktionen in Bund und Ländern ins Boot für diesen überfälligen Neustart! Es muss Ihnen doch klar sein: Die Zukunft unseres Landes wird an den Schulen entschieden. <text:s/>Ohne studier- und ausbildungsreife Schulabsolventen wird es keinen Nachwuchs für Hochschulen und Betriebe, für Wissenschaft und Forschung und damit keinen Wohlstand und kein Lebensglück für möglichst alle mehr geben. Wir müssen endlich zurück in die Zukunft; das heißt, Rückkehr zu den Kernaufgaben von Schule und Bildung: Rechnen, Schreiben, Lesen, kreatives Vernetzen, kritisches Denken. <text:s/>Wenn Deutschland, das früher einmal die meisten Nobelpreisträger hervorbrachte und dessen dreigliedriges Schulsystem und berufliche Bildung weltweit führend und anerkannt waren, wieder auf die vorderen Plätze des Bildungsrankings vorstoßen möchte, müssen Sie endlich grundsätzlich etwas ändern. <text:s/>Frau Ministerin, Kindern gilt unsere ganze Liebe, sie sind unser höchstes Gut und unsere ganze Hoffnung für unsere gesellschaftliche Zukunft. Ihre Gesundheit, ihr Schutz und ihre Bildung haben allerhöchste Priorität. <text:s/>Ihre geistige und moralische Unabhängigkeit ist die Essenz unserer Freiheit und Demokratie, und das möchten wir in Ihrem Haushalt ganz grundsätzlich abgebildet sehen. <text:s/>Vielen Dank. <text:s/>Vielen Dank, Frau Kollegin Höchst. – Nächster Redner ist der Kollege Kai Gehring, Bündnis 90/Die Grüne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45</text:p>
          </table:table-cell>
          <table:table-cell table:style-name="ce2" office:value-type="string" calcext:value-type="string">
            <text:p>24.06.2022</text:p>
          </table:table-cell>
          <table:table-cell table:style-name="ce2" office:value-type="string" calcext:value-type="string">
            <text:p>ID204507600</text:p>
          </table:table-cell>
          <table:table-cell table:style-name="ce2" office:value-type="string" calcext:value-type="string">
            <text:p>Dr. Lukas Köhler (FDP)</text:p>
          </table:table-cell>
          <table:table-cell table:style-name="ce2" office:value-type="string" calcext:value-type="string">
            <text:p>Sehr geehrte Frau Präsidentin! Meine sehr geehrten Damen und Herren! Die Kombination aus Wind- und Atomkraftlobby als neue unheilige Allianz – das habe ich selten gehört, Herr Hilse; aber Sie haben wenigstens ein bisschen Spaß ins Parlament gebracht. Wenn es auch nicht sinnvoll war. <text:s/>Meine Damen und Herren, was wir tun müssen in einer Zeit wie dieser, ist, dafür zu sorgen, dass es mit diesem Land schnell vorwärtsgeht. Was wir gerade in hoher Geschwindigkeit tun, ist, dafür zu sorgen, dass das so ist. <text:s/>Das hat aber ganz konkrete Auswirkungen, und das stellt uns vor ganz konkrete Fragen und Herausforderungen. Alle großen Studien – vom BDI, von dena, Agora Energiewende und allen anderen – besagen, dass wir dringend große Mengen erneuerbare Energien brauchen. Dass die günstig und nachgefragt sind, zeigt sich im Moment am Solarmarkt. Auf dem geht es im Moment nicht schnell genug voran, aber nicht, weil er kein Interesse geweckt hat, sondern, im Gegenteil, weil er so viel Interesse geweckt hat, dass ihm – wie es leider auch in vielen anderen Branchen der Fall ist – Chips und ganz viele andere Dinge zum Bau der Panels, zum Anbringen auf dem Dach usw. fehlen. Das große Problem wurde vom Kollegen Bergt richtigerweise schon erwähnt. Die Frage lautet zum einen: „Kriegen wir genügend Material?“, zum anderen aber auch: „Schaffen wir es, die Planungs- und Genehmigungsverfahren schnell durchzuführen?“ <text:s/>Das ist aber nur ein Teil des Problems. Ein anderer Teil des Problems beim Windenergieausbau betrifft die Frage: Wie viel Fläche haben wir zur Verfügung? Das ist ein wichtiger Aspekt. Die Studien, die ich gerade erwähnt habe, haben so ziemlich durch die Bank weg – Pi mal Daumen – eines gemeinsam und besagen: Wir brauchen in Deutschland 2 Prozent der Landesfläche, um dafür zu sorgen, dass wir mit genügend Wind in eine klimaneutrale Zukunft kommen. <text:s/>Diese 2 Prozent sind richtig. Die wurden nicht nur in den Koalitionsvertrag geschrieben, sondern die standen auch schon im Sondierungspapier. Das ist völlig richtig. Man kann sich nicht die Hände vor die Augen halten und sagen: „Die Welt ist so, wie sie mir gefällt“, sondern ich muss natürlich auf die Bedenken und Sorgen der Menschen in diesem Land hören. Das sind Aushandlungsprozesse. Deswegen ist es richtig, auf der einen Seite zu sagen: „Ja, wir brauchen verbindlich 2 Prozent“, und auf der anderen Seite weiterhin dafür zu sorgen, dass es den Ländern erlaubt ist, ihre Raumordnungsverfahren, insbesondere mit der Länderöffnungsklausel, aufrechtzuerhalten, <text:s/>sodass die Länder weiter ihre Planungen machen können. Es ist richtig, dass wir dafür sorgen, dass ein Kompromiss geschlossen wird zwischen dem notwendigen Fortschritt, den wir brauchen, und den Sorgen, die es in diesem Land gibt. Diese Gemeinsamkeit, die wir in dieses Gesetz geschrieben haben, ist ein guter und wichtiger Schritt in die richtige Richtung. <text:s/>Das ist aber kein Kompromiss, wie man ihn sonst oft kennt, meine Damen und Herren. Das ist nicht der kleinste gemeinsame Nenner, sondern das ist tatsächlich der richtige Weg in die Zukunft. Dafür stehen wir nicht nur mit dem Wind-an-Land-Gesetz, sondern mit den ganzen Gesetzespaketen, die zur Beschleunigung der Planungsverfahren, zu all dem, was jetzt nötig ist, heute im Bundestag sind und die wir in der kommenden Zeit durch den Bundestag bringen werden. Ich glaube, wir sind gut beraten, auf diesem Weg schnell weiterzugehen. <text:s/>Vielen Dank. <text:s/>Der Kollege Ralph Lenkert spricht für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07300</text:p>
          </table:table-cell>
          <table:table-cell table:style-name="ce2" office:value-type="string" calcext:value-type="string">
            <text:p>Robert Farle (fraktionslos)</text:p>
          </table:table-cell>
          <table:table-cell table:style-name="ce2" office:value-type="string" calcext:value-type="string">
            <text:p>Sehr geehrte Frau Präsidentin! Sehr geehrte Damen und Herren! Die ökosozialistische Transformation ist eine CO2-gesteuerte Mangel- und Planwirtschaft mit den Folgen Deindustrialisierung und Mittelstandsvernichtung. Jede Woche kriegen wir neue Zahlen, wie es bergab geht mit unserer Wirtschaft, und einzig und allein die Grünen in diesem Land erkennen immer noch nicht, wo die Reise hingeht, obwohl sie diese Reise selbst verursachen. Man muss den Menschen jeden Tag in der Öffentlichkeit deutlich machen, wer dieses Land vor die Wand fährt, und zwar konsequent – und das sind Sie, weil Sie eine permanente Realitätsverweigerung durchführen. <text:s/>Im Kern geht es darum, dass die fossilen Energien nicht mehr benutzt werden, dass man übergeht zu den erneuerbaren Energien und dass man dort Milliardenprofite schafft für die Träger der erneuerbaren Energien. Sie wollen Ihre Lobby bedienen; die sollen steinreich werden. Das ist ein Prozess der völligen Umverteilung von unten nach oben, den die Grünen machen, frei nach Robert Habeck: Das Geld ist ja nicht weg; es hat nur jemand anders. – Die vorgeschobene Begründung lautet: Alles für den Kampf gegen den Klimakiller CO2; sonst werden wir bald alle sterben. <text:s/>Und jetzt aufgepasst: Der Betrug der Grünen geht in die nächste Runde. An die Stelle von Klimakiller CO2 und Killervirus Corona tritt nun das Feindbild „Russenhass“. Der neue Schlachtruf lautet: Der Killer und Diktator Putin wird uns in fünf Jahren überfallen und abschlachten, und deshalb muss man alles in die Aufrüstung investieren; sonst werden wir bald alle sterben. Das grüne Geschäftsmodell beruht immer auf demselben: Man muss Angst schüren, damit man den Leuten das Geld aus der Tasche ziehen kann. – Leute, wacht auf! Das ist ein grüner Betrug, ein linker Betrug, und zwar ein menschenverachtender Betrug auf eure Kosten. Geht den Betrügern nicht auf den Leim, und sagt Nein! <text:s/>Herr Kollege Farle, Ihre Redezeit ist um gewesen. <text:s/>Lasst euch weder aufhetzen noch Angst einjagen! <text:s/>Herr Kollege Farle, Ihre Redezeit ist um. <text:s/>Wählt alle Lobbyisten der Rüstungsindustrie aus den Parlamenten! <text:s/>Herr Kollege! <text:s/>Vielen Dank. <text:s/>Lassen Sie es nachmessen, Herr Farle. Das war über die Zeit – deutlich über die Zeit –, und nur deswegen habe ich Sie ermahnt; sonst hätte ich ja gar keine Veranlassung dazu. <text:s/>Jetzt hat für die SPD-Fraktion Dunja Kreiser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2</text:p>
          </table:table-cell>
          <table:table-cell table:style-name="ce2" office:value-type="string" calcext:value-type="string">
            <text:p>10.05.2023</text:p>
          </table:table-cell>
          <table:table-cell table:style-name="ce2" office:value-type="string" calcext:value-type="string">
            <text:p>ID2010205800</text:p>
          </table:table-cell>
          <table:table-cell table:style-name="ce2" office:value-type="string" calcext:value-type="string">
            <text:p>Stephan Stracke (CDU/CSU)</text:p>
          </table:table-cell>
          <table:table-cell table:style-name="ce2" office:value-type="string" calcext:value-type="string">
            <text:p>Frau Präsidentin, ich bin immer bereit, wenn Sie mich aufrufen. – Herr Bundesarbeitsminister, Sie wollen ja bei der Fachkräfteeinwanderung alle <text:s/>Register ziehen, auch was Digitalisierung angeht. 75 000 Fach- und Arbeitskräfte jährlich zusätzlich ins Land zu holen, das ist Ihr Ziel. Gleichzeitig haben wir <text:s/>einen erheblichen Stau bei der Bearbeitung von Anträgen. Beispielsweise berichtete die „FAZ“ am 21. Januar davon, dass zahlreiche offene Anträge auf <text:s/>Arbeitserlaubnis bei Ausländerbehörden, insbesondere 15 000 in Frankfurt, vorliegen. Jetzt frage ich mich, wie das zusammenpassen soll. Wie wollen Sie <text:s/>gewährleisten, dass die alten Anträge bearbeitet werden und gleichzeitig Kapazitäten für neue geschaffen werden, gerade in den Strukturen, die nicht mit dem <text:s/>Bund zu tun habe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61</text:p>
          </table:table-cell>
          <table:table-cell table:style-name="ce2" office:value-type="string" calcext:value-type="string">
            <text:p>22.03.2024</text:p>
          </table:table-cell>
          <table:table-cell table:style-name="ce2" office:value-type="string" calcext:value-type="string">
            <text:p>ID2016101000</text:p>
          </table:table-cell>
          <table:table-cell table:style-name="ce2" office:value-type="string" calcext:value-type="string">
            <text:p>Maximilian Mörseburg (CDU/CSU)</text:p>
          </table:table-cell>
          <table:table-cell table:style-name="ce2" office:value-type="string" calcext:value-type="string">
            <text:p>Sehr geehrte Frau Präsidentin, vielen Dank. – Sehr geehrte Kolleginnen und Kollegen! Rechtsklarheit bei der Vergütung von Betriebsratsmitgliedern ist unerlässlich, damit sowohl Arbeitgeber- als auch Arbeitnehmervertretungen ihre Aufgaben verlässlich und ohne unnötige Rechtsstreitigkeiten erfüllen können. Wir dürfen nicht zulassen, dass die Unklarheiten und Interpretationsspielräume die Wirksamkeit der Betriebsverfassung untergraben und zu Konflikten führen. Gerade in wirtschaftlich schwierigen Zeiten, in denen Unternehmen mit steigenden Kosten, dem Fachkräftemangel und ausbleibenden Entlastungen durch die Bundesregierung zu kämpfen haben, ist ein funktionierendes und ungestörtes Miteinander von Arbeitgeber- und Arbeitnehmervertretungen überlebenswichtig. <text:s/>Die Betriebsverfassung ist ein zentrales Element unserer sozialen Marktwirtschaft und trägt wesentlich dazu bei, dass die Rechte der Arbeitnehmerinnen und Arbeitnehmer gesichert werden und dass ein faires und ausgewogenes Arbeitsumfeld geschaffen wird. Deshalb ist es wichtig, die Regelungen des Betriebsverfassungsgesetzes regelmäßig zu überprüfen und gegebenenfalls den aktuellen Erfordernissen anzupassen. In diesem Fall hat uns der Bundesgerichtshof den Auftrag erteilt, Rechtsklarheit bei der Vergütung der Betriebsratsmitglieder zu schaffen. Dies ist in diesem Fall auch dringend erforderlich, wie die Situation bei den Unternehmen und den Arbeitnehmern zeigt. Viele Unternehmen haben als Reaktion auf das BGH-Urteil von 2023 die Vergütung ihrer Betriebsräte überprüfen lassen und angepasst, was zu heftigen Reaktionen und Klagen der Betroffenen geführt hat – eine Situation, die wir so nicht halten können. Es besteht an dieser Stelle einfach Rechtsunsicherheit, die beseitigt werden muss. <text:s/>Der vorliegende Gesetzentwurf hat hier die richtige Stoßrichtung. Aber wir müssen natürlich sorgfältig prüfen, ob er tatsächlich die notwendige und vor allem die ausreichende Klarheit schafft, um Rechtsstreitigkeiten zu vermeiden und die Unabhängigkeit der Betriebsratsmitglieder zu sichern. Der Vorschlag trägt vor allem den Empfehlungen der Fachkommission Rechnung, die das BMAS eingesetzt hat, und das ist auch definitiv zu begrüßen. Dennoch müssen wir den vorliegenden Gesetzentwurf im Sinne eines ordentlichen parlamentarischen Verfahrens auch kritisch hier im Hause prüfen und gegebenenfalls noch notwendige Änderungen einfordern, zum Beispiel um die Integrität des Ehrenamtsprinzips zu wahren und um die Rechte der Betriebsratsmitglieder zu schützen. <text:s/>Meine Fraktion wird dies in den bevorstehenden Beratungen definitiv tun. Wir werden es ansprechen, und wir werden es mit Ihnen, den regierungstragenden Fraktionen, diskutieren. Das Betriebsratsamt ist als Ehrenamt zu verstehen, und die Unabhängigkeit des Betriebsrats muss gewahrt bleiben. Eine Änderung der Vergütungsregeln darf nicht dazu führen, dass Betriebsratsmitglieder in ihrer Funktion beeinträchtigt werden. Dies würde nicht nur dem Grundprinzip der Ehrenamtlichkeit widersprechen, sondern auch die Funktionsfähigkeit der für die Unternehmen so wichtigen Betriebsverfassung insgesamt einer Gefahr aussetzen. <text:s/>Vielen Dank. <text:s/>Als Nächster hat das Wort für die SPD-Fraktion Michael Gerdes.</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8</text:p>
          </table:table-cell>
          <table:table-cell table:style-name="ce2" office:value-type="string" calcext:value-type="string">
            <text:p>15.05.2024</text:p>
          </table:table-cell>
          <table:table-cell table:style-name="ce2" office:value-type="string" calcext:value-type="string">
            <text:p>ID2016803600</text:p>
          </table:table-cell>
          <table:table-cell table:style-name="ce2" office:value-type="string" calcext:value-type="string">
            <text:p>Hubertus Heil, Bundesminister für Arbeit und Soziales</text:p>
          </table:table-cell>
          <table:table-cell table:style-name="ce2" office:value-type="string" calcext:value-type="string">
            <text:p>Erstens, Frau Kollegin, bin ich Ihnen dankbar, dass Sie das ansprechen. Die Sanktionsmöglichkeit für Totalverweigerer hat nämlich auch eine generalpräventive Verhaltenswirkung, und wirkt nicht nur auf die, gegen die sie ausgesprochen wird. Davon bin ich überzeugt. Das ist ein Grund, warum wir das eingeführt haben. <text:s/>Zweitens. Das ist am 1. März dieses Jahres in Kraft getreten, sodass uns noch keine Zahlen vorliegen. <text:s/>Drittens. Natürlich ist es nicht einfach, eine Totalsanktion vorzunehmen; und das ist auch gut so. Das Bundesverfassungsgericht hat nämlich in seinem Urteil zum Thema Sanktionen hohe Hürden gesetzt. Das ist anstrengend an diesem Punkt. Aber es gibt ein Urteil des Bundesverfassungsgerichts zur Frage der Angemessenheit von Mitwirkungspflichten und Sanktionen, und das bitte ich zur Kenntnis zu nehmen; denn Sie wollen sich ja nicht über Recht und Gesetz hinwegsetzen, auch nicht über das Bundesverfassungsgericht. <text:s/>Die nächste Nachfrage noch zu diesem Thema aus der Fraktion Bündnis 90/Die Grünen: Frau Müller-Gemme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6</text:p>
          </table:table-cell>
          <table:table-cell table:style-name="ce2" office:value-type="string" calcext:value-type="string">
            <text:p>15.11.2023</text:p>
          </table:table-cell>
          <table:table-cell table:style-name="ce2" office:value-type="string" calcext:value-type="string">
            <text:p>ID2013601100</text:p>
          </table:table-cell>
          <table:table-cell table:style-name="ce2" office:value-type="string" calcext:value-type="string">
            <text:p>Olaf Scholz, Bundeskanzler</text:p>
          </table:table-cell>
          <table:table-cell table:style-name="ce2" office:value-type="string" calcext:value-type="string">
            <text:p>Ich bin überzeugt, dass wir alle diese Herausforderungen bewältigen müssen; ich habe über einige gesprochen. Manches können wir bewegen, indem wir es durch bessere Gesetzgebung und bessere Verwaltungspraxis möglich machen. Ich habe vorhin schon vom Deutschlandpakt Teil eins gesprochen, mit dem wir 100 Gesetze anpacken, was dazu führt, dass vieles schneller und zügiger geht, sodass Wachstumsprozesse ermöglicht werden, aber gleichzeitig auch zum Beispiel die Transformation, die so wichtig ist, damit wir CO2-neutral wirtschaften können und ein global wettbewerbsfähiges Industrieland bleiben. <text:s/>Das erfordert, wie gesagt, Investitionen. Deshalb ist es für uns wichtig, dass wir bei der Betrachtung des Urteils zusehen, dass wir vor keiner der Herausforderungen, vor denen unser Land steht, die Augen verschließen und dass wir sie auch mit einem anderen Rahmen als dem, den wir jetzt haben, hinbekommen. <text:s/>Die nächste Frage stellt aus der AfD-Fraktion Peter Boehring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4</text:p>
          </table:table-cell>
          <table:table-cell table:style-name="ce2" office:value-type="string" calcext:value-type="string">
            <text:p>12.04.2024</text:p>
          </table:table-cell>
          <table:table-cell table:style-name="ce2" office:value-type="string" calcext:value-type="string">
            <text:p>ID2016402900</text:p>
          </table:table-cell>
          <table:table-cell table:style-name="ce2" office:value-type="string" calcext:value-type="string">
            <text:p>Helge Lindh (SPD)</text:p>
          </table:table-cell>
          <table:table-cell table:style-name="ce2" office:value-type="string" calcext:value-type="string">
            <text:p>Herr Präsident! Liebe Kolleginnen und Kollegen! Ehrlich gesagt, schäme ich mich etwas, wenn ich an manche Debatten denke, die wir zum Thema Antisemitismus im Innenausschuss und in einigen anderen Gremien geführt haben – das ist kein Vorwurf an die Opposition oder an die Koalition –, einfach deswegen, weil wir uns, wenn wir ehrlich sind, um uns selbst gedreht haben. Aber es sollte um jüdische Perspektiven gehen. Daher ist es auch nicht relevant, wer wann wie gepunktet hat, wer recht hatte oder wer wann welche Mail an wen geschrieben hat. <text:s/>Wo sind die jüdischen Blickwinkel? Das ist die Frage, die im Mittelpunkt stehen sollte. <text:s/>Wir debattieren über Antisemitismusdefinitionen, aber allzu oft ohne Juden. Nichtjuden erklären Juden, was Antisemitismus sei und was sie als Antisemitismus empfinden sollten oder nicht. Wir erleben, dass Personen des öffentlichen Lebens – bestausgebildet, bestinformiert, im Wissen um den Boykott jüdischer Geschäfte im Nationalsozialismus – jetzt zum Boykott jüdisch-israelischer Unternehmen aufrufen und das dann auch noch mit dem Argument rechtfertigen, sie täten das ja für jüdische Menschen. Um das noch zu toppen, tritt ein großer Verbreiter von Antizionismus und Antisemitismus, Roger Waters – eine Schande für die Popkultur –, öffentlich auf und sagt, er unterstütze nur „real Jews“, wirkliche Juden, frei nach Görings „Wer Jude ist, bestimme ich“. <text:s/>Sie werden feststellen: Beim Antisemitismus spielen Jüdinnen und Juden und ihre Realität offensichtlich allzu oft keine Rolle. Pál Bodor hat das vor einiger Zeit prophetisch formuliert. Er wies darauf hin, es gebe zweierlei Juden: solche, von denen andere es behaupten, und solche, die sich als solche bekennen. Das sei ein riesiger Unterschied. Aber dieser Unterschied verschwinde von Zeit zu Zeit, zum Beispiel im Krematorium. Das ist der Ernst, über den wir hier heute zu reden haben; denn er hatte recht. <text:s/>Wir stellen fest, wenn wir an manche Intellektuelle oder künstlerische Kreise denken, dass dort manchmal geradezu fixiert, manisch besessen Einstellungen und Meinungen über jüdische Spitzenpolitikerinnen und Spitzenpolitiker vorhanden sind. Es wäre aber schön, wenn gleichermaßen deutliche Meinungen etwa über Herrn Raisi oder Ali Khamenei und über die iranische Regierung vorhanden wären. Denn diese iranische Regierung, mit der sich dieselben Leute nicht entsprechend manisch befassen, ist nicht nur bekannt für ihren virulenten Antisemitismus, sondern auch dafür, dass sie massenhaft Muslime hingeschlachtet hat. Wahrscheinlich ist sie das größte Risiko, die größte Gefahr für den Weltfrieden. <text:s/>Es ist auch kein Zufall, dass ein Idol meiner Kindheit – ich schätzte ihn als Unterstützer des Wahlkampfs von Willy Brandt –, Günter Grass, ein Gedicht formulierte. „Was gesagt werden muss“ lautet der Titel dieses Gedicht, und es war letztlich eine Verteidigung des Iran und ein zutiefst antisemitisches Manifest, auch noch aus dem unerträglichen Gestus des Tabubruches und des Widerspruches gegen die Meinungsdiktatur. Das eigentliche Schweigen aber, das, was er, Grass, der sich als links begriff, damit verdeckte und wovon er ablenkte, war die eigene SS-Vergangenheit. Auch dieses Schweigen war kein Zufall. <text:s/>Deshalb halte ich hier fest: Was eigentlich gesagt werden muss, ist nicht unsere Befindlichkeit, ist auch nicht, wer wann was sagt, wer wann recht hatte, wie wir uns Vorwürfe an den Kopf werfen, hier oder im Innenausschuss. Was eigentlich gesagt werden muss, ist, dass Auschwitz-Birkenau, dass Belzec, dass diese Orte das Fundament sind, ohne das wir unsere Bundesrepublik – <text:s/>Herr Kollege, kommen Sie zum Schluss bitte. <text:s/>– hier nicht denken können, und erst recht muss gesagt werden, was Auschwitz-Birkenau, was Belzec, was diese Orte bis zum heutigen Tage – <text:s/>Herr Kollege, kommen Sie zum Schluss bitte. <text:s/>– für Jüdinnen und Juden in diesem Land und in Israel ganz konkret bedeuten. <text:s/>Vielen Dank. – Nächste Rednerin ist die Kollegin Petra Pau aus der Gruppe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4</text:p>
          </table:table-cell>
          <table:table-cell table:style-name="ce2" office:value-type="string" calcext:value-type="string">
            <text:p>30.03.2023</text:p>
          </table:table-cell>
          <table:table-cell table:style-name="ce2" office:value-type="string" calcext:value-type="string">
            <text:p>ID209410500</text:p>
          </table:table-cell>
          <table:table-cell table:style-name="ce2" office:value-type="string" calcext:value-type="string">
            <text:p>Dieter Janecek, Koordinator der Bundesregierung für Maritime Wirtschaft und Tourismus</text:p>
          </table:table-cell>
          <table:table-cell table:style-name="ce2" office:value-type="string" calcext:value-type="string">
            <text:p>Sehr geehrte Frau Präsidentin! Die internationale Schifffahrt ist zentral für den Güterverkehr. Im Vergleich zu anderen Verkehrsträgern ist sie <text:s/>relativ CO2-arm. Aber die Klimaneutralität ist trotzdem eine große Herausforderung, und das Ziel kann nur durch mehr internationale Kooperation erreicht <text:s/>werden. <text:s/>Die internationale Seeschifffahrt hat eine enorme Bedeutung für die Wirtschaft, für das Erreichen der Klimaziele und den Umweltschutz. Schiffe <text:s/>übernehmen 90 Prozent des weltweiten Warenhandels. Das verursacht etwa 1 Milliarde Tonnen CO2 jährlich, also knapp 3 Prozent der weltweiten <text:s/>Treibhausgasemissionen, vergleichbar mit dem Luftverkehr auf der anderen Seite. Wäre die internationale Schifffahrt ein Land, würde sie im Ranking der größten <text:s/>CO2-Emittenten auf Platz sechs stehen. Also: Wir haben hier schon gewaltige Aufgaben vor uns. Diese internationale Kooperation ist deswegen so essenziell, weil <text:s/>der Großteil der Meeresfläche internationale Gewässer sind und daher einzelne Staaten keine rechtliche Handhabe besitzen. <text:s/>Die IMO ist eine Sonderorganisation der Vereinten Nationen und zuständig für maritime Sicherheit, die Seeschifffahrt und Meeresschutz. Die Änderung <text:s/>des Übereinkommens macht die Struktur der IMO fit für das 21. Jahrhundert. Die Erhöhung der Zahl der Mitglieder im Rat der IMO gewährleistet eine angemessene <text:s/>Vertretung aller Weltregionen und Staaten mit unterschiedlichen Interessen in der Seeschifffahrt. Natürlich ist es auch sinnvoll, das Übereinkommen in <text:s/>unterschiedlichen Sprachen auszufertigen; das möchte ich hier mal ganz deutlich sagen. <text:s/>Durch eine Verlängerung der Wahlperiode von zwei auf vier Jahre erreichen wir mehr Kontinuität auch bei der strategischen Ausrichtung. Ziel der <text:s/>Bundesregierung ist es, für den internationalen Seeverkehr auch internationale Standards zu setzen. Durch Standards ist auch unsere eigene Volkswirtschaft stark <text:s/>geworden. Diese brauchen wir international und auch auf europäischer Ebene. <text:s/>Die EU und die Bundesregierung setzen sich dafür ein, auf der Ebene der IMO eine Verankerung des Ziels der Klimaneutralität der Schifffahrt bis 2050 <text:s/>zu erreichen. Das ist heute noch nicht geschafft. Das Reduktionsziel liegt aktuell leider nur bei 50 Prozent. Das ist nicht genug. Wir müssen in Richtung <text:s/>100 Prozent gehen; <text:s/>sonst erreichen wir auch die Ziele des Pariser Klimavertrags nicht. Also ist es letztlich auch keine logische Analyse, zu sagen: Die Schiffe fahren ab <text:s/>2050 weiter mit Diesel und Schweröl. <text:s/>Diese ehrgeizigen Ziele im Seeverkehr erreichen wir nur durch enge Zusammenarbeit mit europäischen und internationalen Partnern; das ist essenziell. <text:s/>Es ist auch für mich als Maritimer Koordinator ein zentrales Thema, dass wir darüber reden und kooperieren. Deutschland ist ja im Januar der Zero-Emission <text:s/>Shipping Mission beigetreten. Das heißt, wir sind kraftvoll dabei, die emissionsfreie Schifffahrt bis 2030 auch kommerziell nutzbar zu machen. Darum geht es <text:s/>jetzt: dass wir nicht nur darüber reden, nicht nur Pilotprojekte umsetzen, sondern die Schiffe mit den neuen Antrieben auch wirklich aufs Meer bringen, die <text:s/>zeigen: Die Klimawende in diesem Bereich ist möglich. <text:s/>Die EU hilft uns dabei mit dem Emissionshandel. Es ist gut, dass da jetzt erste Verständigungen erfolgt sind; die müssen ja noch geeint werden. Wir <text:s/>haben auch die Fuel-EU-Maritime-Verordnung und verbindliche Minderungsziele für die Treibhausgasintensität der an Bord verbrauchten Energie. Da bewegt sich also <text:s/>einiges. <text:s/>Ich sage immer: Es ist immer besser, einen Preis zu haben, der die Richtung nach vorne vorgibt, mit dem man es von selber schafft, als immer nach <text:s/>Förderprogrammen gucken zu müssen. Es wäre also schon gut, wenn wir international kooperativ auch eine CO2-Bepreisung hinkriegen würden. Da sind wir noch nicht <text:s/>ganz da, wo wir hinwollen. <text:s/>Der Aufbau der Infrastrukturen für alternative Kraftstoffe ist auch auf dem Weg. Auch hierzu gibt es eine Verordnung, die AFIR; sie regelt die <text:s/>Schaffung des Landstromangebots in den Häfen. Das ist ein ganz zentrales Thema. Wenn die Schiffe in die Häfen kommen, dann sollen sie auch den Landstrom aus <text:s/>erneuerbaren Energien nutzen können. Auch das treiben wir also voran. Das Thema Landstrom ist jetzt übrigens auch im Koalitionsausschuss noch mal deutlich <text:s/>gestärkt worden. Das kann ich nur begrüßen, auch im Sinne der Bundesregierung und des Parlaments. <text:s/>Diese Erfolge zeigen die Bedeutung von internationalen Organisationen in der Seeschifffahrt, und aus diesem Grund werbe ich für die Annahme des <text:s/>vorliegenden Gesetzentwurfes. Ich freue mich auf die weitere Diskussion. <text:s/>Vielen Dank. <text:s/>Nächster Redner ist für Die Linke Bernd Riexing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1</text:p>
          </table:table-cell>
          <table:table-cell table:style-name="ce2" office:value-type="string" calcext:value-type="string">
            <text:p>01.02.2024</text:p>
          </table:table-cell>
          <table:table-cell table:style-name="ce2" office:value-type="string" calcext:value-type="string">
            <text:p>ID2015109400</text:p>
          </table:table-cell>
          <table:table-cell table:style-name="ce2" office:value-type="string" calcext:value-type="string">
            <text:p>Daniel Rinkert (SPD)</text:p>
          </table:table-cell>
          <table:table-cell table:style-name="ce2" office:value-type="string" calcext:value-type="string">
            <text:p>Frau Präsidentin! Meine sehr verehrten Damen und Herren! Liebe Kolleginnen und Kollegen! Trotz aller Herausforderungen, politisch unterschiedlicher Sichtweisen und herbeigeredeter Untergangsszenarien werden wir morgen den Haushalt 2024 beschließen, und das ist auch gut so. <text:s/>Wenngleich es in den vergangenen Wochen weitreichende Änderungen gab, ist mir wichtig, hervorzuheben, dass relevante Initiativen, gerade im Umweltbereich, erhalten bleiben. Dazu zählt beispielsweise das Umweltinnovationsprogramm. Über dieses Programm wurden in den vergangenen Jahren zahlreiche Projekte gefördert, um die praktische Eignung und Leistungsfähigkeit neuer umweltschonendender Produktionsanlagen nachzuweisen. <text:s/>Auch in meinem Wahlkreis, dem Wahlkreis Neuss, haben Unternehmen von diesem Förderprogramm profitiert. So konnte beispielsweise eine Firma aus Neuss, welche Aluminiumbänder und Walzbarren herstellt, ein neuartiges System in ihren Produktionsprozess integrieren. Durch diese Optimierung des Metalleinsatzes konnte eine Einsparung von 45 000 Tonnen Primäraluminium pro Jahr erreicht werden und damit verbunden eine jährliche Reduzierung von 600 000 Tonnen CO2; <text:s/>das ist etwa so viel, wie eine Stadt mit über 65 000 Einwohnern im Jahr an CO2 verbraucht. <text:s/>Es sind solche Innovationen, die wir weiterhin fördern, weil sie dringend notwendig sind, um unseren Wirtschaftsstandort erfolgreich in eine klimaneutrale Zukunft zu transformieren und Arbeitsplätze zu sichern. Dazu wird auch dieser Haushalt beitragen, mit 70 Milliarden Euro an Investitionen im Haushalt insgesamt, 49 Milliarden Euro an Investitionen im Klima- und Transformationsfonds, und das ist auch sehr gut so. <text:s/>Zuletzt habe ich mir auch außerhalb meiner Heimat angesehen, wie weit die Unternehmen bei der Transformation sind. Ich war bei thyssenkrupp in Duisburg. Mit rund 20 Millionen Tonnen CO2 hat thyssenkrupp aktuell einen Anteil von 2,5 Prozent an den gesamten CO2 -Emissionen in Deutschland. <text:s/>Bis 2030 plant das Unternehmen, diese um 30 Prozent zu reduzieren; das entspricht circa 6 Millionen Tonnen pro Jahr. Und bis spätestens 2045 soll es ein Einsparvolumen von 100 Prozent geben. <text:s/>Das sind immense Investitionen, die notwendig sind. Mit 2 Milliarden Euro unterstützen der Bund und das Land diese Transformation; wobei 70 Prozent der Mittel vom Bund kommen. thyssenkrupp ist dabei nur ein Beispiel von vielen in unserem Land, wo überall investiert wird, um zeitnah klimaneutral zu produzieren. Es sind diese Investitionen, es sind diese Entscheidungen, die für unseren Wirtschaftsstandort, für Wettbewerbsvorteile, für den Schutz von Umwelt und Klima sowie für den Erhalt guter Arbeitsplätze wichtig sind, und die werden wir auch weiterhin unterstützen. <text:s/>Trotz aller beschriebener Herausforderungen des Haushalts – die Kollegen haben es eben schon erwähnt –, muss man fünf Punkte besonders betonen: Wir unterstützen die Transformation der Wirtschaft. Wir fördern Umwelt- und Klimaschutz. Wir schaffen damit gute und zukunftsfähige Arbeitsplätze, und wir zeigen Perspektiven auf und geben Sicherheit im Wandel. Und ganz wichtig: Wir setzen ein klares Gegengewicht zu all denjenigen, die täglich irgendwelche Untergangsszenarien heraufbeschwören, aber hier keine eigenen Ideen vorbringen, meine Damen und Herren. <text:s/>Aber wir müssen auch schauen, wie es weitergeht. Damit wir hohe staatliche Investitionen in Infrastruktur, Innovation, Klimaschutz und gute Arbeit auch in den nächsten Jahren tätigen können, brauchen wir – da müssen wir uns ehrlich machen – eine Debatte über die Schuldenbremse; ohne Schaum vorm Mund, ganz nüchtern. Und wenn man ganz nüchtern auf die Zahlen sieht, dann stellt man fest: Deutschland hat kein Problem mit seinen Schulden. Wir haben mit großem Abstand die geringste Schuldenquote aller Industrienationen auf der Welt. <text:s/>Diese Quote sinkt in den nächsten Jahren auch noch weiter. <text:s/>Die Schuldenbremse ist in der jetzigen Form daher auch nicht mehr nachhaltig. Die derzeitig starren Regeln sind ein Wohlstandsrisiko für jetzige und kommende Generationen, <text:s/>indem sie nicht genügend Spielräume für starke Zukunftsinvestitionen ermöglichen. <text:s/>Denn meine Generation und auch die nachfolgenden Generationen möchten noch eine gute Zukunft haben; auch das gehört zur Generationengerechtigkeit. <text:s/>Vor dem Hintergrund der großen Herausforderungen dieser Zeit, die vor uns liegen, müssen wir festhalten: Schulden sind nicht per se gut, sie sind aber vor allem auch nicht per se schlecht. Sie müssen so eingesetzt werden, dass sie volkswirtschaftlich sinnvoll sind. Und dabei orientieren wir uns an den vielen Ergebnissen der Ökonomen, international und national, und auch an den Vorschlägen des Sachverständigenrates von vorgestern. Deshalb, meine Damen und Herren: Lassen Sie uns klug über die Schuldenbremse sprechen, damit wir auch in der Zukunft Investitionen ermöglichen können. <text:s/>Vielen Dank. <text:s/>Ich grüße Sie herzlich und gebe jetzt das Wort Astrid Damerow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2</text:p>
          </table:table-cell>
          <table:table-cell table:style-name="ce2" office:value-type="string" calcext:value-type="string">
            <text:p>22.06.2023</text:p>
          </table:table-cell>
          <table:table-cell table:style-name="ce2" office:value-type="string" calcext:value-type="string">
            <text:p>ID2011204500</text:p>
          </table:table-cell>
          <table:table-cell table:style-name="ce2" office:value-type="string" calcext:value-type="string">
            <text:p>Stefan Seidler (fraktionslos)</text:p>
          </table:table-cell>
          <table:table-cell table:style-name="ce2" office:value-type="string" calcext:value-type="string">
            <text:p>Vielen Dank. – Frau Präsidentin! Ja, liebe Union, ich weiß gar nicht, ob ich mich darüber wundern oder freuen soll, <text:s/>wie oft Sie heute das Wort „Wasserstraßen“ in den Mund genommen haben. Hätten Sie das in den letzten 16 Jahren gemacht, wäre beispielsweise der <text:s/>Nord-Ostsee-Kanal nicht so marode, wie er jetzt ist. <text:s/>Ich möchte mich auf die im Gesetzentwurf enthaltene Umsetzung einer EU-Richtlinie zur grundsätzlichen Begrenzung der Genehmigungszeit von <text:s/>Verkehrsprojekten zur Verwirklichung des europäischen Verkehrsnetzes konzentrieren. Für mich ist das ein Schritt in die richtige Richtung; denn bei den <text:s/>europäischen Verkehrskorridoren hakt es immer wieder gewaltig: beim Brenner-Nordzulauf, beim Ausbau der Rheintalbahn zur NEAT und bei uns im Norden bei der <text:s/>Hinterlandanbindung der Fehmarnbeltquerung. <text:s/>Immer wieder werde ich von Kolleginnen und Kollegen aus Dänemark gefragt, ob das mit dem Ausbau der Hinterlandanbindung zum Fehmarnbelt-Tunnel auch <text:s/>funktioniert. Das besorgt sie sehr. Aus zahlreichen politischen Gesprächen weiß ich, dass auf deutscher Seite viel dafür getan wird, um das Projekt zu <text:s/>beschleunigen. Und wenn alles gut geht, dann klappt es auch mit der pünktlichen Fertigstellung des Fehmarnsund-Tunnels –wenn alles gut geht. <text:s/>Aber so sollte es nicht sein. Wir sollten uns mehr zutrauen als nur das Prinzip Hoffnung. Wir brauchen Verlässlichkeit bei der Verkehrswende und in <text:s/>der Zusammenarbeit mit unseren Partnern. Insgesamt sollten grenzüberschreitende Verkehrsprojekte mehr Aufmerksamkeit bei uns im Bundestag und in der <text:s/>Bundesregierung erhalten. <text:s/>Denn, liebe Kolleginnen und Kollegen: Verkehr ist keine nationale Sache. Wir müssen mit unseren Partnern zusammenarbeiten, um den Verkehrssektor <text:s/>nachhaltig zu transformieren. <text:s/>Natürlich geht es da um den Ausbau der großen europäischen TEN-V-Achsen – aber nicht nur. Wir müssen uns auch den Verbindungen abseits der Magistralen <text:s/>zuwenden und deren Ausbau gezielt vorantreiben. <text:s/>Hier liegt bei überschaubaren Investitionen ein sehr großes Potenzial. Ich denke da etwa an die Verbindung zwischen Flensburg und Sonderburg – Städte, <text:s/>die eng beieinander liegen, eng miteinander vernetzt sind, aber zwischen denen, weil eine Grenze sie teilt, kein attraktives Verkehrsangebot vorhanden ist. Die <text:s/>Kommission sagt, sie will sich solcher Verbindungen annehmen, – <text:s/>Kollege Seidler, das müssen wir jetzt in die Ausschussberatungen verschieben. Kommen Sie bitte zum Schluss. <text:s/>– wenn das Kernnetz vollendet ist. Ich sage: So lange können wir nicht warten. Wir müssen jetzt anpacken. <text:s/>Vielen Dank. <text:s/>Das Wort hat Matthias Gastel für die Fraktion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8</text:p>
          </table:table-cell>
          <table:table-cell table:style-name="ce2" office:value-type="string" calcext:value-type="string">
            <text:p>14.06.2023</text:p>
          </table:table-cell>
          <table:table-cell table:style-name="ce2" office:value-type="string" calcext:value-type="string">
            <text:p>ID2010815400</text:p>
          </table:table-cell>
          <table:table-cell table:style-name="ce2" office:value-type="string" calcext:value-type="string">
            <text:p>Boris Pistorius, Bundesminister der Verteidigung</text:p>
          </table:table-cell>
          <table:table-cell table:style-name="ce2" office:value-type="string" calcext:value-type="string">
            <text:p>Sehr geehrte Frau Präsidentin! Meine sehr geehrten Damen und Herren Abgeordneten! Die United Nations Interim Force in Lebanon, kurz UNIFIL, ist – das ist schon bei den Vorrednerinnen deutlich geworden – ein besonderer Einsatz. Es ist eine der ältesten Friedensmissionen in der Geschichte der Vereinten Nationen, und zudem ist es die einzige der Vereinten Nationen mit Marineeinsatz. Ziel dieses maritimen UNIFIL-Anteils ist die Seeraumüberwachung. Es geht darum, den Libanon zu unterstützen, das Seegebiet vor der libanesischen Küste zu kontrollieren, Waffenschmuggel zu unterbinden und die freie Schifffahrt zu ermöglichen. Es geht aber auch darum, dass der Libanon seine Seegrenzen vollständig selbst sichern kann, dass das Land befähigt wird und bleibt, dies dauerhaft in Eigenverantwortung zu tun. <text:s/>Meine Damen und Herren, Deutschland beteiligt sich seit 2006 an UNIFIL. Seit Januar 2021 haben wir erneut die Führung des UNIFIL-Flottenverbandes inne. Der deutsche militärische Beitrag für UNIFIL soll wie in den Vorjahren mit einer seegehenden Einheit weiter aktiv zur See- und Luftraumüberwachung vor der libanesischen Küste beitragen. Wir haben Personal im UNIFIL-Hauptquartier und unterstützen zudem die libanesische Marine bilateral mit Ausrüstung und der dazu passenden Ausbildung. Die libanesische Küstenradarorganisation ist dafür ein gutes, funktionierendes Beispiel. <text:s/>Gemeinsam mit unseren Partnern haben wir wichtige Zwischenziele erreicht. Die materielle Einsatzfähigkeit der libanesischen Marine hat sich verbessert – auch dank der Ausbildung durch unsere Soldatinnen und Soldaten und Projekte unserer Ertüchtigungsinitiative. Wir konnten deshalb Anfang des Jahres große Teile der Verantwortung für die eigenständige landbasierte Seeraumüberwachung an die libanesische Marine übergeben. In den nächsten Monaten wird die Übergabe der Überwachung des verbleibenden Seegebietes an die libanesische Marine erfolgen. <text:s/>Wir können festhalten: Die Überwachung des Seegebietes entfaltet ein hohes Abschreckungspotenzial für mögliche Waffenschmuggler. Diese Fortschritte, meine Damen und Herren, sind nicht zuletzt und in ganz besonderer Art und Weise das Verdienst der Soldatinnen und Soldaten der Bundeswehr, die mit ihrem Einsatz einen großen Anteil an diesem Erfolg haben. <text:s/>Ihnen gebühren unser ausdrücklicher Dank und unsere Anerkennung für diesen Einsatz. <text:s/>Gewürdigt werden unsere Soldatinnen und Soldaten und das, was sie dort leisten, übrigens auch im Libanon und seitens unserer internationalen Partner. Dem deutschen Kontingent werden hohe Akzeptanz, Wertschätzung und Dankbarkeit entgegengebracht. Das zeigt sich auch daran, dass uns die Vereinten Nationen gebeten haben, die Verbandsführung des UNIFIL-Flottenverbandes für ein weiteres Jahr, bis Mitte 2024, zu übernehmen. Und ja, das machen wir gerne. <text:s/>Doch trotz dieser Erfolge müssen wir festhalten: Der Libanon braucht weiterhin die im Rahmen von UNIFIL geleistete Unterstützung bei der seebasierten Seeraumüberwachung. Das mag unbefriedigend erscheinen, zumal mit Blick darauf, wie lange wir uns bereits engagieren. Doch wir müssen unbedingt – das ist angesprochen worden – das große Ganze dieses Einsatzes sehen. Die sich weiter verschärfende Finanz- und Wirtschaftskrise und die politische Selbstblockade haben dramatische Auswirkungen auf das Land und seine Bevölkerung. Der ungebrochen hohe Migrationsdruck aus dem Nachbarstaat Syrien und die Folgen der schweren Hafenexplosion in Beirut vom August 2020 verschärfen nach wie vor die ohnehin volatile politische Lage und die gesellschaftlichen Spannungen. <text:s/>Auch die Spannungen an der Demarkationslinie zwischen Libanon und Israel bleiben hoch. Wir dürfen nicht vergessen: Trotz der 2006 geschlossenen Waffenstillstandsvereinbarung befinden sich die beiden Staaten offiziell noch immer im Kriegszustand. UNIFIL ermöglicht hier de facto – meine Kollegin Annalena Baerbock hat es angesprochen – den einzigen direkten Gesprächskanal zwischen Israel und dem Libanon. Und das hat einen ganz besonderen eigenen Wert, meine Damen und Herren. <text:s/>Für den Libanon selbst, aber auch für Deutschland sind ein dauerhafter Frieden und Stabilität im Nahen Osten von zentraler Bedeutung. Unser Engagement in der Region ist und bleibt deshalb wichtig. UNIFIL ist ein wichtiges, ein unverzichtbar wichtiges, stabilisierendes Element. Deshalb ist es auch wichtig, dass wir weiterhin im Rahmen von UNIFIL aktiv bleiben. Wir unterstreichen unser Bekenntnis zum Vereinte-Nationen-Peacekeeping. Wir zeigen: Deutschland engagiert sich umfassend, militärisch und auch als Geber im Rahmen der Ertüchtigungsinitiative, als Mahner gegen den Zerfall von Rechtsstaatlichkeit, als Impulsgeber für politische und wirtschaftliche Reformen sowie und nicht zuletzt als Freund Israels an einer für die israelische Sicherheit sensiblen Flanke. Unser Engagement ist hochwillkommen beim Libanon, bei Israel und auch bei den USA. Sie alle haben wiederholt den Wunsch geäußert, dass Deutschland sich weiter an UNIFIL beteiligt. <text:s/>Meine Damen und Herren Abgeordnete, lassen Sie uns dieses Engagement gemeinsam fortführen! Wir bringen deshalb heute diesen Antrag der Bundesregierung auf Fortsetzung der Beteiligung bewaffneter deutscher Streitkräfte an UNIFIL in die parlamentarische Beratung ein. Aufgaben, einzusetzende Fähigkeiten und die Personalobergrenze von 300 Soldatinnen und Soldaten bleiben unverändert. Ich bitte Sie, dieses Mandat zu verlängern. <text:s/>Vielen Dank. <text:s/>Der nächste Redner ist Joachim Wundrak für die AfD-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80</text:p>
          </table:table-cell>
          <table:table-cell table:style-name="ce2" office:value-type="string" calcext:value-type="string">
            <text:p>20.01.2023</text:p>
          </table:table-cell>
          <table:table-cell table:style-name="ce2" office:value-type="string" calcext:value-type="string">
            <text:p>ID208000400</text:p>
          </table:table-cell>
          <table:table-cell table:style-name="ce2" office:value-type="string" calcext:value-type="string">
            <text:p>René Springer (AfD)</text:p>
          </table:table-cell>
          <table:table-cell table:style-name="ce2" office:value-type="string" calcext:value-type="string">
            <text:p>Frau Präsidentin! Meine sehr geehrten Damen und Herren! Liebe Gäste! Herr Kellner, 5,8 Prozent haben Sie in Ihrem Wahlkreis im Osten gewählt. <text:s/>Das zeigt, wie viel Verstand die Leute dort haben. Das zu Beginn. <text:s/>Wir befinden uns in einer tiefen demografischen, sozialen und wirtschaftlichen Krise. Allein 2021 haben fast 250 000 Landsleute unsere deutsche Heimat verlassen. Das sind deutlich mehr Personen, als Erfurt Einwohner hat. Die Bundesregierung erwähnt diese Flucht der Einheimischen mit keinem Wort in ihrer Fachkräftestrategie, und das ist nicht akzeptabel. Sie möchte stattdessen mehr Fremde in unserem Land ansiedeln. Die Verschmelzung des kulturellen Internationalismus der Linken mit dem Neoliberalismus der Wirtschaftslobby kommt in dieser Regierung so deutlich zur Geltung wie nie zuvor. <text:s/>Sie setzen nicht länger auf die Schaffungs- und Innovationskraft der Deutschen, sondern wollen lieber das globale Humankapital importieren. Diese linksliberale Politik ist nicht nur kurzsichtig. <text:s/>Sie spaltet auch unsere Gesellschaft und gefährdet den sozialen Frieden. <text:s/>2015 entschied sich die Bundesregierung, der illegalen Masseneinwanderung Tür und Tor zu öffnen. <text:s/>Inzwischen wundert sich selbst die amerikanische Presse über die deutsche Einwanderungspolitik. Millionen Migranten sind nach Deutschland gekommen, aber wir haben, wie das „Wall Street Journal“ kürzlich mit Erstaunen feststellte, noch immer ein Fachkräfteproblem. Mehr noch: Unser Mittelstand blutet aus, ethnische Konflikte entladen sich auf unseren Straßen, und unser Sozialstaat steht vor dem Kollaps, da zu viele Migranten eben nicht einzahlen, sondern auf Kosten des deutschen Steuerzahlers durchgefüttert werden. <text:s/>Aber diese Probleme stören Sie gar nicht. Im Gegenteil: Sie haben ein Beschäftigungsmodell daraus gemacht, Herr Minister. Seit der Umstellung auf die sogenannte Willkommenskultur 2015 sind nirgendwo mehr Jobs entstanden als in der öffentlichen Verwaltung. Das ist auch klar: Wer Millionen Migranten ins Land holt, der braucht eben auch mehr Kitaerzieher, Lehrer, Jobcentermitarbeiter, Ärzte, Psychologen, Polizisten usw. <text:s/>Innerhalb von nur sieben Jahren wurden fast eine halbe Million neue Jobs in der öffentlichen Verwaltung geschaffen. Der Staat wird infolge seiner eigenen Politik immer fetter und bindet außerdem Arbeitskräfte, die der Wirtschaft entzogen werden. <text:s/>Die Migrationspolitik der Bundesregierung löst den Fachkräftemangel nicht, sie verschärft den Fachkräftemangel. <text:s/>Meine Damen und Herren, Ihre Multikultipolitik mag linke Aktivisten und die Asylindustrie versorgen, aber eine moderne Volkswirtschaft kann nicht von Sozialarbeitern, Dolmetschern, Integrationshelfern und Genderkommissaren getragen werden. Sie geht daran zugrunde. <text:s/>Echter Fortschritt liegt in der Technologieforschung, der Digitalisierung und Automatisierung. „Technisierung statt Zuwanderung, Maschinen statt Migration“ muss das Motto einer vernunftbasierten und fortschrittlichen Arbeitsmarktpolitik für Deutschland sein. <text:s/>Laut einer aktuellen Studie des IAB wird die Automatisierung in Zukunft auch komplexe Tätigkeiten erfassen. Bereits heute arbeiten 34 Prozent aller Beschäftigten, also 11 Millionen Beschäftigte, in Berufen, die hochgradig von Digitalisierung und Automatisierung bedroht sind. Natürlich ist das ein Risiko für die Menschen in diesen Berufen. Aber dieses Risiko wird noch dadurch deutlich verschärft, dass Sie immer mehr Fremde in unser Land holen. <text:s/>Die Bundesrepublik ist kein Siedlungsgebiet und kein Ort für Ihre pädagogischen Sozialexperimente, sondern der Nationalstaat und die Heimat der Deutschen. Ihre politische Verantwortung als Regierung ist es, deutsche Fachkräfte am Standort Deutschland hervorzubringen, zu halten und unserer Wirtschaft sowie unserem Gemeinwesen eine sichere Zukunft zu bereiten. <text:s/>Ein Sprichwort besagt: Wenn du in einem Loch sitzt, musst du aufhören zu graben. – Herr Minister, hören Sie auf zu graben! Beerdigen Sie Ihre Fachkräftestrategie, und hören Sie auf die Lösung der AfD-Fraktion im Deutschen Bundestag, <text:s/>die Ihnen meine Kollegin Gerrit Huy gleich vortragen wird! <text:s/>Danke für die Aufmerksamkeit. <text:s/>Nächster Redner: für die FDP-Fraktion Dr. Lukas Köhler.</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51</text:p>
          </table:table-cell>
          <table:table-cell table:style-name="ce2" office:value-type="string" calcext:value-type="string">
            <text:p>08.09.2022</text:p>
          </table:table-cell>
          <table:table-cell table:style-name="ce2" office:value-type="string" calcext:value-type="string">
            <text:p>ID205108900</text:p>
          </table:table-cell>
          <table:table-cell table:style-name="ce2" office:value-type="string" calcext:value-type="string">
            <text:p>Clara Bünger (DIE LINKE)</text:p>
          </table:table-cell>
          <table:table-cell table:style-name="ce2" office:value-type="string" calcext:value-type="string">
            <text:p>Sehr geehrte Präsidentin! Sehr geehrter Herr Minister! Liebe Kolleginnen und Kollegen der demokratischen Fraktionen! Das 9‑Euro-Ticket ist jetzt <text:s/>seit acht Tagen Geschichte. Es ist wirklich bedauerlich, dass Sie dieses erfolgreiche Projekt so schnell wieder begraben haben. Stattdessen soll es jetzt ein <text:s/>49-Euro- oder ein 69-Euro-Ticket geben. Das als „Nachfolgetickets“ zu verkaufen, verkennt die prekäre Situation, in der sich viele Menschen in diesem Land <text:s/>befinden. <text:s/>Millionen Menschen werden ab jetzt wieder vom Recht auf Mobilität ausgeschlossen sein. <text:s/>Wir müssen aber nicht nur über die Frage der Mobilität sprechen, sondern auch über die Bestrafung von Armut in diesem Kontext. Ich habe bei der <text:s/>Deutschen Bahn nachgefragt, wie viele Menschen bei Kontrollen ohne Ticket angetroffen wurden. Das Ergebnis ist eindeutig: Bevor es das 9‑Euro-Ticket gab, sind <text:s/>über 214 000 Personen ohne Ticket angetroffen worden. Im gleichen Zeitraum dieses Jahres waren es nur gut 120 000. <text:s/>Die Zahl der Menschen, die ohne Ticket gefahren sind, hat sich in der Zeit des 9‑Euro-Tickets also fast halbiert. Und es ist falsch, was Sie von der <text:s/>Union sagen: Das lag nicht daran, dass es in diesem Jahr weniger Kontrollen gegeben hat. Laut Informationen des Verbandes Deutscher Verkehrsunternehmen wurden <text:s/>die Kontrollen nämlich nicht heruntergefahren während der Zeit des 9‑Euro-Tickets. <text:s/>– Sie können ja selber nachfragen. <text:s/>Was passiert mit Menschen, die sich kein Ticket leisten können und dann kontrolliert werden? Sie müssen nicht nur ein erhöhtes Beförderungsentgelt an <text:s/>das Verkehrsunternehmen zahlen, sondern ihnen droht auch noch eine Haft- oder Geldstrafe. Das Paradoxe ist: Wer schon nicht genug Geld hat für ein Ticket, hat <text:s/>erst recht nicht genug Geld, um die erhöhte Entgeltzahlung für das Unternehmen zu leisten. <text:s/>Was ist die Konsequenz für diese Menschen? Für diese Menschen hat das Fahren ohne Fahrschein die Konsequenz: <text:s/>die Ersatzfreiheitsstrafe. Also: Als Ersatz für das Zahlen der Geldstrafe gehen Menschen ins Gefängnis. Damit bestraft man Arme doppelt. <text:s/>Viele machen sich gar nicht bewusst, was das konkret für die Betroffenen bedeutet. Ihnen droht der Verlust der Wohnung und des Arbeitsplatzes. Das <text:s/>haben Sie, Herr Buschmann, in Ihrem Referentenentwurf zum Sanktionsrecht übrigens sogar selbst erkannt. Sie schreiben in dem Entwurf – ich zitiere –: <text:s/>… in bestimmten Konstellationen kann der Vollzug der Ersatzfreiheitsstrafe sogar zu einer weiteren Entsozialisierung führen, etwa durch den Verlust <text:s/>der Wohnung oder des Arbeitsplatzes … <text:s/>Das bedeutet für viele Menschen eine zusätzliche Bestrafung, Stigmatisierung und soziale Isolierung. Wenn Sie das schon in Ihrem eigenen <text:s/>Referentenentwurf erkannt haben: Wieso handeln Sie dann nicht danach? <text:s/>Die von Ihnen vorgesehene bloße Halbierung der Zahl der Tage ist ein Witz für die Menschen und hilft auch nicht, das Grundproblem der Bestrafung der <text:s/>Armut abzuschaffen. Oder finden Sie es gerecht, dass Menschen wegen Fahrens ohne Fahrschein ins Gefängnis kommen, meistens sogar ohne jemals vor einem Richter <text:s/>gestanden zu haben? Ich nicht! <text:s/>Ich möchte das an einem Beispiel deutlich machen. Herr A. wurde wegen einer sogenannten Beförderungserschleichung zu einer zweieinhalbjährigen <text:s/>Haftstrafe verurteilt, weil er die Geldstrafe von 8 000 Euro nicht aufbringen konnte. <text:s/>Nur zur Verdeutlichung: Herr A. hat sich nicht wegen anderer Delikte strafbar gemacht. Seine zweieinhalb Jahre Knast beruhen lediglich auf <text:s/>Verurteilung wegen wiederholten Fahrens ohne Fahrschein. <text:s/>Das ist doch absurd! <text:s/>Mehr als die Hälfte aller Inhaftierten in deutschen Gefängnissen – und das wissen Sie auch, Herr Buschmann – sitzt eine Ersatzfreiheitsstrafe ab. Das <text:s/>betrifft jährlich 50 000 Menschen. Das ist doch absurd. <text:s/>Das ist nicht nur eine Katastrophe für die Betroffenen, sondern verursacht auch extrem hohe Kosten für den Staat. Deutschlandweit werden pro Tag <text:s/>450 000 Euro ausgegeben, um Menschen zu inhaftieren, die eine Geldstrafe nicht zahlen konnten, häufig wegen Fahrens ohne Fahrschein. Das sind 164 Millionen Euro <text:s/>im Jahr. Und die Kosten der justiziellen Verfolgung sind da noch nicht mal inbegriffen. Dieses Geld kann doch an anderer Stelle so viel sinnvoller eingesetzt <text:s/>werden. <text:s/>Zur Arbeit fahren, Freundinnen und Freunde und Verwandte besuchen oder einfach nur in die Natur fahren ist bisher häufig ein Privileg von reichen <text:s/>Menschen. Das darf aber nicht so bleiben. Mobilität darf kein Luxus sein, <text:s/>sondern es muss jedem und jeder ermöglicht werden. Deswegen setzen wir uns als Linke dafür ein, dass es einen kostenlosen ÖPNV gibt. Vor dem <text:s/>Hintergrund der Tatsache, dass durch Krise und Inflation noch mehr Menschen sich die Mobilität nicht mehr leisten können, sollten Sie das Fahren ohne Fahrschein <text:s/>entkriminalisieren. Und: Schaffen Sie die Ersatzfreiheitsstrafe komplett ab. Machen Sie jedoch keine halben Sachen. <text:s/>Vielen Dank. <text:s/>Für die FDP-Fraktion hat das Wort Dr. Thorsten Lieb.</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9</text:p>
          </table:table-cell>
          <table:table-cell table:style-name="ce2" office:value-type="string" calcext:value-type="string">
            <text:p>28.06.2024</text:p>
          </table:table-cell>
          <table:table-cell table:style-name="ce2" office:value-type="string" calcext:value-type="string">
            <text:p>ID2017904400</text:p>
          </table:table-cell>
          <table:table-cell table:style-name="ce2" office:value-type="string" calcext:value-type="string">
            <text:p>Maik Außendorf (BÜNDNIS 90/DIE GRÜNEN)</text:p>
          </table:table-cell>
          <table:table-cell table:style-name="ce2" office:value-type="string" calcext:value-type="string">
            <text:p>Sehr geehrte Frau Präsidentin! Sehr geehrte Kolleginnen und Kollegen! Frau Connemann, es ist wirklich schade, dass Sie diese gute Debatte mit Demagogie und Schwarzmalerei überfrachten. Es ist umso mehr schade, weil Ihr Antrag gute Punkte umfasst; allerdings hat er in der Analyse der Folgen auch wieder Schwächen. <text:s/>Ich möchte den Fachkräftemangel aufgreifen. Sie haben natürlich gut erkannt, dass das ein Problem ist. Aber dem haben wir doch schon mit dem Fachkräfteeinwanderungsgesetz etwas entgegengesetzt. Und auch da wieder: Schade, dass Sie das damals abgelehnt haben; denn das ist wirklich ein Schlüssel, um mehr Fachkräfte ins Land zu bekommen. <text:s/>Sie haben auch kritisiert, dass in Bezug auf die Investitionen nichts passiert sei. Aber wir haben ja gerade mit dem DeepTech &amp;amp; Climate Fonds Möglichkeiten geschaffen. Wir haben mit den Mittelstand-Digital-Zentren Möglichkeiten geschaffen – gerade für KMU –, sich beraten zu lassen. In anderen Häusern, beispielsweise im Umweltministerium, <text:s/>gibt es den Green-AI Hub Mittelstand. Auch das ist gezielte Mittelstandsförderung für KI. <text:s/>Aber was Ihnen im Antrag fehlt, ist der Blick darauf: Warum machen wir das eigentlich? Digitalisierung und künstliche Intelligenz sind doch kein Selbstzweck, sondern sie sollen das Leben der Menschen vereinfachen und uns vor allen Dingen in eine Zukunft bringen, in der Wirtschaft und Gesellschaft nachhaltig und klimaneutral funktionieren. Und da haben wir eine Riesenaufgabe; es gibt nämlich auch negativen Impact von KI und Technologie. Unser Ziel muss es doch sein, am Ende SDG- nachhaltigkeitspositiv zu sein. Darauf müssen wir hinwirken, und auch das muss ein Schwerpunkt unserer Politik sein. <text:s/>Aber das größte Problem und das größte Versäumnis ist, dass Sie nur national denken. Wir haben doch jetzt schon im Medienbereich, im Cloud-Bereich eine Konzentration bei vier großen amerikanischen Konzernen, und dieselben Unternehmen schicken sich jetzt an, auch noch das Oligopol der Zukunft zu werden. Da müssen wir doch angreifen. Das kriegen wir national, alleine, nicht hin; das müssen wir europäisch denken. <text:s/>Was wir dringend brauchen, ist eine europäische KI-Infrastruktur. Da möchte ich mal in fünf Punkten skizzieren, wie sie aussehen muss. <text:s/>Erstens. Wir brauchen eine physische, open-source-basierte Cloud-Infrastruktur. Auch da hat das BMWK zum Beispiel mit dem Sovereign Cloud Stack schon ein Programm auf den Weg gebracht, um die Grundlagen zu legen. Das müssen wir ausrollen, damit wir da die Skaleneffekte erreichen, die diese großen Konzerne haben. Auch das können wir nur europäisch schaffen; auch das können wir nur schaffen, wenn wir zusammenarbeiten und Technologie gezielt einsetzen. <text:s/>Zweitens. Das heißt eben auch, dass wir über die physische Infrastruktur hinaus die Large Language Models als Open-Source-Modell brauchen, sodass wir das hier bei europäischer Infrastruktur einsetzen und weiterentwickeln können. Es muss wertebasiert sein; es muss wertebasierte Qualitätsstandards geben, und der AI Act legt dafür die Grundlagen. Das heißt, es muss frei von Voreingenommenheit, divers und rechtssicher in der Anwendbarkeit sein und Urheberrecht berücksichtigen. <text:s/>Dritter Punkt. Es braucht einen fairen und möglichst freien Zugang für Wissenschaft, für NGOs. Es muss für KMU wirtschaftlich darstellbar sein. <text:s/>Fünfter Punkt – weil mir die Zeit wegläuft, sehr kurz –: Data Sharing und individuelle Anpassungen. Es muss möglich sein, dass Firmen bzw. Anwender eine eigene Cloud auf Basis der europäischen Cloud mit eigenen Daten betreiben können. Und gleichzeitig müssen wir den Anreiz geben, dass sie ihre Daten auch teilen, damit wir insgesamt als Gesellschaft vorankommen, nachhaltig KI betreiben können und Netze nur einmal trainieren und nicht zehnmal oder noch häufiger. Das geht nur mit einem europäischen, zentralen Ansatz. <text:s/>Vielen Dank. <text:s/>Für die Unionsfraktion ist Katrin Staffler die nächste Redneri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50</text:p>
          </table:table-cell>
          <table:table-cell table:style-name="ce2" office:value-type="string" calcext:value-type="string">
            <text:p>07.09.2022</text:p>
          </table:table-cell>
          <table:table-cell table:style-name="ce2" office:value-type="string" calcext:value-type="string">
            <text:p>ID205007900</text:p>
          </table:table-cell>
          <table:table-cell table:style-name="ce2" office:value-type="string" calcext:value-type="string">
            <text:p>Kathrin Henneberger (BÜNDNIS 90/DIE GRÜNEN)</text:p>
          </table:table-cell>
          <table:table-cell table:style-name="ce2" office:value-type="string" calcext:value-type="string">
            <text:p>Sehr geehrte Frau Präsidentin! Liebe Ministerin! Liebe Kolleginnen und Kollegen! Die Eins-zu-eins-Regel wurde von uns Grünen vorgeschlagen und erkämpft. Ich bin sehr glücklich, dass wir uns im Koalitionsvertrag darauf geeinigt haben, und wir werden auch daran festhalten. <text:s/>Ich finde es immer sehr witzig, wenn von der CDU irgendwas über Feminismus kommt, <text:s/>von einer Partei, die noch nicht mal eine Frauenquote hat; da können Sie ja noch nachbessern. <text:s/>Weil Sie auch den Klimaschutz angesprochen haben: Ich habe ja als Klimaaktivistin erlebt, wie Sie gegenüber Menschen agieren, die Klimaschutz in ihrer Region erbringen wollen, wie gewalttätig Sie da auch vorgegangen sind. <text:s/>Deswegen finde ich es immer ein wenig absurd, wenn ihr über Klimaschutz redet. Ich muss ganz ehrlich sagen: Hättet ihr auf uns gehört, dann wären wir nicht in der Situation, in der wir uns jetzt befinden: 1,2 Grad globale Erhitzung. <text:s/>– Hört mir zu; vielleicht lernt ihr noch etwas. <text:s/>Ich komme jetzt zum eigentlichen Thema: Klimafinanzen. Mittel für internationale Maßnahmen gegen die Klimakrise und Mittel für den Aufbau von Klimaresilienz entscheiden schon jetzt über das Überleben von vielen Menschen und über die Existenz ganzer Regionen. <text:s/>Dass die Klimakrise bereits grausame Realität ist, sehen wir in Pakistan. Das Land ist aktuell zu einem Drittel überflutet. Mehr als 30 Millionen Menschen sind betroffen; mehr als 1 300 Menschen sind gestorben. Und es werden noch mehr Menschen sterben, weil sich nun Krankheiten ausbreiten und die Ernte zerstört worden ist. <text:s/>An dieser Stelle wäre es vermutlich normal, schöne Worte der Anteilnahme zu finden; aber ich bringe das nicht richtig übers Herz. Denn ehrlich: Schöne Worte fühlen sich gerade falsch an, wo wir es noch nicht einmal geschafft haben, die von uns abgeschlossenen Vereinbarungen im Bereich internationaler Klimagelder einzuhalten. Deswegen werden wir weiter daran arbeiten, unserer Verantwortung nachzukommen. <text:s/>Auf der nächsten Weltklimakonferenz in Ägypten wird der Diskurs über „loss and damage“, über Verlust und Schäden der Klimakrise, über den Erfolg der Konferenz entscheiden. Die aktuelle Flutkatastrophe in Pakistan verdeutlicht die Notwendigkeit einer Einsetzung der Loss and Damage Finance Facility mit der Bereitstellung von Geldern, damit Länder und Regionen, die solche Wetterextreme erleben, direkt auf Finanzmittel zugreifen können. Das ist Klimagerechtigkeit, und dafür werden wir uns auch aus dem Bundestag heraus einsetzen. <text:s/>Auch an den 2015 in Paris versprochenen 100 Milliarden Euro an Klimafinanzen werden wir arbeiten. Aktuell kann ich erst 4,3 Milliarden Euro im Bundeshaushalt finden. Da wird es sehr wichtig sein, dass auch das Finanzministerium die Gelder aufstockt; denn alleine durch Umschichtung werden wir die Aufwüchse nicht erbringen können. Auch hier werden wir also einige Milliarden mehr benötigen und dafür auch streiten. <text:s/>Zur Schuldenbremse möchte ich sagen: Die Schuldenbremse darf kein Argument sein, wenn es um Klimafinanzen geht. Denn jeder Cent, den wir jetzt für Maßnahmen gegen die Klimakrise erbringen, rettet Leben und wird auch Ökosysteme retten und uns vor Wetterextremen bewahren. <text:s/>Wir erleben gerade aber nicht nur eine Klimakrise, sondern auch eine Biodiversitätskrise. Global erleben wir ein Artensterben – leiser als eine Sturmflut, aber genauso tödlich. Weltweit geraten Ökosysteme unter massiven Druck, auch und besonders wegen der Klimakrise. Deswegen fordern wir eine Verdopplung der internationalen Mittel für Biodiversitätsschutz: Mindestens 2 Milliarden Euro müssen wir zur Verfügung stellen. Daran werden wir weiter arbeiten. <text:s/>Ich will noch einen letzten Satz sagen: Wir sind angetreten, um die Klima- und Biodiversitätskrise ernst zu nehmen. Das muss sich jetzt auch im Bundeshaushalt niederschlagen. Und da freue ich mich, wieder mit euch allen zusammenzuarbeiten. <text:s/>Vielen Dank. <text:s/>Markus Frohnmaier ist der nächste Redner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0</text:p>
          </table:table-cell>
          <table:table-cell table:style-name="ce2" office:value-type="string" calcext:value-type="string">
            <text:p>09.10.2024</text:p>
          </table:table-cell>
          <table:table-cell table:style-name="ce2" office:value-type="string" calcext:value-type="string">
            <text:p>ID2019004100</text:p>
          </table:table-cell>
          <table:table-cell table:style-name="ce2" office:value-type="string" calcext:value-type="string">
            <text:p>Lamya Kaddor (BÜNDNIS 90/DIE GRÜNEN)</text:p>
          </table:table-cell>
          <table:table-cell table:style-name="ce2" office:value-type="string" calcext:value-type="string">
            <text:p>Vielen Dank, Frau Präsidentin. – Sehr geehrte Frau Bundesinnenministerin, auch von mir herzliche Genesungswünsche vorab. – Ich habe eine Frage zu der Taskforce Islamismusprävention, die Sie dankenswerterweise gerade selbst angesprochen haben. Ich möchte mich dafür im Namen unserer Fraktion herzlich bedanken. Das ist genau der richtige Schritt, um dieses Thema möglichst schnell anzugehen, gemeinsam mit herausragenden Expertinnen und Experten, auf die wir aus meiner Sicht unbedingt hören müssen. <text:s/>Die Handlungsempfehlungen sollen wir ja dann auch schnellstmöglich umsetzen. Dennoch habe ich in Ihrem aktuellen – – <text:s/>Herr Brandner, die Kollegin hat jetzt das Wort. <text:s/>Dennoch habe ich Ihren aktuellen Haushaltsplänen entnommen, dass im Bereich der sonstigen Förderung der Islamismusprävention seitens des BMI momentan Einsparungen in Höhe von fast 2 Millionen Euro vorgesehen sind. Beispielsweise erhalten Projekte zur kontinuierlichen Weiterentwicklung von Standards, zur Vernetzung oder zur Qualitätssicherung in der Deradikalisierungsarbeit etwa 1 Million Euro weniger. <text:s/>Teilen Sie unsere Einschätzung, dass eine der Lehren aus Solingen und Mannheim doch sein muss, dass wir mehr Geld in die Extremismusprävention und in die Deradikalisierungsarbeit stecken müssen? <text:s/>Setzen Sie sich dafür ein, diese Gelder vielleicht auch aufzustock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5</text:p>
          </table:table-cell>
          <table:table-cell table:style-name="ce2" office:value-type="string" calcext:value-type="string">
            <text:p>14.12.2022</text:p>
          </table:table-cell>
          <table:table-cell table:style-name="ce2" office:value-type="string" calcext:value-type="string">
            <text:p>ID207513900</text:p>
          </table:table-cell>
          <table:table-cell table:style-name="ce2" office:value-type="string" calcext:value-type="string">
            <text:p>Anikó Glogowski-Merten (FDP)</text:p>
          </table:table-cell>
          <table:table-cell table:style-name="ce2" office:value-type="string" calcext:value-type="string">
            <text:p>Sehr geehrter Herr Präsident! Sehr geehrter Herr Botschafter! Liebe Kolleginnen und Kollegen! Aufgrund der Rednerliste ist es meistens die Aufgabe der Freien Demokraten, ein bisschen was von dem richtigzustellen, was Vorredner gesagt haben. Mehr sage ich an der Stelle nicht dazu. <text:s/>Die mutmaßliche Peripherie Europas rückt näher ins Zentrum. Die Republik Moldau ist dafür ein ausgezeichnetes Beispiel. Der völkerrechtswidrige Angriffskrieg Russlands auf die Ukraine zwingt die EU, aber auch die Bundesrepublik Deutschland, sich mit den sicherheitspolitischen und wirtschaftlichen Interessen in ihrer unmittelbaren Nachbarschaft realpolitisch auseinanderzusetzen. Staaten wie beispielsweise die Republik Moldau, Georgien und Armenien kristallisieren sich dabei zunehmend als Schlüsselstaaten für unsere energie- und sicherheitspolitische Zukunft heraus. Wenn wir heute die Weichen richtig stellen, meine Damen und Herren, dann werden die Länder des Kaukasus und des postsowjetischen Raumes wertvolle Alliierte bei der Bewältigung der großen geo- und energiepolitischen Herausforderungen des 21. Jahrhunderts sein. <text:s/>Die Anbindung der Republik Moldau an die Europäische Union ist mit immensen Herausforderungen für beide Seiten verbunden, aber auch mit großen Chancen. Weil Chisinau weit weg von Berlin ist, erlauben Sie mir, Ihnen die Republik Moldau kurz etwas näherzubringen: Moldau ist ein kleines Land an der Grenze Südosteuropas. Mit 2,6 Millionen Einwohnern und einer überwiegend landwirtschaftlich geprägten Struktur gehört es zu den Staaten des postsowjetischen Raumes, die in der jüngeren Vergangenheit in internationalen Kontexten eine eher geringere Rolle spielten. <text:s/>Mit dem Einmarsch Russlands in die Ukraine, mit der „Zeitenwende“ wurde die Republik Moldau plötzlich auf die weltpolitische Bühne katapultiert. Moldau hat bekanntermaßen pro Kopf mehr Menschen aus seinem Nachbarland Ukraine aufgenommen als jedes andere Land. Solidarität und Unterstützung mit dem ukrainischen Volk sind trotz der hohen Kosten für das kleine Land immens. <text:s/>Auch der Reformwille in der Republik Moldau ist erheblich. In den vergangenen Jahren wurde bereits viel in Rechtsstaatlichkeit und Demokratie sowie in die Bekämpfung von Korruption investiert. Die Republik Moldau hat ein dezidiertes Eigeninteresse daran, die Kopenhagener Kriterien als Bedingung für den Beitritt zur Europäischen Union zu erfüllen. Institutionelle Stabilität, die Wahrung einer funktionierenden demokratischen und rechtsstaatlichen Ordnung, die Achtung und der Schutz von Menschen- und Bürgerrechten sowie eine funktionierende Marktwirtschaft sind Maßstäbe, die eine engere Anbindung Moldaus an die Europäische Union und an den europäischen Binnenmarkt bereits lange vor der Verschärfung der sicherheitspolitischen Lage in Südosteuropa attraktiv machten. <text:s/>Moldau ist ein Staat im Wandel – hin zu einer liberaleren, offeneren und moderneren Gesellschaft – und im Übrigen nicht zufällig das einzige Land in Europa, das mit der Präsidentin Maia Sandu und der Ministerpräsidentin Natalia Gavrilita von zwei Frauen an der Spitze geführt wird. <text:s/>Die Republik Moldau, liebe Kolleginnen und Kollegen, kann auf dem Weg nach Europa jede Hilfe brauchen. Die energiepolitische Abhängigkeit von Russland ist groß. Der Druck, den Russland mittelbar durch den Krieg gegen die Ukraine auch auf Moldaus Energieversorgung ausübt, ist groß. Auch dort wird der Energiekrieg, den wir alle spüren, geführt. Die Bekämpfung von Armut und Korruption sowie die in Teilen bereits durch russische Separatisten kompromittierte territoriale Integrität werden weiterhin große Hürden für eine Mitgliedschaft in der Europäischen Union bleiben. Doch die Republik Moldau verdient unsere Unterstützung und unsere Solidarität bei der Bewältigung dieser rechtsstaatlichen Herausforderungen. Unsere Außenministerin hat zusammen mit der internationalen Staatengemeinschaft deshalb bereits im Rahmen mehrerer Geberkonferenzen mehrere Milliarden Euro an Finanzhilfen und Budgethilfen akquiriert. <text:s/>Auch wir, meine Damen und Herren – das haben die vergangenen Monate uns allen eindrücklich vor Augen geführt –, sind angewiesen auf verlässliche Partnerschaften in unserer europäischen Nachbarschaft. Wir brauchen dringend alliierte, moderne und demokratische Gesellschaften wie die der Republik Moldau, wo die Menschen bereit sind, sich den oligarchischen Strukturen eines rückwärtsgewandten Putinismus zu widersetzen. Wir brauchen Partner im postsowjetischen Raum, die in Liberalismus, Demokratie und Menschenrechten, den Grundpfeilern, auf denen die Europäische Union fußt, die Chance auf eine bessere Zukunft in einem geeinten, friedlichen Europa sehen. <text:s/>Die Geschichte lehrt uns, dass Europa und die Bundesrepublik Deutschland in ihrer Nachbarschaft größere sicherheitspolitische Verantwortung übernehmen müssen. Das gilt für den Kaukasus, das gilt für den Westbalkan, und das gilt für Südosteuropa. Es ist in unserem ureigenen energiepolitischen, sicherheitspolitischen und wirtschaftlichen Interesse, den nach Europa strebenden Gesellschaften des postsowjetischen Raumes langfristige Perspektiven der Anbindung und Kooperation mit und vor allem in Europa zu bieten. In diesem Sinne ist unser Antrag als Zeichen zu verstehen. <text:s/>Ich danke für die Aufmerksamkeit. <text:s/>Vielen Dank, Frau Kollegin Glogowski-Merten. – Als Nächste hat das Wort die Kollegin Sevim Dağdelen, Fraktion Die Lin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15900</text:p>
          </table:table-cell>
          <table:table-cell table:style-name="ce2" office:value-type="string" calcext:value-type="string">
            <text:p>Stefan Schmidt (BÜNDNIS 90/DIE GRÜNEN)</text:p>
          </table:table-cell>
          <table:table-cell table:style-name="ce2" office:value-type="string" calcext:value-type="string">
            <text:p>Sehr geehrte Frau Präsidentin! Sehr geehrte Kolleginnen und Kollegen! Schon zum dritten Mal innerhalb der letzten zehn Monate diskutieren wir auf Wunsch der Union darüber, die Mehrwertsteuer für die Gastronomie dauerhaft zu senken. <text:s/>Da Sie es bisher scheinbar noch nicht verstanden haben, erkläre ich die Position von meiner Fraktion, der Grünen, und mir gerne erneut. <text:s/>Als Tourismuspolitiker kann ich die Forderung weitgehend nachvollziehen. Die Gastronomie hat wirklich harte Zeiten hinter sich: erst die Coronakrise mit langen Schließzeiten, mit massiven Umsatzeinbußen, dann die explodierenden Preise für Energie und Lebensmittel. <text:s/>In dieser akuten Krisenzeit haben wir die Gastronomie unterstützt. Wir haben den Mehrwertsteuersatz für Essen in Restaurants und Wirtshäusern von 19 auf 7 Prozent gesenkt und die Regelung bis 2023 verlängert. Damit haben wir die Unternehmen gezielt gestärkt. Das hat den Gastronominnen und Gastronomen wieder auf die Beine geholfen. <text:s/>Das sagt die Branche ja auch immer wieder; sie lobt uns dafür, und sie dankt uns auch dafür. <text:s/>Als Tourismuspolitiker sehe ich auch: Es gibt durchaus Argumente, die dafür sprechen, Essen in der Gastronomie dauerhaft mit dem reduzierten Satz von 7 Prozent zu besteuern, vor allem mit Blick auf Restaurants, Wirtshäuser außerhalb von Tourismus-Hotspots. Ein attraktives Reiseziel braucht eine gute Versorgung mit Gastronomie vor Ort, und dabei hilft natürlich ein dauerhaft reduzierter Steuersatz. <text:s/>Aber – und jetzt kommt der Finanzpolitiker in mir durch – als Finanzpolitiker stelle ich fest: Die reduzierte Mehrwertsteuer zu entfristen, ist nichts anderes als eine Geldspritze für eine einzelne Branche, eine Geldspritze, die jedes Jahr mit etwa 3,3 Milliarden Euro erheblich zu Buche schlägt. <text:s/>Als Finanzpolitiker frage ich mich: Ist es geboten, auf diese Einnahmen zu verzichten? Können wir uns das überhaupt leisten? Beide Fragen kann ich zum aktuellen Zeitpunkt nicht guten Gewissens mit Ja beantworten. <text:s/>Schauen wir uns doch mal die Zahlen an, Frau Karliczek! Die Gastronomie ist nahezu bei der Umsatzhöhe von 2019 angekommen, also auf Vorkrisenniveau. <text:s/>Trotz Inflation, trotz steigender Preise sind die Restaurantbesitzerinnen und ‑besitzer laut aktueller DEHOGA-Befragung so optimistisch wie seit Coronabeginn nicht mehr. Der dauerhaft reduzierte Mehrwertsteuersatz wäre jetzt also nichts anderes als ein teures Geschenk an die Branche; so ehrlich müssen wir in dieser Debatte sein. <text:s/>Können wir uns dieses teure Geschenk leisten? Die Union hat sich zu diesem Punkt leider überhaupt keine Gedanken gemacht. Denn weder sagt sie, wie die Mindereinnahmen gegenfinanziert werden sollen, noch denkt sie darüber nach, was das für Länder und Kommunen bedeutet, die auch mit Mindereinnahmen zu kämpfen hätten. <text:s/>Mit so viel Ignoranz in diesem Gesetzentwurf machen Sie es sich hier an dieser Stelle echt ein bisschen zu leicht. <text:s/>Schauen wir uns die Zahlen an! Sie alle kennen die Diskussionen, die wir in der Koalition gerade zum Haushalt führen; Kollege Tim Klüssendorf hat es angesprochen. Sie kennen die unterschiedlichen Ausgabewünsche der einzelnen Ressorts. Als Abgeordneter mit klarem Wertegerüst steht für mich außer Frage, dass Menschen sozial abzusichern und Kinderarmut zu bekämpfen, eine höhere Priorität hat, als Unternehmen zu subventionieren. <text:s/>Wenn wir also Möglichkeiten finden, diese wichtigeren Projekte der Ampelkoalition zu finanzieren, dann kann ich mir auch vorstellen, dass wir die reduzierte Mehrwertsteuer für Essen in der Gastronomie entfristen. Ob wir diese Möglichkeiten in der Koalition finden, kann ich momentan noch nicht versprechen. Wichtig ist mir dabei – und da stimme ich mit Ihnen überein –: Die Branche braucht Planungssicherheit. Deswegen werden wir diese Entscheidung zügig treffen. <text:s/>Vielen Dank. <text:s/>Nächster Redner ist für Die Linke Christian Görk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2</text:p>
          </table:table-cell>
          <table:table-cell table:style-name="ce2" office:value-type="string" calcext:value-type="string">
            <text:p>18.03.2022</text:p>
          </table:table-cell>
          <table:table-cell table:style-name="ce2" office:value-type="string" calcext:value-type="string">
            <text:p>ID202208300</text:p>
          </table:table-cell>
          <table:table-cell table:style-name="ce2" office:value-type="string" calcext:value-type="string">
            <text:p>Dr. Till Steffen (BÜNDNIS 90/DIE GRÜNEN)</text:p>
          </table:table-cell>
          <table:table-cell table:style-name="ce2" office:value-type="string" calcext:value-type="string">
            <text:p>Frau Präsidentin! Meine Damen und Herren! Ich habe sehr großen Respekt vor Abgeordneten, die sich der Arbeit in einem parlamentarischen Untersuchungsausschuss stellen; denn das ist harte Arbeit: meistens wenig Ruhm, man muss sich sehr intensiv in die Sachverhalte einlesen, man muss tage- und auch nächtelang Anhörungen mitverfolgen, man muss genau aufpassen und sehr genau nachfragen. Das ist eine harte Arbeit. Ich selber habe mich dem in den 17 Jahren als Abgeordneter auf Landesebene mehrfach gestellt. <text:s/>In der Tat gehört es auch dazu, manche steile These in den Raum zu stellen und genau daran zu überprüfen, wie sich die Sachverhalte zugetragen haben. Dazu gehört in diesem Fall, sehr sorgfältig aufzuarbeiten, wer wann welche Information hätte geben müssen und wer wann welche Information gegeben hat. Dazu gehört es, sehr sorgfältig sich mit der Frage auseinanderzusetzen, wer welche Zuständigkeiten hatte. Das sage ich so deutlich; denn nichts ist schlimmer in einer Katastrophensituation, als wenn alle wild durcheinanderlaufen und man sich nicht an Zuständigkeiten hält. Es ist ganz wichtig in solchen Situationen, dass Zuständigkeiten klar sind <text:s/>und dass der Katastrophenstab an der Stelle, an der er übernehmen musste, tatsächlich übernommen hat – was ja der Fall war; das ist ganz wichtig an dieser Stelle. <text:s/>Ich habe auch großen Respekt vor allen, die sich als Ministerinnen und Minister solchen Untersuchungsausschüssen stellen müssen. Ich selber habe das auch mehrfach erlebt: Mancher sitzt da und sagt dann: Ich kann mich an gar nichts mehr erinnern. – Das ist aber ein anderes Thema. Anne Spiegel hat sich dem Untersuchungsausschuss gestellt und hat sehr detailliert Rechenschaft abgelegt. Sie hat das nicht im Rahmen von Interviews gemacht, sondern sie hat gesagt: Ich stelle mich der Verantwortung vor dem Untersuchungsausschuss des rheinland-pfälzischen Landtages. – Und das ist genau richtig. Der Untersuchungsausschuss muss seine Arbeit machen. Er wird seine Ergebnisse vorlegen. Genau das wird auch passieren. <text:s/>Das Gleiche macht auch der Untersuchungsausschuss zu ebendieser Flutkatastrophe im nordrhein-westfälischen Landtag, wo auch viele Fragen gestellt werden und wo sich die Ministerinnen und Minister vielen Fragen stellen müssen. Das ist der richtige Umgang mit diesem Thema. <text:s/>Jetzt kommt hier die AfD. Wir kennen ja die Arbeit der AfD in Ausschüssen. <text:s/>Tatsächlich ist es nicht wirklich Ihr liebstes Hobby, in Ausschüssen intensiv zu arbeiten und hart in der Sache zu sein; <text:s/>Vielmehr veranstalten Sie meistens Schaumschlägerei hier im Plenum, so wie wir es heute erlebt haben. <text:s/>Zum Auftritt hier heute: Da wird hier mit großer Empörung an die politische Verantwortung, an die Moral erinnert, und der Redner, der diese Debatte eröffnet hat – das muss man sich vorstellen! –, ist ein rechtskräftig verurteilter Straftäter. <text:s/>Es ist doch tatsächlich interessant, dass Sie meinen, Sie müssten hier anderen etwas über politische Moral erzählen. Das finde ich absolut unangemessen. <text:s/>Das macht deutlich, welche Maßstäbe Sie an sich und welche Maßstäbe Sie an andere anlegen. <text:s/>Frau Kollegin Heil, ich finde es nicht gut, dass Sie sich dieser Debatte hier so angeschlossen haben. <text:s/>Ich finde, es hätte bessere Gelegenheiten gegeben, als dieses Thema bei einer von der AfD angemeldeten Aktuellen Stunde aufzumachen. <text:s/>– Doch, ich finde, es ist schon wichtig, zu gucken, was die AfD mit solchen Themen macht, was sie mit der parlamentarischen Demokratie macht, mit welchem Ernst sie diese Themen angeht und welche Absichten dahinterstehen. <text:s/>Und ich möchte in diesen Fragen die CDU/CSU an meiner Seite haben. <text:s/>Das sind mein Wunsch und meine Erwartung. <text:s/>Es entbehrt in der Tat nicht einer gewissen Ironie, dass sich ausgerechnet hier in dieser Debatte Julia Klöckner darüber Gedanken macht, welchen Stellenwert PR in der politischen Arbeit haben kann. <text:s/>Ich finde, das ist eine besondere Ironie. <text:s/>– Nein, weil Sie sich dieser Frage hier tatsächlich nicht stellen. <text:s/>Sie ziehen einzelne Punkte aus der Arbeit des Untersuchungsausschusses des rheinland-pfälzischen Landtages heraus; genau dorthin gehört die detaillierte Auseinandersetzung, die es dringend braucht. Was Sie hier machen, ist wirklich ein absolut billiges Schauspiel.</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0</text:p>
          </table:table-cell>
          <table:table-cell table:style-name="ce2" office:value-type="string" calcext:value-type="string">
            <text:p>15.03.2023</text:p>
          </table:table-cell>
          <table:table-cell table:style-name="ce2" office:value-type="string" calcext:value-type="string">
            <text:p>ID209005700</text:p>
          </table:table-cell>
          <table:table-cell table:style-name="ce2" office:value-type="string" calcext:value-type="string">
            <text:p>Nicolas Zippelius (CDU/CSU)</text:p>
          </table:table-cell>
          <table:table-cell table:style-name="ce2" office:value-type="string" calcext:value-type="string">
            <text:p>Sehr geehrte Frau Ministerin Schulze, ich bin dem Kollegen Gerschau dankbar, dass er das Thema gerade angesprochen hat. Sie haben auf seine Frage – <text:s/>herrlich! – nicht geantwortet. Wie er schon gesagt hat: Auch wichtige entwicklungspolitische Aufgaben können aufgrund der sinkenden Mittel des Finanzplans nicht <text:s/>wahrgenommen werden. Es steht deutlich weniger Geld, und zwar minus 73 Millionen Euro – auch das wurde angesprochen –, für Mikrokredite zur Verfügung, weil Sie <text:s/>den Titel „Entwicklungspartnerschaft mit der Wirtschaft“ gekürzt haben. Dabei gehen diese Kredite teils zu 100 Prozent an Frauen und entsprechen also in Teilen <text:s/>einer feministischen Entwicklungspolitik. Übrigens haben auch Teile der Ampelkoalition im Ausschuss darüber ihr Bedauern geäußert. Deswegen meine Frage: Was <text:s/>erklären Sie den Menschen in den betroffenen Ländern und den Mitarbeitern der Entwicklungsorganisationen hinsichtlich der von der Ampelkoalition vorgenommenen <text:s/>Kürzungen in diesem Titel?</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8</text:p>
          </table:table-cell>
          <table:table-cell table:style-name="ce2" office:value-type="string" calcext:value-type="string">
            <text:p>18.01.2023</text:p>
          </table:table-cell>
          <table:table-cell table:style-name="ce2" office:value-type="string" calcext:value-type="string">
            <text:p>ID207800400</text:p>
          </table:table-cell>
          <table:table-cell table:style-name="ce2" office:value-type="string" calcext:value-type="string">
            <text:p>Volkmar Klein (CDU/CSU)</text:p>
          </table:table-cell>
          <table:table-cell table:style-name="ce2" office:value-type="string" calcext:value-type="string">
            <text:p>Frau Ministerin, das ist ja auf den ersten Blick sehr gut, wenn man nur Ihren Haushalt betrachtet. In der Vergangenheit durften Sie aber auch aus dem Einzelplan 60, Allgemeine Finanzverwaltung, Geld nehmen. Wenn man das zusammennimmt, dann stellt man fest, dass Ihr Haushalt deutlich geschrumpft ist. Warum haben Sie keine Kraft, sich gegenüber dem Finanzminister durchzusetzen, jedenfalls nicht so viel Kraft, wie sie ihre Vorgänger hatt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7</text:p>
          </table:table-cell>
          <table:table-cell table:style-name="ce2" office:value-type="string" calcext:value-type="string">
            <text:p>07.07.2022</text:p>
          </table:table-cell>
          <table:table-cell table:style-name="ce2" office:value-type="string" calcext:value-type="string">
            <text:p>ID204707600</text:p>
          </table:table-cell>
          <table:table-cell table:style-name="ce2" office:value-type="string" calcext:value-type="string">
            <text:p>Konrad Stockmeier (FDP)</text:p>
          </table:table-cell>
          <table:table-cell table:style-name="ce2" office:value-type="string" calcext:value-type="string">
            <text:p>Sehr geehrte Frau Präsidentin! Geehrte Kolleginnen und Kollegen! Worum wird in der Ukraine gekämpft? Es wird um Freiheit und Demokratie und Selbstbestimmung gekämpft. <text:s/>Und was wird mit der Forderung nach Öffnung von Nord Stream 2 gefordert? Damit fordern Sie allen Ernstes, dass wir uns von einem Diktator weiter abhängig machen, dessen Schergen in der Ukraine Mütter und Kinder erschießen, die im Auto vor den Geschosskugeln flüchten. Schämen Sie sich! <text:s/>Der Bundeskanzler der Bundesrepublik Deutschland ist in die Ukraine gereist und hat sich die Autowracks angesehen, in denen Mütter und Kinder so zu Tode gekommen sind. <text:s/>Ich empfehle Ihnen: Machen Sie diese Reise auch, wenn Sie dazu nicht zu feige sind! Und bei allem Respekt, Herr Ausschussvorsitzender Ernst, fahren Sie gleich mit, und überdenken Sie dann mal Ihre Positionierung! Es ist unerträglich! Die Hufeisentheorie ist gar keine Theorie; sie wird hier gelebt. Es ist wichtig, dass die Öffentlichkeit das mitbekommt. <text:s/>Was durch diesen Antrag <text:s/>hier im Hohen Hause sichtbar wird, ist der Unterschied zwischen Verblendung und Heuchelei einerseits und Verantwortung andererseits. Verblendung und Heuchelei zeigen sich hier; denn – es ist schon erwähnt worden – wenn wir Nord Stream 2 öffnen würden, wäre doch mitnichten gesichert, dass auch nur ein Tropfen, ein Molekül russischen Gases <text:s/>durchfließen würde. Die deutsche Öffentlichkeit wird sich von Ihnen nicht für dumm verkaufen lassen. Vergessen Sie es! <text:s/>Wie sieht Verantwortung in diesen Zeiten aus? In einer Aktuellen Stunde wie dieser ist es, glaube ich, auch angezeigt, einmal ein paar nachdenklichere Töne anzuschlagen. <text:s/>Verantwortung in diesen Zeiten bedeutet auch, <text:s/>sich dem Dilemma und auch der Tragik der Situation, in der wir sind, zu stellen. <text:s/>Die Tragik besteht darin, <text:s/>dass wir, anders als Teile der CDU/CSU es gefordert haben, im Frühjahr eben nicht sofort ein einseitiges, von uns ausgesprochenes Gasembargo gegen Russland verhängt haben, weil wir anerkennen mussten, in welch schwieriger Situation wir sind. Die Ampelkoalition hat daraus die entsprechenden Konsequenzen gezogen und seitdem alles aufs Gleis gesetzt, um aus dieser Abhängigkeit herauszukommen. <text:s/>Wir haben die Planung und den Bau von LNG-Terminals beschleunigt. Wir sind da auf einem guten Weg. Ja, wir begeben uns auch in das Dilemma, Gas und fossile Brennstoffe aus Ländern zu importieren, aus denen wir es bisher nicht so gerne getan hätten; aber wir stellen uns der Verantwortung. <text:s/>Und: Wir setzen auch Energiesparanstrengungen aufs Gleis. Wir vonseiten der Freien Demokraten sehen in der Tat auch Potenziale, deutsches Schiefergas, Grubengas und auch Biogas zu nutzen. Darüber wird auch noch zu reden sein. <text:s/>Ich kann Ihnen von der AfD nur sagen: Stellen Sie nur weiter solche Anträge! Das wird dazu führen, Sie weiter zu demaskieren. Sie titulieren andere demokratische Kräfte gerne mit dem Wort „Vaterlandsverräter“. <text:s/>Ich mache mir das nicht zu eigen. Aber: Schauen Sie einfach mal in den Spiegel! Da werden Sie etwas erkennen können. <text:s/>Aus dieser Situation ist auch unbedingt die Schlussfolgerung zu ziehen, dass wir in Zukunft – und das hat sich die Ampel auch auf die Fahnen geschrieben – nie wieder von einem einzelnen Energielieferanten so abhängig werden dürfen, wie es in der Vergangenheit der Fall war. <text:s/>Frau Weiss aus den Reihen der CDU/CSU-Fraktion, ich zolle Ihnen Respekt dafür, dass Sie auch Fehler der Vergangenheit eingestanden haben. Auch wenn wir manche Meinungsunterschiede haben, sehe ich in Energiefragen immer wieder das Potenzial, zusammenzuarbeiten, wie wir es ja auch tun. Ich lade Sie ein, daran gemeinsam weiterzuarbeiten. <text:s/>Abschließend: Kollege Lenkert, wir sind in diese Situation eben nicht geraten, weil der Markt irgendwie seine Kräfte ausgespielt hätte, sondern weil es viel zu viel staatliche Eingriffe gab. Genau das hat uns in die zu starke Abhängigkeit von einem einzelnen Lieferanten gebracht. Deswegen arbeitet die Ampel daran und deswegen hat sie es aufs Gleis gesetzt, auch mit den Gesetzen, die wir heute hier verabschiedet haben, Energieerzeugung zu diversifizieren, in den Markt zu entlassen, in den Wettbewerb zu entlassen, auf dass wir in Zukunft nie wieder in eine solche Situation geraten.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3</text:p>
          </table:table-cell>
          <table:table-cell table:style-name="ce2" office:value-type="string" calcext:value-type="string">
            <text:p>01.12.2022</text:p>
          </table:table-cell>
          <table:table-cell table:style-name="ce2" office:value-type="string" calcext:value-type="string">
            <text:p>ID207315700</text:p>
          </table:table-cell>
          <table:table-cell table:style-name="ce2" office:value-type="string" calcext:value-type="string">
            <text:p>Konrad Stockmeier (FDP)</text:p>
          </table:table-cell>
          <table:table-cell table:style-name="ce2" office:value-type="string" calcext:value-type="string">
            <text:p>Sehr geehrter Herr Präsident! Geehrte Kolleginnen und Kollegen! Es gibt sie in diesen Zeiten, die Gesetzentwürfe, die die Energiewende in diesem <text:s/>Land entscheidend voranbringen werden, ohne dass sie Milliarden kosten. Warum? Weil in diesen Zeiten selbst große energieintensive Unternehmen das Ziel der <text:s/>Dekarbonisierung strategisch weiterverfolgen und deswegen die Nachfrage nach Herkunftsnachweisen für Gas, für Wärme, für Kälte aus erneuerbaren Quellen <text:s/>steigt. <text:s/>Mit diesem Gesetz räumen wir regulatorische Hürden aus dem Weg, sodass diese Unternehmen bei der Befriedigung dieser Nachfrage eben nicht mehr nach <text:s/>Norwegen oder Island getrieben werden, sondern sie nun auch zusehends im Inland decken können. Das ist ein gewaltiger Fortschritt, der die deutschen <text:s/>Steuerzahlerinnen und Steuerzahler auch überhaupt nicht viel Geld kosten wird. <text:s/>Dazu ist außerdem zu sagen, Kollege Heilmann, dass dieser Gesetzentwurf eben keinen deutschen Sonderweg vorsieht und wir eben nicht irgendwelche <text:s/>Regelungen, die mit der Richtlinie RED III im kommenden Jahr noch ausgearbeitet werden müssen, vorwegnehmen, sondern wir warten ab, was auf der europäischen <text:s/>Ebene kommt, um das dann zu implementieren, ohne irgendeine deutsche Sonderschippe obendrauf zu legen. Warum? Weil wir selbstverständlich die Energiewende <text:s/>dezidiert nicht in einem zu engen deutschen Rahmen denken dürfen, sondern sie mindestens europäisch ausrollen müssen. Dazu bietet dieser Gesetzentwurf auch <text:s/>erhebliches Potenzial. <text:s/>Darüber hinaus ist es auch so, dass wir den Hochlauf der Wasserstoffwirtschaft eben nicht auf rein Grüne Wasserstoffe verengen, sondern mehr <text:s/>Potenziale dahin gehend offenlassen, dass in diesem Gesetzentwurf explizit von „kohlenstoffarmen“ Gasen die Rede ist. Also von der Verengung, die Sie hier <text:s/>konstatieren, kann überhaupt keine Rede sein. <text:s/>Mit anderen Worten: Dieser Gesetzentwurf wird dazu beitragen, dass in Deutschland endlich der Hochlauf der Wasserstoffwirtschaft auf vielfältige Art <text:s/>und Weise gelingen kann. Aus Sicht der Freien Demokraten ist an dieser Stelle auch wieder wichtig, dass er technologieoffen gestaltet ist, dass er keine <text:s/>Vorgaben macht, in welcher Anwendung der Wasserstoff am besten zum Einsatz kommt. Das überlassen wir Technikerinnen und Entwicklern in den Unternehmen, die <text:s/>dafür die besten Lösungen entwickeln werden. Dann wird das Kapital dort auch in die Richtung gelenkt, wo es am besten wirkt. <text:s/>Noch mal: Die europäische Perspektive ist eine ganz wichtige. Wir wahren sie in diesem Gesetzentwurf. Deswegen wird im kommenden Jahr, wenn sich die <text:s/>Regelungen von RED III abzeichnen, die Arbeit daran auch konstruktiv weitergehen; denn die Energiewende muss in diesem Lande und in Europa gelingen. Es sind <text:s/>solche Gesetze, die dazu beitragen, dass es auch so kommen wird. <text:s/>Vielen Dank für Ihre Aufmerksamkei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14400</text:p>
          </table:table-cell>
          <table:table-cell table:style-name="ce2" office:value-type="string" calcext:value-type="string">
            <text:p>Pascal Meiser (DIE LINKE)</text:p>
          </table:table-cell>
          <table:table-cell table:style-name="ce2" office:value-type="string" calcext:value-type="string">
            <text:p>Sehr geehrte Frau Präsidentin! Meine Damen und Herren! Wer wissen will, warum weite Teile der Bevölkerung das Vertrauen in diese Ampelkoalition verloren haben, der muss sich nur die völlig fehlende Sensibilität des Wirtschaftsministeriums anschauen, wenn es um die Vorwürfe der Vetternwirtschaft und die Interessenkonflikte an der Spitze des eigenen Hauses geht. Wenn zwei Staatssekretäre ernannt werden, die miteinander verschwägert sind, und wenn deren engste Verwandte auch noch in leitenden Funktionen bei Institutionen tätig sind, die vom eigenen Ministerium gut dotierte Aufträge bekommen, dann ist das nicht kriminell oder gar mafiös, wie das manch einer in seinem Überschwang hier behauptet, aber dann muss sich niemand wundern, wenn ganz genau hingeschaut wird, dass private und dienstliche Interessen nicht miteinander vermischt werden und dass jedweder Interessenkonflikt ausgeschlossen wird. <text:s/>Beim nunmehr ehemaligen Staatssekretär Graichen war Letzteres bekanntlich nicht der Fall; das haben wir bei der Besetzung der dena-Geschäftsführung eindeutig gesehen. Deshalb war es unvermeidlich, dass Herr Graichen am Ende seinen Hut nehmen musste. Vermutlich wäre Herr Habeck gut beraten gewesen, hier früher die Notbremse zu ziehen, statt sich als Opfer einer Kampagne zu inszenieren. <text:s/>Der Fall Graichen hat aber auch gezeigt, dass wir eine demokratische Opposition haben, die Union und Die Linke, <text:s/>die ihren Job macht und dieser Regierung genauestens auf die Finger schaut. <text:s/>Wenn man sich die Vorgänge anschaut und wenn man sich die Ausschussdiskussion, die Ausschussbefragung anschaut, dann erkennt man: Die AfD hat nun wirklich nichts zur Aufklärung in dieser Sache beigetragen, meine Damen und Herren. <text:s/>Auch Ihr Antrag, jetzt einen Untersuchungsausschuss einzusetzen, ist weder zielführend, noch ist der vorgeschlagene Untersuchungsgegenstand hinreichend bestimmt. Es sind leider auch die schrillen und unsachlichen Töne, die Verschwörungstheorien von Herrn Brandner und anderen aus der AfD-Fraktion, die es der Spitze des Wirtschaftsministeriums immer wieder ermöglichen, von den tatsächlichen Versäumnissen des Ministeriums abzulenken. <text:s/>Es ist bezeichnend, Herr Brandner, dass Sie in Ihrem Antrag gerade nicht auf die aktuellen Vorwürfe gegen einen anderen Staatssekretär, Herrn Philipp, eingehen, einen Ex-Fondsmanager, der als Staatssekretär weiter unmittelbar und mittelbar an zahlreichen Unternehmen beteiligt ist, die finanziell von Entscheidungen des eigenen Ministeriums profitieren. Das hat schon mehr als ein Geschmäckle. Und wir reden hier inzwischen über Fördermittel von mehr als 1 Million Euro, wie meine jüngste Anfrage gezeigt hat. <text:s/>Es ist auch bezeichnend, dass das Wirtschaftsministerium sich diese Woche noch nicht in der Lage gesehen hat, auf diese Vorwürfe einzugehen, und Informationen immer wieder nur sehr scheibchenweise ans Tageslicht kommen. Wir als Linke werden gerade in dieser Sache, wenn es um wirtschaftliche Vorteile für Staatssekretäre oder andere Mitglieder der Regierung geht, immer weiter auf Aufklärung dringen. <text:s/>Wir brauchen hier schnell vollständige Transparenz, kommende Woche im Wirtschaftsausschuss, und gegebenenfalls auch Konsequenzen. Ein Untersuchungsausschuss, der irgendwann in ferner Zukunft seine Arbeit aufnehmen würde, würde dazu allerdings nichts beitragen – und die AfD ganz sicher auch nicht.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0</text:p>
          </table:table-cell>
          <table:table-cell table:style-name="ce2" office:value-type="string" calcext:value-type="string">
            <text:p>29.11.2023</text:p>
          </table:table-cell>
          <table:table-cell table:style-name="ce2" office:value-type="string" calcext:value-type="string">
            <text:p>ID2014011600</text:p>
          </table:table-cell>
          <table:table-cell table:style-name="ce2" office:value-type="string" calcext:value-type="string">
            <text:p>Boris Pistorius, Bundesminister der Verteidigung</text:p>
          </table:table-cell>
          <table:table-cell table:style-name="ce2" office:value-type="string" calcext:value-type="string">
            <text:p>Sehr geehrte Frau Präsidentin! – Es ist nicht meine Aufgabe, das zu tun. Aber Frau Strack-Zimmermann hat das keineswegs gesagt. Sie hat lediglich einen Zeitungsbericht zitiert; das will ich deutlich machen. <text:s/>Zum Zweiten: Ich habe derartige Beschwerden oder Kritik am Leopard 1 A5 nie zur Kenntnis nehmen müssen – Gott sei Dank. Er ist ein gerngesehenes Fahrzeug in der Ukraine. Sie nehmen ihn gerne ab. Wir werden den zuständigen General demnächst in Klietz zu Gast haben, um über die Ausbildungs- und Auslieferungsmodalitäten zu reden. Woher Sie Ihre Informationen nehmen, wird offenbar Ihr Geheimnis bleiben. <text:s/>Ich kenne diese Erkenntnisse nicht. <text:s/>Ich lasse jetzt noch zwei Nachfragen zu, und dann ist die Zeit für die Befragung der Bundesregierung auch schon vorbei. Die zwei Nachfragenden sind Jens Lehmann und Serap Gül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text:p>
          </table:table-cell>
          <table:table-cell table:style-name="ce2" office:value-type="string" calcext:value-type="string">
            <text:p>17.02.2022</text:p>
          </table:table-cell>
          <table:table-cell table:style-name="ce2" office:value-type="string" calcext:value-type="string">
            <text:p>ID201703300</text:p>
          </table:table-cell>
          <table:table-cell table:style-name="ce2" office:value-type="string" calcext:value-type="string">
            <text:p>Dr. Reinhard Brandl (CDU/CSU)</text:p>
          </table:table-cell>
          <table:table-cell table:style-name="ce2" office:value-type="string" calcext:value-type="string">
            <text:p>Frau Präsidentin! Verehrte Kolleginnen und Kollegen! Zu Zeiten des Warschauer Pakts war die Ukraine immer wirtschaftlich stärker als ihr Nachbar Polen. Nach dem Zusammenbruch des Warschauer Pakts ging es für Polen steil nach oben. Polen hat seine Wirtschaftskraft in der Zeit fast verzehnfacht, während sich die Ukraine nur auf einem niedrigen Niveau langsam nach oben entwickelt hat. Dieser Vergleich zeigt die wahre Bedrohung von Putins Russland. Wenn die Ukraine einen ähnlichen Weg nehmen würde wie Polen ihn genommen hat, dann könnte er in seinem Land die Geschichte der Überlegenheit des russischen Systems nicht mehr erzählen. Er will deswegen um jeden Preis die Annäherung der Ukraine an Europa verhindern. <text:s/>Aber das allein reicht ihm nicht. Mit dem Truppenaufzug, den wir im Moment an der Grenze zur Ukraine sehen, will er vor allem die NATO und Europa spalten. Das ist sein strategisches Ziel. Es geht nicht nur um die Ukraine. Es geht vor allem auch um uns, und das muss uns bewusst sein. <text:s/>Mit der konkreten Ankündigung eines Krieges will er uns zwingen, unsere eigenen Werte zu verraten und ihm das Recht zuzugestehen, über andere Länder zu bestimmen und zu herrschen. Er hat jetzt an der Grenze alles zusammengezogen, was er dafür braucht, und er wird damit spielen, monatelang, jahrelang. Wir haben es doch jetzt gerade in diesen Tagen erlebt. Am Wochenende lässt er einen Einmarsch für Mittwoch planen und erhöht damit massiv den Druck. Am Mittwoch lässt er den Druck wieder raus, indem er ankündigt, Truppen zurückzuziehen. Er wird dieses Spiel weiterspielen. Wenn er sieht, dass wir unter diesem Druck auseinanderbrechen, dann wird er den Druck erhöhen, immer weiter. Nur wenn er sieht, dass mehr Druck nur teurer für ihn wird, dann wird er ablassen. Deswegen ist die strategische und große Herausforderung für uns – so ist es auch in unserem Antrag formuliert –, dass wir dem Druck entgegenwirken, dass wir uns nicht spalten lassen und im Bündnis entschlossen und geschlossen wirken. <text:s/>Meine Damen und Herren, ich finde es ausdrücklich gut, dass Bundeskanzler Scholz in Kiew, in Moskau und in Washington war. Aber ich hätte es auch sehr gut gefunden, wenn er heute hier im Deutschen Bundestag seine Politik erklärt hätte und die Zweifel an der Geschlossenheit und der Entschlossenheit der deutschen Bündnistreue mit erklärt hätte. Denn es stehen natürlich Fragen im Raum: Wie hält es die neue Bundesregierung mit dem 2‑Prozent-Ziel der NATO? <text:s/>Herr Kollege Brandl, Sie haben die anderen Fragen wahrscheinlich noch im Kopf. Ich muss Sie fragen, ob Sie eine Zwischenfrage von Herrn Bystron zulassen möchten. <text:s/>Ich würde sie nicht zulassen und ihn bitten, nachher eine Kurzintervention zu machen. <text:s/>Darum kann Herr Bystron bitten, und ich kann überlegen, ob ich es zulasse oder nicht. – Aber jetzt sprechen erst mal Sie weiter. <text:s/>Dann machen wir das so. – Ich war bei Olaf Scholz. Er hätte nämlich Fragen klären müssen. Er hätte Fragen klären sollen, die im Raum stehen: Wie hält es die Bundesregierung mit dem 2-Prozent-Ziel der NATO? Wie hält es die aktuelle Bundesregierung mit Nord Stream 2? Wie hält es die aktuelle Bundesregierung mit dem Selbstverteidigungsrecht der Ukraine? Indem er diesen Fragen kontinuierlich ausweicht, sät er Zweifel im Bündnis und nimmt unserem Beitrag die Glaubwürdigkeit. <text:s/>Unsere Partner erwarten von uns natürlich mehr als 5 000 Helme. Ich war auch dagegen, dass man der Ukraine Waffen liefert. Um es an diesem konkreten Beispiel klarzumachen: Das hätte man dann aber auch klar benennen sollen und hätte nicht das Bundesverteidigungsministerium prüfen lassen dürfen, um dann zu dem Ergebnis zu kommen, dass wir gar nicht mehr liefern können. Das macht uns unglaubwürdig. Das ist auch falsch, schadet der Bundeswehr und bedient genau das Narrativ der fehlenden Entschlossenheit und Glaubwürdigkeit Deutschlands. <text:s/>Meine Damen und Herren, der Bundeskanzler hätte heute hier auch die Chance nutzen müssen, sich von seinem unseligen Amtsvorgänger Gerhard Schröder zu distanzieren. <text:s/>Gerhard Schröder wird aus Russland bezahlt. Er ist eine schwere Belastung für die Diplomatie Deutschlands. Ich würde mir wünschen, meine lieben Kolleginnen und Kollegen von der Sozialdemokratie, dass Sie bei den Haushaltsverhandlungen unserem Antrag folgen und die Mittel für das Büro von Gerhard Schröder hier in diesem Haus streichen. <text:s/>Sie müssen sich um ihn keine Sorgen machen. Er bekommt genügend Geld aus Russland. Er ist gut versorgt. Er braucht den deutschen Steuerzahler nicht. Für Sie wäre es aber eine Chance, Haltung zu zeigen, <text:s/>und für Deutschland wäre es eine Chance für politische Hygiene. <text:s/>Herzlichen Dank für Ihre Aufmerksamkeit. <text:s/>Als Nächstes gebe ich das Wort dem Kollegen Adis Ahmetovic für die SPD-Fraktion zu seiner ersten Rede hier im Haus.</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0</text:p>
          </table:table-cell>
          <table:table-cell table:style-name="ce2" office:value-type="string" calcext:value-type="string">
            <text:p>21.03.2024</text:p>
          </table:table-cell>
          <table:table-cell table:style-name="ce2" office:value-type="string" calcext:value-type="string">
            <text:p>ID2016014500</text:p>
          </table:table-cell>
          <table:table-cell table:style-name="ce2" office:value-type="string" calcext:value-type="string">
            <text:p>Gereon Bollmann (AfD)</text:p>
          </table:table-cell>
          <table:table-cell table:style-name="ce2" office:value-type="string" calcext:value-type="string">
            <text:p>Frau Präsidentin! Verehrte Kollegen und Kolleginnen! Mit dem heute vorliegenden Antrag erinnert die Union die Bundesregierung daran, endlich ihre Hausaufgaben zu dem Verbot der Kinderehen zu machen. Bisher hieß es aus der Bundesregierung dazu immer: Der Diskussionsprozess ist noch nicht abgeschlossen. – Das hörten wir gerade von der Kollegin Dilcher. Man ist jetzt endlich sozusagen zu Potte gekommen. Gestern habe man sich geeinigt, immerhin einen Tag vor der heutigen Debatte. Hört, hört! <text:s/>Die Bundesregierung stand doch hier nicht vor einer Herkulesaufgabe. Man muss sich doch nur einmal das völlig unmissverständliche Urteil anschauen, um das es geht. Dort heißt es mit schlanken Worten: <text:s/>„Der Gesetzgeber ist … befugt, die inländische Wirksamkeit im Ausland geschlossener Ehen von einem Mindestalter der Beteiligten abhängig zu machen.“ <text:s/>Der Gesetzgeber ist befugt, „bei Unterschreiten dieses Alters … ohne Einzelfallprüfung … die Nichtigkeit der Ehe anzuordnen“. Aber dann muss er die finanziellen Folgen der nichtigen oder aufgehobenen Ehe regeln. Weiter muss den minderjährigen Mädchen ermöglicht werden, nach Erreichen der Volljährigkeit ihre Ehe im Inland wirksam fortzusetzen. <text:s/>Auch bei durchschnittlicher Kompetenz sollte man diese drei Punkte doch eigentlich regeln können, was nun angeblich erfolgt ist. Wir werden das verfolgen. <text:s/>Wo liegt also das Problem? Die Kapazität der Bundesregierung reicht doch beispielsweise dafür aus, die Meinungsfreiheit einzuschränken. Wir hörten doch jüngst, dass nun sogar Verfolgungsmaßnahmen für Äußerungen unterhalb der Strafbarkeitsgrenze eingeführt werden sollen, wodurch der demokratische Rechtsstaat der Erosion preisgegeben wird. Dort hat man also die Zeit, sich so etwas schönzureden. <text:s/>Nein, der Grund scheint eher darin zu liegen, dass Herr Justizminister Buschmann es nicht bei einer verbindlichen Altersgrenze belassen, sondern in jedem Einzelfall prüfen will, ob denn die Eheschließung mit einem Kind nach den jeweiligen Umständen anzuerkennen oder aufzuheben ist. <text:s/>Die Sozialdemokraten wollen das nicht. Sie fordern ein starkes politisches Signal der Ächtung und halten an der Nichtigkeit der Kinderehen fest. <text:s/>Nach der Aufhebungslösung des Justizministers werden die Verfahren ohnehin so lange dauern, bis alle Beteiligten volljährig sind; denn immerhin müssten die Gerichte die Hintergründe im Ausland aufklären. Diese Lösung ist also ein Schlag ins Gesicht aller betroffenen Mädchen und an Frauenfeindlichkeit nicht zu überbieten. <text:s/>Weltweit werden täglich – danke an Dr. Krings, er hat die Zahlen hier auch erwähnt – mehr als 30 000 Mädchen verheiratet. Mehr als 650 Millionen Mädchen und Frauen auf der Welt werden vor ihrem 18. Lebensjahr verheiratet. Wir wissen, dass diese Mädchen ihre Kindheit verlieren, dass sie die Ausbildung abbrechen müssen, dass sie unter der Trennung von Eltern und Geschwistern leiden, dass sie häuslicher Gewalt ausgesetzt sind und in wirtschaftliche Abhängigkeit getrieben werden und dass sie mit hohen gesundheitlichen Risiken schwanger werden. Und wir wissen, dass sie fast immer gegen ihren Willen verheiratet werden. <text:s/>Die Aufhebungslösung von Minister Buschmann wäre ein fatales Signal gegen die selbstbestimmte Entwicklung dieser Mädchen. Wie sollen sich diese Mädchen mit einer solch furchtbaren Hypothek später in unsere Gemeinschaft integrieren? Wie fatal wäre es, wenn die Neuregelung am nächsten Ampelstreit scheitern würde? Nein, diese Ehen sind nichtig, und sie müssen nichtig bleiben. <text:s/>Herzlich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9</text:p>
          </table:table-cell>
          <table:table-cell table:style-name="ce2" office:value-type="string" calcext:value-type="string">
            <text:p>03.03.2023</text:p>
          </table:table-cell>
          <table:table-cell table:style-name="ce2" office:value-type="string" calcext:value-type="string">
            <text:p>ID208908300</text:p>
          </table:table-cell>
          <table:table-cell table:style-name="ce2" office:value-type="string" calcext:value-type="string">
            <text:p>Marc Bernhard (AfD)</text:p>
          </table:table-cell>
          <table:table-cell table:style-name="ce2" office:value-type="string" calcext:value-type="string">
            <text:p>Frau Präsidentin! Meine Damen und Herren! Man erkennt den Wert einer Gesellschaft daran, wie sie mit ihren Alten und Schwächsten umgeht. <text:s/>Der 81-jährige Klaus K. wohnt seit 23 Jahren in der Wölblinstraße in Lörrach. Er ist erschüttert; denn jetzt wurde ihm und all seinen Nachbarn die städtische Wohnung gekündigt. Alle sollen Platz machen für Flüchtlinge. Der Rentner ist verzweifelt. In seinem vertrauten Umfeld sind Arzt, Apotheke, Bahnhof und Einkaufsmöglichkeiten für ihn fußläufig erreichbar. Jetzt soll er mit über 80 Jahren aus seinem vertrauten Umfeld herausgerissen und irgendwo anders hin verfrachtet werden. Er ist nur einer von 40 Betroffenen. <text:s/>Noch menschenverachtender als die Stadt Lörrach treibt es die evangelische Kirche in Berlin, indem sie selbst die Ältesten, Pflegebedürftige auf die Straße setzt, und zwar einzig und allein, weil sie für die Unterbringung von sogenannten Flüchtlingen von der rot-rot-grünen Regierung in Berlin einfach mehr Geld bekommt. Über 100 pflegebedürftige Menschen, darunter Demenzkranke, die sich an die Umgebung und ihre Pfleger gewöhnt hatten, sollen jetzt aus ihrem sozialen Umfeld herausgerissen und in ein anderes Heim verfrachtet werden. So geht diese Regierung mit Menschen um, die unser Land aufgebaut, es jahrzehntelang am Laufen gehalten und über 40 Jahre lang Steuern und Sozialabgaben bezahlt haben. <text:s/>Ganz offensichtlich sind dieser Regierung Flüchtlinge mehr wert als unsere Alten und Pflegebedürftigen. <text:s/>Wenn sich Alte und Kranke mit dem Bus zum Arzt schleppen müssen, während 20‑jährige Afghanen mit dem Taxi zu einer 100 Meter, 1 000 Meter entfernten Behörde gefahren werden, dann ist das ein Skandal, meine sehr geehrten Damen und Herren. <text:s/>– Da können Sie so viel schreien, wie Sie wollen, es ist eine Tatsache, dass allein im letzten Jahr und allein in Niedersachsen 5,5 Millionen Euro nur für genau solche Taxifahrten ausgegeben wurden. <text:s/>Der grüne Oberbürgermeister Palmer – Ihr Oberbürgermeister! – hat die ganze Absurdität ja auf den Punkt gebracht, indem er klargestellt hat: Ich bin rechtlich verpflichtet, für die Flüchtlinge zu bauen; aber ich bin nicht verpflichtet, für die Einheimischen eine Wohnung bereitzustellen. <text:s/>So kommt es zum Beispiel dazu, dass in Rostock Azubis Flüchtlingen weichen müssen, weil es für die privaten Betreiber mehr Profit bringt, die Räume Flüchtlingen zur Verfügung zu stellen. In Stuttgart hat ein Eigentümer seine Mieter herausgeekelt, um sein Gebäude gewinnbringender an die Stadt zu vermieten, die dort Flüchtlinge unterbringen will. Den Vogel abschießen tut Rheinland-Pfalz; dort erhalten Vermieter sogar zehn Jahre lang ein zinsloses Darlehen und bekommen 25 Prozent des Kredits erlassen, wenn sie an Flüchtlinge vermieten, während sie nichts bekommen, wenn sie die gleiche Wohnung an Einheimische vermieten. <text:s/>Innenministerin Faeser hat in dieser Situation auch noch die Dreistigkeit, zu behaupten, Flüchtlinge seien für den Wohnungsmarkt kein Problem – und das, obwohl ihr Ministerium auf Anfrage der AfD-Fraktion zugeben musste, dass ihr dazu überhaupt keine Daten vorliegen. Allein letztes Jahr sind 1,4 Millionen Flüchtlinge nach Deutschland gekommen. Und diese Regierung behauptet allen Ernstes, das habe keine Auswirkungen auf den Wohnungsmarkt. Das ist nichts anderes als Realitätsverweigerung. <text:s/>Und Sie, Herr Mehmet Ali, <text:s/>besitzen hier auch noch die Frechheit, zu behaupten, dass die gekündigten Bewohner ja eine Ersatzwohnung bekommen und es deshalb überhaupt kein Problem gebe. <text:s/>Ganz offensichtlich haben Sie im Mathematikunterricht geschlafen. In Deutschland fehlen nun einmal 2 Millionen bezahlbare Wohnungen. <text:s/>Dann fehlen dort, wohin die 40 Lörracher jetzt umgesiedelt werden, 40 Wohnungen für andere Einheimische. Das hat sehr wohl dramatische Auswirkungen auf den örtlichen Wohnungsmarkt. <text:s/>Genauso sieht es in ganz Deutschland aus: Deutschland hat Eigenbedarf. <text:s/>Das Wort hat der Kollege Brian Nickholz für die SPD-Fraktio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119</text:p>
          </table:table-cell>
          <table:table-cell table:style-name="ce2" office:value-type="string" calcext:value-type="string">
            <text:p>07.09.2023</text:p>
          </table:table-cell>
          <table:table-cell table:style-name="ce2" office:value-type="string" calcext:value-type="string">
            <text:p>ID2011900700</text:p>
          </table:table-cell>
          <table:table-cell table:style-name="ce2" office:value-type="string" calcext:value-type="string">
            <text:p>Felix Banaszak (BÜNDNIS 90/DIE GRÜNEN)</text:p>
          </table:table-cell>
          <table:table-cell table:style-name="ce2" office:value-type="string" calcext:value-type="string">
            <text:p>Frau Präsidentin! Liebe Kolleginnen und Kollegen! Wir haben gerade einer Rede des Abgeordneten Jens Spahn beigewohnt, die formal, glaube ich, eine Antwort auf die Rede des Wirtschaftsministers sein sollte, aber inhaltlich nicht viel damit zu tun hatte. Herr Spahn, ich weiß ja, die Botschaft entsteht beim Empfänger. Aber das ändert nichts daran, dass der Empfänger dem Sender vielleicht zuhören müsste, um zu gucken, ob die vorbereitete Rede noch passt. <text:s/>Herr Merz, gestern habe ich Ihrer Rede zugehört. Ich verstehe ja, dass Sie nervös sind. <text:s/>Es läuft ja auch nicht alles ganz gut. <text:s/>Aber glauben Sie wirklich, dass es das beste Konzept ist, die eigene Schwäche dadurch ausgleichen zu wollen, dass man dieses Land, diesen Wirtschaftsstandort, diesen Industriestandort schlechter redet, als er ist? <text:s/>Glauben Sie, dass das Ihrer Verantwortung als Opposition in einer tatsächlich herausfordernden Situation gerecht wird, <text:s/>wenn Sie dieses Land schlechtreden <text:s/>und überall in die Welt hinausposaunen: „Investiert nicht in Deutschland! Hier liegt was im Argen.“? Glauben Sie, dass Sie damit Ihrer Verantwortung gerecht werden? Ich meine, das können Sie besser. <text:s/>Als ich Ihnen gestern zugehört habe, ist mir eine Liedzeile von Rio Reiser eingefallen, ein frühes Werk. Da sagt er: <text:s/>„Drum schluckt sie endlich runter, eure alten Phrasen und faßt euch endlich mal an die eigenen Nasen.“ <text:s/>Und wie es der Zufall so will, meine Damen und Herren, heißt dieses Lied „Bitterböser Friederich“. Mensch, Sachen gibt’s in der Welt! <text:s/>Dieser Wirtschaftsstandort, meine Damen und Herren, ist stark, und er bleibt stark. <text:s/>Das sehen wir daran, dass bis zu 80 Milliarden Euro Auslandsinvestitionen jetzt nach Deutschland kommen. <text:s/>Intel ist ja nur das prominenteste Beispiel dafür. Und was sagt Intel, warum es hierherkommt? Weil der Wirtschaftsstandort stark ist, <text:s/>weil wir ein starkes Ausbildungssystem haben, weil wir jetzt – auch gegen Ihren Widerstand – ein Fachkräfteeinwanderungsgesetz beschlossen haben, <text:s/>mit dem wir die Fachkräfteproblematik, die ja nicht neu ist, sondern die wir schon seit Jahren und Jahrzehnten ansprechen, endlich angehen. <text:s/>Und: Was sagt Intel, warum es nach Deutschland kommt und sich für Magdeburg entschieden hat? Wegen der erneuerbaren Energien, die wir jetzt endlich ausbauen. <text:s/>Deswegen muss man doch sagen, meine Damen und Herren: Wenn es eine politische Kraft in diesem Land gibt, die ein echtes Deindustrialisierungsrisiko ist, dann ist es doch die CSU in Bayern, die den Netzausbau verschleppt hat, die die erneuerbaren Energien blockiert hat, <text:s/>wo immer sie konnte. Markus Söder hat sich fast höchstpersönlich auf die Felder geklebt, damit dort kein Stromnetz ausgebaut wird. <text:s/>Bayern, ein Land, in dem 17-Jährige, die sich auf die Straße kleben, weil sie sich Sorgen um ihre Zukunft machen, präventiv in den Knast gesperrt werden <text:s/>und in dem 17-Jährige mit Vernichtungs- und Vergasungsfantasien durch die Schule laufen <text:s/>und ein würdiger Ministerpräsidentenstellvertreter für Markus Söder sind, dieses Land braucht einen Wechsel. Zum Glück haben die Bayerinnen und Bayern die Gelegenheit dazu. <text:s/>Herr Spahn, Sie haben ja ein spannendes Potpourri der besten Hits der 70er, der 80er und von heute versucht aufzulegen. Aber ehrlich gesagt, das, was Sie da versuchen, ist, auf das Erfolgsmodell von Joe Biden mit den Rezepten von Ronald Reagan und Margaret Thatcher zu reagieren. Kommen Sie doch an in den 20er-Jahren dieses Jahrhunderts! Und: Gehen Sie raus aus den 80ern, Herr Merz! Vielleicht ist dann Berlin-Kreuzberg auch nicht mehr so gefährlich für Sie. <text:s/>Das, was ansteht, ist, auf die Impulse aus den USA, auf den Inflation Reduction Act mit einer aktiven Politik zu reagieren, <text:s/>einer aktiven Industriepolitik, die Wertschöpfungsketten hält, die dieses Land stark gemacht haben: Stahl, Chemie, Aluminium, all diese. Dazu braucht es auch Dinge wie einen Industriestrompreis. <text:s/>Das mag nicht die reine marktwirtschaftliche, ordnungspolitische Lehre sein. Aber es ist eine pragmatische Antwort auf die Situation, die wir haben. <text:s/>Ich danke der SPD-Fraktion ganz ausdrücklich, dass sie sich so deutlich in dieser Frage hinter Robert Habeck stellt. Vielen Dank dafür! <text:s/>Vielen Dank, meine Damen und Herren, für das, was in den nächsten Wochen noch ansteht an guten Beratungen! Ich freue mich darauf. <text:s/>Und für die Unionsfraktion hat nun das Wort die Kollegin Julia Klöckner.</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96</text:p>
          </table:table-cell>
          <table:table-cell table:style-name="ce2" office:value-type="string" calcext:value-type="string">
            <text:p>19.04.2023</text:p>
          </table:table-cell>
          <table:table-cell table:style-name="ce2" office:value-type="string" calcext:value-type="string">
            <text:p>ID209602400</text:p>
          </table:table-cell>
          <table:table-cell table:style-name="ce2" office:value-type="string" calcext:value-type="string">
            <text:p>Bettina Stark-Watzinger, Bundesministerin für Bildung und Forschung</text:p>
          </table:table-cell>
          <table:table-cell table:style-name="ce2" office:value-type="string" calcext:value-type="string">
            <text:p>Ja, sehr geehrte Frau Abgeordnete, hierfür vielen Dank. – Die Selbstbestimmung unserer Bürgerinnen und Bürger hat auch etwas damit zu tun, dass sie finanzielle Bildung erfahren, damit sie ihren Lebensweg selbstbestimmt und selbstständig planen können. Die Realität ist leider noch eine andere. Wir sehen, dass viele Schülerinnen und Schüler die Schule verlassen, ohne zu wissen, was die EZB ist und auch mit dem Begriff „Inflation“ ein Verständnisproblem haben. Wir sehen, dass Risiken nicht richtig eingeschätzt werden können. <text:s/>Es ist, wenn man etwas spart, immens wichtig, zu verstehen: Was passiert mit meinem Geld? Was ist der Zinseszinseffekt? Was heißt es eigentlich, wenn ich früh anfange, Geld für meine Altersvorsorge anzusparen? Wir wollen, dass die Menschen über den gesamten Lebensweg hinweg selbstständig sein können. <text:s/>Die Strategie zur finanziellen Bildung bezieht sich aber nicht nur auf die Schule, sondern auf den gesamten Lebensweg, weil die Bedürfnisse sehr verschieden sind. Ein junger Mensch in Ausbildung hat andere Bedürfnisse als eine alleinerziehende Mutter in einer späteren Lebensphase. Insofern werden wir mit der OECD zusammen eine Strategie entwickeln, um diese verschiedenen Lebensphasen abzubilden. <text:s/>Es wird eine Plattform geben, die die Lehrinhalte bündelt. Wir werden die empirische Forschung weiter stärken; wir beginnen in der zweiten Jahreshälfte mit einer Konferenz dazu. Und dabei wird auch weiter mit den Stakeholdern gearbeitet; denn es gibt sehr viele, die sich engagieren. Schließlich müssen wir die Kräfte bündeln, damit wir dieses Ziel, finanzielle Selbstbestimmung bis ins hohe Alter, umsetzen zu können. <text:s/>Sie dürfen eine Nachfrage stell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5500</text:p>
          </table:table-cell>
          <table:table-cell table:style-name="ce2" office:value-type="string" calcext:value-type="string">
            <text:p>Petra Nicolaisen (CDU/CSU)</text:p>
          </table:table-cell>
          <table:table-cell table:style-name="ce2" office:value-type="string" calcext:value-type="string">
            <text:p>Sehr geehrte Frau Präsidentin! Frau Ministerin! Liebe Kolleginnen und Kollegen! Der Entwurf des Haushaltsplans 2024 ist aus kommunaler Sicht eine herbe Enttäuschung. <text:s/>Denn allein im Einzelplan 25 sinken im Vergleich zum jetzigen Haushalt die Ausgaben um insgesamt rund 374 Millionen Euro. Im Gesamtetat – dazu gehören natürlich weitere Haushalte – wird der Anteil kommunalrelevanter Ausgaben um 3,2 Milliarden Euro gesenkt. 3,2 Milliarden Euro! Das muss man sich mal auf der Zunge zergehen lassen. Mit dem Haushaltsentwurf unterstreicht die Bundesregierung, dass die Zeiten, in denen die Kommunen auf den Bund als starke Hilfe setzen konnten, vorbei sind. <text:s/>Liebe Frau Ministerin, Sie werden in den Medien damit zitiert, dass Sie sich dafür einsetzen, dass mehr Menschen aufs Land ziehen. Das ist ja auch richtig. Jede im ländlichen Raum genutzte Wohnung entlastet städtische Ballungszentren und ist ein echter Beitrag zur nachhaltigen Entwicklung. Aber tatsächlich konterkariert die Bundesregierung mit dem Haushaltsentwurf, der jetzt vorgelegt worden ist, die Idee des Lebens auf dem Land. <text:s/>Statt das Leben außerhalb der Großstädte attraktiver zu machen, gefährden Sie die Zielstellung der Schaffung gleichwertiger Lebensverhältnisse. So sollen zum Beispiel die GAK-Mittel, die Mittel zur Förderung der Telemedizin und zur medizinischen Versorgung im ländlichen Raum sowie die Mittel zur Kulturförderung ganz gezielt gekürzt werden. All das geht zulasten der Kommunen in dünn besiedelten ländlichen Räumen. <text:s/>Ein Beispiel aus meinem Wahlkreis will ich Ihnen gerne mit auf den Weg geben. Ich bin am letzten Freitag in der Gemeinde Brodersby-Goltoft gewesen. Die liegt im südöstlichen Teil des Kreises Schleswig-Flensburg. Diese Gemeinde hat nur 700 Einwohner, mit Urlaubern und Feriengästen aber weit über 2 000 während der Saison. Es gibt einen örtlichen Markttreff mit Post und Bäckerei, und das ist die einzige Versorgungsmöglichkeit im Umkreis von 10 Kilometern. Um diese Gemeinde fit zu machen, haben der Bürgermeister und die Gemeindevertretung 500 000 Euro in die Hand genommen, um einen neuen Markttreff als zentrale Begegnungsstätte in der Gemeinde auf den Weg zu bringen – mit einer Arztpraxis, einer Tagespflegeeinrichtung und einem Neubau des Feuerwehrgerätehauses. <text:s/>Dieses Vorhaben umfasst ein Gesamtvolumen von 15 Millionen Euro. Das ist für so eine kleine Gemeinde wahnsinnig viel Geld. Es ist dort eine Förderung in Höhe von 3,75 Millionen Euro in Aussicht gestellt worden. <text:s/>Wenn aber die Haushaltspolitik so, wie sie jetzt auf den Weg gebracht werden soll – ich gestehe zu: es gehören noch andere Haushalte dazu; denn es geht auch um die GAK –, umgesetzt werden soll, dann ist das Projekt gestorben, dann ist es einfach tot. Die Kommune hat ein Ortsentwicklungskonzept auf den Weg gebracht, der Architekt muss bezahlt werden, und wenn es dann nicht zur Umsetzung kommt, dann ist das schlimm. Ich finde es nicht nur schlimm, dass dann Geld verbrannt wird. Ich finde es auch ganz schlimm, dass das Engagement der vielen Ehrenamtler – die haben ganz viel Herzblut in dieses Projekt gesteckt – dann einfach stirbt. Ich weiß nicht, ob die Ehrenamtler dann tatsächlich noch Lust haben, weitere Projekte auf den Weg zu bringen. <text:s/>Um insgesamt das Leben auf dem Land attraktiver zu machen, braucht es Digitalisierung, mehr Homeoffice, einen guten ÖPNV und eine gute medizinische Versorgung, <text:s/>eine gute kommunale Infrastruktur und eine finanzielle Förderung von Familien, damit diese sich dann auch ein Eigenheim auf dem Land leisten können. Und es braucht eine Denkweise – das finde ich wichtig –, die das Leben im ländlichen Raum nicht nur duldet, sondern auch fördert und unterstützt. <text:s/>Warum lassen Sie zum Beispiel das Baukindergeld auslaufen, statt es wenigstens als eine Bestandserwerbsförderung im Sinne von „Jung kauft Alt“ weiterzudenken? <text:s/>Damit können Sie das Leben auf dem Land für Familien doch attraktiver gestalten. <text:s/>Voraussetzung für eine gute kommunale Infrastruktur sind solide Kommunalfinanzen. Die aktuelle Bundesregierung reißt all das, was auch wir in den zurückliegenden Wahlperioden auf den Weg gebracht haben, jetzt in wenigen Monaten wieder ein. <text:s/>Der Deutsche Bundestag hat bislang 25 Gesetze verabschiedet, mit denen die kommunalen Haushalte allein in der laufenden Wahlperiode bis 2025 mit über 18,9 Milliarden Euro belastet werden. Dem stehen Entlastungen in Höhe von rund 2 Milliarden Euro durch diese Bundesgesetze im selben Zeitraum gegenüber. Die jährliche Belastung liegt ab 2026 bei über 4,3 Milliarden Euro. Die Kommunen werden langfristig finanziell belastet, und es werden keine Mittel für gute kommunale Infrastruktur freigesetzt. <text:s/>Auch der Umgang mit den Folgen des Klimawandels ist eine große und natürlich auch eine bauliche Herausforderung für die Kommunen; das haben wir heute schon gehört. Hier haben wir einzugehen auf Hitze- und Starkregenereignisse. Auch diese müssen berücksichtigt werden. <text:s/>Liebe Frau Bundesministerin Geywitz, – <text:s/>Kommen Sie bitte zum Schluss. <text:s/>– statt den ländlichen Raum als Lebensraum attraktiver zu machen, fördern Sie den Urbanisierungsdruck und lassen damit die Kommunen allein. Wir haben immer wieder gefordert, – <text:s/>Kommen Sie jetzt bitte zum Schluss, Frau Kollegin. <text:s/>– dass die Bundesregierung endlich Prioritäten setzt. Das wird gemacht, allerdings in die falsche Richtung. Sie schwächen den ländlichen Raum – <text:s/>Frau Kollegin! <text:s/>– und sorgen nicht für gleichwertige Lebensverhältnisse. <text:s/>Herzlichen Dank. <text:s/>Nächste Rednerin ist Karoline Otte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08400</text:p>
          </table:table-cell>
          <table:table-cell table:style-name="ce2" office:value-type="string" calcext:value-type="string">
            <text:p>Daniel Rinkert (SPD)</text:p>
          </table:table-cell>
          <table:table-cell table:style-name="ce2" office:value-type="string" calcext:value-type="string">
            <text:p>Vielen Dank, Herr Präsident. – Frau Ministerin Lemke, die Europäische Kommission, Europa in Gänze hat sich das Ziel gesetzt, bis 2050 schadstoffneutral und klimaneutral zu sein. Dazu werden gerade viele Regelungen auf den Weg gebracht. Eine dieser Regelungen, die die Kommission auf den Weg gebracht hat, betrifft das Thema „saubere Luft“, und zwar im Rahmen der europäischen Luftqualitätsrichtlinie. Die Verhandlungen laufen. Können Sie etwas zum Sachstand der Verhandlungen sagen und wie sich die Bundesregierung positionie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5</text:p>
          </table:table-cell>
          <table:table-cell table:style-name="ce2" office:value-type="string" calcext:value-type="string">
            <text:p>24.04.2024</text:p>
          </table:table-cell>
          <table:table-cell table:style-name="ce2" office:value-type="string" calcext:value-type="string">
            <text:p>ID2016510500</text:p>
          </table:table-cell>
          <table:table-cell table:style-name="ce2" office:value-type="string" calcext:value-type="string">
            <text:p>Dagmar Schmidt (Wetzlar) (SPD)</text:p>
          </table:table-cell>
          <table:table-cell table:style-name="ce2" office:value-type="string" calcext:value-type="string">
            <text:p>Sehr geehrte Frau Präsidentin! Sehr geehrte Damen und Herren! Liebe Kolleginnen und Kollegen! Wir diskutieren heute einen kleinen Antrag, aber über ein großes Thema – ein Thema, das uns nicht nur als Parlament, sondern auch als Gesellschaft fordert und das im Spannungsverhältnis von technologischem Fortschritt und der Sicherstellung des Zugangs zum technologischen Fortschritt für alle auf der einen Seite und der ethischen Frage, ob alles, was möglich ist, auch richtig und gesellschaftlich gewollt ist, auf der anderen Seite. <text:s/>Wir als Bundestag haben hierzu in der letzten Legislatur eine Orientierungsdebatte geführt. Anlass war der Antrag beim G-BA – das ist die Stelle, die über die Kassenzulassung von Medikamenten entscheidet – auf Zulassung eines Bluttests, der unter anderem das Risiko einer Trisomie feststellen kann; die häufigste ist bekannt als das Downsyndrom. <text:s/>Diese Orientierungsdebatte hatte mehrere Ebenen. Zum einen ging es um die sehr grundsätzliche Frage, ob es überhaupt erlaubt sein soll, nach dem Risiko für Trisomie 21 zu suchen, die keine Krankheit, sondern eine Besonderheit ist. <text:s/>Aber mehr noch beschäftigte uns die Frage, wie wir damit umgehen, wenn eine solche Information einfach zur Verfügung steht und wie dieser Test in die Beratung und die Begleitung Schwangerer und werdender Eltern eingebettet werden soll, wie wir das Recht auf Nichtwissen sicherstellen, wie wir eine umfassende Information für eine Entscheidung für oder gegen einen Test garantieren, wie wir über das Leben mit Trisomie 21 aufklären. Es ging um die große Freude, aber auch um die Herausforderungen, vor denen die Familien stehen. <text:s/>Und es gab starke Bedenken: Wie sicher ist der Test wirklich? Wer wird ihn in Zukunft alles unter welchen Voraussetzungen machen, und wie gefährlich sind eventuell notwendige Folgeuntersuchungen? Führt dieser Test dazu, dass weniger Menschen mit Trisomie 21 geboren werden? <text:s/>Es gab aber auch Fragen jenseits der medizinischen Fragen: Tun wir genug dafür, dass es Familien leichtgemacht wird, sich für ein Kind zu entscheiden, egal wie der Test ausfällt? Tun wir genug, um Familien mit besonderen Kindern zu unterstützen? <text:s/>Heute greifen wir vor dem Hintergrund der damaligen Debatte eine Initiative des Bundeslandes Bremen auf und würden diese Initiative gerne auch im Bundestag beraten und beschließen. Es geht heute nicht um die ganz grundsätzlichen Fragen, sondern wir wollen uns institutionell mit den Folgen des Bluttests beschäftigen und die offenen Fragen und Bedenken aus der Orientierungsdebatte aufgreifen und beantworten. <text:s/>Wir wollen wissen, wie die Beratung der Schwangeren, der werdenden Eltern nicht nur auf dem Papier, sondern in den Praxen tatsächlich abläuft. Wir wollen unter anderem wissen, wie sich die Inanspruchnahme der Tests entwickelt, ob Folgeuntersuchungen und damit Risiken für eine Fehlgeburt zunehmen und wie sich die Geburtenrate von Kindern mit Downsyndrom entwickelt. <text:s/>Wir wollen aber nicht nur diese Bedenken aus der Debatte aufgeklärt haben. Wir wollen auch ein interdisziplinäres Gremium schaffen, das sich mit rechtlichen, ethischen und gesundheitspolitischen Grundlagen für nichtinvasive Pränataltests beschäftigt – ein Gremium, das die Bundesregierung berät und eine Bewertung vornimmt. Denn das Thema ist größer als der Test, über den wir damals und heute in erster Linie beraten. Schon heute können wir viel mehr als eine Trisomie testen – und in absehbarer Zeit noch viel mehr. <text:s/>Schon damals hat der G-BA uns als Parlament aufgefordert, eine Willensbildung voranzutreiben, ob und inwieweit molekulargenetische Testverfahren in der Schwangerschaft zur Anwendung gelangen können. Denn diese technische Entwicklung führe dazu, so der G-BA, dass fundamentale ethische Grundfragen unserer Werteordnung berührt sind. <text:s/>Mit diesem Antrag wollen wir dazu beitragen, gute Voraussetzungen für diese gesellschaftliche Debatte zu schaffen. Ich möchte mich an dieser Stelle bei allen bedanken, die diese Debatte jetzt schon führen: als Ärzte, als Ethikerinnen, als Kirchen, als Verbände, als Vereine, als Bürger und auch als Familien, vor allem aber als Menschen mit Downsyndrom, die sich für Gleichberechtigung und Vielfalt und gegen Vorurteile engagieren. <text:s/>Ich bitte daher um Ihre Unterstützung für diese wichtige Diskussion und Initiative. <text:s/>Das Wort hat die Kollegin Julia Klöckn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3</text:p>
          </table:table-cell>
          <table:table-cell table:style-name="ce2" office:value-type="string" calcext:value-type="string">
            <text:p>21.09.2022</text:p>
          </table:table-cell>
          <table:table-cell table:style-name="ce2" office:value-type="string" calcext:value-type="string">
            <text:p>ID205311300</text:p>
          </table:table-cell>
          <table:table-cell table:style-name="ce2" office:value-type="string" calcext:value-type="string">
            <text:p>Michael Kruse (FDP)</text:p>
          </table:table-cell>
          <table:table-cell table:style-name="ce2" office:value-type="string" calcext:value-type="string">
            <text:p>Sehr geehrte Frau Präsidentin! Meine lieben Kolleginnen und Kollegen! Viele Menschen in diesem Land machen sich große Sorgen um die Energieversorgung im nächsten Winter und auch um die Energiepreise, und deswegen ist es richtig und wichtig, dass wir an diesem Ort hier über dieses Thema sprechen. <text:s/>Ich möchte meine Redezeit gerne darauf verwenden, Ihnen einmal darzulegen, was wir in diesem Jahr – nur in diesem Jahr! – schon unternommen haben, damit wir im kommenden Winter keine Energieknappheit – und insbesondere keine Gasknappheit – erleben werden. <text:s/>Das Erste ist: Wir haben bereits im März angefangen, die Gasspeicher zu füllen. Da waren Sie noch damit beschäftigt, uns zu sagen, dass doch Nord Stream 1 abgeschaltet werden könnte. Man müsste dann halt den Gürtel ein bisschen enger schnallen. Ich stelle an dieser Stelle einmal fest: Wir sind es, die dafür gesorgt haben, dass die Speicher so voll sind wie noch nie zu diesem Zeitpunkt, und damit die Basis dafür legen, dass wir ohne eine große Gasknappheit durch den nächsten Winter kommen. <text:s/>Wir haben Effizienzreserven gehoben, wir haben Planungsbeschleunigung vorgenommen, den Infrastrukturausbau gestärkt, wir haben die LNG-Terminals in einer Rekordgeschwindigkeit durch dieses Parlament gebracht. Ich habe manchmal das Gefühl, die Geschwindigkeit war so hoch, dass Sie noch nicht einmal mitbekommen haben, dass es schon passiert ist. <text:s/>Im März, April, Mai dieses Jahres haben wir die Entscheidungen dafür getroffen, dass ab diesem Winter LNG importiert werden kann, und zwar auf einem Weg unabhängig von Russland. <text:s/>Wenn Sie hier behaupten, liebe AfD, dass die Gasknappheit an den Sanktionen liegen würde, dann muss ich Ihnen leider sagen: Es gibt überhaupt keine Sanktionen im Gasbereich. Ihr Loverboy im Kreml ist es, der den Gashahn zudreht. Vielleicht hören Sie mal auf, sich von dem in die Ukraine einladen zu lassen, und vertreten stattdessen die Interessen der Menschen in diesem Land! Wie wäre das denn als Option? <text:s/>Und was tun wir nicht gegen die hohen Preise! Ja, die Energiepreise sind zu hoch, und deswegen habe ich eingangs gesagt, dass es sehr wichtig ist, dass wir an dieser Stelle über dieses Thema sprechen. Wir tun eine ganze Menge, zum Beispiel den schnellsten und größten Ausbau der Erneuerbaren, den dieses Land je gesehen hat – im Juli dieses Jahres verabschiedet von der Ampelregierung. Ihre Beiträge ganz rechts außen dazu: Ausgefallen. – Aus der Union, muss man ja sagen, kam der eine oder andere gute Vorschlag dazu. <text:s/>Das Zweite, was wir tun – und Sie wissen, das fällt insbesondere unserem Koalitionspartner, den Grünen, schwer –, ist, die Kohle wieder ans Netz zu nehmen, die Kohle übrigens, die Sie von der Union auch mit verauktioniert haben. Deswegen ist sie ja vom Netz. Also, vielleicht ein bisschen leiser an der Stelle aus der Union! Denn hier sind Kraftwerke vom Netz, die wir jetzt wieder ans Netz bringen, um Sicherheit in der Energieversorgung im nächsten und im übernächsten Winter zu garantieren. <text:s/>Wir sorgen dafür, dass an sehr vielen Stellen in den Industriebetrieben in diesem Land Gasverbrennung substituiert wird. <text:s/>Während Sie hier muntere Reden halten, sitzen wir an der dritten Reform des EnSiG in diesem Jahr, um dafür zu sorgen, dass an so vielen Stellen wie möglich in diesem Winter kein Gas verbrannt wird. <text:s/>Ich warte noch auf die erste E‑Mail aus Ihren Reihen, in der steht: Mensch, wir haben auch eine richtig gute Idee, wo im nächsten Winter noch Gas eingespart werden kann. – Und ich verspreche Ihnen: Wenn diese E‑Mail kommen sollte, dann werde ich sie hier vortragen, und wenn der Vorschlag gut ist, dann werden wir es schon in der nächsten Woche ins Gesetzblatt bringen, weil wir alles dafür tun, um die Gasknappheit abzuwenden. <text:s/>Ich habe aber nicht den Eindruck, dass Sie jenseits von Sonntagsreden irgendetwas dazu beitragen wollen. <text:s/>Und dann diese Mär zu Nord Stream 2! Die ärgert mich wirklich. Ich erkläre Ihnen einmal Nord Stream 1; denn offensichtlich haben Sie davon noch nie was gehört. Die hat acht Verdichterstationen. Es fehlte angeblich eine Turbine. Das war der Grund dafür, dass Russland die Drosselung auf 20 Prozent vorgenommen hat. Jetzt rechnen Sie mal! Eine Pipeline, die sechs Verdichterstationen benötigt, acht hat, und eine Turbine fehlt: Wie viel muss sie die Leistung mindern? Ich sage Ihnen die Antwort: 0 Prozent Leistungsminderung – 0 Prozent! <text:s/>Weil Sie es offensichtlich für völlig plausibel halten, was der Irre im Kreml so erzählt, und lieber seiner Argumentation folgen als dem, was uns die Physik lehrt, und zwar in der achten Klasse, kommen Sie zu den völlig falschen Schlussfolgerungen. Der Anschluss von Nord Stream 2: Das wäre die vierte Gaspipeline aus dem Osten. Drei sind von Russland abgedreht worden. <text:s/>Die vierte würde hier nichts zur Gasversorgung beitragen. Vielleicht nehmen Sie das einmal zur Kenntnis! <text:s/>Herzlichen Dank. <text:s/>Für die SPD-Fraktion hat das Wort Robin Mesarosch.</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7</text:p>
          </table:table-cell>
          <table:table-cell table:style-name="ce2" office:value-type="string" calcext:value-type="string">
            <text:p>14.03.2024</text:p>
          </table:table-cell>
          <table:table-cell table:style-name="ce2" office:value-type="string" calcext:value-type="string">
            <text:p>ID2015703400</text:p>
          </table:table-cell>
          <table:table-cell table:style-name="ce2" office:value-type="string" calcext:value-type="string">
            <text:p>Robert Farle (fraktionslos)</text:p>
          </table:table-cell>
          <table:table-cell table:style-name="ce2" office:value-type="string" calcext:value-type="string">
            <text:p>Sehr geehrte Frau Präsidentin! Sehr geehrte Damen und Herren! Herr Merz, für Ihre innenpolitischen Taurus-Machtspiele nehmen Sie unser Volk in Geiselhaft und setzen es einem unverantwortlich hohen Risiko aus, bis hin zur nuklearen Vernichtung. Mit der Ausbildung von ukrainischen Soldaten an deutschen Waffen hat die Regierung bereits juristisch den gesicherten Bereich der Nichtkriegsführung laut Gutachten des Wissenschaftlichen Dienstes des Bundestages überschritten. <text:s/>Spätestens nach der Debatte in der russischen Staatsduma am Montag ist klar, dass angesichts der Äußerungen der Bundeswehrgeneräle vom russischen Parlament eine Aggression gesehen wird, möglicherweise sogar eine Kriegserklärung. Ich fordere Justizminister Buschmann auf, den Generalbundesanwalt anzuweisen, ein Ermittlungsverfahren gegen die Bundeswehrgeneräle Gerhartz und Gräfe wegen der Vorbereitung eines völkerrechtswidrigen Angriffskrieges einzuleiten. <text:s/>Boris Pistorius hätte die Generäle, die den Krieg im Sinne von Kiesewetter nach Russland tragen wollen, sofort entlassen müssen. Das hat er nicht getan; stattdessen deckt er diese Leute. Pistorius hat damit gezeigt, dass er für das Amt des Verteidigungsministers völlig ungeeignet ist. <text:s/>Sehr geehrte Damen und Herren, unser Leben, das Leben der deutschen Bürger muss im Mittelpunkt stehen bei allen Überlegungen in diesem Parlament. <text:s/>Deutschland darf niemals in einen Aggressionskrieg verwickelt werden. Und ja, die Ukraine bombardiert schon seit Wochen, wenn Sie das nicht wissen, russisches Territorium. <text:s/>Herr Farle, Ihre Redezeit ist vorüber. <text:s/>Ich komme damit zum Schluss. – Machen wir die Bundestagswahl zu einem Bekenntnis zum Frieden und gegen den Krieg! Schluss mit den grünen Parlamentariern, – <text:s/>Herr Farle, Ihre Redezeit! <text:s/>– den CDU-Parlamentariern, die hier für einen Krieg eintreten und Stimmung machen. Schluss damit! <text:s/>Wir unterstützen den Kanzler bei der Ableh- – <text:s/>Es war ein bisschen mehr als anderthalb Minuten. Ich hatte Ihnen ja signalisiert, dass Ihre Redezeit schon vorüber ist. <text:s/>Der letzte Redner in der Debatte ist für die SPD-Fraktion Ralf Stegn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07900</text:p>
          </table:table-cell>
          <table:table-cell table:style-name="ce2" office:value-type="string" calcext:value-type="string">
            <text:p>Markus Herbrand (FDP)</text:p>
          </table:table-cell>
          <table:table-cell table:style-name="ce2" office:value-type="string" calcext:value-type="string">
            <text:p>Vielen Dank. – Frau Präsidentin! Sehr verehrte Kolleginnen und Kollegen! Es ist ja schon angedeutet worden: Dieser Antrag ist mir nicht ganz unbekannt, um es mal vorsichtig auszudrücken. Eigentlich müsste man Lizenzgebühren dafür verlangen; denn er ist eins zu eins abgeschrieben worden. <text:s/>Man könnte ansatzweise auch eine Urheberrechtsklage daraus machen. Aber es ist halt schlecht gemacht, liebe Kolleginnen und Kollegen. <text:s/>Denn gute Ideen sind nur dann gut, wenn sie auch zum richtigen Zeitpunkt kommen, und gute Ideen verlieren ihre Wirkung, wenn sie zum falschen Zeitpunkt kommen. Sie kehren ihre Wirkung teilweise geradezu um. Das werde ich Ihnen gleich erläutern. <text:s/>Aber auch ich komme nicht umhin, kurz darauf zurückzukommen, was der Progressionsvorbehalt eigentlich ist. Wir haben in Deutschland Einkünfte, die steuerfrei sind, und andere, die steuerpflichtig sind. In der Mitte liegen die Einkünfte, die dem Progressionsvorbehalt unterliegen. Es ist ja schon erläutert worden, dass alle Einkünfte berücksichtigt werden, um den Steuersatz zu ermitteln. Da es in den meisten Fällen diesbezüglich zu Nachzahlungen kommt – nicht in allen, aber in den meisten Fällen –, hat der Gesetzgeber vorgesorgt und sieht eine Erklärungspflicht für diese Fälle vor. <text:s/>Meine sehr verehrten Damen und Herren, ich will Ihren Antrag nicht nur aus formalen Gründen ablehnen. Vielmehr gibt es dafür, Herr Kollege Görke, handfeste inhaltliche Gründe. <text:s/>Im Ursprung hatte dieser Antrag im Jahr 2020 eine sehr nachvollziehbare und gute Agenda. Der Gesetzgeber kann frei darüber entscheiden, ob er Einkünfte steuerfrei stellt, ob er Einkünfte steuerpflichtig stellt oder ob er Einkünfte dem Progressionsvorbehalt unterwirft. Damals hat die Große Koalition unseren Antrag abgelehnt und gesagt: Wir wollen daran nichts ändern, Stichwort: „Besteuerung nach der Leistungsfähigkeit“. <text:s/>Wir hätten uns damals dafür entscheiden können, diesen coronabedingten Progressionsvorbehalt und auch die Erklärungspflicht auszusetzen. Das wäre seinerzeit eine große Unterstützung für die Menschen gewesen, es wäre auch eine Unterstützung für die Verwaltung gewesen. Nun aber, in 2022, ist es eigentlich zu spät – nein, es ist nicht eigentlich zu spät, es ist zu spät –, diesen Fehler der damaligen Großen Koalition zu beheben. <text:s/>Es würde geradezu zu neuen Ungerechtigkeiten führen; denn Sie wollen gleiche Sachverhalte in der Zukunft anders behandeln als in der Vergangenheit. <text:s/>Und Sie werden nicht, wie Sie in Ihrem Antrag schreiben, für Bürokratieentlastung sorgen. Vielmehr werden Sie sogar für deutlich mehr Bürokratie sorgen. Denn: Wie wollen Sie das in der Praxis handhaben? Das müssten Sie mir mal erläutern. Die Erklärungen für 2020 sind ja schon längst abgegeben – jedenfalls in den meisten Fällen –, auch die 2021er-Fälle. Die müssten dann ja rückwirkend korrigiert werden. Wollen Sie das nur auf Antrag machen? Soll das die Verwaltung von Amts wegen machen? Ist das rechtlich überhaupt noch möglich? Es interessiert Sie vermutlich gar nicht, ob das rechtlich möglich ist. <text:s/>In der Tat, dieses Prozedere ist einfach zu kompliziert. Es führt aus meiner Sicht zu einer erheblichen Mehrarbeit für die Verwaltung, wenn die 2020er- und 2021er-Fälle jetzt wieder aufgerollt werden müssen. Deshalb, denke ich, ist dieser Antrag überhaupt nicht durchdacht, jedenfalls mit Blick auf die Vergangenheit. <text:s/>Ehrlich gesagt, überlege ich immer noch, ob es eher für mich spricht, dass Sie diesen Antrag abgeschrieben haben, oder ob es eher gegen Sie spricht, dass Sie ihn so unreflektiert übernommen haben, auch unter Berücksichtigung der Vergangenheit. <text:s/>Herzlichen Dank. <text:s/>Vielen Dank. – Als nächster Redner erhält das Wort für die SPD-Fraktion Parsa Marvi, und es ist seine erste Rede im Deutschen Bundesta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0</text:p>
          </table:table-cell>
          <table:table-cell table:style-name="ce2" office:value-type="string" calcext:value-type="string">
            <text:p>27.04.2023</text:p>
          </table:table-cell>
          <table:table-cell table:style-name="ce2" office:value-type="string" calcext:value-type="string">
            <text:p>ID2010014700</text:p>
          </table:table-cell>
          <table:table-cell table:style-name="ce2" office:value-type="string" calcext:value-type="string">
            <text:p>Dr. André Hahn (DIE LINKE)</text:p>
          </table:table-cell>
          <table:table-cell table:style-name="ce2" office:value-type="string" calcext:value-type="string">
            <text:p>Frau Präsidentin! Meine Damen und Herren! Wenn Eiskunstläufer oder Eiskunstläuferinnen da sind, müsste ich jetzt auch über die Energiepreise in den Stadien reden, bei denen wir die Vereine nicht alleinlassen dürfen. <text:s/>Aber die Zeit habe ich leider nicht. <text:s/>Altenberg liegt in meinem Wahlkreis Sächsische Schweiz-Osterzgebirge und ist neben Oberhof in Thüringen seit Jahrzehnten ein anerkannter Wintersportort und Olympiastützpunkt in Ostdeutschland. Zahlreiche Spitzensportler trainierten und trainieren hier, vor allem im Bob- und Rennschlittensport sowie im Biathlon; stellvertretend möchte ich hier den vierfachen Bob-Olympiasieger Francesco Friedrich aus Pirna nennen. <text:s/>Ja, ich danke der Unionsfraktion für den Antrag zu diesem wichtigen Thema, auch wenn ich nicht alle der zwölf Forderungen teile, zumal mir einige auch als ziemliche Allgemeinplätze erscheinen. <text:s/>Der Sportausschuss wie auch der Tourismusausschuss des Bundestags beschäftigten sich in den vergangenen Jahren mehrfach mit den Auswirkungen des Klimawandels auf den Wintersport und den Wintertourismus – leider bislang immer ohne Konsequenzen. Das Motto war immer eher ein „Augen zu und durch“, und es folgten noch millionenschwere Investitionen in die medaillenträchtigen Wintersportarten, in die Sportstätten, in Schneekanonen und riesige Schneedepots. Dafür trägt gerade die Union ein großes Maß an Mitverantwortung. <text:s/>Dazu gehören im Übrigen auch die zugesagten über 50 Millionen Euro für den Wiederaufbau der beim Hochwasser 2021 völlig zerstörten Bob- und Rennrodelbahn in Königssee, über den sportfachlich nie wirklich diskutiert worden ist. <text:s/>Wir haben in Deutschland mit Altenberg, Oberhof und Winterberg auch ohne Königssee mehr moderne Rennrodelbahnen als jedes andere Land auf der Welt. <text:s/>Ich vermisse im Antrag der Union vor allen Dingen eine kritische Analyse der absehbaren Veränderungen, die auf den Wintersport bei uns und weltweit zukommen, und das nicht irgendwann; denn wir sind mittendrin im Klimawandel. Im letzten Jahr fand der erste Skisprungweltcup komplett auf Matten statt, weil es keinen Schnee gab. <text:s/>Das sind unangenehme Wahrheiten; aber die Politik muss sie aussprechen und darauf vorausschauend politische Lösungsansätze aufzeigen. Das leistet der vorliegende Antrag leider nicht. <text:s/>Ich habe hier nur zwei Minuten Redezeit. Umso mehr freue mich auf die dann hoffentlich tiefer gehende Debatte in den Ausschüssen. <text:s/>Herzlichen Dank. <text:s/>Es folgt Philipp Hartewig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5</text:p>
          </table:table-cell>
          <table:table-cell table:style-name="ce2" office:value-type="string" calcext:value-type="string">
            <text:p>13.06.2024</text:p>
          </table:table-cell>
          <table:table-cell table:style-name="ce2" office:value-type="string" calcext:value-type="string">
            <text:p>ID2017515400</text:p>
          </table:table-cell>
          <table:table-cell table:style-name="ce2" office:value-type="string" calcext:value-type="string">
            <text:p>Jens Lehmann (CDU/CSU)</text:p>
          </table:table-cell>
          <table:table-cell table:style-name="ce2" office:value-type="string" calcext:value-type="string">
            <text:p>Frau Präsidentin! Meine Damen und Herren! Liebe Schulklasse aus Heiligenstadt! Ich möchte mit einer Klarstellung beginnen: Wir, die Union, beantragen den bruchfreien Weiterbetrieb des modernsten Übungszentrums in Europa und die Einsparung von 100 Millionen Euro Steuergeld – also die Weiterführung eines im Gefechtsübungszentrum seit 25 Jahren reibungslos funktionierenden Betreibermodells. <text:s/>Es ist schon ein großes Ärgernis, dass so ein Antrag überhaupt erforderlich ist. Aber es gibt aus 2019 einen Maßgabebeschluss, der auf Betreiben einiger SPD-Haushälter verabschiedet wurde <text:s/>und ein sogenanntes Eigenmodell ab 2026 vorsieht. Neben sehr persönlichen Interessen eines SPD-Haushälters aus Norddeutschland standen damals sicherlich gleichwohl sachliche Argumente, beispielsweise dass die Betreiberfirma aus einem Nicht-NATO-Land kommt, oder auch Kostenaspekte im Raum. <text:s/>Nun sind fünf Jahre vergangen, in denen diese Argumente allesamt null und nichtig geworden sind: Schweden ist inzwischen der NATO beigetreten, die Bundeswehr kann das GÜZ weder personell noch finanziell zu ähnlichen Konditionen betreiben, und der Bundeshaushalt unterliegt einem extremen Sparzwang bzw. soll mit weiteren 11 Milliarden Euro an neuen Schulden stabilisiert werden. Die einzig logische und vernünftige Schlussfolgerung daraus ist – Sie ahnen es –, den fünf Jahre alten Maßgabebeschluss aufzuheben und den Weiterbetrieb in der aktuellen Form beizubehalten. <text:s/>Meine Damen und Herren, Sie denken vielleicht: Na ja, der Lehmann hat ja recht, aber er ist in der Opposition. <text:s/>Ich kann Ihnen sagen, dass diese Gedanken nicht nur die Gedanken der Union sind. Es sind ebenso die Ansichten aller objektiv auf diesen Vorgang schauenden Personen, unter anderem des Verteidigungsministers Pistorius, des Inspekteurs des Heeres, des Kommandeurs des GÜZ, und nicht zuletzt aller Abgeordneten, die sich wie ich ein Bild vor Ort machen konnten. <text:s/>Ich kürze es ab: Es gibt nur zwei Menschen, die mit allen Mitteln an diesen Maßnahmen festhalten, SPD-Haushälter Rohde und sein ehemaliger Kollege aus Hamburg. Lieber Kollege Rohde – er ist leider nicht da –, ich würde manchmal auch gern die Zeit zurückdrehen und im Jahr 2019 leben: <text:s/>keine Pandemie, kein russischer Angriffskrieg, keine Energiekrise, keine Diskussion um Kriegstüchtigkeit. Aber wir leben im Jahr 2024. Wir müssen andere Prioritäten setzen und jegliche Sachverhalte unter Berücksichtigung aller neuen komplexen Gegebenheiten betrachten, sowohl sachlich als auch politisch. Folgen wir doch der fundierten Expertise aller Beteiligten und Nutzer und lassen das GÜZ weiterhin extern betreiben! <text:s/>Ich betone es gern noch einmal: Zeitenwende heißt auch, fünf Jahre nach einem Beschluss diesen angesichts einer stark veränderten weltpolitischen Lage, erheblicher Mehrkosten in Verbindung mit einem hohen Umsetzungsrisiko zu hinterfragen und die Größe zu haben, diesen dann auch zu ändern. <text:s/>Ich bitte Sie und fordere Sie auf: Handeln Sie zum Wohle Deutschlands und der Bundeswehr! Nehmen Sie Abstand von diesem Maßgabebeschluss und stimmen Sie unserem Antrag zu! <text:s/>Danke. <text:s/>Das Wort erhält Dr. Joe Weingarten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0</text:p>
          </table:table-cell>
          <table:table-cell table:style-name="ce2" office:value-type="string" calcext:value-type="string">
            <text:p>27.04.2023</text:p>
          </table:table-cell>
          <table:table-cell table:style-name="ce2" office:value-type="string" calcext:value-type="string">
            <text:p>ID2010000500</text:p>
          </table:table-cell>
          <table:table-cell table:style-name="ce2" office:value-type="string" calcext:value-type="string">
            <text:p>Dr. Lukas Köhler (FDP)</text:p>
          </table:table-cell>
          <table:table-cell table:style-name="ce2" office:value-type="string" calcext:value-type="string">
            <text:p>Sehr geehrte Frau Präsidentin! Meine sehr verehrten Damen und Herren! Schon rein aus wirtschaftlicher Perspektive sind wir dazu gezwungen, ein Einwanderungsland zu sein. <text:s/>Ich glaube aber auch: Wir sind aus Attraktivitätsgründen dazu gezwungen. Ich glaube, wir müssen den Standort Deutschland verbessern. <text:s/>Das, lieber Herr Throm, was wir gerade von Ihnen gehört haben, zeigt, wie sehr sich die Union bei dem Thema noch windet. <text:s/>Dass Sie den Anschein erwecken, dass wir das Problem, das wir durch den demografischen Wandel haben, rein durch Migration innerhalb der EU lösen würden, ist Wahnsinn. <text:s/>Das wird nicht funktionieren. Wir brauchen natürlich auch Menschen aus dem außereuropäischen Ausland. <text:s/>Meine Damen und Herren, wir haben doch schon längst kein reines Fachkräfteproblem mehr. Wir haben einen Arbeitskräftemangel. Wir haben überall zu wenig Menschen – auch in Jobs, die gut bezahlt werden. Wir – egal ob die bayerische Wirtschaft oder das Hightechunternehmen oder das Hightech-Start-up in Berlin – finden nirgendwo noch ausreichend Menschen, um den Bedarf, den wir haben, zu decken, und deswegen müssen wir ein attraktives Land werden. <text:s/>Wir gehen mit diesem Gesetz genau in die richtige Richtung. Wir werden es im parlamentarischen Verfahren natürlich noch besser machen. Das ist unser Job; das machen wir gut. Aber die Attraktivität dieses Landes entscheidet darüber, ob Menschen zu uns kommen wollen und wirklich zu uns kommen; das ist die große Herausforderung. <text:s/>Das ist es, was wir den in den Vordergrund rücken müssen: Die Leute müssen gerne nach Deutschland kommen wollen. Die Leute müssen ihre Familien gerne mit hierhinbringen, weil auch die in Zukunft mal Arbeitskräfte sein werden, <text:s/>weil auch die hier arbeiten können, weil die Leute hier gerne leben können und sollen. Deswegen ist es so wichtig, dass wir dieses Verfahren offen gestalten, dass wir aber auch in unserer Kommunikation offen werden. <text:s/>Letzter Punkt. Wir müssen die bürokratischen Verfahren einfach und möglich machen. <text:s/>Denn die große Herausforderung ist doch: Wenn die Leute kommen wollen, dann dürfen sie nicht daran gehindert werden. Ich meine, bei der Qualifikation ist doch die entscheidende Sache: Wenn ein Arbeitgeber einen Arbeitnehmer findet, kann es uns als Staat doch völlig egal sein, wie qualifiziert dieser Arbeitnehmer ist. Er muss da arbeiten können; das muss so einfach wie möglich gemacht werden. Das ist die Herausforderung, vor der wir in diesem Land stehen. <text:s/>Vielen Dank, meine Damen und Herren. <text:s/>Nächste Rednerin: für die Fraktion Die Linke Susanne Ferschl.</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51</text:p>
          </table:table-cell>
          <table:table-cell table:style-name="ce2" office:value-type="string" calcext:value-type="string">
            <text:p>08.09.2022</text:p>
          </table:table-cell>
          <table:table-cell table:style-name="ce2" office:value-type="string" calcext:value-type="string">
            <text:p>ID205113600</text:p>
          </table:table-cell>
          <table:table-cell table:style-name="ce2" office:value-type="string" calcext:value-type="string">
            <text:p>Dr. Daniela De Ridder (SPD)</text:p>
          </table:table-cell>
          <table:table-cell table:style-name="ce2" office:value-type="string" calcext:value-type="string">
            <text:p>Sehr geehrte Frau Präsidentin! Lieber Herr Minister! Liebe Kolleginnen und Kollegen! Wir sind gezwungen, den Bundeshaushalt 2023 im Schatten des <text:s/>Ukrainekrieges zu beraten. Die Folgen spüren wir nicht nur bei den Energiepreisen, sondern auch an der Supermarktkasse. Laut Verbraucherpreisindex des <text:s/>Statistischen Bundesamtes sind die Nahrungsmittelpreise im Juli im Vergleich zum Vorjahr um rund 15 Prozent gestiegen. Auch die Landwirtinnen und Landwirte <text:s/>leiden unter der Explosion der Betriebskosten, etwa für Energie, Tierfutter oder Düngemittel, weil die internationalen Lieferketten unterbrochen wurden. Und <text:s/>mehr noch – ja, Kollege Rief –: Putins Kalkül ist es, Hunger als Waffe einzusetzen, um die Solidarität mit der Ukraine zu schwächen. <text:s/>Als OSZE-Sonderbeauftragte für Osteuropa mit der Zuständigkeit für die Ukraine schmerzt mich dies besonders. Doch seien Sie sicher: Das dritte <text:s/>Entlastungspaket der Koalition mit über 65 Milliarden Euro ist eine starke Antwort. Wir sollten gemeinsam dafür plädieren, dass wir uns nicht spalten lassen, <text:s/>liebe Kolleginnen und Kollegen. <text:s/>Wichtig und richtig ist auch, dass die Etatmittel für die internationalen Maßnahmen im Einzelplan 10 für Ernährung und Landwirtschaft erhalten <text:s/>bleiben. Ernährungs- und Landwirtschaftspolitik muss noch viel stärker international gedacht werden. <text:s/>Liebe Kolleginnen und Kollegen, es ist ein klarer Erfolg dieser Regierungskoalition, der Zukunftskoalition, dass es bei der landwirtschaftlichen <text:s/>Sozialpolitik deutliche Aufwüchse gibt, nämlich auf über 4 Milliarden Euro. Das betrifft insbesondere die Alterssicherung und die Krankenversicherung von <text:s/>Landwirtinnen und Landwirten. Damit wird nämlich der demografischen Entwicklung und dem Generationenwechsel in unseren bäuerlichen Betrieben Rechnung <text:s/>getragen. <text:s/>Der Landwirtschaft, liebe Kolleginnen und Kollegen, fehlen die Arbeitskräfte und der Nachwuchs. Viele Aufgaben müssen von ausländischen Saisonkräften <text:s/>übernommen werden, um deren Arbeitsbedingungen wir uns weiterhin kümmern müssen. Daher haben wir durchgesetzt, dass die Beratungsangebote für <text:s/>Saisonarbeitskräfte bei Fragen der Arbeitssicherheit und des Gesundheitsschutzes ausgebaut werden. Gut so! <text:s/>Liebe Kolleginnen und Kollegen, wenn wir über Belastungen unserer Landwirtschaft sprechen, dann dürfen wir über die Afrikanische Schweinepest nicht <text:s/>schweigen. Das betrifft meinen Wahlkreis, aber nicht nur diesen. 90 Tage Quarantäne müssen die Schweinemäster und Sauenzüchter/-innen einhalten, bevor die <text:s/>überschweren Tiere geschlachtet werden können. Das ist EU-Recht, und es ist entschieden zu lang. Danke, Herr Minister, dass Sie sich für eine Verkürzung <text:s/>eingesetzt haben. Die Zeit rennt. Ich hoffe, dass Sie erfolgreich sein werden. <text:s/>Und dann finden diese Landwirte nicht einmal Schlachtbetriebe. Die Landwirte wissen nicht – und das ist Teil des Problems –, woher das Virus <text:s/>stammt. <text:s/>Der landwirtschaftspolitische Sprecher der Union, Albert Stegemann, allerdings, der hält sich für schlauer als unsere Bauern. <text:s/>Das ASP-Virus sei über infizierte Wildschweine eingeschleppt worden, so sagt er; er kann es ja gerne wiederholen. Er warnt deswegen sogar öffentlich <text:s/>vor touristischen Reisen in meinen Wahlkreis, die Grafschaft Bentheim und ins Emsland. <text:s/>Nach den Landwirtschaftsbetrieben wird so auch noch unser Tourismus stigmatisiert, lieber Albert. <text:s/>Das Schweinefleisch aus der Risikozone will Stegemann – das hat er öffentlich erklärt – auf Staatskosten – Herr Minister, ich hoffe, Sie lassen sich <text:s/>nicht darauf ein – in die Ukraine verfrachten. So, lieber Albert, kann man sich einen schlanken Fuß machen. <text:s/>Ich will, lieber Herr Minister, das Gegenteil tun: Ich möchte Sie gerne in meinen Wahlkreis einladen. Sie haben ja eben schon das emsländische <text:s/>Landvolk ausdrücklich gelobt. Sie sind dort herzlich willkommen, und Sie sind eingeladen, die Not zu lindern; denn die Schweinepest hat existenzielle Folgen für <text:s/>viele unserer Betriebe. Sie sind herzlich eingeladen, das dort zu diskutieren. Flankieren Sie, unterstützen Sie unsere bäuerliche Landwirtschaft! Es tut <text:s/>not. <text:s/>Vielen Dank. <text:s/>Weitere Wortmeldungen zu diesem Einzelplan liegen mir nicht vor. Daher bitte ich jetzt um einen zügigen Sitzplatzwechsel, damit wir gleich <text:s/>weitermachen kön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5</text:p>
          </table:table-cell>
          <table:table-cell table:style-name="ce2" office:value-type="string" calcext:value-type="string">
            <text:p>24.04.2024</text:p>
          </table:table-cell>
          <table:table-cell table:style-name="ce2" office:value-type="string" calcext:value-type="string">
            <text:p>ID2016510900</text:p>
          </table:table-cell>
          <table:table-cell table:style-name="ce2" office:value-type="string" calcext:value-type="string">
            <text:p>Jens Beeck (FDP)</text:p>
          </table:table-cell>
          <table:table-cell table:style-name="ce2" office:value-type="string" calcext:value-type="string">
            <text:p>Hochverehrte Frau Präsidentin! Sehr geehrte Kolleginnen und Kollegen! Man muss zunächst mal erklären, worum es hier heute nicht geht: Es geht bei diesem Antrag nicht primär um die Kostentragung des NIPT. Es geht auch nicht um etwas Neues; denn schon vor der Kostentragung durch die gesetzlichen Krankenversicherungen war der Test verfügbar und ist als sogenannte IGeL genutzt worden. Und es geht mitnichten um die Einschränkung von Entscheidungs- oder Erkenntnismöglichkeiten des einen oder anderen. Es geht auch nicht – obwohl das vielleicht erforderlich wäre – um die Regelung in unserem mittlerweile fast 14 Jahre alten Gendiagnostikgesetz, das auf Basis ganz anderer wissenschaftlicher und technischer Erkenntnismöglichkeiten entstanden ist. <text:s/>Es geht darum, dass diese Möglichkeiten, die neu entstehen und auch schon in Nutzung sind, zu der großen Sorge vieler Betroffener führen, was daraus für unsere Gesellschaft und sie selbst erwächst. Dafür ist der Test auf Trisomie 21 und andere nur ein Beispiel. Es geht um die Sorge um den inklusiven Charakter unserer Gesellschaft, um, wie Corinna richtigerweise gesagt hat, die Frage: Bin ich willkommen in dieser Gesellschaft? Es geht am Ende um nichts weniger als die Frage, ob womöglich menschliches Leben bewertet, benotet und in Wertekategorien eingeordnet werden könnte. <text:s/>Uns, die Antragsteller hier im Deutschen Bundestag, und den Bundesrat eint die Überzeugung, dass dies in Deutschland nie wieder passieren darf. <text:s/>Es gibt nicht die Beschreibung des idealen oder des normalen Menschen. Jeder Mensch ist individuell, einzigartig, besonders, und jeder Mensch ist gleich viel wert. Das ist der Imperativ aus unserem Grundgesetz. Das ist der Auftrag aus der UN-Behindertenrechtskonvention. <text:s/>Und das ist der gemeinsame Auftrag, dem wir uns hier alle stellen. <text:s/>Der vorliegende Antrag schafft nur Grundlagen für den Weg, den wir gemeinsam gehen sollten, der eine Gesellschaft schaffen soll, in der allen Menschen die Möglichkeit gegeben ist, sich einzubringen. Gehen wir diesen Weg heute hoffentlich gemeinsam. Stimmen Sie diesem Antrag zu! <text:s/>Das Wort hat der Kollege Hubert Hüpp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5</text:p>
          </table:table-cell>
          <table:table-cell table:style-name="ce2" office:value-type="string" calcext:value-type="string">
            <text:p>24.05.2023</text:p>
          </table:table-cell>
          <table:table-cell table:style-name="ce2" office:value-type="string" calcext:value-type="string">
            <text:p>ID2010510600</text:p>
          </table:table-cell>
          <table:table-cell table:style-name="ce2" office:value-type="string" calcext:value-type="string">
            <text:p>Jens Lehmann (CDU/CSU)</text:p>
          </table:table-cell>
          <table:table-cell table:style-name="ce2" office:value-type="string" calcext:value-type="string">
            <text:p>Herr Minister, dazu habe ich eine Nachfrage. – Also, der Bedarf ist erkannt. Es gibt konkrete Pläne der Firma Rheinmetall, in Sachsen eine <text:s/>Pulverfabrik zu bauen. Wie sehen die ressortübergreifenden Gespräche dazu aus? Wann werden die zum Abschluss gebracht? Wann gibt es dazu konkrete Pläne oder <text:s/>Antwort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09600</text:p>
          </table:table-cell>
          <table:table-cell table:style-name="ce2" office:value-type="string" calcext:value-type="string">
            <text:p>Peggy Schierenbeck (SPD)</text:p>
          </table:table-cell>
          <table:table-cell table:style-name="ce2" office:value-type="string" calcext:value-type="string">
            <text:p>Sehr geehrter Herr Präsident! Sehr geehrte Damen und Herren! Sehr geehrte Kolleginnen und Kollegen! Ich habe mir schon gedacht, liebe Oppositionspartei Union, dass Sie die Polizeiliche Kriminalstatistik in genau dieser Art und Weise vorstellen werden, dass Sie Daten aus dem Zusammenhang reißen, um das Bild zu erzeugen, welches Sie erzeugen wollen. <text:s/>Ich werde das nun für Sie, meine Damen und Herren, sachlich einordnen. <text:s/>Ein Satz noch zur Abschiebepraxis, weil Sie diese angeführt haben: Sie wissen, dass die Länder dafür zuständig sind. Und Sie wissen auch, dass da auch einige Innenministerinnen und Innenminister in unionsgeführten Ländern ein schlechtes Bild abgeben. <text:s/>Gestern wurde die Polizeiliche Kriminalstatistik für das Jahr 2023 vorgestellt. Wir sehen alle eine gestiegene Gewaltkriminalität, mehr Jugend- und auch mehr Ausländerkriminalität. Der Anstieg der Kriminalität ist ein Thema, das verständlicherweise für Beunruhigung sorgt. <text:s/>Einer der Hauptfaktoren für den Anstieg der Fall- und Tatverdächtigenzahlen hängt mit der Migrationsdynamik zusammen. Deutschland verzeichnet nach wie vor eine hohe Zuwanderungsrate. Dadurch steigt die Bevölkerungszahl, und der Anteil der Nichtdeutschen an der Gesamtgesellschaft nimmt proportional zu. <text:s/>Wir nehmen das nicht einfach so hin. Ganz im Gegenteil: Wir nehmen die Veränderungen in der Kriminalitätsentwicklung der letzten Jahre sehr ernst und beziehen diese in all unsere Entscheidungen mit ein. Wir schaffen die besten Voraussetzungen, um den aktuellen Gefährdungslagen stetig konsequent zu begegnen. Der Schutz der inneren Sicherheit hat für uns nach wie vor höchste Priorität. Wir haben – ich habe es schon gesagt – im letzten Jahr 1 000 Bundespolizisten eingestellt, mehr Stellen dafür geschaffen, und wir haben der inneren Sicherheit auch im Haushalt 2024 die Priorität zugestanden. <text:s/>Was dabei nicht hilft, ist, die Zahlen der PKS in den falschen Kontext zu setzen und alles, was wir bisher geschafft haben, um Kriminalität zu bekämpfen und Sicherheit zu gewährleisten, zu leugnen. Sie, liebe Union, haben diese Aktuelle Stunde einberufen, um in leider inzwischen so bekannter Manier der Ampel ihre vermeintliche Unzulänglichkeit vorzuführen. <text:s/>Sie schüren Ängste; das ist nicht gut. <text:s/>Um die Polizeiliche Kriminalstatistik richtig auszuwerten, was keine einfache Aufgabe ist und gewisse Kenntnisse voraussetzt, muss man das Zusammenspiel der vielen Ursachen und Faktoren verstehen und berücksichtigen. Denn auch die erhöhte Mobilität nach der Pandemie und die Rückkehr ins normale öffentliche Leben bieten mehr Straftatenanlässe und zählen zu den wichtigsten Faktoren für den Anstieg der Kriminalität. <text:s/>Und auch die aktuellen wirtschaftlichen und sozialen Belastungen beeinflussen diese Prozesse und spielen eine große Rolle. <text:s/>Wir hatten übrigens – das möchte ich auch noch mal sagen – in der Flüchtlingskrise 2016 500 000 Straftaten – eine halbe Million – mehr als jetzt, 2023. <text:s/>Nur eine Zahl für Ihren Kopf! <text:s/>Der überproportionale Anteil ausländischer Tatverdächtiger darf nicht zu einem Generalverdacht führen. Millionen Ausländer leben in Deutschland und begehen keine Straftaten. Auch im Hinblick auf diese Entwicklung wird gehandelt. Auch hier gilt der Grundsatz: null Toleranz. Für ausländische Täter bedeutet das neben den strafrechtlichen Konsequenzen, dass sie das Land deutlich schneller verlassen müssen. Mit den neuen restriktiven Abschieberegeln können sich ausländische Straftäter der Abschiebung deutlich schwerer entziehen. <text:s/>Unsere Antwort auf den Anstieg der Kriminalitätszahlen ist eindeutig: Strafverfolgung, also repressive Maßnahmen. Die Täter müssen die Konsequenzen ihres Handelns deutlich spüren, ganz egal, zu welcher Bevölkerungsgruppe sie gehören. <text:s/>Wir verzeichnen übrigens eine sehr hohe Aufklärungsquote von 58,4 Prozent. <text:s/>Die hohe Quote ist ein klares Zeichen für die wirksame Arbeit unserer Sicherheitsbehörden. <text:s/>Wir wissen, wie wichtig Prävention ist. Programme wie „Kurve kriegen“ zeigen deutliche, starke Ergebnisse. Wir müssen bei den sozialen Ursachen ansetzen, die sich hinter Kriminalität und Gewalt verbergen. Dazu gehören unter anderem fehlende Schulabschlüsse und Perspektivlosigkeit sowie Kinderarmut. <text:s/>Die wirkungsvollste Prävention ist eine gute Sozial- und Bildungspolitik, der wir uns als Sozialdemokraten verpflichtet haben. Dafür kämpfen wir jeden Tag. <text:s/>Das sind die wichtigen Schlussfolgerungen, die wir aus den vorliegenden Zahlen ziehen sollten. Liebe Bürgerinnen und Bürger, lassen Sie sich bitte nicht verunsichern. <text:s/>Wir leben nach wie vor in einem der sichersten Länder der Welt. <text:s/>Liebe Oppositionspartei Union, lassen Sie uns über dieses wichtige Thema konstruktiv sprechen. Nutzen Sie dieses nicht als Anlass, um zusammenhanglose Aussagen zu verbreiten! <text:s/>Vielen Dank. <text:s/>Vielen Dank, Frau Kollegin Schierenbeck. – Nächster Redner ist der Kollege Martin Hess, AfD-Fraktio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64</text:p>
          </table:table-cell>
          <table:table-cell table:style-name="ce2" office:value-type="string" calcext:value-type="string">
            <text:p>21.10.2022</text:p>
          </table:table-cell>
          <table:table-cell table:style-name="ce2" office:value-type="string" calcext:value-type="string">
            <text:p>ID206404700</text:p>
          </table:table-cell>
          <table:table-cell table:style-name="ce2" office:value-type="string" calcext:value-type="string">
            <text:p>Thomas Jarzombek (CDU/CSU)</text:p>
          </table:table-cell>
          <table:table-cell table:style-name="ce2" office:value-type="string" calcext:value-type="string">
            <text:p>Herr Präsident! Liebe Kolleginnen und Kollegen! Ich finde es schön, dass wir heute, noch vor der ESA-Ministerratskonferenz, eine Debatte zu <text:s/>Raumfahrtthemen haben, und ich finde es wichtig, dass wir diese Debatte unter das Signet der Souveränität stellen. Ich glaube, es ist wichtig, zuerst zu <text:s/>definieren: Was bedeutet eigentlich Souveränität? Souveränität bedeutet nicht, dass wir alles selber machen können. Souveränität bedeutet, dass wir in <text:s/>bestimmten Bereichen so stark und strategisch gut aufgestellt sind, dass auch andere nicht ohne uns können. So definiert es die EFI, die Innovationsweisen, und <text:s/>so sehen auch wir das. Wir können nicht alles. Aber bei dem, was wir machen, müssen wir exzellent sein. <text:s/>Was schließt man daraus für das, was wir heute machen? Die Frage ist: Wollen wir aufholen, oder wollen wir vorangehen? Das ist beim Thema Souveränität <text:s/>ein ganz entscheidender Punkt; denn, ganz ehrlich, diese Diskussion über dieses Thema würden wir ohne Elon Musk gar nicht führen. Ich glaube nicht, dass ein <text:s/>EU‑Kommissar und die Legacy-Industrie, die sich manchmal bei bestimmten Aufträgen als sehr etabliert präsentiert, sich auf das Thema Satelliteninternet gestürzt <text:s/>hätten, wenn nicht Elon Musk gesagt hätte: Ich starte 4 000 Satelliten. – Das hätten viele vor wenigen Jahren als verrückt angesehen. <text:s/>Deshalb ist es auch kein Problem, dass Elon Musk das macht; das Problem ist eher, dass wir das nicht machen. Wir müssen es richtig machen. Wenn ich <text:s/>jetzt hier die ganze Zeit höre: „Das ist alles durch Regierungshandeln erledigt“, dann möchte ich jedem, der so was behauptet, empfehlen, einmal nach Brüssel zu <text:s/>reisen, in eine Sitzung des Wettbewerbsrats oder des COREPER zu gehen und zu sehen, wie die Dinge laufen. Erledigt ist hier überhaupt gar nichts, bevor nicht <text:s/>tatsächlich entsprechende Verträge gemacht werden. <text:s/>Wir haben hier die Frage in den Vordergrund gestellt: Was ist denn eigentlich die Strategie? Man kann mit einer Initiative nicht erfolgreich sein, <text:s/>wenn man das Ziel nicht klar definiert: Wollen wir sichere Behördenkommunikation machen, oder wollen wir ein preiswertes Internetsystem machen für ganz Europa, <text:s/>für jeden Anwender, vielleicht auch noch für Afrika? Das ist ein ganz anderer Antritt, dahinter liegen ganz verschiedene Kostenstrukturen. Wenn Sie zwei <text:s/>widersprüchliche Ziele verfolgen, dann kann es passieren, dass Sie keines davon erreichen. Deshalb hat sich die alte Bundesregierung beim Punkt Strategie sehr <text:s/>deutlich positioniert. <text:s/>Ich formuliere es mal als Kompliment an die Kollegin Christmann: Sie stellen eine ganz exzellente Kontinuität in der Raumfahrtpolitik dar. – Und zu <text:s/>den vielen Kritikpunkten, die ich hier vorhin gehört habe, junge Kollegen, kann ich nur sagen: Das sind alles die Dinge, die die alte Bundesregierung gemacht <text:s/>hat. – Ich bin ja sehr dankbar dafür, dass wir hier Kontinuität haben. <text:s/>Weil hier gefragt wurde: „Was habt ihr eigentlich getan?“, will ich sagen: In der letzten Wahlperiode war Deutschland erstmals Investor Nummer eins im <text:s/>Bereich Raumfahrt in Europa mit 3,4 Milliarden Euro. <text:s/>Unsere Erwartungshaltung ist, dass auch die neue Regierung Investor Nummer eins bei dieser ESA-Ministerratskonferenz sein wird und weiter diese <text:s/>Führungsrolle lebt. <text:s/>Wir haben – weil auch das Argument kam – als einen von sechs strategischen Punkten vor drei Jahren definiert, den Anteil der KMUs signifikant zu <text:s/>erhöhen. Den haben wir verzweieinhalbfacht. Was uns sehr wichtig war und was ich bei dieser Initiative auch weiterhin als sehr wichtig erachte, ist, dass die <text:s/>KMUs und Start-ups nicht die Unterauftragnehmer der Großen sind, sondern sie selbst First Tier sind, dass sie vorne in der Auftragskette stehen, um tatsächlich <text:s/>souverän zu sein. <text:s/>Was haben wir noch vorangebracht? Insbesondere haben wir einen ersten Schritt in Richtung „Staat als Ankerkunde“ unternommen, und wir haben ein System <text:s/>aufgebaut, wo wir am Ende jetzt drei neue Launcher-Anbieter kommen sehen. Wir haben es mit wenig öffentlichem Geld geschafft – ich glaube, es war etwas mehr als <text:s/>ein halbes Prozent der Mittel –, dass der erste Anbieter schon über 150 Millionen Euro privates Wagniskapital erhalten hat. So hebeln wir das staatliche Geld; <text:s/>so kann man erfolgreich sein. Und genau das – das haben wir beim Quantencomputing übrigens auch gemacht – ist unsere Erwartungshaltung an diese Initiative: dass <text:s/>es Wettbewerb gibt, dass Start-ups und KMUs mitmachen können, dass diese auf der ersten Ebene mitmachen und dass der Staat als Ankerkunde auftritt und das <text:s/>staatliche Geld am Ende hebelt. <text:s/>Wir haben genug Investitionsruinen im Technologiebereich gesehen. Wir haben mit den Launchern und dem Quantencomputing einen anderen Weg <text:s/>aufgezeigt. <text:s/>Kommen Sie zum Schluss, bitte. <text:s/>Unsere Erwartungshaltung ist, dass sich die Bundesregierung dafür einsetzt, es aber auch durchsetzt. Wir werden euch an den Taten messen. Wir <text:s/>wünschen viel Erfolg. Ein guter Weg wäre es, diesem Antrag jetzt zuzustimmen. <text:s/>Vielen Dank. – Nächster Redner ist der Kollege Maik Außendorf,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5</text:p>
          </table:table-cell>
          <table:table-cell table:style-name="ce2" office:value-type="string" calcext:value-type="string">
            <text:p>14.12.2022</text:p>
          </table:table-cell>
          <table:table-cell table:style-name="ce2" office:value-type="string" calcext:value-type="string">
            <text:p>ID207517200</text:p>
          </table:table-cell>
          <table:table-cell table:style-name="ce2" office:value-type="string" calcext:value-type="string">
            <text:p>Peggy Schierenbeck (SPD)</text:p>
          </table:table-cell>
          <table:table-cell table:style-name="ce2" office:value-type="string" calcext:value-type="string">
            <text:p>Sehr geehrte Frau Präsidentin! Meine sehr geehrten Damen und Herren! Liebe Zuschauerinnen und Zuschauer! In den fünf Minuten Redezeit, die ich heute zur Verfügung habe, könnte ich Sie mit sehr, sehr vielen statistischen Zahlen konfrontieren. Zahlen lügen nicht. Sie geben uns eine sachliche Information, wenn – wenn! – man sie eben nicht aus dem Zusammenhang reißt und sie in solche Verhältnismäßigkeiten setzt, dass sie ihre Aussagekraft verlieren, <text:s/>so wie die AfD es immer wieder in ihren Anträgen tut. <text:s/>Es sind die Zahlen aus der PKS, der Polizeilichen Kriminalstatistik, die jedes Jahr erscheint und für die ich als Berichterstatterin im Ausschuss für Inneres und Heimat zuständig bin und die Sie, liebe Zuschauerinnen und liebe Zuschauer, jederzeit einsehen können. Sie sind auf den Seiten des BKA zu finden. Sie können die Zahlen auch von Ihrer örtlichen Polizeidienststelle bekommen, übrigens ganz transparent. Diese Statistik gibt uns Auskunft darüber, wie es um die Kriminalität in unserem Land bestellt ist. Und diese Zahlen zeigen uns, dass die Kriminalität insgesamt zurückgeht: die einfachen Delikte wie auch die schweren Delikte und die Gewaltverbrechen bis hin zu schwerer Körperverletzung und Mord. Der Anteil der Delikte der gefährlichen und schweren Körperverletzung lag bei 5,8 Prozent der benannten Delikte. Bei Zuwanderinnen und Zuwanderern ist der Rückgang der Straftaten prozentual am höchsten. Auch das können Sie der Polizeilichen Kriminalstatistik entnehmen. <text:s/>Das Bundeskriminalamt hat im Berichtsjahr 2021 erstmals die Zahl der Messerangriffe explizit erfasst. Bis dato wurden diese Straftaten unter dem allgemeinen Begriff der Körperverletzung geführt. Ein deutschlandweiter Vergleich über die vergangenen Jahre ist also noch nicht möglich. <text:s/>Messerangriffe im Sinne der Erfassung von Straftaten in der Polizeilichen Kriminalstatistik sind solche Tathandlungen, bei denen der Angriff mit einem Messer unmittelbar gegen eine Person angedroht oder ausgeführt wird. Das bloße Mitführen eines Messers reicht hingegen für eine Erfassung als Messerangriff nicht aus. <text:s/>Was Sorgen machen muss: Der Anteil der Messerangriffe hat zwar abgenommen, zugenommen in ihrer Schwere haben aber die Folgen der durch die Messerangriffe ausgelösten Attacken. Und Messerangriffe sind zu einem hohen Anteil die Taten von Männern, vor allem von jungen Männern. Das Messer als Statussymbol der Selbstverteidigung und der Selbstbehauptung ist leider Realität auf den Straßen und Schulhöfen. – So weit zu den Statistiken. <text:s/>Wenn ich mir die Titel dieses Antrages ansehe, ist doch klar, worauf er abzielt: unsere Gesellschaft zu spalten, Hass und Hetze zu verbreiten, <text:s/>Ihr Gift in die Seelen der Menschen zu spritzen, <text:s/>Verunsicherung zu schaffen, unseren Rechtsstaat zu diffamieren – ohne jegliche Verantwortung gegenüber den Bürgerinnen und Bürgern. So übrigens auch im jüngsten Fall: Genau vor einer Woche wurde im Rahmen einer bundesweiten Razzia eine terroristische Vereinigung von selbsternannten Reichsbürgern verhaftet, <text:s/>deren Spur direkt in die Fraktion der AfD hineinführt. Ich frage mich die ganze Zeit, ob Sie diesen Antrag nur gestellt haben, um verzweifelt zu versuchen, von sich selbst abzulenken. <text:s/>Was Sie ebenfalls versuchen, in Ihrer für mich nicht nachvollziehbaren Denkweise, ist die Gleichsetzung nichtdeutscher Tatverdächtiger mit geflüchteten Menschen und Asylbewerbern. Abgesehen davon, dass zu nichtdeutschen Tatverdächtigen – auch das finden Sie in der Statistik – auch Urlauber, Bürger aus dem EU-Ausland oder Touristen, die sich eines Vergehens strafbar gemacht haben, zählen, <text:s/>ist die Gleichsetzung des Begriffs „nichtdeutscher Tatverdächtiger“ mit Geflüchteten und Asylbewerbern eine Diskriminierung ohnegleichen und wird von uns, der Fraktion der SPD, mit Entschiedenheit zurückgewiesen. <text:s/>Zurück zu meiner Rede, zurück zur Sachlichkeit. Nun habe ich sehr viel über Kriminalität, Gewalt und Absurditäten gesprochen. Als Berichterstatterin für innere Sicherheit kann ich Ihnen versichern, dass Deutschland zu den sichersten Ländern der Welt gehört. <text:s/>Damit das so bleibt, gehört es zu unseren Aufgaben, die öffentliche Sicherheit zu gewährleisteten. Sie umfasst den Schutz unserer Bürgerinnen und Bürger vor Gewalt, Verbrechen und Terror sowie den Schutz unserer verfassungsmäßigen Ordnung. Darum investieren wir in die Sicherheit unseres Staates. Wir investieren unter anderem in den Periodischen Sicherheitsbericht, der uns die Daten liefert, die es uns ermöglichen, gezielt präventiv zu wirken, um Gewalt gar nicht erst entstehen zu lassen. Wir investieren vor allem in unsere Demokratie und sind diesbezüglich wehrhaft, weil wir unsere Verantwortung wahrnehmen. <text:s/>Ich danke für Ihre Aufmerksamkeit. <text:s/>Für die Fraktion Bündnis 90/Die Grünen hat die Kollegin Kaddor das Wort.</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34</text:p>
          </table:table-cell>
          <table:table-cell table:style-name="ce2" office:value-type="string" calcext:value-type="string">
            <text:p>12.05.2022</text:p>
          </table:table-cell>
          <table:table-cell table:style-name="ce2" office:value-type="string" calcext:value-type="string">
            <text:p>ID203413200</text:p>
          </table:table-cell>
          <table:table-cell table:style-name="ce2" office:value-type="string" calcext:value-type="string">
            <text:p>Hannes Gnauck (AfD)</text:p>
          </table:table-cell>
          <table:table-cell table:style-name="ce2" office:value-type="string" calcext:value-type="string">
            <text:p>Frau Präsidentin! Meine Damen und Herren! Der Krieg in der Ukraine dauert an, und die Eskalation – sowohl rhetorisch als auch materiell – nimmt ihren Lauf. Am 28. April wurde in diesem Haus die Lieferung schwerer Waffen in die Ukraine beschlossen. Die US-Streitkräfte bildeten laut Aussage des amerikanischen Verteidigungsministeriums bereits zu diesem Zeitpunkt ukrainische Soldaten auf deutschem Boden aus. Am 6. Mai verkündete Ministerin Lambrecht, dass auch die Bundeswehr ukrainische Truppen ausbilden wird. Die deutsche Öffentlichkeit wurde hierüber erst im Nachgang informiert, und auch der Deutsche Bundestag hat über Teile dieser Vorgänge überhaupt gar nicht entschieden. Das, meine Damen und Herren, ist ein nicht hinzunehmender Prozess. <text:s/>Die Bürger unseres Landes fragen sich: Wie lange sollen die ukrainischen Soldaten von der Bundeswehr ausgebildet werden? Was kostet das Ganze uns? Wie schlägt sich dies auf die Materialplanung unserer Streitkräfte nieder? Und was hat die Bundesregierung der ukrainischen Regierung im Detail zugesagt? Meine Damen und Herren, wann informieren Sie endlich das deutsche Volk über all diese höchst brisanten Dinge? <text:s/>Hinzu kommt – es wurde angesprochen –, dass in dem Gutachten des Wissenschaftlichen Dienstes des Bundestages festgestellt wird, dass man mit der Einweisung einer Konfliktpartei bzw. der Ausbildung an solchen Waffen den gesicherten Bereich der Nichtkriegsführung verlassen würde. Nun müssen sich die Bürger Idar-Obersteins fragen, ob ihre Heimatstadt durch Ihr Handeln zu einem möglichen militärischen Ziel geworden ist, da in der dortigen Kaserne die ukrainischen Soldaten ausgebildet werden. <text:s/>Wie können Sie den Bürgern dieses Landes wirklich versichern, dass Deutschland nicht zum Schlachtfeld wird? <text:s/>Wir brauchen Deeskalation, um Deutschland definitiv vor einem Krieg zu bewahren. <text:s/>Werte Kollegen der Regierungsfraktionen, begreifen Sie doch endlich mal eines: Sie können noch so oft auf völkerrechtliche Einschätzungen Ihrerseits verweisen, letztendlich geht es aber um die Bewertung solcher Eskalationen seitens der Kriegsparteien. Das heißt, wenn Russland zu einer Bewertung wie jener des Wissenschaftlichen Dienstes kommt, dann haben wir uns auf dem Pfad zum Kriegseintritt ein großes Stück bewegt. Und das, meine Damen und Herren, ist absolut unverantwortlich. <text:s/>Zur Erinnerung: Sie haben laut Eid ausschließlich dem deutschen Volk zu dienen und Schaden von diesem abzuwenden. Also hören Sie endlich auf, uns in einen Krieg schlafwandeln zu lassen, und nehmen Sie endlich mal eine souveräne deutsche Position ein! <text:s/>Die beginnt bei der Energie- und Wirtschaftspolitik und geht über die Sicherheits- und Verteidigungspolitik. Es brauchte doch nicht erst den Krieg in der Ukraine, um zu wissen, dass unsere Bundeswehr ausgerüstet und in Wehrfähigkeit gesetzt gehört. <text:s/>Ein Umdenken hat offenbar immer noch nicht stattgefunden. Schwere Waffen benötigen wir; doch Sie reichen Gerät und Material weiter in die Ukraine, so nach dem Motto: Wir hatten es ja sowieso nicht. – Mit der ausufernden Bereitschaft, eine fremde Armee in einem fremden Krieg auszurüsten, umgehen Sie mal wieder Ihre Verantwortung, nämlich erst einmal unsere Streitkräfte kampffähig zu machen und vor allem unsere Sicherheit zu gewährleisten. <text:s/>Die Vorschläge der Linksfraktion sind in diesem Zusammenhang tatsächlich auf den ersten Blick richtig und nachvollziehbar. Jedoch sind Sie ja bekanntlich keine Freunde der Bundeswehr oder der nationalen Landesverteidigung. Machen Sie sich eines klar: Weltfremder Pazifismus und Antimilitarismus können eine Nation nicht schützen und erhalten. <text:s/>Doch eine Regierung, welche aufgrund ihres ambivalenten Verhältnisses zum eigenen Volk uns alle in einen fremden Krieg zu treiben bereit ist, aber zugleich die eigenen Streitkräfte strukturell vernachlässigt, die, meine Damen und Herren, kann unser Land aber eben auch nicht schützen. Deshalb gilt: Deutschland zuerst, die Bundeswehr zuerst, keine Waffenlieferungen, sondern Diplomatie und damit vor allem keine Kriegsbeteiligung Deutschlands! <text:s/>Vielen Dank. <text:s/>Der Kollege Alexander Müller hat das Wort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1</text:p>
          </table:table-cell>
          <table:table-cell table:style-name="ce2" office:value-type="string" calcext:value-type="string">
            <text:p>02.06.2022</text:p>
          </table:table-cell>
          <table:table-cell table:style-name="ce2" office:value-type="string" calcext:value-type="string">
            <text:p>ID204109800</text:p>
          </table:table-cell>
          <table:table-cell table:style-name="ce2" office:value-type="string" calcext:value-type="string">
            <text:p>Susanne Mittag (SPD)</text:p>
          </table:table-cell>
          <table:table-cell table:style-name="ce2" office:value-type="string" calcext:value-type="string">
            <text:p>Sehr geehrte Frau Präsidentin! Liebe Kolleginnen und Kollegen! Liebe Damen und Herren! Dieses Jahr ist das Jahr der Entscheidungen. Und Entscheidungen werden getroffen. Das hat unser Bundeskanzler Olaf Scholz gestern schon mal gesagt. <text:s/>Und das stimmt nicht nur im Rahmen der Generaldebatte, sondern auch im Bereich „Ernährung und Landwirtschaft“ in diesem leider dieses Mal nur halbjährigen Haushalt; wir sind im Jahr ja schon fortgeschritten. <text:s/>Bei den kurzfristigen Haushaltsansätzen möchte ich noch einmal die Unterstützung aufgrund des Ukrainekrieges nennen, um dieser Dominanz der ewigen Waffendebatten mal was entgegenzusetzen. Neben der Zusammenarbeit mit anderen Ministerien und der Koordinierungsstelle mit dem ukrainischen Landwirtschaftsministerium und weiteren Institutionen werden jetzt zum Beispiel auch 5 Millionen Euro für Tierarzneimittel in die Ukraine geschickt – denn dort findet ja auch noch Nutztierhaltung statt – sowie 5 Millionen Euro zur Unterstützung von Tierheimen für die von Flüchtlingen mitgenommenen Haustiere für Unterbringung und Impfung veranschlagt. Das ist ein nicht unwesentlicher Teil. Hier wird sehr viel von Ehrenamtlichen erledigt; und das bedarf der Unterstützung. Das ist ein sehr guter Haushaltsansatz. Weitere Krisenhilfen an unsere Landwirte wie die 180 Millionen Euro sind schon erwähnt worden; und das ist bei Weitem noch nicht alles. <text:s/>Aber diese Etatansätze führen auch zu einem Themenbereich, der hier oftmals gar nicht erwähnt wird, und das sind die internationalen Maßnahmen zur Unterstützung der Landwirtschaft und der Ernährungssicherung mit einem Gesamtetat von 65 Millionen Euro, der im letzten Haushalt auch nicht ausgeschöpft worden ist. Da stellt sich natürlich die Frage, ob die zukünftigen Projekte den globalen und individuellen Herausforderungen der unterschiedlichen Länder überhaupt gerecht werden und ob sie ausreichend vernetzt und abgestimmt sind, zum Beispiel mit den Bereichen der wirtschaftlichen Entwicklung, mit der Außenpolitik, mit weiteren internationalen Projektträgern. Die Frage kann jetzt schon beantwortet werden: Sie sind es nicht. <text:s/>So umfassen Landwirtschaft und Ernährung – das ist vielleicht für einige überraschend – hier mit einen Bereich der äußeren Sicherheit; aber auch in der inneren, der sozialen und der Ernährungssicherheit sind Landwirtschaft und Ernährung unterwegs. Dazu gehört zum Beispiel auch die zivile Notfallreserve an Nahrungsmitteln, deren Konzept überprüfungsbedürftig ist. Es stellt sich die Frage, ob sie den derzeitigen Lagen, die wir in den letzten beiden Jahren gehabt haben und noch immer haben, überhaupt noch entspricht. Der Etat von 27 Millionen Euro ist nicht unerheblich, aber seit 2017 – da ist das mal entworfen worden – hat sich einiges in der Welt verändert. <text:s/>Aber es geht zum Beispiel auch um den Umgang mit einer Gasmangellage. Welche Bereiche der Tierhaltung und Ernährungsversorgung sind denn wie betroffen, und wie sind sie zu sichern? Dazu habe ich auch noch nicht viel gehört, ebenso wenig dazu, wie in Katastrophenfällen der Bestand zum Beispiel in Tierhaltungsanlagen gerettet werden kann. Erwähnt sei das hier nur im Rahmen des präventiven Hochwasserschutzes, bei dem es ebenfalls Nachbesserungsbedarf gibt. Auch der Bereich Landwirtschaft ist da nicht zu unterschätzen. <text:s/>Einen Beitrag zur sozialen und zur Nahrungssicherheit leistet die jahrelang etwas nachrangig behandelte Fischerei. Ich habe jetzt mit Begeisterung wahrgenommen, dass sie schon mehrfach erwähnt worden ist. Dabei handelt es sich nämlich um Landwirtschaft auf See. Wir sind sehr froh, dass neben Betriebshilfen aufgrund der derzeit schwierigen Lage auch – zukunftsorientiert – Fördermöglichkeiten zur Umstellung auf emissionsärmere Antriebe sowie für Aquakulturen unterschiedlicher Konzepte angeboten werden. Das ist die Zukunft der Fischerei. Damit können wir sie besser absichern. Wir wollen damit deutlich machen: Die Fischerei ist uns wichtig. <text:s/>Bei allen Maßnahmen in diesem Bereich – sei es auf dem Acker, im Wasser oder im Stall, bei der Verarbeitung, bei der Lagerung oder Vermarktung – ist jetzt und zukünftig immer ein ganz entscheidender Faktor die Digitalisierung. Sie wird in allen Bereichen von Ernährung und Landwirtschaft gebraucht. Hier findet ein Mittelaufwuchs auf 51,4 Millionen Euro statt, wovon letztes Mal auch nicht alles abgerufen worden ist, für Datenbanken, autonome Systeme, Auswertung, vereinfachte Kontrollen und – ehrlich gesagt, das war mir auch eine Herzensangelegenheit – zur Anschaffung drohnengestützter Wärmebildkameras zur Kitzrettung. Das ist beim letzten Mal sehr massiv angenommen worden. Das ist eine Hilfe für Landwirte, ihrer Verpflichtung nachzukommen, vor der ersten Mahd ihre Wiesen nach abgelegten Kitzen abzusuchen. <text:s/>Hier geht ein großer Dank an die vielen Hegeringe, die in ehrenamtlicher Arbeit in den frühen Morgenstunden loslaufen, die Wiesen absuchen und so die Landwirte unterstützen – ich war auch schon mal dabei –, damit die Kitze nicht von Mähwerken erfasst und – ja, man muss leider sagen – zerstückelt werden. <text:s/>Auch wenn es heute gegenteilige Pressemitteilungen gab: Das ist veraltet. <text:s/>So umfasst dieser Haushalt nicht nur große Projekte, kurzfristige Hilfen, zukunftsorientierte Pläne und Vorhaben, sondern auch Beiträge, die leicht in den Hintergrund geraten, wenn sie klein, aber doch so wichtig sind. <text:s/>Herzlichen Dank. <text:s/>Und die Kollegin Christina Stumpp, CDU/CSU-Fraktion, ist die nächste Redneri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58</text:p>
          </table:table-cell>
          <table:table-cell table:style-name="ce2" office:value-type="string" calcext:value-type="string">
            <text:p>30.09.2022</text:p>
          </table:table-cell>
          <table:table-cell table:style-name="ce2" office:value-type="string" calcext:value-type="string">
            <text:p>ID205804500</text:p>
          </table:table-cell>
          <table:table-cell table:style-name="ce2" office:value-type="string" calcext:value-type="string">
            <text:p>Christian Leye (DIE LINKE)</text:p>
          </table:table-cell>
          <table:table-cell table:style-name="ce2" office:value-type="string" calcext:value-type="string">
            <text:p>Sehr geehrte Frau Präsidentin! Meine Damen und Herren! Worum geht es? Es geht darum, dass mit CETA internationale Konzerne die Möglichkeit bekommen sollen, gegen demokratische Entscheidungen, zum Beispiel hier im Bundestag, vor Sondergerichten zu klagen. <text:s/>Das müsste doch eigentlich zu einem Aufschrei unter allen Demokratinnen und Demokraten führen. Wollen Sie als Gesetzgeber wirklich beschließen, dass Sie Konzernen keine Gesetze mehr vorgeben können, ohne dass die Sie vor ein Sondergericht ziehen? Frage in die Runde: Wenn Sie denken, dass Sie als Gesetzgeber für Konzerne nicht geeignet sind, warum sagen Sie das nicht Ihren Wählerinnen und Wählern? Aber darüber wird kaum gesprochen. Stattdessen reden wir über Werte. Und Sie wollen uns weismachen, dass gerade jetzt, in der Energiekrise CETA notwendig sei. Ich will mal anhand von Fallbeispielen erklären, warum genau das Gegenteil richtig ist. <text:s/>So gab es in Kanada vollkommen zu Recht Widerstand der Bevölkerung gegen Fracking durch den Öl- und Gaskonzern Lone Pine. 100 Bürgerinitiativen wehrten sich; mehr als 130 000 Menschen unterzeichneten Onlinepetitionen. Die Provinzregierung stoppte das Fracking und fand sich vor einem Sondergericht wieder, wo sie von dem Konzern auf Millionensummen verklagt wurde. Frage in die Runde: Warum wollen Sie sich beim Abwägen zwischen Energieförderung und Umweltschutz derartig die Hände binden lassen? <text:s/>Aktuelles Beispiel aus Italien. Da verklagt das Ölförderunternehmen Rockhopper den italienischen Staat, weil nach Protesten aus der Bevölkerung in einer 12‑Meilen-Zone vor der Küste kein Öl mehr gefördert werden darf. Vor einem privaten Schiedsgericht hat der Konzern dann Recht bekommen. Der italienische Staat muss 190 Millionen Euro zahlen, weil er seine Bevölkerung schützen wollte. Frage in die Runde: Wollen Sie in Sachen Ölförderung wirklich die Konzerne fragen, bevor Sie Ihre eigenen Wählerinnen und Wähler fragen? <text:s/>Den Vogel abschießen tut der Energiekonzern Uniper; denn das Unternehmen verklagt gerade den niederländischen Staat vor einem Schiedsgericht. Der Konzern fordert knapp 1 Milliarde Euro, weil in den Niederlanden die Regierung bis 2030 aus der Kohle aussteigen will. Frage in die Runde: Wenn Uniper jetzt verstaatlicht werden soll, verklagt dann die deutsche Bundesregierung die niederländische Bundesregierung, <text:s/>weil die etwas wollen, was wir so ähnlich auch wollen? Das ist doch der Wahnsinn in Tüten. <text:s/>Zur Energiekrise und zu CETA. Sie ändern doch gerade im Wochentakt Ihre Energiepolitik, weil Sie, ehrlich gesagt, keinen Plan haben, wie wir durch diesen Winter kommen sollen. Gaspreisdeckel, Verstaatlichung, ein neues Strommarktdesign, Übergewinnsteuer, Preiskontrollen – für welche dieser Maßnahmen könnte man sich eigentlich vor einem Sondergericht wiederfinden, weil sie irgendeinem Energiekonzern nicht passen? Das ist doch der absolute Wahnsinn. <text:s/>Deswegen: Kein Demokrat und keine Demokratin haben das Recht, vor dem internationalen Kapital derartig auf den Knien zu rutschen. Sagen Sie Nein zu diesem Abkommen! <text:s/>Danke schön. <text:s/>Für Bündnis 90/Die Grünen bekommt Dieter Janecek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0</text:p>
          </table:table-cell>
          <table:table-cell table:style-name="ce2" office:value-type="string" calcext:value-type="string">
            <text:p>31.01.2024</text:p>
          </table:table-cell>
          <table:table-cell table:style-name="ce2" office:value-type="string" calcext:value-type="string">
            <text:p>ID2015001200</text:p>
          </table:table-cell>
          <table:table-cell table:style-name="ce2" office:value-type="string" calcext:value-type="string">
            <text:p>Achim Post (Minden) (SPD)</text:p>
          </table:table-cell>
          <table:table-cell table:style-name="ce2" office:value-type="string" calcext:value-type="string">
            <text:p>– Ja, ich gucke mal. Andi, du traust mir ja einiges zu. – Sehr geehrte Frau Präsidentin! Liebe Kolleginnen und Kollegen! Meine sehr verehrten Damen und Herren! Es ist gut, dass wir in dieser Woche den Haushalt beraten und beschließen, und es ist auch gut, dass wir in diesem Zusammenhang über unser Land in Zeiten großer Herausforderungen, über Deutschland, die größte Volkswirtschaft in Europa, reden. Wir tun das im Jahr des 75. Geburtstags des Grundgesetzes, der besten Verfassung, die wir in diesem Land je hatten. Wir tun das angesichts beeindruckender Demonstrationen im ganzen Land, Demonstrationen der Stärke – der Kollege Dürr hat es gesagt – für ein weltoffenes und europäisches Deutschland. Wir tun dies angesichts von Demonstrationen, die für Zuversicht und Zusammenhalt kämpfen. Ich schaue mal nach ganz rechts in diesem Hause: Schauen Sie sich um in diesem Land, in kleinen und in großen Städten, im Norden, im Süden, im Westen und im Osten! Das ist Deutschland, <text:s/>das ist unsere Demokratie. Das ist die Mehrheit, das ist die Mitte, liebe Kolleginnen und Kollegen. <text:s/>Lassen Sie uns über diese Haushaltswoche reden, liebe Kolleginnen und Kollegen. Zu jeder Haushaltswoche, zu jeder Plenardebatte gehört auch inhaltlicher und zugespitzter Streit; das ist auch gut so. Aber zur Demokratie gehört auch die zweite Seite der Medaille, nämlich Kompromiss und Konsens. Deshalb – der Kollege Merz ist gerade nicht mehr da –: Ich bin und bleibe zuversichtlich, liebe Kolleginnen und Kollegen von der Union, <text:s/>dass Sie auch dafür sind, dass Wachstum in diesem Land generiert wird. Ich bleibe zuversichtlich, dass wir im Vermittlungsausschuss einen Kompromiss beim Wachstumschancengesetz erzielen werden. <text:s/>Wir sind gar nicht so weit davon entfernt. Ich setze darauf, dass Sie vernünftig sind, vernünftig bleiben und auch hier alles dafür tun, dass wir Wachstum in Deutschland generieren, liebe Kolleginnen und Kollegen. <text:s/>Ein zweiter Punkt. Sie sind doch auch dafür, dass die wehrhafte Demokratie gestärkt wird; ich habe keinen Zweifel daran. Lassen Sie uns doch zusammen darüber reden, wie man das höchste deutsche Gericht, das Bundesverfassungsgericht, besser gegen Umtriebe von ganz rechts schützen kann. Ich bin auch sicher, dass Sie auch da nicht einfach Nein sagen werden, sondern sich genau überlegen, ob Sie mitmachen oder nicht. Ich setze darauf, dass Sie mitmachen. <text:s/>Wir alle wollen starke und handlungsfähige Kommunen, Sie von der CDU/CSU doch auch. Wie ich gehört habe, brauchen auch CDU- und CSU-Bürgermeister und -Bürgermeisterinnen finanzielle Mittel. Deshalb überlegen Sie noch mal ganz genau, ob Sie beim Altschuldenfonds mitmachen wollen, liebe Kolleginnen und Kollegen. <text:s/>Der vorliegende Haushalt gibt Investitionssicherheit. Es sind Rekordinvestitionen von über 70 Milliarden Euro vorgesehen. Dieser Haushalt organisiert soziale Sicherheit. Der Arbeitsminister wird bald einen Vorschlag machen, um das Rentenniveau zu stabilisieren, und zwar über einen längeren Zeitraum. Das ist gut für die Rentnerinnen und Rentner, und das ist gut für Deutschland. <text:s/>Ich habe vorhin vonseiten der AfD gehört, dass man sich überlegt – vielleicht sogar mehr –, aus der Europäischen Union auszutreten, Stichwort „Dexit“. Ich empfehle nur einen kurzen Blick nach Großbritannien. Von allen Versprechungen, die diejenigen, die das Land aus der Europäischen Union herausgeführt haben, gemacht haben – es gäbe mehr Wohlstand, es gäbe ein stärkeres Großbritannien, es gäbe mehr Arbeitsplätze, es gäbe weniger Migranten –, ist ein einziges Versprechen in die Tat umgesetzt worden: Der Pass des Vereinigten Königreiches ist jetzt blau und nicht mehr rot wie der Pass der Europäischen Union. Das ist das Einzige, was sie umgesetzt haben. Deshalb kann ich nur sagen: Das ist ein Programm der Wohlstandsvernichtung, der Arbeitsplatzvernichtung, und es würde Deutschland in Europa und weltweit in die Isolation führen, liebe Kolleginnen und Kollegen. Deshalb kann ich nur allen raten: Gucken Sie genau hin, was diese Partei vorschlägt. Das geht so nicht. <text:s/>Letzter Punkt. Ich bin zuversichtlich – und zwar bei allen demokratischen Parteien, bei der Regierung, bei den Ampelfraktionen und auch bei der größten Oppositionsfraktion –, dass wir in diesem wichtigen Jahr 2024, in einem Jahr der Entscheidungen, alles dafür tun werden, dass die Demokratie- und Menschenfeinde verlieren und dass die wehrhafte, die lebendige, die tolerante, die liberale Demokratie in Deutschland gewinnen wird. In diesem Sinne: Alles Gute! <text:s/>Schönen Dank. <text:s/>Der nächste Redner ist Martin Erwin Renner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7</text:p>
          </table:table-cell>
          <table:table-cell table:style-name="ce2" office:value-type="string" calcext:value-type="string">
            <text:p>11.10.2023</text:p>
          </table:table-cell>
          <table:table-cell table:style-name="ce2" office:value-type="string" calcext:value-type="string">
            <text:p>ID2012701300</text:p>
          </table:table-cell>
          <table:table-cell table:style-name="ce2" office:value-type="string" calcext:value-type="string">
            <text:p>Annalena Baerbock, Bundesministerin des Auswärtigen</text:p>
          </table:table-cell>
          <table:table-cell table:style-name="ce2" office:value-type="string" calcext:value-type="string">
            <text:p>Es gibt bekanntermaßen eine Endverbleibskontrolle. Das ist auch Voraussetzung für Lieferungen, gerade in Drittstaaten. Deswegen: Das, was Sie mit Blick auf die Endverbleibskontrolle einfordern, ist bereits geltende Praxis. Darüber hinaus haben wir ein Rüstungsexportkontrollgesetz. Wir haben Leitlinien der Europäischen Union, nach denen wir uns richten. Nichtsdestotrotz ist jede Waffe, die in andere Hände weitergegeben wird, natürlich fatal. Aber deswegen treffen wir solche Entscheidungen in Deutschland ja zum Beispiel auch anders als andere Länder. Es kommt immer der Bundessicherheitsrat zusammen, um solche Entscheidungen, gerade wenn es Drittstaaten betrifft, gemeinsam zu beschließen und uns zu unterstützen. Das tun wir in jedem einzelnen Fall. <text:s/>Die nächste Frage stellt aus der Fraktion Bündnis 90/Die Grünen Jürgen Tritti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5</text:p>
          </table:table-cell>
          <table:table-cell table:style-name="ce2" office:value-type="string" calcext:value-type="string">
            <text:p>24.06.2022</text:p>
          </table:table-cell>
          <table:table-cell table:style-name="ce2" office:value-type="string" calcext:value-type="string">
            <text:p>ID204509600</text:p>
          </table:table-cell>
          <table:table-cell table:style-name="ce2" office:value-type="string" calcext:value-type="string">
            <text:p>Tobias Winkler (CDU/CSU)</text:p>
          </table:table-cell>
          <table:table-cell table:style-name="ce2" office:value-type="string" calcext:value-type="string">
            <text:p>Sehr verehrte Frau Präsidentin! Werte Kolleginnen und Kollegen, die dem Drang widerstehen konnten, die Sitzungswoche am späten Freitagnachmittag schon vorzeitig zu beenden! Ich möchte für die CDU/CSU-Fraktion sagen, dass wir ausdrücklich den Vorschlag begrüßen, bewaffnete deutsche Streitkräfte wieder an der EUFOR-Althea-Mission zu beteiligen. Damit folgen Sie dem Vorschlag des Hohen Repräsentanten für Bosnien und Herzegowina, Christian Schmidt, und senden ein eindeutiges Signal aus – ich glaube, das ist an dieser Stelle auch sehr wichtig –: Deutschland steht zu seiner Verantwortung, Deutschland steht an der Seite von Bosnien und Herzegowina. <text:s/>Wir müssen auf das zurückblicken, was wir in der Verantwortung für dieses Land schon geleistet haben, um dann zu verstehen, warum es jetzt wichtig ist, dieses Engagement fortzusetzen und zu verstärken. Blicken wir 27 Jahre zurück: Am 30. Juni 1995 hat der Deutsche Bundestag zum ersten Mal seit dem Zweiten Weltkrieg wieder Soldaten in einen bewaffneten Einsatz geschickt – die erste solche Entscheidung des Deutschen Bundestages seit dem Zweiten Weltkrieg, und es ging um Bosnien und Herzegowina. Nur wenige Tage später, am 11. Juli, mussten wir mit dem furchtbaren Völkermord von Srebrenica den moralischen Tiefpunkt seit dem Ende des Zweiten Weltkriegs erleben. Dann, am 14. Dezember des gleichen Jahres, konnte der Friedensschluss in Paris unterzeichnet werden, das Rahmenabkommen von Dayton. Seitdem hat Bosnien und Herzegowina eine wechselvolle, lange Geschichte hinter sich. Wir sehen: Bei 27 Jahren ist es eine ganze Generation, die seitdem in diesem Land aufgewachsen ist. <text:s/>Was uns aber Sorge machen muss – deswegen habe ich mir auch noch einmal die Reden von 2012 angesehen, als es darum ging, die deutsche Beteiligung zu beenden –: Wir hatten damals die Hoffnung, dass der Frieden dieses Landes dauerhaft von innen heraus entstehen könnte und von innen heraus entstehen muss. Diese Hoffnung dürfen wir nicht aufgeben. Wir sehen aber gerade in der Entwicklung der letzten Jahre, dass es unserer mutigen Unterstützung bedarf. Sie, Herr Müller, Herr Nietan, haben dargestellt, was alles auf dem Spiel steht; sie haben sogar eine drohende Kriegsgefahr erwähnt. Vor diesem Hintergrund verstehen wir nicht, warum Sie das Mandat auf eine Obergrenze von 50 Mann begrenzt haben. Ich glaube, hier wäre ein mutigeres Zeichen nötig gewesen, um glaubhaft die vielen Aufgaben, die vor uns stehen, die Sie skizziert haben, zu erfüllen. <text:s/>Sie, Frau Ministerin, haben den Zweck darauf beschränkt, zu sagen: Wir müssen die Wahlen am 2. Oktober sichern. – Ich glaube, die Gründe, die Rechtfertigungen für diesen Einsatz, die hier genannt worden sind, sind vielfältiger und wären mit einer Mannstärke in Kompaniestärke, 150 Mann Obergrenze, sicherlich noch besser zu erfüllen gewesen. Wir hätten damit auch die Chance gehabt, unsere internationale Glaubwürdigkeit zu stärken und dem verlorengegangenen Vertrauen in uns in den letzten Monaten, mutig die Zeitenwende mit Leben zu erfüllen, entgegenzuwirken, indem wir mit dem starken Engagement in Bosnien-Herzegowina ein Zeichen gesetzt hätten. Wenn wir hier mutiger aufgetreten wären, hätte das den einen oder anderen überzeugen können, bei dem wir Zweifel geweckt haben, ob wir jetzt wirklich dazu stehen, uns auch militärisch zu engagieren und den Frieden in Europa zu sichern. Ich glaube, Deutschland als der stärksten Wirtschaftsnation in der Europäischen Union hätte es gut angestanden, hier mutiger voranzugehen. <text:s/>Grundsätzlich ist es ein richtiger und wichtiger Schritt, deutsche bewaffnete Streitkräfte hier wieder an EUFOR Althea zu beteiligen. Wir hätten uns mehr vorstellen können; wir hätten uns mehr gewünscht. Es hätte uns gut getan und uns gut zu Gesicht gestanden. Vielleicht überdenken Sie den Vorschlag noch einmal oder sind so flexibel, dass Sie, wenn sich die Lage dort anders entwickelt, dieses Mandat entsprechend anders ausgestalten. Jetzt ist es eben so, wie es in dem Antrag vorliegt. Was ich dazu gesagt habe, ist: verpasste Chance. Wir hätten mehr tun können, aber immerhin. <text:s/>Vielen Dank. <text:s/>Boris Mijatović hat das Wort fü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7</text:p>
          </table:table-cell>
          <table:table-cell table:style-name="ce2" office:value-type="string" calcext:value-type="string">
            <text:p>11.11.2022</text:p>
          </table:table-cell>
          <table:table-cell table:style-name="ce2" office:value-type="string" calcext:value-type="string">
            <text:p>ID206706400</text:p>
          </table:table-cell>
          <table:table-cell table:style-name="ce2" office:value-type="string" calcext:value-type="string">
            <text:p>Jürgen Hardt (CDU/CSU)</text:p>
          </table:table-cell>
          <table:table-cell table:style-name="ce2" office:value-type="string" calcext:value-type="string">
            <text:p>Frau Präsidentin! Liebe Kolleginnen und Kollegen! Wir Außenpolitiker der Union hatten gestern die Chance, mit dem Chef von MINUSMA, mit Herrn Wane, über den Einsatz zu sprechen. Wir haben in diesem Gespräch die große Sorge von Herrn Wane verspürt, dass, wenn sich nach Frankreich nun weitere Nationen aus diesem Einsatz abmelden würden, die Situation in Mali zusehends unhandhabbar wird. Deshalb sind wir dringend dazu aufgefordert worden, unseren Beitrag weiter zu leisten. <text:s/>Er hat auch von den Schwierigkeiten berichtet, die er hat, bestimmte Kernelemente der Unterstützung zu bekommen; wir wissen das auch. Wir können in diesem Einsatz nicht zufrieden sein mit der Frage der Helikopterunterstützung, der Luftnahunterstützung. Das wird im Augenblick von El Salvador und dann schon bald von Bangladesch geleistet, deren Soldaten sicherlich hoch engagiert sind, die aber beim Umgang mit dem Gerät, was ihnen dafür zur Verfügung steht, nicht an das heranreichen, was eigentlich unser Maßstab ist. <text:s/>Wir haben diesen Antrag hier im Deutschen Bundestag gestellt, weil wir wissen, dass es bei allen Fraktionen, auch bei denen, die diesen Einsatz unterstützen, große Bauchschmerzen gibt wegen der gegenwärtigen Situation dieses Einsatzes. Unsere Soldaten sind angesichts der gegenwärtigen Lage – ich hatte das Thema Luftnahunterstützung angesprochen – letztlich gezwungen, viel Arbeit im Camp zu vollbringen, statt tatsächlich effektiv bei den Menschen in Mali zu wirken. <text:s/>Wir haben Schwierigkeiten mit der malischen Regierung. Frau Agnes Strack-Zimmermann, die FDP-Ausschussvorsitzende des Verteidigungsausschusses, <text:s/>hat im Sommer kritisiert, das Verteidigungsministerium würde mit einer anderen Stimme als das Außenministerium mit der Regierung in Bamako reden. Wir beobachten, dass die Regierung in Bamako Unterstützung von russischen Söldnertruppen bekommt – Truppen, von denen wir wissen, dass sie vor Völkerrechtsbrüchen und vor der Missachtung von Menschenrechten nicht zurückschrecken. Das können keine Partner von MINUSMA, keine Partner der deutschen Bundeswehr in der Region sein. <text:s/>Bei diesen ganz vielen offenen Fragen hat uns die Bundesregierung im Mai einen Antrag zur Fortsetzung des Mandates vorgelegt, der letztlich keine wesentlichen Veränderungen vorgesehen hat. Sie hat angekündigt, dass für den Fall, dass bestimmte Parameter nicht eingehalten werden, der Einsatz überprüft werden muss. Wir stellen fest, dass einzelne Parameter dieses Einsatzes nicht eingehalten werden können, zum Beispiel das Thema Luftnahunterstützung. Trotzdem gibt es seitens der Bundesregierung keinen neuen Ansatz, keine Weiterentwicklung des Konzeptes in Sachen Mali. <text:s/>Unser Antrag soll dazu beitragen – ich möchte es wirklich als Einladung an die anderen Fraktionen verstehen –, dass wir in den nächsten Wochen doch tatsächlich diesen Einsatz in der Form evaluieren, dass wir uns überlegen: Kann er so weitergehen? Ich glaube, nein. Und wenn er weitergeht, was unser Ziel sein muss, müssen wir uns überlegen: In welcher Form muss er weitergeführt werden? <text:s/>Ganz konkret stelle ich zum Beispiel die Frage: Wenn wir solche Schwierigkeiten haben, die notwendige Luftnahunterstützung zu bekommen, und auf Nationen wie El Salvador und Bangladesch angewiesen sind, warum können wir als Bundesrepublik Deutschland dies nicht selbst mit unseren Tiger-Kampfhubschraubern und unseren NH90-Transporthubschraubern leisten? Mir will nicht in den Kopf, warum wir nicht in der Lage sind, diesen Schritt zu gehen. Das wäre ein kraftvolles Zeichen auch gegenüber den Vereinten Nationen. <text:s/>Die Situation in Mali ist ausgesprochen fragil. Wir wissen aber, dass, wenn es zu einem totalen Kollaps der Region käme, wir nicht nur massive negative Auswirkungen auf die Bevölkerung, die Menschen in der Region und auf die Entwicklung dieser Region insgesamt hätten, sondern auch die Terrorgefahr wieder steigen würde – weltweit. Denn der Terror richtet sich natürlich auch gegen Industrienationen. Nicht zuletzt könnten viele Menschen gezwungen sein, ihr Land zu verlassen, was wir auch nicht wollen. <text:s/>In diesem Sinne wünsche ich uns eine gute Beratung dieses Antrags und hinterher eine breite Mehrheit dafür. <text:s/>Danke schön. <text:s/>Liebe Kolleginnen und Kollegen! Ich grüße Sie alle herzlich an diesem Freitagnachmittag. Ich sehe Sie in aller Frische. <text:s/>Wir fahren in der Debatte mit Dr. Karamba Diaby für die SPD-Fraktion f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91</text:p>
          </table:table-cell>
          <table:table-cell table:style-name="ce2" office:value-type="string" calcext:value-type="string">
            <text:p>10.10.2024</text:p>
          </table:table-cell>
          <table:table-cell table:style-name="ce2" office:value-type="string" calcext:value-type="string">
            <text:p>ID2019111900</text:p>
          </table:table-cell>
          <table:table-cell table:style-name="ce2" office:value-type="string" calcext:value-type="string">
            <text:p>Andrej Hunko (BSW)</text:p>
          </table:table-cell>
          <table:table-cell table:style-name="ce2" office:value-type="string" calcext:value-type="string">
            <text:p>Vielen Dank, Frau Präsidentin. – Angesichts der Wahlen in Georgien am 26. Oktober rate ich zu ein bisschen mehr Differenzierung und ein bisschen mehr Zurückhaltung. Ich finde, dass diese Debatte nicht dafür missbraucht werden sollte, diese oder jene Wahlempfehlung für Georgien abzugeben. <text:s/>Herr Abraham, Sie haben vorhin völlig zu Recht die Politik des Georgischen Traums über viele, viele Jahre hinweg beschrieben, die auch gewisse Erfolge zu verzeichnen hatte. Und dann gab es plötzlich die Kehrtwende. Aber warum gab es die Kehrtwende? Ich will daran erinnern, in welcher Situation Georgien sich befindet. Nach dem Einmarsch Russlands in der Ukraine am 24. Februar 2022 ist Georgiens Regierung sehr stark unter Druck gesetzt worden, sich an einem Konfrontationskurs – etwa durch Wirtschaftssanktionen, aber auch durch Waffenlieferungen – zu beteiligen. Die Regierung hat das aber abgelehnt. Wenn man sich die Geografie Georgiens anschaut, ist es, denke ich, nachvollziehbar, dass Georgien nicht in eine direkte Konfrontation mit Russland hineingezogen werden möchte. <text:s/>Ich bin mit einigen vom Europarat in Tiflis gewesen. Wir sind vom Parlamentspräsidenten darüber informiert worden, dass der Druck sehr, sehr groß ist. <text:s/>Ich halte nicht alles, was sozusagen reaktiv vonseiten der Regierungspartei Georgischer Traum kommt, für sinnvoll – vieles geht in eine autoritäre Richtung –, aber je größer die Polarisierung ist und je stärker wir gegenüber den Georgiern betonen: „Wenn ihr diese wählt, dann kommt ihr zu Europa, wenn ihr jene wählt, dann seid ihr jetzt bei Russland“, desto mehr stellt man das Land vor eine Alternative, die wir so, finde ich, nicht aufstellen sollten. <text:s/>Der Kollege möchte eine Frage stellen. <text:s/>Kommen Sie bitte zum Schluss. <text:s/>Dann komme ich zum Schluss. <text:s/>Ihre Zeit ist schon abgelaufen, wie Sie ja gut sehen können. <text:s/>Ja. Ich hatte damit gerechnet, dass – – <text:s/>Ja, aber wenn die Zeit zu Ende ist, ist sie zu Ende. <text:s/>Also ein letzter Satz. <text:s/>Ja. Eigentlich auch schon nicht mehr. – Jetzt ganz schnell bitte. <text:s/>Ich hoffe, dass die Wahlen frei und fair sein werden. Die Aufgabe von Wahlbeobachtern, die anwesend sein werden, ist, zu prüfen, ob die Wahlen frei und fair sind. Es ist nicht ihre Aufgabe, für diese oder jene Seite Stellung zu beziehen. <text:s/>Vielen Dank. <text:s/>Dann erhält das Wort der fraktionslose Abgeordnete Robert Farl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7</text:p>
          </table:table-cell>
          <table:table-cell table:style-name="ce2" office:value-type="string" calcext:value-type="string">
            <text:p>29.09.2022</text:p>
          </table:table-cell>
          <table:table-cell table:style-name="ce2" office:value-type="string" calcext:value-type="string">
            <text:p>ID205715200</text:p>
          </table:table-cell>
          <table:table-cell table:style-name="ce2" office:value-type="string" calcext:value-type="string">
            <text:p>Marlene Schönberger (BÜNDNIS 90/DIE GRÜNEN)</text:p>
          </table:table-cell>
          <table:table-cell table:style-name="ce2" office:value-type="string" calcext:value-type="string">
            <text:p>Sehr geehrte Frau Präsidentin! Liebe Kolleginnen und Kollegen der demokratischen Fraktionen! In der vorliegenden Gesetzesänderung geht es um die Digitalisierung der Verwaltung und um einfachere und schnellere Prozesse in Standesämtern. Außerdem streichen wir die Angabe der Religionszugehörigkeit aus dem Personenstandsregister. Expertinnen und Experten sagen glasklar, dass es sie dort nicht braucht. <text:s/>Schon 1920, in der Weimarer Republik, strich das Parlament die Religionszugehörigkeit aus dem Personenstandsrecht. <text:s/>Denn diese Angabe überschreitet die Grenzen dessen, was ein Staat über seine Bürger/-innen wissen muss. Das Sammeln von Daten birgt immer die Gefahr, dass sie missbraucht werden. <text:s/>Heute kämpft die Unionsfraktion weiterhin dafür, dass die Religion Teil des Personenstands bleibt. Herzlichen Glückwunsch, liebe Union! Sie hinken mehr als 100 Jahre hinterher. <text:s/>Das Streichen der Religion aus dem Personenstandsregister hat aber noch eine viel tiefer gehende Bedeutung. Wir haben uns als Koalition vorgenommen, ganz genau auf unser Rechtssystem zu schauen, um alle noch vorhandenen Spuren der NS-Ideologie aus unseren Gesetzen zu streichen. <text:s/>Nachdem die Angabe der Religion 1920 gestrichen wurde, wurde sie 1937 durch die deutschen Nationalsozialistinnen und Nationalsozialisten wieder eingeführt. Jüdische Menschen sollten gekennzeichnet werden. Bürokratie war Teil des antisemitischen Vernichtungssystems der Nazis. <text:s/>Frau Kollegin, möchten Sie eine Zwischenfrage des Kollegen Amthor zulassen? <text:s/>Nein. <text:s/>Nach 1945 erfolgte die Übernahme der Religionsangabe in das Personenstandsregister der Bundesrepublik, nicht aus antisemitischen Gründen, aber schlicht unreflektiert und weil es sehr gut zum konservativen Zeitgeist passte. Heute sind wir weiter. Wir beschließen eine späte, aber wichtige Korrektur. <text:s/>Liebe Kolleginnen und Kollegen der Unionsfraktion, in der von Ihnen einberufenen Anhörung haben wir die Geschichte der Religionszugehörigkeit im Personenstandsrecht erklärt bekommen. Wenn Sie schon eine Anhörung einberufen, dann schenken Sie den Expertinnen und Experten bitte auch Gehör! <text:s/>Trotz aller begrüßenswerter Neuerungen, die wir einführen: Ich persönlich hätte mir mehr gewünscht. Noch immer werden queere Menschen im Personenstandsrecht benachteiligt. <text:s/>Ein Beispiel: Jens und Daniel sind verheiratet und ziehen nach Frankreich. Wenn sie nachweisen möchten, dass sie verheiratet sind, erhalten sie vom deutschen Standesamt keinen korrekten französischen Auszug; sie müssen den deutschen selbst übersetzen lassen. – Jens und Daniela, ein Heteroehepaar, bekommen hingegen den französischen Auszug ohne Probleme. Das ist eine krasse Ungerechtigkeit, die wir dringend ausräumen müssen. <text:s/>Nachbesserungsbedarf gibt es leider auch beim Datenschutz. Ein einfacherer Datentransfer, wie wir ihn heute beschließen, braucht mehr Sicherheit für die Bürger/-innen. Es muss zum Beispiel missbrauchssicher protokolliert werden, wer welche Daten wann wozu abfragt und einsehen kann; denn Datenschutz ist ein Grundrecht. <text:s/>Trotz allem: Wir ersparen Bürgerinnen und Bürgern viel kostbare Lebenszeit, die sie sonst auf Standesämtern verbringen müssten. Wir bringen die Digitalisierung der Verwaltung voran. Wir streichen Überbleibsel nationalsozialistischen Unrechts aus unserem Rechtssystem. Wir gehen Richtung Zukunft. <text:s/>Liebe Kolleginnen und Kollegen von der Union, Sie sollten sich fragen, in welche Richtung Sie gehen möchten. Stimmen Sie zu, und helfen Sie uns, dieses Gesetz gerechter zu machen! <text:s/>Vielen Dank. <text:s/>Joana Cotar spricht für die AfD.</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7</text:p>
          </table:table-cell>
          <table:table-cell table:style-name="ce2" office:value-type="string" calcext:value-type="string">
            <text:p>16.12.2022</text:p>
          </table:table-cell>
          <table:table-cell table:style-name="ce2" office:value-type="string" calcext:value-type="string">
            <text:p>ID207706500</text:p>
          </table:table-cell>
          <table:table-cell table:style-name="ce2" office:value-type="string" calcext:value-type="string">
            <text:p>Volkmar Klein (CDU/CSU)</text:p>
          </table:table-cell>
          <table:table-cell table:style-name="ce2" office:value-type="string" calcext:value-type="string">
            <text:p>Frau Präsidentin! Meine sehr geehrten Damen und Herren! Gegen Ende der Debatte kann man jedenfalls schon mal feststellen: Unser Antrag hat sein Ziel erreicht. Der herannahende Termin hat Bewegung und Aktivität ausgelöst. Und das war lange ganz anders, weil – wir haben es schon gehört – als Antwort auf unsere Kleine Anfrage dazu noch vor wenigen Wochen überhaupt nichts zu vermelden war. Aber offensichtlich waren diese Anfrage und der jetzige Termin ein Weckruf. <text:s/>Lieber Kollege Hofreiter, wir kritisieren doch nicht, dass die Regierung jetzt etwas tut. Wir stellen allerdings etwas amüsiert die Frage: Wieso weiß das „Handelsblatt“, das selber von einer „geheimen Liste“ spricht, jetzt Bescheid, obwohl das Parlament von der Regierung bisher noch nicht informiert worden ist? <text:s/>Aber das liegt ja quasi auf einer Linie damit, dass auch noch nicht alle Minister informiert worden sind, sonst hätte ja der oft gelobte Minister Habeck bei seiner Namibia-Reise davon gewusst. Aber selbst vor einem Minister ist das geheim gehalten worden. Und das eine passt eben mit dem anderen nicht zusammen. <text:s/>Wir müssen aber mehr Erfolg haben. Es wurde mehrfach gesagt, wir würden hier deutsche Interessen in den Mittelpunkt stellen. Das muss aber von Leuten gesagt worden sein, die den Antrag gar nicht gelesen haben. Unter Punkt 8 steht – vielleicht hat man dafür noch Zeit –, dass sich Initiativen „partnerschaftlich an gemeinsamen Werten und der nachhaltigen Entwicklung“ orientieren müssen; das steht alles dadrin. Und an anderer Stelle – es wurde hier ja auch noch verlautet, Klima hätte keine Rolle gespielt – steht: Wir brauchen nachhaltige, inklusive, klimaresistente und hochwertige Infrastrukturinvestitionen. – Das wird von afrikanischer Seite auch überall verlangt. Ich habe letzte Woche noch mit der ghanaischen Außenministerin reden können. Sie betont: Wir brauchen – mehr als alles andere – mehr Investitionen, um eine sich selbst tragende Entwicklung anzustoßen. <text:s/>Wenn wir dann feststellen, dass wir im Vergleich zu China bisher weniger Angebote machen können, weil es kein Level Playing Field gibt, weil die Chinesen mit dieser Verwobenheit von Privatem und Staatlichem ganz andere Angebote machen können, dann brauchen wir Global Gateway ganz dringend, auch aus strategischen Überlegungen heraus. <text:s/>Jetzt wird es so sein, dass Sie diesen Antrag ablehnen. Uns ist das Papier aber nicht so wichtig. <text:s/>Herr Kollege. <text:s/>Uns geht es darum, dass mit Leben erfüllt wird, – <text:s/>Herr Kollege. <text:s/>– was wir dort aufgeschrieben haben. <text:s/>Herr Kollege. <text:s/>Vielleicht können Sie uns nächstes Jahr Weihnachten rückblickend herzlich für diese Initiative danken. <text:s/>Herr Kollege, über nächstes Jahr müssen wir später sprechen, weil Ihre Redezeit zu Ende ist. <text:s/>Ich wünsche Ihnen jetzt frohe und gesegnete Weihnachten. <text:s/>Immer diese Weihnachtsgrüße, wenn die Redezeit so weit fortgeschritten ist. Es ist immer schade, dass ich dann reinquatschen muss. <text:s/>Das Wort hat Kevin Leiser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3</text:p>
          </table:table-cell>
          <table:table-cell table:style-name="ce2" office:value-type="string" calcext:value-type="string">
            <text:p>20.10.2022</text:p>
          </table:table-cell>
          <table:table-cell table:style-name="ce2" office:value-type="string" calcext:value-type="string">
            <text:p>ID206313200</text:p>
          </table:table-cell>
          <table:table-cell table:style-name="ce2" office:value-type="string" calcext:value-type="string">
            <text:p>Petr Bystron (AfD)</text:p>
          </table:table-cell>
          <table:table-cell table:style-name="ce2" office:value-type="string" calcext:value-type="string">
            <text:p>Sehr geehrter Herr Präsident, Herr Kubicki! Liebe Kolleginnen und Kollegen! Liebe Frau Ministerin, ich finde es schon sehr mutig, dass Sie hier diesen Gesetzentwurf vorlegen; denn Sie stellen das Herbeiführen einer Hungersnot unter Strafe, und wenn Ihre Bundesregierung so weitermacht, dann werden Sie sich für diesen Straftatbestand vielleicht bald verantworten müssen. <text:s/>Aber dieser Gesetzentwurf gibt uns die Gelegenheit, die Institution mal kurz in Augenschein zu nehmen, die das betrifft: den Internationalen Strafgerichtshof. Dieser ist nicht repräsentativ. 41 Länder haben das Römische Statut gar nicht unterzeichnet. Weitere 31 Länder, die es unterzeichnet haben, haben es anschließend nicht ratifiziert, das heißt, das Statut ist gar nicht in Kraft getreten. Darunter waren Länder wie China, Russland, USA, Indien; also die Hälfte der Menschen, die auf der Welt leben, ist gar nicht vertreten. Zu diesen 31 Ländern zählen die USA und Russland; sie haben zwar unterschrieben, sich aber eine Bedenkzeit ausbedungen und sind dann ausgestiegen. Das ist völlig unüblich. Es ist sehr selten im internationalen Recht, dass man etwas unterschreibt und dann nach zwei Jahren – wie die USA – die Unterschrift zurückzieht. <text:s/>Die Amerikaner sind noch viel weiter gegangen. Sie haben ein Gesetz erlassen, den American Service-Members’ Protection Act, in dem die USA die Auslieferung angeklagter US-Bürger verweigern. Das heißt, wenn US-Bürger in anderen Ländern Verbrechen begehen – zum Beispiel in Afghanistan – und der Internationale Strafgerichtshof das verfolgen will, dann sagen die USA: Nein, wir liefern sie nicht aus. – Und die USA gehen noch weiter, sie sagen: Wir nehmen uns heraus, diese amerikanischen Bürger mit militärischen Mitteln zu befreien. <text:s/>Also, das ist die Situation dieses Gerichtshofs. Er ist darüber hinaus auch noch ineffizient und teuer. Als Russland nach 14 Jahren seine Unterschrift zurückzog, hatte der Internationale Strafgerichtshof bereits über 1 Milliarde Dollar verschlungen und nur vier Urteile gefällt, also eine viertel Milliarde Dollar pro Urteil. Und nicht zuletzt: Dieser Gerichtshof zerfällt. Auch die Afrikanische Union hat koordinierte Maßnahmen für den Austritt beschlossen. Fünf Länder haben ihren Austritt angekündigt. Burundi ist schon ausgetreten. Und nicht nur die Afrikaner treten aus, auch die Philippinen sind ausgetreten. <text:s/>Zum Schluss möchte ich sagen: Gleiches Recht für alle. Gerichtsbarkeit funktioniert nur, wenn sie für alle verbindlich ist. <text:s/>Ein Gerichtshof, den die USA, Russland, China und Indien nicht anerkennen, ist völlig sinnlos. <text:s/>Dieser Strafgerichtshof ist eigentlich die Verkörperung des Scheiterns dieser regelbasierten Ordnung, der Sie sich so verpflichtet fühlen. Sie sollten dieses tote Pferd nicht weiter reiten. <text:s/>Danke schön. <text:s/>Das Wort hat der Kollege Peter Heidt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8</text:p>
          </table:table-cell>
          <table:table-cell table:style-name="ce2" office:value-type="string" calcext:value-type="string">
            <text:p>14.06.2023</text:p>
          </table:table-cell>
          <table:table-cell table:style-name="ce2" office:value-type="string" calcext:value-type="string">
            <text:p>ID2010805900</text:p>
          </table:table-cell>
          <table:table-cell table:style-name="ce2" office:value-type="string" calcext:value-type="string">
            <text:p>Dr. Anne Monika Spallek (BÜNDNIS 90/DIE GRÜNEN)</text:p>
          </table:table-cell>
          <table:table-cell table:style-name="ce2" office:value-type="string" calcext:value-type="string">
            <text:p>Ernährung ist einmal für das Thema Gesundheit wichtig. Da haben wir die Ernährungsstrategie aufgesetzt, und der Modellregionenwettbewerb ist gestartet. Aber das Thema Ernährung gucken wir auch von der Seite der Erzeugung an. Das heißt, die regionalen Wertschöpfungsketten sollen gestärkt werden. Wie wichtig ist das für die bäuerliche Landwirtschaf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2</text:p>
          </table:table-cell>
          <table:table-cell table:style-name="ce2" office:value-type="string" calcext:value-type="string">
            <text:p>30.11.2022</text:p>
          </table:table-cell>
          <table:table-cell table:style-name="ce2" office:value-type="string" calcext:value-type="string">
            <text:p>ID207202200</text:p>
          </table:table-cell>
          <table:table-cell table:style-name="ce2" office:value-type="string" calcext:value-type="string">
            <text:p>Ye-One Rhie (SPD)</text:p>
          </table:table-cell>
          <table:table-cell table:style-name="ce2" office:value-type="string" calcext:value-type="string">
            <text:p>Vielen Dank. – Vielen Dank für die Antwort. – Sie haben gerade selber noch mal die Ökosysteme genannt. Das ist neben der besonderen Beteiligung der <text:s/>HAWs ja noch mal etwas, was auch die DATI berücksichtigen soll, nämlich dass möglichst viele Akteure bei Innovationen zusammenarbeiten sollen. Da wurde anfangs <text:s/>ja auch ganz häufig der Begriff der Region verwendet. Vielleicht können Sie noch mal darauf eingehen, wie sich dieser Regionsbegriff im Konzept bzw. in den <text:s/>Planungen des BMBF niederschlägt und warum es so wichtig ist, gerade die Regionen mitzunehm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4</text:p>
          </table:table-cell>
          <table:table-cell table:style-name="ce2" office:value-type="string" calcext:value-type="string">
            <text:p>27.09.2023</text:p>
          </table:table-cell>
          <table:table-cell table:style-name="ce2" office:value-type="string" calcext:value-type="string">
            <text:p>ID2012402800</text:p>
          </table:table-cell>
          <table:table-cell table:style-name="ce2" office:value-type="string" calcext:value-type="string">
            <text:p>Svenja Schulze, Bundesministerin für wirtschaftliche Zusammenarbeit und Entwicklung</text:p>
          </table:table-cell>
          <table:table-cell table:style-name="ce2" office:value-type="string" calcext:value-type="string">
            <text:p>Herr Abgeordneter Klein, vielen Dank für die Frage. – Sie kennen den Haushalt des BMZ viele, viele Jahre, und Sie wissen, dass es nur eine begrenzte Flexibilität gibt, wenn man nicht Zusagen, die wir in Regierungsverhandlungen gegeben haben, einfach wieder zurücknehmen will. Und deswegen ist der Titel, der sich damit beschäftigt, auf das, was wir jetzt noch nicht voraussehen können, reagieren zu können, der Titel, bei dem man am ehesten Geld runternehmen kann. <text:s/>Wir kürzen nicht im Bereich der Ernährung. Wir haben einen deutlichen Schwerpunkt darauf gesetzt, Ernährungssysteme zu verändern, und zwar nicht einfach nur kurzfristig Hilfe in Länder zu liefern, sondern eben zu helfen, dass dort Ernährungssysteme entstehen, die die Menschen unabhängiger machen. Und wir haben damit große Erfolge. Gerade mit dem Welternährungsprogramm ist es uns in der Sahelzone gelungen, auf der Ebene der Dörfer Projekte voranzubringen, die dazu beitragen, dass bei der nächsten Dürre 80 Prozent dieser Dörfer keine weitere Unterstützung brauchen. Bei dem, was wir da tun, sind wir international anerkannt. Wir sind einer der größten Geldgeber und diejenigen, die wirklich die Ideen in der Welt voranbringen, wie der Hunger nachhaltig bekämpft werden kann. <text:s/>Sie dürfen eine Nachfrage stell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1900</text:p>
          </table:table-cell>
          <table:table-cell table:style-name="ce2" office:value-type="string" calcext:value-type="string">
            <text:p>Dr. Andreas Lenz (CDU/CSU)</text:p>
          </table:table-cell>
          <table:table-cell table:style-name="ce2" office:value-type="string" calcext:value-type="string">
            <text:p>Sehr geehrte Frau Präsidentin! Sehr geehrte Damen und Herren! Liebe Kolleginnen und Kollegen! Wenn man es schaffen will, die Menschen im Land maximal, aber auch wirklich maximal zu verunsichern, dann muss man es genauso machen wie die Ampel beim Heizungsgesetz. <text:s/>Eines muss man der Ampel lassen: Das hat sie nachhaltig geschafft. Sie sind verantwortlich für eine Riesenverunsicherung, die bis tief in die Mitte der Gesellschaft reicht, und Ursache ist ein von Beginn an vermurkstes Gesetz und nichts anderes, meine Damen und Herren. <text:s/>Es gab und gibt Petitionen. Es gab Demonstrationen, an denen Menschen teilnahmen, die noch nie vorher in ihrem Leben demonstriert haben, beispielsweise auch in meinem Wahlkreis in der Stadt Erding – 13 000 Menschen! <text:s/>Und das waren nicht lauter Rechtsradikale. Das waren – bis auf einige Störer – zum ganz überwiegenden Teil normale Menschen. <text:s/>Das waren Handwerker, Landwirte, Verwaltungsangestellte, Ärzte, Arbeiter – alles Menschen, die wegen Ihnen und Ihrer Pläne verunsichert sind, die einfach Angst haben, finanziell überfordert zu werden, Menschen, die eben keine grüne Bevormundungs- und Verbotspolitik wollen, meine Damen und Herren. <text:s/>Alle mal wieder ein bisschen ruhig! – Herr Dr. Lenz, gestatten Sie eine Frage oder Zwischenbemerkung aus der Fraktion Bündnis 90/Die Grünen? <text:s/>Ja. <text:s/>Frau Kollegin, Sie haben das Wort. <text:s/>Lieber Kollege Lenz, vielen Dank, dass Sie die Zwischenfrage zulassen. – Sie sprechen die Demo in Erding selbst an. Nicht alle verfolgen Tag und Nacht, was in Bayern los ist. Aber Sie sind von der CSU; Sie haben es offensichtlich genau verfolgt. <text:s/>Ich würde Sie jetzt gern fragen, wie Sie zu dieser sogenannten Heizdemo stehen – Sie haben eigentlich klargemacht, dass Sie dahinterstehen –, einer Demonstration, wo Menschen Morddrohungen gegen demokratische Parteien erhoben haben, <text:s/>einer Demonstration, die massiv aufgewertet wurde durch einen Besuch des bayerischen Ministerpräsidenten und wo der stellvertretende Ministerpräsident, Herr Aiwanger, erklärt hat, er wolle sich die „Demokratie zurückholen“ – übrigens die Demokratie, die ihn als stellvertretenden Ministerpräsidenten in seinem Land legitimiert hat. <text:s/>Das Schlimme ist: Wir haben keine Dementi gehört, nicht von Herrn Aiwanger und auch nicht von der gesamten Staatsregierung. Wir sehen jetzt an Ihrer Haltung heute, dass Sie anscheinend entschlossen sind, diese Heizungsdebatte, die Debatte über Heizungen in unserem Land – eine technische Debatte –, <text:s/>weiter zu nutzen, um den Populistinnen und Populisten Menschen zuzutreiben und unsere Demokratie anzuzünden. <text:s/>Wollen Sie diese Debatte weiter dazu nutzen, oder werden Sie sich hier und heute davon distanzieren? <text:s/>Frau Badum, danke für diese Frage. – Es war die Ampel und kein anderer, der diese Verunsicherung bis tief in die Mitte unserer Gesellschaft verursacht hat. <text:s/>Das waren Sie; das war Ihre Schuld. Die Menschen hatten wegen Ihrer Pläne, die Sie jetzt vielleicht wieder einkassieren, Angst; so war es nämlich. <text:s/>Ich kann Ihnen sagen, wenn Sie normale Menschen nicht ernst nehmen, – <text:s/>Herr Lenz hat das Wort. <text:s/>– dann wird Ihre Politik scheitern. <text:s/>Ich war vor Ort; ich habe mir das angeschaut. <text:s/>Es war nicht so, dass das ein rechter Mob war. Bei einer Demonstration von 13 000 Menschen sind natürlich auch Idioten dabei, da sind auch Unbelehrbare dabei. Aber die Masse derer waren Menschen, die Angst haben. <text:s/>Ich verbitte mir, dass Sie jeden, der gegen dieses Gesetz demonstriert hat, in Geiselhaft nehmen. <text:s/>Menschen hatten und haben Angst wegen Ihrer Pläne. Machen Sie anständige, ordentliche Politik, dann wird es auch keine Demonstrationen geben. – Herzlichen Dank. <text:s/>Übrigens war es auch so, dass sich der bayerische Ministerpräsident bei dieser Demo ganz klar von der AfD, aber auch von Verschwörungstheorien abgegrenzt hat. <text:s/>– Das war so; das können Sie auch entsprechend nachverfolgen. <text:s/>Allein Ihre Heizungspläne zum Holz haben zu einer großen Verunsicherung geführt; das muss man doch sagen. Darauf muss man erst mal kommen, Holzheizungen im Neubau zu verbieten. Das ist doch völlig gaga; das ist doch ein schlechter Witz, meine Damen und Herren. <text:s/>Es ist natürlich gut, dass dagegen gekämpft wurde, dass demonstriert wurde, dass gezeigt wurde, dass der Begriff der Nachhaltigkeit eigentlich aus der Forstwirtschaft kommt, dass Nachhaltigkeit „nachhaltige Nutzung“ bedeutet, dass man das Holz des Waldes, den wir schützen, nutzen. Das ist doch die eigentliche Definition von Nachhaltigkeit. Dazu stehen wir. <text:s/>Eins noch zum Holz. Jeder Ster, jeder Raummeter Brennholz, nachhaltig genutzt, ersetzt 130 Liter Heizöl und über 100 Kubikmeter Erdgas – das entspricht 350 Kilogramm CO2 – und trägt zum Klimaschutz bei, meine Damen und Herren. <text:s/>Jetzt feiert sich die FDP, dass sie im Bereich Holz unter Umständen ein Problem gelöst hat – wir wissen es noch nicht –, das es ohne die Ampel nie gegeben hätte. Das ist doch bizarr. <text:s/>Biomasse trägt momentan laut BMWK selbst zu über 80 Prozent der erneuerbaren Wärmeproduktion in Deutschland bei. Wir als Union stehen zu einer nachhaltigen Holz- und einer nachhaltigen Biomassenutzung insgesamt, meine Damen und Herren. <text:s/>Viele Ihrer Änderungen, die Sie jetzt nach hartnäckigen Protesten andeuten, hätten Sie viel früher haben können, wenn Sie auf die entsprechenden Fachleute, auf Handwerker aus der Branche gehört hätten, wenn Sie mit Waldbesitzern und Förstern gesprochen hätten, wenn Sie Ihr Gesetz einem Praxischeck unterzogen hätten. <text:s/>Nach Ihrem Versuch, zuerst die kleine Wasserkraft abzuschalten, nach Ihrer vermurksten Gasumlage, nach einem planlosen Kernkraftausstieg nun das Gebäudeenergiegesetz, das Heizungsgesetz, das auch völlig vermurkst ist! Die Ampel schafft vielfach überhaupt keine Lösungen, sondern ist lediglich Teil des Problems, meine Damen und Herren. <text:s/>Nach wie vor ist völlig offen, wie die entsprechende Förderkulisse aussehen soll. Nach wie vor ist völlig offen, was diese Leitplanken eigentlich bedeuten. Leitplanken braucht man übrigens nur, wenn man ins Schleudern geraten ist, wie die Ampel im Moment. Nach wie vor ist auch der Ablauf völlig unklar. <text:s/>Wenn Sie sagen: „Wir brauchen normalerweise eigentlich zuerst eine kommunale Wärmeplanung“: Wieso verabschieden Sie nicht zuerst das Gesetz zur kommunalen Wärmeplanung und dann entsprechend in Ruhe das Gebäudeenergiegesetz? <text:s/>Sie schaffen weiter massive Verunsicherung. Wir werden Sie dabei genau beobachten, <text:s/>um entsprechend vielleicht doch noch funktionale Lösungen zu finden. <text:s/>Herzlichen Dank. <text:s/>Nächste Rednerin: für die SPD-Fraktion Verena Hubertz.</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61</text:p>
          </table:table-cell>
          <table:table-cell table:style-name="ce2" office:value-type="string" calcext:value-type="string">
            <text:p>14.10.2022</text:p>
          </table:table-cell>
          <table:table-cell table:style-name="ce2" office:value-type="string" calcext:value-type="string">
            <text:p>ID206102000</text:p>
          </table:table-cell>
          <table:table-cell table:style-name="ce2" office:value-type="string" calcext:value-type="string">
            <text:p>Natalie Pawlik (SPD)</text:p>
          </table:table-cell>
          <table:table-cell table:style-name="ce2" office:value-type="string" calcext:value-type="string">
            <text:p>Sehr geehrte Frau Präsidentin! Sehr geehrte Kolleginnen und Kollegen! Verehrte Zuschauerinnen und Zuschauer! Es ist wirklich bemerkenswert, welche Themen die CDU/CSU-Fraktion nun in der Opposition für sich entdeckt hat – Themen, um die Sie sich in den letzten Jahrzehnten nicht wirklich gekümmert haben. <text:s/>Die Förderung von Beschäftigung gehört zum Kern sozialdemokratischer Politik. Wir wollen jedem Menschen die bestmöglichen Chancen auf dem Arbeitsmarkt bieten. Das haben wir unter anderem mit dem Qualifizierungschancengesetz in der letzten Legislaturperiode getan, und das tun wir auch mit der Reform des Bürgergelds, mit dem Aus- und Weiterbildungsgesetz und der Fachkräftestrategie in diesem Jahr. <text:s/>Erst am Mittwoch hat das Bundeskabinett die Fachkräftestrategie beschlossen und dabei fünf wesentliche Stellschrauben zur Fachkräftegewinnung definiert: <text:s/>Erstens. Wir wollen die berufliche und die duale Ausbildung stärken, um den Fachkräftenachwuchs in Deutschland zu sichern. <text:s/>Zweitens. Wir wollen, dass Beschäftigte von heute eine Chance auf dem Arbeitsmarkt von morgen haben. Dafür fördern wir gezielte Weiterbildung und Qualifizierung. <text:s/>Drittens. Wir wollen das inländische Arbeitspotenzial und die Erwerbsbeteiligung erhöhen. Das beinhaltet unter anderem die Förderung von Vollzeitbeschäftigung bei Frauen oder mehr Inklusion von Menschen mit Behinderung auf dem Arbeitsmarkt. <text:s/>Viertens. Wir wollen die Verbesserung der Arbeitsqualität und der Arbeitskultur, damit Arbeitnehmerinnen und Arbeitnehmer lange gesund und erwerbsfähig bleiben. <text:s/>Fünftens. Wir wollen mit einem modernen Einwanderungsrecht Fachkräften Zugang zu unserem Arbeitsmarkt eröffnen. Genau das hat die Union in den letzten Jahren blockiert. <text:s/>Um dem Fachkräftemangel entgegenzuwirken, braucht es also einen Mix aus unterschiedlichen Maßnahmen. Zwei möchte ich dabei besonders hervorheben. Wir modernisieren und stärken die duale Ausbildung; denn für unser Zusammenleben sind Handwerkerinnen und Handwerker, Bäckerinnen und Bäcker, Verkäuferinnen und Verkäufer, Erzieherinnen und Erzieher und das Pflegepersonal essenziell. Unser Land lebt von den vielen kleinen und mittelständischen Betrieben und ihren Fachkräften. Diese Fachkräfte müssen eben auch ausgebildet werden. <text:s/>Vor wenigen Tagen informierte die Bundesagentur für Arbeit darüber, dass in diesem Herbst 75 000 junge Menschen, die eine Ausbildung machen wollen, noch keinen Ausbildungsplatz gefunden haben. Deutschlandweit haben 2,16 Millionen junge Menschen keinen Berufsabschluss. Wir können es uns als Gesellschaft einfach nicht leisten, das Potenzial dieser jungen Menschen zu vergeuden. <text:s/>Wir wollen die Lehrstellensuchenden in die offenen Lehrstellen bringen. Dazu erhöhen wir die Ausbildungsmobilität. In Zusammenarbeit mit den Ländern bauen wir die Jugendberufsagenturen aus und stärken die Berufsberatung und Berufsorientierung. Gleichzeitig führen wir auch eine Ausbildungsgarantie ein, die allen Jugendlichen den Zugang zu einer vollqualifizierenden Berufsausbildung ermöglicht. <text:s/>Im hessischen Karben in meinem Wahlkreis gibt es das Berufsbildungswerk Südhessen. Dort werden Jugendliche mit besonderem Förderbedarf in Zusammenarbeit mit den örtlichen Betrieben bei hohem Praxisbezug in 31 verschiedenen Ausbildungsberufen ausgebildet. Die Vermittlungsquote beim BBW Südhessen liegt bei über 70 Prozent. Kolleginnen und Kollegen, ich kriege bis heute Gänsehaut, wenn ich an die Abschlussfeier beim BBW Südhessen zurückdenke. Dort standen junge Menschen, an die oft niemand in unserer Gesellschaft geglaubt hat, auf der Bühne mit ihren Zeugnissen in der Hand. Sie waren voll motiviert und voller Vorfreude auf das Berufsleben, weil ihnen eine Chance gegeben wurde. Und genau darum geht es, Kolleginnen und Kollegen: Wir dürfen nicht zulassen, dass junge Menschen in unserem Land auf der Strecke bleiben. <text:s/>Unsere Arbeitswelt verändert sich, neue Berufsbilder entstehen, andere werden ersetzt oder fallen perspektivisch weg. Als SPD-Bundestagsfraktion treten wir dafür ein, dass aus technologischer Innovation sozialer Fortschritt wird. Für langfristige Chancen auf dem Arbeitsmarkt sind dabei die Weiterbildung und Qualifizierung essenziell. <text:s/>Wir werden Deutschland zu einer Weiterbildungsrepublik weiterentwickeln. Das tun wir, indem wir zielgerichtete Qualifizierung fördern, indem wir die Zusammenarbeit der Bundesagentur für Arbeit mit den Akteurinnen und Akteuren vor Ort stärken und die individuelle Beratung für die Beschäftigten fördern. Das tun wir aber auch, indem wir eine Bildungszeit einführen, mit der Beschäftigte sich während des Erwerbslebens weiterbilden können, weil Bildung eben Zeit braucht und Weiterbildung nicht an finanziellen Ressourcen scheitern darf. <text:s/>Und das tun wir auch mit dem Qualifizierungsgeld, indem wir Unternehmen, die vom Strukturwandel betroffen sind, dabei unterstützen, ihre Fachkräfte weiterzuqualifizieren und sie trotz neuer Anforderungen im Unternehmen zu halten, aber auch dabei, ihnen neue Perspektiven auf dem regionalen Arbeitsmarkt zu ermöglichen. <text:s/>Kolleginnen und Kollegen, der Weg vom Produktionshelfer zum Maschinenführer, von der Kassiererin zur Erzieherin, vom Elektriker zum Solaranlageninstallateur, das soll keine Seltenheit in unserem Land sein, sondern gelebte Realität. Und genau dafür sorgt die Ampelkoalition. <text:s/>Herzlichen Dank für Ihre Aufmerksamkeit. <text:s/>Nächste Rednerin: für die AfD-Fraktion Gerrit Huy.</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35</text:p>
          </table:table-cell>
          <table:table-cell table:style-name="ce2" office:value-type="string" calcext:value-type="string">
            <text:p>13.05.2022</text:p>
          </table:table-cell>
          <table:table-cell table:style-name="ce2" office:value-type="string" calcext:value-type="string">
            <text:p>ID203506000</text:p>
          </table:table-cell>
          <table:table-cell table:style-name="ce2" office:value-type="string" calcext:value-type="string">
            <text:p>Andreas Audretsch (BÜNDNIS 90/DIE GRÜNEN)</text:p>
          </table:table-cell>
          <table:table-cell table:style-name="ce2" office:value-type="string" calcext:value-type="string">
            <text:p>Vielen Dank. – Was wir gerade gesehen haben, ist ein Muster, das wir vonseiten der AfD immer wieder sehen: zum einen das ewige Vermischen von Themen – egal worüber man spricht, es wird immer Hass und Hetze gegen Geflüchtete ausgepackt, jedes Mal und auch heute wieder –; <text:s/>zum anderen breiten Sie jedes Mal eine erstaunliche Faktenfreiheit aus. <text:s/>Was wir machen, ist, mit der Situation umzugehen, dass ganz viele Menschen unter das Asylbewerberleistungsgesetz fallen und keine Chance haben, da herauszukommen, weil es keinen Prozess gibt. Und was wir jetzt tun, ist, diesen Menschen den Zugang zu Leistungen nach dem Sozialgesetzbuch II und dem Sozialgesetzbuch XII zu öffnen, weil sie dann die Möglichkeit haben, in den Arbeitsmarkt einzusteigen, weil sie dann die Möglichkeit haben, Unterstützung zu bekommen, Schulungen zu bekommen, Weiterbildungen zu bekommen. Das Ziel ist, dass die Menschen, die jetzt hier sind, Teil unseres Arbeitsmarktes werden. <text:s/>Gehen Sie mal raus! Schauen Sie mal in die kleinen Betriebe! Sie alle brauchen Fachkräfte. Wir haben Fachkräfte hier. <text:s/>Wir haben Fachkräfte, die aus der Ukraine gekommen sind, hier. Wir wollen, dass sie Teil der Gesellschaft werden, dass sie an der Gesellschaft teilhaben und uns mit ihren Kenntnissen und mit allem anderen weiterbringen. <text:s/>Im Moment sind es noch einige Hunderttausend. Aber auch, wenn es 1 Million werden: Es ist der bessere Weg, Menschen hier eine Perspektive zu geben, es ist der bessere Weg, Menschen in die Gesellschaft, in den Arbeitsmarkt zu integrieren. Wir alle werden davon profitieren. <text:s/>Das ist die Logik, die Sie nicht verstanden haben. Deswegen fangen Sie immer wieder an, hier das Pferd von hinten aufzuzäumen. <text:s/>Danke schön. <text:s/>Herr Kleinwächter, wollen Sie reagiere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82</text:p>
          </table:table-cell>
          <table:table-cell table:style-name="ce2" office:value-type="string" calcext:value-type="string">
            <text:p>26.01.2023</text:p>
          </table:table-cell>
          <table:table-cell table:style-name="ce2" office:value-type="string" calcext:value-type="string">
            <text:p>ID208208600</text:p>
          </table:table-cell>
          <table:table-cell table:style-name="ce2" office:value-type="string" calcext:value-type="string">
            <text:p>Maik Außendorf (BÜNDNIS 90/DIE GRÜNEN)</text:p>
          </table:table-cell>
          <table:table-cell table:style-name="ce2" office:value-type="string" calcext:value-type="string">
            <text:p>Sehr geehrte Frau Präsidentin! Sehr geehrte Kolleginnen und Kollegen! Die Innovations- und Technologieförderung, insbesondere das Zentrale Innovationsprogramm Mittelstand, kurz: ZIM, ist für uns ein wichtiger Hebel zur Stärkung des Rückgrats der Wirtschaft. Ja, das haben auch andere schon gesagt; ich halte das aber für so wichtig, dass wir das ruhig alle sagen dürfen. ZIM ist ein Hebel zur Stärkung des Rückgrats der Wirtschaft; aber es ist auch wichtig, um die sozial-ökologische Transformation voranzubringen. <text:s/>Herr Metzler, Sie haben richtigerweise gesagt, dass die Union das Programm aufgesetzt hat. Das ist völlig richtig. Richtig ist aber auch, dass das, um es mal mit Ihren Worten zu sagen, zu wenig war und zu spät kam. Wir haben einen Antragsstopp vorgefunden, der darauf zurückzuführen war, dass das ZIM nicht in der mittelfristigen Finanzplanung verankert war und zu wenig Mittel eingestellt waren. Ich möchte an dieser Stelle unseren Haushaltspolitikerinnen und Haushaltspolitikern danken, die das kurzfristig geändert haben und die Mittel aufgestockt haben. <text:s/>Herr Leye, wenn Sie sagen, der Rubel rollt fürs Großkapital, dann frage ich mich: In welcher Welt leben Sie? Erstens. Wir haben den Rubel vom europäischen Zahlungssystem ausgeschlossen. Zweitens. Das ZIM wendet sich gerade an kleine Unternehmen, und zwar insbesondere an forschende Kleinunternehmen. Viele der abgerufenen Mittel werden für ökologische Programme eingesetzt, auch für Digitalisierungsprogramme. Drei von vier geförderten Unternehmen haben weniger als 50 Mitarbeiter/-innen. Das sind Kleinunternehmen. Das zeichnet den Erfolg dieses Programms besonders aus. <text:s/>Wir wissen, dass Investitionen in Innovationen teuer sind. Sie sind aber unbedingt notwendig, damit es vorangeht, gerade für die kleinen und mittelständischen Unternehmen. Diese Unternehmen haben eben kein Budget, keine Kapazitäten wie Großkonzerne. Auch das verdeutlicht die besondere Bedeutung des ZIM. <text:s/>An dieser Stelle sage ich an die Union gerichtet: Wir reden nicht nur in Sonntagsreden über den Innovationsbedarf, sondern wir setzen ihn auch in praktische Politik um. <text:s/>Rund 3 500 Bewilligungen pro Jahr zeigen, wie wichtig das Programm für die Förderlandschaft ist. Ein Drittel davon hat einen klaren Bezug zu ökologischen Innovationen, und etwa 20 Prozent haben einen Bezug zur Digitalisierung. Das zeigt, dass dieses Programm wirklich auf die Zukunft ausgerichtet ist. Das trifft nicht nur auf das ZIM zu. Es gibt viele weitere Programme, den DeepTech &amp;amp; Climate Fonds und den „Gründungswettbewerb – Digitale Innovationen“. <text:s/>Die Initiative „IT-Sicherheit in der Wirtschaft“ ist an dieser Stelle auch zu erwähnen; denn das ist ein besonders wichtiges Thema. Wenn Sie mit Mittelständlern reden, dann hören Sie, dass viele von ihnen keine Mittel haben, um in IT‑Sicherheit zu investieren. Diese Investitionen sind aber besonders wichtig, weil wir sonst in der Breite der Wirtschaft eine Angriffsfläche für Cyberangriffe bieten. Cybersecurity ist ein wichtiger Aspekt beim Thema Verteidigung. <text:s/>Zusammengefasst: Das ZIM ist insbesondere an kleine Unternehmen adressiert und besonders ausgerichtet auf strukturschwache Regionen – auch das wurde schon angesprochen –, Investitionen in ökologische Projekte und Digitalisierungsprojekte. Der nun festgehaltene finanzielle Rahmen – vielen Dank noch mal an die Haushälter und Haushälterinnen – bildet eine verlässliche Grundlage, um innovative Projekte des Mittelstands kontinuierlich auf hohem Niveau zu unterstützen. Ich bin überzeugt davon, dass der Mittelstand mit seiner Vielfalt und Innovationskraft ein entscheidender Wegbereiter für eine klimaneutrale Wirtschaft ist. Wir werden diesen Weg weitergehen – mit ZIM und anderen Programmen. <text:s/>Das Wort hat Johannes Arlt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1</text:p>
          </table:table-cell>
          <table:table-cell table:style-name="ce2" office:value-type="string" calcext:value-type="string">
            <text:p>01.02.2024</text:p>
          </table:table-cell>
          <table:table-cell table:style-name="ce2" office:value-type="string" calcext:value-type="string">
            <text:p>ID2015112700</text:p>
          </table:table-cell>
          <table:table-cell table:style-name="ce2" office:value-type="string" calcext:value-type="string">
            <text:p>Rita Hagl-Kehl (SPD)</text:p>
          </table:table-cell>
          <table:table-cell table:style-name="ce2" office:value-type="string" calcext:value-type="string">
            <text:p>Frau Präsidentin! Herr Minister! Liebe Kolleginnen und Kollegen! Sehr geehrte Damen und Herren! Ja, ich komme aus einem kleinen Dorf im Bayerischen Wald. Unser Dorf hat gerade mal 1 200 Einwohner. Als es bei uns hieß: „Das Gasthaus schließt wegen fehlender Nachfolge“, war ganz klar, dass jetzt kein Veranstaltungssaal mehr zur Verfügung stehen würde. <text:s/>Dann gab es das Förderprogramm für ländliche Entwicklung. Mithilfe dieses Programms ist es uns gelungen, ein altes Anwesen in der Dorfmitte zu sanieren und einen schönen Saal dazu zu bauen, in dem jetzt Veranstaltungen stattfinden können. Dort befindet sich das Tourismusbüro, ein schönes Trauungszimmer – endlich! – und auch ein Gastraum, in dem sich die Bürgerinnen und Bürger treffen können. <text:s/>Die Dorfgemeinschaft in meinem Dorf floriert. Wir haben viele Feste, Vorträge, Bälle und private Feiern; dafür darf es auch genutzt werden. Das Anwesen ist jede Woche mindestens ein- bis zweimal beleuchtet, und es ist was los. <text:s/>– Ist es. – Außerdem gab es noch Holzbuden für unsere Vereine – das wurde vom Regionalbudget bezahlt – und Trachten für unsere Blaskapelle. Das alles wurde aus GAK-Mitteln finanziert, von denen 60 Prozent vom Bund stammen. <text:s/>Als es dann plötzlich hieß, die GAK-Mittel sollten gekürzt werden, gab es in Bayern natürlich große Unruhe, vor allem bei uns in Niederbayern. Aber in welcher Höhe sollten sie gekürzt werden? Um die Summe, die im letzten Jahr nicht abgerufen wurde. Die Länder haben unterschiedliche Bedürfnisse. Nicht jedes Bundesland hat das Problem, dass es Hochwasserschutz braucht, wie bei uns an der Donau, dass ein Waldumbau nötig ist oder dass es solche ländlichen Räume gibt. <text:s/>Da gilt mein ausdrücklicher Dank unserer Haushälterin Esther Dilcher. <text:s/>Herzlichen Dank, liebe Esther! Ich habe dich in den letzten Monaten extrem genervt, glaube ich. Aber ihr ist es gelungen, dass wir die Mittel um 66,75 Millionen Euro aufgestockt haben. Dieses Programm hat jetzt ein Volumen in Höhe von 907 Millionen Euro. Und was besonders wichtig ist: Die Regelungen des Sonderrahmenplans wurden aufgehoben. Das heißt, die Mittel können leichter umgeschichtet werden. Und: Was bis Ende August nicht abgerufen wurde, kann auf andere Länder verteilt werden. Das heißt, es bleibt bei der alten Summe. <text:s/>Das alles gewährleistet, dass von den Mitteln noch sehr viel mehr Orte wie mein Ort Zenting im ländlichen Raum profitieren. In Niederbayern haben wir mehr Mittel zur Verfügung, als entsprechende Anträge gestellt werden. Diese Mittel sind sehr gut angelegt; denn damit werden der Zusammenhalt in den Orten und die Gemeinschaft in der Bevölkerung gestärkt. Ich darf hier mit Erlaubnis der Präsidentin zitieren, was der Bayerische Rundfunk in einem Fernsehfilm über meinen Ort getitelt hat: „Zenting ist überall“. <text:s/>Herzlichen Dank für die Aufmerksamkeit. <text:s/>Vielen Dank. – Jetzt erhält Dr. Gero Clemens Hocker das Wort für die FDP-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5</text:p>
          </table:table-cell>
          <table:table-cell table:style-name="ce2" office:value-type="string" calcext:value-type="string">
            <text:p>24.05.2023</text:p>
          </table:table-cell>
          <table:table-cell table:style-name="ce2" office:value-type="string" calcext:value-type="string">
            <text:p>ID2010502400</text:p>
          </table:table-cell>
          <table:table-cell table:style-name="ce2" office:value-type="string" calcext:value-type="string">
            <text:p>Alexander Müller (FDP)</text:p>
          </table:table-cell>
          <table:table-cell table:style-name="ce2" office:value-type="string" calcext:value-type="string">
            <text:p>Sehr geehrte Frau Präsidentin! Sehr geehrter Herr Abgeordneter, ja, die Potenziale sehen wir. Ich bin nächste Woche selbst einen ganzen Tag lang im <text:s/>zuständigen Bundesamt. Ich war schon in meiner zweiten Woche als Minister da. Bei meinem zweiten Besuch geht es darum, genau darauf zu schauen: Wie werden wir <text:s/>besser? <text:s/>Inzwischen könnte ich einen bunten Strauß von Anekdoten und Geschichten darüber beitragen, wie Bewerberinnen und Bewerber sich tatsächlich angenommen <text:s/>fühlen – natürlich nie mit böser Absicht, aber eben so, dass man sich auch nicht wirklich herzlich willkommen und betreut fühlt. Ob das die Mehrzahl der Fälle <text:s/>ist, weiß ich nicht. Die Zahl der Fälle, die es betrifft, ist auf jeden Fall zu groß. Deswegen muss es darum gehen, allein schon die Signale zu vermeiden, die <text:s/>davon ausgehen, und schnell diejenigen an uns zu binden, die Interesse daran haben, einen Dienst bei der Bundeswehr zu versehen. Das werden wir in den nächsten <text:s/>Wochen und Monaten angehen. Das wird Bestandteil der Personalgewinnungskonzepte und der Konzepte zum Halten des Personals sein und wird entsprechend detailliert <text:s/>ausgearbeitet werden. <text:s/>Sie dürfen eine Nachfrage stellen. <text:s/>Ich verzichte. <text:s/>Sie verzichten. – Dann kommen wir jetzt zur Frage des fraktionslosen Abgeordneten Robert Farl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1</text:p>
          </table:table-cell>
          <table:table-cell table:style-name="ce2" office:value-type="string" calcext:value-type="string">
            <text:p>28.04.2023</text:p>
          </table:table-cell>
          <table:table-cell table:style-name="ce2" office:value-type="string" calcext:value-type="string">
            <text:p>ID2010107000</text:p>
          </table:table-cell>
          <table:table-cell table:style-name="ce2" office:value-type="string" calcext:value-type="string">
            <text:p>Maximilian Mordhorst (FDP)</text:p>
          </table:table-cell>
          <table:table-cell table:style-name="ce2" office:value-type="string" calcext:value-type="string">
            <text:p>Sehr geehrte Frau Präsidentin! Liebe Kolleginnen und Kollegen! Es freut mich, dass die Union wieder ihr marktwirtschaftliches Gewissen entdeckt. Es hätte mich nur gefreut, wenn Sie das auch mal in einer Bundesregierung getan hätten. <text:s/>Denn was haben wir vorgefunden, als wir angefangen haben, zu regieren? Ich erinnere an das ein oder andere: nicht nachhaltig finanzierte Sozialsysteme, Rente mit 63, Mütterrente – <text:s/>damit haben Sie grundsätzliche Prinzipien der Rentenversicherung gebrochen –, nicht nachhaltig finanzierte Pflegeversicherung. Sie haben mitgetragen, dass bei den Coronawirtschaftshilfen die Schleusentore der Schuldenbremse geöffnet wurden. Stellen Sie sich doch einmal selbst die kritische Frage: <text:s/>1,5 Jahre Ampel oder 16 Jahre Union – was hat wirklich dafür gesorgt, <text:s/>dass die Wettbewerbsfähigkeit des deutschen Wirtschaftsstandortes in Gefahr ist? <text:s/>Deswegen ist es absolut richtig, dass wir – der Kollege Houben hat es erwähnt – ein Bürokratieentlastungsgesetz auf den Weg bringen. Massenhaft Vorschläge liegen vor; wir haben sie zum ersten Mal veröffentlicht, um auch da Druck reinzubringen. <text:s/>Aber wissen Sie, welche Nummer dieses Bürokratieentlastungsgesetz trägt? Es trägt die Nummer vier. Woran liegt das? Die ersten drei kommen von Ihnen, und die haben nichts gerissen. Das vierte wird ordentlich etwas reißen. Ich glaube, wir werden da endlich einen großen Unterschied machen. <text:s/>Wir haben im letzten Jahr massiv entlastet. Wir haben die EEG-Umlage endlich gestrichen; das haben Sie auch nicht hinbekommen. Wir bringen ein Zukunftsfinanzierungsgesetz auf den Weg. <text:s/>Sie haben das private Kapital angesprochen; endlich kommt da mehr Drive rein. Wir werden ein wettbewerbsfähiges Unternehmensteuerrecht auf den Weg bringen. Das erzählen Sie schon seit Jahren auf Parteitagen, <text:s/>gemacht haben Sie in diese Richtung nie etwas. Also, freuen Sie sich: Eine 11,5-Prozent-FDP in einer Ampel schafft mehr als die Union als stärkste Kraft in 16 Jahren in der Bundesregierung.</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4</text:p>
          </table:table-cell>
          <table:table-cell table:style-name="ce2" office:value-type="string" calcext:value-type="string">
            <text:p>09.11.2023</text:p>
          </table:table-cell>
          <table:table-cell table:style-name="ce2" office:value-type="string" calcext:value-type="string">
            <text:p>ID2013405500</text:p>
          </table:table-cell>
          <table:table-cell table:style-name="ce2" office:value-type="string" calcext:value-type="string">
            <text:p>Pascal Kober (FDP)</text:p>
          </table:table-cell>
          <table:table-cell table:style-name="ce2" office:value-type="string" calcext:value-type="string">
            <text:p>Sehr geehrte Frau Präsidentin! Liebe Kolleginnen und Kollegen! Als ich den Titel eines der drei Anträge gelesen habe, die Sie, liebe Kolleginnen und Kollegen der Linken, heute hier eingebracht haben, da habe ich meinen Augen nicht getraut: „Selbstständige Existenzsicherung von Frauen fördern“. <text:s/>Ich dachte, es geschehen noch Zeichen und Wunder – um gleich mal eine Brücke zu Ihrem Bibelzitat zu schlagen –: Die Selbstständigkeit liegt den Linken plötzlich am Herzen, und nicht nur die Arbeit des freigestellten Betriebsratsmitglieds. <text:s/>Aber dann ging der Satz weiter: Sie wollen die „Minijobs in sozialversicherungspflichtige Beschäftigung überführen“. Das kann man ja wollen – wir als Freie Demokraten sind da anderer Meinung –, aber die Begründung, die Sie anführen, ist schon abenteuerlich. Auch da schlage ich wieder die Brücke zur Bibel: Nehmt euch in Acht vor den falschen Propheten, die falsche Lehren verbreiten. <text:s/>Denn es ist ja offensichtlich – es müsste doch auch für Sie offensichtlich sein –: Wenn Sie 520 Euro im Monat verdienen, dann kann das nicht existenzsichernd sein, ganz egal ob Sie das in einem Minijobarbeitsverhältnis tun oder ob Sie das in einem sozialversicherungspflichtigen Beschäftigungsverhältnis tun. Mit der Begründung, dass der Minijob mit 520 Euro nicht existenzsichernd sei, machen Sie sich nicht wirklich seriös hier in der Debatte, liebe Kolleginnen und Kollegen. <text:s/>Wichtig ist, glaube ich, noch mal zu betonen, dass wir nach über zehn Jahren endlich wieder für Gerechtigkeit gesorgt haben, gerade für die Minijobberinnen und Minijobber, indem wir zum ersten Mal seit zehn Jahren in dieser Koalition – auf Anregung der FDP und mit Unterstützung von SPD und Grünen – die Minijobgrenze erhöht haben; dass wir es erstmals seit zehn Jahren auch denjenigen, die in einem Minijob arbeiten, ermöglicht haben, mehr zu verdienen. Und wir werden – das haben wir ja auch schon gesetzlich beschlossen – mit der Dynamisierung am 1. Januar zum ersten Mal die automatische Anhebung der Minijobgrenze im Verhältnis zum Anstieg des Mindestlohnes begrüßen dürfen, wenn die Minijobgrenze auf 538 Euro steigt. <text:s/>In Ihrem zweiten Antrag fordern Sie einen politischen Eingriff in das Mindestlohngesetz. Sie wollen den Mindestlohn auf 14 Euro erhöhen. Dem werden wir nicht zustimmen; denn wir sind der Überzeugung, dass wir gerade Geringqualifizierten, Frauen und Nicht-EU-Ausländern die Chance geben müssen, den Einstieg in den Arbeitsmarkt zu schaffen. <text:s/>Nun wird ja immer mantraartig betont, dass weder die Einführung des Mindestlohnes noch die bisherigen Erhöhungsschritte Arbeitsplätze gekostet oder einen negativen Effekt auf den Arbeitsmarkt gehabt hätten. Aber wenn man dem Institut für Arbeitsmarkt- und Berufsforschung glaubt, dann ist das eben nicht richtig. Man muss genauer hinschauen. Dann zeigt sich, dass die Erhöhung des Mindestlohnes gerade für Frauen, für Geringqualifizierte und für Nicht-EU-Ausländer tatsächlich zu Beschäftigungsabbau geführt hat. Liebe Kolleginnen und Kollegen, das ist das völlig falsche Signal in der jetzigen Situation, in der wir Arbeitsplätze für Menschen brauchen, die den Einstieg in Arbeit finden müssen. Deshalb halten wir von Ihrem Vorschlag überhaupt gar nichts, liebe Kolleginnen und Kollegen der Linken. <text:s/>Unsere Anstrengung im Sozialstaat sollte sein, den Aufstieg innerhalb des Arbeitsmarktes zu ermöglichen, wenn der Einstieg gelungen ist. <text:s/>Da gibt es in unserem Staat in der Tat Nachholbedarf. Zu wenigen gelingt der Aufstieg innerhalb des Arbeitsmarktes, und das muss die Anstrengung sein. Denn der Mindestlohn mag bei 12 Euro, bei 12,41 Euro oder bei 14 Euro liegen – ganz gleich –; wir als Freie Demokraten sagen: Es kann uns nicht zufriedenstellen, wenn Menschen dauerhaft am untersten Niveau der Einkommensskala arbeiten. <text:s/>Das wollen wir aber durch Kompetenzzuwachs, durch Bildung und durch Aufstiegsmobilität lösen. <text:s/>Herr Kollege. <text:s/>Dafür kämpfen wir als Freie Demokraten. <text:s/>Für die SPD-Fraktion spricht die Kollegin Natalie Pawli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72</text:p>
          </table:table-cell>
          <table:table-cell table:style-name="ce2" office:value-type="string" calcext:value-type="string">
            <text:p>06.06.2024</text:p>
          </table:table-cell>
          <table:table-cell table:style-name="ce2" office:value-type="string" calcext:value-type="string">
            <text:p>ID2017202400</text:p>
          </table:table-cell>
          <table:table-cell table:style-name="ce2" office:value-type="string" calcext:value-type="string">
            <text:p>Daniel Baldy (SPD)</text:p>
          </table:table-cell>
          <table:table-cell table:style-name="ce2" office:value-type="string" calcext:value-type="string">
            <text:p>Vielen Dank. – Frau Präsidentin! Liebe Kolleginnen und Kollegen! Wir beraten den Antrag der Unionsfraktion, den wir schon in der letzten Sitzungswoche beraten haben, heute unter anderen Vorzeichen, als wir das vor drei Wochen getan haben. Vor drei Wochen ging es insbesondere um diejenigen, die auf deutschen Straßen Kalifate fordern, und heute sprechen wir über diejenigen, die ihren Worten Taten folgen lassen, die Repräsentantinnen und Repräsentanten unseres Staates angreifen und damit diesen Staat und unsere Demokratie und damit uns alle angreifen. <text:s/>Es bleibt bei dem, was ich bereits vor drei Wochen hier im Deutschen Bundestag gesagt habe: Wir werden uns Demokratiefeinden auch weiterhin entgegenstellen. Das ist unter anderem sozialdemokratische Kern-DNA seit 1863. Das ist auch die gemeinsame Überzeugung dieser Koalition. Wer sich gegen die Demokratie in diesem Land stellt, der wird uns als Gegner haben, liebe Kolleginnen und Kollegen. <text:s/>Dieser Antrag ist in den letzten drei Wochen offensichtlich der gleiche geblieben, und damit sind wir schon bei einem der Hauptkritikpunkte: Trotz massiver Bedenken in der ersten Debatte vor drei Wochen wollen Sie über diesen Antrag heute ohne ernsthafte Beratung im Ausschuss, vor allen Dingen aber ohne Expertenanhörung im Innenausschuss abstimmen lassen. Sie werden – das kann man sich vorstellen – danach wieder tönen, sei es in der Presse oder auch auf X: Die Ampel will gar nichts tun, die ignoriert das alles. – <text:s/>Das stimmt nicht. Die Ampel wird aber nicht verfassungsrechtlich höchst umstrittenen Vorschlägen, wie Sie sie hier machen, einfach zustimmen, <text:s/>ohne wenigstens einmal mit Expertinnen und Experten dazu im Ausschuss gesprochen zu haben. <text:s/>Schauen Sie doch mal in die Urteile des Bundesverfassungsgerichts, bevor Sie solche Forderungen stellen! <text:s/>Welche Punkte sind es konkret, die zumindest fragwürdig hinsichtlich ihrer Umsetzbarkeit sind? Da ist zum einen die Strafbarkeit des Aufrufs zur Abschaffung der freiheitlich-demokratischen Grundordnung. Ich kann Ihnen nur empfehlen, in die Urteile des Bundesverfassungsgerichts zu schauen. 2007 haben die Richterinnen und Richter festgestellt, dass – ich zitiere – „Kritik an der Verfassung und ihren wesentlichen Elementen ebenso erlaubt ist wie die Äußerung der Forderung, tragende Bestandteile der freiheitlichen demokratischen Grundordnung zu ändern“. <text:s/>Diese Kritik, die da an unserer freiheitlich-demokratischen Grundordnung geäußert wird, muss uns nicht gefallen. Zumindest uns gefällt sie nicht, und mir persönlich gefällt sie auch nicht. Wir müssen dieser Kritik natürlich auch widersprechen, aber wir dürfen sie eben leider nicht verbieten. Werteloyalität – auch das schreibt das Bundesverfassungsgericht in diesem Urteil – kann und darf leider nicht erzwungen werden. <text:s/>Sie werfen uns ja auch oft vor, wir würden alles gegen Rechtsextremismus tun, aber gegen Islamismus und Linksextremismus seien wir tatenlos, <text:s/>da guckten wir weg, das sei uns alles egal. Wenn das, was Sie da in Ihrem Antrag schreiben und fordern, heute schon möglich wäre, unter anderem auch gegen Rechtsextreme, dann hätten wir das doch Ihrer Logik zufolge schon längst getan. Aber dass wir es nicht tun, ist doch kein Zeichen dafür, dass wir nicht dagegen vorgehen wollen, es ist kein Zeichen von fehlendem Willen, sondern es ist das Grundgesetz, <text:s/>das eben verbietet, das zu tun. Ignorieren Sie das nicht in diesen Debatten! Wischen Sie nicht immer so darüber hinweg, als könne man einfach so darüber hinweggehen! <text:s/>Nein, es ist unsere Verfassung, die wir achten müssen, wenn wir Gesetze machen. <text:s/>Müssen wir das, was Islamisten auf unseren Straßen von sich geben, womit sie den Hass säen, auf dessen Boden dann Taten wie die von Mannheim passieren, tatenlos hinnehmen? Nein, es gibt Möglichkeiten, Beschränkungen für die Versammlung zum Schutz der öffentlichen Ordnung vorzugeben, wie das auch in Hamburg in den letzten Wochen geschehen ist. Wir sind nicht handlungsunfähig gegen solche Demonstrationen. Tun Sie also bitte nicht immer so, als wären wir das, und werfen Sie uns vor allen Dingen nicht vor, wir würden das aus einer angeblich falsch verstandenen Toleranz akzeptieren! <text:s/>Es gibt heute schon Mittel und Wege, die können die Länder und Kommunen auch anwenden. Es ist nicht der Bund, es ist nicht die Bundesregierung, die Sie hier ansprechen müssen. Es sind die Unions-Landesinnenminister, die Sie beispielsweise da mal in die Pflicht nehmen sollten. <text:s/>Ihr Antrag hätte eine Grundlage für eine ordentliche Expertenanhörung im Innenausschuss sein können. Sie haben es vorgezogen, ihn diese Woche final abstimmen zu lassen, und das trotz der großen Bedenken, die wir hier bereits in der letzten Debatte deutlich artikuliert haben. Dementsprechend kann diesem Antrag in dieser unveränderten Form nicht zugestimmt werden. <text:s/>Danke schön. <text:s/>Für Bündnis 90/Die Grünen hat das Wort Marcel Emmerich.</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2</text:p>
          </table:table-cell>
          <table:table-cell table:style-name="ce2" office:value-type="string" calcext:value-type="string">
            <text:p>17.03.2023</text:p>
          </table:table-cell>
          <table:table-cell table:style-name="ce2" office:value-type="string" calcext:value-type="string">
            <text:p>ID209203300</text:p>
          </table:table-cell>
          <table:table-cell table:style-name="ce2" office:value-type="string" calcext:value-type="string">
            <text:p>Elisabeth Winkelmeier-Becker (CDU/CSU)</text:p>
          </table:table-cell>
          <table:table-cell table:style-name="ce2" office:value-type="string" calcext:value-type="string">
            <text:p>Frau Präsidentin! Herr Minister! Meine lieben Kolleginnen und Kollegen! Sehr verehrte Damen und Herren! Heute debattieren wir noch nicht über die Einzelheiten des Antrags der Union, mit dem wir auffordern, endlich IP-Adressen zu nutzen, um den Kampf gegen Kindesmissbrauchsdarstellungen im Netz zu verbessern. Wir haben diesen Antrag in erster Lesung im September des vergangenen Jahres hier eingebracht und debattiert und wollen ihn jetzt im Zuge der ordentlichen und normalen parlamentarischen Beratungen weiter im Ausschuss behandeln. <text:s/>Eine Sachverständigenanhörung ist beantragt, und sie ist nach unserer Geschäftsordnung das gute Recht der Opposition. Dieses Recht torpedieren Sie mit Ihrer Mehrheit. Ich frage mich, warum. Ich glaube, die Debatte bisher hat gezeigt, dass es großen Anlass gibt, sich mit den Fakten und Argumenten zu beschäftigen. Wieso Sie das jetzt nicht tun, wird Ihr Geheimnis bleiben. Sie können jedenfalls nicht folgenlos die Sachverständigenanhörung im Ausschuss und diese Debatte hier im Plenum verhindern, sondern Sie müssen sich ihr stellen. <text:s/>Es geht aber nicht nur um die Einhaltung der Geschäftsordnung und des fairen parlamentarischen Umgangs, sondern es gibt wichtige Gründe, weshalb wir diese Sachverständigenanhörung brauchen. Der erste, wichtigste Grund ist, dass es hier um ganz schwere Verbrechen geht, die wir gemeinsam – das will ich konzedieren – bekämpfen wollen. Aber wir streiten uns hier schon darum, ob wir alle Möglichkeiten nutzen. Wir denken: Das müssen wir. <text:s/>Gerade im Kampf gegen Missbrauch und Darstellungen im Netz ist die IP-Adresse oft der einzige Ansatz, um auf die Spur der Täter zu kommen; das sagen uns Fachleute schon seit vielen Jahren. Bei einem dieser Fachgespräche hatte ein Ermittler seine Charts dabei. Auf einem Bild – ein noch vergleichsweise harmloses Bild –, nur schemenhaft erkennbar, war ein Kind von hinten zu sehen, dessen Hände nach oben zu beiden Seiten gefesselt waren, die Beine waren auseinander und fixiert; das Kind war also bewegungsunfähig. Mehr war gar nicht zu sehen. Aber jeder konnte sich vorstellen, welcher Situation dieses Kind ausgesetzt war. <text:s/>Die Ermittler, die sich mit diesen Taten beschäftigen, müssen sich solche Videos anschauen. Sie haben auch noch die Tonspur dazu, das heißt, sie können das Bitten und Weinen der Kinder hören. Mir hat schon dieses eine Bild gereicht, um zu sagen: Wir müssen alles tun, um Kinder aus dieser Situation herauszuholen und solche Verbrechen zu verhindern. <text:s/>Wir haben als zweiten Grund ein neues Urteil des Europäischen Gerichtshofs, auf das wir lange gewartet haben. Es klärt, wie weit der Spielraum bei IP-Adressen gehen kann. Unser Ansatz ist, dass wir einfordern, diesen Spielraum zu nutzen – nicht mehr und nicht weniger. Der EuGH hat sich in seiner Begründung, dass es bei den IP-Adressen diese Ausnahme geben soll, explizit auch auf diese Verbrechen des Kindesmissbrauchs und seiner Darstellung im Netz bezogen und im Unterschied zu anderen Daten gesagt: Gerade bei IP-Adressen ist es berechtigt, diese zu speichern, weil sie eben auch in ihrer Aussagekraft für sich genommen bei Weitem nicht mit Funkzellendaten oder anderen Verkehrsdaten vergleichbar sind. Deshalb ist auch dieses Narrativ, damit würde eine Überwachung ermöglicht, wirklich falsch. Die Daten geben das nicht her, und auch die Regeln, die gegeben und natürlich einzuhalten sind, um sie zu sichern, sorgen dafür, dass hier keine Überwachung stattfindet. <text:s/>Der dritte Grund ist: Sie denken alle selber darüber nach, wie eine Neuregelung der Verkehrsdatenspeicherung erfolgen könnte. Sie streiten sich öffentlich und ergebnislos. Die Innenministerin will die IP-Adressen-Speicherung ermöglichen. Gerade in dieser Situation würde das doch auch Ihnen helfen; Sie würden davon für Ihre interne Diskussion profitieren und für den Gesetzentwurf, den Sie seit Langem ankündigen, um hier zu einem guten Ergebnis zu kommen. <text:s/>Ich habe das Gefühl, Sie wollen sich davor schützen, sich durch Fakten und Argumente von Ihrer vorgefertigten Meinung abbringen zu lassen. Stattdessen sollten wir jetzt den Spielraum, den der EuGH uns lässt, ausnutzen, damit wir die Kinder besser schützen und nicht die Täter. <text:s/>Vielen Dank. <text:s/>Nächster Redner ist Macit Karaahmetoğlu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00200</text:p>
          </table:table-cell>
          <table:table-cell table:style-name="ce2" office:value-type="string" calcext:value-type="string">
            <text:p>Jürgen Hardt (CDU/CSU)</text:p>
          </table:table-cell>
          <table:table-cell table:style-name="ce2" office:value-type="string" calcext:value-type="string">
            <text:p>Frau Präsidentin! Liebe Kolleginnen und Kollegen! 75 Jahre NATO, das ist eine einzigartige Erfolgsgeschichte, die vor allem zwei zentrale Anker hat: <text:s/>Zum Ersten ist es die Erkenntnis, dass Verteidigungsfähigkeit, Abwehrfähigkeit, am besten gemeinsam zu organisieren ist, weil in der Abschreckung, in der Verteidigung das Zusammenwirken der Einzelteile mehr ergibt als nur die Summe der Einzelteile; eins plus eins ist mehr als zwei in der Verteidigung. <text:s/>Zum Zweiten. Als Europäer konnten wir uns natürlich ganz stark auf Amerika als die stärkste Nation in der NATO verlassen. Ich erlaube mir heute, am Fourth of July, am Nationalfeiertag der Vereinigten Staaten von Amerika, auch Amerika herzlich zu danken für das, was sie in den letzten 75 Jahren für unsere Sicherheit getan haben. <text:s/>Diese 75 Jahre waren wechselvolle Jahre. Sie waren geprägt von atomarer Aufrüstung und Kaltem Krieg. Aber die NATO hat es dann geschafft, die großen Bewährungsproben zum Ende des Kalten Krieges zu bestehen. Wir erinnern uns an die große Diskussion um den NATO-Doppelbeschluss in Deutschland, die in Deutschland eine Regierung gespalten hat, die auch die Bevölkerung gespalten hat. Ich habe vor wenigen Wochen im Radio ein Interview mit Wolfgang Niedecken von BAP gehört. Ich kann es leider nur aus dem Gedächtnis zitieren. Er hat gesagt: Auch ich habe damals gegen den NATO-Doppelbeschluss demonstriert. Ein Glück, dass wir keinen Erfolg hatten. – Also, die Erkenntnis, dass das damals eine richtige Entscheidung war, hat sich über die Jahre durchgesetzt. <text:s/>Die NATO hat es dann in der wechselvollen Zeit nach dem Fall des Eisernen Vorhangs und der Auflösung der Sowjetunion geschafft, als integrierende Kraft in Europa zu wirken, und zwar – das möchte ich an dieser Stelle ausdrücklich betonen – im völligen Einklang mit allen völkerrechtlichen Regeln, mit der UN-Charta, mit dem Zwei-plus-Vier-Vertrag, mit der Pariser Charta der OSZE. Alles, was die NATO in den Jahren nach dem Ende des Kalten Krieges bis zum heutigen Tag gemacht hat, war also im völligen Einklang mit dem Völkerrecht. <text:s/>Die NATO steht vor der neuen Herausforderung, dass sie nun auf eine neue Aggression, eine Aggression, die wir so nicht erwartet haben, gemeinsam und gestärkt reagieren muss. Die Bundesaußenministerin hat es angesprochen: Alle in der NATO, auch die europäischen Bürgerinnen und Bürger, erwarten eine stärkere Rolle Europas bei der Verteidigung unserer gemeinsamen Werte und unserer gemeinsamen Territorien. <text:s/>Und da ist die Frage, was über das Sonntagsbekenntnis zu mehr Europa in der NATO konkret daraus wird. Wir haben vor zwei Tagen mit amerikanischen Kongressabgeordneten zusammengesessen. Die haben uns diskret darauf hingewiesen, dass das Bruttoinlandsprodukt der Europäischen Union ziemlich genau 8,5-mal so groß ist wie das Bruttoinlandsprodukt Russlands. Die Frage – eigentlich ist es eine Forderung an uns –, warum wir denn nicht mehr tun können in Abwehr dieser russischen Aggression, die ja mit dieser massiven Aufrüstung auf russischer Seite einhergeht, ist also völlig legitim, und dieser Frage müssen wir uns auch stellen. <text:s/>Ich finde es gut, dass die mutmaßlich neue Kommissionspräsidentin, Ursula von der Leyen, die Absicht hat, einen Kommissar für Verteidigung und Rüstung einzusetzen; denn das ist etwas, wo wir als Europäer ganz konkret einen Beitrag leisten können: Wir wollen unsere Rüstungsanstrengungen konsolidieren, effizienter, effektiver machen und die Vielfalt der verschiedenen Rüstungsgüter, die wir in unseren Streitkräften haben, reduzieren. Wir wollen gleichzeitig aber auch sicherstellen, dass wir bei führenden Rüstungssystemen nicht von nur einem Lieferanten in der NATO abhängig sind, sondern dass wir vielleicht neben einem amerikanischen Leitsystem auch ein europäisches Leitsystem haben. Genau diese Konsolidierung der Rüstungsindustrie muss, wie ich finde, stattfinden und könnte von der Kommission maßgeblich vorangetrieben werden. <text:s/>Das bedeutet für uns aber auch, dass wir darüber nachdenken müssen, welche Anforderungen wir unsererseits an diese gemeinsame europäische Rüstungspolitik stellen. Es kann ja nicht sein, dass zum Beispiel bei der Frage des Exportes von Rüstungsgütern jeder der 27 Mitgliedstaaten eigene Regeln hat und eigene Maßstäbe verfolgt. <text:s/>Das Zweite, wo ich Europa ganz stark sehe, ist im Bereich der Konsolidierung der Ausbildung. Ich glaube, dass wir gerade dann, wenn wir mehr gemeinsames Gerät haben, besser ausbilden können und dass wir die erheblichen Aufwendungen, die wir brauchen, um unsere Soldaten bei der Handhabung dieser hochmodernen Geräte fit zu halten, in der Europäischen Union stärker gemeinsam aufbringen müssen. <text:s/>Das Dritte ist, dass wir gemeinsame Anstrengungen brauchen, um die Logistik in Europa für die NATO und für die NATO-Partner in Europa zu verbessern, zum Beispiel beim Bau von Brücken und von Fernverbindungswegen in die Regionen, in die wir verlegungsfähig sein müssen. Ich glaube, das sollte im Arbeitsprogramm der neuen Kommission ganz oben mit anstehen. <text:s/>Es liegt an uns, dafür zu sorgen, dass die NATO auch eine gute Zukunft hat. <text:s/>Danke schön. <text:s/>Als Nächster hat das Wort für die SPD-Fraktion Dr. Nils Schmid.</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2</text:p>
          </table:table-cell>
          <table:table-cell table:style-name="ce2" office:value-type="string" calcext:value-type="string">
            <text:p>30.11.2022</text:p>
          </table:table-cell>
          <table:table-cell table:style-name="ce2" office:value-type="string" calcext:value-type="string">
            <text:p>ID207208200</text:p>
          </table:table-cell>
          <table:table-cell table:style-name="ce2" office:value-type="string" calcext:value-type="string">
            <text:p>Nicole Gohlke (DIE LINKE)</text:p>
          </table:table-cell>
          <table:table-cell table:style-name="ce2" office:value-type="string" calcext:value-type="string">
            <text:p>Vielen Dank, Frau Präsidentin. – Frau Ministerin, ich will noch mal auf die berufliche Bildung zu sprechen kommen. Sie kennen die Zahlen selbst: <text:s/>2,3 Millionen junge Menschen unter 35 Jahren ohne abgeschlossene Berufsausbildung, 200 000 Menschen, die in einem intransparenten Übergangssystem festhängen. <text:s/>Und auf der anderen Seite gibt es dann zwei Millionen nicht besetzte Arbeitsstellen, 69 000 nicht besetzte Ausbildungsplätze. <text:s/>Ich denke, wir müssen uns schon ernsthaft Sorgen darum machen, dass man die Ausbildungsplatzverluste wie damals bei der Finanzkrise 2008 vielleicht <text:s/>schon nicht mehr ausgleichen kann. Es braucht wirkungsvollere Instrumente als bisher. Der DGB hat gerade noch mal bekräftigt, dass es höchste Zeit sei für eine <text:s/>umlagefinanzierte Ausbildungsgarantie und ohne diese tatsächlich ein Substanzverlust drohe. Mein Eindruck ist – den könnten Sie jetzt natürlich gerne <text:s/>ausräumen –, dass Sie sich bisher wirklich sehr gegen eine Umlagefinanzierung sträuben. Ich frage Sie ganz persönlich, warum Sie nicht die Auffassung teilen, <text:s/>dass man die Kosten der Ausbildung gerecht zwischen Branchen und auch zwischen großen und kleinen Betrieben verteil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8</text:p>
          </table:table-cell>
          <table:table-cell table:style-name="ce2" office:value-type="string" calcext:value-type="string">
            <text:p>17.11.2023</text:p>
          </table:table-cell>
          <table:table-cell table:style-name="ce2" office:value-type="string" calcext:value-type="string">
            <text:p>ID2013802300</text:p>
          </table:table-cell>
          <table:table-cell table:style-name="ce2" office:value-type="string" calcext:value-type="string">
            <text:p>Linda Teuteberg (FDP)</text:p>
          </table:table-cell>
          <table:table-cell table:style-name="ce2" office:value-type="string" calcext:value-type="string">
            <text:p>Frau Präsidentin! Liebe Kolleginnen und Kollegen! Die Bilder auf unseren Straßen – ich füge hinzu: auch an manchen Hochschulen; vieles haben Kollegen hier schon angesprochen – sind unerträglich. Hass, Hetze, Gewalt, Einschüchterung gegen Jüdinnen und Juden, das sind unerträgliche Ereignisse. Wir haben hier in Deutschland eine besondere Verantwortung dafür, dass Jüdinnen und Juden sicher und frei bei uns leben können. <text:s/>Wir wollen – da knüpfe ich an die Debatte zum 9. November an – echte Verbündete der Jüdinnen und Juden in unserem Land ebenso wie in der ganzen Welt sein und stehen zum Existenzrecht Israels. <text:s/>Den demokratischen Rechtsstaat und dessen Gewaltmonopol zu respektieren und zum Beispiel auch Respekt vor Lehrerinnen und Lehrern zu haben – wer damit ein Problem hat, der muss in unserem Land ein Problem haben, liebe Kolleginnen und Kollegen. <text:s/>Um dieser besonderen Verantwortung, die wir haben, gerecht zu werden, gilt es einerseits, Bekenntnissen auch Taten folgen zu lassen; das ist richtig. Es geht aber auch nicht um Aktionismus, sondern es geht darum, zu schauen: Wo müssen wir rechtliche Handlungsspielräume erweitern? Wo muss der Rechtsstaat noch durchsetzungsfähiger werden? Es kommt nicht darauf an, einfach nur viel zu tun und viel zu ändern, sondern, das Richtige zu tun, darauf kommt es an, liebe Kolleginnen und Kollegen. <text:s/>Auf die rechtspolitischen Notwendigkeiten wird meine Kollegin Katrin Helling-Plahr gleich noch im Einzelnen eingehen. Ich möchte ansprechen, dass es hier auch um unser gemeinsames Wertefundament, um eine grundsätzlichere Frage geht – die Frage, wer wir sein wollen – und dass wir gegen diejenigen, die unsere Werte nicht teilen, die sie gar verachten, als Gesellschaft und als Rechtsstaat wehrhaft sein müssen. <text:s/>Denn das, was wir beobachten und beklagen, ist ja Symptom eines gar nicht so umfassenden Konsenses darüber, dass jeder Antisemitismus gleichermaßen inakzeptabel ist, egal aus welchem Lager, mit welchem kulturellen Hintergrund. Dass das nicht so selbstverständlich ist, sehen wir in diesen Tagen leider. <text:s/>Lassen Sie mich einige kurze Bemerkungen zum Thema Staatsangehörigkeitsrecht machen. Das ist keine Kleinigkeit; das ist nicht irgendein Verwaltungsakt. Es geht da um das weitreichendste Statusrecht, die größte Rechtskreiserweiterung, die ein Staat einem Menschen geben kann. Deshalb gibt es natürlich ein legitimes Interesse des demokratischen Rechtsstaates daran, keine ungeeigneten Personen einzubürgern. Deshalb ist es richtig und wichtig und überfällig, dass wir hier einen Ausschlussgrund schaffen, liebe Kolleginnen und Kollegen. Wer durch antisemitische Taten aufgefallen ist, kann nicht eingebürgert werden. <text:s/>Und so richtig und wichtig das ist, wird es natürlich nicht reichen. Wenn und weil die Einbürgerung Ziel und Ergebnis gelungener Integration ist und nicht Vorschuss auf Integration, <text:s/>genau deshalb brauchen wir in erster Linie auch eine Debatte über Integration. Sie ist sehr viel voraussetzungsreicher und anspruchsvoller, als das manche wahrhaben wollen. Aber auch darüber müssen wir sprechen, wenn wir hier wirksam sein wollen. <text:s/>In vielen Fällen gilt: Statt Gesetzgebungsarbeit braucht es oft mühsame Behördenarbeit, um auch umzusetzen, was Rechtslage ist. Dafür gibt es aber oft nicht die politische Aufmerksamkeit und den medialen Applaus; trotzdem ist es wichtig. Ich möchte nur kurz anmerken – Katrin Helling-Plahr wird noch darauf eingehen –: Der Gesetzesvollzug ist übrigens Aufgabe der Länder. Das gilt für das Strafrecht, das gilt für das Aufenthaltsrecht, und das gilt natürlich auch für das Staatsangehörigkeitsrecht. <text:s/>Wir müssen eine offene Debatte führen: Wo müssen wir tatsächlich im Strafrecht manches auf die Höhe der Zeit bringen? Aus den Gesprächen mit den Beauftragten für jüdisches Leben in Deutschland und den Kampf gegen Antisemitismus, auch aus den Ländern, kam durchaus die Anregung, dass wir im Strafrecht besser auf verschiedene Erscheinungsformen des Antisemitismus eingehen müssen. Unser Strafrecht ist noch sehr auf die rechtsextremen Erscheinungsformen von Antisemitismus ausgerichtet. Wir müssen aber jeden Antisemitismus erfassen. <text:s/>Wir brauchen allerdings einen umfassenden Ansatz. Denn es darf nicht wie in Halle von der Stärke einer Synagogentür abhängen, ob Jüdinnen und Juden sich bei uns sicher fühlen können. Wir müssen die gesellschaftlichen Türen fest vor Antisemitismus verschließen. <text:s/>Deshalb gilt eben auch: Wer Terror verherrlicht, mit ihm sympathisiert, ja, wer gar Stichwortgeber von Terror ist und ihn rechtfertigt, der kann kein Partner sein – nicht für Integration, nicht für Religionsunterricht. Das kann kein Partner des demokratischen Rechtsstaates sein. Und hier müssen wir noch konsequenter werden. <text:s/>Liebe Kolleginnen und Kollegen, die Feinde der offenen Gesellschaft und unseres liberalen Verfassungsstaates wollen diesen Staat an seine Grenzen bringen, innen- und außenpolitisch. Und deshalb müssen wir eine wehrhafte Antwort darauf geben. <text:s/>Kommen Sie bitte zum Schluss. <text:s/>Und da gilt: Es gibt in der Auseinandersetzung mit Antisemitismus kein Recht auf Naivität, kein Recht auf Geschichtsvergessenheit und kein Recht auf Konfliktscheu, aber die besondere Verantwortung, dass wir dem Vertrauen von Jüdinnen und Juden gerecht werden. Lassen Sie uns daran arbeiten. <text:s/>Liebe Kolleginnen und Kollegen, liebe Zuschauerinnen und Zuschauer, ich grüße Sie alle sehr herzlich an diesem Freitagvormittag. <text:s/>Wir fahren in der Debatte fort. Das Wort erhält Axel Müller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54</text:p>
          </table:table-cell>
          <table:table-cell table:style-name="ce2" office:value-type="string" calcext:value-type="string">
            <text:p>22.09.2022</text:p>
          </table:table-cell>
          <table:table-cell table:style-name="ce2" office:value-type="string" calcext:value-type="string">
            <text:p>ID205403500</text:p>
          </table:table-cell>
          <table:table-cell table:style-name="ce2" office:value-type="string" calcext:value-type="string">
            <text:p>Christian Lindner, Bundesminister der Finanzen</text:p>
          </table:table-cell>
          <table:table-cell table:style-name="ce2" office:value-type="string" calcext:value-type="string">
            <text:p>Herr Präsident! Liebe Kolleginnen und Kollegen! Dieses Inflationsausgleichsgesetz und die anderen steuerrechtlichen Regelungen, die die Bundesregierung vorschlägt, sind Teil der Krisenbewältigungsstrategie der Koalition. Unser Land ächzt unter galoppierenden Preisen. Das ist nicht eine statistische Größe, sondern es ist für viele Menschen eine tägliche Realität: die Sorge um die Nebenkostenabrechnung, die Sorge, ob die Wohnung warm ist, die Sorge, ob am Ende des Monats Geld dafür da ist, den Kühlschrank zu füllen. <text:s/>Die Inflation ist eine Bedrohung für Wohlstand, soziale Sicherheit und die Stabilität unseres Landes. Deshalb ist die erste Priorität der Bundesregierung, diese Inflation zu bekämpfen. Niemand wird dabei alleingelassen. <text:s/>Um soziale Härten abzufedern, haben wir zahlreiche Maßnahmen beschlossen; beispielsweise steht eine Wohngeldreform an. Es wird auch darum gehen, wirtschaftliche Strukturbrüche zu verhindern. Eigentlich gesunde Betriebe, die sichere und gut bezahlte Arbeitsplätze über Jahre und Jahrzehnte angeboten haben, stehen angesichts der explodierenden Gaspreise vor größten und existenziellen Herausforderungen. Die Bundesregierung ist sich auch dieser Tatsache bewusst und arbeitet deshalb unter Hochdruck sowohl an Maßnahmen zur Bekämpfung der hohen Strompreise als auch an Maßnahmen, um die gegenwärtigen Gaspreise für unsere Wirtschaft nicht zu einer dauerhaften Gefahr werden zu lassen. <text:s/>Daneben gibt es aber auch Menschen, die ihren Lebensunterhalt ohne soziale Unterstützung bestreiten, Menschen in der Mitte der Gesellschaft. Auch diese Menschen dürfen während der Inflation nicht alleingelassen werden. Deshalb hat sich die Koalition darauf verständigt, dieses Inflationsausgleichsgesetz vorzulegen. <text:s/>Unsere fiskalpolitische Antwort auf die Inflation ist insofern zweigeteilt. Zum einen geht es darum, das Angebot auszuweiten, weil das Preise dämpft. Darüber beraten wir im Bereich der Energieerzeugung – siehe die Debatte zuvor –; dafür weiten wir die Produktionskapazitäten erneuerbarer, wie ich sie nenne: Freiheitsenergien aus; dafür werden wir auch die LNG-Terminals in Deutschland an das Netz bringen – also Angebotsausweitung. <text:s/>– Jawohl, die Ratifizierung von CETA ist ebenfalls geplant, und das könnte auch nur der Beginn einer erweiterten Handelspolitik sein. – Aber daneben, Kollege Spahn, geht es auch darum, dafür zu sorgen, dass wir nicht realwirtschaftlich eine weitere Krisenverschärfung erleben. <text:s/>Bei aller Notwendigkeit, sich auf das Angebot zu konzentrieren, darf auf der anderen Seite die Nachfrage nicht komplett einbrechen, weil sonst andere Bereiche im Dienstleistungs- und im Konsumbereich angesteckt würden. Aus diesem Grund kommt diesem Inflationsausgleichsgesetz zur Inflationsbekämpfung auch eine besondere Bedeutung zu, weil es nämlich die Kaufkraft in der Mitte der Gesellschaft erhält und dafür sorgt, dass andere, eigentlich stabile Branchen in den Bereichen Dienstleistung und Handel nicht zusätzlich infiziert werden. <text:s/>Da es allerdings lediglich ein Kaufkraftausgleich, ein Inflationsausgleich ist, fügt sich dieses Inflationsausgleichsgesetz in die von uns vertretene fiskalische Neutralität ein. Wir wollen Nachfrage und Wachstum in dieser Phase der wirtschaftlichen Entwicklung nicht stimulieren. Wir wollen allerdings auch nicht durch zusätzliche kontraktive Maßnahmen die Nachfrage in bestimmten Bereichen bremsen. Wir folgen also der fiskalischen Neutralität. Insofern gehen deutsche Fiskalpolitik und Notenbankpolitik der EZB auch in diesem Fall Hand in Hand. <text:s/>Wir verändern den Grundfreibetrag, den Tarif, wir erhöhen das Kindergeld und den Kinderfreibetrag. 48 Millionen Bürgerinnen und Bürger profitieren von diesem Inflationsausgleichsgesetz. Es basiert auf vorläufigen Zahlen – um ein Argument der Opposition gleich vorwegzunehmen –, das war immer so. Es ist ein Trägergesetz, dessen konkrete Zahlen zu aktualisieren sind, wenn die Herbstprognose vorliegt. Das war immer so und ist technisch nicht anders zu lösen. <text:s/>Auf der Basis der bisherigen Werte erhält eine Familie – vier Köpfe, also mit zwei Kindern – mit 56 000 Euro zu versteuerndem Einkommen im Jahr einen Inflationsausgleich von 680 Euro im kommenden Jahr. Anders gewendet: Würden wir nichts tun, würde diese Familie angesichts der enormen Preissteigerungen 680 Euro an Kaufkraft verlieren. Diese Familien zahlen für ihr Gas ohne eine Unterstützung. Angesichts der enormen Preissteigerungen ist es nur gerecht, dass die arbeitende Mitte der Gesellschaft ebenfalls bedacht wird. <text:s/>Meine Damen und Herren, liebe Kolleginnen und Kollegen, ich appelliere an die Länder, diesem Inflationsausgleichsgesetz zuzustimmen. Es geht darum, die Menschen vor zusätzlichen Belastungen in einer Phase der Inflation zu schützen. Es kann nicht sein, dass der Staat von der Inflation profitiert, während Familien nicht mehr wissen, wie sie mit ihrem Einkommen über die Runden kommen sollen. Während Selbstständige belastet sind, profitiert der Staat: Das kann nicht sein. Und was für den Bund gilt, dass er nicht Profiteur von Inflation sein will, das muss in gleicher Weise für die Länder gelten. Es gibt nicht nur Finanzierungsnotwendigkeiten beim Staat, es gibt auch private Finanzierungsnotwendigkeiten, und zwischen diesen beiden schaffen wir mit diesem Gesetzgebungsvorhaben eine faire Balance. <text:s/>Vielen Dank, Herr Minister. – Nächster Redner ist der Kollege Dr. Mathias Middelberg,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4</text:p>
          </table:table-cell>
          <table:table-cell table:style-name="ce2" office:value-type="string" calcext:value-type="string">
            <text:p>08.02.2023</text:p>
          </table:table-cell>
          <table:table-cell table:style-name="ce2" office:value-type="string" calcext:value-type="string">
            <text:p>ID208413500</text:p>
          </table:table-cell>
          <table:table-cell table:style-name="ce2" office:value-type="string" calcext:value-type="string">
            <text:p>Bernhard Daldrup (SPD)</text:p>
          </table:table-cell>
          <table:table-cell table:style-name="ce2" office:value-type="string" calcext:value-type="string">
            <text:p>Frau Präsidentin! Liebe Kolleginnen und Kollegen! Jan-Marco Luczak ist berechenbar. Ich wusste genau, dass die Platte kommt: Vonovia stellt alles <text:s/>ein! – Von den anderen habe ich auch nichts anders erwartet. <text:s/>Das Rednerpult geht immer weiter runter; das sollte jetzt aufhören. <text:s/>– Ich werde mich auf Ihrer Ebene bewegen, <text:s/>mit einem Unterschied allerdings. Wissen Sie, was ich gemacht habe? Ich habe gestern einfach mal bei Rolf Buch angerufen und gefragt: Wie sieht es bei <text:s/>euch aus? Macht ihr jetzt plötzlich einen totalen Stopp oder so? – Da hat er gesagt: Nein, das stimmt überhaupt nicht. – Dann habe ich gesagt: Gut, dann sag <text:s/>mal, was Sache ist. – Deswegen kann ich jetzt den Freunden der Untergangsstimmung mitteilen: Projektfertigstellungen bei Vonovia in 2023: 634 Einheiten; mehr <text:s/>machen die gar nicht. Projektfertigstellungen in 2024: 1 572 Einheiten. Inklusive der Projektfertigstellungen in 2024 werden 2024 3 458 Einheiten in Bau <text:s/>sein. <text:s/>– In Berlin. Wir reden nur von Berlin, wohlgemerkt, nicht von Deutschland oder so. <text:s/>Das, was gegenwärtig überlegt wird, also geplante Einheiten nicht mehr zu realisieren, bezieht sich auf die Jahre 2025 folgende und umfasst eine <text:s/>Größenordnung von 7 000 Einheiten. <text:s/>Ich gebe zu – ich will das überhaupt nicht kleinreden; im Gegenteil –, dass wir ein Problem auf dem Wohnungsmarkt haben; aber eure Lust am Untergang <text:s/>teile ich, ehrlich gesagt, überhaupt nicht, und sie wird immer wieder am Beispiel dieser Stadt realisiert. Ich komme aus dem Münsterland. Mir geht es <text:s/>wahrscheinlich wie Friedrich Merz: Wenn ich nach Berlin komme, dann komme ich in eine spannende, in eine wirklich moderne, in eine weltoffene Metropole. <text:s/>Das ist richtig toll hier. Diese Stadt hat mit dem düsteren Bild, das Sie immer von dieser Stadt zeichnen, wenig zu tun. Berlin steht seit vielen <text:s/>Jahren unter sozialdemokratischer Führung. Von wegen, Giffey hat es nicht im Griff: Sie haben keinen Einblick in die Dinge; von daher kommt die unterschiedliche <text:s/>Wahrnehmung. <text:s/>Wenn man mit dem Fahrrad durch diese Stadt fährt – ich weiß nicht, ob Sie, Herr Luczak, und andere das mal machen –, <text:s/>dann sieht man: Es wird viel gebaut. Es wird, gemessen an der Bevölkerungszahl, nicht weniger, sondern genauso viel gebaut wie in anderen großen <text:s/>Städten – nur Hamburg, Frau Präsidentin, liegt noch davor. <text:s/>– Unter Weltmeister machst du es nicht, ne? Ist schon klar. – Ich kann da übrigens mal einen kleinen Tipp als Wahlkämpfer geben: Pessimisten werden <text:s/>nicht gewählt. Warum auch? <text:s/>Also, auch Horst Seehofer hatte das Problem beim Wohnungsbau schon erkannt. Aber unter Horst Seehofer hat sich eine Abteilung damit beschäftigt. Wir <text:s/>haben als erste Maßnahme daraus ein Ministerium gemacht – übrigens maßgeblich der Kanzler, Caren Lay –, und dieses Ministerium hat eine ausgesprochen engagierte <text:s/>Ministerin, <text:s/>deren Arbeit sich nicht in der Formel „mehr Geld“ erschöpft. Mehr Geld hilft zwar auch – so ist es nicht –, nur alleine eben nicht; dahinter müssen <text:s/>Konzepte stehen. <text:s/>Zweitens: sozialer Wohnungsbau. Das Fördervolumen wurde auf 14,5 Milliarden Euro verdreifacht. Der soziale Wohnungsbau ist eines der Kernprobleme. Mit <text:s/>dieser Förderung und den Mitteln der Länder kann man die 100 000 neuen Wohnungen im sozialen Wohnungsbau tatsächlich erreichen. Das werden Sie sehen. <text:s/>Drittens. Bauen alleine reicht nicht. Die Welt hat sich verändert. <text:s/>Wir sind von den Gedanken her manchmal eben näher bei den Menschen als bei den Immobilienunternehmen. Deswegen haben wir uns das Wohngeld angeguckt. <text:s/>Jetzt erhalten 3 Millionen Haushalte Wohngeld. Das hat eine Menge Geld gekostet; aber es war richtig, das zu machen. <text:s/>Viertens haben wir die Eigentumsförderung verändert. <text:s/>Bei steigenden Zinsen setzen wir auf Zinssenkung. Wir haben die Abschreibungsmöglichkeiten der Wirtschaft deutlich verbessert, inklusive einer <text:s/>Sonder-AfA. Dafür habe ich mich selber eingesetzt; ich weiß schon, was da Sache ist. <text:s/>Fünftens. Gemeinsam sind wir stark. Deshalb gibt es das Bündnis für bezahlbares Wohnen. Kollege Meyer, Sie haben Mietenpolitik in Berlin und die <text:s/>Bodenpreise angesprochen – alles in Ordnung. Dann lasst uns das mit dem Vorkaufsrecht aber schnell regeln! Dann haben wir da eine Regelung gefunden. Das wäre <text:s/>gut. <text:s/>Sechstens. Neue Formen des Bauens und Wohnens werden vielfältig angesprochen, von der Förderung des Genossenschaftsbaus über „Jung kauft Alt“, über <text:s/>beispielsweise altersgerechten Umbau, mehr Effizienz, digitales Bauen bis hin zu modularem und seriellem Bauen. Das alles ist auf dem Weg. <text:s/>Wir haben uns das in Berlin angeguckt. Wir waren bei dem Unternehmen, das den Luisenblock gebaut hat, und haben gesehen, wie die in kurzer Zeit, in <text:s/>wenigen Wochen, Kitas und Schulen in Berlin bauen. Berlin ist übrigens die Stadt, in der wie in keiner anderen Holzbau betrieben und unterstützt wird. Alles das <text:s/>muss man wahrnehmen. <text:s/>Letzter Punkt: Mietrecht. <text:s/>Wenn Sie jetzt die soziale Seite entdecken – ich weiß, wie die Bremser beim letzten Mal hießen –, empfehle ich Ihnen: Stellen Sie die Anträge zur <text:s/>Stärkung der Mietpreisbremse, zur Senkung der Kappungsgrenze, zur Stärkung des Vorkaufsrechts! Machen Sie von der Union das doch alles, und verbieten Sie die <text:s/>Indexmieten, wie Kai Wegner, mein Kollege aus der letzten Legislaturperiode, es will! <text:s/>Letzte Bemerkung. – Ich sehe, es blinkt. <text:s/>– Das ist ein Wink der Präsidentin, von daher keine Kommentare. – Wenn Sie über Städte reden, denken Sie daran: Es geht bei der Städtebauförderung <text:s/>auch um die Lebensumwelt – und das ist ein wichtiger Gesichtspunkt-, beispielsweise um beitragsfreie Kitas; denn es geht um die Zukunft, und die Zukunft unserer <text:s/>Gesellschaft geht jeden Morgen durch die Türen unserer Kitas. Daran sollten Sie denken. <text:s/>Danke schön. <text:s/>Es ist schon ein gewaltiger Vorteil, wenn man das Blinken auch wahrnimmt. <text:s/>Dann noch die Umsetzung, und alles ist super. – Jetzt kommt für Bündnis 90/Die Grünen Kassem Taher Saleh.</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3</text:p>
          </table:table-cell>
          <table:table-cell table:style-name="ce2" office:value-type="string" calcext:value-type="string">
            <text:p>29.03.2023</text:p>
          </table:table-cell>
          <table:table-cell table:style-name="ce2" office:value-type="string" calcext:value-type="string">
            <text:p>ID209308100</text:p>
          </table:table-cell>
          <table:table-cell table:style-name="ce2" office:value-type="string" calcext:value-type="string">
            <text:p>Rainer Semet (FDP)</text:p>
          </table:table-cell>
          <table:table-cell table:style-name="ce2" office:value-type="string" calcext:value-type="string">
            <text:p>Sehr geehrte Frau Präsidentin! Liebe Kolleginnen und Kollegen! Deutschland trägt Verantwortung sowohl in Europa als auch in der NATO. Was das im <text:s/>Einzelnen heißt, das lernen wir seit dem 24. Februar 2022 jeden Tag. Es kostet Geld, es bindet Kräfte und Kapazitäten, und es bringt für uns alle Verzicht mit <text:s/>sich. Aber es lohnt sich, weil wir jeden Tag sehen können, was es heißt, wenn Menschen auf ihre Freiheit verzichten müssen. Deshalb übernehmen wir <text:s/>Verantwortung. <text:s/>Eine besondere Herausforderung der Zeitenwende besteht darin, dass wir uns sicherheitspolitisch nicht nur auf eine aktuelle Krise konzentrieren <text:s/>sollten. Wir müssen uns auch mit den Krisen auseinandersetzen, die vielleicht noch gar nicht ausgebrochen sind, die aber ausbrechen werden, wenn wir nicht jetzt <text:s/>handeln. Die Bedeutung der Mittelmeerregion für die Sicherheit unseres Kontinents ist immens. Deshalb ist es richtig, dass die Bundesregierung ihre <text:s/>Bündnisverantwortung ernst nimmt und unserer Bundeswehr für ein weiteres Jahr das Mandat für die Beteiligung an Sea Guardian erteilt. Wenn wir den aktuellen <text:s/>Mandatstext mit dem des Vorjahrs vergleichen, sehen wir, dass von unseren Soldatinnen und Soldaten wie zuvor im Wesentlichen routinemäßig Abfragen von Schiffen <text:s/>durchgeführt werden sollen. Diese Abfragen werden nicht einfach angeschaut und zu den Akten gelegt, sondern aus den gewonnenen Daten wird ein NATO-Lagebild für <text:s/>den gesamten Mittelmeerraum ermittelt. Dadurch versetzen wir die angrenzenden Staaten in die Lage, maritimen Terrorismus frühzeitig zu erkennen und zu <text:s/>vereiteln. Mit dem Datenaustausch und der engen Abstimmung mit Staaten und Organisationen senden wir an potenzielle Schmuggler, Menschenhändler und Terroristen <text:s/>das Signal: Wir sind vor Ort, wir bleiben vor Ort, und wir sehen euch. <text:s/>Das, meine Damen und Herren, ist die Leistung unserer Soldatinnen und Soldaten. Das ist ein elementarer Beitrag für die Sicherheit auf dem Mittelmeer <text:s/>und damit auch für die Sicherheit an der Südflanke der NATO. <text:s/>In diesen Tagen lesen wir wieder vermehrt von Fluchtversuchen von Menschen aus der Subsahara-Region, die von Tunesien aus den Weg über das Mittelmeer <text:s/>antreten. Hier zeigt sich wieder: Wir brauchen dringend mehr geregelte Zuwanderung und weniger ungeregelte Zuwanderung. Das liegt in unserem Interesse und auch <text:s/>im Interesse derjenigen, die sich auf die lebensgefährliche Mittelmeerroute begeben. Seenotrettung ist humanitäre Pflicht. Auch hierzu leistet Sea Guardian <text:s/>einen Beitrag. <text:s/>Je instabiler die Situation an den Grenzen unseres Kontinents, desto wichtiger wird unser Einsatz für Freiheit und Menschenrechte weltweit. Dies gilt <text:s/>für Libyen und Tunesien ebenso wie für die Ägäis und den Libanon. Natürlich entlässt uns das nicht aus der außenpolitischen Pflicht, Verantwortung zu übernehmen <text:s/>und alle Kanäle zu nutzen, um die Ursachen von Flucht, Menschenhandel und Terrorismus zu bekämpfen. Umso wichtiger sind die Präsenz der Bundeswehr und das <text:s/>Zusammentragen strategisch relevanter Informationen. So sorgen wir praktisch für Stabilität und Sicherheit. <text:s/>Diese Sicherheit betrifft darüber hinaus natürlich auch unsere eigenen Handelswege und damit auch unsere Wirtschaft. Hierauf können und wollen wir <text:s/>nicht verzichten. <text:s/>Sie sehen also: Es gibt genügend Gründe, sich als Deutscher Bundestag geschlossen hinter die Mission zu stellen und ihr politisch den Rücken zu <text:s/>stärken. Das sind wir sowohl unseren Soldatinnen und Soldaten schuldig als auch all den Menschen in der Region, die von einem sicheren Mittelmeerraum <text:s/>profitieren. In diesem Sinne bitte ich Sie um eine breite Zustimmung für die Verlängerung des Mandats bis einschließlich März 2024. <text:s/>Herzlichen Dank. <text:s/>Für die Fraktion Die Linke hat das Wort Sevim Dağdele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70</text:p>
          </table:table-cell>
          <table:table-cell table:style-name="ce2" office:value-type="string" calcext:value-type="string">
            <text:p>24.11.2022</text:p>
          </table:table-cell>
          <table:table-cell table:style-name="ce2" office:value-type="string" calcext:value-type="string">
            <text:p>ID207001300</text:p>
          </table:table-cell>
          <table:table-cell table:style-name="ce2" office:value-type="string" calcext:value-type="string">
            <text:p>Peter Aumer (CDU/CSU)</text:p>
          </table:table-cell>
          <table:table-cell table:style-name="ce2" office:value-type="string" calcext:value-type="string">
            <text:p>Sehr geehrte Frau Präsidentin! Liebe Kolleginnen und Kollegen! Ja, der Haushalt, Herr Minister, ist auch geeignet, über Prinzipien zu diskutieren – <text:s/>über Prinzipien, die unser Land in den letzten 70 Jahren getragen haben: der Sozialstaat und die soziale Marktwirtschaft. Sie in der Ampelkoalition sehen leider <text:s/>das „und“ dazwischen relativ starr und vergessen, dass wir Sozialstaat und soziale Marktwirtschaft gemeinsam sehen müssen. <text:s/>Ich teile Ihre Einschätzung, dass Schutz und Chance in Verbindung gesehen werden, Herr Minister. Aber leider haben Sie und die Redner Ihrer <text:s/>Ampelkoalition heute auch Prinzipien hintanstehen lassen. Wenn man die Reden von Ihnen, lieber Herr Audretsch, Herr Kurth, anhört, dann, glaube ich, merkt man <text:s/>sehr deutlich, dass es hier nicht um die Sache geht, <text:s/>sondern darum, dass Sie gemerkt haben, dass die Mehrheit der Menschen in diesem Land nicht so denken wie Sie. Nicht wir haben vergessen, die <text:s/>Lebensleistung der Menschen zu schätzen, sondern Sie haben in Ihrem Regierungshandeln die Mehrheit der Menschen nicht hinter sich; und das ist in Ihren Reden <text:s/>sehr deutlich geworden. <text:s/>Beim Bürgergeld, um das noch mal aufzugreifen, meine sehr geehrten Damen und Herren, ist es der Ampel vor allem darum gegangen, ein Trauma zu <text:s/>bewältigen – Hartz IV muss weg – <text:s/>und den Einstieg in ein bedingungsloses Grundeinkommen zu schaffen, und bei der FDP war Totalausfall. <text:s/>Die Anrechnungen sind, denke ich, relativ gut, aber beim Rest haben Sie einfach mitgemacht, ohne zu schauen, welche Auswirkungen das für die <text:s/>Wirtschaft in unserem Land hat. <text:s/>Meine sehr geehrten Damen und Herren, gerade in der Zeit, in der wir leben, müssen wir stärker auf die Verbindung von Sozialstaat und sozialer <text:s/>Marktwirtschaft schauen. Wir müssen die drohende Rezession, die steigende Inflation, den Arbeits- und Fachkräftemangel in den Blick nehmen, aber auch die <text:s/>Situation der Sozialsysteme in unserem Land. <text:s/>Ich möchte drei Beispiele aus dem Haushalt nennen. <text:s/>Erstens. Herr Heil, Sie haben vorher so getan, als sei das Bürgergeld die Lösung für alles. Ich glaube, wenn man den Haushalt anschaut, dann wird <text:s/>deutlich, dass das nicht so ist. Herr Kurth, Sie haben gesagt, Sie würden gerne über viele Themen reden. Genau die Themen, über die Sie reden wollten, führe ich <text:s/>an. Sie kürzen im Haushalt den Titel zur Eingliederung in Arbeit beträchtlich und sagen dann: Uns geht es beim Bürgergeld darum, dass man die Menschen schneller <text:s/>in Arbeit bekommt, dass man sie ausbildet. <text:s/>Wir als Große Koalition haben Menschen, die Förderung brauchen, die Möglichkeit gegeben, sich über den sozialen Arbeitsmarkt langfristig zu <text:s/>integrieren. <text:s/>Sie kürzen diesen Titel, und das, denke ich, ist fast schon schädlich; das zeigte auch die Debatte vorher. <text:s/>Kollege Aumer, gestatten Sie eine Zwischenfrage? <text:s/>Nein, danke. Wir können dann später diskutieren. Jetzt bringt es, glaube ich, relativ wenig. <text:s/>Sie haben in Ihrer Rede die Zeit gehabt und sie nicht genutzt, haben nur auf uns geschimpft. Dann müssen Sie sich das auch anhören. <text:s/>Zweitens. Die Haushaltstitel zur beruflichen Integration und Beratung von Zuwanderern und die berufsbezogene Deutschsprachförderung werden gekürzt. <text:s/>Meine sehr geehrten Damen und Herren der Ampel, bei 600 000 ukrainischen Flüchtlingen, die in das Grundsicherungssystem kommen, ist auch das verantwortungslos. <text:s/>Ich glaube, Sie widersprechen Ihrer Politik da deutlich. <text:s/>Ein letztes Beispiel. Die Aktienrente – hochgelobt von der FDP – ist in diesem Haushalt wieder nicht zu finden. Es ist ja mittlerweile angekündigt, <text:s/>dass Sie sie über Kredite finanzieren wollen. Wenn man dann liest, dass die Rente enkelfit werden soll, dann zeigt das ein bisschen den Widerspruch zu Ihrer <text:s/>Arbeit. In der FDP-Pressemeldung zur Aktienrente steht, dass das die vielleicht größte Rentenreform seit Bismarck sein soll. <text:s/>Meine sehr geehrten Damen und Herren, hätte Bismarck gearbeitet wie Sie, dann stünde der Sozialstaat nicht auf so starken Säulen, wie er das heute <text:s/>tut. <text:s/>Nicht zuletzt hat die Rednerin der FDP, Frau Raffelhüschen – – <text:s/>– Nein, das hat nichts mit Anstand zu tun, sondern mit Wahrheit, meine sehr geehrten Damen und Herren. <text:s/>Denn Sie haben die Kürzungen beim Transformationsprojekt „Arbeitswelt im Wandel“ groß herausgestellt; Sie haben da über 10 Millionen Euro gestrichen. <text:s/>In einer Zeit, in der unsere Wirtschaft vor einer großen Transformation steht, zeigt das, glaube ich, dass Ihnen, der FDP, Zukunftsprojekte weniger wichtig sind <text:s/>als der Titel Ihrer Koalition. Fortschrittskoalition zu sein, meine sehr geehrten Damen und Herren, reicht nicht aus, wenn man unserem Land keine Zukunft <text:s/>gibt. <text:s/>Meine sehr geehrten Damen und Herren, für uns ist das Motto „Fördern und Fordern“ ein ganz wesentlicher Punkt. Ich habe die letzten Wochen sehr <text:s/>intensiv überlegt, warum man da so streiten kann; denn eigentlich ist dieses Prinzip der Inbegriff dessen, was Deutschland in den letzten Jahrzehnten stark <text:s/>gemacht hat. „Fördern und Fordern“ bedeutet die Verbindung von Sozialstaat und sozialer Marktwirtschaft. Wir als Union haben in den letzten Jahren und auch in <text:s/>den letzten Wochen ganz intensiv Wert darauf gelegt, und wir haben unseren Beitrag dazu geleistet, dass dieser Maßstab immer im Fokus geblieben ist. <text:s/>Herzlichen Dank für die Aufmerksamkeit. <text:s/>Bevor ich den nächsten Redner aufrufe, hat der Kollege Markus Kurth aus der Fraktion Bündnis 90/Die Grünen das Wort zu einer Kurzinterven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54</text:p>
          </table:table-cell>
          <table:table-cell table:style-name="ce2" office:value-type="string" calcext:value-type="string">
            <text:p>22.02.2024</text:p>
          </table:table-cell>
          <table:table-cell table:style-name="ce2" office:value-type="string" calcext:value-type="string">
            <text:p>ID2015408200</text:p>
          </table:table-cell>
          <table:table-cell table:style-name="ce2" office:value-type="string" calcext:value-type="string">
            <text:p>Konstantin Kuhle (FDP)</text:p>
          </table:table-cell>
          <table:table-cell table:style-name="ce2" office:value-type="string" calcext:value-type="string">
            <text:p>Frau Präsidentin! Meine Damen und Herren! Wir müssen im Zusammenhang mit der Diskussion über Ordnung und Kontrolle in der Migrationspolitik aufpassen, dass die Menschen in unserem Land nicht den Glauben an die Handlungsfähigkeit des Staates verlieren. <text:s/>Die Lage in der Migrationspolitik ist kompliziert, vor allen Dingen mit Blick auf die Zuständigkeiten. Für das Ausländer- und Asylrecht an sich ist der Bund zuständig, für die Durchsetzung des Ausländerrechts sind die Länder zuständig, und für Versorgung und Unterbringung – das ist die Hauptlast – sind die Kommunen zuständig. Viele Menschen blicken durch dieses Zuständigkeitswirrwarr nicht durch. <text:s/>Die verschiedenen Zuständigkeiten dürfen aber keine Entschuldigung dafür sein, wenn sich in der Migrationspolitik nicht genug in Richtung Ordnung und Kontrolle tut. Deswegen müssen wir weiter auf diesem Weg schreiten, liebe Kolleginnen und Kollegen. <text:s/>Weil das so ist, haben die unterschiedlichen staatlichen Ebenen bereits Dinge auf den Weg gebracht. Ich will nur daran erinnern, was wir auf Bundesebene schon auf den Weg gebracht haben: Erst vor wenigen Wochen haben wir hier im Deutschen Bundestag das Gesetz zur Verbesserung der Rückführung auf den Weg gebracht, um mehr Abschiebungen möglich zu machen. Wir haben mit dem Chancen-Aufenthalt schon vor einigen Monaten den Weg dahin gewiesen, dass mehr Menschen in den Arbeitsmarkt wechseln können. Und wir haben mit dem Fachkräfteeinwanderungsgesetz unseren Beitrag dazu geleistet, dass irreguläre Migration nach Deutschland weniger attraktiv und reguläre Einwanderung in den deutschen Arbeitsmarkt attraktiver wird. Das ist der richtige Weg. <text:s/>Wir müssen aber – die Diskussion darf an dieser Stelle nicht haltmachen – auch über das Asylbewerberleistungsgesetz sprechen. Auch das Asylbewerberleistungsgesetz ist Teil des deutschen Migrationsrechts, und auch hier müssen Veränderungen stattfinden. Deswegen bin ich froh, dass die Koalition im Januar beschlossen hat, dass der Übergang aus dem Asylbewerberleistungsgesetz in die Grundsicherung nicht mehr nach 18, sondern erst nach 36 Monaten stattfindet. Das verringert Fehlanreize. Das trägt dazu bei, dass man sich auf eine Beschleunigung der Verfahren einstellen kann. Das ist der richtige Weg. <text:s/>Liebe Kolleginnen und Kollegen, gleichzeitig hat die Ministerpräsidentenkonferenz gesagt, dass die Länder und Kommunen selber Bezahlkarten einführen wollen. Es war der Wunsch der Ministerpräsidenten und es war auch der Wunsch der Kommunen, Bezahlkarten einzuführen. <text:s/>Wenn man sich über Bezahlkarten unterhält, dann ist es schon wichtig, sich einmal klarzumachen, warum es so was gibt wie das Asylbewerberleistungsgesetz. Das Asylbewerberleistungsgesetz ist kein Instrument der Dauerversorgung, sondern das Asylbewerberleistungsgesetz ist ein Instrument, um während des laufenden Asylverfahrens eine menschenwürdige Versorgung sicherzustellen. Je schneller das Asylverfahren beendet ist, desto besser. <text:s/>Je schneller wir wissen, ob jemand rechtmäßig in Deutschland ist, desto besser. Je schneller wir wissen, ob jemand nicht rechtmäßig in Deutschland ist, desto besser; denn dann kann man sich um die Rückführung kümmern, so wie man sich um die Integration in den Arbeitsmarkt kümmert, wenn jemand rechtmäßig in Deutschland ist. <text:s/>Deswegen müssen wir doch daran arbeiten, dass die Verfahren schneller werden. Ich wundere mich schon, dass hier so getan wird, als seien das Asylbewerberleistungsgesetz und die Bezahlkarte gewissermaßen Lebensschicksale. Wir brauchen weniger Geduldete, wir brauchen schnellere Verfahren, und wir brauchen mehr Klarheit darüber, wer rechtmäßig in Deutschland ist und wer nicht rechtmäßig in Deutschland ist. <text:s/>Wenn wir das hinkriegen, dann ist die ganze praktische Geschichte mit der Bezahlkarte im Grunde sehr schnell erledigt. <text:s/>Wenn wir den Kommunen und den Ländern zuhören und die Kommunen und die Länder sagen: „Wir haben einen praktischen Hinweis an euch als Bundesebene, und wir wünschen uns eine Erweiterung der rechtlichen Grundlage“, dann sollten wir als Koalition sehr gut überlegen, ob wir nicht einfach für die Kommunen und die Länder diese Rechtsänderung beschließen, damit die Bezahlkarte flächendeckend und rechtssicher in Deutschland genutzt werden kann, liebe Kolleginnen und Kollegen. <text:s/>Wenn wir über den Bund sprechen, über die Länder sprechen, über die Kommunen sprechen, dann müssen wir schon auch darüber sprechen, wie unterschiedlich die Verfahren in Deutschland aktuell eigentlich aussehen. Ich habe es gesagt: Je schneller ein Verfahren beendet ist, umso besser für die Rechtsklarheit im Einzelfall, umso besser für die Lösung der praktischen Probleme bei der Bezahlkarte. <text:s/>Es ist aber doch interessant, zu sehen, wie lang beispielsweise die Asylgerichtsverfahren in Deutschland sind. In Nordrhein-Westfalen dauert ein Asylgerichtsverfahren im Schnitt 21,5 Monate. In Brandenburg, beim Spitzenreiter, sind es 35,3 Monate. Man muss sich ja nicht wundern, dass es zu Schwierigkeiten bei der Klarheit über den Aufenthaltsstatus kommt, wenn es über drei Jahre dauert, um herauszufinden, ob die Leute rechtmäßig hier sind oder nicht. Dass das Ganze kein Naturgesetz ist, zeigt übrigens Rheinland-Pfalz mit einer Dauer von 3,5 Monaten. <text:s/>Deswegen ist mein Appell an alle Verantwortlichen in den Ländern, jetzt dazu beizutragen, dass die Asylverfahren schneller werden, dass die Asylgerichtsverfahren schneller werden. Das können wir auf Bundesebene begleiten, indem wir eine rechtssichere Grundlage für die Bezahlkarte schaffen. Wir alle sollten an dieser Stelle als staatliche Ebenen unsere Hausaufgaben machen und damit dazu beitragen, dass die Menschen sehen: Wir tun etwas für Ordnung und Kontrolle in der Migrationspolitik, und unser Staat, unser Gemeinwesen ist handlungsfähig. <text:s/>Herzlichen Dank. <text:s/>Liebe Kolleginnen und Kollegen, bevor ich die nächste Rednerin aufrufe, möchte ich noch mal daran erinnern, dass um 16.40 Uhr die Urnen schließen sollen. Falls also ein Mitglied des Hauses noch nicht abgestimmt hat: Bitte jetzt die Gelegenheit nutzen! <text:s/>Damit rufe ich für den Bundesrat die Ministerin aus Baden-Württemberg, Marion Gentges, auf. Bitte schön.</text:p>
          </table:table-cell>
          <table:table-cell table:style-name="ce2" office:value-type="string" calcext:value-type="string">
            <text:p>-</text:p>
          </table:table-cell>
          <table:table-cell table:number-columns-repeated="2" table:style-name="ce2" office:value-type="string" calcext:value-type="string">
            <text:p>x</text:p>
          </table:table-cell>
          <table:table-cell table:number-columns-repeated="1016"/>
        </table:table-row>
        <table:table-row table:style-name="ro1">
          <table:table-cell table:style-name="ce2" office:value-type="string" calcext:value-type="string">
            <text:p>149</text:p>
          </table:table-cell>
          <table:table-cell table:style-name="ce2" office:value-type="string" calcext:value-type="string">
            <text:p>30.01.2024</text:p>
          </table:table-cell>
          <table:table-cell table:style-name="ce2" office:value-type="string" calcext:value-type="string">
            <text:p>ID2014908800</text:p>
          </table:table-cell>
          <table:table-cell table:style-name="ce2" office:value-type="string" calcext:value-type="string">
            <text:p>Stefan Seidler (fraktionslos)</text:p>
          </table:table-cell>
          <table:table-cell table:style-name="ce2" office:value-type="string" calcext:value-type="string">
            <text:p>Vielen Dank, Frau Präsidentin. – Moin, liebe Kolleginnen und Kollegen! <text:s/>Ja, es wird mehr Geld für die Infrastruktur in die Hand genommen. Aber, liebe Kolleginnen und Kollegen, wir müssen auch ehrlich sein: Es deckt nicht den Bedarf ab, den wir haben. Das merken wir hoch oben im Norden ganz besonders. <text:s/>Vor Kurzem hat die DB InfraGO den aktuellen Netzzustandsbericht veröffentlicht, und für uns im Norden sieht es zappenduster aus. Der Zustand der Bahninfrastruktur hat sich weiter verschlechtert. Trotz wochenlanger belastender baustellenbedingter Sperrungen, etwa auf der wichtigen Strecke zwischen Flensburg/Kiel und Hamburg, konnte der Verfall der Infrastruktur nicht einmal aufgehalten werden. Das ist ganz großer Mist! <text:s/>Die Bahn ist kein Einzelfall. Die Verkehrswege des Bundes bei uns im Norden sind in keinem guten Zustand. Auch das Leuchtturmprojekt Northvolt ist betroffen. Die Hochbrücke Hochdonn wird die Güterzüge zum neuen Batteriewerk in Heide nicht tragen können. Unsere marode Infrastruktur wird zum Hemmnis für die industrielle Transformation. <text:s/>Klar ist: Der Haushalt birgt eine schwere Hypothek. Zwar kommen hohe Investitionen für Sanierung, aber auf Kosten von Aus- und Neubauten bei der Bahn sowie der wichtigen Digitalisierung. Das bringt unnötige Unsicherheit und kostet Vertrauen in einem kritischen Moment des Aufbruchs in der Branche. <text:s/>Wir im Bundestag können das Ruder herumreißen; wir können handeln. Das Urteil des Bundesverfassungsgerichts hat uns keineswegs zum Nichtstun oder Sparen bei Sozialleistungen verdammt. Wichtig ist auch: Es besteht große Einigkeit hier im Haus, dass dieser Zustand untragbar ist und es Lösungen braucht. <text:s/>Was ich nicht verstehe, ist: Warum arbeiten wir hier bei dieser Frage nicht wie in anderen Situationen zusammen? Ein im Grundgesetz verankertes Sondervermögen allein für die Sanierung unserer Infrastruktur könnte den Erhalt der Schienenwege, unserer Brücken und Wasserwege finanzieren. <text:s/>Anders als andere Vorschläge wäre es schnell umsetzbar, würde Erwartbarkeit schaffen und den Haushalt von den immensen Sanierungslasten befreien. <text:s/>Damit würde dringend benötigtes Geld für Aus-, Neu- und Umbau unseres Verkehrsnetzes frei. <text:s/>Vielen Dank. <text:s/>Das Wort hat der Kollege Martin Kröber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12200</text:p>
          </table:table-cell>
          <table:table-cell table:style-name="ce2" office:value-type="string" calcext:value-type="string">
            <text:p>Michael Kruse (FDP)</text:p>
          </table:table-cell>
          <table:table-cell table:style-name="ce2" office:value-type="string" calcext:value-type="string">
            <text:p>Sehr geehrte Frau Präsidentin! Meine lieben Kolleginnen und Kollegen! Zunächst: Herr Lenkert, vielen Dank, dass Sie dieses sehr wichtige Thema angesprochen haben, das in dem Antrag nicht so weitreichend thematisiert wird. Dass Sie auf die Zusammenhänge für die Ernährung der Weltbevölkerung hingewiesen haben, fand ich dieser Debatte sehr angemessen. <text:s/>Nun komme ich zu dem Antrag. Insbesondere möchte ich als Erstes etwas zum Vorgehen sagen. Ich bin Oppositionsabgeordneter in einem Landesparlament gewesen, und da kenne ich es so: Als Opposition fordert man was, dann sagt die Regierung, dass sie es nicht tut. Und wenn es ein guter Vorschlag war, dann macht sie es vielleicht trotzdem hinterher und verkauft es als eigenen Erfolg. <text:s/>Ihr Verständnis von Oppositionsarbeit ist offensichtlich ein anderes: Wir als Abgeordnete forderten etwas, die Regierung setzte es im Eiltempo um, und hinterher fordern Sie das auch von der Regierung und von der Ampel. <text:s/>Ich weiß nicht, das macht mich auf eine ganz merkwürdige Art und Weise betroffen. <text:s/>Insbesondere die Tatsache, dass Sie offensichtlich auch die Ausschussdrucksachen – diese Themen werden ja wöchentlich im Ausschuss behandelt – nicht lesen, verleitet mich dazu, Ihnen diese vielleicht mal kurz vorzutragen. In der Ausschussdrucksache vom 5. April – die könnten Sie kennen – heißt es unter der Überschrift „Neue LNG-Terminals und FSRUs“: <text:s/>Die Bundesregierung hat über die Unternehmen … und … drei FSRUs optioniert, um die Versorgungssicherheit in Deutschland weiter zu erhöhen. <text:s/>Wenn Sie uns das jetzt in Ihrem Antrag ernsthaft vorschlagen, dann kann ich nur sagen: Es ist genau wie beschrieben. Wir haben es uns überlegt, die Regierung hat gehandelt, jetzt fordern Sie es von uns. Das nehmen wir als Zustimmung zu unserer Arbeit. Herzlichen Dank dafür. <text:s/>Was die konkreten Standorte betrifft, hätte ich mir sehr gewünscht, dass Sie in Ihrem Antrag ein bisschen differenzierter vorgehen; denn genau das wäre möglich gewesen. Sie wissen, dass wir für die Aufrechterhaltung der Versorgungssicherheit nicht nur drei Standorte brauchen, sondern dass wir sie auch sehr gut über das Land verteilen müssen. Wir wissen, dass wir ein Schiff im Osten des Landes brauchen. Wir wissen, dass das zum Beispiel in Rostock oder in Lubmin liegen könnte. Das Bundeswirtschaftsministerium prüft gerade mit Hochdruck, dass diese Schiffe dann auch an den richtigen Orten liegen. Wilhelmshaven und Hamburg sind weitere wichtige Standorte, damit wir über das gesamte Netz genügend einspeisen können. Dazu hätte ich mir konkrete Vorschläge oder Ideen gewünscht. Ihr Antrag fällt an dieser Stelle hinter das zurück, was in der Öffentlichkeit bekannt ist, und hinter das zurück, was wir in den letzten Wochen schon miteinander kommuniziert haben. <text:s/>Ich kann nur empfehlen: Lesen Sie vielleicht einfach mal die Fachzeitungen; in denen wird das regelmäßig besprochen. Wenn Sie das tun, dann gewinnt Ihr Antrag beim nächsten Mal auf jeden Fall. <text:s/>Ich will aber auch positives Feedback geben. Planungen per Gesetz halten wir grundsätzlich für eine sinnvolle Sache, und deswegen ist das im Koalitionsvertrag ja auch vereinbart. Die Tatsache, dass wir dafür hohe Hürden von Gerichten auferlegt bekommen, führt dazu, dass wir hier sehr genau überlegte Maßnahmen vornehmen werden. Wenn wir sie vornehmen, laden wir Sie herzlich dazu ein, fachlich beizutragen. <text:s/>Auf den Punkt, dass es beim Thema LNG-Terminals, insbesondere im Jahr 2022, schon im ersten Petitum Ihres Antrags gleich große Ungenauigkeiten gibt, ist die Kollegin Nestle dankenswerterweise schon eingegangen; deswegen muss ich dazu nicht mehr viel sagen. Er führt uns aber wie viele andere Punkte dazu, diesen Antrag hier heute abzulehnen. Insbesondere führt mich persönlich dazu die Tatsache, dass ich Ihren Antrag einfach mal durchgeblättert und mir jeden einzelnen Punkt angeschaut habe. Und tatsächlich konnte ich dann sehr viele Punkte – ich weiß nicht, ob Sie das von hinten sehen können – mit einem Haken belegen, weil wir es schlichtweg schon angegangen oder sogar erledigt haben. Somit bietet dieser Antrag keinen Mehrwert für die politische Entwicklung in diesem Themenbereich mehr. <text:s/>Insbesondere der Punkt 21 macht mich in einer – – <text:s/>– Ist das eine Zwischenfrage? <text:s/>Moment! Das Wort erteile ich hier. Jetzt habe ich erst mal die Uhr angehalten. <text:s/>Gestatten Sie eine Frage oder Bemerkung des Kollegen Dr. Ploß? <text:s/>Selbstverständlich. <text:s/>Herr Kollege Kruse, vielen Dank für die Zwischenfrage. – Der Kern unseres Antrags ist ja, dass möglichst noch in diesem Jahr mit dem Bau begonnen wird. Jetzt sagen Sie, Sie erfüllen alle Punkte, die wir in unserem Antrag fordern, entweder bereits jetzt oder werden sie in Zukunft erledigen. Können Sie hier vor dem Deutschen Bundestag versprechen, <text:s/>dass mit dem Bau der ersten LNG-Terminals noch in diesem Jahr begonnen wird? <text:s/>Lieber Herr Kollege Ploß, ich danke für die Zwischenfrage; denn die kommt ja von Ihnen. <text:s/>Ich kann Ihnen versichern, dass die regierungstragenden Fraktionen und die Regierung, die wir tragen, alles in ihrer Macht Stehende unternehmen werden, damit der Bau dieser Terminals sehr bald beginnt – so bald als möglich. <text:s/>Wenn Sie Kenntnis darüber haben, dass es Ihnen oder uns hier im Hause möglich ist, die Unternehmen, die diese Terminals bauen sollen, beispielsweise per Gesetz oder Verordnung dazu zwangszuverpflichten, dies auf jeden Fall in diesem Jahr zu tun, dann würde ich mich gerne mit Ihnen in den fachlichen Austausch darüber begeben. Ich glaube, das ist nicht ohne Weiteres möglich. <text:s/>Ich kann Ihnen aber versichern: Alles, was in der Macht dieses Hauses steht, wird dafür unternommen. <text:s/>Der Rest Ihrer Frage ist so populistisch, <text:s/>dass ich Ihnen entgegenhalte: Sie haben kein Instrument, um das zu erreichen; deswegen können Sie das nicht garantieren. Aus dem gleichen Grund kann ich Ihnen das auch nicht garantieren, Herr Kollege. <text:s/>Jetzt komme ich noch zu Punkt 21 in Ihrem Antrag. Diesen Punkt fand ich ziemlich bemerkenswert. Wir machen hier wirklich Wichtiges. Sie wollen da, dass die Bundesregierung aufgefordert wird, „dem Deutschen Bundestag zeitnah eine umfassende Analyse verschiedener Szenarien vorzulegen“, wie einseitige Abhängigkeiten von Russland im Öl-, Kohle- und Gasbereich abgebaut werden können. Ich möchte Ihnen gerne ein Dokument überreichen. Das stammt von der Bundesnetzagentur und nennt sich „BMWK Lagebild Energieversorgung“. Es datiert vom 5. April 2022, ist öffentlich verfügbar und beinhaltet all die Analysen, die Sie von der Bundesregierung fordern. <text:s/>Wir machen hier nicht nur wichtige gesetzgeberische Arbeit, wir machen auch Bildungsarbeit. <text:s/>Heute möchte ich dazu beitragen, Sie weiterzubilden. Ich hoffe, Sie übernehmen dieses Dokument von mir und lernen daraus. <text:s/>Herzlichen Dank für Ihre Aufmerksamkeit. <text:s/>Das Wort hat der Kollege Enak Ferlemann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4</text:p>
          </table:table-cell>
          <table:table-cell table:style-name="ce2" office:value-type="string" calcext:value-type="string">
            <text:p>23.06.2022</text:p>
          </table:table-cell>
          <table:table-cell table:style-name="ce2" office:value-type="string" calcext:value-type="string">
            <text:p>ID204402700</text:p>
          </table:table-cell>
          <table:table-cell table:style-name="ce2" office:value-type="string" calcext:value-type="string">
            <text:p>Maximilian Mordhorst (FDP)</text:p>
          </table:table-cell>
          <table:table-cell table:style-name="ce2" office:value-type="string" calcext:value-type="string">
            <text:p>Sehr geehrte Frau Präsidentin! Liebe Kolleginnen und Kollegen! Das Thema Inflation beschäftigt uns zurzeit zu Recht prioritär, weil es zeigt, dass die Wirtschaftspolitik – bei allem guten Willen in der Sozialpolitik, bei allem guten Willen bei der Umverteilung – am Ende entscheidend dafür ist, ob wir es schaffen, dass der soziale Ausgleich in diesem Land hergestellt bleibt. Die Inflation beenden können wir nicht. Deswegen müssen wir dringend die Rahmenbedingungen so setzen, dass der Staat die Inflation nicht noch weiter antreibt. Wir müssen Ausgaben kritisch auf den Prüfstand stellen, und wir müssen für solide und verlässliche Haushalts- und Finanzpolitik sorgen. <text:s/>Wir müssen auch dafür sorgen, dass wir keine falschen Anreize setzen. <text:s/>Sie sagen das in Ihrem Antrag selber: Sie wollen auch mehr Geld umverteilen. Aber wenn man beispielsweise mit Menschen aus dem Baugewerbe spricht, hört man: Die brauchen alles, aber nicht mehr Geld. Sie haben zu wenig Personal, sie haben zu wenig Material, und sie wollen weniger Bürokratie. Wir als Staat sollten die überhitzten Märkte nicht weiter anheizen, wir sollten eher die Ursachen bekämpfen. Und, liebe Union, warum haben die zu wenig Personal? Weil Sie sich 16 Jahre lang gegen ein vernünftiges Fachkräfteeinwanderungsgesetz verwahrt haben und weil Sie die Bildung und Ausbildung in den Ländern nicht genug stärken. <text:s/>Warum haben die zu wenig Material? Weil Sie nicht dazu beigetragen haben, dass die wirtschaftliche Abhängigkeit von China reduziert wird; jeder kennt die Bilder aus dem Hafen von Schanghai. <text:s/>Wir müssen mehr diversifizieren, auch in unserer Wirtschafts- und Handelspolitik, und dürfen nicht mehr auf einzelne Staaten setzen. <text:s/>Wir müssen auch mehr auf die Werte schauen und darauf, dass so etwas wie eine Zero-Covid Policy ein Handelshemmnis sein kann. Und ja, wir müssen auch TTIP wieder auf den Tisch legen und neue Bündnisse für eine moderne und verlässliche Handelspolitik schließen, damit solche Lieferschwierigkeiten nicht mehr vorkommen. <text:s/>– Ich freue mich, dass die Grünen klatschen. – Wir müssen eher entlasten, als die Ausgaben weiter zu erhöhen. <text:s/>Ich sage für die Freien Demokraten ganz klar: Was in dieser Zeit gefährlich ist, ist das Reden über eine neue toxische „Neidsteuer“, die jetzt einige auf den Weg bringen wollen. <text:s/>Auch Jens Spahn hat sie ins Spiel gebracht. <text:s/>So wird es in der Finanzpolitik nicht funktionieren, wenn wir dafür sorgen wollen, dass die Inflation nicht noch weiter anzieht. <text:s/>Es ist auch keine Sozialpolitik, wenn man nur davon spricht, dass es Fußballer und Sozialhilfeempfänger gibt. Deutschland ist doch nicht nur das. Dazwischen gibt es eine breite Mitte in der Gesellschaft, und auf die müssen wir in unserer Politik viel mehr schauen. <text:s/>Es reicht nicht aus, nur von Fußballspielern und Sozialhilfeempfängern zu sprechen. Sie spielen die Gruppen damit gegeneinander aus. Wir müssen die Mitte der Gesellschaft stärken und dürfen die Menschen nicht weiter gegeneinander ausspielen. <text:s/>Wir werden deshalb die Zeitenwende auf verschiedene Bereiche der Politik übertragen. Die Schuldenbremse bleibt garantiert, und das nicht nur, weil wir sie politisch richtig finden, sondern weil sie ein Gebot der Verfassung ist. <text:s/>Um der Inflation Einhalt zu gebieten, können wir nichts Besseres tun, als uns an die Schuldenbremse zu halten. <text:s/>Wir können in der Energiepolitik nichts Besseres tun, als darüber zu diskutieren, wie wir es in Zukunft schaffen, die Energienutzung zu diversifizieren und im Notfall auch neu zu denken, zum Beispiel zum Thema Kernenergie. Dabei geht es nicht nur um Atomkraftwerke, wie einige sagen. Es geht auch darum, dass bestimmte Forschungsbereiche seit Jahren politisch gewollt brachliegen. Da müssen wir neu denken und neu überlegen. <text:s/>Ich glaube, in einer Notsituation ist es richtig, pragmatisch zu sein. <text:s/>Ich freue mich sehr darüber, dass wir diesen Diskurs jetzt auch als Gesellschaft suchen, indem wir gemeinsam für mehr Freiheitsenergien sorgen – ich hoffe, da klatscht die AfD nicht mehr – und indem wir auch dafür sorgen, dass eine vernünftige Haushalts- und Finanzpolitik der Inflation einen Rahmen setzt, sie beendet oder ihr Einhalt gebietet und die Wirtschaft wieder ordentlich in Gang kommt. <text:s/>Vielen Dank. <text:s/>Der nächste Redner in der Debatte ist Johannes Steiniger, CDU/CSU-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05</text:p>
          </table:table-cell>
          <table:table-cell table:style-name="ce2" office:value-type="string" calcext:value-type="string">
            <text:p>24.05.2023</text:p>
          </table:table-cell>
          <table:table-cell table:style-name="ce2" office:value-type="string" calcext:value-type="string">
            <text:p>ID2010507300</text:p>
          </table:table-cell>
          <table:table-cell table:style-name="ce2" office:value-type="string" calcext:value-type="string">
            <text:p>Boris Pistorius, Bundesminister der Verteidigung</text:p>
          </table:table-cell>
          <table:table-cell table:style-name="ce2" office:value-type="string" calcext:value-type="string">
            <text:p>Sehr geehrte Frau Präsidentin! Herr Abgeordneter, es wird Sie nicht überraschen, dass ich Ihre Ausgangshypothese nicht teile, weder die medizinische <text:s/>noch was das Vertrauen der Truppe in ihre politische Führung angeht; aber sie bleibt Ihnen natürlich unbenommen. <text:s/>Wir evaluieren permanent die Notwendigkeit, an der Duldungspflicht für die Covid-19-Impfung festzuhalten. Das tun wir auf der Grundlage der <text:s/>Erkenntnisse, die wir aus dem Gesundheitsministerium und von den einschlägigen Instituten bekommen. Wie sagt man so schön: Wir führen den Ball dicht am Fuß. Ich <text:s/>schließe nicht aus, dass wir über kurz oder lang die Duldungspflicht aufheben; aber der Zeitpunkt ist noch nicht gekommen. Es gibt übrigens auch keinen Hinweis <text:s/>darauf, dass das Vertrauen der Truppe in die politische Führung, was diesen Punkt angeht, in irgendeiner Weise geschmälert worden sei. <text:s/>Sie haben das Wort zur Nachfrag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2</text:p>
          </table:table-cell>
          <table:table-cell table:style-name="ce2" office:value-type="string" calcext:value-type="string">
            <text:p>01.12.2023</text:p>
          </table:table-cell>
          <table:table-cell table:style-name="ce2" office:value-type="string" calcext:value-type="string">
            <text:p>ID2014203100</text:p>
          </table:table-cell>
          <table:table-cell table:style-name="ce2" office:value-type="string" calcext:value-type="string">
            <text:p>Sebastian Roloff (SPD)</text:p>
          </table:table-cell>
          <table:table-cell table:style-name="ce2" office:value-type="string" calcext:value-type="string">
            <text:p>Sehr geehrte Frau Präsidentin! Liebe Kolleginnen und Kollegen! Ich darf mit einer Vorbemerkung beginnen, weil die neue IG-Metall-Vorsitzende angesprochen wurde. Das „Handelsblatt“ titelt heute ganz deutlich: „Die AfD wird zum Standortrisiko“. <text:s/>Dementsprechend ist es gut und richtig, dass die IG-Metall-Chefin in alter Tradition der Gewerkschaften klare Kante gegen rechts zeigt. Da hat sie uns voll an ihrer Seite. <text:s/>Herr Ploß, ich war ja schon froh, dass es in Ihrem Redebeitrag nicht um Gendern ging. Aber die andere Platte, die Sie aufgelegt haben, war auch nicht wesentlich hilfreicher und stand leider in der Tradition dieses Antrags. Das dokumentiert, wie weit Sie von der CDU/CSU mittlerweile von der Automobilindustrie in Deutschland weg sind. Ich habe das Gefühl, Sie reden mit keinem Unternehmen mehr, Sie schreiben lediglich Sprechzettel der Energiewirtschaft ab; denn niemand sonst hat ein Interesse an den Forderungen, die Sie hier platzieren. <text:s/>Erlauben Sie eine Zwischenfrage aus der AfD-Fraktion? <text:s/>Nein, danke. – Ich habe mich im letzten Jahr durchaus gewundert und habe das hier auch gesagt, warum die FDP in der Frage der E-Fuels diese große Leidenschaft an den Tag legt. Aber es gehört auch zur Wahrheit, zu sagen, dass wir auf Einsatz und auf Initiative der FDP einen Kompromiss auf europäischer Ebene erzielt haben, dass ab 2035, wenn nur noch Pkws zugelassen werden, die kein CO2 ausstoßen, auch die Fahrzeugkategorie „E-Fuels only“ berücksichtigt wird. <text:s/>Ich glaube, das betrifft nur eine Nische. Aber man hat einen Kompromiss, und jetzt könnten wir uns weiter den wesentlichen Fragen der Transformation der Automobilindustrie widmen, wenn Sie nicht mit so einem Antrag um die Ecke kommen würden. <text:s/>Wenn man mit der Industrie, mit Betriebsräten oder mit der IG Metall spricht: Von überall gibt es wirklich die einhellige Rückmeldung: BEVs sind die Zukunft und zunehmend die Gegenwart. <text:s/>Viele Betriebe haben sich schon auf diesem Pfad aufgemacht und sind auf dem besten Weg zum Umschwung auf Elektroautos. Dabei brauchen sie Unterstützung, politische Flankierung und eine langfristige Strategie. Man muss dieses Fass nicht wieder aufmachen. Deswegen bin ich dankbar, dass sich die Bundesregierung trotz der aktuellen Herausforderungen weiterhin zum klaren Ziel, dass sich bis 2030 15 Millionen E-Autos auf deutschen Straßen finden, bekannt hat. Ich finde es auch wichtig, dieses Ziel zu verteidigen. Ich bin dankbar, dass der Bundeskanzler das am Montag auf dem Automobilgipfel deutlich gemacht hat. <text:s/>Gerade deswegen sind Debatten, die Sie mit einem solchen Antrag auslösen, so fatal. Sie schüren eine Debatte, Sie schüren Zweifel <text:s/>und machen ein Stück weit eine sich selbst erfüllende Prophezeiung daraus, die auch wieder zu einem Problem führen kann. In den Betrieben werden ganz andere Diskussionen geführt. Die Werke werden umgestellt, die Beschäftigten werden umgeschult. Da diskutiert man eher, wie man konkrete Fortschritte machen kann. Keiner mit Verantwortung würde das zurückdrehen wollen. Dementsprechend helfen Sie nur denjenigen, die hier einen Kulturkampf um den Verbrenner führen wollen. Das hilft dem Industriestandort nicht. <text:s/>Wir sehen, dass es mit dem Umbau auch funktionieren kann, zum Beispiel in Norwegen. Der Marktanteil von E-Autos an den Neuzulassungen betrug dort letztes Jahr 79,3 Prozent. Mittlerweile sind 21 Prozent der dort insgesamt zugelassenen Pkws elektrisch, ein Drittel mehr als noch ein Jahr zuvor. Norwegen zeigt, wie es geht. Das sind Wachstumsraten, die auch bei uns kommen werden, wenn wir das Tal erst mal durchschritten haben. <text:s/>Klar ist aber auch, dass trotz des Urteils aus Karlsruhe und der Haushaltslage die Unterstützung der Automobilindustrie für die Transformation weiterhin im beabsichtigten Umfang zur Verfügung stehen muss; 6 Milliarden Euro hat der Bundeswirtschaftsminister im Rahmen der IAA erklärt. Klar ist genauso, dass es in der Verantwortung der Automobilhersteller liegt, ein attraktives und bezahlbares Angebot zunehmend auch im Niedrigpreissegment anzubieten. <text:s/>Diesen Weg gehen wir weiter und werden zu einem guten Ergebnis kommen. <text:s/>Vielen Dank. <text:s/>Die Kollegin Martina Englhardt-Kopf hat jetzt für die CDU/CSU-Fraktion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3</text:p>
          </table:table-cell>
          <table:table-cell table:style-name="ce2" office:value-type="string" calcext:value-type="string">
            <text:p>11.05.2022</text:p>
          </table:table-cell>
          <table:table-cell table:style-name="ce2" office:value-type="string" calcext:value-type="string">
            <text:p>ID203306900</text:p>
          </table:table-cell>
          <table:table-cell table:style-name="ce2" office:value-type="string" calcext:value-type="string">
            <text:p>Dr. Franziska Kersten (SPD)</text:p>
          </table:table-cell>
          <table:table-cell table:style-name="ce2" office:value-type="string" calcext:value-type="string">
            <text:p>Sehr geehrte Frau Präsidentin! Sehr geehrter Herr Minister! Sehr geehrte Damen und Herren! Uns allen ist der Ernst der Lage bewusst. Der furchtbare Krieg in der Ukraine führt zu Not und Leid bei der Bevölkerung. Dies höre ich übrigens momentan auch von einer Stipendiatin, die bei mir arbeitet und deren Familie im Kriegsgebiet lebt. <text:s/>Der Konflikt hat aber auch Auswirkungen auf die globale Versorgung mit Nahrungsmitteln. Das kann auch zu neuen Fluchtbewegungen führen. Wie können wir mit unserer Agrarpolitik darauf reagieren? Soll die Stilllegung von 4 Prozent Ackerflächen 2023 ausgesetzt werden? Sollen wir die Reform der Gemeinsamen Agrarpolitik um ein Jahr verschieben, wie von der Union gewünscht, oder sollen wir es ganz sein lassen und einfach so viel produzieren, wie irgendwie möglich ist? <text:s/>Ich sage Ihnen ganz ehrlich: Wer so argumentiert, denkt zu kurz. <text:s/>– Der ist ja nicht hier. Alles gut. <text:s/>Die Reform der Gemeinsamen Agrarpolitik haben wir doch nicht aus ideologischer Verblendung angeschoben. Fakt ist doch, dass Hitzeperioden und Wetterkapriolen zunehmen. Die Niederschlagsmengen in meinem Wahlkreis, also in der Börde und im Jerichower Land, liegen aktuell wieder deutlich unter dem langjährigen Mittel. Wir haben in Sachsen-Anhalt ein echtes Problem mit Wasserknappheit in der Landwirtschaft; der heute hier anwesende Landwirtschaftsminister Sven Schulze wird das sicherlich bestätigen können. <text:s/>Unsere Landwirtschaft muss sich an den Klimawandel anpassen. Wir brauchen keine einfachen Lösungen, sondern Handlungen mit Augenmaß. Wir brauchen nicht eine kurzfristige Intensivierung, sondern wir brauchen resiliente Ökosysteme. <text:s/>Und das geht nur mit Biodiversität. <text:s/>Hier kommen die Stilllegungsflächen ins Spiel. Sie erfüllen wichtige Funktionen für den Wasserhaushalt sowie als Rückzugsraum für Flora und Fauna. Die 4 Prozent, die ab 2023 stillgelegt werden sollen, sind schon ein extrem heruntergeschraubter Kompromiss. Darauf können wir nicht auch noch verzichten. Wir können Biodiversität nicht einfach an- und abschalten. <text:s/>Das ist eigentlich nicht möglich; das müsste Ihnen bewusst sein. <text:s/>Was einmal verschwunden ist, bleibt auf Dauer verschwunden. <text:s/>Übrigens hat sich auch der gerade wiedergewählte Ministerpräsident von Schleswig-Holstein, Daniel Günther, auf dem Naturschutztag im November 2021 der Biodiversität verschrieben. Vielleicht haben Sie das nicht mitbekommen, dass es so war, aber er hat davon geredet, dass das wichtig sei. Es wäre gut, wenn das die Unionsfraktion wahrnimmt. <text:s/>Die Vorteile der Nutzung von Brachflächen verhalten sich disproportional zu den ökologischen Kosten. Im Übrigen sind die meisten Brachen eben nicht ertragsreich, sondern sind Grenzstandorte. Für die Futternutzung sind sie freigegeben. Das ist auch sinnvoll. <text:s/>Aber für den Getreideanbau wäre ein großer Mehraufwand inklusive Düngung und Pflanzenschutz notwendig. Wir wissen, angesichts der momentanen Düngerpreise ist das illusorisch. Und Brotgetreide wird auf den meisten Flächen nicht produziert werden können. Auch die absolute Größe der Flächen in Höhe von 170 000 Hektar lässt eine wirksame Bekämpfung des Welthungers unrealistisch erscheinen. <text:s/>Der Fruchtwechsel ist eine entscheidende Maßnahme zur Förderung der Bodenfruchtbarkeit und der Pflanzengesundheit. Auch hier müssen wir mit Augenmaß vorgehen. Auf guten Standorten leidet die Bodenqualität nicht, wenn der Weizen zweimal hintereinander angebaut wird. Deshalb unterstützen wir als Fraktion sehr den Vorschlag von Cem Özdemir, diese Pflicht zum Fruchtwechsel erst mal aufzuheben. <text:s/>Auf diesem Wege kann man einen schnelleren Beitrag zur weltweiten Weizenproduktion leisten. Das bringt auch deutlich mehr, als Brachen zu nutzen. <text:s/>Auch beim Thema Gewässerrandstreifen kann nachgesteuert werden. Hier müssen wir uns die betroffenen Wasserläufe genauer ansehen und nach deren Bedeutung auch unterscheiden. Wir müssen auch die Ökoregelung ab 2023 noch mal überdenken. Nur wenn zusätzliche Maßnahmen der Landwirte für unsere Ökosysteme auch angemessen honoriert werden, kann die neue GAP funktionieren. Es ist übrigens bezeichnend, dass damals genau das unter Julia Klöckner im Bundeslandwirtschaftsministerium verhindert wurde. <text:s/>Das war eben für die Landwirte nicht attraktiv. <text:s/>Längerfristig würde eine Umstellung zu mehr pflanzenbasierter Ernährung zu einem verminderten Druck auf die globalen Getreidemärkte führen. <text:s/>Für mich sind auch eine Reduktion des Fleischkonsums, der Tierbestände, der Lebensmittelabfälle und der Nutzung von Bioethanol in Europa entscheidende Faktoren. So lassen sich der Nachfragedruck auf die globalen Getreide- und Futtermittelmärkte reduzieren und die Preissteigerungen eindämmen. <text:s/>Was uns jetzt nicht hilft, ist ganz klar: kurzfristiges Produzieren um jeden Preis, ohne die ökologischen Folgen zu sehen. Wir müssen jetzt mit Augenmaß handeln. <text:s/>Ich bitte alle, das mitzuverfolgen. Das werden uns zukünftige Generationen danken. <text:s/>Danke. <text:s/>Das Wort hat der Abgeordnete Stephan Protschka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4</text:p>
          </table:table-cell>
          <table:table-cell table:style-name="ce2" office:value-type="string" calcext:value-type="string">
            <text:p>12.05.2023</text:p>
          </table:table-cell>
          <table:table-cell table:style-name="ce2" office:value-type="string" calcext:value-type="string">
            <text:p>ID2010404500</text:p>
          </table:table-cell>
          <table:table-cell table:style-name="ce2" office:value-type="string" calcext:value-type="string">
            <text:p>Nezahat Baradari (SPD)</text:p>
          </table:table-cell>
          <table:table-cell table:style-name="ce2" office:value-type="string" calcext:value-type="string">
            <text:p>So, wir lassen die negative Aura mal an uns vorbeiziehen. <text:s/>Sehr geehrte Frau Präsidentin! Sehr geehrte Kolleginnen und Kollegen! Die Weltgesundheitsorganisation sollte die wichtigste globale <text:s/>Gesundheitsinstitution sein, gegründet 1948 als Sonderorganisation der Vereinten Nationen. Fast alle Staaten der Weltgemeinschaft sind in der WHO vertreten. Der <text:s/>ihr angedachten Rolle kann die WHO jedoch nicht immer gerecht werden. Die finanzielle Ausstattung ist nur eines, wenn auch das größte ihrer Probleme. Das ist <text:s/>bedauerlich, und das betrifft uns alle, nicht nur Entwicklungsländer. <text:s/>Vielen ist gar nicht bewusst, wie wichtig die WHO im internationalen Gefüge ist. Sie setzt Standards bei der Vorsorge gegen Infektionskrankheiten. Die <text:s/>WHO hat dafür gesorgt, dass Pocken heute eine ausgestorbene Krankheit sind. <text:s/>Bei Polio ist die 1988 gestartete Kampagne zur Ausrottung der Krankheit noch nicht am Ziel, wird aber ehrgeizig verfolgt. Die ICD-Codes, die die <text:s/>vielen menschlichen Krankheitsbilder in universale Zahlencodes übersetzen, werden von der WHO erstellt. Und die internationalen Gesundheitsvorschriften, die die <text:s/>WHO erstellt, sind die völkerrechtliche Basis für die Pandemiebekämpfung. <text:s/>Womit wir bei Covid wären. Während der Pandemie waren viele enttäuscht von der WHO und ihrer Reaktion. Manche haben daraus sogar Verschwörungstheorien <text:s/>gesponnen; das haben wir gerade live mitbekommen. Das ist nicht gerechtfertigt. <text:s/>Wenn wir einer Organisation nicht die Mittel zur Verfügung stellen, die nötig sind, damit sie ihre Aufgaben wahrnehmen kann, darf man nicht enttäuscht <text:s/>sein, wenn sie sie nicht vollumfänglich erfüllen kann. Das hat auch die EU erkannt. In der EU Global Health Strategy findet sich die Feststellung, dass Global <text:s/>Governance ein starkes und reaktionsfähiges multilaterales System mit der WHO als Herzstück braucht. <text:s/>Auch sie fordert die Verbesserung der personellen und finanziellen Ausstattung. <text:s/>Interessant und ebenfalls unterstützenswert finde ich den Vorschlag, der EU einen Beobachterstatus bei der WHO einzuräumen. Sie soll perspektivisch <text:s/>Vollmitglied werden. <text:s/>Unser Antrag stimmt mit vielen dieser Forderungen überein, geht aber noch weiter: Die Pflichtbeiträge müssten steigen, um Planungssicherheit zu <text:s/>schaffen und die Unabhängigkeit der WHO zu gewährleisten. Ein Pandemieabkommen ist von unbedingter Notwendigkeit. <text:s/>Meine sehr verehrten Damen und Herren, Deutschland hat ein großes Gewicht in der WHO und in den UN. Lassen Sie uns dieses Gewicht einsetzen, um die <text:s/>WHO auf eine Basis zu stellen, die uns künftige globale Gesundheitsherausforderungen besser bewältigen lässt! <text:s/>Herzlichen Dank für Ihre Aufmerksamkeit. <text:s/>Der Kollege Dr. Georg Kippels hat das Wort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1</text:p>
          </table:table-cell>
          <table:table-cell table:style-name="ce2" office:value-type="string" calcext:value-type="string">
            <text:p>16.03.2023</text:p>
          </table:table-cell>
          <table:table-cell table:style-name="ce2" office:value-type="string" calcext:value-type="string">
            <text:p>ID209107600</text:p>
          </table:table-cell>
          <table:table-cell table:style-name="ce2" office:value-type="string" calcext:value-type="string">
            <text:p>Julia Klöckner (CDU/CSU)</text:p>
          </table:table-cell>
          <table:table-cell table:style-name="ce2" office:value-type="string" calcext:value-type="string">
            <text:p>Frau Präsidentin! Liebe Kolleginnen und Kollegen! Dass Journalismus auch Gegenstand politischer Debatten ist, das ist nicht neu, und das ist auch nicht verwunderlich. Medien gelten als die vierte Gewalt im Staat; entsprechend machtvoll sind sie ja auch. <text:s/>Aber sie sind unter Druck in diesen Zeiten; digitale Medien sind auf dem Vormarsch. Verlage verzeichnen schwindende Auflagen, Fernsehsender mangelnde Zuschauerzahlen, sinkende Werbeeinnahmen, und das hat Auswirkungen auf Journalisten, vor allen Dingen auf die freien. Während öffentlich-rechtliche Sender zwar so manchen Quizmaster fürstlich entlohnen, gibt es für die sogenannten freien Mitarbeiter die Regelung, nur 36 Tage in 6 Monaten arbeiten zu dürfen, weil sie sich sonst auf ihren Arbeitsplatz einklagen könnten. Von 36 Tagen Arbeit kann kein Journalist leben. Journalisten zu untersagen, eine Moderation oder Vorträge anzunehmen, käme einem Berufsverbot gleich. <text:s/>Natürlich müssen sich auch Journalisten und Medien der kritischen Betrachtung stellen. Das ist dann übrigens keine Einschränkung der Pressefreiheit. Wenn aber ein Kanzleramt sich seine eigene Wohlfühlinterviewerin bestellen kann – nicht für die eigene Veranstaltung, sondern für die Veranstaltung von Dritten – und das nicht bekannt gemacht wird, dann ist das in der Tat verwunderlich und kritikwürdig. <text:s/>Wenn dann die Moderatorin stolz darauf ist, dass sie den Kanzler zum Lachen gebracht hat, und den Hashtag greathonour – also „große Ehre“ – postet, dann ist das sicherlich kein Ausweis journalistischer Distanz. <text:s/>Ja, ich bin der Meinung, dass Journalisten auch Regierungsveranstaltungen moderieren sollen dürfen, <text:s/>aber sie sollen das dann auch maximal transparent angeben. <text:s/>Für die Glaubwürdigkeit von Medien und ihren Journalisten sind unabhängige Berichterstattung, transparentes Handeln und Korruptionsprävention wichtig. Denn nur ein freier, unabhängiger Journalismus ist fähig, Missstände aufzudecken, zu benennen, zu verfolgen, und deshalb gibt es auch einen verfassungsrechtlichen Schutz für unsere Medien. <text:s/>Die Bezeichnung „unabhängiger Journalismus“ wird sehr routiniert genutzt, aber man muss sich dort zu Recht immer wieder fragen lassen, ob die Unabhängigkeit gewahrt ist. Das müssen wir uns als Politiker ja auch zu Recht fragen lassen. Deshalb ist es notwendig, dass es festgeschriebene Verhaltenskodizes gibt. Und: Medien müssen über vertragliche Regelungen sicherstellen, dass auch über Nebentätigkeiten der freien Autoren und Moderatoren Transparenz hergestellt wird. <text:s/>Aber klar ist und muss auch bleiben: Das Grundrecht auf freie Meinung und freie Meinungsäußerung gilt natürlich auch für Journalisten. Dementsprechend muss es ihnen auch erlaubt sein, Veranstaltungen und Publikationen zu begleiten. Ich frage mich: Meint die AfD denn, dass Journalisten nur Veranstaltungen der AfD begleiten dürfen? <text:s/>Will die AfD etwa die berufliche Freiheit von Journalisten einschränken? <text:s/>Was überhaupt nicht tragbar ist, sind die Einschüchterungsversuche der AfD. Wir haben von den Journalisten gehört, die eines Landesparteitages der AfD verwiesen worden sind. Wie wenig manche in der AfD von Pressefreiheit wirklich halten, weiß die Öffentlichkeit mittlerweile aus einem Whatsapp-Chat der AfD Sachsen-Anhalt. Ich zitiere aus diesem Chat. <text:s/>Ich zitiere einen Chatteilnehmer der AfD – Zitat –: <text:s/>Mit der Machtübernahme muss ein Gremium alle Journalisten überprüfen und sieben. Chefs sofort entlassen, volksfeindliche Medien verbieten. <text:s/>Eine solche Sprache zeigt, wes Geistes Kind Sie sind. <text:s/>Ihnen geht es nicht um journalistische Unabhängigkeit, sondern Ihre Sichtweise soll unsere Gesellschaft infiltrieren, <text:s/>und deshalb ist Ihnen jeder Journalist, der unabhängig ist, der nicht nach Ihrer Pfeife tanzt, unangenehm. Deshalb kann ich Ihnen sagen: Unsere Verfassung passt zu unserem Land; aber Sie passen mit Ihrer Haltung nicht zu unserer Verfassung. <text:s/>Dass sich ein Journalist und SPD-Mitglied im Berliner Bezirk Pankow offensichtlich unter falschem Namen für die Partei engagierte und gegen die Koalition mit der CDU mobil machte, das hat zu Recht – ganz aktuell – die Reaktion seines Arbeitgebers, des „Handelsblatts“, nach sich gezogen, als die Chefredaktion davon erfuhr. Ein getarnter Journalist, der sich politisch massiv einbringt, mit gefälschtem Namen, das ist mitnichten ein Massenphänomen. Richtig ist deshalb die Reaktion des Arbeitgebers, der dessen Texte nun genau untersuchen lässt. <text:s/>Kurzum und zum Schluss: Medien und Journalisten müssen ein ureigenes Interesse daran haben, hohe Transparenz bei ihren Nebeneinkünften an den Tag zu legen, so wie wir Abgeordnete. Ich erwarte aber auch, dass keine Kungeleien mit NGOs oder mit anderen Gruppierungen, die übrigens auch durch Regierungsgelder finanziert werden, stattfinden, auch wenn es für die vermeintlich gute Sache ist. Distanz ist notwendig; erst dann ist es Journalismus. <text:s/>Letzter Redner in dieser Aktuellen Stunde ist Robin Mesarosch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9</text:p>
          </table:table-cell>
          <table:table-cell table:style-name="ce2" office:value-type="string" calcext:value-type="string">
            <text:p>31.05.2022</text:p>
          </table:table-cell>
          <table:table-cell table:style-name="ce2" office:value-type="string" calcext:value-type="string">
            <text:p>ID203900200</text:p>
          </table:table-cell>
          <table:table-cell table:style-name="ce2" office:value-type="string" calcext:value-type="string">
            <text:p>Christoph Meyer (FDP)</text:p>
          </table:table-cell>
          <table:table-cell table:style-name="ce2" office:value-type="string" calcext:value-type="string">
            <text:p>Frau Präsidentin! Meine Damen und Herren! Wir verabschieden in dieser Woche den hoffentlich letzten Krisenhaushalt. <text:s/>Wir dokumentieren die Notlage am Freitag mit einem nochmaligen Beschluss gemäß Artikel 115 GG. <text:s/>Wir haben viel über Krisen gesprochen, über die Zeitenwende diskutiert, und eine Folge davon, das Sondervermögen für die Bundeswehr, beschließen wir ebenfalls in den nächsten Tagen. Ich möchte hier klarstellen: Dieses Sondervermögen ist ein Erfolg dieser Koalition, von Bundeskanzler Scholz, von Christian Lindner als Verhandlungsführer, aber auch von Annalena Baerbock. Ich danke explizit der Union, dass sie hier ihrer staatspolitischen Verantwortung gerecht geworden ist und mit uns zusammen einen sehr guten Kompromiss gefunden hat. <text:s/>Herr Middelberg, wir haben zwei Entlastungspakete mit über 40 Milliarden Euro Entlastungsvolumen in den nächsten Jahren geschnürt. Nun sagen Sie – und das zieht sich ja wie ein roter Faden durch die Beiträge der Union in den Haushaltsberatungen –, dass es von allem immer etwas mehr sein muss. Ich habe von Ihnen in den Haushaltsberatungen keinen einzigen seriösen Gegenfinanzierungsvorschlag gehört. <text:s/>Sie fordern einfach nur immer mehr. Das ist eine Rolle als Oppositionsfraktion, die Ihnen irgendwann auf die Füße fallen wird. <text:s/>Zur Wahrheit gehört auch, dass wir im Zuge der parlamentarischen Beratungen 6 Milliarden Euro mehr für Zinskosten einstellen mussten. Das heißt, die Zeit der Staatsverschuldung ohne Aufwand ist vorbei. Umso wichtiger wird es sein, dass wir im Jahr 2023 zur haushaltspolitischen Normalität zurückkehren. <text:s/>– Das ist gut; das können Sie tun. <text:s/>Dreh- und Angelpunkt ist die Einhaltung der Schuldenbremse 2023 sowie 2024 und 2025. Das werden wir in den Folgejahren sicherstellen. Weil die FDP dies in den letzten Tagen immer wieder betont: Das ist keine Frage einer Parteiposition; es ist zwingende Vorgabe der Verfassung, <text:s/>welche die gesamte Koalition und die ganze Regierung einzuhalten haben. Daher wird auch die gesamte Koalition aufgefordert sein, bei den Ausgaben zu priorisieren und zu konsolidieren. <text:s/>Das Statistische Bundesamt hat gestern eine Inflationsrate von 7,9 Prozent gemeldet. Weil der Bund da nur bedingt gegensteuern kann – es gehört dazu, auch das zu sagen –, werden wir die vorhandenen Spielräume im Herbst für dringend notwendige Entlastungen der Bürgerinnen und Bürger nutzen müssen. Daher begrüßen wir, dass der Arbeitsminister am Wochenende einen Debattenbeitrag geleistet hat. <text:s/>Aber für uns ist klar, dass zunächst der Abbau der kalten Progression im Vordergrund stehen muss. Es ist eine Frage der Gerechtigkeit, dass der Staat sich nicht noch an Preissteigerungen bereichern und davon profitieren darf. <text:s/>Meine Damen und Herren, ich möchte den Ampelfraktionen meinen Dank für die sehr konstruktiven Haushaltsberatungen aussprechen. Wir werden bereits Ende Juni den Haushalt für das Jahr 2023 im Bundeskabinett besprechen; da geht es weiter. Der Bundesfinanzminister hat zu Beginn dieses Jahres gesagt: Der Haushalt 2022 ist primär eine Fortschreibung des letzten Haushalts der Großen Koalition, auch wenn wir viele Veränderungen vornehmen mussten. - <text:s/>Am Haushalt für das Jahr 2023 können wir den Finanzminister und diese Koalition messen lassen. <text:s/>Ich freue mich auf die Beratungen und danke Ihnen für die Aufmerksamkeit. <text:s/>Nächster Redner: für die AfD-Fraktion Peter Boehring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9</text:p>
          </table:table-cell>
          <table:table-cell table:style-name="ce2" office:value-type="string" calcext:value-type="string">
            <text:p>26.04.2023</text:p>
          </table:table-cell>
          <table:table-cell table:style-name="ce2" office:value-type="string" calcext:value-type="string">
            <text:p>ID209912000</text:p>
          </table:table-cell>
          <table:table-cell table:style-name="ce2" office:value-type="string" calcext:value-type="string">
            <text:p>Carsten Träger (SPD)</text:p>
          </table:table-cell>
          <table:table-cell table:style-name="ce2" office:value-type="string" calcext:value-type="string">
            <text:p>Sehr geehrte Frau Präsidentin! Da sind wir wieder: Wieder einmal eine Debatte zum Wolf, zu angeblich drastisch gestiegenen Risszahlen – die Ministerin hat es vorhin gesagt, in Niedersachsen haben wir steigende Populationszahlen, sinkende Risszahlen –, und wieder einmal eine Debatte zu einem eigenartigen Beschluss des bayerischen Kabinetts. <text:s/>Herr Thies, Sie haben es gerade völlig richtig gesagt: Wenn man nicht handelt, dann ist das Wasser auf die rechten Mühlen. Offensichtlich ist das so. Ich habe heute bei Twitter gesehen, dass die Bayerische Staatsregierung, dass der Herr Aiwanger und der Herr Söder auf der Alm waren und den Beschluss des Kabinetts von gestern verteidigt haben. Heute ist allerdings auch im Landtag Plenartag. Ich frage mich, was die da so machen. Ob die da mehr Zeit haben? Wer weiß. Das ist auf jeden Fall schon ein befremdliches Verhalten. <text:s/>Die Wahlkampfmanöver der Regierung Söder werden immer bizarrer. Letzte Woche noch haben wir den Eigenbetrieb bayerischer Atomkraftwerke zur Kenntnis nehmen dürfen. <text:s/>Diese Woche rückt offensichtlich der Wolf ins Fadenkreuz. Liebe Union, liebe CDU, ich muss mich schon wundern, dass Sie sich hergeben für eine offensichtlich konzertierte Aktion aus CSU und Freien Wählern mit vorgeschalteter Pressearbeit. Gestern Abend wurde verkündet: „Ein Riss reicht“, und dann schießen wir alle Wölfe ab. <text:s/>Leider war die Verordnung da noch gar nicht bekannt. Heute früh kam dann die Verordnung raus. Wenn man diese Verordnung liest, dann liest sie sich ganz anders, als die aufgeblasenen, dicken Backen von Hubert Aiwanger und Markus Söder vermuten ließen. <text:s/>Kollege Träger – – <text:s/>Wir lassen gerade prüfen, was denn jetzt tatsächlich Sache ist und ob da eine Europarechtswidrigkeit vorliegt. Ich bin ja nur Politiker, ich habe aber ein bisschen Erfahrung angesichts dessen, was wir da in den letzten Jahren verhandelt haben, übrigens, mit Klaus-Peter Schulze. <text:s/>Kollege Träger, gestatten Sie eine Frage oder Bemerkung der Kollegin Dr. Weisgerber? <text:s/>Nein, der Herr Radwan spricht doch nachher noch. Er wird sicherlich die Interessen der CSU vertreten. – Wo war ich stehen geblieben? Jetzt habe ich ein bisschen den Faden verloren. Das ist schade. <text:s/>Also, die Wahlkampfmanöver werden bizarrer. Die Pressearbeit pustet Meldungen heraus. Der Herr Ministerpräsident hat sich nicht entblödet, zu sagen: Wir haben einen sehr, sehr guten Erhaltungszustand in Bayern. – Raten Sie mal, von wie viel Hundert Tieren er spricht. Von 23 Stück. Und die müssen natürlich weg. „Weil auf unseren Almen, da muss Ordnung sein“, das hat er dann auch noch gesagt. Ich weiß nicht, ob er es war oder der Hubi. Also, es ist schon bizarr, was da abgeht. Und es ist bizarr, dass Sie als CDU sich dafür hergeben. Wahrscheinlich ist das die neue Solidarität in der Parteienfamilie der Union. <text:s/>Klaus-Peter Schulze aus der Lausitz – ich grüße ihn von hier; manchmal wünsche ich ihn mir zurück – hat das gewusst, und er hat es ja auch verhandelt in der Großen Koalition: Wir haben die Möglichkeit zur Entnahme von auffälligen Wölfen. <text:s/>– Herr Otte, ich höre nicht auf. Ich habe Redezeit und Sie nicht. <text:s/>Wir haben europäische Regelungen zur Feststellung des Erhaltungszustandes. Gott sei Dank legt das eine Expertenkommission auf europäischer Ebene fest und nicht irgendwelche Ministerpräsidenten, die hohldrehen, weil sie gerade eine Landtagswahl vor der Brust haben. <text:s/>Ich wusste gar nicht, dass die CSU sich so sehr vor der Opposition fürchtet, dass sie solche Maßnahmen nötig hat. <text:s/>Es geht nicht darum, ein heimisches Tier, das ausgerottet war und langsam wieder nach Deutschland zurückkommt, wieder abzuknallen, Frau Ludwig, sondern es geht darum, das Zusammenleben von Mensch und Wolf, von Tierhaltern und Wolf zu organisieren. Da muss man immer wieder nachjustieren. <text:s/>– Ja, genau. Keine Ahnung, überhaupt keine! Deswegen musste ich Ahnungsloser mich damit als Berichterstatter herumschlagen. <text:s/>– Ja, genau. – Also, es geht darum, das Zusammenleben – – <text:s/>– Jetzt seien Sie halt einmal bitte still! Ich habe noch 44 Sekunden; ich versuche es noch einmal, Frau Ludwig. <text:s/>Es geht darum, das Zusammenleben zu organisieren, <text:s/>und natürlich gibt es berechtigte Interessen der Weidetierhalter. Dafür gibt es auch die entsprechenden finanziellen Maßnahmen. Sie können sich 100 Prozent – 100 Prozent! – der Präventionsmaßnahmen erstatten lassen, <text:s/>und Sie können sich 100 Prozent der Kompensationsmaßnahmen erstatten lassen. Zugegeben: Das ist nur Geld. <text:s/>Kollege Träger, gestatten Sie eine Frage oder Bemerkung aus der AfD-Fraktion? <text:s/>Nein, das mache ich nicht. – Also: All diese Regelungen gibt es. Wir haben wirklich viel getan in den letzten Jahren – auch mit Ihrer Hilfe. Und dass Sie sich jetzt vor diesen Karren eines Wahlkampfes spannen lassen, ist – sagen wir es mal so – der Sache nicht angemessen. <text:s/>Der letzte Versuch, Kollege Träger: Gestatten Sie eine Frage oder Bemerkung des Kollegen Auernhammer? <text:s/>Nein. <text:s/>Gut, dann laufen jetzt die letzten 9 Sekunden. <text:s/>Die letzten Sekunden laufen dahin. <text:s/>Also, wir organisieren das Zusammenleben. Es gibt eine Arbeitsgruppe der Koalition. Dass Sie zufällig jetzt diesen Antrag stellen, nachdem die Bayerische Staatsregierung eine Verordnung verabschiedet hat, die so ein bisschen PR-mäßig ausgeschlachtet wird, hat natürlich nur ganz wenig damit zu tun. Wir nehmen Ihnen das alles ab. <text:s/>Vielen Dank für die konstruktive Zusammenarbeit, liebe Kollegen. <text:s/>Liebe Kolleginnen und Kollegen, es ist schön, dass Sie schon so zahlreich hier erschienen sind und natürlich auch an der Debatte teilnehmen. Ich bitte auch für den Kollegen Alexander Radwan von der CDU/CSU-Fraktion jetzt um die notwendige Aufmerksamkei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28</text:p>
          </table:table-cell>
          <table:table-cell table:style-name="ce2" office:value-type="string" calcext:value-type="string">
            <text:p>12.10.2023</text:p>
          </table:table-cell>
          <table:table-cell table:style-name="ce2" office:value-type="string" calcext:value-type="string">
            <text:p>ID2012817500</text:p>
          </table:table-cell>
          <table:table-cell table:style-name="ce2" office:value-type="string" calcext:value-type="string">
            <text:p>Anja Karliczek (CDU/CSU)</text:p>
          </table:table-cell>
          <table:table-cell table:style-name="ce2" office:value-type="string" calcext:value-type="string">
            <text:p>Sehr geehrte Frau Präsidentin! Liebe Kolleginnen und Kollegen! Ich glaube, sich grundsätzlich damit zu beschäftigen, wie wir die Emissionen stärker begrenzen können, insbesondere bei Müllverbrennungsanlagen, ist vernünftig. Deswegen sehen wir auch die Notwendigkeit, mit der heute zu beschließenden Verordnung europäisches Recht in deutsches Recht zu übersetzen. <text:s/>Wenn Sie, liebe Ampel, mit der Umsetzung der Schlussfolgerungen so lange gewartet haben, weil in Brüssel derzeit noch die Trilogverhandlungen zur umstrittenen Novellierung der Industrieemissionsrichtlinie stattfinden, dann können wir das gut nachvollziehen. Denn Bürokratieabbau kann nur stattfinden, wenn unterschiedliche Regelwerke, die aber immer wieder die gleichen Unternehmen treffen und in die Pflicht nehmen, systematisch miteinander verzahnt werden. <text:s/>Ein Beispiel, warum die Ampel nicht hält, was sie in Sachen Bürokratieabbau immer verspricht: Im nationalen, im deutschen Recht gibt es bereits die ISO-Norm 14001, die alle sinnvollen Anforderungen an ein Umweltmanagementsystem regelt. Sicherlich muss diese Norm immer mal wieder aktualisiert werden, zum Beispiel, wenn die IED-Richtlinie tatsächlich so kommt, wie sie derzeit diskutiert wird. <text:s/>Doch, liebe Kolleginnen und Kollegen, wofür braucht es jetzt eine weitere nationale Regelung für ein Umweltmanagementsystem, wo doch spätestens in wenigen Jahren die endgültige Version der IED-Richtlinie ratifiziert wird und dann automatisch eine europäische Regelung greift? <text:s/>Deswegen sagen wir als Union: Lasst die Frage des Umweltmanagementsystems offen, oder bindet die Einführung – das wäre unser Vorschlag – an die Ratifizierung der IED-Richtlinie. <text:s/>Sie reden hier ständig von Bürokratieabbau, und jedes Mal kommt am Ende mehr Bürokratie dabei raus. <text:s/>Ein Industrieunternehmen in Deutschland unter den aktuellen Bedingungen zu führen, macht, glaube ich, nicht mehr viel Freude bei der Regelungswut, die aktuell unterwegs ist. <text:s/>Ein zweites Beispiel. Nehmen wir die Annahme von gefährlichen Abfällen. Nach der bisherigen Fassung müssen eine Entnahme von repräsentativen Proben und die Kontrolle der Proben nur dann vor dem Abladen erfolgen, wenn dies nicht mit unverhältnismäßigem Aufwand verbunden ist. Nach der neuen Fassung der Verordnung muss dies in jedem Fall erfolgen, egal wie hoch der Aufwand des Abfallunternehmens ausfällt. <text:s/>Wirtschaftliche und organisatorische Aspekte spielen für die Bundesregierung wieder mal keine Rolle. In vielen Fällen wird bei der Umsetzung der Schlussfolgerungen angemerkt, dass sich der Aufwand auf das „technisch notwendige Mindestmaß“ begrenzen soll, das europäische Original, die BVT-Schlussfolgerungen, sieht solch eine Einschränkung nicht vor. Wir als CDU/CSU-Fraktion finden es angemessen, wirtschaftliche und organisatorische Aspekte miteinzubeziehen. <text:s/>Genau deshalb haben wir einen Änderungsantrag eingebracht, den Sie aber leider ablehnen. <text:s/>Liebe Kolleginnen und Kollegen, Reden und Handeln fallen bei Ihnen mal wieder auseinander. Aber dies ist nicht die Zeit, in der wir es uns leisten können, der Musterschüler der EU zu sein. <text:s/>Deutschland steckt mitten in der Rezession; wir schrumpfen. <text:s/>Kollegin. <text:s/>Wir wollen eine echte Eins-zu-eins-Übersetzung von europäischem Recht, ein echtes Level Playing Field und damit gleiche Wettbewerbsbedingungen in ganz Europa. <text:s/>Mit solch einem überzeugenden Signal könnten Sie Unternehmen begeistern, mit Ihren Standards bestimmt nicht. Deswegen lehnen wir die Fassung ab.</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3</text:p>
          </table:table-cell>
          <table:table-cell table:style-name="ce2" office:value-type="string" calcext:value-type="string">
            <text:p>23.06.2023</text:p>
          </table:table-cell>
          <table:table-cell table:style-name="ce2" office:value-type="string" calcext:value-type="string">
            <text:p>ID2011306900</text:p>
          </table:table-cell>
          <table:table-cell table:style-name="ce2" office:value-type="string" calcext:value-type="string">
            <text:p>Ralph Lenkert (DIE LINKE)</text:p>
          </table:table-cell>
          <table:table-cell table:style-name="ce2" office:value-type="string" calcext:value-type="string">
            <text:p>Sehr geehrte Frau Präsidentin! Kolleginnen und Kollegen! In einem Punkt kann ich der FDP zustimmen: Preisbremsen für Strom, Gas und Fernwärme sind nur eine Reparaturlösung. <text:s/>Die Ursache der hohen Energiekosten liegt im System mit Spekulation um Energie, und das weiß Die Linke. <text:s/>Ja, der russische Angriffskrieg verstärkte dann zusätzlich den Preisanstieg. Aber schon 2021, vor dem Krieg, hatten Energiekonzerne wie RWE, EON und Shell Milliarden an Extragewinnen, <text:s/>durch Spekulation und Preistreiberei. <text:s/>Und genau deshalb leiden Verbraucher/-innen und Unternehmen unter extremen Strom-, Gas- und Fernwärmekosten. Die Preisbremsen milderten nur die Situation. Dass Sie erst ab September 2023 auch für Heizstrom eine gesonderte Bremse einführen, ist überfällig, aber zu spät. <text:s/>Für Krisengewinne der Konzerne braucht es endlich eine Übergewinnsteuer. Doch da traut sich die Ampel nicht ran. Statt Verbraucher/-innen zu schützen, ermöglichen Sie erneute Abzocke, und das ist unverantwortlich. <text:s/>Bürgerinnen und Bürger, Unternehmen, öffentliche Einrichtungen brauchen dauerhaft bezahlbare Energiekosten, und das fordert Die Linke. <text:s/>Notwendig ist die Verstaatlichung der Energiekonzerne und der Übertragungsnetze. Das würde Energiekosten kontrollierbar machen, Profitmaximierung verhindern und den Weg hin zu einer Energiewirtschaft auf der Basis von Erneuerbaren erleichtern. Das ist sozial und ökologisch. <text:s/>In dieser akuten Situation mache ich Ihnen folgende Vorschläge: Gegen Preissprünge durch Spekulation ist eine echte Preisaufsicht unerlässlich. <text:s/>Mit einer Übergewinnsteuer schöpft man Krisenprofite ab. Dann haben Konzerne nichts mehr von spekulativen Mondpreisen. Die Einführung eines festen preiswerten Grundkontingentes für Strom, Gas und Wärme nach Personen im Haushalt garantiert bezahlbare Energie. <text:s/>Einheitliche Netzentgelte in Deutschland sorgen für faire Verteilung der Kosten. In Norddeutschland gibt es viel Strom; aber die Bruttostrompreise je Kilowattstunde sind rund 5 Cent höher als in Süddeutschland bei Strommangel. Das kann nicht sein. Ändern Sie das! <text:s/>Als Techniker fordere ich eine Stromgebotszonentrennung in Deutschland. Das würde den Netzausbaubedarf und die Redispatch-Kosten deutlich verringern, damit für niedrigere Netzentgelte sorgen sowie Ressourcen und Umwelt schonen. Im Norden würde durch diese Maßnahme der Bruttostrompreis deutlich sinken, im Süden würde er dank der niedrigeren Netzentgelte nicht steigen. Für die FDP würde das Prinzip von Angebot und Nachfrage auch im Stromsektor endlich hergestellt. <text:s/>Energieversorgung ist wie Gesundheit und Bildung Daseinsvorsorge, und die gehört in öffentliche Hand. <text:s/>Vielen Dank. <text:s/>Das Wort hat Andreas Mehltretter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7</text:p>
          </table:table-cell>
          <table:table-cell table:style-name="ce2" office:value-type="string" calcext:value-type="string">
            <text:p>26.04.2024</text:p>
          </table:table-cell>
          <table:table-cell table:style-name="ce2" office:value-type="string" calcext:value-type="string">
            <text:p>ID2016706700</text:p>
          </table:table-cell>
          <table:table-cell table:style-name="ce2" office:value-type="string" calcext:value-type="string">
            <text:p>Gökay Akbulut (Die Linke)</text:p>
          </table:table-cell>
          <table:table-cell table:style-name="ce2" office:value-type="string" calcext:value-type="string">
            <text:p>Sehr geehrte Frau Präsidentin! Liebe Kolleginnen und Kollegen! Wir begrüßen die geplante Teilzeitregelung bei den Freiwilligendiensten. Seit Jahren fordern insbesondere die Träger diese Reform. Aber auch höhere Taschengelder und Mobilitätszuschläge sind dringend notwendig. <text:s/>Wir Linke werden dem Gesetzentwurf zustimmen, da eine Verbesserung zum gegenwärtigen Stand eintritt. <text:s/>Wir haben aber auch Kritikpunkte. Der vorliegende Entwurf der Bundesregierung ist sicherlich nicht der große Wurf, von dem alle gesprochen haben. Aber die Regelungen zu den Zuschlägen sind wirklich scheinheilig, liebe Kolleginnen und Kollegen. <text:s/>Es wird zwar ermöglicht, freiwillige Zuschläge zu leisten; aber diese sollen die Träger dann selbst zahlen. Der Bund beteiligt sich hier nicht. Hierdurch werden viele Träger in eine Konkurrenzsituation gebracht; denn manche Träger werden das erhöhte Taschengeld selbst zahlen können, andere aber nicht. Genauso wird das mit dem Zuschuss für die Tickets im öffentlichen Nahverkehr sein. Das heißt, es wird nicht für alle Freiwilligen Zuschüsse geben. <text:s/>Die Bundesregierung befolgt auch hier das Spardiktat von Finanzminister Lindner. Für die Rüstung werden Milliarden gezahlt; aber bei der Jugend wird hier wieder gespart. Deshalb sagen wir weiterhin Nein zum Spardiktat. <text:s/>Wir Linke fordern kostendeckende finanzielle Verbesserungen für alle Freiwilligen. Hierzu gibt es beispielsweise von den Trägern schon seit Längerem auch die Forderung nach einem sogenannten FreiFöG, also einem Rechtsanspruch auf eine finanzielle Förderung, ähnlich wie beim Schüler-BAföG. Das würde insbesondere Jugendliche aus Familien mit niedrigen Einkommen entlasten und einen Freiwilligendienst ermöglichen. Wir Linke sind der Meinung, dass ein Freiwilligendienst für alle Jugendlichen zugänglich sein müsste. Deswegen müssen auch die Rahmenbedingungen verbessert werden. Großen Dank an alle Jugendlichen und auch an die Träger für ihre großartige Arbeit! <text:s/>Vielen Dank. <text:s/>Für die FDP-Fraktion hat nun die Kollegin Katja Adler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8</text:p>
          </table:table-cell>
          <table:table-cell table:style-name="ce2" office:value-type="string" calcext:value-type="string">
            <text:p>26.09.2024</text:p>
          </table:table-cell>
          <table:table-cell table:style-name="ce2" office:value-type="string" calcext:value-type="string">
            <text:p>ID2018814600</text:p>
          </table:table-cell>
          <table:table-cell table:style-name="ce2" office:value-type="string" calcext:value-type="string">
            <text:p>Dunja Kreiser (SPD)</text:p>
          </table:table-cell>
          <table:table-cell table:style-name="ce2" office:value-type="string" calcext:value-type="string">
            <text:p>Sehr geehrte Frau Präsidentin! Sehr geehrte Kolleginnen und Kollegen! Sehr geehrte Damen und Herren! Da schaudert es einen! Der hier vorliegende Antrag, auch er zeigt es: Hier geht es nicht um eine gute Zukunft für unser Land, gute Arbeit, eine starke Wirtschaft. Es geht nicht darum, den Wohlstand zu sichern. Worum es Ihnen geht, das sind Verunsicherung und Angst. Fakten, die Naturgesetze der Physik und – nicht zuletzt – die Forderung der Beschäftigten in unserer Automobilindustrie, um die es Ihnen angeblich geht, ignorieren Sie. <text:s/>Die Physik zu ignorieren, das ist schon eine Leistung, eine besonders schlechte. Aber dass Ihnen die Menschen egal sind, die in unserer Automobilbranche arbeiten, dass Ihnen die Menschen egal sind, die von diesen Beschäftigungen, von der Wertschöpfung abhängig sind, das zeigt Ihre absolute Destruktivität. <text:s/>Ihnen geht es um Selbstdarstellung und um nichts anderes, Herr Ernst. Denn was sagt uns die Physik? Ein E-Auto ist in der Lage, über 75 Prozent der elektrischen Energie, die in einer Windkraft- oder Photovoltaikanlage erzeugt worden ist, in den Vortrieb umzusetzen. Bei der Kette des Stroms über die Wasserstofferzeugung bleibt nur gut 25 bis 30 Prozent der Energie übrig. Das bedeutet, dass für Wasserstoffmobilität pro Kilometer mehr als die dreifache Strommenge notwendig ist. <text:s/>Kommen wir zur Weiterverarbeitung von Wasserstoff zu E-Fuels. Das Nutzen von E-Fuels in klassischen Verbrennermotoren zeigt den gleichen schlechten Wirkungsgrad wie mit Benzin oder Diesel: zwischen 25 und 30 Prozent. Und am Ende kommen 13 Prozent der aufgewendeten elektrischen Energie als Antriebsenergie auf die Straße – 13 Prozent! <text:s/>Gleichzeitig schreitet die Entwicklung der Akkutechnik rasant voran. In den letzten Jahren hat sich die Akkukapazität locker verdoppelt. Eine geänderte Akkuchemie kann heute Kobalt ersetzen und die Lebensdauer in den Bereichen von 1 Million Kilometer erhöht werden. <text:s/>Aber, meine Damen und Herren, selbstverständlich gibt es großartige Einsatzmöglichkeiten von Wasserstoff. In meinem Wahlkreis steht ein großes Unternehmen mitten in der Transformation: die Salzgitter AG. Die Firma Alstom stellt Wasserstoffzüge her. Seit etwa zwei Jahren fahren in Niedersachsen Brennstoffzellenzüge des Unternehmens regelmäßig im regionalen Passagierverkehr; das finde ich großartig. Dafür brauchen wir Wasserstoff. <text:s/>Für einen starken Industriestandort sind Innovation und Planungssicherheit entscheidend – Planungssicherheit! Die Zukunft der Pkw-Mobilität wird elektrisch sein, und das müssen wir ganz klar nach vorne bringen. Wir müssen Verlässlichkeit herstellen. <text:s/>Wenn Sie mir das nicht glauben, dann sprechen Sie doch bitte mit den Beschäftigten und nicht über sie. Bei Ihnen finden hier Vereinnahmungen statt. Das ist fürchterlich! Ich war in den letzten zwei Wochen bei den Betriebsversammlungen bei VW in Salzgitter und Wolfsburg. Gesehen haben wir Sie dort leider nicht. Wo waren Sie? Wahrscheinlich beim Videodreh: Wie kriege ich in zehn Minuten meine Haare perfekt hin? <text:s/>Vielen Dank. <text:s/>Für die CDU/CSU hat Christian Hirte jetzt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13300</text:p>
          </table:table-cell>
          <table:table-cell table:style-name="ce2" office:value-type="string" calcext:value-type="string">
            <text:p>Ates Gürpinar (DIE LINKE)</text:p>
          </table:table-cell>
          <table:table-cell table:style-name="ce2" office:value-type="string" calcext:value-type="string">
            <text:p>Sehr geehrte Frau Präsidentin! Sehr geehrte Damen und Herren! Kollegin Schulz-Asche, ich muss Ihnen leider mitteilen: Ihr Gesetzentwurf wird Unmut in der Belegschaft erzeugen, wenn Sie ihn durchsetzen. Warum? 1 Milliarde Euro klingt viel – Kollege Pantazis hat es mit 1 000 Millionen Euro versucht, damit es nach ein bisschen mehr klingt –, aber das reicht nicht aus. Wenn man anfängt, es aufzuteilen, muss man eine Auslese betreiben; ich will es nicht „Spaltung der Belegschaft“ nennen, aber in diese Richtung geht es. Wenn Sie beim Bonus für die Intensivpflegerinnen und ‑pfleger noch auf die 2 500 Euro kommen wollen, dann müssen Sie ein paar Kolleginnen und Kollegen weglassen. Ein Drittel der in den Krankenhäusern beschäftigten Pflegekräfte wird einfach weggelassen durch Ihre Regelungen, wer im Krankenhausbereich berücksichtigt wird und wer nicht. <text:s/>Sie unterscheiden zwischen der Langzeitpflege – diese Pflegekräfte bekommen 550 Euro – und der stationären Pflege; sie bekommen ungefähr 1 700 Euro. Das ist, gelinde gesagt, eine Frechheit; denn Beschäftigte in der Langzeitpflege verdienen sowieso schon weniger. <text:s/>Sie lassen die Medizinischen Fachangestellten außen vor, Sie lassen die Zahnmedizinischen Fachangestellten außen vor, und Sie lassen die Rettungsdienste außen vor. Den Kolleginnen und Kollegen der CDU/CSU sei gesagt: Wir haben einen solchen Antrag im Dezember 2021 eingereicht, über den namentlich abgestimmt wurde. Ich habe nachgeschaut: Sie haben nicht zugestimmt. Ich glaube, auch dieser Gesetzentwurf wird sich so nicht durchsetzen. Wenn Sie unsere Idee gut gefunden hätten, hätten Sie auch unserem Antrag zustimmen können. Das haben Sie nicht gemacht. Deswegen scheint mir das eher eine Markierung zu sein, als dass Sie es wirklich ernst meinen. <text:s/>Am allerinteressantesten ist ein Bereich, der quasi Langzeitpflege und Krankenhauspflege umdreht; denn Leiharbeiterinnen und Leiharbeiter werden zwar in der Langzeitpflege berücksichtigt, aber bei den Krankenhäusern interessanterweise nicht. Auch die Pflegehilfskräfte werden in der Langzeitpflege berücksichtigt, bei den Krankenhäusern aber nicht. Insofern glaube ich schon, dass das ein bisschen Unmut erzeugen wird. Das Problem ist: Es ist schlicht und ergreifend zu wenig. <text:s/>Seit kurzer Zeit wissen wir auch: 1 Milliarde kann viel klingen, 1 000 Millionen kann viel klingen; aber 100 Milliarden Euro sind eben doch ein bisschen mehr. Weil schon jemand diese Zahl genannt hat, möchte ich auf eine andere Zahl hinweisen. Im letzten Jahr wurden Hilfen in Höhe von 130 Milliarden Euro für die Wirtschaft bereitgestellt. Davon hat auch BMW profitiert, und die hatten 1,64 Milliarden Euro Dividende ausgezahlt. Davon haben welche profitiert, die es nun wirklich nicht gebraucht haben. Und für die Pflegekräfte ist 1 Milliarde Euro übrig. Und dann bitte noch mal ganz viel klatschen, liebe Kolleginnen und Kollegen; das wird wohl reichen. <text:s/>Den Kolleginnen und Kollegen, die jetzt in NRW in die Tarifverhandlungen gehen, sage ich: Klatschen reicht nicht, es braucht eine richtige Auseinandersetzung. Denn die Koalition wird das nicht regeln. Das schaffen wir nur alle gemeinsam. Wir werden euch unterstützen, dass dabei etwas herauskommt wie bei Vivantes in Berlin, wie bei der Charité. Das werden wir gemeinsam schaffen. Vielen Dank! Viel Erfolg für die Kolleginnen und Kollegen in NRW! <text:s/>Vielen Dank fürs Zuhören. <text:s/>Die nächste Rednerin ist für die SPD-Fraktion die Kollegin Tina Rudolph.</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3</text:p>
          </table:table-cell>
          <table:table-cell table:style-name="ce2" office:value-type="string" calcext:value-type="string">
            <text:p>22.06.2022</text:p>
          </table:table-cell>
          <table:table-cell table:style-name="ce2" office:value-type="string" calcext:value-type="string">
            <text:p>ID204303500</text:p>
          </table:table-cell>
          <table:table-cell table:style-name="ce2" office:value-type="string" calcext:value-type="string">
            <text:p>Christine Lambrecht, Bundesministerin der Verteidigung</text:p>
          </table:table-cell>
          <table:table-cell table:style-name="ce2" office:value-type="string" calcext:value-type="string">
            <text:p>Ich kann Ihnen versichern, dass wir aus der Bundeswehr heraus alles möglich machen, um die Ukraine in diesem mutigen Kampf zu unterstützen. Dabei ist es wichtig, immer die aktuelle Situation zu betrachten. Wir haben Verpflichtungen in der NATO, wo wir unsere Waffen einbringen müssen. Wir haben immer auch Waffen in der Instandsetzung, und wir brauchen Waffen für die Ausbildung. Wenn sich beispielsweise aus Instandsetzungsvorgängen ergibt, dass etwas frei würde, dann muss ich entscheiden bzw. all diejenigen, die mich beraten: Was mache ich mit diesen freiwerdenden Waffen? Wir bekommen momentan natürlich auch immer mehr Anfragen aus der NATO heraus, uns dort noch mehr zu engagieren. <text:s/>Vor dieser Gesamtsituation wird dann immer aktuell entschieden, ob wir auch nur noch den geringsten Spielraum haben, um die Ukraine zu unterstützen oder nicht. Aber ich habe immer im Blick zu haben – das sage ich noch einmal –: Was brauche ich in Bezug auf die Bündnis- und die Landesverteidigung? Was brauche ich auch, um auszubilden? Wenn sich dazwischen durch erfolgte Instandsetzung Spielraum ergibt, dann nutzen wir den. Aber ich sehe da momentan kaum Spielraum. <text:s/>Sie haben eine Nachfrage, Herr Kollege. – Bitt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1</text:p>
          </table:table-cell>
          <table:table-cell table:style-name="ce2" office:value-type="string" calcext:value-type="string">
            <text:p>19.10.2023</text:p>
          </table:table-cell>
          <table:table-cell table:style-name="ce2" office:value-type="string" calcext:value-type="string">
            <text:p>ID2013102200</text:p>
          </table:table-cell>
          <table:table-cell table:style-name="ce2" office:value-type="string" calcext:value-type="string">
            <text:p>Julia Klöckner (CDU/CSU)</text:p>
          </table:table-cell>
          <table:table-cell table:style-name="ce2" office:value-type="string" calcext:value-type="string">
            <text:p>Frau Präsidentin! Liebe Kolleginnen und Kollegen! Eines will ich vorab in Richtung AfD sagen: Herr Brandner, ich finde, das Thema Bürokratieabbau ist viel zu wichtig, als dass Sie es missbrauchen, um die Ehefrau eines Bundesministers hier an dieser Stelle so zu diffamieren. <text:s/>Ich wüsste nicht, was man ihr vorwerfen kann, was sie als Beamtin nicht richtig oder was sie falsch gemacht hat. Ich finde, das gehört sich hier nicht. <text:s/>Es geht hier nicht um die Ehepartner von aktiven Politikern, die sich nichts haben zuschulden kommen lassen. <text:s/>Zu Ihnen, Herr Strasser. Ist ja schön, wie Sie hier aufgetreten sind: Wir haben vor. Wir versprechen. Wir sind auf gutem Weg. – Gemacht haben Sie noch nichts. Das Einzige, was Sie gemacht haben, ist, mehr Bürokratielasten zu produzieren. Das ist schon ganz nett, muss ich sagen. Sie beschweren sich, dass wir kein viertes Bürokratieentlastungsgesetz gemacht haben. Wir haben drei erfolgreiche gemacht. Ich würde sagen: Es steht drei zu null für uns. <text:s/>Herr Strasser, bleiben wir doch mal bei dem, was Sie gerade angekündigt haben: Am Mittwoch veröffentlichte die Bundesregierung eine Pressemitteilung, man habe zusammen mit Frankreich Maßnahmen zum Bürokratieabbau beschlossen. Fast zeitgleich beschloss Ihr Kabinett eine sogenannte Formulierungshilfe für das Wachstumschancengesetz. Das kommentierte der Normenkontrollrat – ich werde ihn gleich noch zitieren –, der zuständig für den Bürokratieabbau ist, mit dem Hinweis, dass er nur zwei Stunden Zeit für eine Stellungnahme hatte. Wenn man gute Gesetze machen will, wenn man Bürokratie eindämmen will und wenn man einen Praxischeck und einen Bürokratie-TÜV machen will, dann kann man dem Normenkontrollrat, den man ins Bundesjustizministerium geschoben hat, nicht lediglich zwei Stunden Zeit geben. <text:s/>Ich kann Ihnen mal zitieren, was der Normenkontrollrat gestern in der Anhörung zu unserem ersten Antrag zur Bürokratieentlastung, den wir in dieser Legislaturperiode vorgelegt haben, festgestellt hat. Ich zitiere: <text:s/>„Gute Gesetze brauchen Zeit: Folgekosten, Alternativen und Digitaltauglichkeit lassen sich nicht in wenigen Tagen vor dem Kabinetttermin prüfen. Die Bundesregierung ignoriert mit steigender Regelmäßigkeit die eigene Geschäftsordnung hinsichtlich der Einbindung der Betroffenen. In der laufenden Legislaturperiode halten nur noch rund ein Viertel der Vorhaben die vorgesehenen Mindestfristen der GGO ein.“ <text:s/>Da finde ich schon, muss ich sagen, ziemlich heftig, wie Sie hier auftreten. <text:s/>Das ist die Realität. <text:s/>Deshalb sagen wir sehr, sehr deutlich: Frau Dr. Martens, Sie haben kritisiert, dass wir hier einen Antrag zum Abbau der Bürokratie vorlegen; dass wir einen Antrag vorlegen, sei mehr Bürokratie. Das ist schon eine interessante Sichtweise. Denn wir haben hier von Ihnen Gesetze in zweiter und dritter Lesung, die wirklich Bürokratie aufbauen. Wir aber haben einen Antrag, der ganz konkret vorschlägt, wie Bürokratie abgebaut wird. Sie wollen es sich leichter machen. Wir aber wollen die Bürger, die Verwaltung und vor allen Dingen die Wirtschaft entlasten. Das ist der Unterschied zwischen Ihnen und uns in der Opposition. Wir gehen konkret voran. <text:s/>Kollege Benner von den Grünen, Sie haben gesagt: Hätten Sie die drei Bürokratieentlastungsgesetze richtig gemacht, müssten wir nicht mehr über Bürokratieentlastung sprechen. – Was ist denn das für eine Sichtweise? Wollen Sie Ihre Arbeit einstellen, oder was? Ich meine, das wäre besser für dieses Land. <text:s/>Wir haben bei den Gesetzen, die Sie gemacht haben, gesehen, dass Bürokratie systematisch aufgebaut worden ist. <text:s/>Bürokratieabbau wird eine Daueraufgabe sein. <text:s/>Deshalb haben wir einen Normenkontrollrat. Deshalb brauchen wir den Gesetzescheck. Deshalb brauchen wir Bürokratiebremsen. Deshalb ist es so notwendig, an der Sache dranzubleiben. Wenn Sie glauben, das sei dann ein für alle Mal ad acta gelegt, dann ist das eine ganz falsche Sichtweise in Richtung Bürokratieabbau. <text:s/>Wir als Union sagen sehr klar: Unsere Wirtschaft braucht einen Schub. Sie muss entfesselt werden. Nicht in der Dokumentation muss die Energie stecken, sondern am Ende muss sie darin stecken, aus diesem Standort wieder einen wettbewerbsfähigen Standort zu machen. Deshalb sagen wir auch: Lassen Sie die Überregulierung und Kleinstregulierung sein! Trauen Sie den Menschen in diesem Land wieder etwas zu! <text:s/>Das Wort hat der Kollege Kaweh Mansoori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1</text:p>
          </table:table-cell>
          <table:table-cell table:style-name="ce2" office:value-type="string" calcext:value-type="string">
            <text:p>04.07.2024</text:p>
          </table:table-cell>
          <table:table-cell table:style-name="ce2" office:value-type="string" calcext:value-type="string">
            <text:p>ID2018107800</text:p>
          </table:table-cell>
          <table:table-cell table:style-name="ce2" office:value-type="string" calcext:value-type="string">
            <text:p>Dr. Karl Lauterbach, Bundesminister für Gesundheit</text:p>
          </table:table-cell>
          <table:table-cell table:style-name="ce2" office:value-type="string" calcext:value-type="string">
            <text:p>Frau Präsidentin! Meine sehr verehrten Kolleginnen und Kollegen! Was ist der Hintergrund dieses wichtigen Gesetzes? Wir haben zum einen ein internationales Problem, das für uns alle bedeutsam ist: Für viele Erkrankungen, die schwer verlaufen, gibt es derzeit noch keine Heilung, oft noch nicht einmal eine brauchbare Linderung. 25 Prozent der Menschen sterben an Krebs. Für die Demenzerkrankungen haben wir keine ausreichend wirkenden Medikamente. Multiple Sklerose, die Amyotrophe Lateralsklerose, neurodegenerative Erkrankungen, ganz zu schweigen von den seltenen Erkrankungen: Wir haben für viele schwere Erkrankungen derzeit keine Medizin. Daher brauchen wir mehr Forschung. Bisher ist es das Problem gewesen, dass sich Deutschland an der unbedingt notwendigen Medizinforschung in einem nicht ausreichenden Maße beteiligt hat. Das wollen wir durch das vorliegende Gesetz ändern. Deutschland soll zurück auf einen Spitzenplatz in der medizinischen Forschung. Davon werden wir alle profitieren. <text:s/>Wir sind hier einen sehr konsequenten Weg gegangen. Wir wollen die Durchführung von Studien verbessern. Die Studien sollen eine höhere Qualität haben, sie sollen aber auch deutlich schneller genehmigt und durchgeführt werden können. Dafür haben wir eine Regelung geschaffen, gemäß der die Prüfung einer Studie, die Ethikkommissionsarbeit, die Strahlenschutzarbeit, die Datennutzungsarbeit, parallelisiert werden kann, und alles läuft über einen Schreibtisch beim BfArM. Das heißt, die Studienorganisatoren müssen für all diese Punkte nicht mehr 16 Länder einzeln anlaufen, sondern können das an einer Stelle bewerkstelligen. Es gibt Musterverträge, es gibt Fristen, es gibt vereinfachte Verfahren. Somit werden die klinischen Studien in Deutschland deutlich besser, deutlich billiger und gleichzeitig deutlich schneller werden. Das ist ein Meilenstein für klinische Forschung in Deutschland. <text:s/>Welche Bedeutung das hat, darf man nicht unterschätzen. Wenn man in Deutschland an Krebs erkrankt ist, hat man viel seltener die Möglichkeit, an einer klinischen Studie teilzunehmen. Bei Brustkrebspatientinnen zum Beispiel, deren Erkrankung austherapiert ist und bei denen man nicht weiß, wie man noch weiterbehandeln könnte, ist in Dänemark die Wahrscheinlichkeit für eine Frau, noch an einer Studie teilnehmen zu können, was ihre letzte Rettung sein könnte, zehnmal so hoch wie bei uns. Das kann nicht so bleiben. Wir brauchen viel mehr Angebote für Menschen, die sonst keine Möglichkeit mehr haben, an Studien teilzunehmen. Das ist eine Win-win-Situation: Ich verbessere die letzte Chance dieser Menschen, und gleichzeitig tue ich etwas für die Wissenschaft. Das ermöglichen wir mit dem heute vorliegenden Gesetz. <text:s/>Herr Minister, erlauben Sie eine Zwischenfrage aus der Gruppe Die Linke? <text:s/>Ja, bitte. <text:s/>Frau Präsidentin, vielen Dank, dass Sie die Frage erlauben, und Ihnen, sehr geehrter Herr Minister, vielen Dank, dass Sie meine Frage zulassen. – Ich beziehe mich auf die geheimen Erstattungspreise, die mit dem Gesetz jetzt möglich werden. Sie waren noch 2016 der Meinung, möglichst viel Transparenz sei sinnvoll, um im AMNOG-Verfahren überhaupt zu guten, gerechten und angemessenen Preisen zu kommen. Jetzt haben sich Kanzler Scholz und sein Staatssekretär Jörg Kukies mindestens acht Mal mit Vertretern des US-Pharmakonzerns Eli Lilly getroffen. Wie haben die Sie jetzt überzeugt, doch geheime Preise und Preisabsprachen zu akzeptieren? <text:s/>Zunächst: Ich selbst bin für vertrauliche Erstattungsbeträge. Ich habe früher eine andere Position vertreten; denn früher war die Hoffnung die, dass alle Länder Europas die Erstattungsbeträge öffentlich machen. Aber wir waren die Einzigen, die das gemacht haben. Wir waren diejenigen, die die besonders hohen Preise gezahlt haben. In Frankreich sind die Preise 37 Prozent niedriger als bei uns. Wir haben die höchsten Arzneimittelpreise in ganz Europa, weil wir als einzige Transparenz geboten haben. Dieser hohe transparente Preis ist dann im Prinzip der Rampenpreis gewesen, von dem alle anderen für sich abgesenkte Preise ausgehandelt haben. <text:s/>Hätten jetzt andere Länder gesagt: „Wir ziehen auch mit, wir machen unsere Preise auch transparent“, hätte man darüber nachdenken können, oder wäre es reihum gegangen, dass mal Frankreich, mal Italien, mal Spanien Preise transparent macht, wäre es auch okay gewesen. Aber dazu, dass immer Deutschland ins Obligo geht und die Preise transparent macht und so die höchsten Arzneimittelpreise in ganz Europa schultern muss, damit andere von diesen öffentlichen Preisen profitieren und bei sich für abgesenkte Preise sorgen konnten, waren wir nicht mehr bereit. <text:s/>Das hat nichts mit dem Unternehmen Eli Lilly zu tun, sondern das habe ich immer mit voller Überzeugung vorgetragen. Und ich muss offen sagen: Das Ganze ist im Rahmen der Diskussion über die Pharmastrategie entwickelt worden, und da waren keine ausländischen Unternehmen beteiligt, auch nicht Eli Lilly. Somit ist Ihre Mutmaßung falsch. Das ist etwas, was wir aus Überzeugung machen, wofür auch ich mich eingesetzt habe. Transparenz durch alle, alles gut; aber Transparenz nur in Deutschland zugunsten aller anderen, während wir das meiste bezahlen, das kann nicht richtig sein. <text:s/>Wir werden konsequent weitergehen. Wir werden die Medizinforschung, die wir jetzt haben, die wir hier aufbauen, mit dem kombinieren, was wir im Bereich Digitalisierung leisten. Wir haben ja auch schon im Bereich Digitalisierung wesentliche Gesetze beschlossen und verfolgen das weiter. Deutschland wird das Land sein, in dem klinische Studien nicht nur schneller und besser gemacht werden können, sondern in dem man auch die entsprechenden Daten bekommt. Das Gesundheitsdatennutzungsgesetz macht es möglich, dass die Unternehmen Daten aus der Routineversorgung, Gendaten, Daten aus klinischen Studien nutzen können. Durch die Kombination von hervorragenden Bedingungen für die Durchführung der Studien und von zur Verfügung gestellten Daten wird Deutschland ein Gigant in der Medizinforschung werden, und davon profitieren wir alle, gerade im Hinblick auf Erkrankungen, die wir derzeit noch nicht heilen können. <text:s/>Ich danke Ihnen. <text:s/>Für die Unionsfraktion hat nun das Wort Dr. Georg Kippels.</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47</text:p>
          </table:table-cell>
          <table:table-cell table:style-name="ce2" office:value-type="string" calcext:value-type="string">
            <text:p>07.07.2022</text:p>
          </table:table-cell>
          <table:table-cell table:style-name="ce2" office:value-type="string" calcext:value-type="string">
            <text:p>ID204711600</text:p>
          </table:table-cell>
          <table:table-cell table:style-name="ce2" office:value-type="string" calcext:value-type="string">
            <text:p>Dr. Marc Jongen (AfD)</text:p>
          </table:table-cell>
          <table:table-cell table:style-name="ce2" office:value-type="string" calcext:value-type="string">
            <text:p>Herr Vorsitzender! Meine Damen und Herren! Bereits in der letzten Plenarwoche habe ich den unfassbaren Skandal auf der Kasseler Documenta an dieser Stelle hier angesprochen. Antisemitische Karikaturen nach „Stürmer“-Art waren da öffentlich ausgestellt – ein Schlag ins Gesicht für alle Juden in Deutschland und in der Welt und eine Schande nicht nur für die Documenta, sondern für unser gesamtes Land. <text:s/>Aber genauso skandalös war die Reaktion der Verantwortlichen. Die Generaldirektorin, Frau Schormann, ist weiterhin im Amt, obwohl der Zentralrat der Juden völlig zu Recht ihren Rücktritt gefordert hat. Auch das indonesische Kuratorenkollektiv Ruangrupa macht fröhlich weiter. Frau Roth, Sie haben, als die abscheulichen Motive bereits bekannt waren, gesagt: „Der globale Süden hat definitiv eine andere Perspektive auf uns als wir auf den globalen Süden“, und gesagt, diese Konfrontation fänden Sie „spannend“. Vielleicht finden Sie es ja auch spannend, dass auf der Documenta restaurierte Filme der japanischen Rote-Armee-Fraktion gezeigt werden, die am Flughafen von Tel Aviv 1972 ein furchtbares Massaker angerichtet hat. Wenn man sich erst dann lautstark empört, wenn es gar nicht mehr anders geht, dann steht doch die Theatralik der Empörung im umgekehrten Verhältnis zur eigenen Glaubwürdigkeit, Frau Roth. <text:s/>Ihr Fünf-Punkte-Plan enthält jetzt zwar einiges Richtige, das auch wir in unserem Antrag fordern – Strukturreform der Documenta usw. –, aber die Ursache dieses Skandals erwähnen Sie bezeichnenderweise überhaupt nicht. Die liegt nämlich in der postkolonialistischen, inhärent antisemitischen Ideologie, die Sie systematisch fördern und geradezu zur Staatsdoktrin erhoben haben. <text:s/>Wir wollen den Diskurs darüber gerade jetzt beginnen und nicht abbrechen, Herr Lindh. <text:s/>Ein Beispiel: Achille Mbembe, postkolonialistischer Vordenker aus Kamerun, ein Freund und Ideengeber von Ihnen, aber auch von Frau Grütters und der alten Bundesregierung – liebe CDU, da müssen Sie sich auch an die eigene Nase fassen –, schrieb 2015 in einem Vorwort für die Publikation „Apartheid Israel“, der jüdische Staat sei wesentlich schlimmer und tödlicher als das Apartheidregime Südafrikas. Es sei daher notwendig, Israel global zu isolieren. Also: Wie bestellt, so geliefert. Sie müssen hier überhaupt keine Verwunderung vortäuschen, meine Damen und Herren. <text:s/>Es ist nämlich kein Geheimnis: Die Postkolonialisten sind zutiefst verwoben mit der Israel-Boykottbewegung BDS, die für jüdische Künstler, Firmen usw. weltweit zur Bedrohung geworden ist. Sie, Frau Roth, haben 2019 gegen die Bundestagsresolution gestimmt, <text:s/>die die BDS-Bewegung als antisemitisch verurteilt hat, <text:s/>und schrieben zur Begründung, eine solche Verurteilung würde der „rechtsnationalistischen Regierung Netanjahu“ in die Hände spielen. Diese Regierung, Frau Roth, setzt sich, wie alle israelischen Regierungen, ein für das Wohl und die Verteidigung der eigenen Nation. Das können Sie natürlich nicht verstehen, <text:s/>weil Sie seit Jahrzehnten das Gegenteil machen. <text:s/>Aber hören Sie auf, Leute zu unterstützen, die Israel das Existenzrecht absprechen <text:s/>und die auch für andere westliche Nationen inklusive Deutschland nur Hass und Ressentiments übrighaben! <text:s/>Unser Antrag hat nicht Ihren Rücktritt gefordert, weil wir erst noch Ihre Erklärungen gestern im Ausschuss abwarten wollten. Meine Frage haben Sie dort zuerst ignoriert, <text:s/>und auf Nachfrage haben Sie dann den Postkolonialismus noch verteidigt, die Rückgabe der Benin-Bronzen sei richtig usw. Nein, mit Ihnen wird es keine wirkliche Aufarbeitung des Skandals geben. Das hieße ja quasi, den Bock zum Gärtner zu machen. <text:s/>Es wäre das Beste, Sie würden Ihren Hut nehmen. Sie sind für dieses Amt ungeeignet. <text:s/>Es gibt nur eine Konsequenz – ich komme zum Schluss – aus diesem Skandal, die mehr wäre als die zu erwartende Kosmetik: Unsere Kultur- und Erinnerungspolitik muss ideell und förderungsmäßig mit der postkolonialistischen Ideologie brechen, mit ihren Ressentiments, mit ihren Denkschablonen und mit ihrem Antisemitismus. Dann wird auch die Documenta nicht mehr einem linksradikalen Aktivistencamp gleichen – siehe „FAZ“ –, - <text:s/>Kommen Sie zum Schluss, bitte. <text:s/>– und israelische Künstler werden dort auch wieder ihren Platz haben. <text:s/>Vielen Dank. <text:s/>Vielen Dank, Herr Kollege Jongen. – Als nächster Redner hat das Wort der Kollege Erhard Grundl,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1</text:p>
          </table:table-cell>
          <table:table-cell table:style-name="ce2" office:value-type="string" calcext:value-type="string">
            <text:p>21.06.2023</text:p>
          </table:table-cell>
          <table:table-cell table:style-name="ce2" office:value-type="string" calcext:value-type="string">
            <text:p>ID2011115100</text:p>
          </table:table-cell>
          <table:table-cell table:style-name="ce2" office:value-type="string" calcext:value-type="string">
            <text:p>Josef Oster (CDU/CSU)</text:p>
          </table:table-cell>
          <table:table-cell table:style-name="ce2" office:value-type="string" calcext:value-type="string">
            <text:p>Sehr geehrte Frau Präsidentin! Meine sehr geehrten Kolleginnen und Kollegen! Es ist wichtig, dass wir hier einmal im Jahr diesen ganz besonderen Aspekt polizeilicher Arbeit mit einer Debatte im Bundestag begleiten. Ich danke den Regierungsfraktionen, dass sie diese Initiative aus der vorletzten Wahlperiode jetzt wieder aufgegriffen haben. <text:s/>Meine sehr geehrten Kolleginnen und Kollegen, wir verfügen in Deutschland über eine hervorragend ausgebildete Polizei. Unsere Polizei genießt in der Bevölkerung höchstes Ansehen, weil sie jeden Tag unser aller Sicherheit gewährleistet und weil sie uneingeschränkt auf einem rechtsstaatlichen Fundament steht. Das ist ein Wert, für den wir alle gemeinsam, liebe Kolleginnen und Kollegen, sehr dankbar sein sollten. <text:s/>Das ist aber auch eine Wertschätzung der Polizeiarbeit, um die uns viele andere Länder beneiden. Die deutsche Polizei ist daher international ein gefragter Partner. Ich begrüße es ausdrücklich, dass wir uns immer wieder an internationalen Polizeimissionen beteiligen. Das kann und sollte mehr denn je auch ein Instrument der deutschen Außenpolitik sein. Deutschland sollte auf diesem Gebiet mehr Verantwortung übernehmen. Das stünde uns gut zu Gesicht, und das ist Teil unserer sicherheitspolitischen Verantwortung. <text:s/>Verehrte Kolleginnen und Kollegen, vor diesem Hintergrund sind die aktuellen Entsendezahlen allerdings zu niedrig. Wir haben es gerade gehört: 2017 waren es noch 176. Diese Zahl war schon damals eine, bei der ich sagen muss, dass wir uns mehr gewünscht hätten; aber zumindest ist es der unionsgeführten Bundesregierung gelungen, dieses Niveau über Jahre hinweg relativ konstant zu halten. 2021 waren es dann noch 137, und aktuell, verehrte Frau Staatssekretärin, sind es gerade mal noch 60. Das sind Zahlen, mit denen wir nicht zufrieden sein können. <text:s/>Der internationale Terrorismus, grenzübergreifende Kriminalität, irreguläre Migration, fragile Staatlichkeit – all das sind Faktoren, die auch uns in Europa und Deutschland massiv bedrohen. Vor diesem Hintergrund sehe ich zwei zentrale Herausforderungen: <text:s/>Erstens – das habe ich gerade gesagt –: Deutschland entsendet viel zu wenige Polizeikräfte ins Ausland. Das gilt für allgemeine Polizeimissionen ebenso wie für Frontex-Einsätze. <text:s/>Zweitens. Die Polizistinnen und Polizisten, die sich dafür entscheiden, ins Ausland zu gehen, profitieren anschließend nicht davon. Sie engagieren sich in einer internationalen Mission und nehmen erhebliche Gefahren für Leib und Leben in Kauf. Doch wenn sie zurück nach Deutschland kommen, wird ihnen das bei der weiteren Karriere oft negativ ausgelegt. Sie werden bei Beförderungen übergangen, ihre Expertise wird nicht ausreichend wertgeschätzt. Frau Staatssekretärin, Sie haben das gerade erwähnt. Wenn Sie das ändern können und wollen, haben Sie uns an Ihrer Seite. <text:s/>Verehrte Kolleginnen und Kollegen, ich fordere die Bundesregierung daher auf: Sorgen Sie dafür, dass Deutschland auch auf diesem Gebiet seiner internationalen Verantwortung gerecht wird! Schreiben Sie verbindliche Polizeikontingente fest! Binden Sie die Bundesländer in die Festlegung dieser Kontingente ein! Machen Sie Auslandsaufenthalte zum Garanten für Beförderungen und nicht zu einem Hemmnis! Steigern Sie die Entsendezahlen! Aktuell gilt das ganz besonders für Frontex-Einsätze. <text:s/>Eine abschließende Anmerkung, an die Ampelfraktionen gerichtet, kann ich mir nicht verkneifen, wenn wir über Polizeiarbeit reden. Ich muss Sie auffordern: Hören Sie auf, die Arbeit unserer Polizei bei jeder sich bietenden Gelegenheit zu kritisieren! <text:s/>Vielen Dank. <text:s/>Das Wort hat Marcel Emmerich für die Fraktion Bündnis 90/Die Grüne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13</text:p>
          </table:table-cell>
          <table:table-cell table:style-name="ce2" office:value-type="string" calcext:value-type="string">
            <text:p>23.06.2023</text:p>
          </table:table-cell>
          <table:table-cell table:style-name="ce2" office:value-type="string" calcext:value-type="string">
            <text:p>ID2011305000</text:p>
          </table:table-cell>
          <table:table-cell table:style-name="ce2" office:value-type="string" calcext:value-type="string">
            <text:p>Stephan Brandner (AfD)</text:p>
          </table:table-cell>
          <table:table-cell table:style-name="ce2" office:value-type="string" calcext:value-type="string">
            <text:p>Sehr geehrte Frau Präsidentin! Liebe Kolleginnen und Kollegen! An dieser Stelle sprechen wir sehr häufig vom Fachkräftemangel und wie er unseren Wohlstand bedroht. Natürlich tun wir das zu Recht. In den letzten Jahren haben wir aus meiner Perspektive jedoch zu wenig über die jungen Menschen gesprochen, die einmal zu diesen Fachkräften werden sollen. <text:s/>Wir haben zu wenig gesprochen über vernünftige Ausbildungsbedingungen, über Ausbildungsqualität, über gute Bezahlung. Wir haben zu wenig gesprochen über 2,6 Millionen Menschen in diesem Land, die keine Ausbildung haben. Wir haben zu wenig gesprochen über Hunderttausende junge Menschen, die in einem Übergangssystem geparkt sind, ohne dass sie ihrem Ausbildungsabschluss einen Schritt näher gekommen sind. <text:s/>Dass sich das ändert, dafür haben wir als SPD gekämpft. Dafür haben wir gekämpft an der Seite der Gewerkschaft und insbesondere an der Seite der Gewerkschaftsjugend. Ich freue mich sehr, dass ihr heute hier seid, um dieser Debatte zu folgen. Wir haben dafür gekämpft, dass sie kommt, die Ausbildungsplatzgarantie. <text:s/>Ich freue mich, dass wir mit dem heutigen Gesetz diese Ausbildungsgarantie beschließen und damit jedem jungen Menschen das individuelle Recht auf eine Ausbildung zugestehen. Das ist ein verdammt guter Tag für diese Republik. <text:s/>Die Ausbildungsgarantie ist am Ende aber natürlich mehr als nur das individuelle Recht. Es geht dabei um ein Versprechen von uns allen. Es geht dabei auch besonders um die Begleitung der Übergänge zwischen Schule und Beruf. Es geht auch um die Stärkung von Jugendberufsagenturen. Und ja, es ist auch ein Versprechen der Wirtschaft, alle Möglichkeiten der dualen Ausbildung zu schaffen, die man schaffen kann, alles anzubieten. Deshalb gucke ich auch mit großer Freude nach Bremen, wo diese Ausbildungsgarantie nämlich noch mit einer Umlage begleitet wird. Ich glaube, auch hier sehen wir, dass noch weitere, ergänzende Schritte notwendig sind, um das gesamte Potenzial auszuschöpfen. <text:s/>Möchten Sie eine Zwischenfrage von Herrn Brandner zulassen? <text:s/>Nein, danke. – Ich möchte schließen. Es ist ein verdammt guter Tag – für mich persönlich, für uns als SPD, für die Ampel. Wir schaffen heute die Ausbildungsplatzgarantie. Lassen Sie uns daran weitere Schritte anschließen! <text:s/>Vielen, vielen Dank. <text:s/>Herr Brandner, Sie können eine Kurzintervention machen, eine einzige. Mehr lasse ich nicht zu. <text:s/>Eine einzige? Ja, warum sollte ich mehrere Kurzinterventionen machen? <text:s/>Eine kurze Kurzinterven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9</text:p>
          </table:table-cell>
          <table:table-cell table:style-name="ce2" office:value-type="string" calcext:value-type="string">
            <text:p>08.04.2022</text:p>
          </table:table-cell>
          <table:table-cell table:style-name="ce2" office:value-type="string" calcext:value-type="string">
            <text:p>ID202905200</text:p>
          </table:table-cell>
          <table:table-cell table:style-name="ce2" office:value-type="string" calcext:value-type="string">
            <text:p>Karlheinz Busen (FDP)</text:p>
          </table:table-cell>
          <table:table-cell table:style-name="ce2" office:value-type="string" calcext:value-type="string">
            <text:p>Herr Präsident! Meine Damen und Herren! Liebe Kollegen der Union! Ich glaube, dass Ihr Antrag nicht so recht mit Herzblut verbunden ist, wenn ich sehe, wie viele Leute aus Ihrer Fraktion anwesend sind. <text:s/>Das Problem ist ja auch nicht neu. Der deutschen Fischerei geht es schon seit Jahren schlecht. Sicher, Sie haben vollkommen recht, dass die Fischerei in Deutschland dazu beiträgt, unsere Ernährung mit Fisch zu sichern. Aber der Krieg zeigt uns in aller Deutlichkeit – das ist mit Tod und Leid nicht zu vergleichen –, wie sich die gesamte wirtschaftliche Lage in Europa und bei uns verändert hat. Es ist absolut nicht so, dass die Bundesregierung gar nichts macht. Das dürfte auch Ihnen nicht entgangen sein. Die Bundesregierung hat die Energiesteuer auf Benzin und Diesel massiv gesenkt. Das BMEL hat bereits einen hohen siebenstelligen Betrag für die Fischerei bei Bundesfinanzminister Lindner angemeldet. Die EU-Kommission hat Hilfszahlungen von bis zu 35 000 Euro bereits genehmigt, und das Thünen-Institut erarbeitet einen Vorschlag für schnelle Hilfen für die Seefischerei. Das sind Dinge, die wir aktiv betreiben. <text:s/>Aber es gab mal eine Vorgängerregierung, die erhebliche Auflagen, Bürokratie usw. geschaffen hat, was der Fischerei weder an der Nord- noch an der Ostsee geholfen hat. <text:s/>Kurzfristige Maßnahmen sind dringend notwendig – das wissen wir –, damit nicht auch noch der letzte Fischer Insolvenz anmelden muss. Die Maßnahmen, die wir von der Bundesregierung auf den Weg gebracht haben, sind gut und richtig. Wir setzen uns ganz stark für den Erhalt der Fischerei an unseren Küsten ein. So steht es auf dem Papier des Koalitionsvertrages, und das werden wir umsetzen. <text:s/>Vielen Dank. <text:s/>Vielen Dank, Herr Kollege Busen. – Ich bin gerade von dem Kollegen Schriftführer der Unionsfraktion darauf hingewiesen worden, dass zwar nur 4 Prozent des Personals der Union anwesend sind, aber dafür 80 Prozent der Kompetenz in diesem Bereich. <text:s/>Nächster Redner ist der Kollege Hermann Färber,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0</text:p>
          </table:table-cell>
          <table:table-cell table:style-name="ce2" office:value-type="string" calcext:value-type="string">
            <text:p>03.07.2024</text:p>
          </table:table-cell>
          <table:table-cell table:style-name="ce2" office:value-type="string" calcext:value-type="string">
            <text:p>ID2018010400</text:p>
          </table:table-cell>
          <table:table-cell table:style-name="ce2" office:value-type="string" calcext:value-type="string">
            <text:p>Kordula Schulz-Asche (BÜNDNIS 90/DIE GRÜNEN)</text:p>
          </table:table-cell>
          <table:table-cell table:style-name="ce2" office:value-type="string" calcext:value-type="string">
            <text:p>Frau Präsidentin! Meine Damen und Herren! Ich möchte mit einem Zitat beginnen: „Pflegende Angehörige bilden das Rückgrat des deutschen Pflegesystems.“ Dieser schöne Satz stammt aus dem Antrag der CDU/CSU, den wir hier gerade diskutieren. Und ich finde, es ist ein guter Satz. Sie haben völlig recht. <text:s/>– Danke schön. <text:s/>Ich teile übrigens auch Ihre Analyse zum demografischen Wandel und zu den Herausforderungen, denen Zu- und Angehörige ausgesetzt sein werden. Wir werden immer mehr Menschen haben, die auf Unterstützung angewiesen sind, und es fehlt immer mehr an Pflegepersonal. <text:s/>Sie haben auch recht, wenn Sie sagen, dass das Pflegeunterstützungs- und -entlastungsgesetz, das der Bundestag im letzten Jahr verabschiedet hat, zwar in die richtige Richtung weist, aber gerade in der ambulanten Versorgung noch viel Luft nach oben ist. <text:s/>Pflegende Angehörige und Pflegebedürftige, die zu Hause versorgt werden, sollten mehr Aufmerksamkeit von unserer Gesellschaft erfahren. Auch da stimme ich Ihnen vollumfänglich zu. <text:s/>Lassen Sie uns ein paar von Ihren Maßnahmen, die Sie vorschlagen, ein bisschen tiefer gehend betrachten. Eine Ihrer bedeutsamsten Forderungen möchte ich direkt hervorheben, weil sie großen Einfluss auf die Lebenswelt von pflegenden Angehörigen hat. Sie drängen auf eine Lohnersatzleistung im Rahmen der Familienpflegezeit, und da rennen Sie bei mir offene Türen ein. <text:s/>Menschen, die Verantwortung für pflegebedürftige Angehörige, Nachbarinnen oder Freundinnen übernehmen, verdienen eine finanzielle Absicherung, wenn sie ihre Arbeitszeit reduzieren müssen. Ich freue mich daher, dass wir uns im aktuellen Koalitionsvertrag darauf verständigt haben, die Pflege- und Familienpflegezeit weiterzuentwickeln und pflegenden Angehörigen perspektivisch auch diese Lohnersatzleistung zu ermöglichen. <text:s/>Das Ministerium für Familie, Senioren, Frauen und Jugend arbeitet übrigens aktuell an einem Entwurf – nur damit Sie wissen, dass es auch weitergeht –, und wir hoffen, dass es dann auch zu einer tatsächlich nennenswerten Verbesserung kommt. <text:s/>– Weil Sie jetzt gerade dazwischenrufen: Ich möchte noch mal kurz darauf hinweisen, dass wir im Pflegeunterstützungs- und -entlastungsgesetz die Möglichkeit, zehn Tage aus der Arbeit auszusteigen, statt vorher einmalig auf einmal pro Jahr erweitert haben. Auch damit unterstützten wir pflegende Angehörige, die berufstätig sind. <text:s/>Nach dem vielen Lob komme ich jetzt zu zwei kritischen Punkten; das war ja auch zu erwarten. Sie fordern in Ihrem Antrag die Einführung eines Entlastungsbudgets, das über die Maßnahmen im Pflegeunterstützungs- und -entlastungsgesetz hinausgeht. Die Vorschläge, was das heißen soll, fehlen dann völlig; also es kommt gar keine Empfehlung, was es sein könnte. <text:s/>Füllen Sie doch bitte einfach diese Forderung noch mit Leben! Das würde uns, glaube ich, allen helfen. Denn als Bundestag haben wir mit dem Pflegeunterstützungs- und -entlastungsgesetz das Entlastungsbudget eingeführt, das ab 1. Juli 2025 in Kraft tritt. Das ermöglicht die Flexibilisierung von Verhinderungs- und Kurzzeitpflege. Pflegende Angehörige können dadurch unkompliziert eine Auszeit nehmen. Von Eltern pflegebedürftiger Kinder mit Pflegegrad 4 oder 5 muss über viele Jahre die Pflege erbracht und mit der Erwerbstätigkeit vereinbart werden. Für sie existiert das Entlastungsbudget seit Anfang dieses Jahres. <text:s/>Ich dachte, Sie hätten das zur Kenntnis genommen. Wenn Sie also konkret weitere Verbesserungen in diesem Bereich sehen, dann machen Sie konkrete Vorschläge! <text:s/>– Ich habe ja gerade gesagt, was wir schon beschlossen haben. <text:s/>Der Bundestag hat es beschlossen. Man sollte vielleicht ein bisschen mitlesen, was der Bundestag beschließt. <text:s/>Weiter fordern Sie in Ihrem Antrag, die Pflegebegutachtung durch den Medizinischen Dienst mithilfe der telefonischen Begutachtung zu flexibilisieren. <text:s/>Auch hier braucht es offensichtlich eine Auffrischung Ihres Gedächtnisses. Denn mit dem Pflegeunterstützungs- und -entlastungsgesetz – ein langes Wort, aber ich sage es gerne noch zehnmal; vielleicht lesen Sie sich das Ganze noch mal in Ruhe durch – haben wir nämlich schon für eine Flexibilisierung gesorgt. <text:s/>In bestimmten Fällen und unter bestimmten Voraussetzungen ist eine Begutachtung durch ein strukturiertes Telefoninterview längst möglich; also das müssen Sie nicht mehr fordern. Damit tragen wir dem Wunsch der Pflegebedürftigen nach einem vereinfachten Verfahren Rechnung. <text:s/>Aber gleichzeitig – das möchte ich ausdrücklich betonen – lassen wir nicht außer Acht, dass ein Besuch in der Häuslichkeit der Pflegebedürftigen wirklich ausschlaggebend sein kann, weil dann tatsächlich der konkrete Hilfebedarf, der sich in der Häuslichkeit in jeder individuellen Situation anders darstellt, auch bewertet werden kann. Deswegen finde ich, dass dies ein Vorschlag ist, den Sie mitaufnehmen sollten. Diese Kombination aus vereinfachtem Verfahren mit Telefon und Besuch in der Häuslichkeit möchte ich nicht missen. <text:s/>Sie fordern weiter in Ihrem Antrag, Begutachtungsaufgaben an Pflegefachpersonen in den Einrichtungen zu übertragen. Damit liegen Sie wieder völlig richtig. Ich freue mich darauf, dass das anstehende parlamentarische Verfahren zum Pflegekompetenzgesetz genau diese Vorhaben mit betrachten wird. Und dann freue ich mich schon auf die konstruktive Zusammenarbeit, die wir dann haben. Es zeigt sich, glaube ich, dass wir an dieser Stelle sehr viele gemeinsame Nenner haben, und das sollten Sie dann auch einfach mal zugeben. Dann können wir vielleicht besser zusammenarbeiten. <text:s/>Erlauben Sie mir, dass ich auch noch auf die größte Schwachstelle Ihres Antrags hinweise: die Finanzierung. Wie wollen Sie alles finanzieren? Wir würden uns sehr über Vorschläge von Ihnen freuen. Dazu habe ich leider gar nichts gefunden. <text:s/>Die Finanzierung ist aber eine der zentralen Herausforderungen. <text:s/>Meine Damen und Herren, wir schlagen vor, dass, um die Pflege tatsächlich langfristig gerecht und verlässlich zu finanzieren, <text:s/>die Leistungen, die staatliche Aufgaben sind, eben nicht aus der Pflegeversicherung finanziert werden, sondern aus Steuermitteln. <text:s/>Kommen Sie bitte zum Schluss. <text:s/>Das würde zur Entlastung der SPV beitragen. <text:s/>Sie haben dazu leider keinen einzigen Vorschlag gemacht. <text:s/>Danke schön für Ihre Aufmerksamkeit. <text:s/>Jens Teutrine ist für die FDP-Fraktion der nächste Redn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40</text:p>
          </table:table-cell>
          <table:table-cell table:style-name="ce2" office:value-type="string" calcext:value-type="string">
            <text:p>29.11.2023</text:p>
          </table:table-cell>
          <table:table-cell table:style-name="ce2" office:value-type="string" calcext:value-type="string">
            <text:p>ID2014002500</text:p>
          </table:table-cell>
          <table:table-cell table:style-name="ce2" office:value-type="string" calcext:value-type="string">
            <text:p>Dr. Marie-Agnes Strack-Zimmermann (FDP)</text:p>
          </table:table-cell>
          <table:table-cell table:style-name="ce2" office:value-type="string" calcext:value-type="string">
            <text:p>Herr Minister, wir sind nicht nur an dieser Stelle einer Meinung, sondern mit Sicherheit auch darin, dass Bund, Länder und Kommunen, dass wir alles dafür tun müssen, um zur Sicherheit der Bundesrepublik Deutschland beizutragen. <text:s/>Das große Problem Munition ist bekannt; das ist kein Geheimnis. Jetzt erleben wir allerdings in der Stadt Troisdorf in Nordrhein-Westfalen, dass dort der CDU-Bürgermeister seit Wochen verhindert, dass eine bestehende Munitionsfabrik, die auch die Erlaubnis hat, diese herzustellen, ihre Kapazität dort erweitert, um die Sicherheit der Bundesrepublik sicherzustellen. Wenn Sie dazu mal ausführen könnten, was da passiert und ob wir nicht gesetzmäßig auch dagegen vorgehen können, dass, wenn es um die Sicherheit geht, so eine Erweiterung nicht verhindert werden kan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1</text:p>
          </table:table-cell>
          <table:table-cell table:style-name="ce2" office:value-type="string" calcext:value-type="string">
            <text:p>21.06.2023</text:p>
          </table:table-cell>
          <table:table-cell table:style-name="ce2" office:value-type="string" calcext:value-type="string">
            <text:p>ID2011103500</text:p>
          </table:table-cell>
          <table:table-cell table:style-name="ce2" office:value-type="string" calcext:value-type="string">
            <text:p>Dr. Jan-Marco Luczak (CDU/CSU)</text:p>
          </table:table-cell>
          <table:table-cell table:style-name="ce2" office:value-type="string" calcext:value-type="string">
            <text:p>Vielen Dank, Herr Minister. – Wir haben ja heute Morgen die Anhörung zum Gebäudeenergiegesetz gehabt. Der Kollege Andreas Jung hat das Thema der Förderung angesprochen. Darum geht es ganz zentral: Wir dürfen die Menschen nicht überfordern. Die Verunsicherung, die wir momentan im Land haben, liegt ja an dieser Überforderung. <text:s/>Sie haben gerade mit Blick auf die Frage von der Kollegin Lay, wie die Modernisierungsmieterhöhung umgestaltet wird, also welche Kosten, die Vermieter für Investitionen haben, umgelegt werden können, gesagt: Ich kann den parlamentarischen Beratungen nicht vorgreifen; das ist nicht meine Zuständigkeit. – Das hat mich doch ein wenig befremdet. Das will ich Ihnen auch nicht durchgehen lassen. Sie waren es doch, der mit Herrn Lindner und dem Bundeskanzler genau diese Leitplanken verhandelt hat, die Sie jetzt eingebracht haben. Sie sind verantwortlich dafür. Jetzt sagen Sie: Sie haben damit nichts zu tun. – Ich möchte gerne von Ihnen wissen: Wie wird die Modernisierungsmieterhöhung zukünftig gestaltet? Wie kann verhindert werden, dass Mieterinnen und Mieter, aber auch private Kleinvermieter in unserem Land überfordert werd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2</text:p>
          </table:table-cell>
          <table:table-cell table:style-name="ce2" office:value-type="string" calcext:value-type="string">
            <text:p>10.04.2024</text:p>
          </table:table-cell>
          <table:table-cell table:style-name="ce2" office:value-type="string" calcext:value-type="string">
            <text:p>ID2016204600</text:p>
          </table:table-cell>
          <table:table-cell table:style-name="ce2" office:value-type="string" calcext:value-type="string">
            <text:p>Dr. Volker Wissing, Bundesminister für Digitales und Verkehr</text:p>
          </table:table-cell>
          <table:table-cell table:style-name="ce2" office:value-type="string" calcext:value-type="string">
            <text:p>Frau Präsidentin! Herr Kollege, das ist keine einfache Sanierung, sondern das ist in der Tat mehr; denn wir machen die Korridore ja zu Hochleistungskorridoren. Das heißt: Wir flicken nicht, wie es die Vorgängerregierung – ich glaube, unter Ihrer Verantwortung – getan hat, sondern wir erneuern, damit wir ein leistungsfähiges Schienennetz bekommen, vor allen Dingen auf den Hauptkorridoren. Denn das, was Sie betrieben haben, ist ja offensichtlich gescheitert. Die Bürgerinnen und Bürger und der Güterverkehr leiden in ausreichendem Maße darunter. <text:s/>Unser Ziel ist es jetzt natürlich, die Korridorsanierung so schnell wie möglich voranzubringen. Dass die Länder zum Bundesschienenwegeausbaugesetz den Vermittlungsausschuss angerufen haben, bedaure ich sehr; aber das muss jetzt eben geklärt werden. Doch es wird nicht zu einer zeitlichen Verzögerung kommen, weil die Sanierungen für das Jahr 2024 schon von der Bahn beauftragt worden sind. <text:s/>Aber Sie haben recht: Wir brauchen das Bundesschienenwegeausbaugesetz, und ich vertraue darauf, dass die Länder sich ihrer gesamtstaatlichen Verantwortung stellen, <text:s/>nicht die Sanierung der Schiene blockieren und die Bürgerinnen und Bürger mit dem jetzigen Zustand alleinlassen. Ich glaube, das werden die Länder nicht tun. So destruktiv habe ich sie niemals wahrgenommen. <text:s/>Es gibt zu diesem Thema noch weitere Nachfragen. – Die nächste Nachfrage stellt Herr Rehbaum. Dann folgen Herr Eckert und Herr Schmid.</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9</text:p>
          </table:table-cell>
          <table:table-cell table:style-name="ce2" office:value-type="string" calcext:value-type="string">
            <text:p>15.06.2023</text:p>
          </table:table-cell>
          <table:table-cell table:style-name="ce2" office:value-type="string" calcext:value-type="string">
            <text:p>ID2010908200</text:p>
          </table:table-cell>
          <table:table-cell table:style-name="ce2" office:value-type="string" calcext:value-type="string">
            <text:p>Dr. Georg Kippels (CDU/CSU)</text:p>
          </table:table-cell>
          <table:table-cell table:style-name="ce2" office:value-type="string" calcext:value-type="string">
            <text:p>Sehr geehrte Frau Präsidentin! Verehrte Kolleginnen und Kollegen! Verehrter Herr Staatssekretär! Wir haben für den heutigen Nachmittag die Aktuelle Stunde beantragt, um die Zeit zwischen dem 24. Mai – der Einbringung des ALBVVG – und seiner voraussichtlichen Verabschiedung in der kommenden Sitzungswoche noch einmal brandaktuell dazu zu nutzen, Erkenntnisse zu gewinnen und in einer Debatte zu diesem Thema, die hier bedauerlicherweise intensiv zu kurz kommt, noch darauf hinzuwirken, dass die Erkenntnisse aus der Anhörung vom Montag dieser Woche in den nächsten Tagen durch sinnvolle Änderungsanträge umgesetzt werden können. <text:s/>Es ist schon bemerkenswert, dass die Experten am Montag ausnahmslos die Notwendigkeit der Behandlung der aufgerufenen Themen im ALBVVG ausdrücklich bestätigt haben, die Absicht, mit diesem Gesetz den Arzneimittelengpässen entgegenzutreten, ebenfalls bestätigt haben, aber ebenso nahezu ausnahmslos die Geeignetheit der Instrumente in Abrede gestellt haben: zu schwach, nicht zielgerichtet genug und in Verkennung der wirtschaftlichen und internationalen Zusammenhänge. <text:s/>Diese Mahnungen und diese Kritik waren samt und sonders sehr ernst gemeint; sie waren begründet, und sie waren auch nachvollziehbar. Und ich meine sogar, bei der einen oder anderen Miene der Kolleginnen und Kollegen der Ampelkoalition ein Aufflackern von Einsicht festgestellt zu haben. <text:s/>Ob jetzt diese Einsicht tatsächlich in den nächsten Tagen Früchte trägt, werden wir sehen. <text:s/>Es ist nur bedauerlicherweise bei diesem hochkomplexen Gesetz – da schließe ich mich gerne den Beschreibungen von Herrn Kollegen Lindemann an – so, dass viele Facetten, die nicht nur alleine im Ressortbereich des BMG beheimatet sind, mitabgestimmt werden müssen: Das Bundeswirtschaftsministerium ist ebenso aufgerufen, systematische Beiträge zu leisten, und auch das Forschungsministerium ist aufgerufen, Beiträge zu leisten. Diese wären sinnvollerweise als Gesamtsignal insbesondere auch an die Pharmawirtschaft zu senden, damit durch Investitionsentscheidungen in den kommenden Wochen, Monaten und Jahren die strukturellen Veränderungen, die durch internationale Prozesse ausgelöst worden sind, angegangen werden können. <text:s/>Ich hatte in der letzten Debatte schon einmal auf den Beschluss des Bundesrates vom 12. Mai dieses Jahres hingewiesen, in dem auf den beiden letzten Seiten zusammengefasst eine Reihe von Arbeitsaufträgen an die Bundesregierung formuliert worden ist. In der letzten Debatte habe ich mich da explizit auf die evidenzbasierte Ermittlung des Kostenaufwands bei den Apothekern bezogen. Bis jetzt können wir aus dem Ministerium leider nur den Hinweis von Herrn Minister Lauterbach wahrnehmen: Es ist kein Geld da, und außerdem haben sie ja in der Vergangenheit genug verdient; also gibt es da keine Rechtfertigung. – Evidenz sieht für mich anders aus. <text:s/>Ein weiterer Punkt in diesem Beschluss ist der nachdrückliche Hinweis – Frau Kollegin Piechotta hat es zumindest mal retrospektiv beschrieben –, dass es dringend geboten ist, ein Dialogformat zwischen der Pharmaindustrie, den Produzenten, und der Politik ins Leben zu rufen, um daraus dann gemeinsam Lösungsansätze zu erarbeiten. Die frustrierte Reaktion der Einlegung einer Verfassungsbeschwerde gegen das GKV-Finanzstabilisierungsgesetz ist nachvollziehbar, sicherlich im Moment nicht hilfreich und vor allen Dingen keine endgültige Lösung. Aber vielleicht ist das noch mal ein ausdrücklicher Appell an das Ministerium, jetzt wirklich das Gespräch aufzunehmen, in die gemeinsame Analyse einzutreten, die Aufgabenverteilung zwischen der Politik auf der einen Seite – mit der Gestaltung von Rahmen- und Standortbedingungen – und zukünftigen Investoren in Pharmaproduktion auf der anderen Seite abzustimmen und auf diese Art und Weise dann tatsächlich auch Perspektiven für eine nachhaltige Beseitigung unserer Mangelsituationen zu formulieren. <text:s/>Auch ich will an dieser Stelle nicht verabsäumen, zumindest einen kurzen Satz zum Apothekerstreik des gestrigen Tages zu sagen. Ich glaube, es ist vollkommen fehl am Platze, in irgendeiner Form diskreditierende oder zumindest humoristische Bemerkungen über die Ernsthaftigkeit der Lage der Apotheker zu machen. <text:s/>Alle 17 Stunden schließt in Deutschland eine Apotheke endgültig. Wenn wir alle wissen, wie unmittelbar am Bürger bzw. an den Patientinnen und Patienten die Apotheken arbeiten, dann wissen wir auch: Wir können uns einen solchen Verlust nicht leisten. <text:s/>Kommen Sie bitte zum Schluss. <text:s/>Wir brauchen Vertrauen, und Vertrauen setzt eine sachliche Diskussion mit den Apothekerinnen und Apothekern voraus. <text:s/>Vielen herzlichen Dank für Ihre Aufmerksamkeit. <text:s/>Für die SPD-Fraktion hat das Wort Martina Stamm-Fibich.</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37</text:p>
          </table:table-cell>
          <table:table-cell table:style-name="ce2" office:value-type="string" calcext:value-type="string">
            <text:p>19.05.2022</text:p>
          </table:table-cell>
          <table:table-cell table:style-name="ce2" office:value-type="string" calcext:value-type="string">
            <text:p>ID203704300</text:p>
          </table:table-cell>
          <table:table-cell table:style-name="ce2" office:value-type="string" calcext:value-type="string">
            <text:p>Nadine Heselhaus (SPD)</text:p>
          </table:table-cell>
          <table:table-cell table:style-name="ce2" office:value-type="string" calcext:value-type="string">
            <text:p>Sehr geehrter Herr Präsident! Liebe Kolleginnen und Kollegen! Meine Damen und Herren! Das Vierte Corona-Steuerhilfegesetz steht in einer Reihe von Hilfen, die die finanziellen Auswirkungen der Pandemie auf die Menschen in Deutschland verringern. Bürgerinnen und Bürger und Unternehmen erfahren steuerliche Entlastungen. Dabei muss man ehrlich zugeben, dass der Staat Härtefolgen nie vollständig ausgleichen kann, auch die der Pandemie nicht. <text:s/>Wir mildern die Belastungen für die Bevölkerung ab. Dabei haben wir alle Menschen im Blick, insbesondere jene mit niedrigem Einkommen. <text:s/>Die Arbeitsbelastung wurde in vorherigen Reden bereits angesprochen; insbesondere im Gesundheitswesen ist diese außerordentlich hoch. Die Wertschätzung für die Arbeit der Pflegekräfte und anderer Gruppen stieg in der letzten Zeit deutlich an. Vielen Menschen wurde noch einmal bewusst, welchen Stellenwert die Arbeit im Gesundheitsbereich für unsere Gesellschaft hat. Uns ist es wichtig, dass diese herausragende Leistung und der Einsatz nicht nur öffentliche Wertschätzung erfahren, sondern sich auch im Geldbeutel widerspiegeln. Wir arbeiten langfristig an besseren Löhnen und Arbeitsbedingungen; denn nur Tariflöhne garantieren eine ordentliche Bezahlung. Darüber hinaus muss der besondere Einsatz der letzten Zeit auch besonders entlohnt werden können. Deshalb haben wir uns für einen Pflegebonus in Höhe von insgesamt 1 Milliarde Euro eingesetzt. Damit der Bonus auch im Portemonnaie ankommt, stellen wir Zahlungen von bis zu 4 500 Euro steuerfrei. <text:s/>Die Steuerpflichtigen insgesamt und auch die steuerberatenden Berufe sind durch die andauernde Coronapandemie weiterhin belastet. Diesbezüglich haben wir in den vergangenen Jahren die steuerlichen Abgabefristen immer wieder verlängert und so auch für zeitliche Entlastungen gesorgt. Schon jetzt können wir damit rechnen, dass es in den Kanzleien durch die Bearbeitung der Coronahilfen und der Grundsteuer zu Mehrbelastungen in den folgenden Jahren kommen wird. Daher erweitern wir die Frist zur Abgabe von Steuererklärungen für das Steuerjahr 2020 in beratenen Fällen und dehnen diese – auch abgestuft – für die kommenden Jahre aus. Die Verlängerungen werden dann schrittweise zurückgeführt, sodass ab dem Besteuerungszeitraum 2025 wieder die regulären Termine und Fristen für beratene Fälle zur Anwendung kommen werden. Auch diejenigen, die ihre Steuererklärung selbst erstellen, erhalten verlängerte Abgabefristen für die Steuerjahre bis 2023. Mit dieser vorausschauenden Regelung der Abgabefristen schaffen wir Planungssicherheit für Steuerpflichtige, für die Kanzleien und auch für die Verwaltung. <text:s/>Das Vierte Corona-Steuerhilfegesetz enthält darüber hinaus eine Reihe von Maßnahmen, die Arbeitnehmerinnen und Arbeitnehmer im Besonderen unterstützen: von der steuerlichen Förderung der Zuschüsse zum Kurzarbeitergeld bis hin zur Homeoffice-Pauschale. In der Coronapandemie arbeiten viele Arbeitnehmerinnen und Arbeitnehmer und auch viele Selbstständige im Homeoffice. Oft fehlen dabei die Voraussetzungen für ein häusliches Arbeitszimmer. Viele arbeiten in einer Arbeitsecke, am Küchen- oder eben auch am Esstisch. Um auch diesen Erwerbstätigen einen steuerlichen Abzug zu ermöglichen, hat die vorherige Regierung und insbesondere Hubertus Heil eine Homeoffice-Pauschale eingeführt. <text:s/>So kann auch derjenige, der kein echtes Arbeitszimmer hat, bis zu 600 Euro im Jahr als Werbungskosten geltend machen. Die Geltungsdauer dieser gut angenommenen Maßnahme verlängern wir auch für das Jahr 2022. <text:s/>Wir sehen, dass viele Menschen immer mehr Geld für das Nötigste ausgeben müssen. Darauf hat die Bundesregierung reagiert und zwei Entlastungspakete mit einem Volumen von fast 30 Milliarden Euro beschlossen. Dieses Vierte Corona-Steuerhilfegesetz kommt noch dazu; denn Entlastung muss in diesen Tagen breit angelegt sein. <text:s/>Vielen Dank. <text:s/>Vielen Dank, Frau Kollegin. – Als nächste Rednerin erhält das Wort die Kollegin Dr. Sandra Detzer, Bündnis 90/Die Grüne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9</text:p>
          </table:table-cell>
          <table:table-cell table:style-name="ce2" office:value-type="string" calcext:value-type="string">
            <text:p>16.12.2021</text:p>
          </table:table-cell>
          <table:table-cell table:style-name="ce2" office:value-type="string" calcext:value-type="string">
            <text:p>ID20905700</text:p>
          </table:table-cell>
          <table:table-cell table:style-name="ce2" office:value-type="string" calcext:value-type="string">
            <text:p>Takis Mehmet Ali (SPD)</text:p>
          </table:table-cell>
          <table:table-cell table:style-name="ce2" office:value-type="string" calcext:value-type="string">
            <text:p>Sehr geehrte Frau Präsidentin! Meine sehr geehrten Damen und Herren! An erster Stelle möchte ich mich bei der Fraktion Die Linke für diesen Antrag bedanken. Sie geben uns damit noch einmal die Chance, diesen großartigen Koalitionsvertrag vorstellen zu dürfen, und zwar im Hinblick auf unser Bürgergeld. Also vielen, vielen Dank. <text:s/>– Möglicherweise haben Sie den noch gar nicht gelesen, aber ich komme gleich noch dazu. <text:s/>Meine sehr geehrten Damen und Herren, vielleicht verkennen Sie auch eine wichtige Sache: Bei unserem Bürgergeld geht es nicht nur darum, dass wir eine sozialrechtliche Reform voranbringen, indem wir die Arbeitslosenversicherung verändern, sondern es handelt sich dabei auch um ein neues gesellschaftsstärkendes und teilhabeorientiertes Konzept. <text:s/>Was wir mit dem Bürgergeld erreichen wollen, entspricht den Ansprüchen einer modernen Leistungssystematik, die jeder und jedem gerecht werden soll. <text:s/>Meine sehr geehrten Damen und Herren, insbesondere von der Linksfraktion, ich habe vorhin schon gesagt: Hätten Sie sich unseren Koalitionsvertrag ordentlich durchgelesen, dann hätten Sie sich ein paar Dinge in Ihrem Antrag ersparen können. Ich will Ihnen hier geschwind mal erzählen, worum es geht. <text:s/>Erstens. In den ersten beiden Jahren der Leistungsberechtigung wird es keine Anrechnung des Vermögens geben, und wir werden die Angemessenheit der Wohnung anerkennen. Das ist doch im Übrigen das, was auch Sie fordern. Deshalb weiß ich gar nicht, warum Sie den Antrag wieder unverändert eingereicht haben. <text:s/>Meine Damen und Herren, warum ist das denn so wichtig? Wir werden damit unserem Wahlversprechen gerecht werden, all jenen respektvoll gegenüberzutreten, die aufgrund der Unwägbarkeiten des Lebens ihren Arbeitsplatz verloren haben. Diese Menschen haben ja teilweise jahrelang gearbeitet und sollen daher nicht den Duktus zu spüren bekommen, dass der Staat ihnen jetzt, in dieser schwierigen Lebenslage, alles wieder wegnehmen wird. Genau das zeugt von dem Respekt, den wir gegenüber den Mitbürgerinnen und Mitbürgern in diesem Land auch zeigen möchten. <text:s/>Zweitens. Wir gehen aber auch grundsätzlich an die Definition der Angemessenheitsgrenzen heran. <text:s/>Und Sie werden mir beipflichten, dass es in den letzten Jahren sehr schwierig war, so etwas insbesondere mit der Union zu machen. Jetzt beglückwünschen Sie uns doch, dass wir da rangehen wollen, und unterstützen Sie uns auch in dieser Sache! <text:s/>Aber das Wesentliche kommt noch. Wenn ich Ihren Antrag zur Abschaffung von Hartz IV lese, habe ich manchmal schon das Gefühl, dass Sie von veralteten Sozialstaatsmodellen ausgehen. Wir aber stellen ein Konzept zur Verfügung, das – unabhängig von der sozialrechtlichen Bewertung – meiner Meinung nach auch sozialpädagogisch sehr viel helfen wird. Wir stellen nämlich Rahmenbedingungen zur Verfügung, die einen größeren Personenkreis einschließen werden. Damit werden wir auch die Arbeitsmarktpolitik positiv beeinflussen. Während Ihr Antrag sich hauptsächlich mit Geldleistungen beschäftigt, werden wir – im Gegensatz zu Ihnen – die Lebensziele und die Wünsche der Menschen in den Vordergrund stellen. <text:s/>Meine sehr geehrten Damen und Herren, wie schon erläutert worden ist, machen wir das durch einen potenzialorientierten Ansatz. Wir versprechen Beratung auf Augenhöhe und werden vor allen Dingen wieder das Vertrauen in die Institutionen herstellen. Was aber in diesem Zusammenhang viel wichtiger ist, ist, dass wir ein Kompetenzfeststellungsverfahren einführen, das nicht nur die Hard Skills in den Vordergrund bringen wird, sondern auch die Soft Skills, weil wir den Menschen sehen, seine Förderung in den Blick nehmen und ihn danach erst fordern werden. <text:s/>Wir werden in diesem Zusammenhang auch die Eingliederungsvereinbarung abschaffen und durch eine Teilhabevereinbarung ersetzen. <text:s/>Ich möchte Ihnen noch etwas Wichtiges mitteilen: Wir werden ein begleitendes Coaching und aufsuchende Hilfen durch Sozialarbeit zur Verfügung stellen. Das ist deshalb so wichtig, weil wir jetzt einen Schritt weitergehen müssen, um die Lebenswelten und die persönliche Lage der Menschen zu verstehen, statt nur vom Schreibtisch aus anhand der Aktenlage Bewertungen vorzunehmen. Vielmehr gehen wir vor Ort und unterstützen die Menschen da, wo sie Hilfen benötigen. <text:s/>Das ist der Vorteil, und das ist das Neue, was wir mit unserem Bürgergeld beabsichtigen. <text:s/>Ihr Antrag zeigt daher, dass Sie nicht verstanden haben, dass es nicht nur um Geld geht, sondern dass es auch um die individuellen Bedürfnisse der Menschen geht. Darauf muss man sich einlassen. <text:s/>Kommen Sie bitte zum Schluss, Herr Kollege. <text:s/>Ich komme sofort zum Schluss. – Ich möchte nur in diesem Zusammenhang sagen, meine sehr geehrten Damen und Herren: Wir werden zuhören, weil wir an die Mitbürgerinnen und Mitbürger glauben und weil wir ihnen vertrauen, und wir werden einen modernen Sozialstaat zur Verfügung stellen, an dem die Menschen uns messen können. <text:s/>Vielen Dank fürs Zuhören, alles Gute und eine schöne Weihnachtszeit. <text:s/>Vielen Dank, Herr Kollege. Ganz so weit sind wir noch nicht. – Ich schließe die Aussprache.</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65</text:p>
          </table:table-cell>
          <table:table-cell table:style-name="ce2" office:value-type="string" calcext:value-type="string">
            <text:p>24.04.2024</text:p>
          </table:table-cell>
          <table:table-cell table:style-name="ce2" office:value-type="string" calcext:value-type="string">
            <text:p>ID2016511200</text:p>
          </table:table-cell>
          <table:table-cell table:style-name="ce2" office:value-type="string" calcext:value-type="string">
            <text:p>Dr. Kirsten Kappert-Gonther (BÜNDNIS 90/DIE GRÜNEN)</text:p>
          </table:table-cell>
          <table:table-cell table:style-name="ce2" office:value-type="string" calcext:value-type="string">
            <text:p>Frau Präsidentin! Liebe Kolleginnen und Kollegen! Liebe Besucher/-innen! Zunächst: Jede Schwangere muss das Recht haben, zu entscheiden, ob sie eine Schwangerschaft fortsetzen will oder nicht. <text:s/>Welche Folgen für diese Entscheidung hat die Tatsache, dass der sogenannte PraenaTest inzwischen von den Krankenkassen bezahlt wird? Obwohl der Test nicht zur Routine werden sollte, scheint genau das zu passieren, mit der Gefahr eines Screenings, das besonders bei jungen Schwangeren häufig – sehr häufig! – zu falsch positiven Ergebnissen führt. Ein sogenanntes positives Ergebnis hieße in diesem Zusammenhang den Hinweis auf das Vorliegen einer Trisomie 13, 18 oder 21. Um dieses Ergebnis dann abzuklären, werden in der Folge invasive Eingriffe – die sogenannte Amniozentese – notwendig, und dies mit dem Risiko von Fehlgeburten. Das widerspricht einer guten Gesundheitsversorgung. <text:s/>Neben der fehlenden medizinischen Evidenz muss uns alle die gesellschaftliche Dimension besorgen. Es ist doch unsere Verantwortung, zu verhindern, dass Menschen mit Downsyndrom oder ihre Eltern womöglich das Signal bekommen, sie seien nicht gewollt. Die Entscheidung über die Inanspruchnahme des Tests muss selbstbestimmt und durch gute Beratung begleitet sein – das findet derzeit eben in der Regel leider nicht statt –, sie darf nicht aus reiner Normalisierung heraus entstehen. <text:s/>Wie oft passiert eigentlich das, was wir hier gerade diskutieren? Stimmen diese Befürchtungen mit den realen Zahlen überein? Fakt ist: Wir wissen es nicht genau. Es gibt aber deutliche Hinweise auf die regelhafte Anwendung mit den beschriebenen Risiken. Darum fordert dieser Antrag nicht etwa, dass es diese Tests nicht geben darf, sondern ein Monitoring des Einsatzes des nichtinvasiven Pränataltests. Genau das hat mein wunderschönes Bundesland Bremen bereits in den Bundesrat eingebracht. Ich freue mich auf die weiteren Beratungen im Gesundheitsausschuss und hoffe auf eine sehr breite Zustimmung von Ihnen allen hier im Hohen Hause. <text:s/>Ich danke Ihnen. <text:s/>Nächster Redner ist der Kollege Stephan Pilsinger.</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76</text:p>
          </table:table-cell>
          <table:table-cell table:style-name="ce2" office:value-type="string" calcext:value-type="string">
            <text:p>15.12.2022</text:p>
          </table:table-cell>
          <table:table-cell table:style-name="ce2" office:value-type="string" calcext:value-type="string">
            <text:p>ID207603000</text:p>
          </table:table-cell>
          <table:table-cell table:style-name="ce2" office:value-type="string" calcext:value-type="string">
            <text:p>Kaweh Mansoori (SPD)</text:p>
          </table:table-cell>
          <table:table-cell table:style-name="ce2" office:value-type="string" calcext:value-type="string">
            <text:p>Frau Präsidentin! Kolleginnen und Kollegen! Liebe Zuschauende! Ich möchte Ihnen von Farzaneh und ihrem Ehemann Hamid erzählen, zwei politische Gefangene im Iran, für die ich die Patenschaft übernommen habe. Es handelt sich um ein Ehepaar, das für seinen Einsatz und seine Unterstützung in Krisengebieten, bei der medizinischen Versorgung und Unterstützung von Kindern bekannt ist. Am 3. November sind sie nach der Trauerfeier für eine junge, durch das Regime ermordete Frau aus Sicht des Mullah-Regimes zur falschen Zeit am falschen Ort. In der Nacht wird das Ehepaar von Sicherheitskräften zu Hause überfallen, vor den Augen ihrer Kinder schwer misshandelt und verschleppt. Im Gefängnis werden sie gefoltert und erpresst, falsche Geständnisse abzulegen. Hamid erleidet innere Blutungen und Rippenfrakturen. Das Scheingerichtsverfahren gegen ihn und seine Frau wird ohne rechtlichen Beistand ihrer Wahl durchgeführt. Farzaneh wird eine Aussage verweigert. Hamid wird ohne Beweise und unter Missachtung rechtsstaatlicher Mindeststandards zu Tode verurteilt, seine Frau Farzaneh zu 25 Jahren Haft ohne Besuchsrecht. <text:s/>Das Ziel ist, den Anschein von Rechtsstaatlichkeit zu wahren und die Menschen zum Schweigen zu bringen. Aber sie können nicht die ganze Welt zum Schweigen bringen. Das hier ist ein Haus der freien Rede, liebe Kolleginnen und Kollegen! <text:s/>Der freiheitlich-demokratischen Bewegung werfen die Mullahs Krieg gegen Gott vor. Doch die Menschen im Iran rebellieren nicht gegen Gott. Sie rebellieren gegen dieses Regime. Dieses Regime verwechselt sich selbst mit Gott. <text:s/>Sie brechen die elementarsten Regeln menschlicher Zivilisation. Fritz Bauer bezeichnete Zivilisation als eine sehr dünne Decke, die schnell abblättert. Mit Schauprozessen, Mord an Kindern und Massenhinrichtungen beweist das Regime, wie recht er hatte. Deswegen ist es auch international isoliert, und das ist auch gut so. <text:s/>Die Opfer der Revolution haben Gesichter. Sie haben Geschichten und Botschaften. Diese lassen sich in einer freien Welt nicht auslöschen. Viele in diesem Parlament haben Patenschaften für einzelne der über 18 000 politischen Gefangenen im Iran übernommen. Lassen Sie die Welt hören, wer die Menschen sind, die von den Mullahs in Folterkammern gesteckt werden. Es ist wichtig, dass wir laut sind für sie. Denn die Menschen im Iran können uns hören, und sie sollen wissen: Es ist ihre Revolution. Aber im Kampf für Freiheit und Selbstbestimmung sind sie nicht allein. Wir stehen an ihrer Seite. <text:s/>Mehrere EU-Sanktionspakete sind bereits verabschiedet. Diese Woche ist ein weiteres hinzugekommen. Unser Parlament hat dem Regime vor Wochen jegliche Legitimation abgesprochen. Im UN-Menschenrechtsrat ist auch dank der Außenministerin eine Mehrheit gegen das iranische Regime zustande gekommen, die die Gewalt im Land unabhängig untersuchen will. Aus der UN-Kommission für Frauenrechte wurde das Land nun ausgeschlossen. Es zeigt: Der internationale Druck hilft. Und wichtig ist, dass wir mit dem Druck nicht nachlassen, liebe Kolleginnen und Kollegen. <text:s/>Mit einer Regierung, die Mordanschläge in Deutschland auch schon hat durchführen lassen und offenbar weitere plante, werden wir nicht auf Augenhöhe zusammenarbeiten. Die Spirale der Gewalt braucht eine unmissverständliche Antwort: maximalen Druck gegen dieses Regime. <text:s/>Auch deswegen ist es wichtig, dass eine Terrororganisation wie die Revolutionswächter auf eine Terrorliste kommt. Auch deswegen ist wichtig, dass sämtliche Abgeordnete, die ihre Hand für die Massenhinrichtungen gehoben haben, ebenfalls persönlich sanktioniert werden, liebe Kolleginnen und Kollegen. <text:s/>Zugleich braucht es Unterstützung für die Zivilbevölkerung, die seit Jahren unter den internationalen Sanktionen am stärksten leidet. Keiner von uns weiß, wie lange der Kampf bis zur Befreiung des Irans dauern wird. Und weil das so ist, dürfen die Menschen im Land nicht auf sich selbst gestellt sein. Freie Kommunikation, Austausch mit Kulturschaffenden, Presse und Wissenschaft, Versorgung mit Hilfsgütern – das ist, wozu wir einen konkreten Beitrag leisten können und auch leisten müssen. Bei alldem wird auch entscheidend sein, dass dieses Parlament in den zentralen Punkten mit einer Stimme spricht. <text:s/>Im Iran fragt aktuell keiner, ob du Perser, Kurde, Afghane, Araber, Belutsche oder Aserbaidschaner bist. Da wird nur gefragt: Bist du für einen freien Iran? – Das ist eine Frage, die auch unser Parlament einen sollte, liebe Kolleginnen und Kollegen. <text:s/>Die Tage der Mullahs sind gezählt. Für ihre Taten werden sie sich verantworten. Aber das kann ein langer Weg werden. Menschen, denen der Tod droht, gehen auf die Straße, weil sie an den Sieg von Freiheit, Gerechtigkeit und Selbstbestimmung glauben. Und wenn sie das tun, dann sollten wir das auch. Setzen wir auf den Erfolg der Revolution! <text:s/>Ich danke Ihnen. <text:s/>Nächster Redner ist Jürgen Braun für die Af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4</text:p>
          </table:table-cell>
          <table:table-cell table:style-name="ce2" office:value-type="string" calcext:value-type="string">
            <text:p>23.03.2022</text:p>
          </table:table-cell>
          <table:table-cell table:style-name="ce2" office:value-type="string" calcext:value-type="string">
            <text:p>ID202401400</text:p>
          </table:table-cell>
          <table:table-cell table:style-name="ce2" office:value-type="string" calcext:value-type="string">
            <text:p>Dr. Marc Jongen (AfD)</text:p>
          </table:table-cell>
          <table:table-cell table:style-name="ce2" office:value-type="string" calcext:value-type="string">
            <text:p>Frau Präsidentin! Meine Damen und Herren! „Politik sollte Kunst nicht beurteilen oder sie gar durch Vorgaben versuchen zu instrumentalisieren. Politik muss der Kunst den Rücken freihalten.“ Das schrieben Sie, Frau Roth, 2018 in Ihrer „Brüsseler Erklärung – für die Freiheit der Kunst“. Diese Worte kann ich zu einhundert Prozent unterschreiben. Aber was machen Sie heute? Sie richten einen Green Culture Desk ein, eine zentrale Beratungs- und Vernetzungsstelle für den ökologischen Umbau der Kultur. 100 Millionen Euro wollen Sie von den Grünen in den nächsten drei Jahren am liebsten dafür ausgeben. Green Consultants sollen ausgebildet werden, die die Kulturinstitutionen flächendeckend beraten. Über Monitoring und Reporting – man beachte den kulturfremden Business-Sprech – müssen diese Institutionen dann Bericht erstatten über ihre Fortschritte in Sachen Nachhaltigkeit. <text:s/>Bitte werfen Sie den Regierungen in Ungarn, Polen oder Österreich nie wieder vor, die Kreativszene für ihre Zwecke instrumentalisieren zu wollen. <text:s/>Das ist pure Heuchelei, werte Grüne. Frau Roth, Sie machen genau das, was Sie den anderen scheinheilig vorwerfen. <text:s/>Bei dieser Green Culture geht es nicht nur um energetische Gebäudesanierung, CO2-Reduzierung und Ähnliches. Das ist nur der Anfang. Schon jetzt steht im Haushaltsentwurf: Es wird neben Umweltthemen auch die Geschlechtergerechtigkeit gefördert. – Also Quoten für Frauen, für Migranten, für sexuelle Minderheiten, Bekenntniszwang zu Vielfalt, Toleranz und Weltoffenheit und vor allem gegen rechts, sprich: gegen Positionen, die vor Kurzem noch bürgerlicher Common Sense waren. Das ist es, was Sie der Kultur zwangsweise verordnen wollen. Das ist das Gegenteil von Freiheit. <text:s/>Über allem schwebt der Klimaschutz wie eine Art heilige Monstranz, dem sich alle zu unterwerfen haben, dem die Kultur zu dienen hat. Die Ironie dabei ist: Alle Ihre Klimamaßnahmen zusammen werden das Weltklima nicht um ein Hundertstel Grad beeinflussen. Dazu sind sie im Weltmaßstab viel zu marginal. <text:s/>Sie schüren Angst und Schuldgefühle bei den Bürgern und vor allem bei der Jugend, um sich dann selbst als die Retter und Erlöser anzubieten – von Problemen, die Sie selbst erst maßlos aufgebauscht haben. Ganz ähnlich gehen Sie bei Corona vor. Die horrenden Schäden im Kulturbereich, die Sie jetzt mit Krokodilstränen beklagen, haben Sie doch durch Ihre überzogenen Maßnahmen selbst herbeigeführt. Und die dienen jetzt dazu, die Kultur noch abhängiger zu machen von staatlichen Zuwendungen und damit formbarer. <text:s/>Worauf das alles hinausläuft, wird ausgeplaudert vom Aktionsnetzwerk Nachhaltigkeit, einer von der BKM geförderten Initiative. Ich zitiere von der Homepage dort: <text:s/>… ist den meisten handelnden Akteur*innen klar, dass der Prozess der Erneuerung auch das Beenden von Altem bedeuten muss. Ein Green Deal muss daher genauso innovativ <text:s/>– und jetzt kommt’s – <text:s/>wie palliativ gedacht sein. <text:s/>Welche Kultur soll denn hier zu Grabe getragen werden, meine Damen und Herren? Es sind die Reste der bürgerlichen Hochkultur und der christlich-abendländischen Kultur, lauter Werke alter weißer Männer, die entsorgt werden können. Darum wollen Sie die Stiftung Preußischer Kulturbesitz zerschlagen. Darum sind Ihnen die Bibelworte auf der Kuppel des Berliner Stadtschlosses ein Dorn im Auge. <text:s/>Dazu passt – ich komme zum Schluss –, dass die Integrationsbeauftragte der Bundesregierung der deutschen Mehrheitsgesellschaft bei jeder Gelegenheit Alltagsrassismus unterstellt. Frau Alabali-Radovan, wenn Sie einmal den islamistischen Anschlag vom Breitscheidplatz genauso wortreich beklagen – und Gegenmaßnahmen ankündigen – wie den Anschlag von Hanau, dann nehme ich Ihnen Ihre Betroffenheit ab. Bis dahin gilt: Für Sie gibt es Rassismus nur in eine Richtung. <text:s/>Das ist nicht glaubwürdig. Sie betreiben eine durchschaubare Klientelpolitik. Die AfD-Fraktion wird sich dem weiterhin entschieden entgegenstellen. <text:s/>Vielen Dank. <text:s/>Für die Fraktion Bündnis 90/Die Grünen hat nun Andreas Audretsch das Wort.</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59</text:p>
          </table:table-cell>
          <table:table-cell table:style-name="ce2" office:value-type="string" calcext:value-type="string">
            <text:p>20.03.2024</text:p>
          </table:table-cell>
          <table:table-cell table:style-name="ce2" office:value-type="string" calcext:value-type="string">
            <text:p>ID2015913600</text:p>
          </table:table-cell>
          <table:table-cell table:style-name="ce2" office:value-type="string" calcext:value-type="string">
            <text:p>Bettina Stark-Watzinger, Bundesministerin für Bildung und Forschung</text:p>
          </table:table-cell>
          <table:table-cell table:style-name="ce2" office:value-type="string" calcext:value-type="string">
            <text:p>Sehr geehrte Frau Präsidentin! Sehr geehrte Damen und Herren! Liebe Kolleginnen und Kollegen! Es war immer da, aber es ist verstärkt aufgebrochen; es ist etwas aufgebrochen in unserem Land. Schnell nach dem 7. Oktober, nach dem abscheulichen Massaker der Hamas in Israel, da wurde klar: Etwas stimmt nicht an den Hochschulen in Deutschland. <text:s/>Immer wieder antiisraelische Kundgebungen. Nicht nur Mitgefühl mit palästinensischen Zivilisten, sondern Sympathie für den Terror der Hamas, der doch die Ursache des Leids ist. <text:s/>Meine Damen und Herren, jetzt steht fest, es steht für alle fest: Es darf keine Täter-Opfer-Umkehr geben. <text:s/>Offen gelebter Antisemitismus an Hochschulen. Ein Klima der Angst für jüdische Studentinnen und Studenten. Hochschulen, sie sollen der Ort der aufgeklärten Debatte sein. Und deswegen: Identitätspolitische Milieus, die Menschen nach Kriterien einteilen, sind falsch. An Hochschulen darf es keinen Raum für Antisemitismus gleich welcher Form geben. <text:s/>Und die jüdischen Studentinnen und Studenten berichten, dass sich viele von ihnen nicht mehr trauen, sich an der Universität frei zu bewegen. Wie oft sie erleben, dass antisemitische Klischees die Runde machen. Wie viele das achselzuckend hinnehmen. Wenn Jüdinnen und Juden in unserem Land sich nicht frei bewegen. Wenn sie sich nicht mehr trauen, sich frei zu bewegen. Wenn sie sich aus der Öffentlichkeit zurückziehen, dann ist das das gefährlichste Gift des Antisemitismus. <text:s/>Deswegen war nicht nur ich, sondern Viele auf den Kundgebungen gegen Antisemitismus an unseren Hochschulen. Und deswegen: Danke an alle, die sich hier engagieren und das immer wieder organisieren. <text:s/>Ich bedaure zutiefst, dass es sein muss. Aber ich möchte eines tun, und zwar aus tiefstem Herzen: Ich möchte meinen Respekt zum Ausdruck bringen für die jüdischen Studierendenorganisationen, die sich nicht einschüchtern lassen, die über ihre eigenen Kräfte hinausgehen. Und es ist ein Auftrag an uns: Wir alle müssen handeln. Sofort. Natürlich auch in der Politik. <text:s/>Durch Worte, die das Übel klar benennen. Durch Taten, zum Beispiel Gesetzesänderungen – Stichwort „Exmatrikulation bei schweren antisemitischen Übergriffen“. Das muss möglich sein. Die Hochschulen müssen handeln können und dann natürlich auch handeln. <text:s/>Aber für das Handeln gegen den Antisemitismus, den wir an diesen Orten erkennen, brauchen wir eines, und zwar Forschung. <text:s/>Wir brauchen mehr Forschung. Denn wir wissen zu wenig. Wir brauchen mehr Daten, um besser zu verstehen, was eigentlich los ist. Deswegen haben wir gleich zu Beginn dieses Jahres eine Studie zum Antisemitismus an Hochschulen in Auftrag gegeben. Sie ist ein Anfang. <text:s/>Seit wenigen Tagen liegen die ersten Ergebnisse vor. Ein zentraler Befund erscheint auf den ersten Blick zwar positiv: Denn Studentinnen und Studenten nehmen Antisemitismus an Hochschulen seltener wahr als im Internet oder auf Demonstrationen. Aber: Hochschulen sind eben nicht das Internet. Sie sollen qua Definition offene, tolerante Orte sein. Orte des Diskurses. Des respektvollen Wettstreits der Argumente. Und nicht des Niederschreiens. Oder des Feierns von Gewalt. <text:s/>Weniger Studentinnen und Studenten haben antisemitische Einstellungen im Vergleich zur Gesamtbevölkerung. Aber auch hier das Aber: Es sind gut gebildete junge Menschen mit bestem Zugang zu differenzierten Informationen, geübt im Umgang mit wissenschaftlichen Methoden. Und nicht wenige davon sind bereit, sich zu radikalisieren. Beim israelbezogenen Antisemitismus, da sehen die Zahlen ähnlich aus. Da muss aber auch immer wieder klar sein: Das Existenzrecht Israels, es ist nicht verhandelbar. <text:s/>Ich möchte auch noch einmal betonen: Diese Studie misst Einstellungen. Sie misst nicht die Anzahl der Vorfälle. Hier sehen wir ein sprunghaftes Ansteigen. Die Hochschulen sind nach dem Internet, nach den öffentlichen Räumen – nach den Straßen –, nach den öffentlichen Gebäuden auf Platz vier der Liste der Orte, an denen antisemitische Vorfälle gemeldet werden. <text:s/>Liebe Kolleginnen und Kollegen, das kann niemanden ruhen lassen. Denn jede antisemitische Äußerung, jede antisemitische Tat zielt auf Menschen. Menschen, die zu Unrecht diffamiert werden. Und auch das sagt die Studie: Jeder dritte jüdische Student bzw. jede dritte jüdische Studentin hat bereits Diskriminierungserfahrungen gemacht. Deswegen: Antisemitismus zielt auf ihre Freiheit, aber damit auch auf die Freiheit von uns allen. <text:s/>Natürlich ist der Staat gefragt: die Polizei, die Justiz, der Rechtsstaat. Genauso wichtig ist Prävention durch Bildung und Forschung. Wir brauchen mündige Bürgerinnen und Bürger, die unsere Werte kennen, sie leben und auch verteidigen, im Alltag: von der Schule über den Arbeitsplatz bis zum Seniorenkreis. <text:s/>Da kommt unser Wissenschaftsjahr Freiheit genau richtig. Es bietet Raum für Austausch. Um über Freiheit zu streiten. Für die Freiheit zu streiten. Dazu gehört auch die Frage: Wo hat die Wissenschaftsfreiheit Grenzen, ebenso die Kunstfreiheit? Wir sind ja zu Recht stolz auf sie. Wir verteidigen sie auch. Aber wer Grundrechte anderer eklatant missachtet, der überschreitet eine entscheidende Grenze. Und deswegen: Wissenschaftsfreiheit, Kunstfreiheit, sie haben nicht nur diese Freiheit, sondern auch eine Verantwortung. Auch ihnen sind Grenzen gesetzt, nämlich da, wo Antisemitismus beginnt, meine Damen und Herren. <text:s/>Ich habe eben schon über die Bürgerinnen und Bürger bzw. die Erlebnisse der Studierenden in den Hochschulen gesprochen. Der tägliche Kampf gegen die Gleichgültigkeit. Elie Wiesel, Friedensnobelpreisträger und Holocaustüberlebender, schrieb bereits 1986 über die Gleichgültigkeit, vor der Josef Schuster heute wieder warnt. Und die Michel Friedman die Volkskrankheit unserer Zeit nennt. Er schrieb: <text:s/>„Das Gegenteil von Liebe ist nicht Hass, sondern Gleichgültigkeit. … Gleichgültigkeit ist nicht der Anfang eines Prozesses, es ist das Ende eines Prozesses.“ <text:s/>Das dürfen wir nicht zulassen. Demokratie braucht die Beteiligung seiner Bürgerinnen und Bürger. Und deswegen braucht es das Handeln und die Verantwortung von jedem von uns. <text:s/>Und ja: Wir haben auch Forschungsprojekte gegen Antisemitismus. Forscherinnen und Forscher entwickeln: Trainings gegen Judenhass im Netz, Materialien für die Ausbildung von Juristen, Polizistinnen und – ganz wichtig – Lehrkräften. Wie erkenne ich Antisemitismus? Wie spreche ich ihn an? Wie gehe ich vor? Das muss jeder wissen, der vor einer Klasse steht. Und in einem Projekt ist ein wunderbares Heft für den Schulunterricht entstanden. Es erklärt jüdische Alltagskultur, Speisegesetze, Feiertage, Rituale. Die Nachfrage ist enorm, und das ist gut so. Sie trifft den Nerv dieser Tage. <text:s/>Deswegen behält das Engagement gegen Antisemitismus Priorität. Natürlich auch in unserem Ministerium. Ich sage schon jetzt: Wenn die Förderlinie ausläuft, wird es natürlich eine neue geben; denn „Nie wieder!“ heißt auch in den nächsten Jahren, sich gegen Antisemitismus einzusetzen. <text:s/>Liebe Kolleginnen und Kollegen, von Hannah Arendt stammt die traurig aktuelle Erkenntnis, dass man „vor Antisemitismus nur auf dem Mond sicher ist“. Trotzdem kann das nicht unser Anspruch sein. Es muss unser Anspruch sein, dass wir ihn aus der Welt schaffen, wo immer wir können. Was wir dafür tun können, das müssen wir tun! <text:s/>Die Saat des Hasses soll nicht aufgehen. Schon gar nicht an den Hochschulen in unserem Land. Dort hat man Werkzeuge an der Hand, um Antisemitismus zu entlarven. Deswegen: Nie wieder – das gilt an jedem Ort in diesem Land. Auch an Hochschulen. Erst recht an Hochschulen. Nie wieder -das darf nicht eine Worthülse sein und eine Worthülse bleiben. Es gilt für immer. Handeln wir ab jetzt! <text:s/>Die nächste Rednerin ist Monika Grütters für die CDU/CSU-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87</text:p>
          </table:table-cell>
          <table:table-cell table:style-name="ce2" office:value-type="string" calcext:value-type="string">
            <text:p>25.09.2024</text:p>
          </table:table-cell>
          <table:table-cell table:style-name="ce2" office:value-type="string" calcext:value-type="string">
            <text:p>ID2018710100</text:p>
          </table:table-cell>
          <table:table-cell table:style-name="ce2" office:value-type="string" calcext:value-type="string">
            <text:p>Mechthilde Wittmann (CDU/CSU)</text:p>
          </table:table-cell>
          <table:table-cell table:style-name="ce2" office:value-type="string" calcext:value-type="string">
            <text:p>Herr Präsident! Herr Bundesminister der Finanzen! Meine sehr verehrten Damen und Herren! Zu Beginn des Jahres 2009 haben wir mit der damaligen Bundesregierung beschlossen, die in schwere Schieflage geratene Commerzbank zu unterstützen. Wir haben 25 Prozent der Aktien plus eine Aktie ins Portfolio aufgenommen. Wir haben dies getan, weil uns bewusst war: Es handelt sich um eine systemrelevante Bank für den Banken- und Kapitalmarkt Deutschlands, und zwar auch damals schon, im europäischen Verbund, systemrelevant für die Mittelstandsfinanzierung mit einem Anteil über 40 Prozent. Meine sehr verehrten Damen und Herren, der Mittelstand ist es, der diese Bundesrepublik und unsere Wirtschaft stützt, der immer dann, wenn wir ins Wanken geraten, im Regelfall unser Grundpfeiler ist, damit wir aufbauen können bei Arbeitsplätzen, bei Einnahmen etc. Aber es hat auch die Exportfinanzierung betroffen. Deswegen wussten wir: Es ist die richtige Strategie, die Commerzbank zu unterstützen. <text:s/>Im Übrigen haben wir das mit dem Blick darauf getan, dass erst vier Jahre zuvor die UniCredit die HypoVereinsbank übernommen hatte, und wir gesehen haben, was das Management der UniCredit mit der HypoVereinsbank gemacht hat. Es hat das Management in Deutschland ausgetauscht, alle tatsächlich relevanten Entscheidungen sind von Mailand aus getroffen worden, und es sind zwei Drittel der Stellen abgebaut worden. <text:s/>Nunmehr stehen wir vor der Situation, dass das Management der Commerzbank in einer, ich darf sagen, Schweiß- und Tränenaktion diese Bank wieder auf einen prosperierenden Kurs gebracht hat. Wir hatten die höchsten Gewinne im letzten Bilanzjahr zu verzeichnen, und dennoch hat die Bundesregierung beschlossen, dass sie in diesem Herbst aus der Commerzbank aussteigen möchte. Auf diese Idee kann man kommen, aber es zeigt auch: Anscheinend glaubt die Bundesregierung nicht an die weitere Prosperierung. Und sie hat beschlossen, dass sie dies tun will, indem sie ausgerechnet J. P. Morgan mit einem Verfahren beauftragt, in dem die Aktien möglichst breit gestreut werden sollten, weil es gerade kein Konzept war, an einen einzigen Investor zu verkaufen. <text:s/>Meine Damen und Herren, J. P. Morgan ist die Hausbank der UniCredit. J. P. Morgan hat im vergangenen Juli mitgeteilt, sie wollten sich nunmehr am Standort München exponieren, am Standort München, wo der bisherige Sitz der UniCredit ist. Was genau können wir daraus schließen, was es für ein Ansinnen gibt? Wir wissen, dass Andrea Orcel, der Chef der UniCredit, bereits hat verlautbaren lassen: Sollte es ihm gelingen, die Commerzbank zu übernehmen, wird er den Standort München schließen, den Standort Frankfurt zu einer Filiale erklären und sämtliche relevanten Entscheidungen, wie schon damals, nach Mailand ziehen. Vor diesem Hintergrund, meine Damen und Herren, kann man es getrost als ein Desaster für den Bankenmarkt Deutschland bezeichnen, was am 11. September hier passiert ist. <text:s/>Es war jedem in diesem Land, der sich mit der Materie befasst, bewusst, dass Andrea Orcel seit langer Zeit vorhat, die Commerzbank zu übernehmen. <text:s/>Damit war der Verkauf der 4,5-Prozent-Anteile des Bundes ein Kick-off für ihn, um an Anteile zu kommen. Er hat sich als gewiefter Investmentbanker vorbereitet, indem er sich über sogenannte Total Return Swaps und andere Derivate bereits weitere Anteile gesichert hat, sodass er nunmehr an einem Punkt steht, wo er tatsächlich mitbestimmen kann, wie es weitergeht, wenn wir uns nicht – und zwar alle – mit aller Kraft dagegenstemmen, dass diese für Deutschland, für den rein deutschen Markt letzte systemrelevante Bank nach Italien verschwindet. <text:s/>Vor diesem Hintergrund, meine Damen und Herren, kann ich nur sagen: Ein gewiefter Investmentbanker, der genau das tut, was seine Aufgabe ist – das zu tun, was seine Eigentümer erwarten: den Gewinn zu maximieren –, ist auf eine vollkommen dilettantische Bundesregierung getroffen, die keine Ahnung hat, was sie tut, die offenkundig in dem gesamten Verfahren die Falschen beauftragt hat – denn auch Goldman Sachs, die mitbeauftragt worden waren, mussten sofort aufgrund von Konflikten zurückziehen – und die vor allen Dingen offenbar keinerlei Bedingungen formuliert hat, damit das wahr wird, was sie wollte, nämlich diesen Besitz möglichst breit aufzuteilen. Diese Chance hat Orcel genutzt – das kann man ihm nicht verdenken – und sich dieses Paket genommen, das wir auf diese Art und Weise verloren haben – anders können wir es nicht sagen –, ohne wenigstens einen sogenannten Paketaufschlag für dieses Aktienpaket zu bekommen. Damit hat die Bundesregierung nicht nur der Bank höchsten Schaden zugefügt, dem Bankenplatz Deutschland höchsten Schaden zugefügt, sondern auch auf mindestens 100 Millionen Euro beim Erlös verzichtet. So geht man mit unseren Geldern um! <text:s/>Eigentlich hätte Bundeskanzler Scholz seinen Flug von New York nach Rom umbuchen müssen. Es muss ein Gespräch stattfinden. Sie müssen mit vereinten Kräften nicht nur sagen: Das ist eine unschöne Sache und nicht angemessen. – Es ist auch keine Stilfrage. Hier geht es um Business; hier geht es um Profis. Denen müssen Sie endlich einmal Profis entgegenhalten. <text:s/>Frau Kollegin, kommen Sie zum Schluss, bitte. <text:s/>Deswegen fordere ich Sie auf: Kommen Sie ins Machen, und schützen Sie den Bankenplatz, halten Sie die Commerzbank bei uns in Deutschland! <text:s/>Vielen Dank. – Nächster Redner ist der Kollege Dr. Thorsten Rudolph,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00</text:p>
          </table:table-cell>
          <table:table-cell table:style-name="ce2" office:value-type="string" calcext:value-type="string">
            <text:p>27.04.2023</text:p>
          </table:table-cell>
          <table:table-cell table:style-name="ce2" office:value-type="string" calcext:value-type="string">
            <text:p>ID2010005800</text:p>
          </table:table-cell>
          <table:table-cell table:style-name="ce2" office:value-type="string" calcext:value-type="string">
            <text:p>Michael Gerdes (SPD)</text:p>
          </table:table-cell>
          <table:table-cell table:style-name="ce2" office:value-type="string" calcext:value-type="string">
            <text:p>Frau Präsidentin! Sehr geehrter Herr Minister! Liebe Kolleginnen und Kollegen! Meine Damen und Herren! Sie wissen, dass ein Gesetzentwurf zur Weiterentwicklung der betrieblichen Mitbestimmung auf dem Weg ist und uns der entsprechende Referentenentwurf voraussichtlich noch vor der Sommerpause erreichen wird. <text:s/>Deshalb freue ich mich jetzt schon auf die qualifizierten Diskussionen, die wir dann über den konkreten Gesetzesvorschlag führen werden. <text:s/>Liebe Linken, Ihr Potpourri an Forderungen, die Sie uns hier jetzt in drei Anträgen vorgelegt haben, ist mir leider noch zu wenig. Trotzdem herzlichen Dank für das Aufsetzen und die Möglichkeit, heute hier wieder für Mitbestimmung reden zu dürfen! <text:s/>Die Weiterentwicklung der Mitbestimmung ist ein ganz wichtiger Pfeiler der notwendigen Transformation, die Sie auch in einem Ihrer Anträge benannt haben. Wir müssen vieles, auch Unbequemes, tun, um den Klimawandel aufzuhalten. Ohne Transformation wird das nicht gelingen. Ich denke, da sind wir uns einig. <text:s/>Transformation kann aber nur dann funktionieren, wenn wir die Menschen mitnehmen, <text:s/>wenn nicht nur technischer Fortschritt gilt, sondern auch die Berücksichtigung von gesellschaftlichen und sozialen Dimensionen. Deshalb ist es wesentlich, möglichst früh viele Erkenntnisse aus unterschiedlichen Blickwinkeln einzubeziehen. Daher spielen Betriebsräte bei Innovationsprozessen eine große Rolle, und sie sind erfolgreich. <text:s/>Zahlreiche Untersuchungen belegen das. Ich verweise auf eine Studie der Universität Duisburg-Essen, des Wissenschaftszentrums Berlin und der Hans-Böckler-Stiftung. Danach schneiden „ Unternehmen mit mehr Mitbestimmung bei wichtigen wirtschaftlichen Kennziffern … überdurchschnittlich ab: Ihre Gesamtkapitalrentabilität ist im Durchschnitt um rund 65 Prozent höher … Der operative Gewinn liegt … um knapp 11 Prozent höher, der Cashflow pro Aktie ist sogar mehr als dreimal so hoch wie in Firmen mit wenig Mitbestimmung.“ Das ist doch wohl schon ein wesentlicher Grund. <text:s/>Mitbestimmung sei aber nicht nur ein Garant für Standort- und Beschäftigungssicherheit, sondern darüber hinaus auch ein Faktor für wirtschaftliche Stabilität und Prosperität. Dafür lohnt es sich, die Mitbestimmung weiter auszubauen, vor allem im Bereich der Digitalisierung. Dafür haben wir vor zwei Jahren mit dem Betriebsrätemodernisierungsgesetz – besser gesagt: mit dem Betriebsrätestärkungsgesetz – eine Grundlage geschaffen, damit sich Betriebsräte untereinander genauso digital wie analog austauschen dürfen und auf diesem Weg auch Beschlüsse fassen können – eigentlich eine Selbstverständlichkeit in unserer heutigen Zeit; jedoch gilt sie nicht für alle Bereiche. Deshalb setze ich mich dafür ein, dass wir mit dem kommenden Gesetz zur Stärkung der Betriebsräte auch Betriebsversammlungen in hybrider Form ermöglichen. <text:s/>Damit erfüllen wir den Wunsch vieler Betriebsräte. <text:s/>Meine Damen und Herren, sehen Sie es mir nach, wenn ich jetzt einen Werbeblock als Berichterstatter für Sozialwahlen einstreue. <text:s/>Bitte nutzen Sie die Möglichkeit, am Modellversuch „Online-Wahlen bei den Krankenkassen“ im Rahmen der Sozialwahlen teilzunehmen, und bitte werben Sie darüber hinaus auch in Ihrem persönlichen Umfeld für dieses Angebot! <text:s/>Sie ahnen sicherlich, warum ich davon spreche. Im Koalitionsvertrag haben wir das Pilotprojekt „Online-Betriebsratswahlen“ vereinbart. Deshalb freue ich mich ganz besonders darauf; denn bei den digitalen Betriebsratswahlen werden wir auf den Erfahrungen der Sozialwahlen mitaufbauen können, und diese sind wirklich lohnend. Erfolgreiche Online-Wahlen sind ein großes Pfund für die gesamte Digitalisierung in unserem Land, und die haben wir nötig. <text:s/>Mehr Digitalisierung wird ebenso die Gewerkschaftsarbeit stärken; denn für die Gewerkschaften ist es wichtig, einen digitalen Zugang in die Betriebe zu haben und ihre derzeit analogen Rechte nochmals zu stärken. <text:s/>Mitbestimmung lohnt sich. Sie verlangt unsere ständige Aufmerksamkeit und ein permanentes Fortentwickeln und Mitgehen in dieser Zeit. Insofern bleiben wir dran. <text:s/>Ich wünsche Ihnen, ich wünsche uns Gewerkschaftern einen guten Tag der Arbeit. Ich denke, wir sehen uns. In diesem Sinne: Lassen Sie uns weitergehen! <text:s/>Herzlichen Dank. Glück auf! <text:s/>Für die Unionsfraktion hat das Wort die Kollegin Dr. Ottilie Klei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28</text:p>
          </table:table-cell>
          <table:table-cell table:style-name="ce2" office:value-type="string" calcext:value-type="string">
            <text:p>07.04.2022</text:p>
          </table:table-cell>
          <table:table-cell table:style-name="ce2" office:value-type="string" calcext:value-type="string">
            <text:p>ID202810000</text:p>
          </table:table-cell>
          <table:table-cell table:style-name="ce2" office:value-type="string" calcext:value-type="string">
            <text:p>Frank Schwabe (SPD)</text:p>
          </table:table-cell>
          <table:table-cell table:style-name="ce2" office:value-type="string" calcext:value-type="string">
            <text:p>Frau Präsidentin! Verehrte Damen und Herren! Ich will mich bei der Unionsfraktion dafür bedanken, dass Sie diesen Antrag vorgelegt haben, weil das nicht nur der Bundesregierung die Gelegenheit bietet, deutlich zu machen, was sie in Sachen Republik Moldau tut – es ist ein beeindruckendes Engagement, was, glaube ich, im ganzen Haus und auch europäisch geteilt wird –, sondern eben auch die Haltung des Bundestages zeigt, dass er der Republik Moldau in diesen schwierigen Zeiten besondere Beachtung schenkt. <text:s/>Wir haben in der Republik Moldau eine ganz erstaunliche Entwicklung gehabt, jedenfalls bis vor ein paar Wochen. Jetzt droht vieles in Gefahr zu geraten. Wir haben die Situation, dass wir mit Moldau in der Tat das ärmste Land Europas haben; so muss man das sehen, wenn man sich den Entwicklungsindex anguckt. Sie haben so viele Probleme, dass man vor ein paar Jahren hätte glauben können, das funktioniere alles gar nicht, das sei eine Art Failed State. Wir haben dann aber gesehen, dass es in diesem Land unter mutiger Führung derjenigen, die heute Präsidentin ist, möglich war, voranzugehen und eine Perspektive für dieses europäische Land zu entwickeln. All das gerät gerade durch eine russische Aggression in Gefahr, aber eben auch dadurch, dass sich viele Geflüchtete auf den Weg in die Republik Moldau machen oder schon da sind. <text:s/>Ich bin gerade erst aus der Ukraine wiedergekommen. Ich war im Westen der Ukraine, in Lwiw. Dort ist die Situation so, dass, wenn man da ist, man zunächst den Eindruck hat, da sei gar kein Krieg. Klar, man sieht Fahnen, man sieht auch Barrikaden. Aber im Grunde genommen geht das Leben dort seinen geregelten Weg. Die Menschen versuchen, sich in dieser schwierigen Situation einzurichten mit schon Hunderttausenden Geflüchteten aus dem Osten und dem Süden der Ukraine. Die Menschen versuchen, dort zu bleiben. Aber wenn sich der Krieg in der Tat in Richtung Odessa und in Richtung des Westens der Ukraine weiterentwickelt, dann reden wir über Millionen weitere Menschen, die sich auf die Flucht begeben werden und begeben müssen. Dann ist es erneut die Republik Moldau, die ganz im Fokus dieser Fluchtbewegung steht. <text:s/>Es ist beschrieben worden, welche Herausforderungen die Republik Moldau mit dem russisch besetzten Teil, Transnistrien, hat. Die Republik Moldau ist eigentlich in derselben Situation wie andere Staaten in der Region, wie Belarus und die Ukraine, die sich bisher gar nicht zwischen Russland, der Europäischen Union oder sonst was entscheiden wollten, sondern eigentlich für Werte stehen. Sie sind auf der Suche nach Demokratie, nach Freiheit, nach einer vernünftigen ökonomischen und sozialen Entwicklung, und bisher war es völlig egal, mit wem man dort in Partnerschaft ist. Das ändert sich gerade, weil klar geworden ist und klar wird, dass bei einer solchen Entwicklung Russland für sehr lange Zeit nicht der Partner sein kann. Deswegen ist es umso wichtiger, dass wir die Perspektive aufzeigen, dass wir deutlich machen: Die Republik Moldau ist Teil der europäischen Wertegemeinschaft. Damit braucht es neben der Anbindung an den Europarat eben auch eine Anbindung an die Europäische Union. <text:s/>Ich habe gerade schon gesagt: Das Land oder jedenfalls die Regierung hat eine erstaunliche Entwicklung durchgemacht. Viele von Ihnen haben die Ministerpräsidentin hier erlebt. Am Ende steht aber die Staatspräsidentin Maia Sandu für diese Entwicklung, eine so mutige und couragierte Frau, wie man sich das besser gar nicht vorstellen kann. Es ist wirklich eine politische Bilderbuchkarriere einer Frau, die aus der Zivilgesellschaft kommt und am Ende bereit war, politische Verantwortung zu übernehmen, und es wahrhaftig geschafft hat, eine deutliche Mehrheit der Menschen in diesem Land hinter sich zu versammeln. <text:s/>Deswegen ist es so wichtig, dass wir diese mutige Frau, diese mutigen Menschen in dem Land, die in so großer Gefahr sind, so umfassend unterstützen, wie es nur geht. <text:s/>Ich will es noch mal unterstreichen: Nach meinem Eindruck soll das nach dem heute vorliegenden Antrag getan werden. Es soll am Ende das unterstützt werden, was unter Federführung des Bundeskanzlers und der Außenministerin auf den Weg gebracht wurde. Ich will aber auch die Entwicklungsministerin nennen, weil wir in den letzten Jahren viele Projekte dort hatten und diese jetzt noch mal konzentrieren. Das ist eben die Unterstützungsplattform, und das war diese wirklich so überaus erfolgreiche Konferenz, die wir in den letzten Tagen hier in Berlin sehen konnten, an der Frankreich und Rumänien auch ihren Anteil hatten. <text:s/>Es ist schon gesagt worden: Der Anteil der Geflüchteten an der Gesamtbevölkerung beträgt zurzeit 4 Prozent, und das kann sich noch deutlich erhöhen. Das ist für dieses Land eine riesige Herausforderung. <text:s/>Es gibt auch Herausforderungen im Energiebereich. Ich war vor zehn Jahren zum ersten Mal in Chisinau und habe mich damals gefragt, warum dieses Land nicht viel mehr im Bereich der Solarenergie macht. Es ist eigentlich prädestiniert dafür. Aber es mangelte eben an klaren Strukturen, an den Bedingungen für Investitionen in dem Land. Deswegen sind Justizreformen und die Bekämpfung der Korruption so wichtig. Auch da unterstützen wir entsprechend aus Deutschland. Wir helfen bei der wirtschaftlichen und der finanziellen Entwicklung des Landes. Ich will es noch mal sagen: Es sind am Ende round about 40 Millionen Euro aus dem Entwicklungsetat, und es sind noch mal 50 Millionen, die in Form von Krediten geleistet werden. <text:s/>Die Republik Moldau ist nicht nur geografisch, sondern auch mit ihren klaren Entscheidungen in Richtung Demokratie Teil der europäischen Wertegemeinschaft. Deswegen ist es richtig, dass wir hier gemeinsam, die Bundesregierung, aber vor allen Dingen auch dieses Hohe Haus, die Republik Moldau in dieser schwierigen Zeit umfassend unterstützen. <text:s/>Vielen Dank.</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30</text:p>
          </table:table-cell>
          <table:table-cell table:style-name="ce2" office:value-type="string" calcext:value-type="string">
            <text:p>18.10.2023</text:p>
          </table:table-cell>
          <table:table-cell table:style-name="ce2" office:value-type="string" calcext:value-type="string">
            <text:p>ID2013012100</text:p>
          </table:table-cell>
          <table:table-cell table:style-name="ce2" office:value-type="string" calcext:value-type="string">
            <text:p>Lisa Paus, Bundesministerin für Familie, Senioren, Frauen und Jugend</text:p>
          </table:table-cell>
          <table:table-cell table:style-name="ce2" office:value-type="string" calcext:value-type="string">
            <text:p>Herr Präsident! Werte Kolleginnen und Kollegen Abgeordnete! Werte Zuschauende! Ich komme direkt aus einem Gespräch mit dem Kompetenznetz Antisemitismus, kurz: KOMPAS. Es besteht aus fünf erfahrenen Trägern der Antisemitismusprävention. Seit dem 7. Oktober, dem Terrorüberfall der Hamas auf Israel, können sie sich vor Anfragen nicht mehr retten. Schockierte Menschen rufen an: Jüdinnen und Juden suchen psychologische Betreuung, Lehrer/-innen Unterstützung, um aufgeregte Diskussionen in Klassenzimmern zu moderieren. Es ist schwer, sachliche Diskussionen zu führen, wenn die Bilder so furchtbar und so dramatisch sind und viele eine emotionale Beziehung zum Ort des Geschehens haben, und das haben viele Menschen in Deutschland. <text:s/>Ich weiß nicht, wie viele Abgeordnete hier im Deutschen Bundestag von der Erkenntnis politisiert wurden, dass Deutschland für die Shoah verantwortlich ist – die Shoah, die in Konsequenz zur Gründung des Staates Israel geführt hat. Ich bin eine dieser Abgeordneten. Deshalb ist für mich klar: Das Existenzrecht Israels ist durch nichts zu relativieren. <text:s/>Die Solidarität mit Israel, sie ist historische Verpflichtung, und sie ist Teil unserer Staatsräson. Deshalb ist es richtig, dass die Außenministerin Annalena Baerbock und Bundeskanzler Olaf Scholz unmittelbar, auch vor Ort, gezeigt haben, dass sie Israels Recht auf Selbstverteidigung unterstützen. <text:s/>Deshalb ist es auch richtig, dass es verboten ist, Symbole der Terrororganisation Hamas zu zeigen und ihre Untaten damit zu feiern. Das ist nach deutschem Recht eine Straftat, und das muss entsprechend durchgesetzt werden. <text:s/>Deswegen ist es insgesamt so wichtig, dass wir das klare Signal senden: Wir stehen auch an der Seite der Jüdinnen und Juden in Deutschland. Wir tun alles, was wir können, für ihre Sicherheit. Wir fühlen mit denjenigen, die Angehörige verloren haben. Die Bundesregierung wird auch alles Mögliche tun, damit verschleppte Angehörige wieder freikommen. <text:s/>Ich bin froh, dass wir exzellente Expertinnen und Experten für Antisemitismusprävention haben; denn die aktuelle Situation zeigt, wie wichtig das ist. Im Rahmen unseres Bundesprogramms „Demokratie leben!“ fördern wir seit 2020 KOMPAS, das Kompetenznetzwerk gegen Antisemitismus. Es stellt fachliche Beratung bereit, und es transferiert erfolgreiche Präventionsansätze in kommunale Strukturen; denn antisemitische und israelfeindliche Einstellungen nehmen in Deutschland zu. <text:s/>Und es gibt nicht nur den einen Antisemitismus. Es gibt Verschwörungsdenken mit kapitalismus- oder impfkritischer Ummäntelung, <text:s/>es gibt israelbezogenen Antisemitismus, es gibt tradierte Negativbilder von den Juden <text:s/>oder die Verleugnung der nationalsozialistischen Judenverfolgung. Tätliche Übergriffe auf Jüdinnen und Juden werden häufiger. Auch Fachkräfte der Jugend- und Bildungsarbeit sind in ihrer täglichen Arbeit zunehmend mit verschiedenen Formen von Antisemitismus konfrontiert. <text:s/>Häufig hört man gerade in diesen Tagen die These, der Anstieg des Antisemitismus sei importiert, <text:s/>die Folge von Zuwanderung aus größtenteils muslimischen Ländern, in denen Antisemitismus weit verbreitet sei. <text:s/>Der Sachverständigenrat für Integration und Migration kam im Jahr 2022 zu dem Schluss, dass insbesondere der israelbezogene Antisemitismus, ja, unter Menschen mit Migrationsgeschichte stärker verbreitet ist, und hier insbesondere bei türkischstämmigen und arabischstämmigen Menschen. <text:s/>Es ist allerdings ein Irrglaube, Antisemitismus gebe es nur in migrantischen Communitys. <text:s/>Die Mitte-Studien der Friedrich-Ebert-Stiftung zeigen deutlich, dass israelbezogener Antisemitismus in vielen gesellschaftlichen Gruppen weit verbreitet ist. <text:s/>Es ist wirklich schwer auszuhalten. <text:s/>– Ich sage ja nur: Es ist schwer auszuhalten. <text:s/>Jetzt diese Rufe aus Ihren Ecken. <text:s/>Wir wissen ja – wir mussten mehrmals Zeuge sein –, dass ein Herr Gauland die Geschichte einen „Vogelschiss“ genannt hat. <text:s/>Ich könnte jetzt zig weitere Beispiele nennen. Von daher wäre in diesen Zeiten etwas mehr Ruhe auf der rechten Seite hier in diesem Hause wirklich gut. <text:s/>Prävention gegen Antisemitismus ist wichtig. Deshalb gibt es das Programm „Demokratie leben!“. Im Rahmen des Programms „Demokratie leben!“ werden in allen 16 Bundesländern Landesdemokratiezentren gefördert, die die Beratung von Betroffenen rassistischer und antisemitischer Gewalt unterstützen. Es gibt 350 lokale Partnerschaften für Demokratie. <text:s/>Erstmals hat die Bundesregierung im November 2022 eine Nationale Strategie gegen Antisemitismus und für jüdisches Leben vorgelegt. Etwa ein Drittel unserer Modellprojekte adressieren Fragen des jüdisch-muslimischen Dialogs. Das Projekt „Sichtbar handeln!“ bietet Fachkräften in Jugend- und Bildungsarbeit ein Lern- und Diskursangebot zum Wirken gegen Antisemitismus und Israelfeindschaft. <text:s/>Dieses Programm stößt auf sehr großes Interesse. <text:s/>Die Bundeszentrale für politische Bildung vermittelt Medienkompetenz, um Verschwörungserzählungen zu entlarven und Gegenargumente zu trainieren. Bundesinnenministerin Nancy Faeser und der Vorsitzende der Holocaustgedenkstätte Yad Vashem haben gerade eine Kooperationserklärung zur Fortbildung der Bundespolizei und des Bundeskriminalamtes unterzeichnet. Im Rahmen des Bundesprogramms „Jugend erinnert“ fördert mein Haus Fahrten von Jugendgruppen an Stätten der NS-Massenvernichtung und den deutsch-israelischen Jugendaustausch. <text:s/>Werte Kolleginnen und Kollegen, aus Gesprächen mit Praktikerinnen und Praktikern weiß ich: Gerade durch empathische Gespräche mit biografischen Bezügen gelingt es häufig, Feindbilder aufzubrechen. Deswegen brauchen wir mehr von diesen Programmen und nicht weniger. <text:s/>Deshalb: Lassen Sie uns auch ganz praktische Schlüsse aus der Solidarität mit Israel und dem wachsenden Antisemitismus ziehen. Ein wichtiger weiterer Baustein wäre die Verabschiedung des Demokratiefördergesetzes in diesem Haus.</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1">
          <table:table-cell table:style-name="ce2" office:value-type="string" calcext:value-type="string">
            <text:p>103</text:p>
          </table:table-cell>
          <table:table-cell table:style-name="ce2" office:value-type="string" calcext:value-type="string">
            <text:p>11.05.2023</text:p>
          </table:table-cell>
          <table:table-cell table:style-name="ce2" office:value-type="string" calcext:value-type="string">
            <text:p>ID2010301500</text:p>
          </table:table-cell>
          <table:table-cell table:style-name="ce2" office:value-type="string" calcext:value-type="string">
            <text:p>Natalie Pawlik (SPD)</text:p>
          </table:table-cell>
          <table:table-cell table:style-name="ce2" office:value-type="string" calcext:value-type="string">
            <text:p>Sehr geehrte Frau Präsidentin! Liebe Kolleginnen und Kollegen! Die Bedeutung der Paulskirche als herausragender Ort in der deutschen <text:s/>Demokratiegeschichte ist unumstritten. Vor 175 Jahren tagte die Frankfurter Nationalversammlung dort das erste Mal. Die darauffolgenden Sitzungen waren von <text:s/>Erfolg gekrönt. Viele unserer heutigen Freiheits- und Eigentumsrechte haben wir der sogenannten Paulskirchenversammlung zu verdanken. Vor 175 Jahren wurde ein <text:s/>belastbares Fundament für unsere heutige Demokratie gelegt. Doch genauso wie sich Gesellschaften stetig verändern, muss sich auch unsere Demokratie stetig <text:s/>verändern. <text:s/>Meine Rede wäre vor 175 Jahren undenkbar gewesen; denn Frauen im Parlament konnten sich damals nur wenige vorstellen. Auch die Gefahren für unsere <text:s/>Demokratie sind heutzutage andere als vor 175 Jahren. Preußen bekämpfte die damalige Demokratiebewegung mit brutalster militärischer Gewalt. Heute sterben <text:s/>Demokratien nicht plötzlich, ihre Kraft und ihre Schutzmechanismen werden in vielen kleinen, manchmal unsichtbaren Schritten ausgehöhlt. Das bewusste Schüren <text:s/>von Ressentiments, Angst und Verunsicherung, verbale oder körperliche Angriffe auf Vertreterinnen und Vertreter demokratischer Parteien, die Einschränkung von <text:s/>Minderheitenrechten, Angriffe auf freie Medien und Journalisten, all das sind Wegbereiter der Zerstörung von Freiheit und Demokratie. <text:s/>In unserer digitalen Welt erleben wir neue Gefahren durch gezielte Desinformationskampagnen. In Sekundenschnelle werden falsche und irreführende <text:s/>Informationen im Netz verbreitet. Menschen kapseln sich in Blasen ab, bestätigen sich in gefühlten Wahrheiten und entwickeln geschlossene Weltbilder. Ganz <text:s/>aktuell erleben wir das extrem anhand der massiven russischen Desinformationskampagnen. Sie zielen darauf ab, unsere Gesellschaft zu spalten, unser <text:s/>demokratisches System ad absurdum zu führen und falsche Narrative zu verbreiten. Deshalb ist es richtig, dass wir mit dem Demokratiefördergesetz und unseren <text:s/>zahlreichen Programmen zur politischen Bildung die Wehrhaftigkeit unserer Demokratie gegen ihre Feinde stärken; denn Demokratie braucht eine Infrastruktur, und <text:s/>Demokratie darf auch Geld kosten, liebe Kolleginnen und Kollegen. <text:s/>Gleichzeitig lehrt uns die Geschichte aber auch, dass jede Demokratie überzeugte Demokratinnen und Demokraten braucht, die sich tagtäglich für sie <text:s/>einsetzen. <text:s/>Der Politikwissenschaftler Herfried Münkler aus meinem Wahlkreis, aus dem hessischen Friedberg schreibt: <text:s/>Die Demokratie der Zukunft wird eine andere sein als die Demokratie der Gegenwart. Bliebe sie dieselbe, so hätte die Demokratie keine Zukunft. <text:s/>Lassen Sie uns also gemeinsam in diesem Sinne heute und in Zukunft für eine starke, moderne und wehrhafte Demokratie eintreten. <text:s/>Herzlichen Dank für Ihre Aufmerksamkeit. <text:s/>Nächster Redner: der fraktionslose Abgeordnete Matthias Helferich.</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85</text:p>
          </table:table-cell>
          <table:table-cell table:style-name="ce2" office:value-type="string" calcext:value-type="string">
            <text:p>09.02.2023</text:p>
          </table:table-cell>
          <table:table-cell table:style-name="ce2" office:value-type="string" calcext:value-type="string">
            <text:p>ID208504700</text:p>
          </table:table-cell>
          <table:table-cell table:style-name="ce2" office:value-type="string" calcext:value-type="string">
            <text:p>Catarina dos Santos-Wintz (CDU/CSU)</text:p>
          </table:table-cell>
          <table:table-cell table:style-name="ce2" office:value-type="string" calcext:value-type="string">
            <text:p>Sehr geehrte Frau Präsidentin! Liebe Kolleginnen und Kollegen! Lieber Herr Kollege Limbacher! Oliver Kahn hat 2020 gesagt – ich zitiere –: „Der <text:s/>Einzige, der das kann, bin ich.“ Aber trotzdem ist er Vorstandsvorsitzender der AG und nicht des Vereins; nur dieser Hinweis an der Stelle, um vielleicht ein <text:s/>bisschen Schwung in die Debatte zu bringen. <text:s/>Ich freue mich. Ich freue mich darüber, dass die Ampelkoalition auf unsere Initiative hin den vom Bundesrat eingebrachten Entwurf unterstützt und <text:s/>durch einen Änderungsantrag ergänzt. Ich hätte mich aber auch gefreut, wenn die selbsterklärte Fortschrittskoalition noch einen Schritt weiter gegangen wäre und <text:s/>ebenfalls unseren Antrag unterstützt hätte. <text:s/>Während also die Koalitionsfraktionen vorsehen, dass die Mitgliederversammlung einmal in physischer Präsenz die Ermöglichung einer digitalen <text:s/>Mitgliederversammlung beschließen muss, wären wir gerne noch weiter gegangen. Zu einer digitalen Mitgliederversammlung hätte einfach und unkompliziert <text:s/>einberufen werden können. Jetzt wird der Deutsche Bundestag mit der Mehrheit der Ampel wohl eine unnötig bürokratische Regelung einführen. Das wäre auch anders <text:s/>gegangen und klingt eher nach Vorschrifts- und nicht nach Fortschrittskoalition. Mit uns wäre das möglich gewesen. <text:s/>Vereine können aber trotzdem durch dieses Gesetz bares Geld sparen. Das ist insbesondere für kleine Vereine, die in hohem Maße durch Notarkosten <text:s/>belastet werden, eine enorme Erleichterung. <text:s/>An dieser Stelle ist es auch mir wichtig, zu betonen, wie wichtig das Vereinsleben für den gesellschaftlichen Zusammenhalt in Deutschland ist. Ich <text:s/>spüre das auch gerade sehr in meinem Wahlkreis – nicht nur, aber vor allem in der laufenden Karnevalssession. Und dafür braucht es keine Orden. Uns allen <text:s/>sollten die Erleichterung und Wertschätzung ihrer Arbeit eine Herzensangelegenheit sein. <text:s/>Mit der Einführung der digitalen Mitgliederversammlung können wir Vereinen helfen, flexibler zu sein. Sie werden leichter auf die verschiedenen <text:s/>Lebenssituationen ihrer Mitglieder eingehen können – Erleichterungen, an die wir uns in der Coronapandemie zum Teil gewöhnt haben. <text:s/>Verstehen Sie mich nicht falsch: Gerade der persönliche Austausch ist das Herzstück vieler Vereine. Trotzdem können digitale Treffen, zumal wenn es um <text:s/>Formalia geht, endlich auch den Mitgliedern eine Teilnahme am Vereinsleben ermöglichen, die in der Vergangenheit einfach ausgeschlossen waren, weil sie zum <text:s/>Beispiel einen Angehörigen pflegen und an ihr Zuhause gebunden sind, weil sie in anderen Städten studieren oder weil sie sonst beruflich einfach viel unterwegs <text:s/>sind. Sie müssen ihre Teilnahme am Vereinsleben in Zukunft nicht mehr aufgeben. Diese Flexibilisierung hat auch etwas mit Teilhabe und Gerechtigkeit zu tun und <text:s/>ist deswegen einfach zeitgemäß. <text:s/>Erlauben Sie mir aber, noch einen weiteren Punkt anzusprechen. Ich bin ehrlicherweise erschrocken, dass die Ampelregierung wieder ein Gesetz <text:s/>verabschieden will, das das Thema Cybersicherheit in keinster Weise auch nur erwähnt. Ich wiederhole daher meinen Vorwurf aus meiner Rede aus dem letzten Jahr – <text:s/>dort ging es nicht um digitale Mitgliederversammlungen, sondern um digitale Hauptversammlungen –, dass hier einfach ein grundlegendes Verständnis dafür fehlt, <text:s/>dass wir einen ganzheitlichen Ansatz brauchen, der auch in diesen Zeiten die Cybersicherheit als Grundvoraussetzung für digitales Vertrauen einbezieht. Gerade <text:s/>hier hätte die Möglichkeit bestanden, eine große Masse von Menschen für dieses Thema zu sensibilisieren. Dieses Desinteresse, gerade in der heutigen Zeit, kann <text:s/>ich nicht nachvollziehen. <text:s/>Lassen Sie mich also in zwei kurzen Punkten zusammenfassen. Wir haben in unserem Änderungsantrag erstens die Sicherheitsanforderungen mitbedacht und <text:s/>fordern zweitens eine unbürokratische Umsetzung der digitalen Mitgliederversammlung im Sinne der Vereine. Ich fordere Sie daher auf und lade Sie dazu ein, <text:s/>unserem Änderungsantrag zuzustimmen. <text:s/>Herzlichen Dank. <text:s/>Jetzt erhält das Wort Ariane Fäscher für die SPD-Fraktion.</text:p>
          </table:table-cell>
          <table:table-cell table:style-name="ce2" office:value-type="string" calcext:value-type="string">
            <text:p>-</text:p>
          </table:table-cell>
          <table:table-cell table:number-columns-repeated="1018"/>
        </table:table-row>
        <table:table-row table:style-name="ro1">
          <table:table-cell table:style-name="ce2" office:value-type="string" calcext:value-type="string">
            <text:p>117</text:p>
          </table:table-cell>
          <table:table-cell table:style-name="ce2" office:value-type="string" calcext:value-type="string">
            <text:p>05.09.2023</text:p>
          </table:table-cell>
          <table:table-cell table:style-name="ce2" office:value-type="string" calcext:value-type="string">
            <text:p>ID2011705100</text:p>
          </table:table-cell>
          <table:table-cell table:style-name="ce2" office:value-type="string" calcext:value-type="string">
            <text:p>Marc Bernhard (AfD)</text:p>
          </table:table-cell>
          <table:table-cell table:style-name="ce2" office:value-type="string" calcext:value-type="string">
            <text:p>Frau Präsidentin! Meine Damen und Herren! In Deutschland fehlen 2 Millionen bezahlbare Wohnungen, und zwar schon seit Jahren. Die Ampel hat versprochen, das zu ändern. Aber wie sieht denn ihre Bilanz nach zwei Jahren aus? Der Wohnungsbau steht am Kipppunkt: zu hohe Mieten, zu wenig Neubau. Die Zuwanderung ist so hoch wie nie, allein letztes Jahr netto 1,5 Millionen Menschen. Der Wohnungsbau ist im freien Fall: Insolvenzen, Arbeitsplatzverlust. Von den von Ihnen versprochenen 100 000 Sozialwohnungen sind gerade einmal 22 000 gebaut. Ihre Grundsteuerreform treibt die Mieten weiter nach oben, die Energiekosten explodieren, die Kaltmiete im Neubau liegt bei 20 Euro pro Quadratmeter. Deutschland baut zu teuer, zu aufwendig und mit viel zu hohen Standards. Und dieses Ergebnis ist für niemanden eine Überraschung, sondern die logische Konsequenz Ihrer Politik. <text:s/>Ihre Klimahysterie hat zu einem Dämmwahn geführt, der bereits weit über 500 Milliarden Euro gekostet hat, ohne dass es irgendeine nennenswerte CO2-Einsparung bewirkt hätte. Durch Ihre CO2-Steuer und Ihre irrsinnige Energiewende treiben Sie die Nebenkosten für das Wohnen in immer astronomischere Höhen. Ihr Heizkostengesetz kostet die Menschen nach Berechnungen der FDP, Ihres eigenen Koalitionspartners, 2 500 Milliarden Euro, also 30 000 Euro pro Kopf der Bevölkerung. Und für diese wahnsinnige Summe wird der CO2-Ausstoß in Deutschland in den nächsten sechs Jahren gerade einmal um ein einziges lächerliches Prozent reduziert. Zum Vergleich: Was Sie mit dieser sozialen Atombombe Ihres Heizungshammers in sechs Jahren an CO2 einsparen wollen, bläst China in gerade einmal 32 Stunden in die Luft. Was für ein Wahnsinn! <text:s/>Durch Ihre unkontrollierte Zuwanderungspolitik erhöhen Sie den Bedarf und damit den Druck am Wohnungsmarkt immer weiter. Deutschland hat eine Nettozuwanderung von 500 000 Menschen pro Jahr. Das bedeutet: Jedes Jahr muss allein dafür eine Großstadt wie Dresden, Hannover oder Nürnberg zusätzlich neu gebaut werden. <text:s/>Deshalb stellt das Leibniz-Institut ja auch fest, dass in Deutschland rein rechnerisch der gesamte Neubau allein für die Zuwanderung benötigt wird. <text:s/>Es ist eine absolute Katastrophe, dass sich in Ihrem Haushaltsentwurf kein einziger Punkt finden lässt, der diese drängenden Probleme auch nur im Ansatz angeht. Mit der AfD an der Regierung wird es anders. Wir senken die Energiesteuern, schaffen die CO2-Steuer ab, setzen auf einen vernünftigen Energiemix aus Kohle und Kernkraft und streichen Ihre unsinnigen Klimavorschriften. <text:s/>Eine AfD-Regierung steuert die Zuwanderung, schützt unsere Grenzen und sorgt dafür, dass Recht und Gesetz wieder gelten, indem mehrfach gerichtlich festgestellte Ausreisepflichtige unser Land auch tatsächlich verlassen müssen. <text:s/>Mit der Abschaffung der Grundsteuer und der radikalen Senkung der Grunderwerbsteuer machen wir Deutschland von einem Land der Mieter zu einem Land der Eigentümer. <text:s/>Kurz: Mit der AfD wird Wohnen wieder bezahlbar, und zwar für jedermann, egal ob für Mieter oder für Häuslebauer. <text:s/>Der nächste Redner ist Torsten Herbst für die FDP-Fraktion.</text:p>
          </table:table-cell>
          <table:table-cell table:style-name="ce2" office:value-type="string" calcext:value-type="string">
            <text:p>-</text:p>
          </table:table-cell>
          <table:table-cell table:style-name="ce2" office:value-type="string" calcext:value-type="string">
            <text:p>x</text:p>
          </table:table-cell>
          <table:table-cell table:number-columns-repeated="1017"/>
        </table:table-row>
        <table:table-row table:style-name="ro2" table:number-rows-repeated="10483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utput_5f_200_5f_2" style:display-name="PageStyle_output_200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7" meta:object-count="0"/>
    <meta:generator>LibreOfficeDev/6.0.5.2$Linux_X86_64 LibreOffice_project/</meta:generator>
  </office:meta>
</office:document-meta>
</file>